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9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DT</text:p>
          </table:table-cell>
          <table:table-cell office:value-type="string" calcext:value-type="string">
            <text:p>LTT</text:p>
          </table:table-cell>
          <table:table-cell office:value-type="string" calcext:value-type="string">
            <text:p>proton_D</text:p>
          </table:table-cell>
          <table:table-cell office:value-type="string" calcext:value-type="string">
            <text:p>proton_T</text:p>
          </table:table-cell>
          <table:table-cell office:value-type="string" calcext:value-type="string">
            <text:p>deuteron_D</text:p>
          </table:table-cell>
          <table:table-cell office:value-type="string" calcext:value-type="string">
            <text:p>deuteron_T</text:p>
          </table:table-cell>
          <table:table-cell office:value-type="string" calcext:value-type="string">
            <text:p>triton_D</text:p>
          </table:table-cell>
          <table:table-cell office:value-type="string" calcext:value-type="string">
            <text:p>triton_T</text:p>
          </table:table-cell>
          <table:table-cell office:value-type="string" calcext:value-type="string">
            <text:p>H4_D</text:p>
          </table:table-cell>
          <table:table-cell office:value-type="string" calcext:value-type="string">
            <text:p>H4_T</text:p>
          </table:table-cell>
          <table:table-cell office:value-type="string" calcext:value-type="string">
            <text:p>He3_D</text:p>
          </table:table-cell>
          <table:table-cell office:value-type="string" calcext:value-type="string">
            <text:p>He3_T</text:p>
          </table:table-cell>
          <table:table-cell office:value-type="string" calcext:value-type="string">
            <text:p>alpha_D</text:p>
          </table:table-cell>
          <table:table-cell office:value-type="string" calcext:value-type="string">
            <text:p>alpha_T</text:p>
          </table:table-cell>
          <table:table-cell office:value-type="string" calcext:value-type="string">
            <text:p>He6_D</text:p>
          </table:table-cell>
          <table:table-cell office:value-type="string" calcext:value-type="string">
            <text:p>He6_T</text:p>
          </table:table-cell>
          <table:table-cell office:value-type="string" calcext:value-type="string">
            <text:p>He8_D</text:p>
          </table:table-cell>
          <table:table-cell office:value-type="string" calcext:value-type="string">
            <text:p>He8_T</text:p>
          </table:table-cell>
          <table:table-cell office:value-type="string" calcext:value-type="string">
            <text:p>Li4_D</text:p>
          </table:table-cell>
          <table:table-cell office:value-type="string" calcext:value-type="string">
            <text:p>Li4_T</text:p>
          </table:table-cell>
          <table:table-cell office:value-type="string" calcext:value-type="string">
            <text:p>Li6_D</text:p>
          </table:table-cell>
          <table:table-cell office:value-type="string" calcext:value-type="string">
            <text:p>Li6_T</text:p>
          </table:table-cell>
          <table:table-cell office:value-type="string" calcext:value-type="string">
            <text:p>Li7_D</text:p>
          </table:table-cell>
          <table:table-cell office:value-type="string" calcext:value-type="string">
            <text:p>Li7_T</text:p>
          </table:table-cell>
          <table:table-cell office:value-type="string" calcext:value-type="string">
            <text:p>Li8_D</text:p>
          </table:table-cell>
          <table:table-cell office:value-type="string" calcext:value-type="string">
            <text:p>Li8_T</text:p>
          </table:table-cell>
          <table:table-cell office:value-type="string" calcext:value-type="string">
            <text:p>Li9_D</text:p>
          </table:table-cell>
          <table:table-cell office:value-type="string" calcext:value-type="string">
            <text:p>Li9_T</text:p>
          </table:table-cell>
          <table:table-cell office:value-type="string" calcext:value-type="string">
            <text:p>Be6_D</text:p>
          </table:table-cell>
          <table:table-cell office:value-type="string" calcext:value-type="string">
            <text:p>Be6_T</text:p>
          </table:table-cell>
          <table:table-cell office:value-type="string" calcext:value-type="string">
            <text:p>Be7_D</text:p>
          </table:table-cell>
          <table:table-cell office:value-type="string" calcext:value-type="string">
            <text:p>Be7_T</text:p>
          </table:table-cell>
          <table:table-cell office:value-type="string" calcext:value-type="string">
            <text:p>Be8_D</text:p>
          </table:table-cell>
          <table:table-cell office:value-type="string" calcext:value-type="string">
            <text:p>Be8_T</text:p>
          </table:table-cell>
          <table:table-cell office:value-type="string" calcext:value-type="string">
            <text:p>Be9_D</text:p>
          </table:table-cell>
          <table:table-cell office:value-type="string" calcext:value-type="string">
            <text:p>Be9_T</text:p>
          </table:table-cell>
          <table:table-cell office:value-type="string" calcext:value-type="string">
            <text:p>Be10_D</text:p>
          </table:table-cell>
          <table:table-cell office:value-type="string" calcext:value-type="string">
            <text:p>Be10_T</text:p>
          </table:table-cell>
          <table:table-cell office:value-type="string" calcext:value-type="string">
            <text:p>Be11_D</text:p>
          </table:table-cell>
          <table:table-cell office:value-type="string" calcext:value-type="string">
            <text:p>Be11_T</text:p>
          </table:table-cell>
          <table:table-cell office:value-type="string" calcext:value-type="string">
            <text:p>B8_D</text:p>
          </table:table-cell>
          <table:table-cell office:value-type="string" calcext:value-type="string">
            <text:p>B8_T</text:p>
          </table:table-cell>
          <table:table-cell office:value-type="string" calcext:value-type="string">
            <text:p>B9_D</text:p>
          </table:table-cell>
          <table:table-cell office:value-type="string" calcext:value-type="string">
            <text:p>B9_T</text:p>
          </table:table-cell>
          <table:table-cell office:value-type="string" calcext:value-type="string">
            <text:p>B10_D</text:p>
          </table:table-cell>
          <table:table-cell office:value-type="string" calcext:value-type="string">
            <text:p>B10_T</text:p>
          </table:table-cell>
          <table:table-cell office:value-type="string" calcext:value-type="string">
            <text:p>B11_D</text:p>
          </table:table-cell>
          <table:table-cell office:value-type="string" calcext:value-type="string">
            <text:p>B11_T</text:p>
          </table:table-cell>
          <table:table-cell office:value-type="string" calcext:value-type="string">
            <text:p>B12_D</text:p>
          </table:table-cell>
          <table:table-cell office:value-type="string" calcext:value-type="string">
            <text:p>B12_T</text:p>
          </table:table-cell>
          <table:table-cell office:value-type="string" calcext:value-type="string">
            <text:p>B13_D</text:p>
          </table:table-cell>
          <table:table-cell office:value-type="string" calcext:value-type="string">
            <text:p>B13_T</text:p>
          </table:table-cell>
          <table:table-cell office:value-type="string" calcext:value-type="string">
            <text:p>C9_D</text:p>
          </table:table-cell>
          <table:table-cell office:value-type="string" calcext:value-type="string">
            <text:p>C9_T</text:p>
          </table:table-cell>
          <table:table-cell office:value-type="string" calcext:value-type="string">
            <text:p>C10_D</text:p>
          </table:table-cell>
          <table:table-cell office:value-type="string" calcext:value-type="string">
            <text:p>C10_T</text:p>
          </table:table-cell>
          <table:table-cell office:value-type="string" calcext:value-type="string">
            <text:p>C11_D</text:p>
          </table:table-cell>
          <table:table-cell office:value-type="string" calcext:value-type="string">
            <text:p>C11_T</text:p>
          </table:table-cell>
          <table:table-cell office:value-type="string" calcext:value-type="string">
            <text:p>C12_D</text:p>
          </table:table-cell>
          <table:table-cell office:value-type="string" calcext:value-type="string">
            <text:p>C12_T</text:p>
          </table:table-cell>
          <table:table-cell office:value-type="string" calcext:value-type="string">
            <text:p>C13_D</text:p>
          </table:table-cell>
          <table:table-cell office:value-type="string" calcext:value-type="string">
            <text:p>C13_T</text:p>
          </table:table-cell>
          <table:table-cell office:value-type="string" calcext:value-type="string">
            <text:p>C14_D</text:p>
          </table:table-cell>
          <table:table-cell office:value-type="string" calcext:value-type="string">
            <text:p>C14_T</text:p>
          </table:table-cell>
          <table:table-cell office:value-type="string" calcext:value-type="string">
            <text:p>C15_D</text:p>
          </table:table-cell>
          <table:table-cell office:value-type="string" calcext:value-type="string">
            <text:p>C15_T</text:p>
          </table:table-cell>
          <table:table-cell office:value-type="string" calcext:value-type="string">
            <text:p>N12_D</text:p>
          </table:table-cell>
          <table:table-cell office:value-type="string" calcext:value-type="string">
            <text:p>N12_T</text:p>
          </table:table-cell>
          <table:table-cell office:value-type="string" calcext:value-type="string">
            <text:p>N13_D</text:p>
          </table:table-cell>
          <table:table-cell office:value-type="string" calcext:value-type="string">
            <text:p>N13_T</text:p>
          </table:table-cell>
          <table:table-cell office:value-type="string" calcext:value-type="string">
            <text:p>N14_D</text:p>
          </table:table-cell>
          <table:table-cell office:value-type="string" calcext:value-type="string">
            <text:p>N14_T</text:p>
          </table:table-cell>
          <table:table-cell office:value-type="string" calcext:value-type="string">
            <text:p>N15_D</text:p>
          </table:table-cell>
          <table:table-cell office:value-type="string" calcext:value-type="string">
            <text:p>N15_T</text:p>
          </table:table-cell>
          <table:table-cell office:value-type="string" calcext:value-type="string">
            <text:p>N16_D</text:p>
          </table:table-cell>
          <table:table-cell office:value-type="string" calcext:value-type="string">
            <text:p>N16_T</text:p>
          </table:table-cell>
          <table:table-cell office:value-type="string" calcext:value-type="string">
            <text:p>N17_D</text:p>
          </table:table-cell>
          <table:table-cell office:value-type="string" calcext:value-type="string">
            <text:p>N17_T</text:p>
          </table:table-cell>
          <table:table-cell office:value-type="string" calcext:value-type="string">
            <text:p>O14_D</text:p>
          </table:table-cell>
          <table:table-cell office:value-type="string" calcext:value-type="string">
            <text:p>O14_T</text:p>
          </table:table-cell>
          <table:table-cell office:value-type="string" calcext:value-type="string">
            <text:p>O15_D</text:p>
          </table:table-cell>
          <table:table-cell office:value-type="string" calcext:value-type="string">
            <text:p>O15_T</text:p>
          </table:table-cell>
          <table:table-cell office:value-type="string" calcext:value-type="string">
            <text:p>O16_D</text:p>
          </table:table-cell>
          <table:table-cell office:value-type="string" calcext:value-type="string">
            <text:p>O16_T</text:p>
          </table:table-cell>
          <table:table-cell office:value-type="string" calcext:value-type="string">
            <text:p>O16_1_D</text:p>
          </table:table-cell>
          <table:table-cell office:value-type="string" calcext:value-type="string">
            <text:p>O16_1_T</text:p>
          </table:table-cell>
          <table:table-cell office:value-type="string" calcext:value-type="string">
            <text:p>O17_D</text:p>
          </table:table-cell>
          <table:table-cell office:value-type="string" calcext:value-type="string">
            <text:p>O17_T</text:p>
          </table:table-cell>
          <table:table-cell office:value-type="string" calcext:value-type="string">
            <text:p>O18_D</text:p>
          </table:table-cell>
          <table:table-cell office:value-type="string" calcext:value-type="string">
            <text:p>O18_T</text:p>
          </table:table-cell>
          <table:table-cell office:value-type="string" calcext:value-type="string">
            <text:p>O19_D</text:p>
          </table:table-cell>
          <table:table-cell office:value-type="string" calcext:value-type="string">
            <text:p>O19_T</text:p>
          </table:table-cell>
          <table:table-cell office:value-type="string" calcext:value-type="string">
            <text:p>O21_D</text:p>
          </table:table-cell>
          <table:table-cell office:value-type="string" calcext:value-type="string">
            <text:p>O21_T</text:p>
          </table:table-cell>
          <table:table-cell office:value-type="string" calcext:value-type="string">
            <text:p>F16_D</text:p>
          </table:table-cell>
          <table:table-cell office:value-type="string" calcext:value-type="string">
            <text:p>F16_T</text:p>
          </table:table-cell>
          <table:table-cell office:value-type="string" calcext:value-type="string">
            <text:p>F17_D</text:p>
          </table:table-cell>
          <table:table-cell office:value-type="string" calcext:value-type="string">
            <text:p>F17_T</text:p>
          </table:table-cell>
          <table:table-cell office:value-type="string" calcext:value-type="string">
            <text:p>F18_D</text:p>
          </table:table-cell>
          <table:table-cell office:value-type="string" calcext:value-type="string">
            <text:p>F18_T</text:p>
          </table:table-cell>
          <table:table-cell office:value-type="string" calcext:value-type="string">
            <text:p>F19_D</text:p>
          </table:table-cell>
          <table:table-cell office:value-type="string" calcext:value-type="string">
            <text:p>F19_T</text:p>
          </table:table-cell>
          <table:table-cell office:value-type="string" calcext:value-type="string">
            <text:p>F20_D</text:p>
          </table:table-cell>
          <table:table-cell office:value-type="string" calcext:value-type="string">
            <text:p>F20_T</text:p>
          </table:table-cell>
          <table:table-cell office:value-type="string" calcext:value-type="string">
            <text:p>F21_D</text:p>
          </table:table-cell>
          <table:table-cell office:value-type="string" calcext:value-type="string">
            <text:p>F21_T</text:p>
          </table:table-cell>
          <table:table-cell office:value-type="string" calcext:value-type="string">
            <text:p>F22_D</text:p>
          </table:table-cell>
          <table:table-cell office:value-type="string" calcext:value-type="string">
            <text:p>F22_T</text:p>
          </table:table-cell>
          <table:table-cell office:value-type="string" calcext:value-type="string">
            <text:p>F23_D</text:p>
          </table:table-cell>
          <table:table-cell office:value-type="string" calcext:value-type="string">
            <text:p>F23_T</text:p>
          </table:table-cell>
          <table:table-cell office:value-type="string" calcext:value-type="string">
            <text:p>Ne18_D</text:p>
          </table:table-cell>
          <table:table-cell office:value-type="string" calcext:value-type="string">
            <text:p>Ne18_T</text:p>
          </table:table-cell>
          <table:table-cell office:value-type="string" calcext:value-type="string">
            <text:p>Ne19_D</text:p>
          </table:table-cell>
          <table:table-cell office:value-type="string" calcext:value-type="string">
            <text:p>Ne19_T</text:p>
          </table:table-cell>
          <table:table-cell office:value-type="string" calcext:value-type="string">
            <text:p>Ne20_D</text:p>
          </table:table-cell>
          <table:table-cell office:value-type="string" calcext:value-type="string">
            <text:p>Ne20_T</text:p>
          </table:table-cell>
          <table:table-cell office:value-type="string" calcext:value-type="string">
            <text:p>Ne21_D</text:p>
          </table:table-cell>
          <table:table-cell office:value-type="string" calcext:value-type="string">
            <text:p>Ne21_T</text:p>
          </table:table-cell>
          <table:table-cell office:value-type="string" calcext:value-type="string">
            <text:p>Ne22_D</text:p>
          </table:table-cell>
          <table:table-cell office:value-type="string" calcext:value-type="string">
            <text:p>Ne22_T</text:p>
          </table:table-cell>
          <table:table-cell office:value-type="string" calcext:value-type="string">
            <text:p>Ne23_D</text:p>
          </table:table-cell>
          <table:table-cell office:value-type="string" calcext:value-type="string">
            <text:p>Ne23_T</text:p>
          </table:table-cell>
          <table:table-cell office:value-type="string" calcext:value-type="string">
            <text:p>Na20_D</text:p>
          </table:table-cell>
          <table:table-cell office:value-type="string" calcext:value-type="string">
            <text:p>Na20_T</text:p>
          </table:table-cell>
          <table:table-cell office:value-type="string" calcext:value-type="string">
            <text:p>Na21_D</text:p>
          </table:table-cell>
          <table:table-cell office:value-type="string" calcext:value-type="string">
            <text:p>Na21_T</text:p>
          </table:table-cell>
          <table:table-cell office:value-type="string" calcext:value-type="string">
            <text:p>Na22_D</text:p>
          </table:table-cell>
          <table:table-cell office:value-type="string" calcext:value-type="string">
            <text:p>Na22_T</text:p>
          </table:table-cell>
          <table:table-cell office:value-type="string" calcext:value-type="string">
            <text:p>Na23_D</text:p>
          </table:table-cell>
          <table:table-cell office:value-type="string" calcext:value-type="string">
            <text:p>Na23_T</text:p>
          </table:table-cell>
          <table:table-cell office:value-type="string" calcext:value-type="string">
            <text:p>Na24_D</text:p>
          </table:table-cell>
          <table:table-cell office:value-type="string" calcext:value-type="string">
            <text:p>Na24_T</text:p>
          </table:table-cell>
          <table:table-cell office:value-type="string" calcext:value-type="string">
            <text:p>Na25_D</text:p>
          </table:table-cell>
          <table:table-cell office:value-type="string" calcext:value-type="string">
            <text:p>Na25_T</text:p>
          </table:table-cell>
          <table:table-cell office:value-type="string" calcext:value-type="string">
            <text:p>Na26_D</text:p>
          </table:table-cell>
          <table:table-cell office:value-type="string" calcext:value-type="string">
            <text:p>Na26_T</text:p>
          </table:table-cell>
          <table:table-cell office:value-type="string" calcext:value-type="string">
            <text:p>Mg23_D</text:p>
          </table:table-cell>
          <table:table-cell office:value-type="string" calcext:value-type="string">
            <text:p>Mg23_T</text:p>
          </table:table-cell>
          <table:table-cell office:value-type="string" calcext:value-type="string">
            <text:p>Mg24_D</text:p>
          </table:table-cell>
          <table:table-cell office:value-type="string" calcext:value-type="string">
            <text:p>Mg24_T</text:p>
          </table:table-cell>
          <table:table-cell office:value-type="string" calcext:value-type="string">
            <text:p>Mg25_D</text:p>
          </table:table-cell>
          <table:table-cell office:value-type="string" calcext:value-type="string">
            <text:p>Mg25_T</text:p>
          </table:table-cell>
          <table:table-cell office:value-type="string" calcext:value-type="string">
            <text:p>Mg26_D</text:p>
          </table:table-cell>
          <table:table-cell office:value-type="string" calcext:value-type="string">
            <text:p>Mg26_T</text:p>
          </table:table-cell>
          <table:table-cell office:value-type="string" calcext:value-type="string">
            <text:p>Al24_D</text:p>
          </table:table-cell>
          <table:table-cell office:value-type="string" calcext:value-type="string">
            <text:p>Al24_T</text:p>
          </table:table-cell>
          <table:table-cell office:value-type="string" calcext:value-type="string">
            <text:p>Al25_D</text:p>
          </table:table-cell>
          <table:table-cell office:value-type="string" calcext:value-type="string">
            <text:p>Al25_T</text:p>
          </table:table-cell>
          <table:table-cell office:value-type="string" calcext:value-type="string">
            <text:p>Al26_D</text:p>
          </table:table-cell>
          <table:table-cell office:value-type="string" calcext:value-type="string">
            <text:p>Al26_T</text:p>
          </table:table-cell>
          <table:table-cell office:value-type="string" calcext:value-type="string">
            <text:p>Al27_D</text:p>
          </table:table-cell>
          <table:table-cell office:value-type="string" calcext:value-type="string">
            <text:p>Al27_T</text:p>
          </table:table-cell>
          <table:table-cell office:value-type="string" calcext:value-type="string">
            <text:p>Al28_D</text:p>
          </table:table-cell>
          <table:table-cell office:value-type="string" calcext:value-type="string">
            <text:p>Al28_T</text:p>
          </table:table-cell>
          <table:table-cell office:value-type="string" calcext:value-type="string">
            <text:p>Si27_D</text:p>
          </table:table-cell>
          <table:table-cell office:value-type="string" calcext:value-type="string">
            <text:p>Si27_T</text:p>
          </table:table-cell>
          <table:table-cell office:value-type="string" calcext:value-type="string">
            <text:p>Si28_D</text:p>
          </table:table-cell>
          <table:table-cell office:value-type="string" calcext:value-type="string">
            <text:p>Si28_T</text:p>
          </table:table-cell>
          <table:table-cell office:value-type="string" calcext:value-type="string">
            <text:p>Si29_D</text:p>
          </table:table-cell>
          <table:table-cell office:value-type="string" calcext:value-type="string">
            <text:p>Si29_T</text:p>
          </table:table-cell>
          <table:table-cell office:value-type="string" calcext:value-type="string">
            <text:p>Si30_D</text:p>
          </table:table-cell>
          <table:table-cell office:value-type="string" calcext:value-type="string">
            <text:p>Si30_T</text:p>
          </table:table-cell>
          <table:table-cell office:value-type="string" calcext:value-type="string">
            <text:p>P29_D</text:p>
          </table:table-cell>
          <table:table-cell office:value-type="string" calcext:value-type="string">
            <text:p>P29_T</text:p>
          </table:table-cell>
          <table:table-cell office:value-type="string" calcext:value-type="string">
            <text:p>P30_D</text:p>
          </table:table-cell>
          <table:table-cell office:value-type="string" calcext:value-type="string">
            <text:p>P30_T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63.484" calcext:value-type="float">
            <text:p>163.484</text:p>
          </table:table-cell>
          <table:table-cell office:value-type="float" office:value="106.529" calcext:value-type="float">
            <text:p>106.529</text:p>
          </table:table-cell>
          <table:table-cell office:value-type="float" office:value="9.85811" calcext:value-type="float">
            <text:p>9.85811</text:p>
          </table:table-cell>
          <table:table-cell office:value-type="float" office:value="3.97579" calcext:value-type="float">
            <text:p>3.97579</text:p>
          </table:table-cell>
          <table:table-cell office:value-type="float" office:value="14.3042" calcext:value-type="float">
            <text:p>14.3042</text:p>
          </table:table-cell>
          <table:table-cell office:value-type="float" office:value="6.25761" calcext:value-type="float">
            <text:p>6.25761</text:p>
          </table:table-cell>
          <table:table-cell office:value-type="float" office:value="15.3698" calcext:value-type="float">
            <text:p>15.3698</text:p>
          </table:table-cell>
          <table:table-cell office:value-type="float" office:value="8.24371" calcext:value-type="float">
            <text:p>8.24371</text:p>
          </table:table-cell>
          <table:table-cell table:number-columns-repeated="2" office:value-type="float" office:value="3.75487" calcext:value-type="float">
            <text:p>3.75487</text:p>
          </table:table-cell>
          <table:table-cell office:value-type="float" office:value="245.355" calcext:value-type="float">
            <text:p>245.355</text:p>
          </table:table-cell>
          <table:table-cell office:value-type="float" office:value="41.8079" calcext:value-type="float">
            <text:p>41.8079</text:p>
          </table:table-cell>
          <table:table-cell office:value-type="float" office:value="245.534" calcext:value-type="float">
            <text:p>245.534</text:p>
          </table:table-cell>
          <table:table-cell office:value-type="float" office:value="50.437" calcext:value-type="float">
            <text:p>50.437</text:p>
          </table:table-cell>
          <table:table-cell office:value-type="float" office:value="57.5364" calcext:value-type="float">
            <text:p>57.5364</text:p>
          </table:table-cell>
          <table:table-cell office:value-type="float" office:value="49.5863" calcext:value-type="float">
            <text:p>49.58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.0105" calcext:value-type="float">
            <text:p>59.0105</text:p>
          </table:table-cell>
          <table:table-cell office:value-type="float" office:value="38.0151" calcext:value-type="float">
            <text:p>38.0151</text:p>
          </table:table-cell>
          <table:table-cell office:value-type="float" office:value="71.8668" calcext:value-type="float">
            <text:p>71.8668</text:p>
          </table:table-cell>
          <table:table-cell office:value-type="float" office:value="40.4738" calcext:value-type="float">
            <text:p>40.4738</text:p>
          </table:table-cell>
          <table:table-cell office:value-type="float" office:value="45.0805" calcext:value-type="float">
            <text:p>45.0805</text:p>
          </table:table-cell>
          <table:table-cell office:value-type="float" office:value="44.5183" calcext:value-type="float">
            <text:p>44.5183</text:p>
          </table:table-cell>
          <table:table-cell office:value-type="float" office:value="28.4733" calcext:value-type="float">
            <text:p>28.4733</text:p>
          </table:table-cell>
          <table:table-cell office:value-type="float" office:value="28.4773" calcext:value-type="float">
            <text:p>28.4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116" calcext:value-type="float">
            <text:p>164.116</text:p>
          </table:table-cell>
          <table:table-cell office:value-type="float" office:value="53.6398" calcext:value-type="float">
            <text:p>53.6398</text:p>
          </table:table-cell>
          <table:table-cell office:value-type="float" office:value="44.5282" calcext:value-type="float">
            <text:p>44.5282</text:p>
          </table:table-cell>
          <table:table-cell office:value-type="float" office:value="34.6267" calcext:value-type="float">
            <text:p>34.6267</text:p>
          </table:table-cell>
          <table:table-cell office:value-type="float" office:value="162.693" calcext:value-type="float">
            <text:p>162.693</text:p>
          </table:table-cell>
          <table:table-cell office:value-type="float" office:value="81.9069" calcext:value-type="float">
            <text:p>81.9069</text:p>
          </table:table-cell>
          <table:table-cell office:value-type="float" office:value="63.6283" calcext:value-type="float">
            <text:p>63.6283</text:p>
          </table:table-cell>
          <table:table-cell office:value-type="float" office:value="63.5963" calcext:value-type="float">
            <text:p>63.5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08" calcext:value-type="float">
            <text:p>38.208</text:p>
          </table:table-cell>
          <table:table-cell office:value-type="float" office:value="38.2125" calcext:value-type="float">
            <text:p>38.2125</text:p>
          </table:table-cell>
          <table:table-cell office:value-type="float" office:value="103.424" calcext:value-type="float">
            <text:p>103.424</text:p>
          </table:table-cell>
          <table:table-cell office:value-type="float" office:value="66.8746" calcext:value-type="float">
            <text:p>66.8746</text:p>
          </table:table-cell>
          <table:table-cell office:value-type="float" office:value="211.686" calcext:value-type="float">
            <text:p>211.686</text:p>
          </table:table-cell>
          <table:table-cell office:value-type="float" office:value="94.6541" calcext:value-type="float">
            <text:p>94.6541</text:p>
          </table:table-cell>
          <table:table-cell office:value-type="float" office:value="206.659" calcext:value-type="float">
            <text:p>206.659</text:p>
          </table:table-cell>
          <table:table-cell office:value-type="float" office:value="92.5241" calcext:value-type="float">
            <text:p>92.52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8.413" calcext:value-type="float">
            <text:p>378.413</text:p>
          </table:table-cell>
          <table:table-cell office:value-type="float" office:value="177.256" calcext:value-type="float">
            <text:p>177.256</text:p>
          </table:table-cell>
          <table:table-cell office:value-type="float" office:value="325.946" calcext:value-type="float">
            <text:p>325.946</text:p>
          </table:table-cell>
          <table:table-cell office:value-type="float" office:value="156.541" calcext:value-type="float">
            <text:p>156.541</text:p>
          </table:table-cell>
          <table:table-cell office:value-type="float" office:value="195.383" calcext:value-type="float">
            <text:p>195.383</text:p>
          </table:table-cell>
          <table:table-cell office:value-type="float" office:value="109.194" calcext:value-type="float">
            <text:p>109.194</text:p>
          </table:table-cell>
          <table:table-cell office:value-type="float" office:value="243.151" calcext:value-type="float">
            <text:p>243.151</text:p>
          </table:table-cell>
          <table:table-cell office:value-type="float" office:value="119.694" calcext:value-type="float">
            <text:p>119.694</text:p>
          </table:table-cell>
          <table:table-cell office:value-type="float" office:value="378.259" calcext:value-type="float">
            <text:p>378.259</text:p>
          </table:table-cell>
          <table:table-cell office:value-type="float" office:value="79.2872" calcext:value-type="float">
            <text:p>79.28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.02" calcext:value-type="float">
            <text:p>350.02</text:p>
          </table:table-cell>
          <table:table-cell office:value-type="float" office:value="154.028" calcext:value-type="float">
            <text:p>154.028</text:p>
          </table:table-cell>
          <table:table-cell office:value-type="float" office:value="248.735" calcext:value-type="float">
            <text:p>248.735</text:p>
          </table:table-cell>
          <table:table-cell office:value-type="float" office:value="140.373" calcext:value-type="float">
            <text:p>140.373</text:p>
          </table:table-cell>
          <table:table-cell office:value-type="float" office:value="263.53" calcext:value-type="float">
            <text:p>263.53</text:p>
          </table:table-cell>
          <table:table-cell office:value-type="float" office:value="125.958" calcext:value-type="float">
            <text:p>125.958</text:p>
          </table:table-cell>
          <table:table-cell office:value-type="float" office:value="634.346" calcext:value-type="float">
            <text:p>634.346</text:p>
          </table:table-cell>
          <table:table-cell office:value-type="float" office:value="289.002" calcext:value-type="float">
            <text:p>289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1941" calcext:value-type="float">
            <text:p>97.1941</text:p>
          </table:table-cell>
          <table:table-cell office:value-type="float" office:value="96.7424" calcext:value-type="float">
            <text:p>96.7424</text:p>
          </table:table-cell>
          <table:table-cell office:value-type="float" office:value="237.948" calcext:value-type="float">
            <text:p>237.948</text:p>
          </table:table-cell>
          <table:table-cell office:value-type="float" office:value="129.246" calcext:value-type="float">
            <text:p>129.246</text:p>
          </table:table-cell>
          <table:table-cell office:value-type="float" office:value="330.323" calcext:value-type="float">
            <text:p>330.323</text:p>
          </table:table-cell>
          <table:table-cell office:value-type="float" office:value="173.261" calcext:value-type="float">
            <text:p>173.261</text:p>
          </table:table-cell>
          <table:table-cell office:value-type="float" office:value="162.577" calcext:value-type="float">
            <text:p>162.577</text:p>
          </table:table-cell>
          <table:table-cell office:value-type="float" office:value="107.371" calcext:value-type="float">
            <text:p>107.371</text:p>
          </table:table-cell>
          <table:table-cell office:value-type="float" office:value="471.642" calcext:value-type="float">
            <text:p>471.642</text:p>
          </table:table-cell>
          <table:table-cell office:value-type="float" office:value="299.271" calcext:value-type="float">
            <text:p>299.271</text:p>
          </table:table-cell>
          <table:table-cell office:value-type="float" office:value="287.126" calcext:value-type="float">
            <text:p>287.126</text:p>
          </table:table-cell>
          <table:table-cell office:value-type="float" office:value="286.954" calcext:value-type="float">
            <text:p>286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6.312" calcext:value-type="float">
            <text:p>766.312</text:p>
          </table:table-cell>
          <table:table-cell office:value-type="float" office:value="608.656" calcext:value-type="float">
            <text:p>608.656</text:p>
          </table:table-cell>
          <table:table-cell table:number-columns-repeated="2" office:value-type="float" office:value="215.872" calcext:value-type="float">
            <text:p>215.872</text:p>
          </table:table-cell>
          <table:table-cell office:value-type="float" office:value="637.735" calcext:value-type="float">
            <text:p>637.735</text:p>
          </table:table-cell>
          <table:table-cell office:value-type="float" office:value="363.108" calcext:value-type="float">
            <text:p>363.108</text:p>
          </table:table-cell>
          <table:table-cell office:value-type="float" office:value="480.909" calcext:value-type="float">
            <text:p>480.909</text:p>
          </table:table-cell>
          <table:table-cell office:value-type="float" office:value="368.567" calcext:value-type="float">
            <text:p>368.567</text:p>
          </table:table-cell>
          <table:table-cell office:value-type="float" office:value="751.403" calcext:value-type="float">
            <text:p>751.403</text:p>
          </table:table-cell>
          <table:table-cell office:value-type="float" office:value="310.181" calcext:value-type="float">
            <text:p>310.181</text:p>
          </table:table-cell>
          <table:table-cell office:value-type="float" office:value="843.033" calcext:value-type="float">
            <text:p>843.033</text:p>
          </table:table-cell>
          <table:table-cell office:value-type="float" office:value="628.034" calcext:value-type="float">
            <text:p>628.034</text:p>
          </table:table-cell>
          <table:table-cell office:value-type="float" office:value="5.1678" calcext:value-type="float">
            <text:p>5.1678</text:p>
          </table:table-cell>
          <table:table-cell office:value-type="float" office:value="2.34085" calcext:value-type="float">
            <text:p>2.340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.718" calcext:value-type="float">
            <text:p>332.718</text:p>
          </table:table-cell>
          <table:table-cell office:value-type="float" office:value="332.493" calcext:value-type="float">
            <text:p>332.493</text:p>
          </table:table-cell>
          <table:table-cell office:value-type="float" office:value="387.745" calcext:value-type="float">
            <text:p>387.745</text:p>
          </table:table-cell>
          <table:table-cell office:value-type="float" office:value="386.81" calcext:value-type="float">
            <text:p>386.81</text:p>
          </table:table-cell>
          <table:table-cell office:value-type="float" office:value="1106.39" calcext:value-type="float">
            <text:p>1106.39</text:p>
          </table:table-cell>
          <table:table-cell office:value-type="float" office:value="862.11" calcext:value-type="float">
            <text:p>862.11</text:p>
          </table:table-cell>
          <table:table-cell office:value-type="float" office:value="1160.24" calcext:value-type="float">
            <text:p>1160.24</text:p>
          </table:table-cell>
          <table:table-cell office:value-type="float" office:value="1159.24" calcext:value-type="float">
            <text:p>1159.24</text:p>
          </table:table-cell>
          <table:table-cell office:value-type="float" office:value="1.62994" calcext:value-type="float">
            <text:p>1.62994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17.05" calcext:value-type="float">
            <text:p>1117.05</text:p>
          </table:table-cell>
          <table:table-cell office:value-type="float" office:value="866.944" calcext:value-type="float">
            <text:p>866.944</text:p>
          </table:table-cell>
          <table:table-cell table:number-columns-repeated="2" office:value-type="float" office:value="785.334" calcext:value-type="float">
            <text:p>785.334</text:p>
          </table:table-cell>
          <table:table-cell office:value-type="float" office:value="820.98" calcext:value-type="float">
            <text:p>820.98</text:p>
          </table:table-cell>
          <table:table-cell office:value-type="float" office:value="820.735" calcext:value-type="float">
            <text:p>820.7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56.76" calcext:value-type="float">
            <text:p>1656.76</text:p>
          </table:table-cell>
          <table:table-cell office:value-type="float" office:value="1457.51" calcext:value-type="float">
            <text:p>1457.51</text:p>
          </table:table-cell>
          <table:table-cell table:number-columns-repeated="2" office:value-type="float" office:value="1457.71" calcext:value-type="float">
            <text:p>1457.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70.1" calcext:value-type="float">
            <text:p>1570.1</text:p>
          </table:table-cell>
          <table:table-cell office:value-type="float" office:value="1368.3" calcext:value-type="float">
            <text:p>1368.3</text:p>
          </table:table-cell>
          <table:table-cell table:number-columns-repeated="2" office:value-type="float" office:value="1924.49" calcext:value-type="float">
            <text:p>1924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2.73" calcext:value-type="float">
            <text:p>1822.73</text:p>
          </table:table-cell>
          <table:table-cell office:value-type="float" office:value="1801.73" calcext:value-type="float">
            <text:p>1801.7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033" calcext:value-type="float">
            <text:p>154.033</text:p>
          </table:table-cell>
          <table:table-cell office:value-type="float" office:value="106.854" calcext:value-type="float">
            <text:p>106.854</text:p>
          </table:table-cell>
          <table:table-cell office:value-type="float" office:value="9.83736" calcext:value-type="float">
            <text:p>9.83736</text:p>
          </table:table-cell>
          <table:table-cell office:value-type="float" office:value="3.99243" calcext:value-type="float">
            <text:p>3.99243</text:p>
          </table:table-cell>
          <table:table-cell office:value-type="float" office:value="13.0949" calcext:value-type="float">
            <text:p>13.0949</text:p>
          </table:table-cell>
          <table:table-cell office:value-type="float" office:value="5.81501" calcext:value-type="float">
            <text:p>5.81501</text:p>
          </table:table-cell>
          <table:table-cell office:value-type="float" office:value="14.0313" calcext:value-type="float">
            <text:p>14.0313</text:p>
          </table:table-cell>
          <table:table-cell office:value-type="float" office:value="6.93" calcext:value-type="float">
            <text:p>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721" calcext:value-type="float">
            <text:p>227.721</text:p>
          </table:table-cell>
          <table:table-cell office:value-type="float" office:value="38.7318" calcext:value-type="float">
            <text:p>38.7318</text:p>
          </table:table-cell>
          <table:table-cell office:value-type="float" office:value="224.271" calcext:value-type="float">
            <text:p>224.271</text:p>
          </table:table-cell>
          <table:table-cell office:value-type="float" office:value="47.3751" calcext:value-type="float">
            <text:p>47.3751</text:p>
          </table:table-cell>
          <table:table-cell office:value-type="float" office:value="66.614" calcext:value-type="float">
            <text:p>66.614</text:p>
          </table:table-cell>
          <table:table-cell office:value-type="float" office:value="48.3169" calcext:value-type="float">
            <text:p>48.31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9983" calcext:value-type="float">
            <text:p>87.9983</text:p>
          </table:table-cell>
          <table:table-cell office:value-type="float" office:value="40.2513" calcext:value-type="float">
            <text:p>40.2513</text:p>
          </table:table-cell>
          <table:table-cell office:value-type="float" office:value="46.0212" calcext:value-type="float">
            <text:p>46.0212</text:p>
          </table:table-cell>
          <table:table-cell office:value-type="float" office:value="42.0539" calcext:value-type="float">
            <text:p>42.0539</text:p>
          </table:table-cell>
          <table:table-cell office:value-type="float" office:value="41.4935" calcext:value-type="float">
            <text:p>41.4935</text:p>
          </table:table-cell>
          <table:table-cell office:value-type="float" office:value="40.5132" calcext:value-type="float">
            <text:p>40.5132</text:p>
          </table:table-cell>
          <table:table-cell office:value-type="float" office:value="28.8197" calcext:value-type="float">
            <text:p>28.8197</text:p>
          </table:table-cell>
          <table:table-cell office:value-type="float" office:value="28.8329" calcext:value-type="float">
            <text:p>28.8329</text:p>
          </table:table-cell>
          <table:table-cell table:number-columns-repeated="2" office:value-type="float" office:value="57.6942" calcext:value-type="float">
            <text:p>57.6942</text:p>
          </table:table-cell>
          <table:table-cell office:value-type="float" office:value="113.545" calcext:value-type="float">
            <text:p>113.545</text:p>
          </table:table-cell>
          <table:table-cell office:value-type="float" office:value="58.091" calcext:value-type="float">
            <text:p>58.091</text:p>
          </table:table-cell>
          <table:table-cell office:value-type="float" office:value="32.0345" calcext:value-type="float">
            <text:p>32.0345</text:p>
          </table:table-cell>
          <table:table-cell office:value-type="float" office:value="42.5055" calcext:value-type="float">
            <text:p>42.5055</text:p>
          </table:table-cell>
          <table:table-cell office:value-type="float" office:value="159.575" calcext:value-type="float">
            <text:p>159.575</text:p>
          </table:table-cell>
          <table:table-cell office:value-type="float" office:value="90.2368" calcext:value-type="float">
            <text:p>90.2368</text:p>
          </table:table-cell>
          <table:table-cell office:value-type="float" office:value="66.8399" calcext:value-type="float">
            <text:p>66.8399</text:p>
          </table:table-cell>
          <table:table-cell office:value-type="float" office:value="66.8474" calcext:value-type="float">
            <text:p>66.8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263" calcext:value-type="float">
            <text:p>38.4263</text:p>
          </table:table-cell>
          <table:table-cell office:value-type="float" office:value="38.4301" calcext:value-type="float">
            <text:p>38.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156" calcext:value-type="float">
            <text:p>164.156</text:p>
          </table:table-cell>
          <table:table-cell office:value-type="float" office:value="92.2566" calcext:value-type="float">
            <text:p>92.2566</text:p>
          </table:table-cell>
          <table:table-cell office:value-type="float" office:value="132.094" calcext:value-type="float">
            <text:p>132.094</text:p>
          </table:table-cell>
          <table:table-cell office:value-type="float" office:value="90.7809" calcext:value-type="float">
            <text:p>90.78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.9384" calcext:value-type="float">
            <text:p>59.9384</text:p>
          </table:table-cell>
          <table:table-cell office:value-type="float" office:value="59.9281" calcext:value-type="float">
            <text:p>59.9281</text:p>
          </table:table-cell>
          <table:table-cell office:value-type="float" office:value="277.95" calcext:value-type="float">
            <text:p>277.95</text:p>
          </table:table-cell>
          <table:table-cell office:value-type="float" office:value="111.181" calcext:value-type="float">
            <text:p>111.181</text:p>
          </table:table-cell>
          <table:table-cell office:value-type="float" office:value="217.535" calcext:value-type="float">
            <text:p>217.535</text:p>
          </table:table-cell>
          <table:table-cell office:value-type="float" office:value="111.411" calcext:value-type="float">
            <text:p>111.411</text:p>
          </table:table-cell>
          <table:table-cell office:value-type="float" office:value="263.281" calcext:value-type="float">
            <text:p>263.281</text:p>
          </table:table-cell>
          <table:table-cell office:value-type="float" office:value="118.567" calcext:value-type="float">
            <text:p>118.567</text:p>
          </table:table-cell>
          <table:table-cell office:value-type="float" office:value="138.611" calcext:value-type="float">
            <text:p>138.611</text:p>
          </table:table-cell>
          <table:table-cell office:value-type="float" office:value="99.4108" calcext:value-type="float">
            <text:p>99.4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.064" calcext:value-type="float">
            <text:p>274.064</text:p>
          </table:table-cell>
          <table:table-cell office:value-type="float" office:value="137.938" calcext:value-type="float">
            <text:p>137.938</text:p>
          </table:table-cell>
          <table:table-cell office:value-type="float" office:value="306.999" calcext:value-type="float">
            <text:p>306.999</text:p>
          </table:table-cell>
          <table:table-cell office:value-type="float" office:value="142.337" calcext:value-type="float">
            <text:p>142.337</text:p>
          </table:table-cell>
          <table:table-cell office:value-type="float" office:value="235.641" calcext:value-type="float">
            <text:p>235.641</text:p>
          </table:table-cell>
          <table:table-cell office:value-type="float" office:value="131.374" calcext:value-type="float">
            <text:p>131.374</text:p>
          </table:table-cell>
          <table:table-cell office:value-type="float" office:value="257.819" calcext:value-type="float">
            <text:p>257.819</text:p>
          </table:table-cell>
          <table:table-cell office:value-type="float" office:value="257.48" calcext:value-type="float">
            <text:p>257.48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275.632" calcext:value-type="float">
            <text:p>275.632</text:p>
          </table:table-cell>
          <table:table-cell office:value-type="float" office:value="98.6401" calcext:value-type="float">
            <text:p>98.6401</text:p>
          </table:table-cell>
          <table:table-cell office:value-type="float" office:value="98.1977" calcext:value-type="float">
            <text:p>98.1977</text:p>
          </table:table-cell>
          <table:table-cell office:value-type="float" office:value="189.547" calcext:value-type="float">
            <text:p>189.547</text:p>
          </table:table-cell>
          <table:table-cell office:value-type="float" office:value="130.056" calcext:value-type="float">
            <text:p>130.056</text:p>
          </table:table-cell>
          <table:table-cell office:value-type="float" office:value="319.816" calcext:value-type="float">
            <text:p>319.816</text:p>
          </table:table-cell>
          <table:table-cell office:value-type="float" office:value="195.996" calcext:value-type="float">
            <text:p>195.996</text:p>
          </table:table-cell>
          <table:table-cell office:value-type="float" office:value="152.853" calcext:value-type="float">
            <text:p>152.853</text:p>
          </table:table-cell>
          <table:table-cell office:value-type="float" office:value="108.234" calcext:value-type="float">
            <text:p>108.234</text:p>
          </table:table-cell>
          <table:table-cell office:value-type="float" office:value="437.069" calcext:value-type="float">
            <text:p>437.069</text:p>
          </table:table-cell>
          <table:table-cell office:value-type="float" office:value="289.346" calcext:value-type="float">
            <text:p>289.346</text:p>
          </table:table-cell>
          <table:table-cell office:value-type="float" office:value="275.532" calcext:value-type="float">
            <text:p>275.532</text:p>
          </table:table-cell>
          <table:table-cell office:value-type="float" office:value="260.229" calcext:value-type="float">
            <text:p>260.2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4.339" calcext:value-type="float">
            <text:p>594.339</text:p>
          </table:table-cell>
          <table:table-cell office:value-type="float" office:value="374.528" calcext:value-type="float">
            <text:p>374.528</text:p>
          </table:table-cell>
          <table:table-cell office:value-type="float" office:value="529.829" calcext:value-type="float">
            <text:p>529.829</text:p>
          </table:table-cell>
          <table:table-cell office:value-type="float" office:value="373.821" calcext:value-type="float">
            <text:p>373.821</text:p>
          </table:table-cell>
          <table:table-cell office:value-type="float" office:value="769.194" calcext:value-type="float">
            <text:p>769.194</text:p>
          </table:table-cell>
          <table:table-cell office:value-type="float" office:value="425.919" calcext:value-type="float">
            <text:p>425.919</text:p>
          </table:table-cell>
          <table:table-cell office:value-type="float" office:value="331.993" calcext:value-type="float">
            <text:p>331.993</text:p>
          </table:table-cell>
          <table:table-cell office:value-type="float" office:value="331.662" calcext:value-type="float">
            <text:p>331.6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4.675" calcext:value-type="float">
            <text:p>374.675</text:p>
          </table:table-cell>
          <table:table-cell office:value-type="float" office:value="374.228" calcext:value-type="float">
            <text:p>374.228</text:p>
          </table:table-cell>
          <table:table-cell office:value-type="float" office:value="455.92" calcext:value-type="float">
            <text:p>455.92</text:p>
          </table:table-cell>
          <table:table-cell office:value-type="float" office:value="454.465" calcext:value-type="float">
            <text:p>454.465</text:p>
          </table:table-cell>
          <table:table-cell office:value-type="float" office:value="702.318" calcext:value-type="float">
            <text:p>702.318</text:p>
          </table:table-cell>
          <table:table-cell office:value-type="float" office:value="699.33" calcext:value-type="float">
            <text:p>699.33</text:p>
          </table:table-cell>
          <table:table-cell office:value-type="float" office:value="1112.78" calcext:value-type="float">
            <text:p>1112.78</text:p>
          </table:table-cell>
          <table:table-cell office:value-type="float" office:value="764.973" calcext:value-type="float">
            <text:p>764.973</text:p>
          </table:table-cell>
          <table:table-cell office:value-type="float" office:value="1.29039" calcext:value-type="float">
            <text:p>1.29039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99.98" calcext:value-type="float">
            <text:p>1199.98</text:p>
          </table:table-cell>
          <table:table-cell office:value-type="float" office:value="945.178" calcext:value-type="float">
            <text:p>945.178</text:p>
          </table:table-cell>
          <table:table-cell office:value-type="float" office:value="1175.63" calcext:value-type="float">
            <text:p>1175.63</text:p>
          </table:table-cell>
          <table:table-cell office:value-type="float" office:value="946.716" calcext:value-type="float">
            <text:p>946.716</text:p>
          </table:table-cell>
          <table:table-cell office:value-type="float" office:value="1301.27" calcext:value-type="float">
            <text:p>1301.27</text:p>
          </table:table-cell>
          <table:table-cell office:value-type="float" office:value="1086.32" calcext:value-type="float">
            <text:p>1086.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66.11" calcext:value-type="float">
            <text:p>1366.11</text:p>
          </table:table-cell>
          <table:table-cell office:value-type="float" office:value="1359.55" calcext:value-type="float">
            <text:p>1359.55</text:p>
          </table:table-cell>
          <table:table-cell table:number-columns-repeated="2" office:value-type="float" office:value="1747.11" calcext:value-type="float">
            <text:p>1747.11</text:p>
          </table:table-cell>
          <table:table-cell office:value-type="float" office:value="1434.71" calcext:value-type="float">
            <text:p>1434.71</text:p>
          </table:table-cell>
          <table:table-cell office:value-type="float" office:value="1429.24" calcext:value-type="float">
            <text:p>1429.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791.99" calcext:value-type="float">
            <text:p>1791.9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567" calcext:value-type="float">
            <text:p>157.567</text:p>
          </table:table-cell>
          <table:table-cell office:value-type="float" office:value="107.422" calcext:value-type="float">
            <text:p>107.422</text:p>
          </table:table-cell>
          <table:table-cell office:value-type="float" office:value="8.69494" calcext:value-type="float">
            <text:p>8.69494</text:p>
          </table:table-cell>
          <table:table-cell office:value-type="float" office:value="3.62884" calcext:value-type="float">
            <text:p>3.62884</text:p>
          </table:table-cell>
          <table:table-cell office:value-type="float" office:value="12.733" calcext:value-type="float">
            <text:p>12.733</text:p>
          </table:table-cell>
          <table:table-cell office:value-type="float" office:value="5.82802" calcext:value-type="float">
            <text:p>5.82802</text:p>
          </table:table-cell>
          <table:table-cell office:value-type="float" office:value="13.8719" calcext:value-type="float">
            <text:p>13.8719</text:p>
          </table:table-cell>
          <table:table-cell office:value-type="float" office:value="6.51549" calcext:value-type="float">
            <text:p>6.51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.379" calcext:value-type="float">
            <text:p>228.379</text:p>
          </table:table-cell>
          <table:table-cell office:value-type="float" office:value="35.4209" calcext:value-type="float">
            <text:p>35.4209</text:p>
          </table:table-cell>
          <table:table-cell office:value-type="float" office:value="252.048" calcext:value-type="float">
            <text:p>252.048</text:p>
          </table:table-cell>
          <table:table-cell office:value-type="float" office:value="53.0365" calcext:value-type="float">
            <text:p>53.0365</text:p>
          </table:table-cell>
          <table:table-cell office:value-type="float" office:value="114.138" calcext:value-type="float">
            <text:p>114.138</text:p>
          </table:table-cell>
          <table:table-cell office:value-type="float" office:value="68.6716" calcext:value-type="float">
            <text:p>68.67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.4417" calcext:value-type="float">
            <text:p>51.4417</text:p>
          </table:table-cell>
          <table:table-cell office:value-type="float" office:value="38.5494" calcext:value-type="float">
            <text:p>38.5494</text:p>
          </table:table-cell>
          <table:table-cell office:value-type="float" office:value="74.1438" calcext:value-type="float">
            <text:p>74.1438</text:p>
          </table:table-cell>
          <table:table-cell office:value-type="float" office:value="45.6028" calcext:value-type="float">
            <text:p>45.6028</text:p>
          </table:table-cell>
          <table:table-cell office:value-type="float" office:value="41.9651" calcext:value-type="float">
            <text:p>41.9651</text:p>
          </table:table-cell>
          <table:table-cell office:value-type="float" office:value="39.5893" calcext:value-type="float">
            <text:p>39.5893</text:p>
          </table:table-cell>
          <table:table-cell office:value-type="float" office:value="29.3364" calcext:value-type="float">
            <text:p>29.3364</text:p>
          </table:table-cell>
          <table:table-cell office:value-type="float" office:value="29.3373" calcext:value-type="float">
            <text:p>29.3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9123" calcext:value-type="float">
            <text:p>75.9123</text:p>
          </table:table-cell>
          <table:table-cell office:value-type="float" office:value="61.9501" calcext:value-type="float">
            <text:p>61.9501</text:p>
          </table:table-cell>
          <table:table-cell office:value-type="float" office:value="87.6403" calcext:value-type="float">
            <text:p>87.6403</text:p>
          </table:table-cell>
          <table:table-cell office:value-type="float" office:value="50.6256" calcext:value-type="float">
            <text:p>50.6256</text:p>
          </table:table-cell>
          <table:table-cell office:value-type="float" office:value="91.3275" calcext:value-type="float">
            <text:p>91.3275</text:p>
          </table:table-cell>
          <table:table-cell office:value-type="float" office:value="74.6994" calcext:value-type="float">
            <text:p>74.6994</text:p>
          </table:table-cell>
          <table:table-cell office:value-type="float" office:value="70.6515" calcext:value-type="float">
            <text:p>70.6515</text:p>
          </table:table-cell>
          <table:table-cell office:value-type="float" office:value="70.6373" calcext:value-type="float">
            <text:p>70.6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942" calcext:value-type="float">
            <text:p>38.7942</text:p>
          </table:table-cell>
          <table:table-cell office:value-type="float" office:value="38.7991" calcext:value-type="float">
            <text:p>38.7991</text:p>
          </table:table-cell>
          <table:table-cell table:number-columns-repeated="2" office:value-type="float" office:value="42.7711" calcext:value-type="float">
            <text:p>42.7711</text:p>
          </table:table-cell>
          <table:table-cell office:value-type="float" office:value="196.706" calcext:value-type="float">
            <text:p>196.706</text:p>
          </table:table-cell>
          <table:table-cell office:value-type="float" office:value="102.765" calcext:value-type="float">
            <text:p>102.765</text:p>
          </table:table-cell>
          <table:table-cell office:value-type="float" office:value="194.237" calcext:value-type="float">
            <text:p>194.237</text:p>
          </table:table-cell>
          <table:table-cell office:value-type="float" office:value="99.3311" calcext:value-type="float">
            <text:p>99.33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.8462" calcext:value-type="float">
            <text:p>60.8462</text:p>
          </table:table-cell>
          <table:table-cell office:value-type="float" office:value="60.8499" calcext:value-type="float">
            <text:p>60.8499</text:p>
          </table:table-cell>
          <table:table-cell office:value-type="float" office:value="123.806" calcext:value-type="float">
            <text:p>123.806</text:p>
          </table:table-cell>
          <table:table-cell office:value-type="float" office:value="88.0953" calcext:value-type="float">
            <text:p>88.0953</text:p>
          </table:table-cell>
          <table:table-cell office:value-type="float" office:value="212.298" calcext:value-type="float">
            <text:p>212.298</text:p>
          </table:table-cell>
          <table:table-cell office:value-type="float" office:value="113.128" calcext:value-type="float">
            <text:p>113.128</text:p>
          </table:table-cell>
          <table:table-cell office:value-type="float" office:value="264.848" calcext:value-type="float">
            <text:p>264.848</text:p>
          </table:table-cell>
          <table:table-cell office:value-type="float" office:value="118.543" calcext:value-type="float">
            <text:p>118.543</text:p>
          </table:table-cell>
          <table:table-cell office:value-type="float" office:value="160.364" calcext:value-type="float">
            <text:p>160.364</text:p>
          </table:table-cell>
          <table:table-cell office:value-type="float" office:value="111.883" calcext:value-type="float">
            <text:p>111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866" calcext:value-type="float">
            <text:p>141.866</text:p>
          </table:table-cell>
          <table:table-cell office:value-type="float" office:value="141.864" calcext:value-type="float">
            <text:p>141.864</text:p>
          </table:table-cell>
          <table:table-cell office:value-type="float" office:value="208.161" calcext:value-type="float">
            <text:p>208.161</text:p>
          </table:table-cell>
          <table:table-cell office:value-type="float" office:value="144.152" calcext:value-type="float">
            <text:p>144.152</text:p>
          </table:table-cell>
          <table:table-cell office:value-type="float" office:value="249.418" calcext:value-type="float">
            <text:p>249.418</text:p>
          </table:table-cell>
          <table:table-cell office:value-type="float" office:value="134.877" calcext:value-type="float">
            <text:p>134.877</text:p>
          </table:table-cell>
          <table:table-cell office:value-type="float" office:value="279.354" calcext:value-type="float">
            <text:p>279.354</text:p>
          </table:table-cell>
          <table:table-cell office:value-type="float" office:value="134.735" calcext:value-type="float">
            <text:p>134.735</text:p>
          </table:table-cell>
          <table:table-cell office:value-type="float" office:value="286.882" calcext:value-type="float">
            <text:p>286.882</text:p>
          </table:table-cell>
          <table:table-cell office:value-type="float" office:value="279.609" calcext:value-type="float">
            <text:p>279.609</text:p>
          </table:table-cell>
          <table:table-cell office:value-type="float" office:value="318.748" calcext:value-type="float">
            <text:p>318.748</text:p>
          </table:table-cell>
          <table:table-cell office:value-type="float" office:value="299.612" calcext:value-type="float">
            <text:p>299.612</text:p>
          </table:table-cell>
          <table:table-cell office:value-type="float" office:value="100.274" calcext:value-type="float">
            <text:p>100.274</text:p>
          </table:table-cell>
          <table:table-cell office:value-type="float" office:value="99.6707" calcext:value-type="float">
            <text:p>99.6707</text:p>
          </table:table-cell>
          <table:table-cell office:value-type="float" office:value="215.022" calcext:value-type="float">
            <text:p>215.022</text:p>
          </table:table-cell>
          <table:table-cell office:value-type="float" office:value="131.054" calcext:value-type="float">
            <text:p>131.054</text:p>
          </table:table-cell>
          <table:table-cell office:value-type="float" office:value="390.096" calcext:value-type="float">
            <text:p>390.096</text:p>
          </table:table-cell>
          <table:table-cell office:value-type="float" office:value="207.48" calcext:value-type="float">
            <text:p>207.48</text:p>
          </table:table-cell>
          <table:table-cell office:value-type="float" office:value="156.163" calcext:value-type="float">
            <text:p>156.163</text:p>
          </table:table-cell>
          <table:table-cell office:value-type="float" office:value="109.313" calcext:value-type="float">
            <text:p>109.313</text:p>
          </table:table-cell>
          <table:table-cell office:value-type="float" office:value="430.565" calcext:value-type="float">
            <text:p>430.565</text:p>
          </table:table-cell>
          <table:table-cell office:value-type="float" office:value="299.458" calcext:value-type="float">
            <text:p>299.458</text:p>
          </table:table-cell>
          <table:table-cell office:value-type="float" office:value="325.52" calcext:value-type="float">
            <text:p>325.52</text:p>
          </table:table-cell>
          <table:table-cell office:value-type="float" office:value="294.76" calcext:value-type="float">
            <text:p>294.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1.158" calcext:value-type="float">
            <text:p>581.158</text:p>
          </table:table-cell>
          <table:table-cell office:value-type="float" office:value="374.988" calcext:value-type="float">
            <text:p>374.988</text:p>
          </table:table-cell>
          <table:table-cell office:value-type="float" office:value="528.828" calcext:value-type="float">
            <text:p>528.828</text:p>
          </table:table-cell>
          <table:table-cell office:value-type="float" office:value="384.538" calcext:value-type="float">
            <text:p>384.538</text:p>
          </table:table-cell>
          <table:table-cell office:value-type="float" office:value="601.134" calcext:value-type="float">
            <text:p>601.134</text:p>
          </table:table-cell>
          <table:table-cell office:value-type="float" office:value="380.377" calcext:value-type="float">
            <text:p>380.377</text:p>
          </table:table-cell>
          <table:table-cell office:value-type="float" office:value="381.664" calcext:value-type="float">
            <text:p>381.664</text:p>
          </table:table-cell>
          <table:table-cell office:value-type="float" office:value="380.491" calcext:value-type="float">
            <text:p>380.4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9.86" calcext:value-type="float">
            <text:p>439.86</text:p>
          </table:table-cell>
          <table:table-cell office:value-type="float" office:value="438.692" calcext:value-type="float">
            <text:p>438.692</text:p>
          </table:table-cell>
          <table:table-cell office:value-type="float" office:value="581.39" calcext:value-type="float">
            <text:p>581.39</text:p>
          </table:table-cell>
          <table:table-cell office:value-type="float" office:value="577.338" calcext:value-type="float">
            <text:p>577.338</text:p>
          </table:table-cell>
          <table:table-cell office:value-type="float" office:value="1106.03" calcext:value-type="float">
            <text:p>1106.03</text:p>
          </table:table-cell>
          <table:table-cell office:value-type="float" office:value="1106.01" calcext:value-type="float">
            <text:p>1106.01</text:p>
          </table:table-cell>
          <table:table-cell office:value-type="float" office:value="925.469" calcext:value-type="float">
            <text:p>925.469</text:p>
          </table:table-cell>
          <table:table-cell office:value-type="float" office:value="699.375" calcext:value-type="float">
            <text:p>699.375</text:p>
          </table:table-cell>
          <table:table-cell office:value-type="float" office:value="994.178" calcext:value-type="float">
            <text:p>994.178</text:p>
          </table:table-cell>
          <table:table-cell office:value-type="float" office:value="778.331" calcext:value-type="float">
            <text:p>778.3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58.02" calcext:value-type="float">
            <text:p>1258.02</text:p>
          </table:table-cell>
          <table:table-cell office:value-type="float" office:value="972.104" calcext:value-type="float">
            <text:p>972.104</text:p>
          </table:table-cell>
          <table:table-cell office:value-type="float" office:value="1392.04" calcext:value-type="float">
            <text:p>1392.04</text:p>
          </table:table-cell>
          <table:table-cell office:value-type="float" office:value="1388.22" calcext:value-type="float">
            <text:p>1388.22</text:p>
          </table:table-cell>
          <table:table-cell table:number-columns-repeated="2" office:value-type="float" office:value="1569.91" calcext:value-type="float">
            <text:p>1569.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20.24" calcext:value-type="float">
            <text:p>1620.24</text:p>
          </table:table-cell>
          <table:table-cell office:value-type="float" office:value="1475.04" calcext:value-type="float">
            <text:p>1475.04</text:p>
          </table:table-cell>
          <table:table-cell table:number-columns-repeated="2" office:value-type="float" office:value="1450.78" calcext:value-type="float">
            <text:p>1450.7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159" calcext:value-type="float">
            <text:p>21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474" calcext:value-type="float">
            <text:p>158.474</text:p>
          </table:table-cell>
          <table:table-cell office:value-type="float" office:value="107.971" calcext:value-type="float">
            <text:p>107.971</text:p>
          </table:table-cell>
          <table:table-cell office:value-type="float" office:value="9.41563" calcext:value-type="float">
            <text:p>9.41563</text:p>
          </table:table-cell>
          <table:table-cell office:value-type="float" office:value="3.62765" calcext:value-type="float">
            <text:p>3.62765</text:p>
          </table:table-cell>
          <table:table-cell office:value-type="float" office:value="13.1895" calcext:value-type="float">
            <text:p>13.1895</text:p>
          </table:table-cell>
          <table:table-cell office:value-type="float" office:value="5.90839" calcext:value-type="float">
            <text:p>5.90839</text:p>
          </table:table-cell>
          <table:table-cell office:value-type="float" office:value="13.7733" calcext:value-type="float">
            <text:p>13.7733</text:p>
          </table:table-cell>
          <table:table-cell office:value-type="float" office:value="6.77933" calcext:value-type="float">
            <text:p>6.77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539" calcext:value-type="float">
            <text:p>191.539</text:p>
          </table:table-cell>
          <table:table-cell office:value-type="float" office:value="32.6733" calcext:value-type="float">
            <text:p>32.6733</text:p>
          </table:table-cell>
          <table:table-cell office:value-type="float" office:value="239.294" calcext:value-type="float">
            <text:p>239.294</text:p>
          </table:table-cell>
          <table:table-cell office:value-type="float" office:value="50.5422" calcext:value-type="float">
            <text:p>50.5422</text:p>
          </table:table-cell>
          <table:table-cell office:value-type="float" office:value="454.505" calcext:value-type="float">
            <text:p>454.505</text:p>
          </table:table-cell>
          <table:table-cell office:value-type="float" office:value="107.167" calcext:value-type="float">
            <text:p>107.1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41.7397" calcext:value-type="float">
            <text:p>41.7397</text:p>
          </table:table-cell>
          <table:table-cell office:value-type="float" office:value="51.7329" calcext:value-type="float">
            <text:p>51.7329</text:p>
          </table:table-cell>
          <table:table-cell office:value-type="float" office:value="45.9035" calcext:value-type="float">
            <text:p>45.9035</text:p>
          </table:table-cell>
          <table:table-cell office:value-type="float" office:value="52.4407" calcext:value-type="float">
            <text:p>52.4407</text:p>
          </table:table-cell>
          <table:table-cell office:value-type="float" office:value="45.7939" calcext:value-type="float">
            <text:p>45.7939</text:p>
          </table:table-cell>
          <table:table-cell office:value-type="float" office:value="29.8628" calcext:value-type="float">
            <text:p>29.8628</text:p>
          </table:table-cell>
          <table:table-cell office:value-type="float" office:value="29.8554" calcext:value-type="float">
            <text:p>29.8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687" calcext:value-type="float">
            <text:p>108.687</text:p>
          </table:table-cell>
          <table:table-cell office:value-type="float" office:value="68.0793" calcext:value-type="float">
            <text:p>68.0793</text:p>
          </table:table-cell>
          <table:table-cell office:value-type="float" office:value="38.1482" calcext:value-type="float">
            <text:p>38.1482</text:p>
          </table:table-cell>
          <table:table-cell office:value-type="float" office:value="44.1703" calcext:value-type="float">
            <text:p>44.1703</text:p>
          </table:table-cell>
          <table:table-cell office:value-type="float" office:value="128.234" calcext:value-type="float">
            <text:p>128.234</text:p>
          </table:table-cell>
          <table:table-cell office:value-type="float" office:value="77.1305" calcext:value-type="float">
            <text:p>77.1305</text:p>
          </table:table-cell>
          <table:table-cell office:value-type="float" office:value="75.2349" calcext:value-type="float">
            <text:p>75.2349</text:p>
          </table:table-cell>
          <table:table-cell office:value-type="float" office:value="75.2101" calcext:value-type="float">
            <text:p>75.2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851" calcext:value-type="float">
            <text:p>39.1851</text:p>
          </table:table-cell>
          <table:table-cell office:value-type="float" office:value="39.1971" calcext:value-type="float">
            <text:p>39.1971</text:p>
          </table:table-cell>
          <table:table-cell table:number-columns-repeated="2" office:value-type="float" office:value="44.6121" calcext:value-type="float">
            <text:p>44.6121</text:p>
          </table:table-cell>
          <table:table-cell office:value-type="float" office:value="195.279" calcext:value-type="float">
            <text:p>195.279</text:p>
          </table:table-cell>
          <table:table-cell office:value-type="float" office:value="99.6162" calcext:value-type="float">
            <text:p>99.6162</text:p>
          </table:table-cell>
          <table:table-cell office:value-type="float" office:value="237.306" calcext:value-type="float">
            <text:p>237.306</text:p>
          </table:table-cell>
          <table:table-cell office:value-type="float" office:value="119.88" calcext:value-type="float">
            <text:p>119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.9598" calcext:value-type="float">
            <text:p>93.9598</text:p>
          </table:table-cell>
          <table:table-cell office:value-type="float" office:value="93.9792" calcext:value-type="float">
            <text:p>93.9792</text:p>
          </table:table-cell>
          <table:table-cell office:value-type="float" office:value="61.7617" calcext:value-type="float">
            <text:p>61.7617</text:p>
          </table:table-cell>
          <table:table-cell office:value-type="float" office:value="61.7555" calcext:value-type="float">
            <text:p>61.7555</text:p>
          </table:table-cell>
          <table:table-cell office:value-type="float" office:value="227.842" calcext:value-type="float">
            <text:p>227.842</text:p>
          </table:table-cell>
          <table:table-cell office:value-type="float" office:value="93.8628" calcext:value-type="float">
            <text:p>93.8628</text:p>
          </table:table-cell>
          <table:table-cell office:value-type="float" office:value="209.115" calcext:value-type="float">
            <text:p>209.115</text:p>
          </table:table-cell>
          <table:table-cell office:value-type="float" office:value="112.256" calcext:value-type="float">
            <text:p>112.256</text:p>
          </table:table-cell>
          <table:table-cell office:value-type="float" office:value="172.139" calcext:value-type="float">
            <text:p>172.139</text:p>
          </table:table-cell>
          <table:table-cell office:value-type="float" office:value="116.214" calcext:value-type="float">
            <text:p>116.214</text:p>
          </table:table-cell>
          <table:table-cell office:value-type="float" office:value="234.221" calcext:value-type="float">
            <text:p>234.221</text:p>
          </table:table-cell>
          <table:table-cell office:value-type="float" office:value="118.292" calcext:value-type="float">
            <text:p>118.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19" calcext:value-type="float">
            <text:p>144.19</text:p>
          </table:table-cell>
          <table:table-cell office:value-type="float" office:value="143.124" calcext:value-type="float">
            <text:p>143.124</text:p>
          </table:table-cell>
          <table:table-cell office:value-type="float" office:value="387.284" calcext:value-type="float">
            <text:p>387.284</text:p>
          </table:table-cell>
          <table:table-cell office:value-type="float" office:value="149.449" calcext:value-type="float">
            <text:p>149.449</text:p>
          </table:table-cell>
          <table:table-cell office:value-type="float" office:value="260.426" calcext:value-type="float">
            <text:p>260.426</text:p>
          </table:table-cell>
          <table:table-cell office:value-type="float" office:value="138.038" calcext:value-type="float">
            <text:p>138.038</text:p>
          </table:table-cell>
          <table:table-cell office:value-type="float" office:value="271.086" calcext:value-type="float">
            <text:p>271.086</text:p>
          </table:table-cell>
          <table:table-cell office:value-type="float" office:value="133.63" calcext:value-type="float">
            <text:p>133.63</text:p>
          </table:table-cell>
          <table:table-cell office:value-type="float" office:value="428.457" calcext:value-type="float">
            <text:p>428.457</text:p>
          </table:table-cell>
          <table:table-cell office:value-type="float" office:value="302.948" calcext:value-type="float">
            <text:p>302.948</text:p>
          </table:table-cell>
          <table:table-cell office:value-type="float" office:value="515.447" calcext:value-type="float">
            <text:p>515.447</text:p>
          </table:table-cell>
          <table:table-cell office:value-type="float" office:value="310.997" calcext:value-type="float">
            <text:p>310.997</text:p>
          </table:table-cell>
          <table:table-cell office:value-type="float" office:value="101.939" calcext:value-type="float">
            <text:p>101.939</text:p>
          </table:table-cell>
          <table:table-cell office:value-type="float" office:value="101.276" calcext:value-type="float">
            <text:p>101.276</text:p>
          </table:table-cell>
          <table:table-cell office:value-type="float" office:value="259.329" calcext:value-type="float">
            <text:p>259.329</text:p>
          </table:table-cell>
          <table:table-cell office:value-type="float" office:value="133.956" calcext:value-type="float">
            <text:p>133.956</text:p>
          </table:table-cell>
          <table:table-cell office:value-type="float" office:value="366.952" calcext:value-type="float">
            <text:p>366.952</text:p>
          </table:table-cell>
          <table:table-cell office:value-type="float" office:value="209.837" calcext:value-type="float">
            <text:p>209.837</text:p>
          </table:table-cell>
          <table:table-cell office:value-type="float" office:value="156.735" calcext:value-type="float">
            <text:p>156.735</text:p>
          </table:table-cell>
          <table:table-cell office:value-type="float" office:value="110.343" calcext:value-type="float">
            <text:p>110.343</text:p>
          </table:table-cell>
          <table:table-cell office:value-type="float" office:value="478.664" calcext:value-type="float">
            <text:p>478.664</text:p>
          </table:table-cell>
          <table:table-cell office:value-type="float" office:value="307.783" calcext:value-type="float">
            <text:p>307.783</text:p>
          </table:table-cell>
          <table:table-cell office:value-type="float" office:value="557.238" calcext:value-type="float">
            <text:p>557.238</text:p>
          </table:table-cell>
          <table:table-cell office:value-type="float" office:value="318.363" calcext:value-type="float">
            <text:p>318.3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7.9" calcext:value-type="float">
            <text:p>607.9</text:p>
          </table:table-cell>
          <table:table-cell office:value-type="float" office:value="379.84" calcext:value-type="float">
            <text:p>379.84</text:p>
          </table:table-cell>
          <table:table-cell office:value-type="float" office:value="620.255" calcext:value-type="float">
            <text:p>620.255</text:p>
          </table:table-cell>
          <table:table-cell office:value-type="float" office:value="397.859" calcext:value-type="float">
            <text:p>397.859</text:p>
          </table:table-cell>
          <table:table-cell office:value-type="float" office:value="587.333" calcext:value-type="float">
            <text:p>587.333</text:p>
          </table:table-cell>
          <table:table-cell office:value-type="float" office:value="408.743" calcext:value-type="float">
            <text:p>408.743</text:p>
          </table:table-cell>
          <table:table-cell office:value-type="float" office:value="733.517" calcext:value-type="float">
            <text:p>733.517</text:p>
          </table:table-cell>
          <table:table-cell office:value-type="float" office:value="538.122" calcext:value-type="float">
            <text:p>538.1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7.382" calcext:value-type="float">
            <text:p>557.382</text:p>
          </table:table-cell>
          <table:table-cell office:value-type="float" office:value="553.493" calcext:value-type="float">
            <text:p>553.493</text:p>
          </table:table-cell>
          <table:table-cell office:value-type="float" office:value="1016.92" calcext:value-type="float">
            <text:p>1016.92</text:p>
          </table:table-cell>
          <table:table-cell office:value-type="float" office:value="811.059" calcext:value-type="float">
            <text:p>811.059</text:p>
          </table:table-cell>
          <table:table-cell office:value-type="float" office:value="714.141" calcext:value-type="float">
            <text:p>714.141</text:p>
          </table:table-cell>
          <table:table-cell office:value-type="float" office:value="712.496" calcext:value-type="float">
            <text:p>712.496</text:p>
          </table:table-cell>
          <table:table-cell office:value-type="float" office:value="923.768" calcext:value-type="float">
            <text:p>923.768</text:p>
          </table:table-cell>
          <table:table-cell office:value-type="float" office:value="699.303" calcext:value-type="float">
            <text:p>699.303</text:p>
          </table:table-cell>
          <table:table-cell office:value-type="float" office:value="1.30458" calcext:value-type="float">
            <text:p>1.30458</text:p>
          </table:table-cell>
          <table:table-cell office:value-type="float" office:value="1.43171" calcext:value-type="float">
            <text:p>1.43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51.24" calcext:value-type="float">
            <text:p>1451.24</text:p>
          </table:table-cell>
          <table:table-cell office:value-type="float" office:value="1176.79" calcext:value-type="float">
            <text:p>1176.79</text:p>
          </table:table-cell>
          <table:table-cell office:value-type="float" office:value="900.2" calcext:value-type="float">
            <text:p>900.2</text:p>
          </table:table-cell>
          <table:table-cell table:number-columns-repeated="2" office:value-type="float" office:value="1430.98" calcext:value-type="float">
            <text:p>1430.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64.83" calcext:value-type="float">
            <text:p>1564.83</text:p>
          </table:table-cell>
          <table:table-cell office:value-type="float" office:value="1563.14" calcext:value-type="float">
            <text:p>1563.14</text:p>
          </table:table-cell>
          <table:table-cell table:number-columns-repeated="2" office:value-type="float" office:value="1374.53" calcext:value-type="float">
            <text:p>1374.5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987.09" calcext:value-type="float">
            <text:p>1987.09</text:p>
          </table:table-cell>
          <table:table-cell table:number-columns-repeated="2" office:value-type="float" office:value="1871.87" calcext:value-type="float">
            <text:p>1871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1.38" calcext:value-type="float">
            <text:p>2151.38</text:p>
          </table:table-cell>
          <table:table-cell office:value-type="float" office:value="2141.6" calcext:value-type="float">
            <text:p>2141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079" calcext:value-type="float">
            <text:p>161.079</text:p>
          </table:table-cell>
          <table:table-cell office:value-type="float" office:value="108.692" calcext:value-type="float">
            <text:p>108.692</text:p>
          </table:table-cell>
          <table:table-cell office:value-type="float" office:value="8.48757" calcext:value-type="float">
            <text:p>8.48757</text:p>
          </table:table-cell>
          <table:table-cell office:value-type="float" office:value="3.37199" calcext:value-type="float">
            <text:p>3.37199</text:p>
          </table:table-cell>
          <table:table-cell office:value-type="float" office:value="12.4531" calcext:value-type="float">
            <text:p>12.4531</text:p>
          </table:table-cell>
          <table:table-cell office:value-type="float" office:value="5.67723" calcext:value-type="float">
            <text:p>5.67723</text:p>
          </table:table-cell>
          <table:table-cell office:value-type="float" office:value="13.8323" calcext:value-type="float">
            <text:p>13.8323</text:p>
          </table:table-cell>
          <table:table-cell office:value-type="float" office:value="6.63516" calcext:value-type="float">
            <text:p>6.63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.526" calcext:value-type="float">
            <text:p>208.526</text:p>
          </table:table-cell>
          <table:table-cell office:value-type="float" office:value="36.5025" calcext:value-type="float">
            <text:p>36.5025</text:p>
          </table:table-cell>
          <table:table-cell office:value-type="float" office:value="247.511" calcext:value-type="float">
            <text:p>247.511</text:p>
          </table:table-cell>
          <table:table-cell office:value-type="float" office:value="48.1751" calcext:value-type="float">
            <text:p>48.1751</text:p>
          </table:table-cell>
          <table:table-cell office:value-type="float" office:value="109.275" calcext:value-type="float">
            <text:p>109.275</text:p>
          </table:table-cell>
          <table:table-cell office:value-type="float" office:value="57.5581" calcext:value-type="float">
            <text:p>57.55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6008" calcext:value-type="float">
            <text:p>74.6008</text:p>
          </table:table-cell>
          <table:table-cell office:value-type="float" office:value="43.2403" calcext:value-type="float">
            <text:p>43.2403</text:p>
          </table:table-cell>
          <table:table-cell office:value-type="float" office:value="66.6131" calcext:value-type="float">
            <text:p>66.6131</text:p>
          </table:table-cell>
          <table:table-cell office:value-type="float" office:value="48.0936" calcext:value-type="float">
            <text:p>48.0936</text:p>
          </table:table-cell>
          <table:table-cell office:value-type="float" office:value="64.031" calcext:value-type="float">
            <text:p>64.031</text:p>
          </table:table-cell>
          <table:table-cell office:value-type="float" office:value="51.2365" calcext:value-type="float">
            <text:p>51.2365</text:p>
          </table:table-cell>
          <table:table-cell office:value-type="float" office:value="30.4275" calcext:value-type="float">
            <text:p>30.4275</text:p>
          </table:table-cell>
          <table:table-cell office:value-type="float" office:value="30.4229" calcext:value-type="float">
            <text:p>30.4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504" calcext:value-type="float">
            <text:p>141.504</text:p>
          </table:table-cell>
          <table:table-cell office:value-type="float" office:value="68.2653" calcext:value-type="float">
            <text:p>68.2653</text:p>
          </table:table-cell>
          <table:table-cell office:value-type="float" office:value="78.3393" calcext:value-type="float">
            <text:p>78.3393</text:p>
          </table:table-cell>
          <table:table-cell office:value-type="float" office:value="69.1049" calcext:value-type="float">
            <text:p>69.1049</text:p>
          </table:table-cell>
          <table:table-cell office:value-type="float" office:value="153.226" calcext:value-type="float">
            <text:p>153.226</text:p>
          </table:table-cell>
          <table:table-cell office:value-type="float" office:value="77.8193" calcext:value-type="float">
            <text:p>77.8193</text:p>
          </table:table-cell>
          <table:table-cell office:value-type="float" office:value="119.668" calcext:value-type="float">
            <text:p>119.668</text:p>
          </table:table-cell>
          <table:table-cell office:value-type="float" office:value="103.88" calcext:value-type="float">
            <text:p>10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211" calcext:value-type="float">
            <text:p>39.6211</text:p>
          </table:table-cell>
          <table:table-cell office:value-type="float" office:value="39.6291" calcext:value-type="float">
            <text:p>39.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827" calcext:value-type="float">
            <text:p>201.827</text:p>
          </table:table-cell>
          <table:table-cell office:value-type="float" office:value="90.6229" calcext:value-type="float">
            <text:p>90.6229</text:p>
          </table:table-cell>
          <table:table-cell office:value-type="float" office:value="288.72" calcext:value-type="float">
            <text:p>288.72</text:p>
          </table:table-cell>
          <table:table-cell office:value-type="float" office:value="105.578" calcext:value-type="float">
            <text:p>105.5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1446" calcext:value-type="float">
            <text:p>97.1446</text:p>
          </table:table-cell>
          <table:table-cell office:value-type="float" office:value="97.1696" calcext:value-type="float">
            <text:p>97.1696</text:p>
          </table:table-cell>
          <table:table-cell office:value-type="float" office:value="62.7087" calcext:value-type="float">
            <text:p>62.7087</text:p>
          </table:table-cell>
          <table:table-cell office:value-type="float" office:value="62.7134" calcext:value-type="float">
            <text:p>62.7134</text:p>
          </table:table-cell>
          <table:table-cell office:value-type="float" office:value="212.497" calcext:value-type="float">
            <text:p>212.497</text:p>
          </table:table-cell>
          <table:table-cell office:value-type="float" office:value="93.6811" calcext:value-type="float">
            <text:p>93.6811</text:p>
          </table:table-cell>
          <table:table-cell office:value-type="float" office:value="214.684" calcext:value-type="float">
            <text:p>214.684</text:p>
          </table:table-cell>
          <table:table-cell office:value-type="float" office:value="113.046" calcext:value-type="float">
            <text:p>113.046</text:p>
          </table:table-cell>
          <table:table-cell office:value-type="float" office:value="219.503" calcext:value-type="float">
            <text:p>219.503</text:p>
          </table:table-cell>
          <table:table-cell office:value-type="float" office:value="130.036" calcext:value-type="float">
            <text:p>130.036</text:p>
          </table:table-cell>
          <table:table-cell office:value-type="float" office:value="182.719" calcext:value-type="float">
            <text:p>182.719</text:p>
          </table:table-cell>
          <table:table-cell office:value-type="float" office:value="126.646" calcext:value-type="float">
            <text:p>126.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862" calcext:value-type="float">
            <text:p>131.862</text:p>
          </table:table-cell>
          <table:table-cell office:value-type="float" office:value="115.254" calcext:value-type="float">
            <text:p>115.254</text:p>
          </table:table-cell>
          <table:table-cell office:value-type="float" office:value="301.461" calcext:value-type="float">
            <text:p>301.461</text:p>
          </table:table-cell>
          <table:table-cell office:value-type="float" office:value="124.047" calcext:value-type="float">
            <text:p>124.047</text:p>
          </table:table-cell>
          <table:table-cell office:value-type="float" office:value="268.765" calcext:value-type="float">
            <text:p>268.765</text:p>
          </table:table-cell>
          <table:table-cell office:value-type="float" office:value="138.951" calcext:value-type="float">
            <text:p>138.951</text:p>
          </table:table-cell>
          <table:table-cell office:value-type="float" office:value="261.318" calcext:value-type="float">
            <text:p>261.318</text:p>
          </table:table-cell>
          <table:table-cell office:value-type="float" office:value="132.633" calcext:value-type="float">
            <text:p>132.633</text:p>
          </table:table-cell>
          <table:table-cell office:value-type="float" office:value="327.492" calcext:value-type="float">
            <text:p>327.492</text:p>
          </table:table-cell>
          <table:table-cell office:value-type="float" office:value="323.451" calcext:value-type="float">
            <text:p>323.451</text:p>
          </table:table-cell>
          <table:table-cell office:value-type="float" office:value="301.493" calcext:value-type="float">
            <text:p>301.493</text:p>
          </table:table-cell>
          <table:table-cell office:value-type="float" office:value="298.815" calcext:value-type="float">
            <text:p>298.815</text:p>
          </table:table-cell>
          <table:table-cell office:value-type="float" office:value="103.43" calcext:value-type="float">
            <text:p>103.43</text:p>
          </table:table-cell>
          <table:table-cell office:value-type="float" office:value="102.972" calcext:value-type="float">
            <text:p>102.972</text:p>
          </table:table-cell>
          <table:table-cell office:value-type="float" office:value="219.775" calcext:value-type="float">
            <text:p>219.775</text:p>
          </table:table-cell>
          <table:table-cell office:value-type="float" office:value="131.786" calcext:value-type="float">
            <text:p>131.786</text:p>
          </table:table-cell>
          <table:table-cell office:value-type="float" office:value="395.657" calcext:value-type="float">
            <text:p>395.657</text:p>
          </table:table-cell>
          <table:table-cell office:value-type="float" office:value="215.833" calcext:value-type="float">
            <text:p>215.833</text:p>
          </table:table-cell>
          <table:table-cell office:value-type="float" office:value="159.565" calcext:value-type="float">
            <text:p>159.565</text:p>
          </table:table-cell>
          <table:table-cell office:value-type="float" office:value="111.505" calcext:value-type="float">
            <text:p>111.505</text:p>
          </table:table-cell>
          <table:table-cell office:value-type="float" office:value="406.443" calcext:value-type="float">
            <text:p>406.443</text:p>
          </table:table-cell>
          <table:table-cell office:value-type="float" office:value="278.451" calcext:value-type="float">
            <text:p>278.451</text:p>
          </table:table-cell>
          <table:table-cell office:value-type="float" office:value="238.158" calcext:value-type="float">
            <text:p>238.158</text:p>
          </table:table-cell>
          <table:table-cell office:value-type="float" office:value="237.417" calcext:value-type="float">
            <text:p>237.4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.779" calcext:value-type="float">
            <text:p>144.779</text:p>
          </table:table-cell>
          <table:table-cell office:value-type="float" office:value="143.807" calcext:value-type="float">
            <text:p>143.807</text:p>
          </table:table-cell>
          <table:table-cell office:value-type="float" office:value="536.984" calcext:value-type="float">
            <text:p>536.984</text:p>
          </table:table-cell>
          <table:table-cell office:value-type="float" office:value="397.474" calcext:value-type="float">
            <text:p>397.474</text:p>
          </table:table-cell>
          <table:table-cell office:value-type="float" office:value="571.644" calcext:value-type="float">
            <text:p>571.644</text:p>
          </table:table-cell>
          <table:table-cell office:value-type="float" office:value="437.874" calcext:value-type="float">
            <text:p>437.874</text:p>
          </table:table-cell>
          <table:table-cell office:value-type="float" office:value="624.16" calcext:value-type="float">
            <text:p>624.16</text:p>
          </table:table-cell>
          <table:table-cell office:value-type="float" office:value="458.74" calcext:value-type="float">
            <text:p>458.74</text:p>
          </table:table-cell>
          <table:table-cell office:value-type="float" office:value="814.518" calcext:value-type="float">
            <text:p>814.518</text:p>
          </table:table-cell>
          <table:table-cell office:value-type="float" office:value="628.966" calcext:value-type="float">
            <text:p>628.9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5.718" calcext:value-type="float">
            <text:p>965.718</text:p>
          </table:table-cell>
          <table:table-cell office:value-type="float" office:value="748.768" calcext:value-type="float">
            <text:p>748.768</text:p>
          </table:table-cell>
          <table:table-cell office:value-type="float" office:value="504.081" calcext:value-type="float">
            <text:p>504.081</text:p>
          </table:table-cell>
          <table:table-cell office:value-type="float" office:value="501.9" calcext:value-type="float">
            <text:p>501.9</text:p>
          </table:table-cell>
          <table:table-cell office:value-type="float" office:value="820.861" calcext:value-type="float">
            <text:p>820.861</text:p>
          </table:table-cell>
          <table:table-cell office:value-type="float" office:value="635.654" calcext:value-type="float">
            <text:p>635.654</text:p>
          </table:table-cell>
          <table:table-cell office:value-type="float" office:value="982.796" calcext:value-type="float">
            <text:p>982.796</text:p>
          </table:table-cell>
          <table:table-cell office:value-type="float" office:value="750.98" calcext:value-type="float">
            <text:p>750.98</text:p>
          </table:table-cell>
          <table:table-cell office:value-type="float" office:value="1.28528" calcext:value-type="float">
            <text:p>1.28528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20.24" calcext:value-type="float">
            <text:p>1020.24</text:p>
          </table:table-cell>
          <table:table-cell office:value-type="float" office:value="818.385" calcext:value-type="float">
            <text:p>818.385</text:p>
          </table:table-cell>
          <table:table-cell office:value-type="float" office:value="861.824" calcext:value-type="float">
            <text:p>861.824</text:p>
          </table:table-cell>
          <table:table-cell office:value-type="float" office:value="859.692" calcext:value-type="float">
            <text:p>859.692</text:p>
          </table:table-cell>
          <table:table-cell office:value-type="float" office:value="714.075" calcext:value-type="float">
            <text:p>714.075</text:p>
          </table:table-cell>
          <table:table-cell office:value-type="float" office:value="711.921" calcext:value-type="float">
            <text:p>711.92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196.49" calcext:value-type="float">
            <text:p>1196.49</text:p>
          </table:table-cell>
          <table:table-cell office:value-type="float" office:value="1.33428" calcext:value-type="float">
            <text:p>1.33428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039.1" calcext:value-type="float">
            <text:p>2039.1</text:p>
          </table:table-cell>
          <table:table-cell table:number-columns-repeated="2" office:value-type="float" office:value="1783.75" calcext:value-type="float">
            <text:p>1783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149.17" calcext:value-type="float">
            <text:p>2149.17</text:p>
          </table:table-cell>
          <table:table-cell table:number-columns-repeated="2" office:value-type="float" office:value="2185.09" calcext:value-type="float">
            <text:p>2185.0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.804" calcext:value-type="float">
            <text:p>163.804</text:p>
          </table:table-cell>
          <table:table-cell office:value-type="float" office:value="109.207" calcext:value-type="float">
            <text:p>109.207</text:p>
          </table:table-cell>
          <table:table-cell office:value-type="float" office:value="9.13286" calcext:value-type="float">
            <text:p>9.13286</text:p>
          </table:table-cell>
          <table:table-cell office:value-type="float" office:value="3.362" calcext:value-type="float">
            <text:p>3.362</text:p>
          </table:table-cell>
          <table:table-cell office:value-type="float" office:value="12.4975" calcext:value-type="float">
            <text:p>12.4975</text:p>
          </table:table-cell>
          <table:table-cell office:value-type="float" office:value="5.49969" calcext:value-type="float">
            <text:p>5.49969</text:p>
          </table:table-cell>
          <table:table-cell office:value-type="float" office:value="12.5961" calcext:value-type="float">
            <text:p>12.5961</text:p>
          </table:table-cell>
          <table:table-cell office:value-type="float" office:value="6.51687" calcext:value-type="float">
            <text:p>6.51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714" calcext:value-type="float">
            <text:p>210.714</text:p>
          </table:table-cell>
          <table:table-cell office:value-type="float" office:value="34.8975" calcext:value-type="float">
            <text:p>34.8975</text:p>
          </table:table-cell>
          <table:table-cell office:value-type="float" office:value="224.972" calcext:value-type="float">
            <text:p>224.972</text:p>
          </table:table-cell>
          <table:table-cell office:value-type="float" office:value="45.3489" calcext:value-type="float">
            <text:p>45.3489</text:p>
          </table:table-cell>
          <table:table-cell office:value-type="float" office:value="270.831" calcext:value-type="float">
            <text:p>270.831</text:p>
          </table:table-cell>
          <table:table-cell office:value-type="float" office:value="68.9709" calcext:value-type="float">
            <text:p>68.97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034" calcext:value-type="float">
            <text:p>79.034</text:p>
          </table:table-cell>
          <table:table-cell office:value-type="float" office:value="43.7589" calcext:value-type="float">
            <text:p>43.7589</text:p>
          </table:table-cell>
          <table:table-cell office:value-type="float" office:value="79.3879" calcext:value-type="float">
            <text:p>79.3879</text:p>
          </table:table-cell>
          <table:table-cell office:value-type="float" office:value="51.2886" calcext:value-type="float">
            <text:p>51.2886</text:p>
          </table:table-cell>
          <table:table-cell office:value-type="float" office:value="109.436" calcext:value-type="float">
            <text:p>109.436</text:p>
          </table:table-cell>
          <table:table-cell office:value-type="float" office:value="49.4101" calcext:value-type="float">
            <text:p>49.4101</text:p>
          </table:table-cell>
          <table:table-cell office:value-type="float" office:value="31.0419" calcext:value-type="float">
            <text:p>31.0419</text:p>
          </table:table-cell>
          <table:table-cell office:value-type="float" office:value="31.0481" calcext:value-type="float">
            <text:p>31.0481</text:p>
          </table:table-cell>
          <table:table-cell table:number-columns-repeated="2" office:value-type="float" office:value="65.9846" calcext:value-type="float">
            <text:p>65.9846</text:p>
          </table:table-cell>
          <table:table-cell office:value-type="float" office:value="134.667" calcext:value-type="float">
            <text:p>134.667</text:p>
          </table:table-cell>
          <table:table-cell office:value-type="float" office:value="66.2088" calcext:value-type="float">
            <text:p>66.2088</text:p>
          </table:table-cell>
          <table:table-cell office:value-type="float" office:value="107.269" calcext:value-type="float">
            <text:p>107.269</text:p>
          </table:table-cell>
          <table:table-cell office:value-type="float" office:value="45.7406" calcext:value-type="float">
            <text:p>45.7406</text:p>
          </table:table-cell>
          <table:table-cell office:value-type="float" office:value="148.321" calcext:value-type="float">
            <text:p>148.321</text:p>
          </table:table-cell>
          <table:table-cell office:value-type="float" office:value="81.9307" calcext:value-type="float">
            <text:p>81.9307</text:p>
          </table:table-cell>
          <table:table-cell office:value-type="float" office:value="223.42" calcext:value-type="float">
            <text:p>223.42</text:p>
          </table:table-cell>
          <table:table-cell office:value-type="float" office:value="98.3476" calcext:value-type="float">
            <text:p>98.3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656" calcext:value-type="float">
            <text:p>40.0656</text:p>
          </table:table-cell>
          <table:table-cell office:value-type="float" office:value="40.0736" calcext:value-type="float">
            <text:p>40.0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.849" calcext:value-type="float">
            <text:p>198.849</text:p>
          </table:table-cell>
          <table:table-cell office:value-type="float" office:value="100.041" calcext:value-type="float">
            <text:p>100.041</text:p>
          </table:table-cell>
          <table:table-cell office:value-type="float" office:value="165.893" calcext:value-type="float">
            <text:p>165.893</text:p>
          </table:table-cell>
          <table:table-cell office:value-type="float" office:value="95.5893" calcext:value-type="float">
            <text:p>95.58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.017" calcext:value-type="float">
            <text:p>102.017</text:p>
          </table:table-cell>
          <table:table-cell office:value-type="float" office:value="102.027" calcext:value-type="float">
            <text:p>102.027</text:p>
          </table:table-cell>
          <table:table-cell office:value-type="float" office:value="65.9851" calcext:value-type="float">
            <text:p>65.9851</text:p>
          </table:table-cell>
          <table:table-cell office:value-type="float" office:value="65.5123" calcext:value-type="float">
            <text:p>65.5123</text:p>
          </table:table-cell>
          <table:table-cell office:value-type="float" office:value="189.21" calcext:value-type="float">
            <text:p>189.21</text:p>
          </table:table-cell>
          <table:table-cell office:value-type="float" office:value="79.2594" calcext:value-type="float">
            <text:p>79.2594</text:p>
          </table:table-cell>
          <table:table-cell office:value-type="float" office:value="204.384" calcext:value-type="float">
            <text:p>204.384</text:p>
          </table:table-cell>
          <table:table-cell office:value-type="float" office:value="111.286" calcext:value-type="float">
            <text:p>111.286</text:p>
          </table:table-cell>
          <table:table-cell office:value-type="float" office:value="230.528" calcext:value-type="float">
            <text:p>230.528</text:p>
          </table:table-cell>
          <table:table-cell office:value-type="float" office:value="138.576" calcext:value-type="float">
            <text:p>138.576</text:p>
          </table:table-cell>
          <table:table-cell office:value-type="float" office:value="284.558" calcext:value-type="float">
            <text:p>284.558</text:p>
          </table:table-cell>
          <table:table-cell office:value-type="float" office:value="139.982" calcext:value-type="float">
            <text:p>139.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801" calcext:value-type="float">
            <text:p>139.801</text:p>
          </table:table-cell>
          <table:table-cell office:value-type="float" office:value="121.871" calcext:value-type="float">
            <text:p>121.871</text:p>
          </table:table-cell>
          <table:table-cell office:value-type="float" office:value="243.491" calcext:value-type="float">
            <text:p>243.491</text:p>
          </table:table-cell>
          <table:table-cell office:value-type="float" office:value="124.845" calcext:value-type="float">
            <text:p>124.845</text:p>
          </table:table-cell>
          <table:table-cell office:value-type="float" office:value="313.696" calcext:value-type="float">
            <text:p>313.696</text:p>
          </table:table-cell>
          <table:table-cell office:value-type="float" office:value="139.016" calcext:value-type="float">
            <text:p>139.016</text:p>
          </table:table-cell>
          <table:table-cell office:value-type="float" office:value="253.804" calcext:value-type="float">
            <text:p>253.804</text:p>
          </table:table-cell>
          <table:table-cell office:value-type="float" office:value="138.532" calcext:value-type="float">
            <text:p>138.532</text:p>
          </table:table-cell>
          <table:table-cell office:value-type="float" office:value="582.994" calcext:value-type="float">
            <text:p>582.994</text:p>
          </table:table-cell>
          <table:table-cell office:value-type="float" office:value="438.668" calcext:value-type="float">
            <text:p>438.668</text:p>
          </table:table-cell>
          <table:table-cell office:value-type="float" office:value="515.225" calcext:value-type="float">
            <text:p>515.225</text:p>
          </table:table-cell>
          <table:table-cell office:value-type="float" office:value="392.499" calcext:value-type="float">
            <text:p>392.499</text:p>
          </table:table-cell>
          <table:table-cell office:value-type="float" office:value="169.196" calcext:value-type="float">
            <text:p>169.196</text:p>
          </table:table-cell>
          <table:table-cell office:value-type="float" office:value="141.784" calcext:value-type="float">
            <text:p>141.784</text:p>
          </table:table-cell>
          <table:table-cell office:value-type="float" office:value="216.293" calcext:value-type="float">
            <text:p>216.293</text:p>
          </table:table-cell>
          <table:table-cell office:value-type="float" office:value="133.38" calcext:value-type="float">
            <text:p>133.38</text:p>
          </table:table-cell>
          <table:table-cell office:value-type="float" office:value="431.348" calcext:value-type="float">
            <text:p>431.348</text:p>
          </table:table-cell>
          <table:table-cell office:value-type="float" office:value="213.116" calcext:value-type="float">
            <text:p>213.116</text:p>
          </table:table-cell>
          <table:table-cell office:value-type="float" office:value="161.796" calcext:value-type="float">
            <text:p>161.796</text:p>
          </table:table-cell>
          <table:table-cell office:value-type="float" office:value="112.514" calcext:value-type="float">
            <text:p>112.514</text:p>
          </table:table-cell>
          <table:table-cell office:value-type="float" office:value="407.793" calcext:value-type="float">
            <text:p>407.793</text:p>
          </table:table-cell>
          <table:table-cell office:value-type="float" office:value="300.762" calcext:value-type="float">
            <text:p>300.762</text:p>
          </table:table-cell>
          <table:table-cell office:value-type="float" office:value="263.275" calcext:value-type="float">
            <text:p>263.275</text:p>
          </table:table-cell>
          <table:table-cell office:value-type="float" office:value="262.165" calcext:value-type="float">
            <text:p>262.1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6.584" calcext:value-type="float">
            <text:p>626.584</text:p>
          </table:table-cell>
          <table:table-cell office:value-type="float" office:value="423.501" calcext:value-type="float">
            <text:p>423.501</text:p>
          </table:table-cell>
          <table:table-cell office:value-type="float" office:value="669.216" calcext:value-type="float">
            <text:p>669.216</text:p>
          </table:table-cell>
          <table:table-cell office:value-type="float" office:value="477.155" calcext:value-type="float">
            <text:p>477.155</text:p>
          </table:table-cell>
          <table:table-cell office:value-type="float" office:value="658.276" calcext:value-type="float">
            <text:p>658.276</text:p>
          </table:table-cell>
          <table:table-cell office:value-type="float" office:value="420.772" calcext:value-type="float">
            <text:p>420.7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13.48" calcext:value-type="float">
            <text:p>1013.48</text:p>
          </table:table-cell>
          <table:table-cell office:value-type="float" office:value="805.936" calcext:value-type="float">
            <text:p>805.936</text:p>
          </table:table-cell>
          <table:table-cell office:value-type="float" office:value="911.631" calcext:value-type="float">
            <text:p>911.631</text:p>
          </table:table-cell>
          <table:table-cell office:value-type="float" office:value="692.824" calcext:value-type="float">
            <text:p>692.824</text:p>
          </table:table-cell>
          <table:table-cell office:value-type="float" office:value="1038.84" calcext:value-type="float">
            <text:p>1038.84</text:p>
          </table:table-cell>
          <table:table-cell office:value-type="float" office:value="823.022" calcext:value-type="float">
            <text:p>823.022</text:p>
          </table:table-cell>
          <table:table-cell office:value-type="float" office:value="818.25" calcext:value-type="float">
            <text:p>818.25</text:p>
          </table:table-cell>
          <table:table-cell office:value-type="float" office:value="655.354" calcext:value-type="float">
            <text:p>655.354</text:p>
          </table:table-cell>
          <table:table-cell office:value-type="float" office:value="1.55195" calcext:value-type="float">
            <text:p>1.55195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19.8" calcext:value-type="float">
            <text:p>1219.8</text:p>
          </table:table-cell>
          <table:table-cell office:value-type="float" office:value="1022.06" calcext:value-type="float">
            <text:p>1022.06</text:p>
          </table:table-cell>
          <table:table-cell office:value-type="float" office:value="1300.56" calcext:value-type="float">
            <text:p>1300.56</text:p>
          </table:table-cell>
          <table:table-cell office:value-type="float" office:value="1291.92" calcext:value-type="float">
            <text:p>1291.92</text:p>
          </table:table-cell>
          <table:table-cell office:value-type="float" office:value="1190.61" calcext:value-type="float">
            <text:p>1190.61</text:p>
          </table:table-cell>
          <table:table-cell office:value-type="float" office:value="946.161" calcext:value-type="float">
            <text:p>946.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3.58" calcext:value-type="float">
            <text:p>1363.58</text:p>
          </table:table-cell>
          <table:table-cell office:value-type="float" office:value="1034.49" calcext:value-type="float">
            <text:p>1034.49</text:p>
          </table:table-cell>
          <table:table-cell office:value-type="float" office:value="2.19458" calcext:value-type="float">
            <text:p>2.19458</text:p>
          </table:table-cell>
          <table:table-cell office:value-type="float" office:value="1.21512" calcext:value-type="float">
            <text:p>1.21512</text:p>
          </table:table-cell>
          <table:table-cell office:value-type="float" office:value="1464.87" calcext:value-type="float">
            <text:p>1464.87</text:p>
          </table:table-cell>
          <table:table-cell office:value-type="float" office:value="1457.81" calcext:value-type="float">
            <text:p>1457.81</text:p>
          </table:table-cell>
          <table:table-cell office:value-type="float" office:value="1.32542" calcext:value-type="float">
            <text:p>1.32542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684.79" calcext:value-type="float">
            <text:p>1684.79</text:p>
          </table:table-cell>
          <table:table-cell table:number-columns-repeated="2" office:value-type="float" office:value="1720.3" calcext:value-type="float">
            <text:p>1720.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.48232" calcext:value-type="float">
            <text:p>3.48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26.12" calcext:value-type="float">
            <text:p>2426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254" calcext:value-type="float">
            <text:p>162.254</text:p>
          </table:table-cell>
          <table:table-cell office:value-type="float" office:value="109.852" calcext:value-type="float">
            <text:p>109.852</text:p>
          </table:table-cell>
          <table:table-cell office:value-type="float" office:value="8.0819" calcext:value-type="float">
            <text:p>8.0819</text:p>
          </table:table-cell>
          <table:table-cell office:value-type="float" office:value="3.18959" calcext:value-type="float">
            <text:p>3.18959</text:p>
          </table:table-cell>
          <table:table-cell office:value-type="float" office:value="11.9154" calcext:value-type="float">
            <text:p>11.9154</text:p>
          </table:table-cell>
          <table:table-cell office:value-type="float" office:value="5.17544" calcext:value-type="float">
            <text:p>5.17544</text:p>
          </table:table-cell>
          <table:table-cell office:value-type="float" office:value="13.1106" calcext:value-type="float">
            <text:p>13.1106</text:p>
          </table:table-cell>
          <table:table-cell office:value-type="float" office:value="6.57986" calcext:value-type="float">
            <text:p>6.57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921" calcext:value-type="float">
            <text:p>179.921</text:p>
          </table:table-cell>
          <table:table-cell office:value-type="float" office:value="32.0554" calcext:value-type="float">
            <text:p>32.0554</text:p>
          </table:table-cell>
          <table:table-cell office:value-type="float" office:value="231.322" calcext:value-type="float">
            <text:p>231.322</text:p>
          </table:table-cell>
          <table:table-cell office:value-type="float" office:value="44.4125" calcext:value-type="float">
            <text:p>44.4125</text:p>
          </table:table-cell>
          <table:table-cell office:value-type="float" office:value="402.81" calcext:value-type="float">
            <text:p>402.81</text:p>
          </table:table-cell>
          <table:table-cell office:value-type="float" office:value="117.168" calcext:value-type="float">
            <text:p>117.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7592" calcext:value-type="float">
            <text:p>69.7592</text:p>
          </table:table-cell>
          <table:table-cell office:value-type="float" office:value="44.326" calcext:value-type="float">
            <text:p>44.326</text:p>
          </table:table-cell>
          <table:table-cell office:value-type="float" office:value="75.7368" calcext:value-type="float">
            <text:p>75.7368</text:p>
          </table:table-cell>
          <table:table-cell office:value-type="float" office:value="54.3695" calcext:value-type="float">
            <text:p>54.3695</text:p>
          </table:table-cell>
          <table:table-cell office:value-type="float" office:value="54.3082" calcext:value-type="float">
            <text:p>54.3082</text:p>
          </table:table-cell>
          <table:table-cell office:value-type="float" office:value="48.0823" calcext:value-type="float">
            <text:p>48.0823</text:p>
          </table:table-cell>
          <table:table-cell office:value-type="float" office:value="31.7012" calcext:value-type="float">
            <text:p>31.7012</text:p>
          </table:table-cell>
          <table:table-cell office:value-type="float" office:value="31.7028" calcext:value-type="float">
            <text:p>31.7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101" calcext:value-type="float">
            <text:p>166.101</text:p>
          </table:table-cell>
          <table:table-cell office:value-type="float" office:value="66.2646" calcext:value-type="float">
            <text:p>66.2646</text:p>
          </table:table-cell>
          <table:table-cell office:value-type="float" office:value="48.6172" calcext:value-type="float">
            <text:p>48.6172</text:p>
          </table:table-cell>
          <table:table-cell office:value-type="float" office:value="47.2845" calcext:value-type="float">
            <text:p>47.2845</text:p>
          </table:table-cell>
          <table:table-cell office:value-type="float" office:value="155.899" calcext:value-type="float">
            <text:p>155.899</text:p>
          </table:table-cell>
          <table:table-cell office:value-type="float" office:value="85.5464" calcext:value-type="float">
            <text:p>85.5464</text:p>
          </table:table-cell>
          <table:table-cell office:value-type="float" office:value="234.882" calcext:value-type="float">
            <text:p>234.882</text:p>
          </table:table-cell>
          <table:table-cell office:value-type="float" office:value="85.6834" calcext:value-type="float">
            <text:p>85.6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194" calcext:value-type="float">
            <text:p>40.5194</text:p>
          </table:table-cell>
          <table:table-cell office:value-type="float" office:value="40.5356" calcext:value-type="float">
            <text:p>40.5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69" calcext:value-type="float">
            <text:p>176.69</text:p>
          </table:table-cell>
          <table:table-cell office:value-type="float" office:value="97.5094" calcext:value-type="float">
            <text:p>97.5094</text:p>
          </table:table-cell>
          <table:table-cell office:value-type="float" office:value="184.004" calcext:value-type="float">
            <text:p>184.004</text:p>
          </table:table-cell>
          <table:table-cell office:value-type="float" office:value="95.6903" calcext:value-type="float">
            <text:p>95.69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.847" calcext:value-type="float">
            <text:p>107.847</text:p>
          </table:table-cell>
          <table:table-cell office:value-type="float" office:value="107.883" calcext:value-type="float">
            <text:p>107.883</text:p>
          </table:table-cell>
          <table:table-cell office:value-type="float" office:value="88.9665" calcext:value-type="float">
            <text:p>88.9665</text:p>
          </table:table-cell>
          <table:table-cell office:value-type="float" office:value="84.9462" calcext:value-type="float">
            <text:p>84.9462</text:p>
          </table:table-cell>
          <table:table-cell office:value-type="float" office:value="119.263" calcext:value-type="float">
            <text:p>119.263</text:p>
          </table:table-cell>
          <table:table-cell office:value-type="float" office:value="84.3992" calcext:value-type="float">
            <text:p>84.3992</text:p>
          </table:table-cell>
          <table:table-cell office:value-type="float" office:value="219.399" calcext:value-type="float">
            <text:p>219.399</text:p>
          </table:table-cell>
          <table:table-cell office:value-type="float" office:value="113.477" calcext:value-type="float">
            <text:p>113.477</text:p>
          </table:table-cell>
          <table:table-cell office:value-type="float" office:value="294.76" calcext:value-type="float">
            <text:p>294.76</text:p>
          </table:table-cell>
          <table:table-cell office:value-type="float" office:value="142.86" calcext:value-type="float">
            <text:p>142.86</text:p>
          </table:table-cell>
          <table:table-cell office:value-type="float" office:value="378.373" calcext:value-type="float">
            <text:p>378.373</text:p>
          </table:table-cell>
          <table:table-cell office:value-type="float" office:value="132.171" calcext:value-type="float">
            <text:p>132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694" calcext:value-type="float">
            <text:p>153.694</text:p>
          </table:table-cell>
          <table:table-cell office:value-type="float" office:value="130.342" calcext:value-type="float">
            <text:p>130.342</text:p>
          </table:table-cell>
          <table:table-cell office:value-type="float" office:value="232.617" calcext:value-type="float">
            <text:p>232.617</text:p>
          </table:table-cell>
          <table:table-cell office:value-type="float" office:value="119.384" calcext:value-type="float">
            <text:p>119.384</text:p>
          </table:table-cell>
          <table:table-cell office:value-type="float" office:value="255.47" calcext:value-type="float">
            <text:p>255.47</text:p>
          </table:table-cell>
          <table:table-cell office:value-type="float" office:value="133.336" calcext:value-type="float">
            <text:p>133.336</text:p>
          </table:table-cell>
          <table:table-cell office:value-type="float" office:value="297.261" calcext:value-type="float">
            <text:p>297.261</text:p>
          </table:table-cell>
          <table:table-cell office:value-type="float" office:value="136.575" calcext:value-type="float">
            <text:p>136.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.489" calcext:value-type="float">
            <text:p>616.489</text:p>
          </table:table-cell>
          <table:table-cell office:value-type="float" office:value="483.486" calcext:value-type="float">
            <text:p>483.486</text:p>
          </table:table-cell>
          <table:table-cell office:value-type="float" office:value="198.919" calcext:value-type="float">
            <text:p>198.919</text:p>
          </table:table-cell>
          <table:table-cell office:value-type="float" office:value="162.987" calcext:value-type="float">
            <text:p>162.987</text:p>
          </table:table-cell>
          <table:table-cell office:value-type="float" office:value="196.619" calcext:value-type="float">
            <text:p>196.619</text:p>
          </table:table-cell>
          <table:table-cell office:value-type="float" office:value="133.009" calcext:value-type="float">
            <text:p>133.009</text:p>
          </table:table-cell>
          <table:table-cell office:value-type="float" office:value="423.997" calcext:value-type="float">
            <text:p>423.997</text:p>
          </table:table-cell>
          <table:table-cell office:value-type="float" office:value="206.103" calcext:value-type="float">
            <text:p>206.103</text:p>
          </table:table-cell>
          <table:table-cell office:value-type="float" office:value="160.494" calcext:value-type="float">
            <text:p>160.494</text:p>
          </table:table-cell>
          <table:table-cell office:value-type="float" office:value="113.566" calcext:value-type="float">
            <text:p>113.566</text:p>
          </table:table-cell>
          <table:table-cell office:value-type="float" office:value="463.814" calcext:value-type="float">
            <text:p>463.814</text:p>
          </table:table-cell>
          <table:table-cell office:value-type="float" office:value="339.77" calcext:value-type="float">
            <text:p>339.77</text:p>
          </table:table-cell>
          <table:table-cell office:value-type="float" office:value="299.263" calcext:value-type="float">
            <text:p>299.263</text:p>
          </table:table-cell>
          <table:table-cell office:value-type="float" office:value="297.045" calcext:value-type="float">
            <text:p>297.0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5.273" calcext:value-type="float">
            <text:p>685.273</text:p>
          </table:table-cell>
          <table:table-cell office:value-type="float" office:value="435.353" calcext:value-type="float">
            <text:p>435.353</text:p>
          </table:table-cell>
          <table:table-cell office:value-type="float" office:value="641.117" calcext:value-type="float">
            <text:p>641.117</text:p>
          </table:table-cell>
          <table:table-cell office:value-type="float" office:value="473.174" calcext:value-type="float">
            <text:p>473.174</text:p>
          </table:table-cell>
          <table:table-cell office:value-type="float" office:value="661.919" calcext:value-type="float">
            <text:p>661.919</text:p>
          </table:table-cell>
          <table:table-cell office:value-type="float" office:value="483.065" calcext:value-type="float">
            <text:p>483.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13.634" calcext:value-type="float">
            <text:p>513.634</text:p>
          </table:table-cell>
          <table:table-cell office:value-type="float" office:value="512.18" calcext:value-type="float">
            <text:p>512.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2.05" calcext:value-type="float">
            <text:p>1102.05</text:p>
          </table:table-cell>
          <table:table-cell office:value-type="float" office:value="895.119" calcext:value-type="float">
            <text:p>895.119</text:p>
          </table:table-cell>
          <table:table-cell office:value-type="float" office:value="639.879" calcext:value-type="float">
            <text:p>639.8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00.45" calcext:value-type="float">
            <text:p>1300.45</text:p>
          </table:table-cell>
          <table:table-cell office:value-type="float" office:value="1299.3" calcext:value-type="float">
            <text:p>1299.3</text:p>
          </table:table-cell>
          <table:table-cell office:value-type="float" office:value="1400.45" calcext:value-type="float">
            <text:p>1400.45</text:p>
          </table:table-cell>
          <table:table-cell office:value-type="float" office:value="1397.23" calcext:value-type="float">
            <text:p>1397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0.63" calcext:value-type="float">
            <text:p>1320.63</text:p>
          </table:table-cell>
          <table:table-cell office:value-type="float" office:value="1204.53" calcext:value-type="float">
            <text:p>1204.53</text:p>
          </table:table-cell>
          <table:table-cell office:value-type="float" office:value="2.03803" calcext:value-type="float">
            <text:p>2.03803</text:p>
          </table:table-cell>
          <table:table-cell office:value-type="float" office:value="1.21512" calcext:value-type="float">
            <text:p>1.21512</text:p>
          </table:table-cell>
          <table:table-cell table:number-columns-repeated="2" office:value-type="float" office:value="1516.48" calcext:value-type="float">
            <text:p>1516.48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312" calcext:value-type="float">
            <text:p>166.312</text:p>
          </table:table-cell>
          <table:table-cell office:value-type="float" office:value="110.555" calcext:value-type="float">
            <text:p>110.555</text:p>
          </table:table-cell>
          <table:table-cell office:value-type="float" office:value="8.51485" calcext:value-type="float">
            <text:p>8.51485</text:p>
          </table:table-cell>
          <table:table-cell office:value-type="float" office:value="3.37187" calcext:value-type="float">
            <text:p>3.37187</text:p>
          </table:table-cell>
          <table:table-cell office:value-type="float" office:value="11.9498" calcext:value-type="float">
            <text:p>11.9498</text:p>
          </table:table-cell>
          <table:table-cell office:value-type="float" office:value="5.32721" calcext:value-type="float">
            <text:p>5.32721</text:p>
          </table:table-cell>
          <table:table-cell office:value-type="float" office:value="12.9832" calcext:value-type="float">
            <text:p>12.9832</text:p>
          </table:table-cell>
          <table:table-cell office:value-type="float" office:value="6.87848" calcext:value-type="float">
            <text:p>6.87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227" calcext:value-type="float">
            <text:p>180.227</text:p>
          </table:table-cell>
          <table:table-cell office:value-type="float" office:value="33.2928" calcext:value-type="float">
            <text:p>33.2928</text:p>
          </table:table-cell>
          <table:table-cell office:value-type="float" office:value="226.479" calcext:value-type="float">
            <text:p>226.479</text:p>
          </table:table-cell>
          <table:table-cell office:value-type="float" office:value="42.9693" calcext:value-type="float">
            <text:p>42.9693</text:p>
          </table:table-cell>
          <table:table-cell office:value-type="float" office:value="189.454" calcext:value-type="float">
            <text:p>189.454</text:p>
          </table:table-cell>
          <table:table-cell office:value-type="float" office:value="50.4908" calcext:value-type="float">
            <text:p>50.49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9015" calcext:value-type="float">
            <text:p>95.9015</text:p>
          </table:table-cell>
          <table:table-cell office:value-type="float" office:value="46.5224" calcext:value-type="float">
            <text:p>46.5224</text:p>
          </table:table-cell>
          <table:table-cell office:value-type="float" office:value="113.498" calcext:value-type="float">
            <text:p>113.498</text:p>
          </table:table-cell>
          <table:table-cell office:value-type="float" office:value="53.554" calcext:value-type="float">
            <text:p>53.554</text:p>
          </table:table-cell>
          <table:table-cell office:value-type="float" office:value="130.214" calcext:value-type="float">
            <text:p>130.214</text:p>
          </table:table-cell>
          <table:table-cell office:value-type="float" office:value="55.246" calcext:value-type="float">
            <text:p>55.246</text:p>
          </table:table-cell>
          <table:table-cell office:value-type="float" office:value="32.4129" calcext:value-type="float">
            <text:p>32.4129</text:p>
          </table:table-cell>
          <table:table-cell office:value-type="float" office:value="32.4113" calcext:value-type="float">
            <text:p>32.4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953" calcext:value-type="float">
            <text:p>148.953</text:p>
          </table:table-cell>
          <table:table-cell office:value-type="float" office:value="61.8841" calcext:value-type="float">
            <text:p>61.8841</text:p>
          </table:table-cell>
          <table:table-cell office:value-type="float" office:value="91.8319" calcext:value-type="float">
            <text:p>91.8319</text:p>
          </table:table-cell>
          <table:table-cell office:value-type="float" office:value="42.1897" calcext:value-type="float">
            <text:p>42.1897</text:p>
          </table:table-cell>
          <table:table-cell office:value-type="float" office:value="151.474" calcext:value-type="float">
            <text:p>151.474</text:p>
          </table:table-cell>
          <table:table-cell office:value-type="float" office:value="85.6419" calcext:value-type="float">
            <text:p>85.6419</text:p>
          </table:table-cell>
          <table:table-cell office:value-type="float" office:value="107.413" calcext:value-type="float">
            <text:p>107.413</text:p>
          </table:table-cell>
          <table:table-cell office:value-type="float" office:value="97.7037" calcext:value-type="float">
            <text:p>97.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.148" calcext:value-type="float">
            <text:p>345.148</text:p>
          </table:table-cell>
          <table:table-cell office:value-type="float" office:value="70.1989" calcext:value-type="float">
            <text:p>70.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676" calcext:value-type="float">
            <text:p>192.676</text:p>
          </table:table-cell>
          <table:table-cell office:value-type="float" office:value="105.479" calcext:value-type="float">
            <text:p>105.479</text:p>
          </table:table-cell>
          <table:table-cell office:value-type="float" office:value="224.655" calcext:value-type="float">
            <text:p>224.655</text:p>
          </table:table-cell>
          <table:table-cell office:value-type="float" office:value="102.792" calcext:value-type="float">
            <text:p>102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3498" calcext:value-type="float">
            <text:p>92.3498</text:p>
          </table:table-cell>
          <table:table-cell office:value-type="float" office:value="92.3503" calcext:value-type="float">
            <text:p>92.3503</text:p>
          </table:table-cell>
          <table:table-cell office:value-type="float" office:value="114.932" calcext:value-type="float">
            <text:p>114.932</text:p>
          </table:table-cell>
          <table:table-cell office:value-type="float" office:value="114.877" calcext:value-type="float">
            <text:p>114.877</text:p>
          </table:table-cell>
          <table:table-cell office:value-type="float" office:value="91.8896" calcext:value-type="float">
            <text:p>91.8896</text:p>
          </table:table-cell>
          <table:table-cell office:value-type="float" office:value="86.0419" calcext:value-type="float">
            <text:p>86.0419</text:p>
          </table:table-cell>
          <table:table-cell office:value-type="float" office:value="240.23" calcext:value-type="float">
            <text:p>240.23</text:p>
          </table:table-cell>
          <table:table-cell office:value-type="float" office:value="93.4355" calcext:value-type="float">
            <text:p>93.4355</text:p>
          </table:table-cell>
          <table:table-cell office:value-type="float" office:value="216.746" calcext:value-type="float">
            <text:p>216.746</text:p>
          </table:table-cell>
          <table:table-cell office:value-type="float" office:value="114.786" calcext:value-type="float">
            <text:p>114.786</text:p>
          </table:table-cell>
          <table:table-cell office:value-type="float" office:value="279.445" calcext:value-type="float">
            <text:p>279.445</text:p>
          </table:table-cell>
          <table:table-cell office:value-type="float" office:value="130.041" calcext:value-type="float">
            <text:p>130.041</text:p>
          </table:table-cell>
          <table:table-cell office:value-type="float" office:value="139.795" calcext:value-type="float">
            <text:p>139.795</text:p>
          </table:table-cell>
          <table:table-cell office:value-type="float" office:value="98.6913" calcext:value-type="float">
            <text:p>98.6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902" calcext:value-type="float">
            <text:p>167.902</text:p>
          </table:table-cell>
          <table:table-cell office:value-type="float" office:value="142.908" calcext:value-type="float">
            <text:p>142.908</text:p>
          </table:table-cell>
          <table:table-cell office:value-type="float" office:value="247.909" calcext:value-type="float">
            <text:p>247.909</text:p>
          </table:table-cell>
          <table:table-cell office:value-type="float" office:value="132.978" calcext:value-type="float">
            <text:p>132.978</text:p>
          </table:table-cell>
          <table:table-cell office:value-type="float" office:value="293.351" calcext:value-type="float">
            <text:p>293.351</text:p>
          </table:table-cell>
          <table:table-cell office:value-type="float" office:value="134.812" calcext:value-type="float">
            <text:p>134.812</text:p>
          </table:table-cell>
          <table:table-cell office:value-type="float" office:value="291.254" calcext:value-type="float">
            <text:p>291.254</text:p>
          </table:table-cell>
          <table:table-cell office:value-type="float" office:value="134.615" calcext:value-type="float">
            <text:p>134.6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.864" calcext:value-type="float">
            <text:p>272.864</text:p>
          </table:table-cell>
          <table:table-cell office:value-type="float" office:value="198.066" calcext:value-type="float">
            <text:p>198.066</text:p>
          </table:table-cell>
          <table:table-cell office:value-type="float" office:value="215.174" calcext:value-type="float">
            <text:p>215.174</text:p>
          </table:table-cell>
          <table:table-cell office:value-type="float" office:value="136.539" calcext:value-type="float">
            <text:p>136.539</text:p>
          </table:table-cell>
          <table:table-cell office:value-type="float" office:value="395.446" calcext:value-type="float">
            <text:p>395.446</text:p>
          </table:table-cell>
          <table:table-cell office:value-type="float" office:value="197.112" calcext:value-type="float">
            <text:p>197.112</text:p>
          </table:table-cell>
          <table:table-cell office:value-type="float" office:value="164.326" calcext:value-type="float">
            <text:p>164.326</text:p>
          </table:table-cell>
          <table:table-cell office:value-type="float" office:value="114.886" calcext:value-type="float">
            <text:p>114.886</text:p>
          </table:table-cell>
          <table:table-cell office:value-type="float" office:value="568.382" calcext:value-type="float">
            <text:p>568.382</text:p>
          </table:table-cell>
          <table:table-cell office:value-type="float" office:value="350.862" calcext:value-type="float">
            <text:p>350.862</text:p>
          </table:table-cell>
          <table:table-cell office:value-type="float" office:value="326.613" calcext:value-type="float">
            <text:p>326.613</text:p>
          </table:table-cell>
          <table:table-cell office:value-type="float" office:value="307.485" calcext:value-type="float">
            <text:p>307.4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.354" calcext:value-type="float">
            <text:p>126.354</text:p>
          </table:table-cell>
          <table:table-cell office:value-type="float" office:value="127.696" calcext:value-type="float">
            <text:p>127.696</text:p>
          </table:table-cell>
          <table:table-cell office:value-type="float" office:value="535.408" calcext:value-type="float">
            <text:p>535.408</text:p>
          </table:table-cell>
          <table:table-cell office:value-type="float" office:value="401.165" calcext:value-type="float">
            <text:p>401.165</text:p>
          </table:table-cell>
          <table:table-cell office:value-type="float" office:value="703.122" calcext:value-type="float">
            <text:p>703.122</text:p>
          </table:table-cell>
          <table:table-cell office:value-type="float" office:value="475.689" calcext:value-type="float">
            <text:p>475.689</text:p>
          </table:table-cell>
          <table:table-cell office:value-type="float" office:value="673.081" calcext:value-type="float">
            <text:p>673.081</text:p>
          </table:table-cell>
          <table:table-cell office:value-type="float" office:value="551.232" calcext:value-type="float">
            <text:p>551.232</text:p>
          </table:table-cell>
          <table:table-cell office:value-type="float" office:value="465.598" calcext:value-type="float">
            <text:p>465.598</text:p>
          </table:table-cell>
          <table:table-cell office:value-type="float" office:value="465.029" calcext:value-type="float">
            <text:p>465.0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08.089" calcext:value-type="float">
            <text:p>908.089</text:p>
          </table:table-cell>
          <table:table-cell office:value-type="float" office:value="691.312" calcext:value-type="float">
            <text:p>691.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2.53" calcext:value-type="float">
            <text:p>1092.53</text:p>
          </table:table-cell>
          <table:table-cell office:value-type="float" office:value="750.171" calcext:value-type="float">
            <text:p>750.171</text:p>
          </table:table-cell>
          <table:table-cell office:value-type="float" office:value="938.221" calcext:value-type="float">
            <text:p>938.221</text:p>
          </table:table-cell>
          <table:table-cell office:value-type="float" office:value="684.839" calcext:value-type="float">
            <text:p>684.839</text:p>
          </table:table-cell>
          <table:table-cell office:value-type="float" office:value="1.28685" calcext:value-type="float">
            <text:p>1.28685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56.75" calcext:value-type="float">
            <text:p>1156.75</text:p>
          </table:table-cell>
          <table:table-cell office:value-type="float" office:value="914.97" calcext:value-type="float">
            <text:p>914.97</text:p>
          </table:table-cell>
          <table:table-cell office:value-type="float" office:value="1314.78" calcext:value-type="float">
            <text:p>1314.78</text:p>
          </table:table-cell>
          <table:table-cell office:value-type="float" office:value="1006.08" calcext:value-type="float">
            <text:p>1006.08</text:p>
          </table:table-cell>
          <table:table-cell office:value-type="float" office:value="1309.07" calcext:value-type="float">
            <text:p>1309.07</text:p>
          </table:table-cell>
          <table:table-cell office:value-type="float" office:value="1307.84" calcext:value-type="float">
            <text:p>1307.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18.11" calcext:value-type="float">
            <text:p>1418.11</text:p>
          </table:table-cell>
          <table:table-cell office:value-type="float" office:value="1475.25" calcext:value-type="float">
            <text:p>1475.25</text:p>
          </table:table-cell>
          <table:table-cell office:value-type="float" office:value="1472.49" calcext:value-type="float">
            <text:p>1472.49</text:p>
          </table:table-cell>
          <table:table-cell table:number-columns-repeated="2" office:value-type="float" office:value="1860.5" calcext:value-type="float">
            <text:p>1860.5</text:p>
          </table:table-cell>
          <table:table-cell office:value-type="float" office:value="1567.47" calcext:value-type="float">
            <text:p>1567.47</text:p>
          </table:table-cell>
          <table:table-cell office:value-type="float" office:value="1225.78" calcext:value-type="float">
            <text:p>1225.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720.52" calcext:value-type="float">
            <text:p>1720.52</text:p>
          </table:table-cell>
          <table:table-cell table:number-columns-repeated="2" office:value-type="float" office:value="1787.69" calcext:value-type="float">
            <text:p>1787.6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.33096" calcext:value-type="float">
            <text:p>3.33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02.29" calcext:value-type="float">
            <text:p>2402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604" calcext:value-type="float">
            <text:p>167.604</text:p>
          </table:table-cell>
          <table:table-cell office:value-type="float" office:value="111.211" calcext:value-type="float">
            <text:p>111.211</text:p>
          </table:table-cell>
          <table:table-cell office:value-type="float" office:value="8.28519" calcext:value-type="float">
            <text:p>8.28519</text:p>
          </table:table-cell>
          <table:table-cell office:value-type="float" office:value="3.31191" calcext:value-type="float">
            <text:p>3.31191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5.14899" calcext:value-type="float">
            <text:p>5.14899</text:p>
          </table:table-cell>
          <table:table-cell office:value-type="float" office:value="12.6086" calcext:value-type="float">
            <text:p>12.6086</text:p>
          </table:table-cell>
          <table:table-cell office:value-type="float" office:value="6.57067" calcext:value-type="float">
            <text:p>6.57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.519" calcext:value-type="float">
            <text:p>230.519</text:p>
          </table:table-cell>
          <table:table-cell office:value-type="float" office:value="36.7072" calcext:value-type="float">
            <text:p>36.7072</text:p>
          </table:table-cell>
          <table:table-cell office:value-type="float" office:value="219.474" calcext:value-type="float">
            <text:p>219.474</text:p>
          </table:table-cell>
          <table:table-cell office:value-type="float" office:value="41.81" calcext:value-type="float">
            <text:p>41.81</text:p>
          </table:table-cell>
          <table:table-cell office:value-type="float" office:value="76.6169" calcext:value-type="float">
            <text:p>76.6169</text:p>
          </table:table-cell>
          <table:table-cell office:value-type="float" office:value="53.5364" calcext:value-type="float">
            <text:p>53.53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1511" calcext:value-type="float">
            <text:p>97.1511</text:p>
          </table:table-cell>
          <table:table-cell office:value-type="float" office:value="45.967" calcext:value-type="float">
            <text:p>45.967</text:p>
          </table:table-cell>
          <table:table-cell office:value-type="float" office:value="91.3521" calcext:value-type="float">
            <text:p>91.3521</text:p>
          </table:table-cell>
          <table:table-cell office:value-type="float" office:value="49.4427" calcext:value-type="float">
            <text:p>49.4427</text:p>
          </table:table-cell>
          <table:table-cell office:value-type="float" office:value="51.2981" calcext:value-type="float">
            <text:p>51.2981</text:p>
          </table:table-cell>
          <table:table-cell office:value-type="float" office:value="46.7799" calcext:value-type="float">
            <text:p>46.7799</text:p>
          </table:table-cell>
          <table:table-cell office:value-type="float" office:value="33.2005" calcext:value-type="float">
            <text:p>33.2005</text:p>
          </table:table-cell>
          <table:table-cell office:value-type="float" office:value="33.2031" calcext:value-type="float">
            <text:p>33.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975" calcext:value-type="float">
            <text:p>121.975</text:p>
          </table:table-cell>
          <table:table-cell office:value-type="float" office:value="56.7474" calcext:value-type="float">
            <text:p>56.7474</text:p>
          </table:table-cell>
          <table:table-cell office:value-type="float" office:value="34.8345" calcext:value-type="float">
            <text:p>34.8345</text:p>
          </table:table-cell>
          <table:table-cell office:value-type="float" office:value="38.9234" calcext:value-type="float">
            <text:p>38.9234</text:p>
          </table:table-cell>
          <table:table-cell office:value-type="float" office:value="151.222" calcext:value-type="float">
            <text:p>151.222</text:p>
          </table:table-cell>
          <table:table-cell office:value-type="float" office:value="85.9362" calcext:value-type="float">
            <text:p>85.9362</text:p>
          </table:table-cell>
          <table:table-cell office:value-type="float" office:value="210.771" calcext:value-type="float">
            <text:p>210.771</text:p>
          </table:table-cell>
          <table:table-cell office:value-type="float" office:value="128.583" calcext:value-type="float">
            <text:p>128.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771" calcext:value-type="float">
            <text:p>41.4771</text:p>
          </table:table-cell>
          <table:table-cell office:value-type="float" office:value="41.4878" calcext:value-type="float">
            <text:p>41.4878</text:p>
          </table:table-cell>
          <table:table-cell table:number-columns-repeated="2" office:value-type="float" office:value="47.5194" calcext:value-type="float">
            <text:p>47.5194</text:p>
          </table:table-cell>
          <table:table-cell office:value-type="float" office:value="219.434" calcext:value-type="float">
            <text:p>219.434</text:p>
          </table:table-cell>
          <table:table-cell office:value-type="float" office:value="107.31" calcext:value-type="float">
            <text:p>107.31</text:p>
          </table:table-cell>
          <table:table-cell office:value-type="float" office:value="168.991" calcext:value-type="float">
            <text:p>168.991</text:p>
          </table:table-cell>
          <table:table-cell office:value-type="float" office:value="96.3355" calcext:value-type="float">
            <text:p>96.3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9429" calcext:value-type="float">
            <text:p>94.9429</text:p>
          </table:table-cell>
          <table:table-cell office:value-type="float" office:value="94.8626" calcext:value-type="float">
            <text:p>94.8626</text:p>
          </table:table-cell>
          <table:table-cell office:value-type="float" office:value="123.697" calcext:value-type="float">
            <text:p>123.697</text:p>
          </table:table-cell>
          <table:table-cell office:value-type="float" office:value="123.585" calcext:value-type="float">
            <text:p>123.585</text:p>
          </table:table-cell>
          <table:table-cell office:value-type="float" office:value="168.017" calcext:value-type="float">
            <text:p>168.017</text:p>
          </table:table-cell>
          <table:table-cell office:value-type="float" office:value="115.889" calcext:value-type="float">
            <text:p>115.889</text:p>
          </table:table-cell>
          <table:table-cell office:value-type="float" office:value="221.455" calcext:value-type="float">
            <text:p>221.455</text:p>
          </table:table-cell>
          <table:table-cell office:value-type="float" office:value="93.7988" calcext:value-type="float">
            <text:p>93.7988</text:p>
          </table:table-cell>
          <table:table-cell office:value-type="float" office:value="217.298" calcext:value-type="float">
            <text:p>217.298</text:p>
          </table:table-cell>
          <table:table-cell office:value-type="float" office:value="117.586" calcext:value-type="float">
            <text:p>117.586</text:p>
          </table:table-cell>
          <table:table-cell office:value-type="float" office:value="238.677" calcext:value-type="float">
            <text:p>238.677</text:p>
          </table:table-cell>
          <table:table-cell office:value-type="float" office:value="127.409" calcext:value-type="float">
            <text:p>127.409</text:p>
          </table:table-cell>
          <table:table-cell office:value-type="float" office:value="181.693" calcext:value-type="float">
            <text:p>181.693</text:p>
          </table:table-cell>
          <table:table-cell office:value-type="float" office:value="117.179" calcext:value-type="float">
            <text:p>117.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853" calcext:value-type="float">
            <text:p>180.853</text:p>
          </table:table-cell>
          <table:table-cell office:value-type="float" office:value="147.179" calcext:value-type="float">
            <text:p>147.179</text:p>
          </table:table-cell>
          <table:table-cell office:value-type="float" office:value="351.565" calcext:value-type="float">
            <text:p>351.565</text:p>
          </table:table-cell>
          <table:table-cell office:value-type="float" office:value="130.713" calcext:value-type="float">
            <text:p>130.713</text:p>
          </table:table-cell>
          <table:table-cell office:value-type="float" office:value="286.848" calcext:value-type="float">
            <text:p>286.848</text:p>
          </table:table-cell>
          <table:table-cell office:value-type="float" office:value="130.54" calcext:value-type="float">
            <text:p>130.54</text:p>
          </table:table-cell>
          <table:table-cell office:value-type="float" office:value="269.203" calcext:value-type="float">
            <text:p>269.203</text:p>
          </table:table-cell>
          <table:table-cell office:value-type="float" office:value="133.069" calcext:value-type="float">
            <text:p>133.0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4.967" calcext:value-type="float">
            <text:p>524.967</text:p>
          </table:table-cell>
          <table:table-cell office:value-type="float" office:value="237.61" calcext:value-type="float">
            <text:p>237.61</text:p>
          </table:table-cell>
          <table:table-cell office:value-type="float" office:value="240.496" calcext:value-type="float">
            <text:p>240.496</text:p>
          </table:table-cell>
          <table:table-cell office:value-type="float" office:value="135.445" calcext:value-type="float">
            <text:p>135.445</text:p>
          </table:table-cell>
          <table:table-cell office:value-type="float" office:value="405.851" calcext:value-type="float">
            <text:p>405.851</text:p>
          </table:table-cell>
          <table:table-cell office:value-type="float" office:value="199.46" calcext:value-type="float">
            <text:p>199.46</text:p>
          </table:table-cell>
          <table:table-cell office:value-type="float" office:value="165.787" calcext:value-type="float">
            <text:p>165.787</text:p>
          </table:table-cell>
          <table:table-cell office:value-type="float" office:value="116.055" calcext:value-type="float">
            <text:p>116.055</text:p>
          </table:table-cell>
          <table:table-cell office:value-type="float" office:value="420.653" calcext:value-type="float">
            <text:p>420.653</text:p>
          </table:table-cell>
          <table:table-cell office:value-type="float" office:value="325.241" calcext:value-type="float">
            <text:p>325.241</text:p>
          </table:table-cell>
          <table:table-cell office:value-type="float" office:value="550.276" calcext:value-type="float">
            <text:p>550.276</text:p>
          </table:table-cell>
          <table:table-cell office:value-type="float" office:value="358.061" calcext:value-type="float">
            <text:p>358.0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1.857" calcext:value-type="float">
            <text:p>131.857</text:p>
          </table:table-cell>
          <table:table-cell office:value-type="float" office:value="657.445" calcext:value-type="float">
            <text:p>657.445</text:p>
          </table:table-cell>
          <table:table-cell office:value-type="float" office:value="424.875" calcext:value-type="float">
            <text:p>424.875</text:p>
          </table:table-cell>
          <table:table-cell office:value-type="float" office:value="692.246" calcext:value-type="float">
            <text:p>692.246</text:p>
          </table:table-cell>
          <table:table-cell office:value-type="float" office:value="467.183" calcext:value-type="float">
            <text:p>467.183</text:p>
          </table:table-cell>
          <table:table-cell office:value-type="float" office:value="877.17" calcext:value-type="float">
            <text:p>877.17</text:p>
          </table:table-cell>
          <table:table-cell office:value-type="float" office:value="708.039" calcext:value-type="float">
            <text:p>708.039</text:p>
          </table:table-cell>
          <table:table-cell office:value-type="float" office:value="546.875" calcext:value-type="float">
            <text:p>546.875</text:p>
          </table:table-cell>
          <table:table-cell office:value-type="float" office:value="534.237" calcext:value-type="float">
            <text:p>534.2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4.672" calcext:value-type="float">
            <text:p>564.672</text:p>
          </table:table-cell>
          <table:table-cell office:value-type="float" office:value="564.305" calcext:value-type="float">
            <text:p>564.305</text:p>
          </table:table-cell>
          <table:table-cell office:value-type="float" office:value="865.733" calcext:value-type="float">
            <text:p>865.733</text:p>
          </table:table-cell>
          <table:table-cell office:value-type="float" office:value="656.907" calcext:value-type="float">
            <text:p>656.907</text:p>
          </table:table-cell>
          <table:table-cell office:value-type="float" office:value="786.122" calcext:value-type="float">
            <text:p>786.122</text:p>
          </table:table-cell>
          <table:table-cell office:value-type="float" office:value="655.831" calcext:value-type="float">
            <text:p>655.831</text:p>
          </table:table-cell>
          <table:table-cell office:value-type="float" office:value="1.28969" calcext:value-type="float">
            <text:p>1.28969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82.28" calcext:value-type="float">
            <text:p>1182.28</text:p>
          </table:table-cell>
          <table:table-cell office:value-type="float" office:value="735.044" calcext:value-type="float">
            <text:p>735.044</text:p>
          </table:table-cell>
          <table:table-cell office:value-type="float" office:value="1386.85" calcext:value-type="float">
            <text:p>1386.85</text:p>
          </table:table-cell>
          <table:table-cell office:value-type="float" office:value="1386.59" calcext:value-type="float">
            <text:p>1386.5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365.34" calcext:value-type="float">
            <text:p>1365.34</text:p>
          </table:table-cell>
          <table:table-cell office:value-type="float" office:value="1529.78" calcext:value-type="float">
            <text:p>1529.78</text:p>
          </table:table-cell>
          <table:table-cell office:value-type="float" office:value="1516.14" calcext:value-type="float">
            <text:p>1516.14</text:p>
          </table:table-cell>
          <table:table-cell office:value-type="float" office:value="1395.96" calcext:value-type="float">
            <text:p>1395.96</text:p>
          </table:table-cell>
          <table:table-cell office:value-type="float" office:value="1391.36" calcext:value-type="float">
            <text:p>1391.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899.29" calcext:value-type="float">
            <text:p>1899.29</text:p>
          </table:table-cell>
          <table:table-cell table:number-columns-repeated="2" office:value-type="float" office:value="1639.35" calcext:value-type="float">
            <text:p>1639.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169.12" calcext:value-type="float">
            <text:p>2169.12</text:p>
          </table:table-cell>
          <table:table-cell table:number-columns-repeated="2" office:value-type="float" office:value="2215.25" calcext:value-type="float">
            <text:p>2215.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522" calcext:value-type="float">
            <text:p>168.522</text:p>
          </table:table-cell>
          <table:table-cell office:value-type="float" office:value="111.883" calcext:value-type="float">
            <text:p>111.883</text:p>
          </table:table-cell>
          <table:table-cell office:value-type="float" office:value="8.10313" calcext:value-type="float">
            <text:p>8.10313</text:p>
          </table:table-cell>
          <table:table-cell office:value-type="float" office:value="3.25988" calcext:value-type="float">
            <text:p>3.25988</text:p>
          </table:table-cell>
          <table:table-cell office:value-type="float" office:value="10.8515" calcext:value-type="float">
            <text:p>10.8515</text:p>
          </table:table-cell>
          <table:table-cell office:value-type="float" office:value="5.04951" calcext:value-type="float">
            <text:p>5.04951</text:p>
          </table:table-cell>
          <table:table-cell office:value-type="float" office:value="13.6592" calcext:value-type="float">
            <text:p>13.6592</text:p>
          </table:table-cell>
          <table:table-cell office:value-type="float" office:value="6.44714" calcext:value-type="float">
            <text:p>6.44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147" calcext:value-type="float">
            <text:p>184.147</text:p>
          </table:table-cell>
          <table:table-cell office:value-type="float" office:value="30.8899" calcext:value-type="float">
            <text:p>30.8899</text:p>
          </table:table-cell>
          <table:table-cell office:value-type="float" office:value="232.838" calcext:value-type="float">
            <text:p>232.838</text:p>
          </table:table-cell>
          <table:table-cell office:value-type="float" office:value="41.0943" calcext:value-type="float">
            <text:p>41.0943</text:p>
          </table:table-cell>
          <table:table-cell office:value-type="float" office:value="300.496" calcext:value-type="float">
            <text:p>300.496</text:p>
          </table:table-cell>
          <table:table-cell office:value-type="float" office:value="81.6517" calcext:value-type="float">
            <text:p>81.65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6143" calcext:value-type="float">
            <text:p>95.6143</text:p>
          </table:table-cell>
          <table:table-cell office:value-type="float" office:value="44.5139" calcext:value-type="float">
            <text:p>44.5139</text:p>
          </table:table-cell>
          <table:table-cell office:value-type="float" office:value="72.7088" calcext:value-type="float">
            <text:p>72.7088</text:p>
          </table:table-cell>
          <table:table-cell office:value-type="float" office:value="51.7999" calcext:value-type="float">
            <text:p>51.7999</text:p>
          </table:table-cell>
          <table:table-cell office:value-type="float" office:value="56.7613" calcext:value-type="float">
            <text:p>56.7613</text:p>
          </table:table-cell>
          <table:table-cell office:value-type="float" office:value="50.1817" calcext:value-type="float">
            <text:p>50.1817</text:p>
          </table:table-cell>
          <table:table-cell office:value-type="float" office:value="54.5369" calcext:value-type="float">
            <text:p>54.5369</text:p>
          </table:table-cell>
          <table:table-cell office:value-type="float" office:value="44.4208" calcext:value-type="float">
            <text:p>44.4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841" calcext:value-type="float">
            <text:p>141.841</text:p>
          </table:table-cell>
          <table:table-cell office:value-type="float" office:value="57.6278" calcext:value-type="float">
            <text:p>57.6278</text:p>
          </table:table-cell>
          <table:table-cell office:value-type="float" office:value="37.614" calcext:value-type="float">
            <text:p>37.614</text:p>
          </table:table-cell>
          <table:table-cell office:value-type="float" office:value="43.3581" calcext:value-type="float">
            <text:p>43.3581</text:p>
          </table:table-cell>
          <table:table-cell office:value-type="float" office:value="135.687" calcext:value-type="float">
            <text:p>135.687</text:p>
          </table:table-cell>
          <table:table-cell office:value-type="float" office:value="84.4614" calcext:value-type="float">
            <text:p>84.4614</text:p>
          </table:table-cell>
          <table:table-cell office:value-type="float" office:value="246.803" calcext:value-type="float">
            <text:p>246.803</text:p>
          </table:table-cell>
          <table:table-cell office:value-type="float" office:value="117.626" calcext:value-type="float">
            <text:p>117.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089" calcext:value-type="float">
            <text:p>42.0089</text:p>
          </table:table-cell>
          <table:table-cell office:value-type="float" office:value="42.0201" calcext:value-type="float">
            <text:p>42.0201</text:p>
          </table:table-cell>
          <table:table-cell office:value-type="float" office:value="46.1762" calcext:value-type="float">
            <text:p>46.1762</text:p>
          </table:table-cell>
          <table:table-cell office:value-type="float" office:value="46.4462" calcext:value-type="float">
            <text:p>46.4462</text:p>
          </table:table-cell>
          <table:table-cell office:value-type="float" office:value="233.85" calcext:value-type="float">
            <text:p>233.85</text:p>
          </table:table-cell>
          <table:table-cell office:value-type="float" office:value="107.236" calcext:value-type="float">
            <text:p>107.236</text:p>
          </table:table-cell>
          <table:table-cell office:value-type="float" office:value="215.803" calcext:value-type="float">
            <text:p>215.803</text:p>
          </table:table-cell>
          <table:table-cell office:value-type="float" office:value="99.819" calcext:value-type="float">
            <text:p>99.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604" calcext:value-type="float">
            <text:p>99.7604</text:p>
          </table:table-cell>
          <table:table-cell office:value-type="float" office:value="99.8088" calcext:value-type="float">
            <text:p>99.8088</text:p>
          </table:table-cell>
          <table:table-cell office:value-type="float" office:value="135.02" calcext:value-type="float">
            <text:p>135.02</text:p>
          </table:table-cell>
          <table:table-cell office:value-type="float" office:value="134.87" calcext:value-type="float">
            <text:p>134.87</text:p>
          </table:table-cell>
          <table:table-cell office:value-type="float" office:value="312.466" calcext:value-type="float">
            <text:p>312.466</text:p>
          </table:table-cell>
          <table:table-cell office:value-type="float" office:value="99.0064" calcext:value-type="float">
            <text:p>99.0064</text:p>
          </table:table-cell>
          <table:table-cell office:value-type="float" office:value="206.929" calcext:value-type="float">
            <text:p>206.929</text:p>
          </table:table-cell>
          <table:table-cell office:value-type="float" office:value="80.6795" calcext:value-type="float">
            <text:p>80.6795</text:p>
          </table:table-cell>
          <table:table-cell office:value-type="float" office:value="234.7" calcext:value-type="float">
            <text:p>234.7</text:p>
          </table:table-cell>
          <table:table-cell office:value-type="float" office:value="116.526" calcext:value-type="float">
            <text:p>116.526</text:p>
          </table:table-cell>
          <table:table-cell office:value-type="float" office:value="227.786" calcext:value-type="float">
            <text:p>227.786</text:p>
          </table:table-cell>
          <table:table-cell office:value-type="float" office:value="130.168" calcext:value-type="float">
            <text:p>130.168</text:p>
          </table:table-cell>
          <table:table-cell office:value-type="float" office:value="330.084" calcext:value-type="float">
            <text:p>330.084</text:p>
          </table:table-cell>
          <table:table-cell office:value-type="float" office:value="118.026" calcext:value-type="float">
            <text:p>118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265" calcext:value-type="float">
            <text:p>224.265</text:p>
          </table:table-cell>
          <table:table-cell office:value-type="float" office:value="170.799" calcext:value-type="float">
            <text:p>170.799</text:p>
          </table:table-cell>
          <table:table-cell office:value-type="float" office:value="273.373" calcext:value-type="float">
            <text:p>273.373</text:p>
          </table:table-cell>
          <table:table-cell office:value-type="float" office:value="138.544" calcext:value-type="float">
            <text:p>138.544</text:p>
          </table:table-cell>
          <table:table-cell office:value-type="float" office:value="247.047" calcext:value-type="float">
            <text:p>247.047</text:p>
          </table:table-cell>
          <table:table-cell office:value-type="float" office:value="126.92" calcext:value-type="float">
            <text:p>126.92</text:p>
          </table:table-cell>
          <table:table-cell office:value-type="float" office:value="257.595" calcext:value-type="float">
            <text:p>257.595</text:p>
          </table:table-cell>
          <table:table-cell office:value-type="float" office:value="128.687" calcext:value-type="float">
            <text:p>128.6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5.78" calcext:value-type="float">
            <text:p>575.78</text:p>
          </table:table-cell>
          <table:table-cell office:value-type="float" office:value="140.63" calcext:value-type="float">
            <text:p>140.63</text:p>
          </table:table-cell>
          <table:table-cell office:value-type="float" office:value="209.644" calcext:value-type="float">
            <text:p>209.644</text:p>
          </table:table-cell>
          <table:table-cell office:value-type="float" office:value="131.258" calcext:value-type="float">
            <text:p>131.258</text:p>
          </table:table-cell>
          <table:table-cell office:value-type="float" office:value="406.366" calcext:value-type="float">
            <text:p>406.366</text:p>
          </table:table-cell>
          <table:table-cell office:value-type="float" office:value="191.903" calcext:value-type="float">
            <text:p>191.903</text:p>
          </table:table-cell>
          <table:table-cell office:value-type="float" office:value="166.711" calcext:value-type="float">
            <text:p>166.711</text:p>
          </table:table-cell>
          <table:table-cell office:value-type="float" office:value="117.243" calcext:value-type="float">
            <text:p>117.243</text:p>
          </table:table-cell>
          <table:table-cell office:value-type="float" office:value="544.337" calcext:value-type="float">
            <text:p>544.337</text:p>
          </table:table-cell>
          <table:table-cell office:value-type="float" office:value="335.067" calcext:value-type="float">
            <text:p>335.067</text:p>
          </table:table-cell>
          <table:table-cell office:value-type="float" office:value="484.263" calcext:value-type="float">
            <text:p>484.263</text:p>
          </table:table-cell>
          <table:table-cell office:value-type="float" office:value="347.909" calcext:value-type="float">
            <text:p>347.9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5.716" calcext:value-type="float">
            <text:p>595.716</text:p>
          </table:table-cell>
          <table:table-cell office:value-type="float" office:value="419.833" calcext:value-type="float">
            <text:p>419.833</text:p>
          </table:table-cell>
          <table:table-cell office:value-type="float" office:value="616.293" calcext:value-type="float">
            <text:p>616.293</text:p>
          </table:table-cell>
          <table:table-cell office:value-type="float" office:value="459.09" calcext:value-type="float">
            <text:p>459.09</text:p>
          </table:table-cell>
          <table:table-cell office:value-type="float" office:value="899.246" calcext:value-type="float">
            <text:p>899.246</text:p>
          </table:table-cell>
          <table:table-cell office:value-type="float" office:value="738.436" calcext:value-type="float">
            <text:p>738.436</text:p>
          </table:table-cell>
          <table:table-cell office:value-type="float" office:value="837.741" calcext:value-type="float">
            <text:p>837.741</text:p>
          </table:table-cell>
          <table:table-cell office:value-type="float" office:value="518.229" calcext:value-type="float">
            <text:p>518.2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9.061" calcext:value-type="float">
            <text:p>509.061</text:p>
          </table:table-cell>
          <table:table-cell office:value-type="float" office:value="454.395" calcext:value-type="float">
            <text:p>454.395</text:p>
          </table:table-cell>
          <table:table-cell office:value-type="float" office:value="954.854" calcext:value-type="float">
            <text:p>954.854</text:p>
          </table:table-cell>
          <table:table-cell office:value-type="float" office:value="736.623" calcext:value-type="float">
            <text:p>736.623</text:p>
          </table:table-cell>
          <table:table-cell office:value-type="float" office:value="971.698" calcext:value-type="float">
            <text:p>971.698</text:p>
          </table:table-cell>
          <table:table-cell office:value-type="float" office:value="702.023" calcext:value-type="float">
            <text:p>702.023</text:p>
          </table:table-cell>
          <table:table-cell office:value-type="float" office:value="1068.3" calcext:value-type="float">
            <text:p>1068.3</text:p>
          </table:table-cell>
          <table:table-cell office:value-type="float" office:value="839.934" calcext:value-type="float">
            <text:p>839.9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2.396" calcext:value-type="float">
            <text:p>652.396</text:p>
          </table:table-cell>
          <table:table-cell office:value-type="float" office:value="634.229" calcext:value-type="float">
            <text:p>634.229</text:p>
          </table:table-cell>
          <table:table-cell office:value-type="float" office:value="1348.01" calcext:value-type="float">
            <text:p>1348.01</text:p>
          </table:table-cell>
          <table:table-cell office:value-type="float" office:value="799.318" calcext:value-type="float">
            <text:p>799.318</text:p>
          </table:table-cell>
          <table:table-cell office:value-type="float" office:value="1211.67" calcext:value-type="float">
            <text:p>1211.67</text:p>
          </table:table-cell>
          <table:table-cell office:value-type="float" office:value="1003.11" calcext:value-type="float">
            <text:p>1003.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65.67" calcext:value-type="float">
            <text:p>1365.67</text:p>
          </table:table-cell>
          <table:table-cell office:value-type="float" office:value="1362.39" calcext:value-type="float">
            <text:p>1362.39</text:p>
          </table:table-cell>
          <table:table-cell office:value-type="float" office:value="1418.62" calcext:value-type="float">
            <text:p>1418.62</text:p>
          </table:table-cell>
          <table:table-cell office:value-type="float" office:value="1185.6" calcext:value-type="float">
            <text:p>1185.6</text:p>
          </table:table-cell>
          <table:table-cell table:number-columns-repeated="2" office:value-type="float" office:value="1576.31" calcext:value-type="float">
            <text:p>1576.3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030.86" calcext:value-type="float">
            <text:p>2030.86</text:p>
          </table:table-cell>
          <table:table-cell table:number-columns-repeated="2" office:value-type="float" office:value="2189.32" calcext:value-type="float">
            <text:p>2189.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935" calcext:value-type="float">
            <text:p>170.935</text:p>
          </table:table-cell>
          <table:table-cell office:value-type="float" office:value="112.766" calcext:value-type="float">
            <text:p>112.766</text:p>
          </table:table-cell>
          <table:table-cell office:value-type="float" office:value="8.53709" calcext:value-type="float">
            <text:p>8.53709</text:p>
          </table:table-cell>
          <table:table-cell office:value-type="float" office:value="3.29901" calcext:value-type="float">
            <text:p>3.29901</text:p>
          </table:table-cell>
          <table:table-cell office:value-type="float" office:value="11.6423" calcext:value-type="float">
            <text:p>11.6423</text:p>
          </table:table-cell>
          <table:table-cell office:value-type="float" office:value="5.15086" calcext:value-type="float">
            <text:p>5.15086</text:p>
          </table:table-cell>
          <table:table-cell office:value-type="float" office:value="11.8687" calcext:value-type="float">
            <text:p>11.8687</text:p>
          </table:table-cell>
          <table:table-cell office:value-type="float" office:value="6.43376" calcext:value-type="float">
            <text:p>6.4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782" calcext:value-type="float">
            <text:p>146.782</text:p>
          </table:table-cell>
          <table:table-cell office:value-type="float" office:value="29.0645" calcext:value-type="float">
            <text:p>29.0645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37.6307" calcext:value-type="float">
            <text:p>37.6307</text:p>
          </table:table-cell>
          <table:table-cell office:value-type="float" office:value="64.9247" calcext:value-type="float">
            <text:p>64.9247</text:p>
          </table:table-cell>
          <table:table-cell office:value-type="float" office:value="50.8747" calcext:value-type="float">
            <text:p>50.87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0597" calcext:value-type="float">
            <text:p>87.0597</text:p>
          </table:table-cell>
          <table:table-cell office:value-type="float" office:value="42.4691" calcext:value-type="float">
            <text:p>42.4691</text:p>
          </table:table-cell>
          <table:table-cell office:value-type="float" office:value="119.775" calcext:value-type="float">
            <text:p>119.775</text:p>
          </table:table-cell>
          <table:table-cell office:value-type="float" office:value="56.0618" calcext:value-type="float">
            <text:p>56.0618</text:p>
          </table:table-cell>
          <table:table-cell office:value-type="float" office:value="67.8078" calcext:value-type="float">
            <text:p>67.8078</text:p>
          </table:table-cell>
          <table:table-cell office:value-type="float" office:value="56.0379" calcext:value-type="float">
            <text:p>56.0379</text:p>
          </table:table-cell>
          <table:table-cell office:value-type="float" office:value="85.4602" calcext:value-type="float">
            <text:p>85.4602</text:p>
          </table:table-cell>
          <table:table-cell office:value-type="float" office:value="69.9113" calcext:value-type="float">
            <text:p>69.9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867" calcext:value-type="float">
            <text:p>109.867</text:p>
          </table:table-cell>
          <table:table-cell office:value-type="float" office:value="55.8132" calcext:value-type="float">
            <text:p>55.8132</text:p>
          </table:table-cell>
          <table:table-cell office:value-type="float" office:value="84.9309" calcext:value-type="float">
            <text:p>84.9309</text:p>
          </table:table-cell>
          <table:table-cell office:value-type="float" office:value="56.1544" calcext:value-type="float">
            <text:p>56.1544</text:p>
          </table:table-cell>
          <table:table-cell office:value-type="float" office:value="125.513" calcext:value-type="float">
            <text:p>125.513</text:p>
          </table:table-cell>
          <table:table-cell office:value-type="float" office:value="92.8467" calcext:value-type="float">
            <text:p>92.8467</text:p>
          </table:table-cell>
          <table:table-cell office:value-type="float" office:value="65.8443" calcext:value-type="float">
            <text:p>65.8443</text:p>
          </table:table-cell>
          <table:table-cell office:value-type="float" office:value="65.8492" calcext:value-type="float">
            <text:p>65.8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5229" calcext:value-type="float">
            <text:p>42.5229</text:p>
          </table:table-cell>
          <table:table-cell office:value-type="float" office:value="42.5266" calcext:value-type="float">
            <text:p>42.5266</text:p>
          </table:table-cell>
          <table:table-cell table:number-columns-repeated="2" office:value-type="float" office:value="47.8512" calcext:value-type="float">
            <text:p>47.8512</text:p>
          </table:table-cell>
          <table:table-cell office:value-type="float" office:value="206.021" calcext:value-type="float">
            <text:p>206.021</text:p>
          </table:table-cell>
          <table:table-cell office:value-type="float" office:value="89.7678" calcext:value-type="float">
            <text:p>89.7678</text:p>
          </table:table-cell>
          <table:table-cell office:value-type="float" office:value="194.997" calcext:value-type="float">
            <text:p>194.997</text:p>
          </table:table-cell>
          <table:table-cell office:value-type="float" office:value="98.711" calcext:value-type="float">
            <text:p>98.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355" calcext:value-type="float">
            <text:p>105.355</text:p>
          </table:table-cell>
          <table:table-cell office:value-type="float" office:value="105.315" calcext:value-type="float">
            <text:p>105.315</text:p>
          </table:table-cell>
          <table:table-cell office:value-type="float" office:value="150.582" calcext:value-type="float">
            <text:p>150.582</text:p>
          </table:table-cell>
          <table:table-cell office:value-type="float" office:value="150.445" calcext:value-type="float">
            <text:p>150.445</text:p>
          </table:table-cell>
          <table:table-cell office:value-type="float" office:value="95.5988" calcext:value-type="float">
            <text:p>95.5988</text:p>
          </table:table-cell>
          <table:table-cell office:value-type="float" office:value="82.2929" calcext:value-type="float">
            <text:p>82.2929</text:p>
          </table:table-cell>
          <table:table-cell office:value-type="float" office:value="150.569" calcext:value-type="float">
            <text:p>150.569</text:p>
          </table:table-cell>
          <table:table-cell office:value-type="float" office:value="74.2673" calcext:value-type="float">
            <text:p>74.2673</text:p>
          </table:table-cell>
          <table:table-cell office:value-type="float" office:value="224.086" calcext:value-type="float">
            <text:p>224.086</text:p>
          </table:table-cell>
          <table:table-cell office:value-type="float" office:value="114.758" calcext:value-type="float">
            <text:p>114.758</text:p>
          </table:table-cell>
          <table:table-cell office:value-type="float" office:value="297.781" calcext:value-type="float">
            <text:p>297.781</text:p>
          </table:table-cell>
          <table:table-cell office:value-type="float" office:value="122.307" calcext:value-type="float">
            <text:p>122.307</text:p>
          </table:table-cell>
          <table:table-cell office:value-type="float" office:value="185.249" calcext:value-type="float">
            <text:p>185.249</text:p>
          </table:table-cell>
          <table:table-cell office:value-type="float" office:value="108.98" calcext:value-type="float">
            <text:p>108.98</text:p>
          </table:table-cell>
          <table:table-cell office:value-type="float" office:value="247.446" calcext:value-type="float">
            <text:p>247.446</text:p>
          </table:table-cell>
          <table:table-cell office:value-type="float" office:value="246.87" calcext:value-type="float">
            <text:p>246.87</text:p>
          </table:table-cell>
          <table:table-cell office:value-type="float" office:value="411.994" calcext:value-type="float">
            <text:p>411.994</text:p>
          </table:table-cell>
          <table:table-cell office:value-type="float" office:value="183.552" calcext:value-type="float">
            <text:p>183.552</text:p>
          </table:table-cell>
          <table:table-cell office:value-type="float" office:value="363.504" calcext:value-type="float">
            <text:p>363.504</text:p>
          </table:table-cell>
          <table:table-cell office:value-type="float" office:value="158.777" calcext:value-type="float">
            <text:p>158.777</text:p>
          </table:table-cell>
          <table:table-cell office:value-type="float" office:value="271.077" calcext:value-type="float">
            <text:p>271.077</text:p>
          </table:table-cell>
          <table:table-cell office:value-type="float" office:value="127.252" calcext:value-type="float">
            <text:p>127.252</text:p>
          </table:table-cell>
          <table:table-cell office:value-type="float" office:value="283.998" calcext:value-type="float">
            <text:p>283.998</text:p>
          </table:table-cell>
          <table:table-cell office:value-type="float" office:value="128.767" calcext:value-type="float">
            <text:p>128.7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2.123" calcext:value-type="float">
            <text:p>322.123</text:p>
          </table:table-cell>
          <table:table-cell office:value-type="float" office:value="220.942" calcext:value-type="float">
            <text:p>220.942</text:p>
          </table:table-cell>
          <table:table-cell office:value-type="float" office:value="174.192" calcext:value-type="float">
            <text:p>174.192</text:p>
          </table:table-cell>
          <table:table-cell office:value-type="float" office:value="130.452" calcext:value-type="float">
            <text:p>130.452</text:p>
          </table:table-cell>
          <table:table-cell office:value-type="float" office:value="346.067" calcext:value-type="float">
            <text:p>346.067</text:p>
          </table:table-cell>
          <table:table-cell office:value-type="float" office:value="189.519" calcext:value-type="float">
            <text:p>189.519</text:p>
          </table:table-cell>
          <table:table-cell office:value-type="float" office:value="169.271" calcext:value-type="float">
            <text:p>169.271</text:p>
          </table:table-cell>
          <table:table-cell office:value-type="float" office:value="118.635" calcext:value-type="float">
            <text:p>118.635</text:p>
          </table:table-cell>
          <table:table-cell office:value-type="float" office:value="520.712" calcext:value-type="float">
            <text:p>520.712</text:p>
          </table:table-cell>
          <table:table-cell office:value-type="float" office:value="343.636" calcext:value-type="float">
            <text:p>343.636</text:p>
          </table:table-cell>
          <table:table-cell office:value-type="float" office:value="482.393" calcext:value-type="float">
            <text:p>482.393</text:p>
          </table:table-cell>
          <table:table-cell office:value-type="float" office:value="363.052" calcext:value-type="float">
            <text:p>363.0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1.86" calcext:value-type="float">
            <text:p>651.86</text:p>
          </table:table-cell>
          <table:table-cell office:value-type="float" office:value="414.437" calcext:value-type="float">
            <text:p>414.437</text:p>
          </table:table-cell>
          <table:table-cell office:value-type="float" office:value="733.155" calcext:value-type="float">
            <text:p>733.155</text:p>
          </table:table-cell>
          <table:table-cell office:value-type="float" office:value="521.325" calcext:value-type="float">
            <text:p>521.325</text:p>
          </table:table-cell>
          <table:table-cell office:value-type="float" office:value="1036.41" calcext:value-type="float">
            <text:p>1036.41</text:p>
          </table:table-cell>
          <table:table-cell office:value-type="float" office:value="551.387" calcext:value-type="float">
            <text:p>551.387</text:p>
          </table:table-cell>
          <table:table-cell office:value-type="float" office:value="841.255" calcext:value-type="float">
            <text:p>841.255</text:p>
          </table:table-cell>
          <table:table-cell office:value-type="float" office:value="639.606" calcext:value-type="float">
            <text:p>639.6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1.95" calcext:value-type="float">
            <text:p>841.95</text:p>
          </table:table-cell>
          <table:table-cell office:value-type="float" office:value="452.503" calcext:value-type="float">
            <text:p>452.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.295" calcext:value-type="float">
            <text:p>963.295</text:p>
          </table:table-cell>
          <table:table-cell office:value-type="float" office:value="606.35" calcext:value-type="float">
            <text:p>606.35</text:p>
          </table:table-cell>
          <table:table-cell office:value-type="float" office:value="653.29" calcext:value-type="float">
            <text:p>653.29</text:p>
          </table:table-cell>
          <table:table-cell office:value-type="float" office:value="646.701" calcext:value-type="float">
            <text:p>646.701</text:p>
          </table:table-cell>
          <table:table-cell office:value-type="float" office:value="638.779" calcext:value-type="float">
            <text:p>638.779</text:p>
          </table:table-cell>
          <table:table-cell office:value-type="float" office:value="619.367" calcext:value-type="float">
            <text:p>619.3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12.59" calcext:value-type="float">
            <text:p>1112.59</text:p>
          </table:table-cell>
          <table:table-cell office:value-type="float" office:value="778.611" calcext:value-type="float">
            <text:p>778.611</text:p>
          </table:table-cell>
          <table:table-cell office:value-type="float" office:value="1116.64" calcext:value-type="float">
            <text:p>1116.64</text:p>
          </table:table-cell>
          <table:table-cell office:value-type="float" office:value="818.591" calcext:value-type="float">
            <text:p>818.5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03.49" calcext:value-type="float">
            <text:p>1403.49</text:p>
          </table:table-cell>
          <table:table-cell office:value-type="float" office:value="971.697" calcext:value-type="float">
            <text:p>971.697</text:p>
          </table:table-cell>
          <table:table-cell office:value-type="float" office:value="1474.62" calcext:value-type="float">
            <text:p>1474.62</text:p>
          </table:table-cell>
          <table:table-cell office:value-type="float" office:value="1467.54" calcext:value-type="float">
            <text:p>1467.5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748.82" calcext:value-type="float">
            <text:p>1748.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853.45" calcext:value-type="float">
            <text:p>1853.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721" calcext:value-type="float">
            <text:p>173.721</text:p>
          </table:table-cell>
          <table:table-cell office:value-type="float" office:value="113.608" calcext:value-type="float">
            <text:p>113.608</text:p>
          </table:table-cell>
          <table:table-cell office:value-type="float" office:value="8.2091" calcext:value-type="float">
            <text:p>8.2091</text:p>
          </table:table-cell>
          <table:table-cell office:value-type="float" office:value="3.22483" calcext:value-type="float">
            <text:p>3.22483</text:p>
          </table:table-cell>
          <table:table-cell office:value-type="float" office:value="11.7136" calcext:value-type="float">
            <text:p>11.7136</text:p>
          </table:table-cell>
          <table:table-cell office:value-type="float" office:value="5.18837" calcext:value-type="float">
            <text:p>5.18837</text:p>
          </table:table-cell>
          <table:table-cell office:value-type="float" office:value="12.129" calcext:value-type="float">
            <text:p>12.129</text:p>
          </table:table-cell>
          <table:table-cell office:value-type="float" office:value="6.54465" calcext:value-type="float">
            <text:p>6.54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692" calcext:value-type="float">
            <text:p>197.692</text:p>
          </table:table-cell>
          <table:table-cell office:value-type="float" office:value="31.8064" calcext:value-type="float">
            <text:p>31.8064</text:p>
          </table:table-cell>
          <table:table-cell office:value-type="float" office:value="230.494" calcext:value-type="float">
            <text:p>230.494</text:p>
          </table:table-cell>
          <table:table-cell office:value-type="float" office:value="41.1268" calcext:value-type="float">
            <text:p>41.1268</text:p>
          </table:table-cell>
          <table:table-cell office:value-type="float" office:value="231.402" calcext:value-type="float">
            <text:p>231.402</text:p>
          </table:table-cell>
          <table:table-cell office:value-type="float" office:value="88.1175" calcext:value-type="float">
            <text:p>88.1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0613" calcext:value-type="float">
            <text:p>74.0613</text:p>
          </table:table-cell>
          <table:table-cell office:value-type="float" office:value="43.1673" calcext:value-type="float">
            <text:p>43.1673</text:p>
          </table:table-cell>
          <table:table-cell office:value-type="float" office:value="101.51" calcext:value-type="float">
            <text:p>101.51</text:p>
          </table:table-cell>
          <table:table-cell office:value-type="float" office:value="49.3356" calcext:value-type="float">
            <text:p>49.3356</text:p>
          </table:table-cell>
          <table:table-cell office:value-type="float" office:value="110.617" calcext:value-type="float">
            <text:p>110.617</text:p>
          </table:table-cell>
          <table:table-cell office:value-type="float" office:value="55.5734" calcext:value-type="float">
            <text:p>55.5734</text:p>
          </table:table-cell>
          <table:table-cell office:value-type="float" office:value="188.188" calcext:value-type="float">
            <text:p>188.188</text:p>
          </table:table-cell>
          <table:table-cell office:value-type="float" office:value="83.4654" calcext:value-type="float">
            <text:p>83.4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.524" calcext:value-type="float">
            <text:p>128.524</text:p>
          </table:table-cell>
          <table:table-cell office:value-type="float" office:value="52.4634" calcext:value-type="float">
            <text:p>52.4634</text:p>
          </table:table-cell>
          <table:table-cell office:value-type="float" office:value="75.0148" calcext:value-type="float">
            <text:p>75.0148</text:p>
          </table:table-cell>
          <table:table-cell office:value-type="float" office:value="46.3871" calcext:value-type="float">
            <text:p>46.3871</text:p>
          </table:table-cell>
          <table:table-cell office:value-type="float" office:value="183.201" calcext:value-type="float">
            <text:p>183.201</text:p>
          </table:table-cell>
          <table:table-cell office:value-type="float" office:value="97.5936" calcext:value-type="float">
            <text:p>97.5936</text:p>
          </table:table-cell>
          <table:table-cell office:value-type="float" office:value="62.851" calcext:value-type="float">
            <text:p>62.851</text:p>
          </table:table-cell>
          <table:table-cell office:value-type="float" office:value="61.9598" calcext:value-type="float">
            <text:p>61.9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765" calcext:value-type="float">
            <text:p>43.0765</text:p>
          </table:table-cell>
          <table:table-cell office:value-type="float" office:value="43.0782" calcext:value-type="float">
            <text:p>43.0782</text:p>
          </table:table-cell>
          <table:table-cell office:value-type="float" office:value="91.6275" calcext:value-type="float">
            <text:p>91.6275</text:p>
          </table:table-cell>
          <table:table-cell office:value-type="float" office:value="73.9626" calcext:value-type="float">
            <text:p>73.9626</text:p>
          </table:table-cell>
          <table:table-cell office:value-type="float" office:value="173.348" calcext:value-type="float">
            <text:p>173.348</text:p>
          </table:table-cell>
          <table:table-cell office:value-type="float" office:value="90.1235" calcext:value-type="float">
            <text:p>90.1235</text:p>
          </table:table-cell>
          <table:table-cell office:value-type="float" office:value="217.252" calcext:value-type="float">
            <text:p>217.252</text:p>
          </table:table-cell>
          <table:table-cell office:value-type="float" office:value="93.0049" calcext:value-type="float">
            <text:p>93.0049</text:p>
          </table:table-cell>
          <table:table-cell office:value-type="float" office:value="126.822" calcext:value-type="float">
            <text:p>126.822</text:p>
          </table:table-cell>
          <table:table-cell office:value-type="float" office:value="126.653" calcext:value-type="float">
            <text:p>126.653</text:p>
          </table:table-cell>
          <table:table-cell office:value-type="float" office:value="112.293" calcext:value-type="float">
            <text:p>112.293</text:p>
          </table:table-cell>
          <table:table-cell office:value-type="float" office:value="112.246" calcext:value-type="float">
            <text:p>112.246</text:p>
          </table:table-cell>
          <table:table-cell office:value-type="float" office:value="173.9" calcext:value-type="float">
            <text:p>173.9</text:p>
          </table:table-cell>
          <table:table-cell office:value-type="float" office:value="173.574" calcext:value-type="float">
            <text:p>173.574</text:p>
          </table:table-cell>
          <table:table-cell office:value-type="float" office:value="103.455" calcext:value-type="float">
            <text:p>103.455</text:p>
          </table:table-cell>
          <table:table-cell office:value-type="float" office:value="86.8542" calcext:value-type="float">
            <text:p>86.8542</text:p>
          </table:table-cell>
          <table:table-cell office:value-type="float" office:value="144.991" calcext:value-type="float">
            <text:p>144.991</text:p>
          </table:table-cell>
          <table:table-cell office:value-type="float" office:value="76.3392" calcext:value-type="float">
            <text:p>76.3392</text:p>
          </table:table-cell>
          <table:table-cell office:value-type="float" office:value="215.75" calcext:value-type="float">
            <text:p>215.75</text:p>
          </table:table-cell>
          <table:table-cell office:value-type="float" office:value="112.541" calcext:value-type="float">
            <text:p>112.541</text:p>
          </table:table-cell>
          <table:table-cell office:value-type="float" office:value="194.691" calcext:value-type="float">
            <text:p>194.691</text:p>
          </table:table-cell>
          <table:table-cell office:value-type="float" office:value="120.113" calcext:value-type="float">
            <text:p>120.113</text:p>
          </table:table-cell>
          <table:table-cell office:value-type="float" office:value="304.682" calcext:value-type="float">
            <text:p>304.682</text:p>
          </table:table-cell>
          <table:table-cell office:value-type="float" office:value="94.4065" calcext:value-type="float">
            <text:p>94.4065</text:p>
          </table:table-cell>
          <table:table-cell office:value-type="float" office:value="323.324" calcext:value-type="float">
            <text:p>323.324</text:p>
          </table:table-cell>
          <table:table-cell office:value-type="float" office:value="319.339" calcext:value-type="float">
            <text:p>319.339</text:p>
          </table:table-cell>
          <table:table-cell office:value-type="float" office:value="440.882" calcext:value-type="float">
            <text:p>440.882</text:p>
          </table:table-cell>
          <table:table-cell office:value-type="float" office:value="182.251" calcext:value-type="float">
            <text:p>182.251</text:p>
          </table:table-cell>
          <table:table-cell office:value-type="float" office:value="300.005" calcext:value-type="float">
            <text:p>300.005</text:p>
          </table:table-cell>
          <table:table-cell office:value-type="float" office:value="147.207" calcext:value-type="float">
            <text:p>147.207</text:p>
          </table:table-cell>
          <table:table-cell office:value-type="float" office:value="263.002" calcext:value-type="float">
            <text:p>263.002</text:p>
          </table:table-cell>
          <table:table-cell office:value-type="float" office:value="128.731" calcext:value-type="float">
            <text:p>128.731</text:p>
          </table:table-cell>
          <table:table-cell office:value-type="float" office:value="240.684" calcext:value-type="float">
            <text:p>240.684</text:p>
          </table:table-cell>
          <table:table-cell office:value-type="float" office:value="123.991" calcext:value-type="float">
            <text:p>123.9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6.488" calcext:value-type="float">
            <text:p>566.488</text:p>
          </table:table-cell>
          <table:table-cell office:value-type="float" office:value="147.761" calcext:value-type="float">
            <text:p>147.761</text:p>
          </table:table-cell>
          <table:table-cell office:value-type="float" office:value="179.564" calcext:value-type="float">
            <text:p>179.564</text:p>
          </table:table-cell>
          <table:table-cell office:value-type="float" office:value="132.671" calcext:value-type="float">
            <text:p>132.671</text:p>
          </table:table-cell>
          <table:table-cell office:value-type="float" office:value="382.065" calcext:value-type="float">
            <text:p>382.065</text:p>
          </table:table-cell>
          <table:table-cell office:value-type="float" office:value="193.564" calcext:value-type="float">
            <text:p>193.564</text:p>
          </table:table-cell>
          <table:table-cell office:value-type="float" office:value="171.907" calcext:value-type="float">
            <text:p>171.907</text:p>
          </table:table-cell>
          <table:table-cell office:value-type="float" office:value="119.95" calcext:value-type="float">
            <text:p>119.95</text:p>
          </table:table-cell>
          <table:table-cell office:value-type="float" office:value="487.258" calcext:value-type="float">
            <text:p>487.258</text:p>
          </table:table-cell>
          <table:table-cell office:value-type="float" office:value="339.254" calcext:value-type="float">
            <text:p>339.254</text:p>
          </table:table-cell>
          <table:table-cell office:value-type="float" office:value="580.276" calcext:value-type="float">
            <text:p>580.276</text:p>
          </table:table-cell>
          <table:table-cell office:value-type="float" office:value="383.056" calcext:value-type="float">
            <text:p>383.0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0.994" calcext:value-type="float">
            <text:p>680.994</text:p>
          </table:table-cell>
          <table:table-cell office:value-type="float" office:value="457.799" calcext:value-type="float">
            <text:p>457.799</text:p>
          </table:table-cell>
          <table:table-cell office:value-type="float" office:value="772.203" calcext:value-type="float">
            <text:p>772.203</text:p>
          </table:table-cell>
          <table:table-cell office:value-type="float" office:value="540.929" calcext:value-type="float">
            <text:p>540.929</text:p>
          </table:table-cell>
          <table:table-cell office:value-type="float" office:value="523.114" calcext:value-type="float">
            <text:p>523.114</text:p>
          </table:table-cell>
          <table:table-cell office:value-type="float" office:value="516.094" calcext:value-type="float">
            <text:p>516.094</text:p>
          </table:table-cell>
          <table:table-cell table:number-columns-repeated="2" office:value-type="float" office:value="521.562" calcext:value-type="float">
            <text:p>521.5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0.677" calcext:value-type="float">
            <text:p>490.677</text:p>
          </table:table-cell>
          <table:table-cell office:value-type="float" office:value="481.392" calcext:value-type="float">
            <text:p>481.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.132" calcext:value-type="float">
            <text:p>842.132</text:p>
          </table:table-cell>
          <table:table-cell office:value-type="float" office:value="561.043" calcext:value-type="float">
            <text:p>561.043</text:p>
          </table:table-cell>
          <table:table-cell office:value-type="float" office:value="1089.73" calcext:value-type="float">
            <text:p>1089.73</text:p>
          </table:table-cell>
          <table:table-cell office:value-type="float" office:value="887.508" calcext:value-type="float">
            <text:p>887.508</text:p>
          </table:table-cell>
          <table:table-cell office:value-type="float" office:value="841.134" calcext:value-type="float">
            <text:p>841.134</text:p>
          </table:table-cell>
          <table:table-cell office:value-type="float" office:value="623.045" calcext:value-type="float">
            <text:p>623.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0.853" calcext:value-type="float">
            <text:p>580.853</text:p>
          </table:table-cell>
          <table:table-cell office:value-type="float" office:value="580.81" calcext:value-type="float">
            <text:p>580.81</text:p>
          </table:table-cell>
          <table:table-cell office:value-type="float" office:value="1180.23" calcext:value-type="float">
            <text:p>1180.23</text:p>
          </table:table-cell>
          <table:table-cell office:value-type="float" office:value="887.359" calcext:value-type="float">
            <text:p>887.359</text:p>
          </table:table-cell>
          <table:table-cell office:value-type="float" office:value="1359.34" calcext:value-type="float">
            <text:p>1359.34</text:p>
          </table:table-cell>
          <table:table-cell office:value-type="float" office:value="1206.98" calcext:value-type="float">
            <text:p>1206.98</text:p>
          </table:table-cell>
          <table:table-cell office:value-type="float" office:value="1195.09" calcext:value-type="float">
            <text:p>1195.09</text:p>
          </table:table-cell>
          <table:table-cell office:value-type="float" office:value="964.09" calcext:value-type="float">
            <text:p>964.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42.19" calcext:value-type="float">
            <text:p>1342.19</text:p>
          </table:table-cell>
          <table:table-cell office:value-type="float" office:value="1228.98" calcext:value-type="float">
            <text:p>1228.98</text:p>
          </table:table-cell>
          <table:table-cell table:number-columns-repeated="2" office:value-type="float" office:value="1697.37" calcext:value-type="float">
            <text:p>1697.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3.01" calcext:value-type="float">
            <text:p>1783.01</text:p>
          </table:table-cell>
          <table:table-cell office:value-type="float" office:value="1472.4" calcext:value-type="float">
            <text:p>147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4.35" calcext:value-type="float">
            <text:p>2194.35</text:p>
          </table:table-cell>
          <table:table-cell office:value-type="float" office:value="2202.95" calcext:value-type="float">
            <text:p>2202.9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604" calcext:value-type="float">
            <text:p>174.604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7.89109" calcext:value-type="float">
            <text:p>7.89109</text:p>
          </table:table-cell>
          <table:table-cell office:value-type="float" office:value="3.17439" calcext:value-type="float">
            <text:p>3.17439</text:p>
          </table:table-cell>
          <table:table-cell office:value-type="float" office:value="11.5707" calcext:value-type="float">
            <text:p>11.5707</text:p>
          </table:table-cell>
          <table:table-cell office:value-type="float" office:value="5.18534" calcext:value-type="float">
            <text:p>5.18534</text:p>
          </table:table-cell>
          <table:table-cell office:value-type="float" office:value="13.1841" calcext:value-type="float">
            <text:p>13.1841</text:p>
          </table:table-cell>
          <table:table-cell office:value-type="float" office:value="6.74025" calcext:value-type="float">
            <text:p>6.74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751" calcext:value-type="float">
            <text:p>178.751</text:p>
          </table:table-cell>
          <table:table-cell office:value-type="float" office:value="30.2812" calcext:value-type="float">
            <text:p>30.2812</text:p>
          </table:table-cell>
          <table:table-cell office:value-type="float" office:value="219.513" calcext:value-type="float">
            <text:p>219.513</text:p>
          </table:table-cell>
          <table:table-cell office:value-type="float" office:value="39.3646" calcext:value-type="float">
            <text:p>39.3646</text:p>
          </table:table-cell>
          <table:table-cell office:value-type="float" office:value="377.472" calcext:value-type="float">
            <text:p>377.472</text:p>
          </table:table-cell>
          <table:table-cell office:value-type="float" office:value="104.217" calcext:value-type="float">
            <text:p>104.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.4545" calcext:value-type="float">
            <text:p>92.4545</text:p>
          </table:table-cell>
          <table:table-cell office:value-type="float" office:value="44.6112" calcext:value-type="float">
            <text:p>44.6112</text:p>
          </table:table-cell>
          <table:table-cell office:value-type="float" office:value="75.0551" calcext:value-type="float">
            <text:p>75.0551</text:p>
          </table:table-cell>
          <table:table-cell office:value-type="float" office:value="47.9701" calcext:value-type="float">
            <text:p>47.9701</text:p>
          </table:table-cell>
          <table:table-cell office:value-type="float" office:value="88.7857" calcext:value-type="float">
            <text:p>88.7857</text:p>
          </table:table-cell>
          <table:table-cell office:value-type="float" office:value="51.3066" calcext:value-type="float">
            <text:p>51.3066</text:p>
          </table:table-cell>
          <table:table-cell office:value-type="float" office:value="36.8877" calcext:value-type="float">
            <text:p>36.8877</text:p>
          </table:table-cell>
          <table:table-cell office:value-type="float" office:value="36.883" calcext:value-type="float">
            <text:p>36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09" calcext:value-type="float">
            <text:p>119.09</text:p>
          </table:table-cell>
          <table:table-cell office:value-type="float" office:value="56.6522" calcext:value-type="float">
            <text:p>56.6522</text:p>
          </table:table-cell>
          <table:table-cell office:value-type="float" office:value="62.3396" calcext:value-type="float">
            <text:p>62.3396</text:p>
          </table:table-cell>
          <table:table-cell office:value-type="float" office:value="46.934" calcext:value-type="float">
            <text:p>46.934</text:p>
          </table:table-cell>
          <table:table-cell office:value-type="float" office:value="200.651" calcext:value-type="float">
            <text:p>200.651</text:p>
          </table:table-cell>
          <table:table-cell office:value-type="float" office:value="97.6024" calcext:value-type="float">
            <text:p>97.6024</text:p>
          </table:table-cell>
          <table:table-cell office:value-type="float" office:value="62.4991" calcext:value-type="float">
            <text:p>62.4991</text:p>
          </table:table-cell>
          <table:table-cell office:value-type="float" office:value="60.7992" calcext:value-type="float">
            <text:p>60.7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619" calcext:value-type="float">
            <text:p>43.6619</text:p>
          </table:table-cell>
          <table:table-cell office:value-type="float" office:value="43.6712" calcext:value-type="float">
            <text:p>43.6712</text:p>
          </table:table-cell>
          <table:table-cell table:number-columns-repeated="2" office:value-type="float" office:value="62.5957" calcext:value-type="float">
            <text:p>62.5957</text:p>
          </table:table-cell>
          <table:table-cell office:value-type="float" office:value="176.731" calcext:value-type="float">
            <text:p>176.731</text:p>
          </table:table-cell>
          <table:table-cell office:value-type="float" office:value="93.8173" calcext:value-type="float">
            <text:p>93.8173</text:p>
          </table:table-cell>
          <table:table-cell office:value-type="float" office:value="166.222" calcext:value-type="float">
            <text:p>166.222</text:p>
          </table:table-cell>
          <table:table-cell office:value-type="float" office:value="96.131" calcext:value-type="float">
            <text:p>96.131</text:p>
          </table:table-cell>
          <table:table-cell office:value-type="float" office:value="142.205" calcext:value-type="float">
            <text:p>142.205</text:p>
          </table:table-cell>
          <table:table-cell office:value-type="float" office:value="142.072" calcext:value-type="float">
            <text:p>142.072</text:p>
          </table:table-cell>
          <table:table-cell office:value-type="float" office:value="121.056" calcext:value-type="float">
            <text:p>121.056</text:p>
          </table:table-cell>
          <table:table-cell office:value-type="float" office:value="121.067" calcext:value-type="float">
            <text:p>121.067</text:p>
          </table:table-cell>
          <table:table-cell office:value-type="float" office:value="215.318" calcext:value-type="float">
            <text:p>215.318</text:p>
          </table:table-cell>
          <table:table-cell office:value-type="float" office:value="214.172" calcext:value-type="float">
            <text:p>214.172</text:p>
          </table:table-cell>
          <table:table-cell office:value-type="float" office:value="115.679" calcext:value-type="float">
            <text:p>115.679</text:p>
          </table:table-cell>
          <table:table-cell office:value-type="float" office:value="93.155" calcext:value-type="float">
            <text:p>93.155</text:p>
          </table:table-cell>
          <table:table-cell office:value-type="float" office:value="153.191" calcext:value-type="float">
            <text:p>153.191</text:p>
          </table:table-cell>
          <table:table-cell office:value-type="float" office:value="81.1642" calcext:value-type="float">
            <text:p>81.1642</text:p>
          </table:table-cell>
          <table:table-cell office:value-type="float" office:value="189.939" calcext:value-type="float">
            <text:p>189.939</text:p>
          </table:table-cell>
          <table:table-cell office:value-type="float" office:value="112.625" calcext:value-type="float">
            <text:p>112.625</text:p>
          </table:table-cell>
          <table:table-cell office:value-type="float" office:value="238.813" calcext:value-type="float">
            <text:p>238.813</text:p>
          </table:table-cell>
          <table:table-cell office:value-type="float" office:value="130.861" calcext:value-type="float">
            <text:p>130.861</text:p>
          </table:table-cell>
          <table:table-cell office:value-type="float" office:value="234.869" calcext:value-type="float">
            <text:p>234.869</text:p>
          </table:table-cell>
          <table:table-cell office:value-type="float" office:value="105.856" calcext:value-type="float">
            <text:p>105.856</text:p>
          </table:table-cell>
          <table:table-cell table:number-columns-repeated="2" office:value-type="float" office:value="557.901" calcext:value-type="float">
            <text:p>557.901</text:p>
          </table:table-cell>
          <table:table-cell office:value-type="float" office:value="81.9492" calcext:value-type="float">
            <text:p>81.9492</text:p>
          </table:table-cell>
          <table:table-cell office:value-type="float" office:value="81.9714" calcext:value-type="float">
            <text:p>81.9714</text:p>
          </table:table-cell>
          <table:table-cell office:value-type="float" office:value="270.318" calcext:value-type="float">
            <text:p>270.318</text:p>
          </table:table-cell>
          <table:table-cell office:value-type="float" office:value="151.812" calcext:value-type="float">
            <text:p>151.812</text:p>
          </table:table-cell>
          <table:table-cell office:value-type="float" office:value="265.787" calcext:value-type="float">
            <text:p>265.787</text:p>
          </table:table-cell>
          <table:table-cell office:value-type="float" office:value="126.745" calcext:value-type="float">
            <text:p>126.745</text:p>
          </table:table-cell>
          <table:table-cell office:value-type="float" office:value="205.354" calcext:value-type="float">
            <text:p>205.354</text:p>
          </table:table-cell>
          <table:table-cell office:value-type="float" office:value="126.158" calcext:value-type="float">
            <text:p>126.1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.505" calcext:value-type="float">
            <text:p>122.505</text:p>
          </table:table-cell>
          <table:table-cell office:value-type="float" office:value="121.258" calcext:value-type="float">
            <text:p>121.258</text:p>
          </table:table-cell>
          <table:table-cell office:value-type="float" office:value="170.025" calcext:value-type="float">
            <text:p>170.025</text:p>
          </table:table-cell>
          <table:table-cell office:value-type="float" office:value="136.993" calcext:value-type="float">
            <text:p>136.993</text:p>
          </table:table-cell>
          <table:table-cell office:value-type="float" office:value="368.817" calcext:value-type="float">
            <text:p>368.817</text:p>
          </table:table-cell>
          <table:table-cell office:value-type="float" office:value="187.648" calcext:value-type="float">
            <text:p>187.648</text:p>
          </table:table-cell>
          <table:table-cell office:value-type="float" office:value="173.057" calcext:value-type="float">
            <text:p>173.057</text:p>
          </table:table-cell>
          <table:table-cell office:value-type="float" office:value="121.279" calcext:value-type="float">
            <text:p>121.279</text:p>
          </table:table-cell>
          <table:table-cell office:value-type="float" office:value="569.592" calcext:value-type="float">
            <text:p>569.592</text:p>
          </table:table-cell>
          <table:table-cell office:value-type="float" office:value="366.563" calcext:value-type="float">
            <text:p>366.563</text:p>
          </table:table-cell>
          <table:table-cell office:value-type="float" office:value="544.959" calcext:value-type="float">
            <text:p>544.959</text:p>
          </table:table-cell>
          <table:table-cell office:value-type="float" office:value="408.913" calcext:value-type="float">
            <text:p>408.9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1.159" calcext:value-type="float">
            <text:p>691.159</text:p>
          </table:table-cell>
          <table:table-cell office:value-type="float" office:value="443.839" calcext:value-type="float">
            <text:p>443.839</text:p>
          </table:table-cell>
          <table:table-cell office:value-type="float" office:value="661.681" calcext:value-type="float">
            <text:p>661.681</text:p>
          </table:table-cell>
          <table:table-cell office:value-type="float" office:value="494.749" calcext:value-type="float">
            <text:p>494.749</text:p>
          </table:table-cell>
          <table:table-cell office:value-type="float" office:value="718.629" calcext:value-type="float">
            <text:p>718.629</text:p>
          </table:table-cell>
          <table:table-cell office:value-type="float" office:value="468.163" calcext:value-type="float">
            <text:p>468.163</text:p>
          </table:table-cell>
          <table:table-cell office:value-type="float" office:value="858.18" calcext:value-type="float">
            <text:p>858.18</text:p>
          </table:table-cell>
          <table:table-cell office:value-type="float" office:value="666.939" calcext:value-type="float">
            <text:p>666.9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23.719" calcext:value-type="float">
            <text:p>823.719</text:p>
          </table:table-cell>
          <table:table-cell office:value-type="float" office:value="612.65" calcext:value-type="float">
            <text:p>612.65</text:p>
          </table:table-cell>
          <table:table-cell office:value-type="float" office:value="267.203" calcext:value-type="float">
            <text:p>267.203</text:p>
          </table:table-cell>
          <table:table-cell office:value-type="float" office:value="267.257" calcext:value-type="float">
            <text:p>267.257</text:p>
          </table:table-cell>
          <table:table-cell office:value-type="float" office:value="871.334" calcext:value-type="float">
            <text:p>871.334</text:p>
          </table:table-cell>
          <table:table-cell office:value-type="float" office:value="662.737" calcext:value-type="float">
            <text:p>662.737</text:p>
          </table:table-cell>
          <table:table-cell office:value-type="float" office:value="983.786" calcext:value-type="float">
            <text:p>983.786</text:p>
          </table:table-cell>
          <table:table-cell office:value-type="float" office:value="534.553" calcext:value-type="float">
            <text:p>534.553</text:p>
          </table:table-cell>
          <table:table-cell office:value-type="float" office:value="859.584" calcext:value-type="float">
            <text:p>859.584</text:p>
          </table:table-cell>
          <table:table-cell office:value-type="float" office:value="689.33" calcext:value-type="float">
            <text:p>689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7.052" calcext:value-type="float">
            <text:p>687.052</text:p>
          </table:table-cell>
          <table:table-cell office:value-type="float" office:value="681.966" calcext:value-type="float">
            <text:p>681.966</text:p>
          </table:table-cell>
          <table:table-cell office:value-type="float" office:value="1041.31" calcext:value-type="float">
            <text:p>1041.31</text:p>
          </table:table-cell>
          <table:table-cell office:value-type="float" office:value="792.426" calcext:value-type="float">
            <text:p>792.426</text:p>
          </table:table-cell>
          <table:table-cell table:number-columns-repeated="2" office:value-type="float" office:value="1484.86" calcext:value-type="float">
            <text:p>1484.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57.25" calcext:value-type="float">
            <text:p>1457.25</text:p>
          </table:table-cell>
          <table:table-cell office:value-type="float" office:value="1435.28" calcext:value-type="float">
            <text:p>1435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385" calcext:value-type="float">
            <text:p>1.59385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9.94" calcext:value-type="float">
            <text:p>1749.94</text:p>
          </table:table-cell>
          <table:table-cell office:value-type="float" office:value="1747.99" calcext:value-type="float">
            <text:p>1747.99</text:p>
          </table:table-cell>
          <table:table-cell office:value-type="float" office:value="1735.57" calcext:value-type="float">
            <text:p>1735.57</text:p>
          </table:table-cell>
          <table:table-cell office:value-type="float" office:value="1732.33" calcext:value-type="float">
            <text:p>1732.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096" calcext:value-type="float">
            <text:p>209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236" calcext:value-type="float">
            <text:p>176.236</text:p>
          </table:table-cell>
          <table:table-cell office:value-type="float" office:value="115.302" calcext:value-type="float">
            <text:p>115.302</text:p>
          </table:table-cell>
          <table:table-cell office:value-type="float" office:value="7.99929" calcext:value-type="float">
            <text:p>7.99929</text:p>
          </table:table-cell>
          <table:table-cell office:value-type="float" office:value="3.18874" calcext:value-type="float">
            <text:p>3.18874</text:p>
          </table:table-cell>
          <table:table-cell office:value-type="float" office:value="11.302" calcext:value-type="float">
            <text:p>11.302</text:p>
          </table:table-cell>
          <table:table-cell office:value-type="float" office:value="5.02622" calcext:value-type="float">
            <text:p>5.02622</text:p>
          </table:table-cell>
          <table:table-cell office:value-type="float" office:value="11.9078" calcext:value-type="float">
            <text:p>11.9078</text:p>
          </table:table-cell>
          <table:table-cell office:value-type="float" office:value="6.5698" calcext:value-type="float">
            <text:p>6.5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373" calcext:value-type="float">
            <text:p>184.373</text:p>
          </table:table-cell>
          <table:table-cell office:value-type="float" office:value="30.6598" calcext:value-type="float">
            <text:p>30.6598</text:p>
          </table:table-cell>
          <table:table-cell office:value-type="float" office:value="211.079" calcext:value-type="float">
            <text:p>211.079</text:p>
          </table:table-cell>
          <table:table-cell office:value-type="float" office:value="38.5205" calcext:value-type="float">
            <text:p>38.5205</text:p>
          </table:table-cell>
          <table:table-cell office:value-type="float" office:value="300.979" calcext:value-type="float">
            <text:p>300.979</text:p>
          </table:table-cell>
          <table:table-cell office:value-type="float" office:value="93.1653" calcext:value-type="float">
            <text:p>93.1653</text:p>
          </table:table-cell>
          <table:table-cell office:value-type="float" office:value="21.8348" calcext:value-type="float">
            <text:p>21.8348</text:p>
          </table:table-cell>
          <table:table-cell office:value-type="float" office:value="21.8344" calcext:value-type="float">
            <text:p>21.8344</text:p>
          </table:table-cell>
          <table:table-cell table:number-columns-repeated="2" office:value-type="float" office:value="91.9385" calcext:value-type="float">
            <text:p>91.9385</text:p>
          </table:table-cell>
          <table:table-cell office:value-type="float" office:value="73.3288" calcext:value-type="float">
            <text:p>73.3288</text:p>
          </table:table-cell>
          <table:table-cell office:value-type="float" office:value="44.5468" calcext:value-type="float">
            <text:p>44.5468</text:p>
          </table:table-cell>
          <table:table-cell office:value-type="float" office:value="96.0459" calcext:value-type="float">
            <text:p>96.0459</text:p>
          </table:table-cell>
          <table:table-cell office:value-type="float" office:value="49.0779" calcext:value-type="float">
            <text:p>49.0779</text:p>
          </table:table-cell>
          <table:table-cell office:value-type="float" office:value="94.8257" calcext:value-type="float">
            <text:p>94.8257</text:p>
          </table:table-cell>
          <table:table-cell office:value-type="float" office:value="57.5554" calcext:value-type="float">
            <text:p>57.5554</text:p>
          </table:table-cell>
          <table:table-cell office:value-type="float" office:value="38.0716" calcext:value-type="float">
            <text:p>38.0716</text:p>
          </table:table-cell>
          <table:table-cell office:value-type="float" office:value="38.0516" calcext:value-type="float">
            <text:p>38.0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064" calcext:value-type="float">
            <text:p>102.064</text:p>
          </table:table-cell>
          <table:table-cell office:value-type="float" office:value="56.5025" calcext:value-type="float">
            <text:p>56.5025</text:p>
          </table:table-cell>
          <table:table-cell office:value-type="float" office:value="33.1937" calcext:value-type="float">
            <text:p>33.1937</text:p>
          </table:table-cell>
          <table:table-cell office:value-type="float" office:value="39.5078" calcext:value-type="float">
            <text:p>39.5078</text:p>
          </table:table-cell>
          <table:table-cell office:value-type="float" office:value="159.983" calcext:value-type="float">
            <text:p>159.983</text:p>
          </table:table-cell>
          <table:table-cell office:value-type="float" office:value="93.9334" calcext:value-type="float">
            <text:p>93.9334</text:p>
          </table:table-cell>
          <table:table-cell office:value-type="float" office:value="91.0348" calcext:value-type="float">
            <text:p>91.0348</text:p>
          </table:table-cell>
          <table:table-cell office:value-type="float" office:value="75.8499" calcext:value-type="float">
            <text:p>75.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838" calcext:value-type="float">
            <text:p>44.2838</text:p>
          </table:table-cell>
          <table:table-cell office:value-type="float" office:value="44.2845" calcext:value-type="float">
            <text:p>44.2845</text:p>
          </table:table-cell>
          <table:table-cell office:value-type="float" office:value="57.4296" calcext:value-type="float">
            <text:p>57.4296</text:p>
          </table:table-cell>
          <table:table-cell office:value-type="float" office:value="57.8153" calcext:value-type="float">
            <text:p>57.8153</text:p>
          </table:table-cell>
          <table:table-cell office:value-type="float" office:value="231.118" calcext:value-type="float">
            <text:p>231.118</text:p>
          </table:table-cell>
          <table:table-cell office:value-type="float" office:value="96.403" calcext:value-type="float">
            <text:p>96.403</text:p>
          </table:table-cell>
          <table:table-cell office:value-type="float" office:value="221.989" calcext:value-type="float">
            <text:p>221.989</text:p>
          </table:table-cell>
          <table:table-cell office:value-type="float" office:value="103.798" calcext:value-type="float">
            <text:p>103.798</text:p>
          </table:table-cell>
          <table:table-cell office:value-type="float" office:value="145.23" calcext:value-type="float">
            <text:p>145.23</text:p>
          </table:table-cell>
          <table:table-cell office:value-type="float" office:value="136.848" calcext:value-type="float">
            <text:p>136.848</text:p>
          </table:table-cell>
          <table:table-cell office:value-type="float" office:value="132.366" calcext:value-type="float">
            <text:p>132.366</text:p>
          </table:table-cell>
          <table:table-cell office:value-type="float" office:value="132.313" calcext:value-type="float">
            <text:p>132.313</text:p>
          </table:table-cell>
          <table:table-cell office:value-type="float" office:value="423.758" calcext:value-type="float">
            <text:p>423.758</text:p>
          </table:table-cell>
          <table:table-cell office:value-type="float" office:value="310.081" calcext:value-type="float">
            <text:p>310.081</text:p>
          </table:table-cell>
          <table:table-cell office:value-type="float" office:value="139.62" calcext:value-type="float">
            <text:p>139.62</text:p>
          </table:table-cell>
          <table:table-cell office:value-type="float" office:value="103.155" calcext:value-type="float">
            <text:p>103.155</text:p>
          </table:table-cell>
          <table:table-cell office:value-type="float" office:value="144.091" calcext:value-type="float">
            <text:p>144.091</text:p>
          </table:table-cell>
          <table:table-cell office:value-type="float" office:value="79.322" calcext:value-type="float">
            <text:p>79.322</text:p>
          </table:table-cell>
          <table:table-cell office:value-type="float" office:value="212.447" calcext:value-type="float">
            <text:p>212.447</text:p>
          </table:table-cell>
          <table:table-cell office:value-type="float" office:value="115.474" calcext:value-type="float">
            <text:p>115.474</text:p>
          </table:table-cell>
          <table:table-cell office:value-type="float" office:value="241.806" calcext:value-type="float">
            <text:p>241.806</text:p>
          </table:table-cell>
          <table:table-cell office:value-type="float" office:value="131.646" calcext:value-type="float">
            <text:p>131.646</text:p>
          </table:table-cell>
          <table:table-cell office:value-type="float" office:value="318.094" calcext:value-type="float">
            <text:p>318.094</text:p>
          </table:table-cell>
          <table:table-cell office:value-type="float" office:value="96.3924" calcext:value-type="float">
            <text:p>96.3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228" calcext:value-type="float">
            <text:p>83.3228</text:p>
          </table:table-cell>
          <table:table-cell office:value-type="float" office:value="83.2854" calcext:value-type="float">
            <text:p>83.2854</text:p>
          </table:table-cell>
          <table:table-cell office:value-type="float" office:value="322.206" calcext:value-type="float">
            <text:p>322.206</text:p>
          </table:table-cell>
          <table:table-cell office:value-type="float" office:value="155.103" calcext:value-type="float">
            <text:p>155.103</text:p>
          </table:table-cell>
          <table:table-cell office:value-type="float" office:value="267.117" calcext:value-type="float">
            <text:p>267.117</text:p>
          </table:table-cell>
          <table:table-cell office:value-type="float" office:value="127.414" calcext:value-type="float">
            <text:p>127.414</text:p>
          </table:table-cell>
          <table:table-cell office:value-type="float" office:value="246.821" calcext:value-type="float">
            <text:p>246.821</text:p>
          </table:table-cell>
          <table:table-cell office:value-type="float" office:value="127.093" calcext:value-type="float">
            <text:p>127.0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.242" calcext:value-type="float">
            <text:p>126.242</text:p>
          </table:table-cell>
          <table:table-cell office:value-type="float" office:value="124.438" calcext:value-type="float">
            <text:p>124.438</text:p>
          </table:table-cell>
          <table:table-cell office:value-type="float" office:value="182.742" calcext:value-type="float">
            <text:p>182.742</text:p>
          </table:table-cell>
          <table:table-cell office:value-type="float" office:value="136.683" calcext:value-type="float">
            <text:p>136.683</text:p>
          </table:table-cell>
          <table:table-cell office:value-type="float" office:value="327.892" calcext:value-type="float">
            <text:p>327.892</text:p>
          </table:table-cell>
          <table:table-cell office:value-type="float" office:value="186.709" calcext:value-type="float">
            <text:p>186.709</text:p>
          </table:table-cell>
          <table:table-cell office:value-type="float" office:value="174.615" calcext:value-type="float">
            <text:p>174.615</text:p>
          </table:table-cell>
          <table:table-cell office:value-type="float" office:value="122.627" calcext:value-type="float">
            <text:p>122.627</text:p>
          </table:table-cell>
          <table:table-cell office:value-type="float" office:value="498.384" calcext:value-type="float">
            <text:p>498.384</text:p>
          </table:table-cell>
          <table:table-cell office:value-type="float" office:value="337.263" calcext:value-type="float">
            <text:p>337.263</text:p>
          </table:table-cell>
          <table:table-cell office:value-type="float" office:value="461.377" calcext:value-type="float">
            <text:p>461.377</text:p>
          </table:table-cell>
          <table:table-cell office:value-type="float" office:value="442.321" calcext:value-type="float">
            <text:p>442.3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5.832" calcext:value-type="float">
            <text:p>675.832</text:p>
          </table:table-cell>
          <table:table-cell office:value-type="float" office:value="427.705" calcext:value-type="float">
            <text:p>427.705</text:p>
          </table:table-cell>
          <table:table-cell office:value-type="float" office:value="708.748" calcext:value-type="float">
            <text:p>708.748</text:p>
          </table:table-cell>
          <table:table-cell office:value-type="float" office:value="551.062" calcext:value-type="float">
            <text:p>551.062</text:p>
          </table:table-cell>
          <table:table-cell office:value-type="float" office:value="699.521" calcext:value-type="float">
            <text:p>699.521</text:p>
          </table:table-cell>
          <table:table-cell office:value-type="float" office:value="464.017" calcext:value-type="float">
            <text:p>464.017</text:p>
          </table:table-cell>
          <table:table-cell office:value-type="float" office:value="489.011" calcext:value-type="float">
            <text:p>489.011</text:p>
          </table:table-cell>
          <table:table-cell office:value-type="float" office:value="488.937" calcext:value-type="float">
            <text:p>488.9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3.963" calcext:value-type="float">
            <text:p>963.963</text:p>
          </table:table-cell>
          <table:table-cell office:value-type="float" office:value="745.184" calcext:value-type="float">
            <text:p>745.184</text:p>
          </table:table-cell>
          <table:table-cell office:value-type="float" office:value="901.214" calcext:value-type="float">
            <text:p>901.214</text:p>
          </table:table-cell>
          <table:table-cell office:value-type="float" office:value="334.617" calcext:value-type="float">
            <text:p>334.617</text:p>
          </table:table-cell>
          <table:table-cell office:value-type="float" office:value="1056.17" calcext:value-type="float">
            <text:p>1056.17</text:p>
          </table:table-cell>
          <table:table-cell office:value-type="float" office:value="884.443" calcext:value-type="float">
            <text:p>884.443</text:p>
          </table:table-cell>
          <table:table-cell office:value-type="float" office:value="492.014" calcext:value-type="float">
            <text:p>492.014</text:p>
          </table:table-cell>
          <table:table-cell office:value-type="float" office:value="483.051" calcext:value-type="float">
            <text:p>483.051</text:p>
          </table:table-cell>
          <table:table-cell office:value-type="float" office:value="1059.41" calcext:value-type="float">
            <text:p>1059.41</text:p>
          </table:table-cell>
          <table:table-cell office:value-type="float" office:value="823.524" calcext:value-type="float">
            <text:p>823.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5.38" calcext:value-type="float">
            <text:p>1065.38</text:p>
          </table:table-cell>
          <table:table-cell office:value-type="float" office:value="822.307" calcext:value-type="float">
            <text:p>822.307</text:p>
          </table:table-cell>
          <table:table-cell office:value-type="float" office:value="1236.98" calcext:value-type="float">
            <text:p>1236.98</text:p>
          </table:table-cell>
          <table:table-cell office:value-type="float" office:value="1018.82" calcext:value-type="float">
            <text:p>1018.82</text:p>
          </table:table-cell>
          <table:table-cell table:number-columns-repeated="2" office:value-type="float" office:value="2.19411" calcext:value-type="float">
            <text:p>2.19411</text:p>
          </table:table-cell>
          <table:table-cell office:value-type="float" office:value="1269.57" calcext:value-type="float">
            <text:p>1269.57</text:p>
          </table:table-cell>
          <table:table-cell office:value-type="float" office:value="1153.5" calcext:value-type="float">
            <text:p>1153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609.33" calcext:value-type="float">
            <text:p>1609.33</text:p>
          </table:table-cell>
          <table:table-cell office:value-type="float" office:value="1483.49" calcext:value-type="float">
            <text:p>1483.49</text:p>
          </table:table-cell>
          <table:table-cell office:value-type="float" office:value="1464.88" calcext:value-type="float">
            <text:p>1464.88</text:p>
          </table:table-cell>
          <table:table-cell office:value-type="float" office:value="1402.52" calcext:value-type="float">
            <text:p>1402.52</text:p>
          </table:table-cell>
          <table:table-cell office:value-type="float" office:value="1145.15" calcext:value-type="float">
            <text:p>1145.15</text:p>
          </table:table-cell>
          <table:table-cell office:value-type="float" office:value="1.40203" calcext:value-type="float">
            <text:p>1.40203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777.11" calcext:value-type="float">
            <text:p>1777.11</text:p>
          </table:table-cell>
          <table:table-cell table:number-columns-repeated="2" office:value-type="float" office:value="1862.61" calcext:value-type="float">
            <text:p>1862.6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253.87" calcext:value-type="float">
            <text:p>2253.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001" calcext:value-type="float">
            <text:p>178.001</text:p>
          </table:table-cell>
          <table:table-cell office:value-type="float" office:value="116.213" calcext:value-type="float">
            <text:p>116.213</text:p>
          </table:table-cell>
          <table:table-cell office:value-type="float" office:value="7.73533" calcext:value-type="float">
            <text:p>7.73533</text:p>
          </table:table-cell>
          <table:table-cell office:value-type="float" office:value="3.16643" calcext:value-type="float">
            <text:p>3.16643</text:p>
          </table:table-cell>
          <table:table-cell office:value-type="float" office:value="11.1969" calcext:value-type="float">
            <text:p>11.1969</text:p>
          </table:table-cell>
          <table:table-cell office:value-type="float" office:value="4.96428" calcext:value-type="float">
            <text:p>4.96428</text:p>
          </table:table-cell>
          <table:table-cell office:value-type="float" office:value="13.2037" calcext:value-type="float">
            <text:p>13.2037</text:p>
          </table:table-cell>
          <table:table-cell office:value-type="float" office:value="6.90336" calcext:value-type="float">
            <text:p>6.90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198" calcext:value-type="float">
            <text:p>177.198</text:p>
          </table:table-cell>
          <table:table-cell office:value-type="float" office:value="29.8269" calcext:value-type="float">
            <text:p>29.8269</text:p>
          </table:table-cell>
          <table:table-cell office:value-type="float" office:value="213.177" calcext:value-type="float">
            <text:p>213.177</text:p>
          </table:table-cell>
          <table:table-cell office:value-type="float" office:value="38.3492" calcext:value-type="float">
            <text:p>38.3492</text:p>
          </table:table-cell>
          <table:table-cell office:value-type="float" office:value="286.407" calcext:value-type="float">
            <text:p>286.407</text:p>
          </table:table-cell>
          <table:table-cell office:value-type="float" office:value="87.7353" calcext:value-type="float">
            <text:p>87.7353</text:p>
          </table:table-cell>
          <table:table-cell office:value-type="float" office:value="22.098" calcext:value-type="float">
            <text:p>22.098</text:p>
          </table:table-cell>
          <table:table-cell office:value-type="float" office:value="22.0922" calcext:value-type="float">
            <text:p>22.0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9448" calcext:value-type="float">
            <text:p>86.9448</text:p>
          </table:table-cell>
          <table:table-cell office:value-type="float" office:value="45.8188" calcext:value-type="float">
            <text:p>45.8188</text:p>
          </table:table-cell>
          <table:table-cell office:value-type="float" office:value="86.1055" calcext:value-type="float">
            <text:p>86.1055</text:p>
          </table:table-cell>
          <table:table-cell office:value-type="float" office:value="51.0505" calcext:value-type="float">
            <text:p>51.0505</text:p>
          </table:table-cell>
          <table:table-cell office:value-type="float" office:value="94.4177" calcext:value-type="float">
            <text:p>94.4177</text:p>
          </table:table-cell>
          <table:table-cell office:value-type="float" office:value="59.0058" calcext:value-type="float">
            <text:p>59.0058</text:p>
          </table:table-cell>
          <table:table-cell office:value-type="float" office:value="39.3592" calcext:value-type="float">
            <text:p>39.3592</text:p>
          </table:table-cell>
          <table:table-cell office:value-type="float" office:value="39.3691" calcext:value-type="float">
            <text:p>39.3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609" calcext:value-type="float">
            <text:p>97.6609</text:p>
          </table:table-cell>
          <table:table-cell office:value-type="float" office:value="61.3421" calcext:value-type="float">
            <text:p>61.3421</text:p>
          </table:table-cell>
          <table:table-cell office:value-type="float" office:value="27.9326" calcext:value-type="float">
            <text:p>27.9326</text:p>
          </table:table-cell>
          <table:table-cell office:value-type="float" office:value="33.4113" calcext:value-type="float">
            <text:p>33.4113</text:p>
          </table:table-cell>
          <table:table-cell office:value-type="float" office:value="181.129" calcext:value-type="float">
            <text:p>181.129</text:p>
          </table:table-cell>
          <table:table-cell office:value-type="float" office:value="87.94" calcext:value-type="float">
            <text:p>87.94</text:p>
          </table:table-cell>
          <table:table-cell office:value-type="float" office:value="191.29" calcext:value-type="float">
            <text:p>191.29</text:p>
          </table:table-cell>
          <table:table-cell office:value-type="float" office:value="89.7645" calcext:value-type="float">
            <text:p>89.7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094" calcext:value-type="float">
            <text:p>125.094</text:p>
          </table:table-cell>
          <table:table-cell office:value-type="float" office:value="88.017" calcext:value-type="float">
            <text:p>88.017</text:p>
          </table:table-cell>
          <table:table-cell table:number-columns-repeated="2" office:value-type="float" office:value="40.6207" calcext:value-type="float">
            <text:p>40.6207</text:p>
          </table:table-cell>
          <table:table-cell office:value-type="float" office:value="209.447" calcext:value-type="float">
            <text:p>209.447</text:p>
          </table:table-cell>
          <table:table-cell office:value-type="float" office:value="102.131" calcext:value-type="float">
            <text:p>102.131</text:p>
          </table:table-cell>
          <table:table-cell office:value-type="float" office:value="188.533" calcext:value-type="float">
            <text:p>188.533</text:p>
          </table:table-cell>
          <table:table-cell office:value-type="float" office:value="103.626" calcext:value-type="float">
            <text:p>103.626</text:p>
          </table:table-cell>
          <table:table-cell office:value-type="float" office:value="178.316" calcext:value-type="float">
            <text:p>178.316</text:p>
          </table:table-cell>
          <table:table-cell office:value-type="float" office:value="160.377" calcext:value-type="float">
            <text:p>160.377</text:p>
          </table:table-cell>
          <table:table-cell office:value-type="float" office:value="147.807" calcext:value-type="float">
            <text:p>147.807</text:p>
          </table:table-cell>
          <table:table-cell office:value-type="float" office:value="147.647" calcext:value-type="float">
            <text:p>147.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.919" calcext:value-type="float">
            <text:p>326.919</text:p>
          </table:table-cell>
          <table:table-cell office:value-type="float" office:value="123.673" calcext:value-type="float">
            <text:p>123.673</text:p>
          </table:table-cell>
          <table:table-cell office:value-type="float" office:value="164.823" calcext:value-type="float">
            <text:p>164.823</text:p>
          </table:table-cell>
          <table:table-cell office:value-type="float" office:value="86.6688" calcext:value-type="float">
            <text:p>86.6688</text:p>
          </table:table-cell>
          <table:table-cell office:value-type="float" office:value="214.417" calcext:value-type="float">
            <text:p>214.417</text:p>
          </table:table-cell>
          <table:table-cell office:value-type="float" office:value="114.722" calcext:value-type="float">
            <text:p>114.722</text:p>
          </table:table-cell>
          <table:table-cell office:value-type="float" office:value="274.941" calcext:value-type="float">
            <text:p>274.941</text:p>
          </table:table-cell>
          <table:table-cell office:value-type="float" office:value="140.894" calcext:value-type="float">
            <text:p>140.894</text:p>
          </table:table-cell>
          <table:table-cell office:value-type="float" office:value="137.354" calcext:value-type="float">
            <text:p>137.354</text:p>
          </table:table-cell>
          <table:table-cell office:value-type="float" office:value="84.0409" calcext:value-type="float">
            <text:p>84.0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7214" calcext:value-type="float">
            <text:p>84.7214</text:p>
          </table:table-cell>
          <table:table-cell office:value-type="float" office:value="84.7009" calcext:value-type="float">
            <text:p>84.7009</text:p>
          </table:table-cell>
          <table:table-cell office:value-type="float" office:value="348.931" calcext:value-type="float">
            <text:p>348.931</text:p>
          </table:table-cell>
          <table:table-cell office:value-type="float" office:value="157.673" calcext:value-type="float">
            <text:p>157.673</text:p>
          </table:table-cell>
          <table:table-cell office:value-type="float" office:value="257.994" calcext:value-type="float">
            <text:p>257.994</text:p>
          </table:table-cell>
          <table:table-cell office:value-type="float" office:value="124.248" calcext:value-type="float">
            <text:p>124.248</text:p>
          </table:table-cell>
          <table:table-cell office:value-type="float" office:value="246.604" calcext:value-type="float">
            <text:p>246.604</text:p>
          </table:table-cell>
          <table:table-cell office:value-type="float" office:value="126.641" calcext:value-type="float">
            <text:p>126.641</text:p>
          </table:table-cell>
          <table:table-cell office:value-type="float" office:value="270.559" calcext:value-type="float">
            <text:p>270.559</text:p>
          </table:table-cell>
          <table:table-cell office:value-type="float" office:value="270.263" calcext:value-type="float">
            <text:p>270.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463" calcext:value-type="float">
            <text:p>129.463</text:p>
          </table:table-cell>
          <table:table-cell office:value-type="float" office:value="127.928" calcext:value-type="float">
            <text:p>127.928</text:p>
          </table:table-cell>
          <table:table-cell office:value-type="float" office:value="175.084" calcext:value-type="float">
            <text:p>175.084</text:p>
          </table:table-cell>
          <table:table-cell office:value-type="float" office:value="139.438" calcext:value-type="float">
            <text:p>139.438</text:p>
          </table:table-cell>
          <table:table-cell office:value-type="float" office:value="316.303" calcext:value-type="float">
            <text:p>316.303</text:p>
          </table:table-cell>
          <table:table-cell office:value-type="float" office:value="199.228" calcext:value-type="float">
            <text:p>199.228</text:p>
          </table:table-cell>
          <table:table-cell office:value-type="float" office:value="176.762" calcext:value-type="float">
            <text:p>176.762</text:p>
          </table:table-cell>
          <table:table-cell office:value-type="float" office:value="124.148" calcext:value-type="float">
            <text:p>124.148</text:p>
          </table:table-cell>
          <table:table-cell office:value-type="float" office:value="545.813" calcext:value-type="float">
            <text:p>545.813</text:p>
          </table:table-cell>
          <table:table-cell office:value-type="float" office:value="350.201" calcext:value-type="float">
            <text:p>350.201</text:p>
          </table:table-cell>
          <table:table-cell office:value-type="float" office:value="707.19" calcext:value-type="float">
            <text:p>707.19</text:p>
          </table:table-cell>
          <table:table-cell office:value-type="float" office:value="326.168" calcext:value-type="float">
            <text:p>326.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7.372" calcext:value-type="float">
            <text:p>127.372</text:p>
          </table:table-cell>
          <table:table-cell office:value-type="float" office:value="660.985" calcext:value-type="float">
            <text:p>660.985</text:p>
          </table:table-cell>
          <table:table-cell office:value-type="float" office:value="432.982" calcext:value-type="float">
            <text:p>432.982</text:p>
          </table:table-cell>
          <table:table-cell office:value-type="float" office:value="804.064" calcext:value-type="float">
            <text:p>804.064</text:p>
          </table:table-cell>
          <table:table-cell office:value-type="float" office:value="517.496" calcext:value-type="float">
            <text:p>517.496</text:p>
          </table:table-cell>
          <table:table-cell office:value-type="float" office:value="592.763" calcext:value-type="float">
            <text:p>592.763</text:p>
          </table:table-cell>
          <table:table-cell office:value-type="float" office:value="437.887" calcext:value-type="float">
            <text:p>437.887</text:p>
          </table:table-cell>
          <table:table-cell office:value-type="float" office:value="766.806" calcext:value-type="float">
            <text:p>766.806</text:p>
          </table:table-cell>
          <table:table-cell office:value-type="float" office:value="556.072" calcext:value-type="float">
            <text:p>556.0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4.6" calcext:value-type="float">
            <text:p>304.6</text:p>
          </table:table-cell>
          <table:table-cell office:value-type="float" office:value="304.351" calcext:value-type="float">
            <text:p>304.351</text:p>
          </table:table-cell>
          <table:table-cell office:value-type="float" office:value="927.97" calcext:value-type="float">
            <text:p>927.97</text:p>
          </table:table-cell>
          <table:table-cell office:value-type="float" office:value="708.442" calcext:value-type="float">
            <text:p>708.442</text:p>
          </table:table-cell>
          <table:table-cell office:value-type="float" office:value="893.006" calcext:value-type="float">
            <text:p>893.006</text:p>
          </table:table-cell>
          <table:table-cell office:value-type="float" office:value="641.911" calcext:value-type="float">
            <text:p>641.9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19.85" calcext:value-type="float">
            <text:p>1219.85</text:p>
          </table:table-cell>
          <table:table-cell office:value-type="float" office:value="1055.45" calcext:value-type="float">
            <text:p>1055.45</text:p>
          </table:table-cell>
          <table:table-cell table:number-columns-repeated="2" office:value-type="float" office:value="1081.61" calcext:value-type="float">
            <text:p>1081.61</text:p>
          </table:table-cell>
          <table:table-cell office:value-type="float" office:value="1170.96" calcext:value-type="float">
            <text:p>1170.96</text:p>
          </table:table-cell>
          <table:table-cell office:value-type="float" office:value="955.082" calcext:value-type="float">
            <text:p>955.082</text:p>
          </table:table-cell>
          <table:table-cell office:value-type="float" office:value="1436.47" calcext:value-type="float">
            <text:p>1436.47</text:p>
          </table:table-cell>
          <table:table-cell office:value-type="float" office:value="1434.37" calcext:value-type="float">
            <text:p>1434.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36.62" calcext:value-type="float">
            <text:p>1436.62</text:p>
          </table:table-cell>
          <table:table-cell office:value-type="float" office:value="1447.27" calcext:value-type="float">
            <text:p>1447.27</text:p>
          </table:table-cell>
          <table:table-cell office:value-type="float" office:value="1242.51" calcext:value-type="float">
            <text:p>1242.51</text:p>
          </table:table-cell>
          <table:table-cell office:value-type="float" office:value="1491.44" calcext:value-type="float">
            <text:p>1491.44</text:p>
          </table:table-cell>
          <table:table-cell office:value-type="float" office:value="1485.11" calcext:value-type="float">
            <text:p>1485.11</text:p>
          </table:table-cell>
          <table:table-cell office:value-type="float" office:value="1.37438" calcext:value-type="float">
            <text:p>1.37438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6.8" calcext:value-type="float">
            <text:p>1766.8</text:p>
          </table:table-cell>
          <table:table-cell office:value-type="float" office:value="1766.61" calcext:value-type="float">
            <text:p>1766.61</text:p>
          </table:table-cell>
          <table:table-cell table:number-columns-repeated="2" office:value-type="float" office:value="1954.3" calcext:value-type="float">
            <text:p>1954.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753" calcext:value-type="float">
            <text:p>179.753</text:p>
          </table:table-cell>
          <table:table-cell office:value-type="float" office:value="117.356" calcext:value-type="float">
            <text:p>117.356</text:p>
          </table:table-cell>
          <table:table-cell office:value-type="float" office:value="7.60952" calcext:value-type="float">
            <text:p>7.60952</text:p>
          </table:table-cell>
          <table:table-cell office:value-type="float" office:value="3.16521" calcext:value-type="float">
            <text:p>3.16521</text:p>
          </table:table-cell>
          <table:table-cell office:value-type="float" office:value="10.616" calcext:value-type="float">
            <text:p>10.616</text:p>
          </table:table-cell>
          <table:table-cell office:value-type="float" office:value="4.96832" calcext:value-type="float">
            <text:p>4.96832</text:p>
          </table:table-cell>
          <table:table-cell office:value-type="float" office:value="12.4791" calcext:value-type="float">
            <text:p>12.4791</text:p>
          </table:table-cell>
          <table:table-cell office:value-type="float" office:value="6.76226" calcext:value-type="float">
            <text:p>6.76226</text:p>
          </table:table-cell>
          <table:table-cell table:number-columns-repeated="2" office:value-type="float" office:value="225.14" calcext:value-type="float">
            <text:p>225.14</text:p>
          </table:table-cell>
          <table:table-cell office:value-type="float" office:value="159.008" calcext:value-type="float">
            <text:p>159.008</text:p>
          </table:table-cell>
          <table:table-cell office:value-type="float" office:value="28.9782" calcext:value-type="float">
            <text:p>28.9782</text:p>
          </table:table-cell>
          <table:table-cell office:value-type="float" office:value="211.101" calcext:value-type="float">
            <text:p>211.101</text:p>
          </table:table-cell>
          <table:table-cell office:value-type="float" office:value="37.4129" calcext:value-type="float">
            <text:p>37.4129</text:p>
          </table:table-cell>
          <table:table-cell office:value-type="float" office:value="370.146" calcext:value-type="float">
            <text:p>370.146</text:p>
          </table:table-cell>
          <table:table-cell office:value-type="float" office:value="103.128" calcext:value-type="float">
            <text:p>103.128</text:p>
          </table:table-cell>
          <table:table-cell office:value-type="float" office:value="22.5429" calcext:value-type="float">
            <text:p>22.5429</text:p>
          </table:table-cell>
          <table:table-cell office:value-type="float" office:value="22.5454" calcext:value-type="float">
            <text:p>22.5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5027" calcext:value-type="float">
            <text:p>95.5027</text:p>
          </table:table-cell>
          <table:table-cell office:value-type="float" office:value="45.6153" calcext:value-type="float">
            <text:p>45.6153</text:p>
          </table:table-cell>
          <table:table-cell office:value-type="float" office:value="106.683" calcext:value-type="float">
            <text:p>106.683</text:p>
          </table:table-cell>
          <table:table-cell office:value-type="float" office:value="51.3034" calcext:value-type="float">
            <text:p>51.3034</text:p>
          </table:table-cell>
          <table:table-cell office:value-type="float" office:value="126.973" calcext:value-type="float">
            <text:p>126.973</text:p>
          </table:table-cell>
          <table:table-cell office:value-type="float" office:value="61.3374" calcext:value-type="float">
            <text:p>61.3374</text:p>
          </table:table-cell>
          <table:table-cell office:value-type="float" office:value="40.8391" calcext:value-type="float">
            <text:p>40.8391</text:p>
          </table:table-cell>
          <table:table-cell office:value-type="float" office:value="40.8397" calcext:value-type="float">
            <text:p>40.8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83" calcext:value-type="float">
            <text:p>162.83</text:p>
          </table:table-cell>
          <table:table-cell office:value-type="float" office:value="65.5141" calcext:value-type="float">
            <text:p>65.5141</text:p>
          </table:table-cell>
          <table:table-cell office:value-type="float" office:value="45.9424" calcext:value-type="float">
            <text:p>45.9424</text:p>
          </table:table-cell>
          <table:table-cell office:value-type="float" office:value="43.086" calcext:value-type="float">
            <text:p>43.086</text:p>
          </table:table-cell>
          <table:table-cell office:value-type="float" office:value="149.062" calcext:value-type="float">
            <text:p>149.062</text:p>
          </table:table-cell>
          <table:table-cell office:value-type="float" office:value="81.1052" calcext:value-type="float">
            <text:p>81.1052</text:p>
          </table:table-cell>
          <table:table-cell office:value-type="float" office:value="89.7605" calcext:value-type="float">
            <text:p>89.7605</text:p>
          </table:table-cell>
          <table:table-cell office:value-type="float" office:value="83.1502" calcext:value-type="float">
            <text:p>83.1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677" calcext:value-type="float">
            <text:p>334.677</text:p>
          </table:table-cell>
          <table:table-cell office:value-type="float" office:value="140.508" calcext:value-type="float">
            <text:p>140.508</text:p>
          </table:table-cell>
          <table:table-cell table:number-columns-repeated="2" office:value-type="float" office:value="47.9886" calcext:value-type="float">
            <text:p>47.9886</text:p>
          </table:table-cell>
          <table:table-cell office:value-type="float" office:value="194.822" calcext:value-type="float">
            <text:p>194.822</text:p>
          </table:table-cell>
          <table:table-cell office:value-type="float" office:value="99.2223" calcext:value-type="float">
            <text:p>99.2223</text:p>
          </table:table-cell>
          <table:table-cell office:value-type="float" office:value="239.218" calcext:value-type="float">
            <text:p>239.218</text:p>
          </table:table-cell>
          <table:table-cell office:value-type="float" office:value="109.195" calcext:value-type="float">
            <text:p>109.195</text:p>
          </table:table-cell>
          <table:table-cell office:value-type="float" office:value="337.282" calcext:value-type="float">
            <text:p>337.282</text:p>
          </table:table-cell>
          <table:table-cell office:value-type="float" office:value="168.501" calcext:value-type="float">
            <text:p>168.501</text:p>
          </table:table-cell>
          <table:table-cell office:value-type="float" office:value="169.739" calcext:value-type="float">
            <text:p>169.739</text:p>
          </table:table-cell>
          <table:table-cell office:value-type="float" office:value="168.847" calcext:value-type="float">
            <text:p>168.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48" calcext:value-type="float">
            <text:p>110.448</text:p>
          </table:table-cell>
          <table:table-cell office:value-type="float" office:value="92.5544" calcext:value-type="float">
            <text:p>92.5544</text:p>
          </table:table-cell>
          <table:table-cell office:value-type="float" office:value="204.397" calcext:value-type="float">
            <text:p>204.397</text:p>
          </table:table-cell>
          <table:table-cell office:value-type="float" office:value="83.0571" calcext:value-type="float">
            <text:p>83.0571</text:p>
          </table:table-cell>
          <table:table-cell office:value-type="float" office:value="223.635" calcext:value-type="float">
            <text:p>223.635</text:p>
          </table:table-cell>
          <table:table-cell office:value-type="float" office:value="116.396" calcext:value-type="float">
            <text:p>116.396</text:p>
          </table:table-cell>
          <table:table-cell office:value-type="float" office:value="285.568" calcext:value-type="float">
            <text:p>285.568</text:p>
          </table:table-cell>
          <table:table-cell office:value-type="float" office:value="141.794" calcext:value-type="float">
            <text:p>141.794</text:p>
          </table:table-cell>
          <table:table-cell office:value-type="float" office:value="201.648" calcext:value-type="float">
            <text:p>201.648</text:p>
          </table:table-cell>
          <table:table-cell office:value-type="float" office:value="81.6722" calcext:value-type="float">
            <text:p>81.6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3181" calcext:value-type="float">
            <text:p>86.3181</text:p>
          </table:table-cell>
          <table:table-cell office:value-type="float" office:value="86.2451" calcext:value-type="float">
            <text:p>86.2451</text:p>
          </table:table-cell>
          <table:table-cell office:value-type="float" office:value="270.849" calcext:value-type="float">
            <text:p>270.849</text:p>
          </table:table-cell>
          <table:table-cell office:value-type="float" office:value="141.728" calcext:value-type="float">
            <text:p>141.728</text:p>
          </table:table-cell>
          <table:table-cell office:value-type="float" office:value="237.497" calcext:value-type="float">
            <text:p>237.497</text:p>
          </table:table-cell>
          <table:table-cell office:value-type="float" office:value="123.038" calcext:value-type="float">
            <text:p>123.038</text:p>
          </table:table-cell>
          <table:table-cell office:value-type="float" office:value="221.59" calcext:value-type="float">
            <text:p>221.59</text:p>
          </table:table-cell>
          <table:table-cell office:value-type="float" office:value="128.747" calcext:value-type="float">
            <text:p>128.747</text:p>
          </table:table-cell>
          <table:table-cell office:value-type="float" office:value="326.176" calcext:value-type="float">
            <text:p>326.176</text:p>
          </table:table-cell>
          <table:table-cell office:value-type="float" office:value="324.381" calcext:value-type="float">
            <text:p>324.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138" calcext:value-type="float">
            <text:p>134.138</text:p>
          </table:table-cell>
          <table:table-cell office:value-type="float" office:value="131.796" calcext:value-type="float">
            <text:p>131.796</text:p>
          </table:table-cell>
          <table:table-cell office:value-type="float" office:value="173.278" calcext:value-type="float">
            <text:p>173.278</text:p>
          </table:table-cell>
          <table:table-cell office:value-type="float" office:value="143.99" calcext:value-type="float">
            <text:p>143.99</text:p>
          </table:table-cell>
          <table:table-cell office:value-type="float" office:value="408.786" calcext:value-type="float">
            <text:p>408.786</text:p>
          </table:table-cell>
          <table:table-cell office:value-type="float" office:value="206.703" calcext:value-type="float">
            <text:p>206.703</text:p>
          </table:table-cell>
          <table:table-cell office:value-type="float" office:value="178.558" calcext:value-type="float">
            <text:p>178.558</text:p>
          </table:table-cell>
          <table:table-cell office:value-type="float" office:value="125.693" calcext:value-type="float">
            <text:p>125.693</text:p>
          </table:table-cell>
          <table:table-cell office:value-type="float" office:value="474.02" calcext:value-type="float">
            <text:p>474.02</text:p>
          </table:table-cell>
          <table:table-cell office:value-type="float" office:value="340.049" calcext:value-type="float">
            <text:p>340.049</text:p>
          </table:table-cell>
          <table:table-cell office:value-type="float" office:value="267.891" calcext:value-type="float">
            <text:p>267.891</text:p>
          </table:table-cell>
          <table:table-cell office:value-type="float" office:value="267.321" calcext:value-type="float">
            <text:p>267.3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9.991" calcext:value-type="float">
            <text:p>709.991</text:p>
          </table:table-cell>
          <table:table-cell office:value-type="float" office:value="471.456" calcext:value-type="float">
            <text:p>471.456</text:p>
          </table:table-cell>
          <table:table-cell office:value-type="float" office:value="654.454" calcext:value-type="float">
            <text:p>654.454</text:p>
          </table:table-cell>
          <table:table-cell office:value-type="float" office:value="494.34" calcext:value-type="float">
            <text:p>494.34</text:p>
          </table:table-cell>
          <table:table-cell office:value-type="float" office:value="690.56" calcext:value-type="float">
            <text:p>690.56</text:p>
          </table:table-cell>
          <table:table-cell office:value-type="float" office:value="488.69" calcext:value-type="float">
            <text:p>488.69</text:p>
          </table:table-cell>
          <table:table-cell office:value-type="float" office:value="710.462" calcext:value-type="float">
            <text:p>710.462</text:p>
          </table:table-cell>
          <table:table-cell office:value-type="float" office:value="454.782" calcext:value-type="float">
            <text:p>454.7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2.933" calcext:value-type="float">
            <text:p>332.933</text:p>
          </table:table-cell>
          <table:table-cell office:value-type="float" office:value="332.846" calcext:value-type="float">
            <text:p>332.846</text:p>
          </table:table-cell>
          <table:table-cell office:value-type="float" office:value="1080.94" calcext:value-type="float">
            <text:p>1080.94</text:p>
          </table:table-cell>
          <table:table-cell office:value-type="float" office:value="973.942" calcext:value-type="float">
            <text:p>973.942</text:p>
          </table:table-cell>
          <table:table-cell office:value-type="float" office:value="945.741" calcext:value-type="float">
            <text:p>945.741</text:p>
          </table:table-cell>
          <table:table-cell office:value-type="float" office:value="676.073" calcext:value-type="float">
            <text:p>676.073</text:p>
          </table:table-cell>
          <table:table-cell office:value-type="float" office:value="1.38859" calcext:value-type="float">
            <text:p>1.38859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62.7" calcext:value-type="float">
            <text:p>1362.7</text:p>
          </table:table-cell>
          <table:table-cell office:value-type="float" office:value="1355.38" calcext:value-type="float">
            <text:p>1355.38</text:p>
          </table:table-cell>
          <table:table-cell office:value-type="float" office:value="1357.13" calcext:value-type="float">
            <text:p>1357.13</text:p>
          </table:table-cell>
          <table:table-cell office:value-type="float" office:value="1353.1" calcext:value-type="float">
            <text:p>1353.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511.27" calcext:value-type="float">
            <text:p>1511.27</text:p>
          </table:table-cell>
          <table:table-cell table:number-columns-repeated="2" office:value-type="float" office:value="1750.79" calcext:value-type="float">
            <text:p>1750.7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850.92" calcext:value-type="float">
            <text:p>1850.9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728" calcext:value-type="float">
            <text:p>181.728</text:p>
          </table:table-cell>
          <table:table-cell office:value-type="float" office:value="118.498" calcext:value-type="float">
            <text:p>118.498</text:p>
          </table:table-cell>
          <table:table-cell office:value-type="float" office:value="7.87196" calcext:value-type="float">
            <text:p>7.87196</text:p>
          </table:table-cell>
          <table:table-cell office:value-type="float" office:value="3.19145" calcext:value-type="float">
            <text:p>3.19145</text:p>
          </table:table-cell>
          <table:table-cell office:value-type="float" office:value="10.5597" calcext:value-type="float">
            <text:p>10.5597</text:p>
          </table:table-cell>
          <table:table-cell office:value-type="float" office:value="4.93694" calcext:value-type="float">
            <text:p>4.93694</text:p>
          </table:table-cell>
          <table:table-cell office:value-type="float" office:value="13.7766" calcext:value-type="float">
            <text:p>13.7766</text:p>
          </table:table-cell>
          <table:table-cell office:value-type="float" office:value="6.88463" calcext:value-type="float">
            <text:p>6.88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839" calcext:value-type="float">
            <text:p>168.839</text:p>
          </table:table-cell>
          <table:table-cell office:value-type="float" office:value="29.6413" calcext:value-type="float">
            <text:p>29.6413</text:p>
          </table:table-cell>
          <table:table-cell office:value-type="float" office:value="201.376" calcext:value-type="float">
            <text:p>201.376</text:p>
          </table:table-cell>
          <table:table-cell office:value-type="float" office:value="36.5598" calcext:value-type="float">
            <text:p>36.5598</text:p>
          </table:table-cell>
          <table:table-cell office:value-type="float" office:value="119.307" calcext:value-type="float">
            <text:p>119.307</text:p>
          </table:table-cell>
          <table:table-cell office:value-type="float" office:value="65.0716" calcext:value-type="float">
            <text:p>65.0716</text:p>
          </table:table-cell>
          <table:table-cell office:value-type="float" office:value="23.022" calcext:value-type="float">
            <text:p>23.022</text:p>
          </table:table-cell>
          <table:table-cell office:value-type="float" office:value="23.0153" calcext:value-type="float">
            <text:p>23.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4501" calcext:value-type="float">
            <text:p>89.4501</text:p>
          </table:table-cell>
          <table:table-cell office:value-type="float" office:value="43.6778" calcext:value-type="float">
            <text:p>43.6778</text:p>
          </table:table-cell>
          <table:table-cell office:value-type="float" office:value="82.5912" calcext:value-type="float">
            <text:p>82.5912</text:p>
          </table:table-cell>
          <table:table-cell office:value-type="float" office:value="48.1914" calcext:value-type="float">
            <text:p>48.1914</text:p>
          </table:table-cell>
          <table:table-cell office:value-type="float" office:value="93.5722" calcext:value-type="float">
            <text:p>93.5722</text:p>
          </table:table-cell>
          <table:table-cell office:value-type="float" office:value="53.8546" calcext:value-type="float">
            <text:p>53.8546</text:p>
          </table:table-cell>
          <table:table-cell office:value-type="float" office:value="42.495" calcext:value-type="float">
            <text:p>42.495</text:p>
          </table:table-cell>
          <table:table-cell office:value-type="float" office:value="42.4815" calcext:value-type="float">
            <text:p>42.4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766" calcext:value-type="float">
            <text:p>136.766</text:p>
          </table:table-cell>
          <table:table-cell office:value-type="float" office:value="56.0691" calcext:value-type="float">
            <text:p>56.0691</text:p>
          </table:table-cell>
          <table:table-cell office:value-type="float" office:value="96.1676" calcext:value-type="float">
            <text:p>96.1676</text:p>
          </table:table-cell>
          <table:table-cell office:value-type="float" office:value="46.2392" calcext:value-type="float">
            <text:p>46.2392</text:p>
          </table:table-cell>
          <table:table-cell office:value-type="float" office:value="111.431" calcext:value-type="float">
            <text:p>111.431</text:p>
          </table:table-cell>
          <table:table-cell office:value-type="float" office:value="80.3442" calcext:value-type="float">
            <text:p>80.3442</text:p>
          </table:table-cell>
          <table:table-cell office:value-type="float" office:value="102.575" calcext:value-type="float">
            <text:p>102.575</text:p>
          </table:table-cell>
          <table:table-cell office:value-type="float" office:value="94.3333" calcext:value-type="float">
            <text:p>94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2161" calcext:value-type="float">
            <text:p>46.2161</text:p>
          </table:table-cell>
          <table:table-cell office:value-type="float" office:value="46.2359" calcext:value-type="float">
            <text:p>46.2359</text:p>
          </table:table-cell>
          <table:table-cell office:value-type="float" office:value="140.794" calcext:value-type="float">
            <text:p>140.794</text:p>
          </table:table-cell>
          <table:table-cell office:value-type="float" office:value="144.061" calcext:value-type="float">
            <text:p>144.061</text:p>
          </table:table-cell>
          <table:table-cell office:value-type="float" office:value="227.881" calcext:value-type="float">
            <text:p>227.881</text:p>
          </table:table-cell>
          <table:table-cell office:value-type="float" office:value="102.569" calcext:value-type="float">
            <text:p>102.569</text:p>
          </table:table-cell>
          <table:table-cell office:value-type="float" office:value="191.627" calcext:value-type="float">
            <text:p>191.627</text:p>
          </table:table-cell>
          <table:table-cell office:value-type="float" office:value="100.51" calcext:value-type="float">
            <text:p>100.51</text:p>
          </table:table-cell>
          <table:table-cell office:value-type="float" office:value="124.529" calcext:value-type="float">
            <text:p>124.529</text:p>
          </table:table-cell>
          <table:table-cell office:value-type="float" office:value="124.369" calcext:value-type="float">
            <text:p>124.369</text:p>
          </table:table-cell>
          <table:table-cell office:value-type="float" office:value="186.973" calcext:value-type="float">
            <text:p>186.973</text:p>
          </table:table-cell>
          <table:table-cell office:value-type="float" office:value="177.921" calcext:value-type="float">
            <text:p>177.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102" calcext:value-type="float">
            <text:p>131.102</text:p>
          </table:table-cell>
          <table:table-cell office:value-type="float" office:value="102.985" calcext:value-type="float">
            <text:p>102.985</text:p>
          </table:table-cell>
          <table:table-cell office:value-type="float" office:value="174.958" calcext:value-type="float">
            <text:p>174.958</text:p>
          </table:table-cell>
          <table:table-cell office:value-type="float" office:value="81.6121" calcext:value-type="float">
            <text:p>81.6121</text:p>
          </table:table-cell>
          <table:table-cell office:value-type="float" office:value="223.813" calcext:value-type="float">
            <text:p>223.813</text:p>
          </table:table-cell>
          <table:table-cell office:value-type="float" office:value="113.119" calcext:value-type="float">
            <text:p>113.119</text:p>
          </table:table-cell>
          <table:table-cell office:value-type="float" office:value="301.93" calcext:value-type="float">
            <text:p>301.93</text:p>
          </table:table-cell>
          <table:table-cell office:value-type="float" office:value="143.801" calcext:value-type="float">
            <text:p>143.801</text:p>
          </table:table-cell>
          <table:table-cell office:value-type="float" office:value="208.223" calcext:value-type="float">
            <text:p>208.223</text:p>
          </table:table-cell>
          <table:table-cell office:value-type="float" office:value="87.6917" calcext:value-type="float">
            <text:p>87.6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8487" calcext:value-type="float">
            <text:p>87.8487</text:p>
          </table:table-cell>
          <table:table-cell office:value-type="float" office:value="87.8581" calcext:value-type="float">
            <text:p>87.8581</text:p>
          </table:table-cell>
          <table:table-cell office:value-type="float" office:value="312.042" calcext:value-type="float">
            <text:p>312.042</text:p>
          </table:table-cell>
          <table:table-cell office:value-type="float" office:value="147.228" calcext:value-type="float">
            <text:p>147.228</text:p>
          </table:table-cell>
          <table:table-cell office:value-type="float" office:value="250.259" calcext:value-type="float">
            <text:p>250.259</text:p>
          </table:table-cell>
          <table:table-cell office:value-type="float" office:value="125.589" calcext:value-type="float">
            <text:p>125.589</text:p>
          </table:table-cell>
          <table:table-cell office:value-type="float" office:value="269.723" calcext:value-type="float">
            <text:p>269.723</text:p>
          </table:table-cell>
          <table:table-cell office:value-type="float" office:value="132.224" calcext:value-type="float">
            <text:p>132.224</text:p>
          </table:table-cell>
          <table:table-cell office:value-type="float" office:value="531.384" calcext:value-type="float">
            <text:p>531.384</text:p>
          </table:table-cell>
          <table:table-cell office:value-type="float" office:value="319.472" calcext:value-type="float">
            <text:p>319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275" calcext:value-type="float">
            <text:p>139.275</text:p>
          </table:table-cell>
          <table:table-cell office:value-type="float" office:value="136.195" calcext:value-type="float">
            <text:p>136.195</text:p>
          </table:table-cell>
          <table:table-cell office:value-type="float" office:value="204.183" calcext:value-type="float">
            <text:p>204.183</text:p>
          </table:table-cell>
          <table:table-cell office:value-type="float" office:value="148.756" calcext:value-type="float">
            <text:p>148.756</text:p>
          </table:table-cell>
          <table:table-cell office:value-type="float" office:value="372.276" calcext:value-type="float">
            <text:p>372.276</text:p>
          </table:table-cell>
          <table:table-cell office:value-type="float" office:value="196.897" calcext:value-type="float">
            <text:p>196.897</text:p>
          </table:table-cell>
          <table:table-cell office:value-type="float" office:value="180.403" calcext:value-type="float">
            <text:p>180.403</text:p>
          </table:table-cell>
          <table:table-cell office:value-type="float" office:value="127.4" calcext:value-type="float">
            <text:p>127.4</text:p>
          </table:table-cell>
          <table:table-cell office:value-type="float" office:value="513.615" calcext:value-type="float">
            <text:p>513.615</text:p>
          </table:table-cell>
          <table:table-cell office:value-type="float" office:value="361.365" calcext:value-type="float">
            <text:p>361.365</text:p>
          </table:table-cell>
          <table:table-cell office:value-type="float" office:value="368.47" calcext:value-type="float">
            <text:p>368.47</text:p>
          </table:table-cell>
          <table:table-cell office:value-type="float" office:value="358.629" calcext:value-type="float">
            <text:p>358.6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6.922" calcext:value-type="float">
            <text:p>716.922</text:p>
          </table:table-cell>
          <table:table-cell office:value-type="float" office:value="461.739" calcext:value-type="float">
            <text:p>461.739</text:p>
          </table:table-cell>
          <table:table-cell office:value-type="float" office:value="644.984" calcext:value-type="float">
            <text:p>644.984</text:p>
          </table:table-cell>
          <table:table-cell office:value-type="float" office:value="512.947" calcext:value-type="float">
            <text:p>512.947</text:p>
          </table:table-cell>
          <table:table-cell office:value-type="float" office:value="719.226" calcext:value-type="float">
            <text:p>719.226</text:p>
          </table:table-cell>
          <table:table-cell office:value-type="float" office:value="429.835" calcext:value-type="float">
            <text:p>429.835</text:p>
          </table:table-cell>
          <table:table-cell office:value-type="float" office:value="659.3" calcext:value-type="float">
            <text:p>659.3</text:p>
          </table:table-cell>
          <table:table-cell office:value-type="float" office:value="509.626" calcext:value-type="float">
            <text:p>509.6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6.39" calcext:value-type="float">
            <text:p>556.39</text:p>
          </table:table-cell>
          <table:table-cell office:value-type="float" office:value="506.604" calcext:value-type="float">
            <text:p>506.604</text:p>
          </table:table-cell>
          <table:table-cell office:value-type="float" office:value="694.598" calcext:value-type="float">
            <text:p>694.598</text:p>
          </table:table-cell>
          <table:table-cell office:value-type="float" office:value="693.574" calcext:value-type="float">
            <text:p>693.574</text:p>
          </table:table-cell>
          <table:table-cell office:value-type="float" office:value="1027.58" calcext:value-type="float">
            <text:p>1027.58</text:p>
          </table:table-cell>
          <table:table-cell office:value-type="float" office:value="797.011" calcext:value-type="float">
            <text:p>797.011</text:p>
          </table:table-cell>
          <table:table-cell office:value-type="float" office:value="1.28024" calcext:value-type="float">
            <text:p>1.28024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66.48" calcext:value-type="float">
            <text:p>1066.48</text:p>
          </table:table-cell>
          <table:table-cell office:value-type="float" office:value="803.992" calcext:value-type="float">
            <text:p>803.992</text:p>
          </table:table-cell>
          <table:table-cell office:value-type="float" office:value="695.637" calcext:value-type="float">
            <text:p>695.637</text:p>
          </table:table-cell>
          <table:table-cell office:value-type="float" office:value="691.039" calcext:value-type="float">
            <text:p>691.0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10.65" calcext:value-type="float">
            <text:p>1510.65</text:p>
          </table:table-cell>
          <table:table-cell office:value-type="float" office:value="1438.19" calcext:value-type="float">
            <text:p>1438.19</text:p>
          </table:table-cell>
          <table:table-cell office:value-type="float" office:value="1658.35" calcext:value-type="float">
            <text:p>1658.35</text:p>
          </table:table-cell>
          <table:table-cell office:value-type="float" office:value="1596.82" calcext:value-type="float">
            <text:p>1596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1.95" calcext:value-type="float">
            <text:p>1711.95</text:p>
          </table:table-cell>
          <table:table-cell office:value-type="float" office:value="1708.55" calcext:value-type="float">
            <text:p>1708.55</text:p>
          </table:table-cell>
          <table:table-cell table:number-columns-repeated="2" office:value-type="float" office:value="3.72933" calcext:value-type="float">
            <text:p>3.729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4.48" calcext:value-type="float">
            <text:p>2004.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.696" calcext:value-type="float">
            <text:p>2.6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43.11" calcext:value-type="float">
            <text:p>2443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111" calcext:value-type="float">
            <text:p>186.111</text:p>
          </table:table-cell>
          <table:table-cell office:value-type="float" office:value="119.877" calcext:value-type="float">
            <text:p>119.877</text:p>
          </table:table-cell>
          <table:table-cell office:value-type="float" office:value="7.42325" calcext:value-type="float">
            <text:p>7.42325</text:p>
          </table:table-cell>
          <table:table-cell office:value-type="float" office:value="3.13534" calcext:value-type="float">
            <text:p>3.13534</text:p>
          </table:table-cell>
          <table:table-cell office:value-type="float" office:value="11.0075" calcext:value-type="float">
            <text:p>11.0075</text:p>
          </table:table-cell>
          <table:table-cell office:value-type="float" office:value="5.05066" calcext:value-type="float">
            <text:p>5.05066</text:p>
          </table:table-cell>
          <table:table-cell office:value-type="float" office:value="14.0018" calcext:value-type="float">
            <text:p>14.0018</text:p>
          </table:table-cell>
          <table:table-cell office:value-type="float" office:value="6.85572" calcext:value-type="float">
            <text:p>6.85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491" calcext:value-type="float">
            <text:p>162.491</text:p>
          </table:table-cell>
          <table:table-cell office:value-type="float" office:value="30.1845" calcext:value-type="float">
            <text:p>30.1845</text:p>
          </table:table-cell>
          <table:table-cell office:value-type="float" office:value="207.639" calcext:value-type="float">
            <text:p>207.639</text:p>
          </table:table-cell>
          <table:table-cell office:value-type="float" office:value="36.9259" calcext:value-type="float">
            <text:p>36.9259</text:p>
          </table:table-cell>
          <table:table-cell office:value-type="float" office:value="414.675" calcext:value-type="float">
            <text:p>414.675</text:p>
          </table:table-cell>
          <table:table-cell office:value-type="float" office:value="112.065" calcext:value-type="float">
            <text:p>112.065</text:p>
          </table:table-cell>
          <table:table-cell office:value-type="float" office:value="23.4983" calcext:value-type="float">
            <text:p>23.4983</text:p>
          </table:table-cell>
          <table:table-cell office:value-type="float" office:value="23.4972" calcext:value-type="float">
            <text:p>23.4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7396" calcext:value-type="float">
            <text:p>85.7396</text:p>
          </table:table-cell>
          <table:table-cell office:value-type="float" office:value="43.3017" calcext:value-type="float">
            <text:p>43.3017</text:p>
          </table:table-cell>
          <table:table-cell office:value-type="float" office:value="72.5003" calcext:value-type="float">
            <text:p>72.5003</text:p>
          </table:table-cell>
          <table:table-cell office:value-type="float" office:value="49.6722" calcext:value-type="float">
            <text:p>49.6722</text:p>
          </table:table-cell>
          <table:table-cell office:value-type="float" office:value="121.702" calcext:value-type="float">
            <text:p>121.702</text:p>
          </table:table-cell>
          <table:table-cell office:value-type="float" office:value="58.6258" calcext:value-type="float">
            <text:p>58.6258</text:p>
          </table:table-cell>
          <table:table-cell office:value-type="float" office:value="44.2999" calcext:value-type="float">
            <text:p>44.2999</text:p>
          </table:table-cell>
          <table:table-cell office:value-type="float" office:value="44.2658" calcext:value-type="float">
            <text:p>44.2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524" calcext:value-type="float">
            <text:p>105.524</text:p>
          </table:table-cell>
          <table:table-cell office:value-type="float" office:value="53.4124" calcext:value-type="float">
            <text:p>53.4124</text:p>
          </table:table-cell>
          <table:table-cell office:value-type="float" office:value="94.5233" calcext:value-type="float">
            <text:p>94.5233</text:p>
          </table:table-cell>
          <table:table-cell office:value-type="float" office:value="53.598" calcext:value-type="float">
            <text:p>53.598</text:p>
          </table:table-cell>
          <table:table-cell office:value-type="float" office:value="117.63" calcext:value-type="float">
            <text:p>117.63</text:p>
          </table:table-cell>
          <table:table-cell office:value-type="float" office:value="87.9962" calcext:value-type="float">
            <text:p>87.9962</text:p>
          </table:table-cell>
          <table:table-cell office:value-type="float" office:value="179.227" calcext:value-type="float">
            <text:p>179.227</text:p>
          </table:table-cell>
          <table:table-cell office:value-type="float" office:value="112.229" calcext:value-type="float">
            <text:p>112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.691" calcext:value-type="float">
            <text:p>370.691</text:p>
          </table:table-cell>
          <table:table-cell office:value-type="float" office:value="66.573" calcext:value-type="float">
            <text:p>66.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.253" calcext:value-type="float">
            <text:p>277.253</text:p>
          </table:table-cell>
          <table:table-cell office:value-type="float" office:value="100.974" calcext:value-type="float">
            <text:p>100.974</text:p>
          </table:table-cell>
          <table:table-cell office:value-type="float" office:value="250.23" calcext:value-type="float">
            <text:p>250.23</text:p>
          </table:table-cell>
          <table:table-cell office:value-type="float" office:value="100.868" calcext:value-type="float">
            <text:p>100.868</text:p>
          </table:table-cell>
          <table:table-cell office:value-type="float" office:value="140.512" calcext:value-type="float">
            <text:p>140.512</text:p>
          </table:table-cell>
          <table:table-cell office:value-type="float" office:value="139.648" calcext:value-type="float">
            <text:p>139.648</text:p>
          </table:table-cell>
          <table:table-cell office:value-type="float" office:value="336.118" calcext:value-type="float">
            <text:p>336.118</text:p>
          </table:table-cell>
          <table:table-cell office:value-type="float" office:value="210.21" calcext:value-type="float">
            <text:p>21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632" calcext:value-type="float">
            <text:p>193.632</text:p>
          </table:table-cell>
          <table:table-cell office:value-type="float" office:value="140.591" calcext:value-type="float">
            <text:p>140.591</text:p>
          </table:table-cell>
          <table:table-cell office:value-type="float" office:value="130.533" calcext:value-type="float">
            <text:p>130.533</text:p>
          </table:table-cell>
          <table:table-cell office:value-type="float" office:value="75.7936" calcext:value-type="float">
            <text:p>75.7936</text:p>
          </table:table-cell>
          <table:table-cell office:value-type="float" office:value="210.142" calcext:value-type="float">
            <text:p>210.142</text:p>
          </table:table-cell>
          <table:table-cell office:value-type="float" office:value="110.686" calcext:value-type="float">
            <text:p>110.686</text:p>
          </table:table-cell>
          <table:table-cell office:value-type="float" office:value="294.687" calcext:value-type="float">
            <text:p>294.687</text:p>
          </table:table-cell>
          <table:table-cell office:value-type="float" office:value="137.098" calcext:value-type="float">
            <text:p>137.098</text:p>
          </table:table-cell>
          <table:table-cell office:value-type="float" office:value="159.08" calcext:value-type="float">
            <text:p>159.08</text:p>
          </table:table-cell>
          <table:table-cell office:value-type="float" office:value="92.2541" calcext:value-type="float">
            <text:p>92.2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16" calcext:value-type="float">
            <text:p>89.616</text:p>
          </table:table-cell>
          <table:table-cell office:value-type="float" office:value="89.5792" calcext:value-type="float">
            <text:p>89.5792</text:p>
          </table:table-cell>
          <table:table-cell office:value-type="float" office:value="276.329" calcext:value-type="float">
            <text:p>276.329</text:p>
          </table:table-cell>
          <table:table-cell office:value-type="float" office:value="140.201" calcext:value-type="float">
            <text:p>140.201</text:p>
          </table:table-cell>
          <table:table-cell office:value-type="float" office:value="246.724" calcext:value-type="float">
            <text:p>246.724</text:p>
          </table:table-cell>
          <table:table-cell office:value-type="float" office:value="126.084" calcext:value-type="float">
            <text:p>126.084</text:p>
          </table:table-cell>
          <table:table-cell office:value-type="float" office:value="250.048" calcext:value-type="float">
            <text:p>250.048</text:p>
          </table:table-cell>
          <table:table-cell office:value-type="float" office:value="126.985" calcext:value-type="float">
            <text:p>126.985</text:p>
          </table:table-cell>
          <table:table-cell office:value-type="float" office:value="207.115" calcext:value-type="float">
            <text:p>207.115</text:p>
          </table:table-cell>
          <table:table-cell office:value-type="float" office:value="206.966" calcext:value-type="float">
            <text:p>206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485" calcext:value-type="float">
            <text:p>144.485</text:p>
          </table:table-cell>
          <table:table-cell office:value-type="float" office:value="141.041" calcext:value-type="float">
            <text:p>141.041</text:p>
          </table:table-cell>
          <table:table-cell office:value-type="float" office:value="219.977" calcext:value-type="float">
            <text:p>219.977</text:p>
          </table:table-cell>
          <table:table-cell office:value-type="float" office:value="154.18" calcext:value-type="float">
            <text:p>154.18</text:p>
          </table:table-cell>
          <table:table-cell office:value-type="float" office:value="380.155" calcext:value-type="float">
            <text:p>380.155</text:p>
          </table:table-cell>
          <table:table-cell office:value-type="float" office:value="198.253" calcext:value-type="float">
            <text:p>198.253</text:p>
          </table:table-cell>
          <table:table-cell office:value-type="float" office:value="184.714" calcext:value-type="float">
            <text:p>184.714</text:p>
          </table:table-cell>
          <table:table-cell office:value-type="float" office:value="129.236" calcext:value-type="float">
            <text:p>129.236</text:p>
          </table:table-cell>
          <table:table-cell office:value-type="float" office:value="524.604" calcext:value-type="float">
            <text:p>524.604</text:p>
          </table:table-cell>
          <table:table-cell office:value-type="float" office:value="375.406" calcext:value-type="float">
            <text:p>375.406</text:p>
          </table:table-cell>
          <table:table-cell office:value-type="float" office:value="619.77" calcext:value-type="float">
            <text:p>619.77</text:p>
          </table:table-cell>
          <table:table-cell office:value-type="float" office:value="437.23" calcext:value-type="float">
            <text:p>437.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3.198" calcext:value-type="float">
            <text:p>753.198</text:p>
          </table:table-cell>
          <table:table-cell office:value-type="float" office:value="371.124" calcext:value-type="float">
            <text:p>371.124</text:p>
          </table:table-cell>
          <table:table-cell office:value-type="float" office:value="784.734" calcext:value-type="float">
            <text:p>784.734</text:p>
          </table:table-cell>
          <table:table-cell office:value-type="float" office:value="482.456" calcext:value-type="float">
            <text:p>482.456</text:p>
          </table:table-cell>
          <table:table-cell office:value-type="float" office:value="660.24" calcext:value-type="float">
            <text:p>660.24</text:p>
          </table:table-cell>
          <table:table-cell office:value-type="float" office:value="414.812" calcext:value-type="float">
            <text:p>414.812</text:p>
          </table:table-cell>
          <table:table-cell office:value-type="float" office:value="804.058" calcext:value-type="float">
            <text:p>804.058</text:p>
          </table:table-cell>
          <table:table-cell office:value-type="float" office:value="565.938" calcext:value-type="float">
            <text:p>565.9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46.331" calcext:value-type="float">
            <text:p>946.331</text:p>
          </table:table-cell>
          <table:table-cell office:value-type="float" office:value="557.876" calcext:value-type="float">
            <text:p>557.876</text:p>
          </table:table-cell>
          <table:table-cell office:value-type="float" office:value="1068.93" calcext:value-type="float">
            <text:p>1068.93</text:p>
          </table:table-cell>
          <table:table-cell office:value-type="float" office:value="884.463" calcext:value-type="float">
            <text:p>884.463</text:p>
          </table:table-cell>
          <table:table-cell office:value-type="float" office:value="980.117" calcext:value-type="float">
            <text:p>980.117</text:p>
          </table:table-cell>
          <table:table-cell office:value-type="float" office:value="710.247" calcext:value-type="float">
            <text:p>710.247</text:p>
          </table:table-cell>
          <table:table-cell office:value-type="float" office:value="1.45158" calcext:value-type="float">
            <text:p>1.45158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34.4" calcext:value-type="float">
            <text:p>1234.4</text:p>
          </table:table-cell>
          <table:table-cell office:value-type="float" office:value="1043.4" calcext:value-type="float">
            <text:p>1043.4</text:p>
          </table:table-cell>
          <table:table-cell office:value-type="float" office:value="1282.33" calcext:value-type="float">
            <text:p>1282.33</text:p>
          </table:table-cell>
          <table:table-cell office:value-type="float" office:value="1084.5" calcext:value-type="float">
            <text:p>1084.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462.72" calcext:value-type="float">
            <text:p>1462.72</text:p>
          </table:table-cell>
          <table:table-cell office:value-type="float" office:value="1425.92" calcext:value-type="float">
            <text:p>1425.92</text:p>
          </table:table-cell>
          <table:table-cell office:value-type="float" office:value="1257.29" calcext:value-type="float">
            <text:p>1257.29</text:p>
          </table:table-cell>
          <table:table-cell table:number-columns-repeated="2" office:value-type="float" office:value="1492.03" calcext:value-type="float">
            <text:p>1492.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906.4" calcext:value-type="float">
            <text:p>1906.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256.2" calcext:value-type="float">
            <text:p>2256.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896" calcext:value-type="float">
            <text:p>189.896</text:p>
          </table:table-cell>
          <table:table-cell office:value-type="float" office:value="121.115" calcext:value-type="float">
            <text:p>121.115</text:p>
          </table:table-cell>
          <table:table-cell office:value-type="float" office:value="7.53031" calcext:value-type="float">
            <text:p>7.53031</text:p>
          </table:table-cell>
          <table:table-cell office:value-type="float" office:value="3.17206" calcext:value-type="float">
            <text:p>3.17206</text:p>
          </table:table-cell>
          <table:table-cell office:value-type="float" office:value="11.3507" calcext:value-type="float">
            <text:p>11.3507</text:p>
          </table:table-cell>
          <table:table-cell office:value-type="float" office:value="5.11142" calcext:value-type="float">
            <text:p>5.11142</text:p>
          </table:table-cell>
          <table:table-cell office:value-type="float" office:value="13.6644" calcext:value-type="float">
            <text:p>13.6644</text:p>
          </table:table-cell>
          <table:table-cell office:value-type="float" office:value="6.79899" calcext:value-type="float">
            <text:p>6.79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538" calcext:value-type="float">
            <text:p>177.538</text:p>
          </table:table-cell>
          <table:table-cell office:value-type="float" office:value="32.7089" calcext:value-type="float">
            <text:p>32.7089</text:p>
          </table:table-cell>
          <table:table-cell office:value-type="float" office:value="222.956" calcext:value-type="float">
            <text:p>222.956</text:p>
          </table:table-cell>
          <table:table-cell office:value-type="float" office:value="37.0231" calcext:value-type="float">
            <text:p>37.0231</text:p>
          </table:table-cell>
          <table:table-cell office:value-type="float" office:value="256.885" calcext:value-type="float">
            <text:p>256.885</text:p>
          </table:table-cell>
          <table:table-cell office:value-type="float" office:value="81.9688" calcext:value-type="float">
            <text:p>81.9688</text:p>
          </table:table-cell>
          <table:table-cell office:value-type="float" office:value="23.9801" calcext:value-type="float">
            <text:p>23.9801</text:p>
          </table:table-cell>
          <table:table-cell office:value-type="float" office:value="23.9769" calcext:value-type="float">
            <text:p>23.9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2861" calcext:value-type="float">
            <text:p>89.2861</text:p>
          </table:table-cell>
          <table:table-cell office:value-type="float" office:value="43.2165" calcext:value-type="float">
            <text:p>43.2165</text:p>
          </table:table-cell>
          <table:table-cell office:value-type="float" office:value="104.61" calcext:value-type="float">
            <text:p>104.61</text:p>
          </table:table-cell>
          <table:table-cell office:value-type="float" office:value="52.9389" calcext:value-type="float">
            <text:p>52.9389</text:p>
          </table:table-cell>
          <table:table-cell office:value-type="float" office:value="118.412" calcext:value-type="float">
            <text:p>118.412</text:p>
          </table:table-cell>
          <table:table-cell office:value-type="float" office:value="50.5476" calcext:value-type="float">
            <text:p>50.5476</text:p>
          </table:table-cell>
          <table:table-cell office:value-type="float" office:value="46.395" calcext:value-type="float">
            <text:p>46.395</text:p>
          </table:table-cell>
          <table:table-cell office:value-type="float" office:value="46.3672" calcext:value-type="float">
            <text:p>46.3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858" calcext:value-type="float">
            <text:p>118.858</text:p>
          </table:table-cell>
          <table:table-cell office:value-type="float" office:value="56.697" calcext:value-type="float">
            <text:p>56.697</text:p>
          </table:table-cell>
          <table:table-cell office:value-type="float" office:value="101.26" calcext:value-type="float">
            <text:p>101.26</text:p>
          </table:table-cell>
          <table:table-cell office:value-type="float" office:value="77.6694" calcext:value-type="float">
            <text:p>77.6694</text:p>
          </table:table-cell>
          <table:table-cell office:value-type="float" office:value="162.343" calcext:value-type="float">
            <text:p>162.343</text:p>
          </table:table-cell>
          <table:table-cell office:value-type="float" office:value="94.7503" calcext:value-type="float">
            <text:p>94.7503</text:p>
          </table:table-cell>
          <table:table-cell office:value-type="float" office:value="193.923" calcext:value-type="float">
            <text:p>193.923</text:p>
          </table:table-cell>
          <table:table-cell office:value-type="float" office:value="110.405" calcext:value-type="float">
            <text:p>110.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4587" calcext:value-type="float">
            <text:p>54.4587</text:p>
          </table:table-cell>
          <table:table-cell office:value-type="float" office:value="54.0388" calcext:value-type="float">
            <text:p>54.0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176" calcext:value-type="float">
            <text:p>197.176</text:p>
          </table:table-cell>
          <table:table-cell office:value-type="float" office:value="87.0633" calcext:value-type="float">
            <text:p>87.0633</text:p>
          </table:table-cell>
          <table:table-cell office:value-type="float" office:value="170.443" calcext:value-type="float">
            <text:p>170.443</text:p>
          </table:table-cell>
          <table:table-cell office:value-type="float" office:value="96.8932" calcext:value-type="float">
            <text:p>96.8932</text:p>
          </table:table-cell>
          <table:table-cell office:value-type="float" office:value="163.996" calcext:value-type="float">
            <text:p>163.996</text:p>
          </table:table-cell>
          <table:table-cell office:value-type="float" office:value="157.865" calcext:value-type="float">
            <text:p>157.865</text:p>
          </table:table-cell>
          <table:table-cell office:value-type="float" office:value="204.416" calcext:value-type="float">
            <text:p>204.416</text:p>
          </table:table-cell>
          <table:table-cell office:value-type="float" office:value="203.234" calcext:value-type="float">
            <text:p>203.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.032" calcext:value-type="float">
            <text:p>387.032</text:p>
          </table:table-cell>
          <table:table-cell office:value-type="float" office:value="133.406" calcext:value-type="float">
            <text:p>133.406</text:p>
          </table:table-cell>
          <table:table-cell office:value-type="float" office:value="141.174" calcext:value-type="float">
            <text:p>141.174</text:p>
          </table:table-cell>
          <table:table-cell office:value-type="float" office:value="82.2433" calcext:value-type="float">
            <text:p>82.2433</text:p>
          </table:table-cell>
          <table:table-cell office:value-type="float" office:value="197.571" calcext:value-type="float">
            <text:p>197.571</text:p>
          </table:table-cell>
          <table:table-cell office:value-type="float" office:value="110.195" calcext:value-type="float">
            <text:p>110.195</text:p>
          </table:table-cell>
          <table:table-cell office:value-type="float" office:value="270.907" calcext:value-type="float">
            <text:p>270.907</text:p>
          </table:table-cell>
          <table:table-cell office:value-type="float" office:value="129.789" calcext:value-type="float">
            <text:p>129.789</text:p>
          </table:table-cell>
          <table:table-cell office:value-type="float" office:value="344.878" calcext:value-type="float">
            <text:p>344.878</text:p>
          </table:table-cell>
          <table:table-cell office:value-type="float" office:value="100.518" calcext:value-type="float">
            <text:p>100.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4797" calcext:value-type="float">
            <text:p>91.4797</text:p>
          </table:table-cell>
          <table:table-cell office:value-type="float" office:value="91.4368" calcext:value-type="float">
            <text:p>91.4368</text:p>
          </table:table-cell>
          <table:table-cell office:value-type="float" office:value="306.017" calcext:value-type="float">
            <text:p>306.017</text:p>
          </table:table-cell>
          <table:table-cell office:value-type="float" office:value="133.171" calcext:value-type="float">
            <text:p>133.171</text:p>
          </table:table-cell>
          <table:table-cell office:value-type="float" office:value="255.709" calcext:value-type="float">
            <text:p>255.709</text:p>
          </table:table-cell>
          <table:table-cell office:value-type="float" office:value="123.573" calcext:value-type="float">
            <text:p>123.573</text:p>
          </table:table-cell>
          <table:table-cell office:value-type="float" office:value="247.221" calcext:value-type="float">
            <text:p>247.221</text:p>
          </table:table-cell>
          <table:table-cell office:value-type="float" office:value="124.682" calcext:value-type="float">
            <text:p>124.682</text:p>
          </table:table-cell>
          <table:table-cell office:value-type="float" office:value="230.73" calcext:value-type="float">
            <text:p>230.73</text:p>
          </table:table-cell>
          <table:table-cell office:value-type="float" office:value="230.499" calcext:value-type="float">
            <text:p>230.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263" calcext:value-type="float">
            <text:p>150.263</text:p>
          </table:table-cell>
          <table:table-cell office:value-type="float" office:value="146.611" calcext:value-type="float">
            <text:p>146.611</text:p>
          </table:table-cell>
          <table:table-cell office:value-type="float" office:value="223.435" calcext:value-type="float">
            <text:p>223.435</text:p>
          </table:table-cell>
          <table:table-cell office:value-type="float" office:value="157.628" calcext:value-type="float">
            <text:p>157.628</text:p>
          </table:table-cell>
          <table:table-cell office:value-type="float" office:value="352.387" calcext:value-type="float">
            <text:p>352.387</text:p>
          </table:table-cell>
          <table:table-cell office:value-type="float" office:value="196.183" calcext:value-type="float">
            <text:p>196.183</text:p>
          </table:table-cell>
          <table:table-cell office:value-type="float" office:value="188.776" calcext:value-type="float">
            <text:p>188.776</text:p>
          </table:table-cell>
          <table:table-cell office:value-type="float" office:value="130.99" calcext:value-type="float">
            <text:p>130.99</text:p>
          </table:table-cell>
          <table:table-cell office:value-type="float" office:value="550.92" calcext:value-type="float">
            <text:p>550.92</text:p>
          </table:table-cell>
          <table:table-cell office:value-type="float" office:value="386.734" calcext:value-type="float">
            <text:p>386.734</text:p>
          </table:table-cell>
          <table:table-cell office:value-type="float" office:value="484.3" calcext:value-type="float">
            <text:p>484.3</text:p>
          </table:table-cell>
          <table:table-cell office:value-type="float" office:value="478.723" calcext:value-type="float">
            <text:p>478.7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3.391" calcext:value-type="float">
            <text:p>133.391</text:p>
          </table:table-cell>
          <table:table-cell office:value-type="float" office:value="673.937" calcext:value-type="float">
            <text:p>673.937</text:p>
          </table:table-cell>
          <table:table-cell office:value-type="float" office:value="428.597" calcext:value-type="float">
            <text:p>428.597</text:p>
          </table:table-cell>
          <table:table-cell office:value-type="float" office:value="673.256" calcext:value-type="float">
            <text:p>673.256</text:p>
          </table:table-cell>
          <table:table-cell office:value-type="float" office:value="461.476" calcext:value-type="float">
            <text:p>461.476</text:p>
          </table:table-cell>
          <table:table-cell office:value-type="float" office:value="692.136" calcext:value-type="float">
            <text:p>692.136</text:p>
          </table:table-cell>
          <table:table-cell office:value-type="float" office:value="434.054" calcext:value-type="float">
            <text:p>434.054</text:p>
          </table:table-cell>
          <table:table-cell office:value-type="float" office:value="525.246" calcext:value-type="float">
            <text:p>525.246</text:p>
          </table:table-cell>
          <table:table-cell office:value-type="float" office:value="519.532" calcext:value-type="float">
            <text:p>519.5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3.156" calcext:value-type="float">
            <text:p>993.156</text:p>
          </table:table-cell>
          <table:table-cell office:value-type="float" office:value="791.594" calcext:value-type="float">
            <text:p>791.594</text:p>
          </table:table-cell>
          <table:table-cell office:value-type="float" office:value="543.797" calcext:value-type="float">
            <text:p>543.797</text:p>
          </table:table-cell>
          <table:table-cell office:value-type="float" office:value="540.686" calcext:value-type="float">
            <text:p>540.686</text:p>
          </table:table-cell>
          <table:table-cell office:value-type="float" office:value="1025.46" calcext:value-type="float">
            <text:p>1025.46</text:p>
          </table:table-cell>
          <table:table-cell office:value-type="float" office:value="820.7" calcext:value-type="float">
            <text:p>820.7</text:p>
          </table:table-cell>
          <table:table-cell office:value-type="float" office:value="1001.9" calcext:value-type="float">
            <text:p>1001.9</text:p>
          </table:table-cell>
          <table:table-cell office:value-type="float" office:value="768.086" calcext:value-type="float">
            <text:p>768.086</text:p>
          </table:table-cell>
          <table:table-cell table:number-columns-repeated="2" office:value-type="float" office:value="1173.11" calcext:value-type="float">
            <text:p>1173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34.47" calcext:value-type="float">
            <text:p>1234.47</text:p>
          </table:table-cell>
          <table:table-cell office:value-type="float" office:value="971.315" calcext:value-type="float">
            <text:p>971.315</text:p>
          </table:table-cell>
          <table:table-cell office:value-type="float" office:value="672.584" calcext:value-type="float">
            <text:p>672.584</text:p>
          </table:table-cell>
          <table:table-cell office:value-type="float" office:value="669.252" calcext:value-type="float">
            <text:p>669.2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92.59" calcext:value-type="float">
            <text:p>1592.59</text:p>
          </table:table-cell>
          <table:table-cell table:number-columns-repeated="2" office:value-type="float" office:value="1855.91" calcext:value-type="float">
            <text:p>1855.91</text:p>
          </table:table-cell>
          <table:table-cell office:value-type="float" office:value="1539.74" calcext:value-type="float">
            <text:p>1539.74</text:p>
          </table:table-cell>
          <table:table-cell office:value-type="float" office:value="1537.17" calcext:value-type="float">
            <text:p>1537.1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42" calcext:value-type="float">
            <text:p>20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.719" calcext:value-type="float">
            <text:p>3.7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48.91" calcext:value-type="float">
            <text:p>2448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08" calcext:value-type="float">
            <text:p>192.08</text:p>
          </table:table-cell>
          <table:table-cell office:value-type="float" office:value="122.2" calcext:value-type="float">
            <text:p>122.2</text:p>
          </table:table-cell>
          <table:table-cell office:value-type="float" office:value="8.05983" calcext:value-type="float">
            <text:p>8.05983</text:p>
          </table:table-cell>
          <table:table-cell office:value-type="float" office:value="3.25988" calcext:value-type="float">
            <text:p>3.25988</text:p>
          </table:table-cell>
          <table:table-cell office:value-type="float" office:value="10.7713" calcext:value-type="float">
            <text:p>10.7713</text:p>
          </table:table-cell>
          <table:table-cell office:value-type="float" office:value="5.03473" calcext:value-type="float">
            <text:p>5.03473</text:p>
          </table:table-cell>
          <table:table-cell office:value-type="float" office:value="13.0957" calcext:value-type="float">
            <text:p>13.0957</text:p>
          </table:table-cell>
          <table:table-cell office:value-type="float" office:value="6.70278" calcext:value-type="float">
            <text:p>6.7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827" calcext:value-type="float">
            <text:p>180.827</text:p>
          </table:table-cell>
          <table:table-cell office:value-type="float" office:value="32.5599" calcext:value-type="float">
            <text:p>32.5599</text:p>
          </table:table-cell>
          <table:table-cell office:value-type="float" office:value="193.478" calcext:value-type="float">
            <text:p>193.478</text:p>
          </table:table-cell>
          <table:table-cell office:value-type="float" office:value="35.1138" calcext:value-type="float">
            <text:p>35.1138</text:p>
          </table:table-cell>
          <table:table-cell office:value-type="float" office:value="355.899" calcext:value-type="float">
            <text:p>355.899</text:p>
          </table:table-cell>
          <table:table-cell office:value-type="float" office:value="100.676" calcext:value-type="float">
            <text:p>100.676</text:p>
          </table:table-cell>
          <table:table-cell office:value-type="float" office:value="24.5019" calcext:value-type="float">
            <text:p>24.5019</text:p>
          </table:table-cell>
          <table:table-cell office:value-type="float" office:value="24.4972" calcext:value-type="float">
            <text:p>24.4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073" calcext:value-type="float">
            <text:p>82.073</text:p>
          </table:table-cell>
          <table:table-cell office:value-type="float" office:value="43.5783" calcext:value-type="float">
            <text:p>43.5783</text:p>
          </table:table-cell>
          <table:table-cell office:value-type="float" office:value="91.6131" calcext:value-type="float">
            <text:p>91.6131</text:p>
          </table:table-cell>
          <table:table-cell office:value-type="float" office:value="52.8653" calcext:value-type="float">
            <text:p>52.8653</text:p>
          </table:table-cell>
          <table:table-cell office:value-type="float" office:value="60.1174" calcext:value-type="float">
            <text:p>60.1174</text:p>
          </table:table-cell>
          <table:table-cell office:value-type="float" office:value="51.0457" calcext:value-type="float">
            <text:p>51.0457</text:p>
          </table:table-cell>
          <table:table-cell office:value-type="float" office:value="48.9063" calcext:value-type="float">
            <text:p>48.9063</text:p>
          </table:table-cell>
          <table:table-cell office:value-type="float" office:value="48.8866" calcext:value-type="float">
            <text:p>48.8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398" calcext:value-type="float">
            <text:p>111.398</text:p>
          </table:table-cell>
          <table:table-cell office:value-type="float" office:value="61.9536" calcext:value-type="float">
            <text:p>61.9536</text:p>
          </table:table-cell>
          <table:table-cell office:value-type="float" office:value="94.9871" calcext:value-type="float">
            <text:p>94.9871</text:p>
          </table:table-cell>
          <table:table-cell office:value-type="float" office:value="63.8515" calcext:value-type="float">
            <text:p>63.8515</text:p>
          </table:table-cell>
          <table:table-cell office:value-type="float" office:value="165.552" calcext:value-type="float">
            <text:p>165.552</text:p>
          </table:table-cell>
          <table:table-cell office:value-type="float" office:value="97.0659" calcext:value-type="float">
            <text:p>97.0659</text:p>
          </table:table-cell>
          <table:table-cell office:value-type="float" office:value="188.856" calcext:value-type="float">
            <text:p>188.856</text:p>
          </table:table-cell>
          <table:table-cell office:value-type="float" office:value="80.297" calcext:value-type="float">
            <text:p>80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957" calcext:value-type="float">
            <text:p>123.957</text:p>
          </table:table-cell>
          <table:table-cell office:value-type="float" office:value="87.1796" calcext:value-type="float">
            <text:p>87.1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.399" calcext:value-type="float">
            <text:p>230.399</text:p>
          </table:table-cell>
          <table:table-cell office:value-type="float" office:value="88.9099" calcext:value-type="float">
            <text:p>88.9099</text:p>
          </table:table-cell>
          <table:table-cell office:value-type="float" office:value="211.405" calcext:value-type="float">
            <text:p>211.405</text:p>
          </table:table-cell>
          <table:table-cell office:value-type="float" office:value="104.212" calcext:value-type="float">
            <text:p>104.212</text:p>
          </table:table-cell>
          <table:table-cell office:value-type="float" office:value="271.672" calcext:value-type="float">
            <text:p>271.672</text:p>
          </table:table-cell>
          <table:table-cell office:value-type="float" office:value="175.307" calcext:value-type="float">
            <text:p>175.307</text:p>
          </table:table-cell>
          <table:table-cell office:value-type="float" office:value="388.29" calcext:value-type="float">
            <text:p>388.29</text:p>
          </table:table-cell>
          <table:table-cell office:value-type="float" office:value="290.694" calcext:value-type="float">
            <text:p>290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0565" calcext:value-type="float">
            <text:p>78.0565</text:p>
          </table:table-cell>
          <table:table-cell office:value-type="float" office:value="77.0104" calcext:value-type="float">
            <text:p>77.0104</text:p>
          </table:table-cell>
          <table:table-cell office:value-type="float" office:value="181.931" calcext:value-type="float">
            <text:p>181.931</text:p>
          </table:table-cell>
          <table:table-cell office:value-type="float" office:value="88.1751" calcext:value-type="float">
            <text:p>88.1751</text:p>
          </table:table-cell>
          <table:table-cell office:value-type="float" office:value="198.342" calcext:value-type="float">
            <text:p>198.342</text:p>
          </table:table-cell>
          <table:table-cell office:value-type="float" office:value="110.785" calcext:value-type="float">
            <text:p>110.785</text:p>
          </table:table-cell>
          <table:table-cell office:value-type="float" office:value="271.328" calcext:value-type="float">
            <text:p>271.328</text:p>
          </table:table-cell>
          <table:table-cell office:value-type="float" office:value="126.041" calcext:value-type="float">
            <text:p>126.041</text:p>
          </table:table-cell>
          <table:table-cell office:value-type="float" office:value="184.187" calcext:value-type="float">
            <text:p>184.187</text:p>
          </table:table-cell>
          <table:table-cell office:value-type="float" office:value="79.8147" calcext:value-type="float">
            <text:p>79.8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4098" calcext:value-type="float">
            <text:p>93.4098</text:p>
          </table:table-cell>
          <table:table-cell office:value-type="float" office:value="93.4058" calcext:value-type="float">
            <text:p>93.4058</text:p>
          </table:table-cell>
          <table:table-cell office:value-type="float" office:value="174.003" calcext:value-type="float">
            <text:p>174.003</text:p>
          </table:table-cell>
          <table:table-cell office:value-type="float" office:value="135.236" calcext:value-type="float">
            <text:p>135.236</text:p>
          </table:table-cell>
          <table:table-cell office:value-type="float" office:value="231.628" calcext:value-type="float">
            <text:p>231.628</text:p>
          </table:table-cell>
          <table:table-cell office:value-type="float" office:value="122.575" calcext:value-type="float">
            <text:p>122.575</text:p>
          </table:table-cell>
          <table:table-cell office:value-type="float" office:value="209.42" calcext:value-type="float">
            <text:p>209.42</text:p>
          </table:table-cell>
          <table:table-cell office:value-type="float" office:value="123.74" calcext:value-type="float">
            <text:p>123.74</text:p>
          </table:table-cell>
          <table:table-cell office:value-type="float" office:value="266.349" calcext:value-type="float">
            <text:p>266.349</text:p>
          </table:table-cell>
          <table:table-cell office:value-type="float" office:value="265.351" calcext:value-type="float">
            <text:p>265.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878" calcext:value-type="float">
            <text:p>157.878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33.084" calcext:value-type="float">
            <text:p>233.084</text:p>
          </table:table-cell>
          <table:table-cell office:value-type="float" office:value="160.128" calcext:value-type="float">
            <text:p>160.128</text:p>
          </table:table-cell>
          <table:table-cell office:value-type="float" office:value="386.475" calcext:value-type="float">
            <text:p>386.475</text:p>
          </table:table-cell>
          <table:table-cell office:value-type="float" office:value="194.488" calcext:value-type="float">
            <text:p>194.488</text:p>
          </table:table-cell>
          <table:table-cell office:value-type="float" office:value="190.836" calcext:value-type="float">
            <text:p>190.836</text:p>
          </table:table-cell>
          <table:table-cell office:value-type="float" office:value="132.568" calcext:value-type="float">
            <text:p>132.568</text:p>
          </table:table-cell>
          <table:table-cell office:value-type="float" office:value="605.264" calcext:value-type="float">
            <text:p>605.264</text:p>
          </table:table-cell>
          <table:table-cell office:value-type="float" office:value="409.819" calcext:value-type="float">
            <text:p>409.819</text:p>
          </table:table-cell>
          <table:table-cell office:value-type="float" office:value="812.131" calcext:value-type="float">
            <text:p>812.131</text:p>
          </table:table-cell>
          <table:table-cell office:value-type="float" office:value="808.412" calcext:value-type="float">
            <text:p>808.4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4.494" calcext:value-type="float">
            <text:p>724.494</text:p>
          </table:table-cell>
          <table:table-cell office:value-type="float" office:value="469.115" calcext:value-type="float">
            <text:p>469.115</text:p>
          </table:table-cell>
          <table:table-cell office:value-type="float" office:value="698.69" calcext:value-type="float">
            <text:p>698.69</text:p>
          </table:table-cell>
          <table:table-cell office:value-type="float" office:value="505.755" calcext:value-type="float">
            <text:p>505.755</text:p>
          </table:table-cell>
          <table:table-cell office:value-type="float" office:value="429.135" calcext:value-type="float">
            <text:p>429.135</text:p>
          </table:table-cell>
          <table:table-cell office:value-type="float" office:value="422.961" calcext:value-type="float">
            <text:p>422.961</text:p>
          </table:table-cell>
          <table:table-cell office:value-type="float" office:value="886.351" calcext:value-type="float">
            <text:p>886.351</text:p>
          </table:table-cell>
          <table:table-cell office:value-type="float" office:value="692.521" calcext:value-type="float">
            <text:p>692.521</text:p>
          </table:table-cell>
          <table:table-cell office:value-type="float" office:value="436.035" calcext:value-type="float">
            <text:p>436.035</text:p>
          </table:table-cell>
          <table:table-cell office:value-type="float" office:value="435.332" calcext:value-type="float">
            <text:p>435.3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9.482" calcext:value-type="float">
            <text:p>969.482</text:p>
          </table:table-cell>
          <table:table-cell office:value-type="float" office:value="750.464" calcext:value-type="float">
            <text:p>750.464</text:p>
          </table:table-cell>
          <table:table-cell office:value-type="float" office:value="1058.95" calcext:value-type="float">
            <text:p>1058.95</text:p>
          </table:table-cell>
          <table:table-cell office:value-type="float" office:value="880.908" calcext:value-type="float">
            <text:p>880.908</text:p>
          </table:table-cell>
          <table:table-cell office:value-type="float" office:value="996.345" calcext:value-type="float">
            <text:p>996.345</text:p>
          </table:table-cell>
          <table:table-cell office:value-type="float" office:value="711.394" calcext:value-type="float">
            <text:p>711.394</text:p>
          </table:table-cell>
          <table:table-cell office:value-type="float" office:value="684.377" calcext:value-type="float">
            <text:p>684.377</text:p>
          </table:table-cell>
          <table:table-cell office:value-type="float" office:value="679.417" calcext:value-type="float">
            <text:p>679.4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4.78" calcext:value-type="float">
            <text:p>1204.78</text:p>
          </table:table-cell>
          <table:table-cell office:value-type="float" office:value="988.711" calcext:value-type="float">
            <text:p>988.711</text:p>
          </table:table-cell>
          <table:table-cell office:value-type="float" office:value="1065.8" calcext:value-type="float">
            <text:p>1065.8</text:p>
          </table:table-cell>
          <table:table-cell office:value-type="float" office:value="853.973" calcext:value-type="float">
            <text:p>853.973</text:p>
          </table:table-cell>
          <table:table-cell office:value-type="float" office:value="685.386" calcext:value-type="float">
            <text:p>685.386</text:p>
          </table:table-cell>
          <table:table-cell office:value-type="float" office:value="682.121" calcext:value-type="float">
            <text:p>682.121</text:p>
          </table:table-cell>
          <table:table-cell office:value-type="float" office:value="1223.92" calcext:value-type="float">
            <text:p>1223.92</text:p>
          </table:table-cell>
          <table:table-cell office:value-type="float" office:value="942.714" calcext:value-type="float">
            <text:p>942.7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98739" calcext:value-type="float">
            <text:p>8.98739</text:p>
          </table:table-cell>
          <table:table-cell office:value-type="float" office:value="8.01867" calcext:value-type="float">
            <text:p>8.0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9.54" calcext:value-type="float">
            <text:p>1319.54</text:p>
          </table:table-cell>
          <table:table-cell office:value-type="float" office:value="1256.18" calcext:value-type="float">
            <text:p>1256.18</text:p>
          </table:table-cell>
          <table:table-cell table:number-columns-repeated="2" office:value-type="float" office:value="1706.6" calcext:value-type="float">
            <text:p>170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7.4" calcext:value-type="float">
            <text:p>1807.4</text:p>
          </table:table-cell>
          <table:table-cell office:value-type="float" office:value="1809.9" calcext:value-type="float">
            <text:p>1809.9</text:p>
          </table:table-cell>
          <table:table-cell office:value-type="float" office:value="1812.81" calcext:value-type="float">
            <text:p>1812.81</text:p>
          </table:table-cell>
          <table:table-cell office:value-type="float" office:value="1820.46" calcext:value-type="float">
            <text:p>1820.4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254.52" calcext:value-type="float">
            <text:p>2254.52</text:p>
          </table:table-cell>
          <table:table-cell table:number-columns-repeated="2" office:value-type="float" office:value="3.09399" calcext:value-type="float">
            <text:p>3.09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84.65" calcext:value-type="float">
            <text:p>2284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66" calcext:value-type="float">
            <text:p>192.66</text:p>
          </table:table-cell>
          <table:table-cell office:value-type="float" office:value="123.318" calcext:value-type="float">
            <text:p>123.318</text:p>
          </table:table-cell>
          <table:table-cell office:value-type="float" office:value="7.64073" calcext:value-type="float">
            <text:p>7.64073</text:p>
          </table:table-cell>
          <table:table-cell office:value-type="float" office:value="3.16451" calcext:value-type="float">
            <text:p>3.16451</text:p>
          </table:table-cell>
          <table:table-cell office:value-type="float" office:value="11.094" calcext:value-type="float">
            <text:p>11.094</text:p>
          </table:table-cell>
          <table:table-cell office:value-type="float" office:value="5.08638" calcext:value-type="float">
            <text:p>5.08638</text:p>
          </table:table-cell>
          <table:table-cell office:value-type="float" office:value="12.3678" calcext:value-type="float">
            <text:p>12.3678</text:p>
          </table:table-cell>
          <table:table-cell office:value-type="float" office:value="6.68104" calcext:value-type="float">
            <text:p>6.68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825" calcext:value-type="float">
            <text:p>196.825</text:p>
          </table:table-cell>
          <table:table-cell office:value-type="float" office:value="33.7347" calcext:value-type="float">
            <text:p>33.7347</text:p>
          </table:table-cell>
          <table:table-cell office:value-type="float" office:value="206.148" calcext:value-type="float">
            <text:p>206.148</text:p>
          </table:table-cell>
          <table:table-cell office:value-type="float" office:value="37.0936" calcext:value-type="float">
            <text:p>37.0936</text:p>
          </table:table-cell>
          <table:table-cell office:value-type="float" office:value="99.3115" calcext:value-type="float">
            <text:p>99.3115</text:p>
          </table:table-cell>
          <table:table-cell office:value-type="float" office:value="63.6757" calcext:value-type="float">
            <text:p>63.6757</text:p>
          </table:table-cell>
          <table:table-cell office:value-type="float" office:value="25.0622" calcext:value-type="float">
            <text:p>25.0622</text:p>
          </table:table-cell>
          <table:table-cell office:value-type="float" office:value="25.0578" calcext:value-type="float">
            <text:p>25.0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3003" calcext:value-type="float">
            <text:p>96.3003</text:p>
          </table:table-cell>
          <table:table-cell office:value-type="float" office:value="44.5187" calcext:value-type="float">
            <text:p>44.5187</text:p>
          </table:table-cell>
          <table:table-cell office:value-type="float" office:value="96.8079" calcext:value-type="float">
            <text:p>96.8079</text:p>
          </table:table-cell>
          <table:table-cell office:value-type="float" office:value="54.1307" calcext:value-type="float">
            <text:p>54.1307</text:p>
          </table:table-cell>
          <table:table-cell office:value-type="float" office:value="86.819" calcext:value-type="float">
            <text:p>86.819</text:p>
          </table:table-cell>
          <table:table-cell office:value-type="float" office:value="52.2665" calcext:value-type="float">
            <text:p>52.2665</text:p>
          </table:table-cell>
          <table:table-cell office:value-type="float" office:value="51.9046" calcext:value-type="float">
            <text:p>51.9046</text:p>
          </table:table-cell>
          <table:table-cell office:value-type="float" office:value="51.8707" calcext:value-type="float">
            <text:p>51.8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881" calcext:value-type="float">
            <text:p>149.881</text:p>
          </table:table-cell>
          <table:table-cell office:value-type="float" office:value="65.0481" calcext:value-type="float">
            <text:p>65.0481</text:p>
          </table:table-cell>
          <table:table-cell office:value-type="float" office:value="80.2816" calcext:value-type="float">
            <text:p>80.2816</text:p>
          </table:table-cell>
          <table:table-cell office:value-type="float" office:value="43.8255" calcext:value-type="float">
            <text:p>43.8255</text:p>
          </table:table-cell>
          <table:table-cell office:value-type="float" office:value="178.569" calcext:value-type="float">
            <text:p>178.569</text:p>
          </table:table-cell>
          <table:table-cell office:value-type="float" office:value="101.128" calcext:value-type="float">
            <text:p>101.128</text:p>
          </table:table-cell>
          <table:table-cell office:value-type="float" office:value="188.248" calcext:value-type="float">
            <text:p>188.248</text:p>
          </table:table-cell>
          <table:table-cell office:value-type="float" office:value="87.1442" calcext:value-type="float">
            <text:p>87.1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.052" calcext:value-type="float">
            <text:p>276.052</text:p>
          </table:table-cell>
          <table:table-cell office:value-type="float" office:value="91.4296" calcext:value-type="float">
            <text:p>91.4296</text:p>
          </table:table-cell>
          <table:table-cell table:number-columns-repeated="2" office:value-type="float" office:value="45.9951" calcext:value-type="float">
            <text:p>45.9951</text:p>
          </table:table-cell>
          <table:table-cell office:value-type="float" office:value="179.108" calcext:value-type="float">
            <text:p>179.108</text:p>
          </table:table-cell>
          <table:table-cell office:value-type="float" office:value="87.994" calcext:value-type="float">
            <text:p>87.994</text:p>
          </table:table-cell>
          <table:table-cell office:value-type="float" office:value="226.792" calcext:value-type="float">
            <text:p>226.792</text:p>
          </table:table-cell>
          <table:table-cell office:value-type="float" office:value="102.114" calcext:value-type="float">
            <text:p>102.114</text:p>
          </table:table-cell>
          <table:table-cell office:value-type="float" office:value="290.934" calcext:value-type="float">
            <text:p>290.934</text:p>
          </table:table-cell>
          <table:table-cell office:value-type="float" office:value="174.681" calcext:value-type="float">
            <text:p>174.6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.3948" calcext:value-type="float">
            <text:p>80.3948</text:p>
          </table:table-cell>
          <table:table-cell office:value-type="float" office:value="79.049" calcext:value-type="float">
            <text:p>79.049</text:p>
          </table:table-cell>
          <table:table-cell office:value-type="float" office:value="187.514" calcext:value-type="float">
            <text:p>187.514</text:p>
          </table:table-cell>
          <table:table-cell office:value-type="float" office:value="79.1816" calcext:value-type="float">
            <text:p>79.1816</text:p>
          </table:table-cell>
          <table:table-cell office:value-type="float" office:value="198.616" calcext:value-type="float">
            <text:p>198.616</text:p>
          </table:table-cell>
          <table:table-cell office:value-type="float" office:value="112.391" calcext:value-type="float">
            <text:p>112.391</text:p>
          </table:table-cell>
          <table:table-cell office:value-type="float" office:value="299.19" calcext:value-type="float">
            <text:p>299.19</text:p>
          </table:table-cell>
          <table:table-cell office:value-type="float" office:value="129.889" calcext:value-type="float">
            <text:p>129.889</text:p>
          </table:table-cell>
          <table:table-cell office:value-type="float" office:value="122.845" calcext:value-type="float">
            <text:p>122.845</text:p>
          </table:table-cell>
          <table:table-cell office:value-type="float" office:value="86.1495" calcext:value-type="float">
            <text:p>86.1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5808" calcext:value-type="float">
            <text:p>95.5808</text:p>
          </table:table-cell>
          <table:table-cell office:value-type="float" office:value="95.5556" calcext:value-type="float">
            <text:p>95.5556</text:p>
          </table:table-cell>
          <table:table-cell office:value-type="float" office:value="302.396" calcext:value-type="float">
            <text:p>302.396</text:p>
          </table:table-cell>
          <table:table-cell office:value-type="float" office:value="152.434" calcext:value-type="float">
            <text:p>152.434</text:p>
          </table:table-cell>
          <table:table-cell office:value-type="float" office:value="245.893" calcext:value-type="float">
            <text:p>245.893</text:p>
          </table:table-cell>
          <table:table-cell office:value-type="float" office:value="123.874" calcext:value-type="float">
            <text:p>123.874</text:p>
          </table:table-cell>
          <table:table-cell office:value-type="float" office:value="239.314" calcext:value-type="float">
            <text:p>239.314</text:p>
          </table:table-cell>
          <table:table-cell office:value-type="float" office:value="127.316" calcext:value-type="float">
            <text:p>127.316</text:p>
          </table:table-cell>
          <table:table-cell office:value-type="float" office:value="481.684" calcext:value-type="float">
            <text:p>481.684</text:p>
          </table:table-cell>
          <table:table-cell office:value-type="float" office:value="337.883" calcext:value-type="float">
            <text:p>337.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986" calcext:value-type="float">
            <text:p>166.986</text:p>
          </table:table-cell>
          <table:table-cell office:value-type="float" office:value="160.54" calcext:value-type="float">
            <text:p>160.54</text:p>
          </table:table-cell>
          <table:table-cell office:value-type="float" office:value="259.92" calcext:value-type="float">
            <text:p>259.92</text:p>
          </table:table-cell>
          <table:table-cell office:value-type="float" office:value="158.723" calcext:value-type="float">
            <text:p>158.723</text:p>
          </table:table-cell>
          <table:table-cell office:value-type="float" office:value="319.967" calcext:value-type="float">
            <text:p>319.967</text:p>
          </table:table-cell>
          <table:table-cell office:value-type="float" office:value="191.085" calcext:value-type="float">
            <text:p>191.085</text:p>
          </table:table-cell>
          <table:table-cell office:value-type="float" office:value="191.466" calcext:value-type="float">
            <text:p>191.466</text:p>
          </table:table-cell>
          <table:table-cell office:value-type="float" office:value="134.223" calcext:value-type="float">
            <text:p>134.223</text:p>
          </table:table-cell>
          <table:table-cell office:value-type="float" office:value="564.919" calcext:value-type="float">
            <text:p>564.919</text:p>
          </table:table-cell>
          <table:table-cell office:value-type="float" office:value="389.728" calcext:value-type="float">
            <text:p>389.728</text:p>
          </table:table-cell>
          <table:table-cell office:value-type="float" office:value="308.212" calcext:value-type="float">
            <text:p>308.212</text:p>
          </table:table-cell>
          <table:table-cell office:value-type="float" office:value="307.97" calcext:value-type="float">
            <text:p>307.97</text:p>
          </table:table-cell>
          <table:table-cell office:value-type="float" office:value="487.179" calcext:value-type="float">
            <text:p>487.179</text:p>
          </table:table-cell>
          <table:table-cell office:value-type="float" office:value="486.773" calcext:value-type="float">
            <text:p>486.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545" calcext:value-type="float">
            <text:p>213.545</text:p>
          </table:table-cell>
          <table:table-cell office:value-type="float" office:value="206.753" calcext:value-type="float">
            <text:p>206.753</text:p>
          </table:table-cell>
          <table:table-cell office:value-type="float" office:value="777.791" calcext:value-type="float">
            <text:p>777.791</text:p>
          </table:table-cell>
          <table:table-cell office:value-type="float" office:value="516.678" calcext:value-type="float">
            <text:p>516.678</text:p>
          </table:table-cell>
          <table:table-cell office:value-type="float" office:value="696.705" calcext:value-type="float">
            <text:p>696.705</text:p>
          </table:table-cell>
          <table:table-cell office:value-type="float" office:value="459.382" calcext:value-type="float">
            <text:p>459.382</text:p>
          </table:table-cell>
          <table:table-cell office:value-type="float" office:value="716.334" calcext:value-type="float">
            <text:p>716.334</text:p>
          </table:table-cell>
          <table:table-cell office:value-type="float" office:value="535.34" calcext:value-type="float">
            <text:p>535.34</text:p>
          </table:table-cell>
          <table:table-cell office:value-type="float" office:value="759.063" calcext:value-type="float">
            <text:p>759.063</text:p>
          </table:table-cell>
          <table:table-cell office:value-type="float" office:value="520.488" calcext:value-type="float">
            <text:p>520.488</text:p>
          </table:table-cell>
          <table:table-cell office:value-type="float" office:value="549.819" calcext:value-type="float">
            <text:p>549.819</text:p>
          </table:table-cell>
          <table:table-cell office:value-type="float" office:value="545.722" calcext:value-type="float">
            <text:p>545.7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36.47" calcext:value-type="float">
            <text:p>1036.47</text:p>
          </table:table-cell>
          <table:table-cell office:value-type="float" office:value="845.552" calcext:value-type="float">
            <text:p>845.552</text:p>
          </table:table-cell>
          <table:table-cell office:value-type="float" office:value="1018.19" calcext:value-type="float">
            <text:p>1018.19</text:p>
          </table:table-cell>
          <table:table-cell office:value-type="float" office:value="768.406" calcext:value-type="float">
            <text:p>768.406</text:p>
          </table:table-cell>
          <table:table-cell office:value-type="float" office:value="1111.59" calcext:value-type="float">
            <text:p>1111.59</text:p>
          </table:table-cell>
          <table:table-cell office:value-type="float" office:value="1007.94" calcext:value-type="float">
            <text:p>1007.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17.75" calcext:value-type="float">
            <text:p>1217.75</text:p>
          </table:table-cell>
          <table:table-cell office:value-type="float" office:value="931.976" calcext:value-type="float">
            <text:p>931.976</text:p>
          </table:table-cell>
          <table:table-cell office:value-type="float" office:value="1185.28" calcext:value-type="float">
            <text:p>1185.28</text:p>
          </table:table-cell>
          <table:table-cell office:value-type="float" office:value="945.663" calcext:value-type="float">
            <text:p>945.6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13.14" calcext:value-type="float">
            <text:p>1613.14</text:p>
          </table:table-cell>
          <table:table-cell office:value-type="float" office:value="1657.06" calcext:value-type="float">
            <text:p>1657.06</text:p>
          </table:table-cell>
          <table:table-cell table:number-columns-repeated="2" office:value-type="float" office:value="1526.8" calcext:value-type="float">
            <text:p>1526.8</text:p>
          </table:table-cell>
          <table:table-cell office:value-type="float" office:value="1646.83" calcext:value-type="float">
            <text:p>1646.83</text:p>
          </table:table-cell>
          <table:table-cell office:value-type="float" office:value="1634.58" calcext:value-type="float">
            <text:p>1634.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611.98" calcext:value-type="float">
            <text:p>1611.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30.35" calcext:value-type="float">
            <text:p>2130.35</text:p>
          </table:table-cell>
          <table:table-cell office:value-type="float" office:value="2140.44" calcext:value-type="float">
            <text:p>2140.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.385" calcext:value-type="float">
            <text:p>195.385</text:p>
          </table:table-cell>
          <table:table-cell office:value-type="float" office:value="124.652" calcext:value-type="float">
            <text:p>124.652</text:p>
          </table:table-cell>
          <table:table-cell office:value-type="float" office:value="7.58561" calcext:value-type="float">
            <text:p>7.58561</text:p>
          </table:table-cell>
          <table:table-cell office:value-type="float" office:value="3.17738" calcext:value-type="float">
            <text:p>3.17738</text:p>
          </table:table-cell>
          <table:table-cell office:value-type="float" office:value="11.1705" calcext:value-type="float">
            <text:p>11.1705</text:p>
          </table:table-cell>
          <table:table-cell office:value-type="float" office:value="5.01571" calcext:value-type="float">
            <text:p>5.01571</text:p>
          </table:table-cell>
          <table:table-cell office:value-type="float" office:value="13.1078" calcext:value-type="float">
            <text:p>13.1078</text:p>
          </table:table-cell>
          <table:table-cell office:value-type="float" office:value="6.82251" calcext:value-type="float">
            <text:p>6.82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324" calcext:value-type="float">
            <text:p>181.324</text:p>
          </table:table-cell>
          <table:table-cell office:value-type="float" office:value="31.6877" calcext:value-type="float">
            <text:p>31.6877</text:p>
          </table:table-cell>
          <table:table-cell office:value-type="float" office:value="216.774" calcext:value-type="float">
            <text:p>216.774</text:p>
          </table:table-cell>
          <table:table-cell office:value-type="float" office:value="37.9318" calcext:value-type="float">
            <text:p>37.9318</text:p>
          </table:table-cell>
          <table:table-cell office:value-type="float" office:value="397.662" calcext:value-type="float">
            <text:p>397.662</text:p>
          </table:table-cell>
          <table:table-cell office:value-type="float" office:value="144.979" calcext:value-type="float">
            <text:p>144.979</text:p>
          </table:table-cell>
          <table:table-cell office:value-type="float" office:value="25.693" calcext:value-type="float">
            <text:p>25.693</text:p>
          </table:table-cell>
          <table:table-cell office:value-type="float" office:value="25.6968" calcext:value-type="float">
            <text:p>25.6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6097" calcext:value-type="float">
            <text:p>93.6097</text:p>
          </table:table-cell>
          <table:table-cell office:value-type="float" office:value="43.7733" calcext:value-type="float">
            <text:p>43.7733</text:p>
          </table:table-cell>
          <table:table-cell office:value-type="float" office:value="110.608" calcext:value-type="float">
            <text:p>110.608</text:p>
          </table:table-cell>
          <table:table-cell office:value-type="float" office:value="52.0509" calcext:value-type="float">
            <text:p>52.0509</text:p>
          </table:table-cell>
          <table:table-cell office:value-type="float" office:value="90.9664" calcext:value-type="float">
            <text:p>90.9664</text:p>
          </table:table-cell>
          <table:table-cell office:value-type="float" office:value="56.1209" calcext:value-type="float">
            <text:p>56.1209</text:p>
          </table:table-cell>
          <table:table-cell office:value-type="float" office:value="55.6297" calcext:value-type="float">
            <text:p>55.6297</text:p>
          </table:table-cell>
          <table:table-cell office:value-type="float" office:value="55.5679" calcext:value-type="float">
            <text:p>55.5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31" calcext:value-type="float">
            <text:p>157.31</text:p>
          </table:table-cell>
          <table:table-cell office:value-type="float" office:value="65.4299" calcext:value-type="float">
            <text:p>65.4299</text:p>
          </table:table-cell>
          <table:table-cell office:value-type="float" office:value="64.5317" calcext:value-type="float">
            <text:p>64.5317</text:p>
          </table:table-cell>
          <table:table-cell office:value-type="float" office:value="54.0389" calcext:value-type="float">
            <text:p>54.0389</text:p>
          </table:table-cell>
          <table:table-cell office:value-type="float" office:value="178.985" calcext:value-type="float">
            <text:p>178.985</text:p>
          </table:table-cell>
          <table:table-cell office:value-type="float" office:value="103.637" calcext:value-type="float">
            <text:p>103.637</text:p>
          </table:table-cell>
          <table:table-cell office:value-type="float" office:value="106.469" calcext:value-type="float">
            <text:p>106.469</text:p>
          </table:table-cell>
          <table:table-cell office:value-type="float" office:value="92.2796" calcext:value-type="float">
            <text:p>92.2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7749" calcext:value-type="float">
            <text:p>59.7749</text:p>
          </table:table-cell>
          <table:table-cell office:value-type="float" office:value="58.5043" calcext:value-type="float">
            <text:p>58.5043</text:p>
          </table:table-cell>
          <table:table-cell table:number-columns-repeated="2" office:value-type="float" office:value="126.752" calcext:value-type="float">
            <text:p>126.752</text:p>
          </table:table-cell>
          <table:table-cell office:value-type="float" office:value="199.818" calcext:value-type="float">
            <text:p>199.818</text:p>
          </table:table-cell>
          <table:table-cell office:value-type="float" office:value="90.2925" calcext:value-type="float">
            <text:p>90.2925</text:p>
          </table:table-cell>
          <table:table-cell office:value-type="float" office:value="201.545" calcext:value-type="float">
            <text:p>201.545</text:p>
          </table:table-cell>
          <table:table-cell office:value-type="float" office:value="106.888" calcext:value-type="float">
            <text:p>106.888</text:p>
          </table:table-cell>
          <table:table-cell office:value-type="float" office:value="162.494" calcext:value-type="float">
            <text:p>162.494</text:p>
          </table:table-cell>
          <table:table-cell office:value-type="float" office:value="159.753" calcext:value-type="float">
            <text:p>159.7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.8498" calcext:value-type="float">
            <text:p>82.8498</text:p>
          </table:table-cell>
          <table:table-cell office:value-type="float" office:value="81.4069" calcext:value-type="float">
            <text:p>81.4069</text:p>
          </table:table-cell>
          <table:table-cell office:value-type="float" office:value="180.659" calcext:value-type="float">
            <text:p>180.659</text:p>
          </table:table-cell>
          <table:table-cell office:value-type="float" office:value="80.5508" calcext:value-type="float">
            <text:p>80.5508</text:p>
          </table:table-cell>
          <table:table-cell office:value-type="float" office:value="212.559" calcext:value-type="float">
            <text:p>212.559</text:p>
          </table:table-cell>
          <table:table-cell office:value-type="float" office:value="113.925" calcext:value-type="float">
            <text:p>113.925</text:p>
          </table:table-cell>
          <table:table-cell office:value-type="float" office:value="284.269" calcext:value-type="float">
            <text:p>284.269</text:p>
          </table:table-cell>
          <table:table-cell office:value-type="float" office:value="127.195" calcext:value-type="float">
            <text:p>127.195</text:p>
          </table:table-cell>
          <table:table-cell office:value-type="float" office:value="196.283" calcext:value-type="float">
            <text:p>196.283</text:p>
          </table:table-cell>
          <table:table-cell office:value-type="float" office:value="92.928" calcext:value-type="float">
            <text:p>92.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9777" calcext:value-type="float">
            <text:p>97.9777</text:p>
          </table:table-cell>
          <table:table-cell office:value-type="float" office:value="97.8632" calcext:value-type="float">
            <text:p>97.8632</text:p>
          </table:table-cell>
          <table:table-cell office:value-type="float" office:value="312.792" calcext:value-type="float">
            <text:p>312.792</text:p>
          </table:table-cell>
          <table:table-cell office:value-type="float" office:value="154.588" calcext:value-type="float">
            <text:p>154.588</text:p>
          </table:table-cell>
          <table:table-cell office:value-type="float" office:value="230.196" calcext:value-type="float">
            <text:p>230.196</text:p>
          </table:table-cell>
          <table:table-cell office:value-type="float" office:value="125.067" calcext:value-type="float">
            <text:p>125.067</text:p>
          </table:table-cell>
          <table:table-cell office:value-type="float" office:value="244.105" calcext:value-type="float">
            <text:p>244.105</text:p>
          </table:table-cell>
          <table:table-cell office:value-type="float" office:value="128.325" calcext:value-type="float">
            <text:p>128.325</text:p>
          </table:table-cell>
          <table:table-cell office:value-type="float" office:value="541.299" calcext:value-type="float">
            <text:p>541.299</text:p>
          </table:table-cell>
          <table:table-cell office:value-type="float" office:value="398.343" calcext:value-type="float">
            <text:p>398.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77" calcext:value-type="float">
            <text:p>176.77</text:p>
          </table:table-cell>
          <table:table-cell office:value-type="float" office:value="169.531" calcext:value-type="float">
            <text:p>169.531</text:p>
          </table:table-cell>
          <table:table-cell office:value-type="float" office:value="231.01" calcext:value-type="float">
            <text:p>231.01</text:p>
          </table:table-cell>
          <table:table-cell office:value-type="float" office:value="159.951" calcext:value-type="float">
            <text:p>159.951</text:p>
          </table:table-cell>
          <table:table-cell office:value-type="float" office:value="392.896" calcext:value-type="float">
            <text:p>392.896</text:p>
          </table:table-cell>
          <table:table-cell office:value-type="float" office:value="194.528" calcext:value-type="float">
            <text:p>194.528</text:p>
          </table:table-cell>
          <table:table-cell office:value-type="float" office:value="194.071" calcext:value-type="float">
            <text:p>194.071</text:p>
          </table:table-cell>
          <table:table-cell office:value-type="float" office:value="136.216" calcext:value-type="float">
            <text:p>136.216</text:p>
          </table:table-cell>
          <table:table-cell office:value-type="float" office:value="632.316" calcext:value-type="float">
            <text:p>632.316</text:p>
          </table:table-cell>
          <table:table-cell office:value-type="float" office:value="422.72" calcext:value-type="float">
            <text:p>422.72</text:p>
          </table:table-cell>
          <table:table-cell office:value-type="float" office:value="352.168" calcext:value-type="float">
            <text:p>352.168</text:p>
          </table:table-cell>
          <table:table-cell office:value-type="float" office:value="350.352" calcext:value-type="float">
            <text:p>350.352</text:p>
          </table:table-cell>
          <table:table-cell office:value-type="float" office:value="681.43" calcext:value-type="float">
            <text:p>681.43</text:p>
          </table:table-cell>
          <table:table-cell office:value-type="float" office:value="389.157" calcext:value-type="float">
            <text:p>389.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0.058" calcext:value-type="float">
            <text:p>790.058</text:p>
          </table:table-cell>
          <table:table-cell office:value-type="float" office:value="565.687" calcext:value-type="float">
            <text:p>565.687</text:p>
          </table:table-cell>
          <table:table-cell office:value-type="float" office:value="721.239" calcext:value-type="float">
            <text:p>721.239</text:p>
          </table:table-cell>
          <table:table-cell office:value-type="float" office:value="513.09" calcext:value-type="float">
            <text:p>513.09</text:p>
          </table:table-cell>
          <table:table-cell office:value-type="float" office:value="767.354" calcext:value-type="float">
            <text:p>767.354</text:p>
          </table:table-cell>
          <table:table-cell office:value-type="float" office:value="501.382" calcext:value-type="float">
            <text:p>501.382</text:p>
          </table:table-cell>
          <table:table-cell office:value-type="float" office:value="470.577" calcext:value-type="float">
            <text:p>470.577</text:p>
          </table:table-cell>
          <table:table-cell office:value-type="float" office:value="468.113" calcext:value-type="float">
            <text:p>468.113</text:p>
          </table:table-cell>
          <table:table-cell office:value-type="float" office:value="923.124" calcext:value-type="float">
            <text:p>923.124</text:p>
          </table:table-cell>
          <table:table-cell office:value-type="float" office:value="762.451" calcext:value-type="float">
            <text:p>762.4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6.669" calcext:value-type="float">
            <text:p>986.669</text:p>
          </table:table-cell>
          <table:table-cell office:value-type="float" office:value="788.824" calcext:value-type="float">
            <text:p>788.824</text:p>
          </table:table-cell>
          <table:table-cell office:value-type="float" office:value="967.686" calcext:value-type="float">
            <text:p>967.686</text:p>
          </table:table-cell>
          <table:table-cell office:value-type="float" office:value="749.575" calcext:value-type="float">
            <text:p>749.575</text:p>
          </table:table-cell>
          <table:table-cell office:value-type="float" office:value="1140.06" calcext:value-type="float">
            <text:p>1140.06</text:p>
          </table:table-cell>
          <table:table-cell office:value-type="float" office:value="1127.6" calcext:value-type="float">
            <text:p>1127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48.15" calcext:value-type="float">
            <text:p>1248.15</text:p>
          </table:table-cell>
          <table:table-cell office:value-type="float" office:value="958.746" calcext:value-type="float">
            <text:p>958.746</text:p>
          </table:table-cell>
          <table:table-cell table:number-columns-repeated="2" office:value-type="float" office:value="1425.16" calcext:value-type="float">
            <text:p>1425.16</text:p>
          </table:table-cell>
          <table:table-cell table:number-columns-repeated="2" office:value-type="float" office:value="1285.78" calcext:value-type="float">
            <text:p>1285.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55.63" calcext:value-type="float">
            <text:p>1655.63</text:p>
          </table:table-cell>
          <table:table-cell office:value-type="float" office:value="1645.3" calcext:value-type="float">
            <text:p>1645.3</text:p>
          </table:table-cell>
          <table:table-cell office:value-type="float" office:value="1596.71" calcext:value-type="float">
            <text:p>1596.71</text:p>
          </table:table-cell>
          <table:table-cell office:value-type="float" office:value="1596.63" calcext:value-type="float">
            <text:p>1596.63</text:p>
          </table:table-cell>
          <table:table-cell office:value-type="float" office:value="1.36794" calcext:value-type="float">
            <text:p>1.36794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9.31" calcext:value-type="float">
            <text:p>1759.31</text:p>
          </table:table-cell>
          <table:table-cell office:value-type="float" office:value="1759.01" calcext:value-type="float">
            <text:p>1759.01</text:p>
          </table:table-cell>
          <table:table-cell table:number-columns-repeated="2" office:value-type="float" office:value="1.35588" calcext:value-type="float">
            <text:p>1.355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43.24" calcext:value-type="float">
            <text:p>2143.24</text:p>
          </table:table-cell>
          <table:table-cell table:number-columns-repeated="2" office:value-type="float" office:value="2165.37" calcext:value-type="float">
            <text:p>2165.37</text:p>
          </table:table-cell>
          <table:table-cell table:number-columns-repeated="2" office:value-type="float" office:value="4.16911" calcext:value-type="float">
            <text:p>4.169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28.47" calcext:value-type="float">
            <text:p>2428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.196" calcext:value-type="float">
            <text:p>198.196</text:p>
          </table:table-cell>
          <table:table-cell office:value-type="float" office:value="125.889" calcext:value-type="float">
            <text:p>125.889</text:p>
          </table:table-cell>
          <table:table-cell office:value-type="float" office:value="7.54296" calcext:value-type="float">
            <text:p>7.54296</text:p>
          </table:table-cell>
          <table:table-cell office:value-type="float" office:value="3.22524" calcext:value-type="float">
            <text:p>3.22524</text:p>
          </table:table-cell>
          <table:table-cell office:value-type="float" office:value="10.9341" calcext:value-type="float">
            <text:p>10.9341</text:p>
          </table:table-cell>
          <table:table-cell office:value-type="float" office:value="5.02679" calcext:value-type="float">
            <text:p>5.02679</text:p>
          </table:table-cell>
          <table:table-cell office:value-type="float" office:value="13.0055" calcext:value-type="float">
            <text:p>13.0055</text:p>
          </table:table-cell>
          <table:table-cell office:value-type="float" office:value="6.8303" calcext:value-type="float">
            <text:p>6.8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049" calcext:value-type="float">
            <text:p>180.049</text:p>
          </table:table-cell>
          <table:table-cell office:value-type="float" office:value="31.2531" calcext:value-type="float">
            <text:p>31.2531</text:p>
          </table:table-cell>
          <table:table-cell office:value-type="float" office:value="213.388" calcext:value-type="float">
            <text:p>213.388</text:p>
          </table:table-cell>
          <table:table-cell office:value-type="float" office:value="36.4205" calcext:value-type="float">
            <text:p>36.4205</text:p>
          </table:table-cell>
          <table:table-cell office:value-type="float" office:value="278.37" calcext:value-type="float">
            <text:p>278.37</text:p>
          </table:table-cell>
          <table:table-cell office:value-type="float" office:value="90.1438" calcext:value-type="float">
            <text:p>90.1438</text:p>
          </table:table-cell>
          <table:table-cell office:value-type="float" office:value="26.3749" calcext:value-type="float">
            <text:p>26.3749</text:p>
          </table:table-cell>
          <table:table-cell office:value-type="float" office:value="26.3717" calcext:value-type="float">
            <text:p>26.3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9453" calcext:value-type="float">
            <text:p>85.9453</text:p>
          </table:table-cell>
          <table:table-cell office:value-type="float" office:value="42.9759" calcext:value-type="float">
            <text:p>42.9759</text:p>
          </table:table-cell>
          <table:table-cell office:value-type="float" office:value="90.4566" calcext:value-type="float">
            <text:p>90.4566</text:p>
          </table:table-cell>
          <table:table-cell office:value-type="float" office:value="51.8341" calcext:value-type="float">
            <text:p>51.8341</text:p>
          </table:table-cell>
          <table:table-cell office:value-type="float" office:value="88.0151" calcext:value-type="float">
            <text:p>88.0151</text:p>
          </table:table-cell>
          <table:table-cell office:value-type="float" office:value="53.6076" calcext:value-type="float">
            <text:p>53.6076</text:p>
          </table:table-cell>
          <table:table-cell office:value-type="float" office:value="83.3012" calcext:value-type="float">
            <text:p>83.3012</text:p>
          </table:table-cell>
          <table:table-cell office:value-type="float" office:value="77.3137" calcext:value-type="float">
            <text:p>77.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966" calcext:value-type="float">
            <text:p>137.966</text:p>
          </table:table-cell>
          <table:table-cell office:value-type="float" office:value="59.3045" calcext:value-type="float">
            <text:p>59.3045</text:p>
          </table:table-cell>
          <table:table-cell office:value-type="float" office:value="120.072" calcext:value-type="float">
            <text:p>120.072</text:p>
          </table:table-cell>
          <table:table-cell office:value-type="float" office:value="72.9269" calcext:value-type="float">
            <text:p>72.9269</text:p>
          </table:table-cell>
          <table:table-cell office:value-type="float" office:value="158.819" calcext:value-type="float">
            <text:p>158.819</text:p>
          </table:table-cell>
          <table:table-cell office:value-type="float" office:value="106.233" calcext:value-type="float">
            <text:p>106.233</text:p>
          </table:table-cell>
          <table:table-cell office:value-type="float" office:value="204.252" calcext:value-type="float">
            <text:p>204.252</text:p>
          </table:table-cell>
          <table:table-cell office:value-type="float" office:value="98.1557" calcext:value-type="float">
            <text:p>98.1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5385" calcext:value-type="float">
            <text:p>61.5385</text:p>
          </table:table-cell>
          <table:table-cell office:value-type="float" office:value="60.2672" calcext:value-type="float">
            <text:p>60.2672</text:p>
          </table:table-cell>
          <table:table-cell table:number-columns-repeated="2" office:value-type="float" office:value="44.5029" calcext:value-type="float">
            <text:p>44.5029</text:p>
          </table:table-cell>
          <table:table-cell office:value-type="float" office:value="214.556" calcext:value-type="float">
            <text:p>214.556</text:p>
          </table:table-cell>
          <table:table-cell office:value-type="float" office:value="96.2969" calcext:value-type="float">
            <text:p>96.2969</text:p>
          </table:table-cell>
          <table:table-cell office:value-type="float" office:value="227.429" calcext:value-type="float">
            <text:p>227.429</text:p>
          </table:table-cell>
          <table:table-cell office:value-type="float" office:value="110.763" calcext:value-type="float">
            <text:p>110.763</text:p>
          </table:table-cell>
          <table:table-cell office:value-type="float" office:value="209.822" calcext:value-type="float">
            <text:p>209.822</text:p>
          </table:table-cell>
          <table:table-cell office:value-type="float" office:value="200.997" calcext:value-type="float">
            <text:p>200.9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.3292" calcext:value-type="float">
            <text:p>85.3292</text:p>
          </table:table-cell>
          <table:table-cell office:value-type="float" office:value="84.0011" calcext:value-type="float">
            <text:p>84.0011</text:p>
          </table:table-cell>
          <table:table-cell office:value-type="float" office:value="130.063" calcext:value-type="float">
            <text:p>130.063</text:p>
          </table:table-cell>
          <table:table-cell office:value-type="float" office:value="78.9196" calcext:value-type="float">
            <text:p>78.9196</text:p>
          </table:table-cell>
          <table:table-cell office:value-type="float" office:value="210.373" calcext:value-type="float">
            <text:p>210.373</text:p>
          </table:table-cell>
          <table:table-cell office:value-type="float" office:value="113.705" calcext:value-type="float">
            <text:p>113.705</text:p>
          </table:table-cell>
          <table:table-cell office:value-type="float" office:value="291.638" calcext:value-type="float">
            <text:p>291.638</text:p>
          </table:table-cell>
          <table:table-cell office:value-type="float" office:value="124.593" calcext:value-type="float">
            <text:p>124.593</text:p>
          </table:table-cell>
          <table:table-cell office:value-type="float" office:value="204.678" calcext:value-type="float">
            <text:p>204.678</text:p>
          </table:table-cell>
          <table:table-cell office:value-type="float" office:value="97.2876" calcext:value-type="float">
            <text:p>97.2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481" calcext:value-type="float">
            <text:p>100.481</text:p>
          </table:table-cell>
          <table:table-cell office:value-type="float" office:value="100.363" calcext:value-type="float">
            <text:p>100.363</text:p>
          </table:table-cell>
          <table:table-cell office:value-type="float" office:value="268.314" calcext:value-type="float">
            <text:p>268.314</text:p>
          </table:table-cell>
          <table:table-cell office:value-type="float" office:value="137.053" calcext:value-type="float">
            <text:p>137.053</text:p>
          </table:table-cell>
          <table:table-cell office:value-type="float" office:value="227.586" calcext:value-type="float">
            <text:p>227.586</text:p>
          </table:table-cell>
          <table:table-cell office:value-type="float" office:value="123.505" calcext:value-type="float">
            <text:p>123.505</text:p>
          </table:table-cell>
          <table:table-cell office:value-type="float" office:value="227.248" calcext:value-type="float">
            <text:p>227.248</text:p>
          </table:table-cell>
          <table:table-cell office:value-type="float" office:value="123.882" calcext:value-type="float">
            <text:p>123.882</text:p>
          </table:table-cell>
          <table:table-cell office:value-type="float" office:value="591.14" calcext:value-type="float">
            <text:p>591.14</text:p>
          </table:table-cell>
          <table:table-cell office:value-type="float" office:value="452.677" calcext:value-type="float">
            <text:p>452.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123" calcext:value-type="float">
            <text:p>191.123</text:p>
          </table:table-cell>
          <table:table-cell office:value-type="float" office:value="180.671" calcext:value-type="float">
            <text:p>180.671</text:p>
          </table:table-cell>
          <table:table-cell office:value-type="float" office:value="217.227" calcext:value-type="float">
            <text:p>217.227</text:p>
          </table:table-cell>
          <table:table-cell office:value-type="float" office:value="161.207" calcext:value-type="float">
            <text:p>161.207</text:p>
          </table:table-cell>
          <table:table-cell office:value-type="float" office:value="302.036" calcext:value-type="float">
            <text:p>302.036</text:p>
          </table:table-cell>
          <table:table-cell office:value-type="float" office:value="190.739" calcext:value-type="float">
            <text:p>190.739</text:p>
          </table:table-cell>
          <table:table-cell office:value-type="float" office:value="197.4" calcext:value-type="float">
            <text:p>197.4</text:p>
          </table:table-cell>
          <table:table-cell office:value-type="float" office:value="138.194" calcext:value-type="float">
            <text:p>138.194</text:p>
          </table:table-cell>
          <table:table-cell office:value-type="float" office:value="589.683" calcext:value-type="float">
            <text:p>589.683</text:p>
          </table:table-cell>
          <table:table-cell office:value-type="float" office:value="390.959" calcext:value-type="float">
            <text:p>390.959</text:p>
          </table:table-cell>
          <table:table-cell office:value-type="float" office:value="621.008" calcext:value-type="float">
            <text:p>621.008</text:p>
          </table:table-cell>
          <table:table-cell office:value-type="float" office:value="496.829" calcext:value-type="float">
            <text:p>496.829</text:p>
          </table:table-cell>
          <table:table-cell office:value-type="float" office:value="276.036" calcext:value-type="float">
            <text:p>276.036</text:p>
          </table:table-cell>
          <table:table-cell office:value-type="float" office:value="275.718" calcext:value-type="float">
            <text:p>275.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.696" calcext:value-type="float">
            <text:p>155.696</text:p>
          </table:table-cell>
          <table:table-cell office:value-type="float" office:value="866.759" calcext:value-type="float">
            <text:p>866.759</text:p>
          </table:table-cell>
          <table:table-cell office:value-type="float" office:value="675.188" calcext:value-type="float">
            <text:p>675.188</text:p>
          </table:table-cell>
          <table:table-cell office:value-type="float" office:value="791.584" calcext:value-type="float">
            <text:p>791.584</text:p>
          </table:table-cell>
          <table:table-cell office:value-type="float" office:value="519.515" calcext:value-type="float">
            <text:p>519.515</text:p>
          </table:table-cell>
          <table:table-cell office:value-type="float" office:value="682.941" calcext:value-type="float">
            <text:p>682.941</text:p>
          </table:table-cell>
          <table:table-cell office:value-type="float" office:value="477.014" calcext:value-type="float">
            <text:p>477.014</text:p>
          </table:table-cell>
          <table:table-cell office:value-type="float" office:value="822.885" calcext:value-type="float">
            <text:p>822.885</text:p>
          </table:table-cell>
          <table:table-cell office:value-type="float" office:value="637.837" calcext:value-type="float">
            <text:p>637.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0.102" calcext:value-type="float">
            <text:p>560.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11.42" calcext:value-type="float">
            <text:p>1211.42</text:p>
          </table:table-cell>
          <table:table-cell office:value-type="float" office:value="1207.8" calcext:value-type="float">
            <text:p>1207.8</text:p>
          </table:table-cell>
          <table:table-cell office:value-type="float" office:value="1036.22" calcext:value-type="float">
            <text:p>1036.22</text:p>
          </table:table-cell>
          <table:table-cell office:value-type="float" office:value="821.902" calcext:value-type="float">
            <text:p>821.902</text:p>
          </table:table-cell>
          <table:table-cell office:value-type="float" office:value="1.50498" calcext:value-type="float">
            <text:p>1.50498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64.83" calcext:value-type="float">
            <text:p>1164.83</text:p>
          </table:table-cell>
          <table:table-cell office:value-type="float" office:value="726.753" calcext:value-type="float">
            <text:p>726.753</text:p>
          </table:table-cell>
          <table:table-cell office:value-type="float" office:value="1193.7" calcext:value-type="float">
            <text:p>1193.7</text:p>
          </table:table-cell>
          <table:table-cell office:value-type="float" office:value="935.664" calcext:value-type="float">
            <text:p>935.664</text:p>
          </table:table-cell>
          <table:table-cell office:value-type="float" office:value="1273.64" calcext:value-type="float">
            <text:p>1273.64</text:p>
          </table:table-cell>
          <table:table-cell office:value-type="float" office:value="1272.59" calcext:value-type="float">
            <text:p>1272.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 office:value-type="float" office:value="1035.21" calcext:value-type="float">
            <text:p>1035.21</text:p>
          </table:table-cell>
          <table:table-cell office:value-type="float" office:value="1521.83" calcext:value-type="float">
            <text:p>1521.83</text:p>
          </table:table-cell>
          <table:table-cell office:value-type="float" office:value="1521.71" calcext:value-type="float">
            <text:p>1521.71</text:p>
          </table:table-cell>
          <table:table-cell office:value-type="float" office:value="1.32954" calcext:value-type="float">
            <text:p>1.32954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71.11" calcext:value-type="float">
            <text:p>1571.11</text:p>
          </table:table-cell>
          <table:table-cell table:number-columns-repeated="2" office:value-type="float" office:value="1844.71" calcext:value-type="float">
            <text:p>1844.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215.31" calcext:value-type="float">
            <text:p>2215.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.78" calcext:value-type="float">
            <text:p>200.78</text:p>
          </table:table-cell>
          <table:table-cell office:value-type="float" office:value="127.425" calcext:value-type="float">
            <text:p>127.425</text:p>
          </table:table-cell>
          <table:table-cell office:value-type="float" office:value="7.41785" calcext:value-type="float">
            <text:p>7.41785</text:p>
          </table:table-cell>
          <table:table-cell office:value-type="float" office:value="3.2128" calcext:value-type="float">
            <text:p>3.2128</text:p>
          </table:table-cell>
          <table:table-cell office:value-type="float" office:value="11.2661" calcext:value-type="float">
            <text:p>11.2661</text:p>
          </table:table-cell>
          <table:table-cell office:value-type="float" office:value="5.14183" calcext:value-type="float">
            <text:p>5.14183</text:p>
          </table:table-cell>
          <table:table-cell office:value-type="float" office:value="12.8214" calcext:value-type="float">
            <text:p>12.8214</text:p>
          </table:table-cell>
          <table:table-cell office:value-type="float" office:value="6.73135" calcext:value-type="float">
            <text:p>6.73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513" calcext:value-type="float">
            <text:p>174.513</text:p>
          </table:table-cell>
          <table:table-cell office:value-type="float" office:value="30.2085" calcext:value-type="float">
            <text:p>30.2085</text:p>
          </table:table-cell>
          <table:table-cell office:value-type="float" office:value="186.619" calcext:value-type="float">
            <text:p>186.619</text:p>
          </table:table-cell>
          <table:table-cell office:value-type="float" office:value="34.6697" calcext:value-type="float">
            <text:p>34.6697</text:p>
          </table:table-cell>
          <table:table-cell office:value-type="float" office:value="375.297" calcext:value-type="float">
            <text:p>375.297</text:p>
          </table:table-cell>
          <table:table-cell office:value-type="float" office:value="125.319" calcext:value-type="float">
            <text:p>125.319</text:p>
          </table:table-cell>
          <table:table-cell office:value-type="float" office:value="27.0887" calcext:value-type="float">
            <text:p>27.0887</text:p>
          </table:table-cell>
          <table:table-cell office:value-type="float" office:value="27.0835" calcext:value-type="float">
            <text:p>27.0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0172" calcext:value-type="float">
            <text:p>85.0172</text:p>
          </table:table-cell>
          <table:table-cell office:value-type="float" office:value="43.5851" calcext:value-type="float">
            <text:p>43.5851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55.0676" calcext:value-type="float">
            <text:p>55.0676</text:p>
          </table:table-cell>
          <table:table-cell office:value-type="float" office:value="89.8293" calcext:value-type="float">
            <text:p>89.8293</text:p>
          </table:table-cell>
          <table:table-cell office:value-type="float" office:value="56.9551" calcext:value-type="float">
            <text:p>56.9551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104.512" calcext:value-type="float">
            <text:p>104.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06" calcext:value-type="float">
            <text:p>121.06</text:p>
          </table:table-cell>
          <table:table-cell office:value-type="float" office:value="64.2363" calcext:value-type="float">
            <text:p>64.2363</text:p>
          </table:table-cell>
          <table:table-cell office:value-type="float" office:value="44.372" calcext:value-type="float">
            <text:p>44.372</text:p>
          </table:table-cell>
          <table:table-cell office:value-type="float" office:value="52.7896" calcext:value-type="float">
            <text:p>52.7896</text:p>
          </table:table-cell>
          <table:table-cell office:value-type="float" office:value="192.74" calcext:value-type="float">
            <text:p>192.74</text:p>
          </table:table-cell>
          <table:table-cell office:value-type="float" office:value="108.231" calcext:value-type="float">
            <text:p>108.231</text:p>
          </table:table-cell>
          <table:table-cell office:value-type="float" office:value="85.6094" calcext:value-type="float">
            <text:p>85.6094</text:p>
          </table:table-cell>
          <table:table-cell office:value-type="float" office:value="82.8955" calcext:value-type="float">
            <text:p>82.8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962" calcext:value-type="float">
            <text:p>65.8962</text:p>
          </table:table-cell>
          <table:table-cell office:value-type="float" office:value="63.5274" calcext:value-type="float">
            <text:p>63.5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493" calcext:value-type="float">
            <text:p>219.493</text:p>
          </table:table-cell>
          <table:table-cell office:value-type="float" office:value="97.5134" calcext:value-type="float">
            <text:p>97.5134</text:p>
          </table:table-cell>
          <table:table-cell office:value-type="float" office:value="274.017" calcext:value-type="float">
            <text:p>274.017</text:p>
          </table:table-cell>
          <table:table-cell office:value-type="float" office:value="108.095" calcext:value-type="float">
            <text:p>108.095</text:p>
          </table:table-cell>
          <table:table-cell office:value-type="float" office:value="345.793" calcext:value-type="float">
            <text:p>345.793</text:p>
          </table:table-cell>
          <table:table-cell office:value-type="float" office:value="224.614" calcext:value-type="float">
            <text:p>224.6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1.046" calcext:value-type="float">
            <text:p>331.046</text:p>
          </table:table-cell>
          <table:table-cell office:value-type="float" office:value="112.836" calcext:value-type="float">
            <text:p>112.836</text:p>
          </table:table-cell>
          <table:table-cell office:value-type="float" office:value="120.261" calcext:value-type="float">
            <text:p>120.261</text:p>
          </table:table-cell>
          <table:table-cell office:value-type="float" office:value="76.9626" calcext:value-type="float">
            <text:p>76.9626</text:p>
          </table:table-cell>
          <table:table-cell office:value-type="float" office:value="200.846" calcext:value-type="float">
            <text:p>200.846</text:p>
          </table:table-cell>
          <table:table-cell office:value-type="float" office:value="113.327" calcext:value-type="float">
            <text:p>113.327</text:p>
          </table:table-cell>
          <table:table-cell office:value-type="float" office:value="268.428" calcext:value-type="float">
            <text:p>268.428</text:p>
          </table:table-cell>
          <table:table-cell office:value-type="float" office:value="126.098" calcext:value-type="float">
            <text:p>126.098</text:p>
          </table:table-cell>
          <table:table-cell office:value-type="float" office:value="207.779" calcext:value-type="float">
            <text:p>207.779</text:p>
          </table:table-cell>
          <table:table-cell office:value-type="float" office:value="98.3039" calcext:value-type="float">
            <text:p>98.3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141" calcext:value-type="float">
            <text:p>103.141</text:p>
          </table:table-cell>
          <table:table-cell office:value-type="float" office:value="103.083" calcext:value-type="float">
            <text:p>103.083</text:p>
          </table:table-cell>
          <table:table-cell office:value-type="float" office:value="355.303" calcext:value-type="float">
            <text:p>355.303</text:p>
          </table:table-cell>
          <table:table-cell office:value-type="float" office:value="141.376" calcext:value-type="float">
            <text:p>141.376</text:p>
          </table:table-cell>
          <table:table-cell office:value-type="float" office:value="208.862" calcext:value-type="float">
            <text:p>208.862</text:p>
          </table:table-cell>
          <table:table-cell office:value-type="float" office:value="125.923" calcext:value-type="float">
            <text:p>125.923</text:p>
          </table:table-cell>
          <table:table-cell office:value-type="float" office:value="188.674" calcext:value-type="float">
            <text:p>188.674</text:p>
          </table:table-cell>
          <table:table-cell office:value-type="float" office:value="121.368" calcext:value-type="float">
            <text:p>121.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.485" calcext:value-type="float">
            <text:p>209.485</text:p>
          </table:table-cell>
          <table:table-cell office:value-type="float" office:value="195.256" calcext:value-type="float">
            <text:p>195.256</text:p>
          </table:table-cell>
          <table:table-cell office:value-type="float" office:value="232.361" calcext:value-type="float">
            <text:p>232.361</text:p>
          </table:table-cell>
          <table:table-cell office:value-type="float" office:value="165.338" calcext:value-type="float">
            <text:p>165.338</text:p>
          </table:table-cell>
          <table:table-cell office:value-type="float" office:value="351.2" calcext:value-type="float">
            <text:p>351.2</text:p>
          </table:table-cell>
          <table:table-cell office:value-type="float" office:value="197.681" calcext:value-type="float">
            <text:p>197.681</text:p>
          </table:table-cell>
          <table:table-cell office:value-type="float" office:value="200.088" calcext:value-type="float">
            <text:p>200.088</text:p>
          </table:table-cell>
          <table:table-cell office:value-type="float" office:value="140.253" calcext:value-type="float">
            <text:p>140.253</text:p>
          </table:table-cell>
          <table:table-cell office:value-type="float" office:value="487.455" calcext:value-type="float">
            <text:p>487.455</text:p>
          </table:table-cell>
          <table:table-cell office:value-type="float" office:value="370.371" calcext:value-type="float">
            <text:p>370.371</text:p>
          </table:table-cell>
          <table:table-cell office:value-type="float" office:value="696.976" calcext:value-type="float">
            <text:p>696.976</text:p>
          </table:table-cell>
          <table:table-cell office:value-type="float" office:value="429.82" calcext:value-type="float">
            <text:p>429.82</text:p>
          </table:table-cell>
          <table:table-cell office:value-type="float" office:value="314.298" calcext:value-type="float">
            <text:p>314.298</text:p>
          </table:table-cell>
          <table:table-cell office:value-type="float" office:value="313.831" calcext:value-type="float">
            <text:p>313.8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3.679" calcext:value-type="float">
            <text:p>753.679</text:p>
          </table:table-cell>
          <table:table-cell office:value-type="float" office:value="590.931" calcext:value-type="float">
            <text:p>590.931</text:p>
          </table:table-cell>
          <table:table-cell office:value-type="float" office:value="739.614" calcext:value-type="float">
            <text:p>739.614</text:p>
          </table:table-cell>
          <table:table-cell office:value-type="float" office:value="509.185" calcext:value-type="float">
            <text:p>509.185</text:p>
          </table:table-cell>
          <table:table-cell office:value-type="float" office:value="710.766" calcext:value-type="float">
            <text:p>710.766</text:p>
          </table:table-cell>
          <table:table-cell office:value-type="float" office:value="552.522" calcext:value-type="float">
            <text:p>552.522</text:p>
          </table:table-cell>
          <table:table-cell office:value-type="float" office:value="413.304" calcext:value-type="float">
            <text:p>413.304</text:p>
          </table:table-cell>
          <table:table-cell office:value-type="float" office:value="411.597" calcext:value-type="float">
            <text:p>411.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5.138" calcext:value-type="float">
            <text:p>855.138</text:p>
          </table:table-cell>
          <table:table-cell office:value-type="float" office:value="669.864" calcext:value-type="float">
            <text:p>669.8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8.958" calcext:value-type="float">
            <text:p>718.958</text:p>
          </table:table-cell>
          <table:table-cell office:value-type="float" office:value="713.759" calcext:value-type="float">
            <text:p>713.759</text:p>
          </table:table-cell>
          <table:table-cell office:value-type="float" office:value="819.939" calcext:value-type="float">
            <text:p>819.939</text:p>
          </table:table-cell>
          <table:table-cell office:value-type="float" office:value="647.79" calcext:value-type="float">
            <text:p>647.79</text:p>
          </table:table-cell>
          <table:table-cell office:value-type="float" office:value="1265.03" calcext:value-type="float">
            <text:p>1265.03</text:p>
          </table:table-cell>
          <table:table-cell office:value-type="float" office:value="1232.32" calcext:value-type="float">
            <text:p>1232.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63.76" calcext:value-type="float">
            <text:p>1163.76</text:p>
          </table:table-cell>
          <table:table-cell office:value-type="float" office:value="862.665" calcext:value-type="float">
            <text:p>862.665</text:p>
          </table:table-cell>
          <table:table-cell office:value-type="float" office:value="1169.64" calcext:value-type="float">
            <text:p>1169.64</text:p>
          </table:table-cell>
          <table:table-cell office:value-type="float" office:value="823.915" calcext:value-type="float">
            <text:p>823.9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38.15" calcext:value-type="float">
            <text:p>1438.15</text:p>
          </table:table-cell>
          <table:table-cell office:value-type="float" office:value="1273.29" calcext:value-type="float">
            <text:p>1273.29</text:p>
          </table:table-cell>
          <table:table-cell office:value-type="float" office:value="1612.89" calcext:value-type="float">
            <text:p>1612.89</text:p>
          </table:table-cell>
          <table:table-cell office:value-type="float" office:value="1598.29" calcext:value-type="float">
            <text:p>1598.29</text:p>
          </table:table-cell>
          <table:table-cell office:value-type="float" office:value="1771.01" calcext:value-type="float">
            <text:p>1771.01</text:p>
          </table:table-cell>
          <table:table-cell office:value-type="float" office:value="1754.18" calcext:value-type="float">
            <text:p>1754.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626.88" calcext:value-type="float">
            <text:p>1626.88</text:p>
          </table:table-cell>
          <table:table-cell table:number-columns-repeated="2" office:value-type="float" office:value="1651" calcext:value-type="float">
            <text:p>16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16.78" calcext:value-type="float">
            <text:p>2116.78</text:p>
          </table:table-cell>
          <table:table-cell office:value-type="float" office:value="2117.88" calcext:value-type="float">
            <text:p>2117.88</text:p>
          </table:table-cell>
          <table:table-cell table:number-columns-repeated="2" office:value-type="float" office:value="2177.96" calcext:value-type="float">
            <text:p>2177.9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592" calcext:value-type="float">
            <text:p>203.592</text:p>
          </table:table-cell>
          <table:table-cell office:value-type="float" office:value="128.897" calcext:value-type="float">
            <text:p>128.897</text:p>
          </table:table-cell>
          <table:table-cell office:value-type="float" office:value="7.7208" calcext:value-type="float">
            <text:p>7.7208</text:p>
          </table:table-cell>
          <table:table-cell office:value-type="float" office:value="3.21635" calcext:value-type="float">
            <text:p>3.21635</text:p>
          </table:table-cell>
          <table:table-cell office:value-type="float" office:value="10.7878" calcext:value-type="float">
            <text:p>10.7878</text:p>
          </table:table-cell>
          <table:table-cell office:value-type="float" office:value="5.08263" calcext:value-type="float">
            <text:p>5.08263</text:p>
          </table:table-cell>
          <table:table-cell office:value-type="float" office:value="12.7248" calcext:value-type="float">
            <text:p>12.7248</text:p>
          </table:table-cell>
          <table:table-cell office:value-type="float" office:value="6.8225" calcext:value-type="float">
            <text:p>6.8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238" calcext:value-type="float">
            <text:p>176.238</text:p>
          </table:table-cell>
          <table:table-cell office:value-type="float" office:value="31.0952" calcext:value-type="float">
            <text:p>31.0952</text:p>
          </table:table-cell>
          <table:table-cell office:value-type="float" office:value="200.471" calcext:value-type="float">
            <text:p>200.471</text:p>
          </table:table-cell>
          <table:table-cell office:value-type="float" office:value="36.291" calcext:value-type="float">
            <text:p>36.291</text:p>
          </table:table-cell>
          <table:table-cell office:value-type="float" office:value="312.501" calcext:value-type="float">
            <text:p>312.501</text:p>
          </table:table-cell>
          <table:table-cell office:value-type="float" office:value="90.8757" calcext:value-type="float">
            <text:p>90.8757</text:p>
          </table:table-cell>
          <table:table-cell office:value-type="float" office:value="27.8746" calcext:value-type="float">
            <text:p>27.8746</text:p>
          </table:table-cell>
          <table:table-cell office:value-type="float" office:value="27.8685" calcext:value-type="float">
            <text:p>27.8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402" calcext:value-type="float">
            <text:p>92.2402</text:p>
          </table:table-cell>
          <table:table-cell office:value-type="float" office:value="44.0251" calcext:value-type="float">
            <text:p>44.0251</text:p>
          </table:table-cell>
          <table:table-cell office:value-type="float" office:value="115.096" calcext:value-type="float">
            <text:p>115.096</text:p>
          </table:table-cell>
          <table:table-cell office:value-type="float" office:value="55.5936" calcext:value-type="float">
            <text:p>55.5936</text:p>
          </table:table-cell>
          <table:table-cell office:value-type="float" office:value="89.2111" calcext:value-type="float">
            <text:p>89.2111</text:p>
          </table:table-cell>
          <table:table-cell office:value-type="float" office:value="58.1044" calcext:value-type="float">
            <text:p>58.1044</text:p>
          </table:table-cell>
          <table:table-cell office:value-type="float" office:value="75.225" calcext:value-type="float">
            <text:p>75.225</text:p>
          </table:table-cell>
          <table:table-cell office:value-type="float" office:value="75.0774" calcext:value-type="float">
            <text:p>75.0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839" calcext:value-type="float">
            <text:p>137.839</text:p>
          </table:table-cell>
          <table:table-cell office:value-type="float" office:value="66.8624" calcext:value-type="float">
            <text:p>66.8624</text:p>
          </table:table-cell>
          <table:table-cell office:value-type="float" office:value="45.9286" calcext:value-type="float">
            <text:p>45.9286</text:p>
          </table:table-cell>
          <table:table-cell office:value-type="float" office:value="57.1811" calcext:value-type="float">
            <text:p>57.1811</text:p>
          </table:table-cell>
          <table:table-cell office:value-type="float" office:value="202.248" calcext:value-type="float">
            <text:p>202.248</text:p>
          </table:table-cell>
          <table:table-cell office:value-type="float" office:value="110.609" calcext:value-type="float">
            <text:p>110.609</text:p>
          </table:table-cell>
          <table:table-cell office:value-type="float" office:value="158.569" calcext:value-type="float">
            <text:p>158.569</text:p>
          </table:table-cell>
          <table:table-cell office:value-type="float" office:value="105.133" calcext:value-type="float">
            <text:p>105.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5968" calcext:value-type="float">
            <text:p>88.5968</text:p>
          </table:table-cell>
          <table:table-cell office:value-type="float" office:value="81.1984" calcext:value-type="float">
            <text:p>81.1984</text:p>
          </table:table-cell>
          <table:table-cell table:number-columns-repeated="2" office:value-type="float" office:value="71.782" calcext:value-type="float">
            <text:p>71.782</text:p>
          </table:table-cell>
          <table:table-cell office:value-type="float" office:value="220.508" calcext:value-type="float">
            <text:p>220.508</text:p>
          </table:table-cell>
          <table:table-cell office:value-type="float" office:value="90.9241" calcext:value-type="float">
            <text:p>90.9241</text:p>
          </table:table-cell>
          <table:table-cell office:value-type="float" office:value="213.295" calcext:value-type="float">
            <text:p>213.295</text:p>
          </table:table-cell>
          <table:table-cell office:value-type="float" office:value="97.1321" calcext:value-type="float">
            <text:p>97.1321</text:p>
          </table:table-cell>
          <table:table-cell office:value-type="float" office:value="389.387" calcext:value-type="float">
            <text:p>389.387</text:p>
          </table:table-cell>
          <table:table-cell office:value-type="float" office:value="296.011" calcext:value-type="float">
            <text:p>296.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.3866" calcext:value-type="float">
            <text:p>92.3866</text:p>
          </table:table-cell>
          <table:table-cell office:value-type="float" office:value="90.124" calcext:value-type="float">
            <text:p>90.124</text:p>
          </table:table-cell>
          <table:table-cell office:value-type="float" office:value="87.3848" calcext:value-type="float">
            <text:p>87.3848</text:p>
          </table:table-cell>
          <table:table-cell office:value-type="float" office:value="78.2768" calcext:value-type="float">
            <text:p>78.2768</text:p>
          </table:table-cell>
          <table:table-cell office:value-type="float" office:value="218.588" calcext:value-type="float">
            <text:p>218.588</text:p>
          </table:table-cell>
          <table:table-cell office:value-type="float" office:value="112.528" calcext:value-type="float">
            <text:p>112.528</text:p>
          </table:table-cell>
          <table:table-cell office:value-type="float" office:value="264.524" calcext:value-type="float">
            <text:p>264.524</text:p>
          </table:table-cell>
          <table:table-cell office:value-type="float" office:value="126.428" calcext:value-type="float">
            <text:p>126.428</text:p>
          </table:table-cell>
          <table:table-cell office:value-type="float" office:value="287.544" calcext:value-type="float">
            <text:p>287.544</text:p>
          </table:table-cell>
          <table:table-cell office:value-type="float" office:value="101.05" calcext:value-type="float">
            <text:p>10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035" calcext:value-type="float">
            <text:p>106.035</text:p>
          </table:table-cell>
          <table:table-cell office:value-type="float" office:value="105.973" calcext:value-type="float">
            <text:p>105.973</text:p>
          </table:table-cell>
          <table:table-cell office:value-type="float" office:value="213.733" calcext:value-type="float">
            <text:p>213.733</text:p>
          </table:table-cell>
          <table:table-cell office:value-type="float" office:value="135.037" calcext:value-type="float">
            <text:p>135.037</text:p>
          </table:table-cell>
          <table:table-cell office:value-type="float" office:value="220.555" calcext:value-type="float">
            <text:p>220.555</text:p>
          </table:table-cell>
          <table:table-cell office:value-type="float" office:value="127.481" calcext:value-type="float">
            <text:p>127.481</text:p>
          </table:table-cell>
          <table:table-cell office:value-type="float" office:value="184.395" calcext:value-type="float">
            <text:p>184.395</text:p>
          </table:table-cell>
          <table:table-cell office:value-type="float" office:value="123.037" calcext:value-type="float">
            <text:p>123.037</text:p>
          </table:table-cell>
          <table:table-cell office:value-type="float" office:value="297.319" calcext:value-type="float">
            <text:p>297.319</text:p>
          </table:table-cell>
          <table:table-cell office:value-type="float" office:value="292.539" calcext:value-type="float">
            <text:p>292.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.451" calcext:value-type="float">
            <text:p>238.451</text:p>
          </table:table-cell>
          <table:table-cell office:value-type="float" office:value="216.54" calcext:value-type="float">
            <text:p>216.54</text:p>
          </table:table-cell>
          <table:table-cell office:value-type="float" office:value="248.122" calcext:value-type="float">
            <text:p>248.122</text:p>
          </table:table-cell>
          <table:table-cell office:value-type="float" office:value="170.343" calcext:value-type="float">
            <text:p>170.343</text:p>
          </table:table-cell>
          <table:table-cell office:value-type="float" office:value="349.153" calcext:value-type="float">
            <text:p>349.153</text:p>
          </table:table-cell>
          <table:table-cell office:value-type="float" office:value="195.377" calcext:value-type="float">
            <text:p>195.377</text:p>
          </table:table-cell>
          <table:table-cell office:value-type="float" office:value="202.6" calcext:value-type="float">
            <text:p>202.6</text:p>
          </table:table-cell>
          <table:table-cell office:value-type="float" office:value="142.394" calcext:value-type="float">
            <text:p>142.394</text:p>
          </table:table-cell>
          <table:table-cell office:value-type="float" office:value="512.684" calcext:value-type="float">
            <text:p>512.684</text:p>
          </table:table-cell>
          <table:table-cell office:value-type="float" office:value="388.638" calcext:value-type="float">
            <text:p>388.638</text:p>
          </table:table-cell>
          <table:table-cell office:value-type="float" office:value="648.829" calcext:value-type="float">
            <text:p>648.829</text:p>
          </table:table-cell>
          <table:table-cell office:value-type="float" office:value="484.956" calcext:value-type="float">
            <text:p>484.956</text:p>
          </table:table-cell>
          <table:table-cell office:value-type="float" office:value="377.28" calcext:value-type="float">
            <text:p>377.28</text:p>
          </table:table-cell>
          <table:table-cell office:value-type="float" office:value="375.816" calcext:value-type="float">
            <text:p>375.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7.794" calcext:value-type="float">
            <text:p>177.794</text:p>
          </table:table-cell>
          <table:table-cell office:value-type="float" office:value="926.308" calcext:value-type="float">
            <text:p>926.308</text:p>
          </table:table-cell>
          <table:table-cell office:value-type="float" office:value="725.632" calcext:value-type="float">
            <text:p>725.632</text:p>
          </table:table-cell>
          <table:table-cell office:value-type="float" office:value="792.437" calcext:value-type="float">
            <text:p>792.437</text:p>
          </table:table-cell>
          <table:table-cell office:value-type="float" office:value="559.767" calcext:value-type="float">
            <text:p>559.767</text:p>
          </table:table-cell>
          <table:table-cell office:value-type="float" office:value="788.464" calcext:value-type="float">
            <text:p>788.464</text:p>
          </table:table-cell>
          <table:table-cell office:value-type="float" office:value="548.104" calcext:value-type="float">
            <text:p>548.104</text:p>
          </table:table-cell>
          <table:table-cell office:value-type="float" office:value="488.454" calcext:value-type="float">
            <text:p>488.454</text:p>
          </table:table-cell>
          <table:table-cell office:value-type="float" office:value="483.26" calcext:value-type="float">
            <text:p>483.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61.558" calcext:value-type="float">
            <text:p>961.558</text:p>
          </table:table-cell>
          <table:table-cell office:value-type="float" office:value="731.089" calcext:value-type="float">
            <text:p>731.089</text:p>
          </table:table-cell>
          <table:table-cell office:value-type="float" office:value="1065.16" calcext:value-type="float">
            <text:p>1065.16</text:p>
          </table:table-cell>
          <table:table-cell office:value-type="float" office:value="753.047" calcext:value-type="float">
            <text:p>753.047</text:p>
          </table:table-cell>
          <table:table-cell office:value-type="float" office:value="1.44056" calcext:value-type="float">
            <text:p>1.44056</text:p>
          </table:table-cell>
          <table:table-cell office:value-type="float" office:value="1.43171" calcext:value-type="float">
            <text:p>1.43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3.55" calcext:value-type="float">
            <text:p>1193.55</text:p>
          </table:table-cell>
          <table:table-cell office:value-type="float" office:value="977.928" calcext:value-type="float">
            <text:p>977.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8.66" calcext:value-type="float">
            <text:p>1158.66</text:p>
          </table:table-cell>
          <table:table-cell office:value-type="float" office:value="854.995" calcext:value-type="float">
            <text:p>854.995</text:p>
          </table:table-cell>
          <table:table-cell office:value-type="float" office:value="1077.58" calcext:value-type="float">
            <text:p>1077.58</text:p>
          </table:table-cell>
          <table:table-cell office:value-type="float" office:value="828.867" calcext:value-type="float">
            <text:p>828.867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332.41" calcext:value-type="float">
            <text:p>1332.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1.01" calcext:value-type="float">
            <text:p>1301.01</text:p>
          </table:table-cell>
          <table:table-cell office:value-type="float" office:value="1079.93" calcext:value-type="float">
            <text:p>1079.93</text:p>
          </table:table-cell>
          <table:table-cell office:value-type="float" office:value="1710.97" calcext:value-type="float">
            <text:p>1710.97</text:p>
          </table:table-cell>
          <table:table-cell office:value-type="float" office:value="1689.81" calcext:value-type="float">
            <text:p>1689.81</text:p>
          </table:table-cell>
          <table:table-cell office:value-type="float" office:value="1.45799" calcext:value-type="float">
            <text:p>1.45799</text:p>
          </table:table-cell>
          <table:table-cell office:value-type="float" office:value="1.48229" calcext:value-type="float">
            <text:p>1.48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48.46" calcext:value-type="float">
            <text:p>1948.46</text:p>
          </table:table-cell>
          <table:table-cell office:value-type="float" office:value="1678.34" calcext:value-type="float">
            <text:p>1678.34</text:p>
          </table:table-cell>
          <table:table-cell office:value-type="float" office:value="1691.94" calcext:value-type="float">
            <text:p>1691.94</text:p>
          </table:table-cell>
          <table:table-cell table:number-columns-repeated="2" office:value-type="float" office:value="1965.06" calcext:value-type="float">
            <text:p>1965.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37.97" calcext:value-type="float">
            <text:p>2237.97</text:p>
          </table:table-cell>
          <table:table-cell office:value-type="float" office:value="2238.1" calcext:value-type="float">
            <text:p>2238.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.826" calcext:value-type="float">
            <text:p>206.826</text:p>
          </table:table-cell>
          <table:table-cell office:value-type="float" office:value="130.493" calcext:value-type="float">
            <text:p>130.493</text:p>
          </table:table-cell>
          <table:table-cell office:value-type="float" office:value="7.86379" calcext:value-type="float">
            <text:p>7.86379</text:p>
          </table:table-cell>
          <table:table-cell office:value-type="float" office:value="3.24784" calcext:value-type="float">
            <text:p>3.24784</text:p>
          </table:table-cell>
          <table:table-cell office:value-type="float" office:value="11.2295" calcext:value-type="float">
            <text:p>11.2295</text:p>
          </table:table-cell>
          <table:table-cell office:value-type="float" office:value="5.12934" calcext:value-type="float">
            <text:p>5.12934</text:p>
          </table:table-cell>
          <table:table-cell office:value-type="float" office:value="13.0838" calcext:value-type="float">
            <text:p>13.0838</text:p>
          </table:table-cell>
          <table:table-cell office:value-type="float" office:value="6.88218" calcext:value-type="float">
            <text:p>6.88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116" calcext:value-type="float">
            <text:p>167.116</text:p>
          </table:table-cell>
          <table:table-cell office:value-type="float" office:value="31.3724" calcext:value-type="float">
            <text:p>31.3724</text:p>
          </table:table-cell>
          <table:table-cell office:value-type="float" office:value="198.095" calcext:value-type="float">
            <text:p>198.095</text:p>
          </table:table-cell>
          <table:table-cell office:value-type="float" office:value="36.2144" calcext:value-type="float">
            <text:p>36.2144</text:p>
          </table:table-cell>
          <table:table-cell office:value-type="float" office:value="269.532" calcext:value-type="float">
            <text:p>269.532</text:p>
          </table:table-cell>
          <table:table-cell office:value-type="float" office:value="91.7767" calcext:value-type="float">
            <text:p>91.7767</text:p>
          </table:table-cell>
          <table:table-cell office:value-type="float" office:value="28.7607" calcext:value-type="float">
            <text:p>28.7607</text:p>
          </table:table-cell>
          <table:table-cell office:value-type="float" office:value="28.7736" calcext:value-type="float">
            <text:p>28.7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6937" calcext:value-type="float">
            <text:p>86.6937</text:p>
          </table:table-cell>
          <table:table-cell office:value-type="float" office:value="44.2881" calcext:value-type="float">
            <text:p>44.2881</text:p>
          </table:table-cell>
          <table:table-cell office:value-type="float" office:value="98.5839" calcext:value-type="float">
            <text:p>98.5839</text:p>
          </table:table-cell>
          <table:table-cell office:value-type="float" office:value="49.614" calcext:value-type="float">
            <text:p>49.614</text:p>
          </table:table-cell>
          <table:table-cell office:value-type="float" office:value="91.1486" calcext:value-type="float">
            <text:p>91.1486</text:p>
          </table:table-cell>
          <table:table-cell office:value-type="float" office:value="61.1491" calcext:value-type="float">
            <text:p>61.1491</text:p>
          </table:table-cell>
          <table:table-cell office:value-type="float" office:value="89.8147" calcext:value-type="float">
            <text:p>89.8147</text:p>
          </table:table-cell>
          <table:table-cell office:value-type="float" office:value="89.5564" calcext:value-type="float">
            <text:p>89.5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332" calcext:value-type="float">
            <text:p>146.332</text:p>
          </table:table-cell>
          <table:table-cell office:value-type="float" office:value="65.801" calcext:value-type="float">
            <text:p>65.801</text:p>
          </table:table-cell>
          <table:table-cell office:value-type="float" office:value="89.4177" calcext:value-type="float">
            <text:p>89.4177</text:p>
          </table:table-cell>
          <table:table-cell office:value-type="float" office:value="59.7864" calcext:value-type="float">
            <text:p>59.7864</text:p>
          </table:table-cell>
          <table:table-cell office:value-type="float" office:value="186.006" calcext:value-type="float">
            <text:p>186.006</text:p>
          </table:table-cell>
          <table:table-cell office:value-type="float" office:value="91.1419" calcext:value-type="float">
            <text:p>91.1419</text:p>
          </table:table-cell>
          <table:table-cell office:value-type="float" office:value="179.811" calcext:value-type="float">
            <text:p>179.811</text:p>
          </table:table-cell>
          <table:table-cell office:value-type="float" office:value="117.613" calcext:value-type="float">
            <text:p>117.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5339" calcext:value-type="float">
            <text:p>99.5339</text:p>
          </table:table-cell>
          <table:table-cell office:value-type="float" office:value="88.3773" calcext:value-type="float">
            <text:p>88.3773</text:p>
          </table:table-cell>
          <table:table-cell office:value-type="float" office:value="57.1353" calcext:value-type="float">
            <text:p>57.1353</text:p>
          </table:table-cell>
          <table:table-cell office:value-type="float" office:value="46.4208" calcext:value-type="float">
            <text:p>46.4208</text:p>
          </table:table-cell>
          <table:table-cell office:value-type="float" office:value="256.384" calcext:value-type="float">
            <text:p>256.384</text:p>
          </table:table-cell>
          <table:table-cell office:value-type="float" office:value="88.5536" calcext:value-type="float">
            <text:p>88.5536</text:p>
          </table:table-cell>
          <table:table-cell office:value-type="float" office:value="223.045" calcext:value-type="float">
            <text:p>223.045</text:p>
          </table:table-cell>
          <table:table-cell office:value-type="float" office:value="101.257" calcext:value-type="float">
            <text:p>101.257</text:p>
          </table:table-cell>
          <table:table-cell table:number-columns-repeated="2" office:value-type="float" office:value="134.013" calcext:value-type="float">
            <text:p>134.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4253" calcext:value-type="float">
            <text:p>96.4253</text:p>
          </table:table-cell>
          <table:table-cell office:value-type="float" office:value="93.8191" calcext:value-type="float">
            <text:p>93.8191</text:p>
          </table:table-cell>
          <table:table-cell office:value-type="float" office:value="107.229" calcext:value-type="float">
            <text:p>107.229</text:p>
          </table:table-cell>
          <table:table-cell office:value-type="float" office:value="85.115" calcext:value-type="float">
            <text:p>85.115</text:p>
          </table:table-cell>
          <table:table-cell office:value-type="float" office:value="185.193" calcext:value-type="float">
            <text:p>185.193</text:p>
          </table:table-cell>
          <table:table-cell office:value-type="float" office:value="110.044" calcext:value-type="float">
            <text:p>110.044</text:p>
          </table:table-cell>
          <table:table-cell office:value-type="float" office:value="255.383" calcext:value-type="float">
            <text:p>255.383</text:p>
          </table:table-cell>
          <table:table-cell office:value-type="float" office:value="129.775" calcext:value-type="float">
            <text:p>129.775</text:p>
          </table:table-cell>
          <table:table-cell office:value-type="float" office:value="199.601" calcext:value-type="float">
            <text:p>199.601</text:p>
          </table:table-cell>
          <table:table-cell office:value-type="float" office:value="88.7292" calcext:value-type="float">
            <text:p>88.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152" calcext:value-type="float">
            <text:p>109.152</text:p>
          </table:table-cell>
          <table:table-cell office:value-type="float" office:value="109.082" calcext:value-type="float">
            <text:p>109.082</text:p>
          </table:table-cell>
          <table:table-cell office:value-type="float" office:value="218.391" calcext:value-type="float">
            <text:p>218.391</text:p>
          </table:table-cell>
          <table:table-cell office:value-type="float" office:value="139.967" calcext:value-type="float">
            <text:p>139.967</text:p>
          </table:table-cell>
          <table:table-cell office:value-type="float" office:value="226.798" calcext:value-type="float">
            <text:p>226.798</text:p>
          </table:table-cell>
          <table:table-cell office:value-type="float" office:value="128.341" calcext:value-type="float">
            <text:p>128.341</text:p>
          </table:table-cell>
          <table:table-cell office:value-type="float" office:value="183.359" calcext:value-type="float">
            <text:p>183.359</text:p>
          </table:table-cell>
          <table:table-cell office:value-type="float" office:value="124.808" calcext:value-type="float">
            <text:p>124.808</text:p>
          </table:table-cell>
          <table:table-cell office:value-type="float" office:value="511.572" calcext:value-type="float">
            <text:p>511.572</text:p>
          </table:table-cell>
          <table:table-cell office:value-type="float" office:value="377.194" calcext:value-type="float">
            <text:p>377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06" calcext:value-type="float">
            <text:p>283.06</text:p>
          </table:table-cell>
          <table:table-cell office:value-type="float" office:value="257.134" calcext:value-type="float">
            <text:p>257.134</text:p>
          </table:table-cell>
          <table:table-cell office:value-type="float" office:value="246.717" calcext:value-type="float">
            <text:p>246.717</text:p>
          </table:table-cell>
          <table:table-cell office:value-type="float" office:value="174.586" calcext:value-type="float">
            <text:p>174.586</text:p>
          </table:table-cell>
          <table:table-cell office:value-type="float" office:value="324.035" calcext:value-type="float">
            <text:p>324.035</text:p>
          </table:table-cell>
          <table:table-cell office:value-type="float" office:value="201.805" calcext:value-type="float">
            <text:p>201.805</text:p>
          </table:table-cell>
          <table:table-cell office:value-type="float" office:value="205.906" calcext:value-type="float">
            <text:p>205.906</text:p>
          </table:table-cell>
          <table:table-cell office:value-type="float" office:value="144.611" calcext:value-type="float">
            <text:p>144.611</text:p>
          </table:table-cell>
          <table:table-cell office:value-type="float" office:value="570.041" calcext:value-type="float">
            <text:p>570.041</text:p>
          </table:table-cell>
          <table:table-cell office:value-type="float" office:value="420.59" calcext:value-type="float">
            <text:p>420.59</text:p>
          </table:table-cell>
          <table:table-cell office:value-type="float" office:value="791.623" calcext:value-type="float">
            <text:p>791.623</text:p>
          </table:table-cell>
          <table:table-cell office:value-type="float" office:value="675.073" calcext:value-type="float">
            <text:p>675.073</text:p>
          </table:table-cell>
          <table:table-cell office:value-type="float" office:value="499.577" calcext:value-type="float">
            <text:p>499.577</text:p>
          </table:table-cell>
          <table:table-cell office:value-type="float" office:value="494.129" calcext:value-type="float">
            <text:p>494.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.724" calcext:value-type="float">
            <text:p>150.724</text:p>
          </table:table-cell>
          <table:table-cell office:value-type="float" office:value="865.262" calcext:value-type="float">
            <text:p>865.262</text:p>
          </table:table-cell>
          <table:table-cell office:value-type="float" office:value="680.407" calcext:value-type="float">
            <text:p>680.407</text:p>
          </table:table-cell>
          <table:table-cell office:value-type="float" office:value="781.263" calcext:value-type="float">
            <text:p>781.263</text:p>
          </table:table-cell>
          <table:table-cell office:value-type="float" office:value="552.51" calcext:value-type="float">
            <text:p>552.51</text:p>
          </table:table-cell>
          <table:table-cell office:value-type="float" office:value="745.069" calcext:value-type="float">
            <text:p>745.069</text:p>
          </table:table-cell>
          <table:table-cell office:value-type="float" office:value="539.548" calcext:value-type="float">
            <text:p>539.548</text:p>
          </table:table-cell>
          <table:table-cell office:value-type="float" office:value="780.941" calcext:value-type="float">
            <text:p>780.941</text:p>
          </table:table-cell>
          <table:table-cell office:value-type="float" office:value="603.58" calcext:value-type="float">
            <text:p>603.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31.67" calcext:value-type="float">
            <text:p>1031.67</text:p>
          </table:table-cell>
          <table:table-cell office:value-type="float" office:value="807.379" calcext:value-type="float">
            <text:p>807.379</text:p>
          </table:table-cell>
          <table:table-cell office:value-type="float" office:value="1041.91" calcext:value-type="float">
            <text:p>1041.91</text:p>
          </table:table-cell>
          <table:table-cell office:value-type="float" office:value="739.951" calcext:value-type="float">
            <text:p>739.951</text:p>
          </table:table-cell>
          <table:table-cell office:value-type="float" office:value="1.28928" calcext:value-type="float">
            <text:p>1.28928</text:p>
          </table:table-cell>
          <table:table-cell office:value-type="float" office:value="1.43171" calcext:value-type="float">
            <text:p>1.431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19.87" calcext:value-type="float">
            <text:p>1419.87</text:p>
          </table:table-cell>
          <table:table-cell office:value-type="float" office:value="1145.84" calcext:value-type="float">
            <text:p>1145.84</text:p>
          </table:table-cell>
          <table:table-cell office:value-type="float" office:value="925.877" calcext:value-type="float">
            <text:p>925.877</text:p>
          </table:table-cell>
          <table:table-cell office:value-type="float" office:value="1313.23" calcext:value-type="float">
            <text:p>1313.23</text:p>
          </table:table-cell>
          <table:table-cell office:value-type="float" office:value="1310.22" calcext:value-type="float">
            <text:p>1310.22</text:p>
          </table:table-cell>
          <table:table-cell office:value-type="float" office:value="1163.69" calcext:value-type="float">
            <text:p>1163.69</text:p>
          </table:table-cell>
          <table:table-cell office:value-type="float" office:value="854.956" calcext:value-type="float">
            <text:p>854.9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32.74" calcext:value-type="float">
            <text:p>1432.74</text:p>
          </table:table-cell>
          <table:table-cell office:value-type="float" office:value="1430.31" calcext:value-type="float">
            <text:p>1430.31</text:p>
          </table:table-cell>
          <table:table-cell office:value-type="float" office:value="1448.88" calcext:value-type="float">
            <text:p>1448.88</text:p>
          </table:table-cell>
          <table:table-cell office:value-type="float" office:value="1448.86" calcext:value-type="float">
            <text:p>1448.86</text:p>
          </table:table-cell>
          <table:table-cell office:value-type="float" office:value="1853.66" calcext:value-type="float">
            <text:p>1853.66</text:p>
          </table:table-cell>
          <table:table-cell office:value-type="float" office:value="1794.33" calcext:value-type="float">
            <text:p>1794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1.92" calcext:value-type="float">
            <text:p>1581.92</text:p>
          </table:table-cell>
          <table:table-cell office:value-type="float" office:value="1572.64" calcext:value-type="float">
            <text:p>1572.64</text:p>
          </table:table-cell>
          <table:table-cell office:value-type="float" office:value="1774.95" calcext:value-type="float">
            <text:p>1774.95</text:p>
          </table:table-cell>
          <table:table-cell office:value-type="float" office:value="1775.24" calcext:value-type="float">
            <text:p>1775.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248.63" calcext:value-type="float">
            <text:p>2248.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.848" calcext:value-type="float">
            <text:p>209.848</text:p>
          </table:table-cell>
          <table:table-cell office:value-type="float" office:value="132.176" calcext:value-type="float">
            <text:p>132.176</text:p>
          </table:table-cell>
          <table:table-cell office:value-type="float" office:value="7.60061" calcext:value-type="float">
            <text:p>7.60061</text:p>
          </table:table-cell>
          <table:table-cell office:value-type="float" office:value="3.21672" calcext:value-type="float">
            <text:p>3.21672</text:p>
          </table:table-cell>
          <table:table-cell office:value-type="float" office:value="11.3487" calcext:value-type="float">
            <text:p>11.3487</text:p>
          </table:table-cell>
          <table:table-cell office:value-type="float" office:value="5.19003" calcext:value-type="float">
            <text:p>5.19003</text:p>
          </table:table-cell>
          <table:table-cell office:value-type="float" office:value="13.2094" calcext:value-type="float">
            <text:p>13.2094</text:p>
          </table:table-cell>
          <table:table-cell office:value-type="float" office:value="6.89138" calcext:value-type="float">
            <text:p>6.89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541" calcext:value-type="float">
            <text:p>186.541</text:p>
          </table:table-cell>
          <table:table-cell office:value-type="float" office:value="33.2183" calcext:value-type="float">
            <text:p>33.2183</text:p>
          </table:table-cell>
          <table:table-cell office:value-type="float" office:value="206.428" calcext:value-type="float">
            <text:p>206.428</text:p>
          </table:table-cell>
          <table:table-cell office:value-type="float" office:value="37.7118" calcext:value-type="float">
            <text:p>37.7118</text:p>
          </table:table-cell>
          <table:table-cell office:value-type="float" office:value="263.343" calcext:value-type="float">
            <text:p>263.343</text:p>
          </table:table-cell>
          <table:table-cell office:value-type="float" office:value="112.309" calcext:value-type="float">
            <text:p>112.309</text:p>
          </table:table-cell>
          <table:table-cell office:value-type="float" office:value="29.7182" calcext:value-type="float">
            <text:p>29.7182</text:p>
          </table:table-cell>
          <table:table-cell office:value-type="float" office:value="29.7153" calcext:value-type="float">
            <text:p>29.7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0461" calcext:value-type="float">
            <text:p>88.0461</text:p>
          </table:table-cell>
          <table:table-cell office:value-type="float" office:value="44.7135" calcext:value-type="float">
            <text:p>44.7135</text:p>
          </table:table-cell>
          <table:table-cell office:value-type="float" office:value="81.9749" calcext:value-type="float">
            <text:p>81.9749</text:p>
          </table:table-cell>
          <table:table-cell office:value-type="float" office:value="51.454" calcext:value-type="float">
            <text:p>51.454</text:p>
          </table:table-cell>
          <table:table-cell office:value-type="float" office:value="110.98" calcext:value-type="float">
            <text:p>110.98</text:p>
          </table:table-cell>
          <table:table-cell office:value-type="float" office:value="65.3518" calcext:value-type="float">
            <text:p>65.3518</text:p>
          </table:table-cell>
          <table:table-cell office:value-type="float" office:value="122.157" calcext:value-type="float">
            <text:p>122.157</text:p>
          </table:table-cell>
          <table:table-cell office:value-type="float" office:value="120.181" calcext:value-type="float">
            <text:p>120.181</text:p>
          </table:table-cell>
          <table:table-cell table:number-columns-repeated="2" office:value-type="float" office:value="76.6866" calcext:value-type="float">
            <text:p>76.6866</text:p>
          </table:table-cell>
          <table:table-cell office:value-type="float" office:value="142.215" calcext:value-type="float">
            <text:p>142.215</text:p>
          </table:table-cell>
          <table:table-cell office:value-type="float" office:value="68.6195" calcext:value-type="float">
            <text:p>68.6195</text:p>
          </table:table-cell>
          <table:table-cell office:value-type="float" office:value="101.452" calcext:value-type="float">
            <text:p>101.452</text:p>
          </table:table-cell>
          <table:table-cell office:value-type="float" office:value="60.6253" calcext:value-type="float">
            <text:p>60.6253</text:p>
          </table:table-cell>
          <table:table-cell office:value-type="float" office:value="174.272" calcext:value-type="float">
            <text:p>174.272</text:p>
          </table:table-cell>
          <table:table-cell office:value-type="float" office:value="97.6148" calcext:value-type="float">
            <text:p>97.6148</text:p>
          </table:table-cell>
          <table:table-cell office:value-type="float" office:value="193.563" calcext:value-type="float">
            <text:p>193.563</text:p>
          </table:table-cell>
          <table:table-cell office:value-type="float" office:value="131.535" calcext:value-type="float">
            <text:p>131.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174" calcext:value-type="float">
            <text:p>120.174</text:p>
          </table:table-cell>
          <table:table-cell office:value-type="float" office:value="100.229" calcext:value-type="float">
            <text:p>100.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851" calcext:value-type="float">
            <text:p>109.851</text:p>
          </table:table-cell>
          <table:table-cell office:value-type="float" office:value="77.6306" calcext:value-type="float">
            <text:p>77.6306</text:p>
          </table:table-cell>
          <table:table-cell office:value-type="float" office:value="248.763" calcext:value-type="float">
            <text:p>248.763</text:p>
          </table:table-cell>
          <table:table-cell office:value-type="float" office:value="108.559" calcext:value-type="float">
            <text:p>108.559</text:p>
          </table:table-cell>
          <table:table-cell office:value-type="float" office:value="149.213" calcext:value-type="float">
            <text:p>149.213</text:p>
          </table:table-cell>
          <table:table-cell office:value-type="float" office:value="149.008" calcext:value-type="float">
            <text:p>149.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.64" calcext:value-type="float">
            <text:p>101.64</text:p>
          </table:table-cell>
          <table:table-cell office:value-type="float" office:value="98.133" calcext:value-type="float">
            <text:p>98.133</text:p>
          </table:table-cell>
          <table:table-cell office:value-type="float" office:value="158.059" calcext:value-type="float">
            <text:p>158.059</text:p>
          </table:table-cell>
          <table:table-cell office:value-type="float" office:value="84.1886" calcext:value-type="float">
            <text:p>84.1886</text:p>
          </table:table-cell>
          <table:table-cell office:value-type="float" office:value="193.708" calcext:value-type="float">
            <text:p>193.708</text:p>
          </table:table-cell>
          <table:table-cell office:value-type="float" office:value="112.503" calcext:value-type="float">
            <text:p>112.503</text:p>
          </table:table-cell>
          <table:table-cell office:value-type="float" office:value="274.751" calcext:value-type="float">
            <text:p>274.751</text:p>
          </table:table-cell>
          <table:table-cell office:value-type="float" office:value="131.52" calcext:value-type="float">
            <text:p>131.52</text:p>
          </table:table-cell>
          <table:table-cell office:value-type="float" office:value="158.761" calcext:value-type="float">
            <text:p>158.761</text:p>
          </table:table-cell>
          <table:table-cell office:value-type="float" office:value="87.9681" calcext:value-type="float">
            <text:p>87.9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79" calcext:value-type="float">
            <text:p>112.79</text:p>
          </table:table-cell>
          <table:table-cell office:value-type="float" office:value="112.573" calcext:value-type="float">
            <text:p>112.573</text:p>
          </table:table-cell>
          <table:table-cell office:value-type="float" office:value="223.324" calcext:value-type="float">
            <text:p>223.324</text:p>
          </table:table-cell>
          <table:table-cell office:value-type="float" office:value="149.927" calcext:value-type="float">
            <text:p>149.927</text:p>
          </table:table-cell>
          <table:table-cell office:value-type="float" office:value="205.798" calcext:value-type="float">
            <text:p>205.798</text:p>
          </table:table-cell>
          <table:table-cell office:value-type="float" office:value="130.326" calcext:value-type="float">
            <text:p>130.326</text:p>
          </table:table-cell>
          <table:table-cell office:value-type="float" office:value="225.731" calcext:value-type="float">
            <text:p>225.731</text:p>
          </table:table-cell>
          <table:table-cell office:value-type="float" office:value="129.994" calcext:value-type="float">
            <text:p>129.994</text:p>
          </table:table-cell>
          <table:table-cell office:value-type="float" office:value="539.001" calcext:value-type="float">
            <text:p>539.001</text:p>
          </table:table-cell>
          <table:table-cell office:value-type="float" office:value="370.713" calcext:value-type="float">
            <text:p>370.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.427" calcext:value-type="float">
            <text:p>516.427</text:p>
          </table:table-cell>
          <table:table-cell office:value-type="float" office:value="312.856" calcext:value-type="float">
            <text:p>312.856</text:p>
          </table:table-cell>
          <table:table-cell office:value-type="float" office:value="283.411" calcext:value-type="float">
            <text:p>283.411</text:p>
          </table:table-cell>
          <table:table-cell office:value-type="float" office:value="178.97" calcext:value-type="float">
            <text:p>178.97</text:p>
          </table:table-cell>
          <table:table-cell office:value-type="float" office:value="370.011" calcext:value-type="float">
            <text:p>370.011</text:p>
          </table:table-cell>
          <table:table-cell office:value-type="float" office:value="210.012" calcext:value-type="float">
            <text:p>210.012</text:p>
          </table:table-cell>
          <table:table-cell office:value-type="float" office:value="208.731" calcext:value-type="float">
            <text:p>208.731</text:p>
          </table:table-cell>
          <table:table-cell office:value-type="float" office:value="146.976" calcext:value-type="float">
            <text:p>146.976</text:p>
          </table:table-cell>
          <table:table-cell office:value-type="float" office:value="670.582" calcext:value-type="float">
            <text:p>670.582</text:p>
          </table:table-cell>
          <table:table-cell office:value-type="float" office:value="469.332" calcext:value-type="float">
            <text:p>469.332</text:p>
          </table:table-cell>
          <table:table-cell table:number-columns-repeated="2" office:value-type="float" office:value="2.8289" calcext:value-type="float">
            <text:p>2.8289</text:p>
          </table:table-cell>
          <table:table-cell office:value-type="float" office:value="731.022" calcext:value-type="float">
            <text:p>731.022</text:p>
          </table:table-cell>
          <table:table-cell office:value-type="float" office:value="464.503" calcext:value-type="float">
            <text:p>464.5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5.151" calcext:value-type="float">
            <text:p>835.151</text:p>
          </table:table-cell>
          <table:table-cell office:value-type="float" office:value="627.421" calcext:value-type="float">
            <text:p>627.421</text:p>
          </table:table-cell>
          <table:table-cell office:value-type="float" office:value="696.642" calcext:value-type="float">
            <text:p>696.642</text:p>
          </table:table-cell>
          <table:table-cell office:value-type="float" office:value="477.182" calcext:value-type="float">
            <text:p>477.182</text:p>
          </table:table-cell>
          <table:table-cell office:value-type="float" office:value="842.078" calcext:value-type="float">
            <text:p>842.078</text:p>
          </table:table-cell>
          <table:table-cell office:value-type="float" office:value="556.873" calcext:value-type="float">
            <text:p>556.873</text:p>
          </table:table-cell>
          <table:table-cell office:value-type="float" office:value="873.297" calcext:value-type="float">
            <text:p>873.297</text:p>
          </table:table-cell>
          <table:table-cell office:value-type="float" office:value="527.39" calcext:value-type="float">
            <text:p>527.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21.302" calcext:value-type="float">
            <text:p>921.302</text:p>
          </table:table-cell>
          <table:table-cell office:value-type="float" office:value="694.561" calcext:value-type="float">
            <text:p>694.561</text:p>
          </table:table-cell>
          <table:table-cell office:value-type="float" office:value="971.174" calcext:value-type="float">
            <text:p>971.174</text:p>
          </table:table-cell>
          <table:table-cell office:value-type="float" office:value="732.64" calcext:value-type="float">
            <text:p>732.64</text:p>
          </table:table-cell>
          <table:table-cell office:value-type="float" office:value="1394.39" calcext:value-type="float">
            <text:p>1394.39</text:p>
          </table:table-cell>
          <table:table-cell office:value-type="float" office:value="1360.09" calcext:value-type="float">
            <text:p>1360.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19.23" calcext:value-type="float">
            <text:p>1319.23</text:p>
          </table:table-cell>
          <table:table-cell office:value-type="float" office:value="1312.78" calcext:value-type="float">
            <text:p>1312.78</text:p>
          </table:table-cell>
          <table:table-cell office:value-type="float" office:value="1225.81" calcext:value-type="float">
            <text:p>1225.81</text:p>
          </table:table-cell>
          <table:table-cell office:value-type="float" office:value="955.922" calcext:value-type="float">
            <text:p>955.922</text:p>
          </table:table-cell>
          <table:table-cell office:value-type="float" office:value="1325.79" calcext:value-type="float">
            <text:p>1325.79</text:p>
          </table:table-cell>
          <table:table-cell office:value-type="float" office:value="1207.63" calcext:value-type="float">
            <text:p>1207.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22.09" calcext:value-type="float">
            <text:p>1522.09</text:p>
          </table:table-cell>
          <table:table-cell office:value-type="float" office:value="1504.53" calcext:value-type="float">
            <text:p>1504.53</text:p>
          </table:table-cell>
          <table:table-cell office:value-type="float" office:value="1336.72" calcext:value-type="float">
            <text:p>1336.72</text:p>
          </table:table-cell>
          <table:table-cell office:value-type="float" office:value="1155.78" calcext:value-type="float">
            <text:p>1155.78</text:p>
          </table:table-cell>
          <table:table-cell office:value-type="float" office:value="1.32551" calcext:value-type="float">
            <text:p>1.32551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002.25" calcext:value-type="float">
            <text:p>2002.25</text:p>
          </table:table-cell>
          <table:table-cell office:value-type="float" office:value="1699.06" calcext:value-type="float">
            <text:p>1699.06</text:p>
          </table:table-cell>
          <table:table-cell office:value-type="float" office:value="1723.88" calcext:value-type="float">
            <text:p>1723.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2.47" calcext:value-type="float">
            <text:p>2072.47</text:p>
          </table:table-cell>
          <table:table-cell office:value-type="float" office:value="2072.58" calcext:value-type="float">
            <text:p>2072.58</text:p>
          </table:table-cell>
          <table:table-cell table:number-columns-repeated="2" office:value-type="float" office:value="1990.78" calcext:value-type="float">
            <text:p>1990.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765" calcext:value-type="float">
            <text:p>213.765</text:p>
          </table:table-cell>
          <table:table-cell office:value-type="float" office:value="133.943" calcext:value-type="float">
            <text:p>133.943</text:p>
          </table:table-cell>
          <table:table-cell office:value-type="float" office:value="7.85127" calcext:value-type="float">
            <text:p>7.85127</text:p>
          </table:table-cell>
          <table:table-cell office:value-type="float" office:value="3.27984" calcext:value-type="float">
            <text:p>3.27984</text:p>
          </table:table-cell>
          <table:table-cell office:value-type="float" office:value="10.9119" calcext:value-type="float">
            <text:p>10.9119</text:p>
          </table:table-cell>
          <table:table-cell office:value-type="float" office:value="5.07892" calcext:value-type="float">
            <text:p>5.07892</text:p>
          </table:table-cell>
          <table:table-cell office:value-type="float" office:value="13.6274" calcext:value-type="float">
            <text:p>13.6274</text:p>
          </table:table-cell>
          <table:table-cell office:value-type="float" office:value="6.95105" calcext:value-type="float">
            <text:p>6.95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.103" calcext:value-type="float">
            <text:p>195.103</text:p>
          </table:table-cell>
          <table:table-cell office:value-type="float" office:value="34.2598" calcext:value-type="float">
            <text:p>34.2598</text:p>
          </table:table-cell>
          <table:table-cell office:value-type="float" office:value="219.514" calcext:value-type="float">
            <text:p>219.514</text:p>
          </table:table-cell>
          <table:table-cell office:value-type="float" office:value="38.7417" calcext:value-type="float">
            <text:p>38.7417</text:p>
          </table:table-cell>
          <table:table-cell office:value-type="float" office:value="459.501" calcext:value-type="float">
            <text:p>459.501</text:p>
          </table:table-cell>
          <table:table-cell office:value-type="float" office:value="172.99" calcext:value-type="float">
            <text:p>172.99</text:p>
          </table:table-cell>
          <table:table-cell office:value-type="float" office:value="30.7335" calcext:value-type="float">
            <text:p>30.7335</text:p>
          </table:table-cell>
          <table:table-cell office:value-type="float" office:value="30.7418" calcext:value-type="float">
            <text:p>30.7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0892" calcext:value-type="float">
            <text:p>94.0892</text:p>
          </table:table-cell>
          <table:table-cell office:value-type="float" office:value="45.7145" calcext:value-type="float">
            <text:p>45.7145</text:p>
          </table:table-cell>
          <table:table-cell office:value-type="float" office:value="93.0149" calcext:value-type="float">
            <text:p>93.0149</text:p>
          </table:table-cell>
          <table:table-cell office:value-type="float" office:value="52.697" calcext:value-type="float">
            <text:p>52.697</text:p>
          </table:table-cell>
          <table:table-cell office:value-type="float" office:value="124.806" calcext:value-type="float">
            <text:p>124.806</text:p>
          </table:table-cell>
          <table:table-cell office:value-type="float" office:value="68.349" calcext:value-type="float">
            <text:p>68.349</text:p>
          </table:table-cell>
          <table:table-cell office:value-type="float" office:value="244.293" calcext:value-type="float">
            <text:p>244.293</text:p>
          </table:table-cell>
          <table:table-cell office:value-type="float" office:value="205.31" calcext:value-type="float">
            <text:p>20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597" calcext:value-type="float">
            <text:p>151.597</text:p>
          </table:table-cell>
          <table:table-cell office:value-type="float" office:value="67.4476" calcext:value-type="float">
            <text:p>67.4476</text:p>
          </table:table-cell>
          <table:table-cell office:value-type="float" office:value="114.253" calcext:value-type="float">
            <text:p>114.253</text:p>
          </table:table-cell>
          <table:table-cell office:value-type="float" office:value="80.8348" calcext:value-type="float">
            <text:p>80.8348</text:p>
          </table:table-cell>
          <table:table-cell office:value-type="float" office:value="139.402" calcext:value-type="float">
            <text:p>139.402</text:p>
          </table:table-cell>
          <table:table-cell office:value-type="float" office:value="95.4217" calcext:value-type="float">
            <text:p>95.4217</text:p>
          </table:table-cell>
          <table:table-cell office:value-type="float" office:value="236.748" calcext:value-type="float">
            <text:p>236.748</text:p>
          </table:table-cell>
          <table:table-cell office:value-type="float" office:value="120.633" calcext:value-type="float">
            <text:p>120.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.775" calcext:value-type="float">
            <text:p>263.775</text:p>
          </table:table-cell>
          <table:table-cell office:value-type="float" office:value="118.525" calcext:value-type="float">
            <text:p>118.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.39" calcext:value-type="float">
            <text:p>239.39</text:p>
          </table:table-cell>
          <table:table-cell office:value-type="float" office:value="90.8049" calcext:value-type="float">
            <text:p>90.8049</text:p>
          </table:table-cell>
          <table:table-cell office:value-type="float" office:value="217.31" calcext:value-type="float">
            <text:p>217.31</text:p>
          </table:table-cell>
          <table:table-cell office:value-type="float" office:value="99.7669" calcext:value-type="float">
            <text:p>99.7669</text:p>
          </table:table-cell>
          <table:table-cell office:value-type="float" office:value="177.654" calcext:value-type="float">
            <text:p>177.654</text:p>
          </table:table-cell>
          <table:table-cell office:value-type="float" office:value="177.118" calcext:value-type="float">
            <text:p>177.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.495" calcext:value-type="float">
            <text:p>107.495</text:p>
          </table:table-cell>
          <table:table-cell office:value-type="float" office:value="103.259" calcext:value-type="float">
            <text:p>103.259</text:p>
          </table:table-cell>
          <table:table-cell office:value-type="float" office:value="157.167" calcext:value-type="float">
            <text:p>157.167</text:p>
          </table:table-cell>
          <table:table-cell office:value-type="float" office:value="84.7243" calcext:value-type="float">
            <text:p>84.7243</text:p>
          </table:table-cell>
          <table:table-cell office:value-type="float" office:value="199.501" calcext:value-type="float">
            <text:p>199.501</text:p>
          </table:table-cell>
          <table:table-cell office:value-type="float" office:value="113.278" calcext:value-type="float">
            <text:p>113.278</text:p>
          </table:table-cell>
          <table:table-cell office:value-type="float" office:value="285.44" calcext:value-type="float">
            <text:p>285.44</text:p>
          </table:table-cell>
          <table:table-cell office:value-type="float" office:value="140.188" calcext:value-type="float">
            <text:p>140.188</text:p>
          </table:table-cell>
          <table:table-cell office:value-type="float" office:value="214.301" calcext:value-type="float">
            <text:p>214.301</text:p>
          </table:table-cell>
          <table:table-cell office:value-type="float" office:value="100.602" calcext:value-type="float">
            <text:p>100.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646" calcext:value-type="float">
            <text:p>116.646</text:p>
          </table:table-cell>
          <table:table-cell office:value-type="float" office:value="116.459" calcext:value-type="float">
            <text:p>116.459</text:p>
          </table:table-cell>
          <table:table-cell office:value-type="float" office:value="269.002" calcext:value-type="float">
            <text:p>269.002</text:p>
          </table:table-cell>
          <table:table-cell office:value-type="float" office:value="168.923" calcext:value-type="float">
            <text:p>168.923</text:p>
          </table:table-cell>
          <table:table-cell office:value-type="float" office:value="233.157" calcext:value-type="float">
            <text:p>233.157</text:p>
          </table:table-cell>
          <table:table-cell office:value-type="float" office:value="132.762" calcext:value-type="float">
            <text:p>132.762</text:p>
          </table:table-cell>
          <table:table-cell office:value-type="float" office:value="214.297" calcext:value-type="float">
            <text:p>214.297</text:p>
          </table:table-cell>
          <table:table-cell office:value-type="float" office:value="132.771" calcext:value-type="float">
            <text:p>132.771</text:p>
          </table:table-cell>
          <table:table-cell office:value-type="float" office:value="316.309" calcext:value-type="float">
            <text:p>316.309</text:p>
          </table:table-cell>
          <table:table-cell office:value-type="float" office:value="314.371" calcext:value-type="float">
            <text:p>314.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.662" calcext:value-type="float">
            <text:p>355.662</text:p>
          </table:table-cell>
          <table:table-cell office:value-type="float" office:value="295.651" calcext:value-type="float">
            <text:p>295.651</text:p>
          </table:table-cell>
          <table:table-cell office:value-type="float" office:value="242.626" calcext:value-type="float">
            <text:p>242.626</text:p>
          </table:table-cell>
          <table:table-cell office:value-type="float" office:value="181.131" calcext:value-type="float">
            <text:p>181.131</text:p>
          </table:table-cell>
          <table:table-cell office:value-type="float" office:value="379.395" calcext:value-type="float">
            <text:p>379.395</text:p>
          </table:table-cell>
          <table:table-cell office:value-type="float" office:value="212.284" calcext:value-type="float">
            <text:p>212.284</text:p>
          </table:table-cell>
          <table:table-cell office:value-type="float" office:value="213.033" calcext:value-type="float">
            <text:p>213.033</text:p>
          </table:table-cell>
          <table:table-cell office:value-type="float" office:value="149.457" calcext:value-type="float">
            <text:p>149.457</text:p>
          </table:table-cell>
          <table:table-cell office:value-type="float" office:value="605.418" calcext:value-type="float">
            <text:p>605.418</text:p>
          </table:table-cell>
          <table:table-cell office:value-type="float" office:value="468.606" calcext:value-type="float">
            <text:p>468.606</text:p>
          </table:table-cell>
          <table:table-cell office:value-type="float" office:value="431.291" calcext:value-type="float">
            <text:p>431.291</text:p>
          </table:table-cell>
          <table:table-cell office:value-type="float" office:value="419.131" calcext:value-type="float">
            <text:p>419.131</text:p>
          </table:table-cell>
          <table:table-cell office:value-type="float" office:value="501.912" calcext:value-type="float">
            <text:p>501.912</text:p>
          </table:table-cell>
          <table:table-cell office:value-type="float" office:value="496.047" calcext:value-type="float">
            <text:p>496.0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8.32" calcext:value-type="float">
            <text:p>828.32</text:p>
          </table:table-cell>
          <table:table-cell office:value-type="float" office:value="630.136" calcext:value-type="float">
            <text:p>630.136</text:p>
          </table:table-cell>
          <table:table-cell office:value-type="float" office:value="459.723" calcext:value-type="float">
            <text:p>459.723</text:p>
          </table:table-cell>
          <table:table-cell office:value-type="float" office:value="457.52" calcext:value-type="float">
            <text:p>457.52</text:p>
          </table:table-cell>
          <table:table-cell office:value-type="float" office:value="651.22" calcext:value-type="float">
            <text:p>651.22</text:p>
          </table:table-cell>
          <table:table-cell office:value-type="float" office:value="501.995" calcext:value-type="float">
            <text:p>501.995</text:p>
          </table:table-cell>
          <table:table-cell office:value-type="float" office:value="725.018" calcext:value-type="float">
            <text:p>725.018</text:p>
          </table:table-cell>
          <table:table-cell office:value-type="float" office:value="553.253" calcext:value-type="float">
            <text:p>553.2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25.473" calcext:value-type="float">
            <text:p>825.473</text:p>
          </table:table-cell>
          <table:table-cell office:value-type="float" office:value="616.299" calcext:value-type="float">
            <text:p>616.299</text:p>
          </table:table-cell>
          <table:table-cell office:value-type="float" office:value="1166.98" calcext:value-type="float">
            <text:p>1166.98</text:p>
          </table:table-cell>
          <table:table-cell office:value-type="float" office:value="1051.09" calcext:value-type="float">
            <text:p>1051.09</text:p>
          </table:table-cell>
          <table:table-cell office:value-type="float" office:value="1.2804" calcext:value-type="float">
            <text:p>1.2804</text:p>
          </table:table-cell>
          <table:table-cell office:value-type="float" office:value="1.43171" calcext:value-type="float">
            <text:p>1.43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3.11" calcext:value-type="float">
            <text:p>1213.11</text:p>
          </table:table-cell>
          <table:table-cell office:value-type="float" office:value="1046.82" calcext:value-type="float">
            <text:p>104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.2" calcext:value-type="float">
            <text:p>1100.2</text:p>
          </table:table-cell>
          <table:table-cell office:value-type="float" office:value="854.215" calcext:value-type="float">
            <text:p>854.215</text:p>
          </table:table-cell>
          <table:table-cell office:value-type="float" office:value="1245.12" calcext:value-type="float">
            <text:p>1245.12</text:p>
          </table:table-cell>
          <table:table-cell office:value-type="float" office:value="822.928" calcext:value-type="float">
            <text:p>822.928</text:p>
          </table:table-cell>
          <table:table-cell office:value-type="float" office:value="1324.13" calcext:value-type="float">
            <text:p>1324.13</text:p>
          </table:table-cell>
          <table:table-cell office:value-type="float" office:value="1320" calcext:value-type="float">
            <text:p>13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06.2" calcext:value-type="float">
            <text:p>1606.2</text:p>
          </table:table-cell>
          <table:table-cell office:value-type="float" office:value="1588.68" calcext:value-type="float">
            <text:p>1588.68</text:p>
          </table:table-cell>
          <table:table-cell office:value-type="float" office:value="1400.81" calcext:value-type="float">
            <text:p>1400.81</text:p>
          </table:table-cell>
          <table:table-cell office:value-type="float" office:value="1396.35" calcext:value-type="float">
            <text:p>1396.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96.48" calcext:value-type="float">
            <text:p>1696.48</text:p>
          </table:table-cell>
          <table:table-cell office:value-type="float" office:value="1684.4" calcext:value-type="float">
            <text:p>1684.4</text:p>
          </table:table-cell>
          <table:table-cell table:number-columns-repeated="2" office:value-type="float" office:value="1860.43" calcext:value-type="float">
            <text:p>186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4.05" calcext:value-type="float">
            <text:p>2124.05</text:p>
          </table:table-cell>
          <table:table-cell office:value-type="float" office:value="2115.19" calcext:value-type="float">
            <text:p>2115.19</text:p>
          </table:table-cell>
          <table:table-cell table:number-columns-repeated="2" office:value-type="float" office:value="2256.53" calcext:value-type="float">
            <text:p>2256.5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209" calcext:value-type="float">
            <text:p>215.209</text:p>
          </table:table-cell>
          <table:table-cell office:value-type="float" office:value="135.841" calcext:value-type="float">
            <text:p>135.841</text:p>
          </table:table-cell>
          <table:table-cell office:value-type="float" office:value="7.70392" calcext:value-type="float">
            <text:p>7.70392</text:p>
          </table:table-cell>
          <table:table-cell office:value-type="float" office:value="3.24251" calcext:value-type="float">
            <text:p>3.24251</text:p>
          </table:table-cell>
          <table:table-cell office:value-type="float" office:value="10.5044" calcext:value-type="float">
            <text:p>10.5044</text:p>
          </table:table-cell>
          <table:table-cell office:value-type="float" office:value="5.03882" calcext:value-type="float">
            <text:p>5.03882</text:p>
          </table:table-cell>
          <table:table-cell office:value-type="float" office:value="12.5601" calcext:value-type="float">
            <text:p>12.5601</text:p>
          </table:table-cell>
          <table:table-cell office:value-type="float" office:value="6.77558" calcext:value-type="float">
            <text:p>6.77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419" calcext:value-type="float">
            <text:p>173.419</text:p>
          </table:table-cell>
          <table:table-cell office:value-type="float" office:value="31.57" calcext:value-type="float">
            <text:p>31.57</text:p>
          </table:table-cell>
          <table:table-cell office:value-type="float" office:value="207.35" calcext:value-type="float">
            <text:p>207.35</text:p>
          </table:table-cell>
          <table:table-cell office:value-type="float" office:value="36.5398" calcext:value-type="float">
            <text:p>36.5398</text:p>
          </table:table-cell>
          <table:table-cell office:value-type="float" office:value="341.503" calcext:value-type="float">
            <text:p>341.503</text:p>
          </table:table-cell>
          <table:table-cell office:value-type="float" office:value="89.5984" calcext:value-type="float">
            <text:p>89.5984</text:p>
          </table:table-cell>
          <table:table-cell office:value-type="float" office:value="31.8597" calcext:value-type="float">
            <text:p>31.8597</text:p>
          </table:table-cell>
          <table:table-cell office:value-type="float" office:value="31.85" calcext:value-type="float">
            <text:p>31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0711" calcext:value-type="float">
            <text:p>94.0711</text:p>
          </table:table-cell>
          <table:table-cell office:value-type="float" office:value="44.8963" calcext:value-type="float">
            <text:p>44.8963</text:p>
          </table:table-cell>
          <table:table-cell office:value-type="float" office:value="82.7323" calcext:value-type="float">
            <text:p>82.7323</text:p>
          </table:table-cell>
          <table:table-cell office:value-type="float" office:value="53.8789" calcext:value-type="float">
            <text:p>53.8789</text:p>
          </table:table-cell>
          <table:table-cell office:value-type="float" office:value="119.067" calcext:value-type="float">
            <text:p>119.067</text:p>
          </table:table-cell>
          <table:table-cell office:value-type="float" office:value="69.1856" calcext:value-type="float">
            <text:p>69.18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.058" calcext:value-type="float">
            <text:p>158.058</text:p>
          </table:table-cell>
          <table:table-cell office:value-type="float" office:value="68.8156" calcext:value-type="float">
            <text:p>68.8156</text:p>
          </table:table-cell>
          <table:table-cell office:value-type="float" office:value="200.081" calcext:value-type="float">
            <text:p>200.081</text:p>
          </table:table-cell>
          <table:table-cell office:value-type="float" office:value="150.485" calcext:value-type="float">
            <text:p>150.485</text:p>
          </table:table-cell>
          <table:table-cell office:value-type="float" office:value="204.023" calcext:value-type="float">
            <text:p>204.023</text:p>
          </table:table-cell>
          <table:table-cell office:value-type="float" office:value="96.9597" calcext:value-type="float">
            <text:p>96.9597</text:p>
          </table:table-cell>
          <table:table-cell office:value-type="float" office:value="109.059" calcext:value-type="float">
            <text:p>109.059</text:p>
          </table:table-cell>
          <table:table-cell office:value-type="float" office:value="96.0213" calcext:value-type="float">
            <text:p>96.0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687" calcext:value-type="float">
            <text:p>87.5687</text:p>
          </table:table-cell>
          <table:table-cell office:value-type="float" office:value="82.9621" calcext:value-type="float">
            <text:p>82.9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379" calcext:value-type="float">
            <text:p>154.379</text:p>
          </table:table-cell>
          <table:table-cell office:value-type="float" office:value="80.7816" calcext:value-type="float">
            <text:p>80.7816</text:p>
          </table:table-cell>
          <table:table-cell office:value-type="float" office:value="192.848" calcext:value-type="float">
            <text:p>192.848</text:p>
          </table:table-cell>
          <table:table-cell office:value-type="float" office:value="99.1611" calcext:value-type="float">
            <text:p>99.1611</text:p>
          </table:table-cell>
          <table:table-cell office:value-type="float" office:value="238.206" calcext:value-type="float">
            <text:p>238.206</text:p>
          </table:table-cell>
          <table:table-cell office:value-type="float" office:value="234.948" calcext:value-type="float">
            <text:p>234.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4.923" calcext:value-type="float">
            <text:p>114.923</text:p>
          </table:table-cell>
          <table:table-cell office:value-type="float" office:value="109.514" calcext:value-type="float">
            <text:p>109.514</text:p>
          </table:table-cell>
          <table:table-cell office:value-type="float" office:value="96.2929" calcext:value-type="float">
            <text:p>96.2929</text:p>
          </table:table-cell>
          <table:table-cell office:value-type="float" office:value="85.8615" calcext:value-type="float">
            <text:p>85.8615</text:p>
          </table:table-cell>
          <table:table-cell office:value-type="float" office:value="183.016" calcext:value-type="float">
            <text:p>183.016</text:p>
          </table:table-cell>
          <table:table-cell office:value-type="float" office:value="111.717" calcext:value-type="float">
            <text:p>111.717</text:p>
          </table:table-cell>
          <table:table-cell office:value-type="float" office:value="301.544" calcext:value-type="float">
            <text:p>301.544</text:p>
          </table:table-cell>
          <table:table-cell office:value-type="float" office:value="131.126" calcext:value-type="float">
            <text:p>131.126</text:p>
          </table:table-cell>
          <table:table-cell office:value-type="float" office:value="296.581" calcext:value-type="float">
            <text:p>296.581</text:p>
          </table:table-cell>
          <table:table-cell office:value-type="float" office:value="93.1102" calcext:value-type="float">
            <text:p>93.1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012" calcext:value-type="float">
            <text:p>121.012</text:p>
          </table:table-cell>
          <table:table-cell office:value-type="float" office:value="120.95" calcext:value-type="float">
            <text:p>120.95</text:p>
          </table:table-cell>
          <table:table-cell office:value-type="float" office:value="305.922" calcext:value-type="float">
            <text:p>305.922</text:p>
          </table:table-cell>
          <table:table-cell office:value-type="float" office:value="179.116" calcext:value-type="float">
            <text:p>179.116</text:p>
          </table:table-cell>
          <table:table-cell office:value-type="float" office:value="208.441" calcext:value-type="float">
            <text:p>208.441</text:p>
          </table:table-cell>
          <table:table-cell office:value-type="float" office:value="132.549" calcext:value-type="float">
            <text:p>132.549</text:p>
          </table:table-cell>
          <table:table-cell office:value-type="float" office:value="222.999" calcext:value-type="float">
            <text:p>222.999</text:p>
          </table:table-cell>
          <table:table-cell office:value-type="float" office:value="133.335" calcext:value-type="float">
            <text:p>133.335</text:p>
          </table:table-cell>
          <table:table-cell office:value-type="float" office:value="574.863" calcext:value-type="float">
            <text:p>574.863</text:p>
          </table:table-cell>
          <table:table-cell office:value-type="float" office:value="435.658" calcext:value-type="float">
            <text:p>435.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.833" calcext:value-type="float">
            <text:p>619.833</text:p>
          </table:table-cell>
          <table:table-cell office:value-type="float" office:value="248.898" calcext:value-type="float">
            <text:p>248.898</text:p>
          </table:table-cell>
          <table:table-cell office:value-type="float" office:value="277.293" calcext:value-type="float">
            <text:p>277.293</text:p>
          </table:table-cell>
          <table:table-cell office:value-type="float" office:value="185.064" calcext:value-type="float">
            <text:p>185.064</text:p>
          </table:table-cell>
          <table:table-cell office:value-type="float" office:value="379.93" calcext:value-type="float">
            <text:p>379.93</text:p>
          </table:table-cell>
          <table:table-cell office:value-type="float" office:value="209.296" calcext:value-type="float">
            <text:p>209.296</text:p>
          </table:table-cell>
          <table:table-cell office:value-type="float" office:value="214.59" calcext:value-type="float">
            <text:p>214.59</text:p>
          </table:table-cell>
          <table:table-cell office:value-type="float" office:value="151.976" calcext:value-type="float">
            <text:p>151.976</text:p>
          </table:table-cell>
          <table:table-cell office:value-type="float" office:value="655.865" calcext:value-type="float">
            <text:p>655.865</text:p>
          </table:table-cell>
          <table:table-cell office:value-type="float" office:value="463.787" calcext:value-type="float">
            <text:p>463.787</text:p>
          </table:table-cell>
          <table:table-cell office:value-type="float" office:value="570.566" calcext:value-type="float">
            <text:p>570.566</text:p>
          </table:table-cell>
          <table:table-cell office:value-type="float" office:value="413.78" calcext:value-type="float">
            <text:p>413.78</text:p>
          </table:table-cell>
          <table:table-cell table:number-columns-repeated="2" office:value-type="float" office:value="835.804" calcext:value-type="float">
            <text:p>835.8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5.774" calcext:value-type="float">
            <text:p>845.774</text:p>
          </table:table-cell>
          <table:table-cell office:value-type="float" office:value="637.001" calcext:value-type="float">
            <text:p>637.001</text:p>
          </table:table-cell>
          <table:table-cell office:value-type="float" office:value="812.699" calcext:value-type="float">
            <text:p>812.699</text:p>
          </table:table-cell>
          <table:table-cell office:value-type="float" office:value="584.437" calcext:value-type="float">
            <text:p>584.437</text:p>
          </table:table-cell>
          <table:table-cell office:value-type="float" office:value="837.018" calcext:value-type="float">
            <text:p>837.018</text:p>
          </table:table-cell>
          <table:table-cell office:value-type="float" office:value="652.199" calcext:value-type="float">
            <text:p>652.199</text:p>
          </table:table-cell>
          <table:table-cell office:value-type="float" office:value="867.218" calcext:value-type="float">
            <text:p>867.218</text:p>
          </table:table-cell>
          <table:table-cell office:value-type="float" office:value="689.613" calcext:value-type="float">
            <text:p>689.6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39.285" calcext:value-type="float">
            <text:p>939.285</text:p>
          </table:table-cell>
          <table:table-cell office:value-type="float" office:value="619.636" calcext:value-type="float">
            <text:p>619.636</text:p>
          </table:table-cell>
          <table:table-cell office:value-type="float" office:value="1037.46" calcext:value-type="float">
            <text:p>1037.46</text:p>
          </table:table-cell>
          <table:table-cell office:value-type="float" office:value="772.605" calcext:value-type="float">
            <text:p>772.605</text:p>
          </table:table-cell>
          <table:table-cell office:value-type="float" office:value="1.2829" calcext:value-type="float">
            <text:p>1.2829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59.71" calcext:value-type="float">
            <text:p>1159.71</text:p>
          </table:table-cell>
          <table:table-cell office:value-type="float" office:value="913.225" calcext:value-type="float">
            <text:p>913.225</text:p>
          </table:table-cell>
          <table:table-cell office:value-type="float" office:value="1127.48" calcext:value-type="float">
            <text:p>1127.48</text:p>
          </table:table-cell>
          <table:table-cell office:value-type="float" office:value="869.777" calcext:value-type="float">
            <text:p>869.7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9.11" calcext:value-type="float">
            <text:p>1339.11</text:p>
          </table:table-cell>
          <table:table-cell office:value-type="float" office:value="1300.67" calcext:value-type="float">
            <text:p>1300.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3153" calcext:value-type="float">
            <text:p>1.33153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7.05" calcext:value-type="float">
            <text:p>1767.05</text:p>
          </table:table-cell>
          <table:table-cell office:value-type="float" office:value="1766.32" calcext:value-type="float">
            <text:p>1766.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165.83" calcext:value-type="float">
            <text:p>2165.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.243" calcext:value-type="float">
            <text:p>218.243</text:p>
          </table:table-cell>
          <table:table-cell office:value-type="float" office:value="137.906" calcext:value-type="float">
            <text:p>137.906</text:p>
          </table:table-cell>
          <table:table-cell office:value-type="float" office:value="7.60363" calcext:value-type="float">
            <text:p>7.60363</text:p>
          </table:table-cell>
          <table:table-cell office:value-type="float" office:value="3.22321" calcext:value-type="float">
            <text:p>3.22321</text:p>
          </table:table-cell>
          <table:table-cell office:value-type="float" office:value="10.728" calcext:value-type="float">
            <text:p>10.728</text:p>
          </table:table-cell>
          <table:table-cell office:value-type="float" office:value="5.15557" calcext:value-type="float">
            <text:p>5.15557</text:p>
          </table:table-cell>
          <table:table-cell office:value-type="float" office:value="12.3898" calcext:value-type="float">
            <text:p>12.3898</text:p>
          </table:table-cell>
          <table:table-cell office:value-type="float" office:value="6.82076" calcext:value-type="float">
            <text:p>6.82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249" calcext:value-type="float">
            <text:p>193.249</text:p>
          </table:table-cell>
          <table:table-cell office:value-type="float" office:value="33.758" calcext:value-type="float">
            <text:p>33.758</text:p>
          </table:table-cell>
          <table:table-cell office:value-type="float" office:value="196.242" calcext:value-type="float">
            <text:p>196.242</text:p>
          </table:table-cell>
          <table:table-cell office:value-type="float" office:value="35.5447" calcext:value-type="float">
            <text:p>35.5447</text:p>
          </table:table-cell>
          <table:table-cell office:value-type="float" office:value="113.465" calcext:value-type="float">
            <text:p>113.465</text:p>
          </table:table-cell>
          <table:table-cell office:value-type="float" office:value="64.2633" calcext:value-type="float">
            <text:p>64.2633</text:p>
          </table:table-cell>
          <table:table-cell office:value-type="float" office:value="33.1057" calcext:value-type="float">
            <text:p>33.1057</text:p>
          </table:table-cell>
          <table:table-cell office:value-type="float" office:value="33.1126" calcext:value-type="float">
            <text:p>33.1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7523" calcext:value-type="float">
            <text:p>88.7523</text:p>
          </table:table-cell>
          <table:table-cell office:value-type="float" office:value="43.9224" calcext:value-type="float">
            <text:p>43.9224</text:p>
          </table:table-cell>
          <table:table-cell office:value-type="float" office:value="98.3099" calcext:value-type="float">
            <text:p>98.3099</text:p>
          </table:table-cell>
          <table:table-cell office:value-type="float" office:value="56.0752" calcext:value-type="float">
            <text:p>56.0752</text:p>
          </table:table-cell>
          <table:table-cell office:value-type="float" office:value="136.435" calcext:value-type="float">
            <text:p>136.435</text:p>
          </table:table-cell>
          <table:table-cell office:value-type="float" office:value="69.5179" calcext:value-type="float">
            <text:p>69.51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.78" calcext:value-type="float">
            <text:p>138.78</text:p>
          </table:table-cell>
          <table:table-cell office:value-type="float" office:value="63.9583" calcext:value-type="float">
            <text:p>63.9583</text:p>
          </table:table-cell>
          <table:table-cell office:value-type="float" office:value="52.0306" calcext:value-type="float">
            <text:p>52.0306</text:p>
          </table:table-cell>
          <table:table-cell office:value-type="float" office:value="34.655" calcext:value-type="float">
            <text:p>34.655</text:p>
          </table:table-cell>
          <table:table-cell office:value-type="float" office:value="153.113" calcext:value-type="float">
            <text:p>153.113</text:p>
          </table:table-cell>
          <table:table-cell office:value-type="float" office:value="88.643" calcext:value-type="float">
            <text:p>88.643</text:p>
          </table:table-cell>
          <table:table-cell office:value-type="float" office:value="219.577" calcext:value-type="float">
            <text:p>219.577</text:p>
          </table:table-cell>
          <table:table-cell office:value-type="float" office:value="106.617" calcext:value-type="float">
            <text:p>106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0371" calcext:value-type="float">
            <text:p>98.0371</text:p>
          </table:table-cell>
          <table:table-cell office:value-type="float" office:value="92.3532" calcext:value-type="float">
            <text:p>92.3532</text:p>
          </table:table-cell>
          <table:table-cell office:value-type="float" office:value="48.5801" calcext:value-type="float">
            <text:p>48.5801</text:p>
          </table:table-cell>
          <table:table-cell office:value-type="float" office:value="48.5712" calcext:value-type="float">
            <text:p>48.5712</text:p>
          </table:table-cell>
          <table:table-cell office:value-type="float" office:value="197.79" calcext:value-type="float">
            <text:p>197.79</text:p>
          </table:table-cell>
          <table:table-cell office:value-type="float" office:value="83.1186" calcext:value-type="float">
            <text:p>83.1186</text:p>
          </table:table-cell>
          <table:table-cell office:value-type="float" office:value="234.641" calcext:value-type="float">
            <text:p>234.641</text:p>
          </table:table-cell>
          <table:table-cell office:value-type="float" office:value="111.345" calcext:value-type="float">
            <text:p>111.345</text:p>
          </table:table-cell>
          <table:table-cell office:value-type="float" office:value="393.038" calcext:value-type="float">
            <text:p>393.038</text:p>
          </table:table-cell>
          <table:table-cell office:value-type="float" office:value="287.441" calcext:value-type="float">
            <text:p>287.4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.053" calcext:value-type="float">
            <text:p>126.053</text:p>
          </table:table-cell>
          <table:table-cell office:value-type="float" office:value="117.624" calcext:value-type="float">
            <text:p>117.624</text:p>
          </table:table-cell>
          <table:table-cell office:value-type="float" office:value="135.719" calcext:value-type="float">
            <text:p>135.719</text:p>
          </table:table-cell>
          <table:table-cell office:value-type="float" office:value="94.0163" calcext:value-type="float">
            <text:p>94.0163</text:p>
          </table:table-cell>
          <table:table-cell office:value-type="float" office:value="194.479" calcext:value-type="float">
            <text:p>194.479</text:p>
          </table:table-cell>
          <table:table-cell office:value-type="float" office:value="114.591" calcext:value-type="float">
            <text:p>114.591</text:p>
          </table:table-cell>
          <table:table-cell office:value-type="float" office:value="270.557" calcext:value-type="float">
            <text:p>270.557</text:p>
          </table:table-cell>
          <table:table-cell office:value-type="float" office:value="132.301" calcext:value-type="float">
            <text:p>132.301</text:p>
          </table:table-cell>
          <table:table-cell office:value-type="float" office:value="114.861" calcext:value-type="float">
            <text:p>114.861</text:p>
          </table:table-cell>
          <table:table-cell office:value-type="float" office:value="81.3476" calcext:value-type="float">
            <text:p>81.3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316" calcext:value-type="float">
            <text:p>126.316</text:p>
          </table:table-cell>
          <table:table-cell office:value-type="float" office:value="126.076" calcext:value-type="float">
            <text:p>126.076</text:p>
          </table:table-cell>
          <table:table-cell office:value-type="float" office:value="378.309" calcext:value-type="float">
            <text:p>378.309</text:p>
          </table:table-cell>
          <table:table-cell office:value-type="float" office:value="182.92" calcext:value-type="float">
            <text:p>182.92</text:p>
          </table:table-cell>
          <table:table-cell office:value-type="float" office:value="207.378" calcext:value-type="float">
            <text:p>207.378</text:p>
          </table:table-cell>
          <table:table-cell office:value-type="float" office:value="138.297" calcext:value-type="float">
            <text:p>138.297</text:p>
          </table:table-cell>
          <table:table-cell office:value-type="float" office:value="209.681" calcext:value-type="float">
            <text:p>209.681</text:p>
          </table:table-cell>
          <table:table-cell office:value-type="float" office:value="134.062" calcext:value-type="float">
            <text:p>134.0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.672" calcext:value-type="float">
            <text:p>186.672</text:p>
          </table:table-cell>
          <table:table-cell office:value-type="float" office:value="186.556" calcext:value-type="float">
            <text:p>186.556</text:p>
          </table:table-cell>
          <table:table-cell office:value-type="float" office:value="283.924" calcext:value-type="float">
            <text:p>283.924</text:p>
          </table:table-cell>
          <table:table-cell office:value-type="float" office:value="191.161" calcext:value-type="float">
            <text:p>191.161</text:p>
          </table:table-cell>
          <table:table-cell office:value-type="float" office:value="357.774" calcext:value-type="float">
            <text:p>357.774</text:p>
          </table:table-cell>
          <table:table-cell office:value-type="float" office:value="209.551" calcext:value-type="float">
            <text:p>209.551</text:p>
          </table:table-cell>
          <table:table-cell office:value-type="float" office:value="217.711" calcext:value-type="float">
            <text:p>217.711</text:p>
          </table:table-cell>
          <table:table-cell office:value-type="float" office:value="154.765" calcext:value-type="float">
            <text:p>154.765</text:p>
          </table:table-cell>
          <table:table-cell office:value-type="float" office:value="571.779" calcext:value-type="float">
            <text:p>571.779</text:p>
          </table:table-cell>
          <table:table-cell office:value-type="float" office:value="437.347" calcext:value-type="float">
            <text:p>437.347</text:p>
          </table:table-cell>
          <table:table-cell office:value-type="float" office:value="664.006" calcext:value-type="float">
            <text:p>664.006</text:p>
          </table:table-cell>
          <table:table-cell office:value-type="float" office:value="494.301" calcext:value-type="float">
            <text:p>494.3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7.635" calcext:value-type="float">
            <text:p>857.635</text:p>
          </table:table-cell>
          <table:table-cell office:value-type="float" office:value="665.323" calcext:value-type="float">
            <text:p>665.323</text:p>
          </table:table-cell>
          <table:table-cell office:value-type="float" office:value="709.177" calcext:value-type="float">
            <text:p>709.177</text:p>
          </table:table-cell>
          <table:table-cell office:value-type="float" office:value="503.97" calcext:value-type="float">
            <text:p>503.97</text:p>
          </table:table-cell>
          <table:table-cell office:value-type="float" office:value="784.326" calcext:value-type="float">
            <text:p>784.326</text:p>
          </table:table-cell>
          <table:table-cell office:value-type="float" office:value="560.013" calcext:value-type="float">
            <text:p>560.0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33.981" calcext:value-type="float">
            <text:p>933.981</text:p>
          </table:table-cell>
          <table:table-cell office:value-type="float" office:value="638.989" calcext:value-type="float">
            <text:p>638.989</text:p>
          </table:table-cell>
          <table:table-cell office:value-type="float" office:value="867.445" calcext:value-type="float">
            <text:p>867.445</text:p>
          </table:table-cell>
          <table:table-cell office:value-type="float" office:value="689.781" calcext:value-type="float">
            <text:p>689.781</text:p>
          </table:table-cell>
          <table:table-cell office:value-type="float" office:value="1075.04" calcext:value-type="float">
            <text:p>1075.04</text:p>
          </table:table-cell>
          <table:table-cell office:value-type="float" office:value="932.414" calcext:value-type="float">
            <text:p>932.414</text:p>
          </table:table-cell>
          <table:table-cell office:value-type="float" office:value="1086.28" calcext:value-type="float">
            <text:p>1086.28</text:p>
          </table:table-cell>
          <table:table-cell office:value-type="float" office:value="896.605" calcext:value-type="float">
            <text:p>896.6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0.21" calcext:value-type="float">
            <text:p>1150.21</text:p>
          </table:table-cell>
          <table:table-cell office:value-type="float" office:value="854.758" calcext:value-type="float">
            <text:p>854.758</text:p>
          </table:table-cell>
          <table:table-cell office:value-type="float" office:value="1324.14" calcext:value-type="float">
            <text:p>1324.14</text:p>
          </table:table-cell>
          <table:table-cell office:value-type="float" office:value="1107.38" calcext:value-type="float">
            <text:p>1107.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24.25" calcext:value-type="float">
            <text:p>1324.25</text:p>
          </table:table-cell>
          <table:table-cell office:value-type="float" office:value="1153.69" calcext:value-type="float">
            <text:p>1153.69</text:p>
          </table:table-cell>
          <table:table-cell office:value-type="float" office:value="1611.94" calcext:value-type="float">
            <text:p>1611.94</text:p>
          </table:table-cell>
          <table:table-cell office:value-type="float" office:value="1614.78" calcext:value-type="float">
            <text:p>1614.78</text:p>
          </table:table-cell>
          <table:table-cell office:value-type="float" office:value="1576.37" calcext:value-type="float">
            <text:p>1576.37</text:p>
          </table:table-cell>
          <table:table-cell office:value-type="float" office:value="1576.25" calcext:value-type="float">
            <text:p>1576.25</text:p>
          </table:table-cell>
          <table:table-cell office:value-type="float" office:value="1.34189" calcext:value-type="float">
            <text:p>1.34189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95.91" calcext:value-type="float">
            <text:p>1595.91</text:p>
          </table:table-cell>
          <table:table-cell office:value-type="float" office:value="1855.02" calcext:value-type="float">
            <text:p>1855.02</text:p>
          </table:table-cell>
          <table:table-cell office:value-type="float" office:value="1677.34" calcext:value-type="float">
            <text:p>1677.3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.085" calcext:value-type="float">
            <text:p>222.085</text:p>
          </table:table-cell>
          <table:table-cell office:value-type="float" office:value="140.179" calcext:value-type="float">
            <text:p>140.179</text:p>
          </table:table-cell>
          <table:table-cell office:value-type="float" office:value="7.56578" calcext:value-type="float">
            <text:p>7.56578</text:p>
          </table:table-cell>
          <table:table-cell office:value-type="float" office:value="3.22161" calcext:value-type="float">
            <text:p>3.22161</text:p>
          </table:table-cell>
          <table:table-cell office:value-type="float" office:value="11.1211" calcext:value-type="float">
            <text:p>11.1211</text:p>
          </table:table-cell>
          <table:table-cell office:value-type="float" office:value="5.16673" calcext:value-type="float">
            <text:p>5.16673</text:p>
          </table:table-cell>
          <table:table-cell office:value-type="float" office:value="13.3336" calcext:value-type="float">
            <text:p>13.3336</text:p>
          </table:table-cell>
          <table:table-cell office:value-type="float" office:value="6.95246" calcext:value-type="float">
            <text:p>6.95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.505" calcext:value-type="float">
            <text:p>200.505</text:p>
          </table:table-cell>
          <table:table-cell office:value-type="float" office:value="34.8055" calcext:value-type="float">
            <text:p>34.8055</text:p>
          </table:table-cell>
          <table:table-cell office:value-type="float" office:value="194.241" calcext:value-type="float">
            <text:p>194.241</text:p>
          </table:table-cell>
          <table:table-cell office:value-type="float" office:value="35.6492" calcext:value-type="float">
            <text:p>35.6492</text:p>
          </table:table-cell>
          <table:table-cell office:value-type="float" office:value="392.97" calcext:value-type="float">
            <text:p>392.97</text:p>
          </table:table-cell>
          <table:table-cell office:value-type="float" office:value="94.6796" calcext:value-type="float">
            <text:p>94.6796</text:p>
          </table:table-cell>
          <table:table-cell office:value-type="float" office:value="34.5066" calcext:value-type="float">
            <text:p>34.5066</text:p>
          </table:table-cell>
          <table:table-cell office:value-type="float" office:value="34.4941" calcext:value-type="float">
            <text:p>34.4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929" calcext:value-type="float">
            <text:p>87.929</text:p>
          </table:table-cell>
          <table:table-cell office:value-type="float" office:value="45.1415" calcext:value-type="float">
            <text:p>45.1415</text:p>
          </table:table-cell>
          <table:table-cell office:value-type="float" office:value="97.7317" calcext:value-type="float">
            <text:p>97.7317</text:p>
          </table:table-cell>
          <table:table-cell office:value-type="float" office:value="56.2311" calcext:value-type="float">
            <text:p>56.2311</text:p>
          </table:table-cell>
          <table:table-cell office:value-type="float" office:value="98.7088" calcext:value-type="float">
            <text:p>98.7088</text:p>
          </table:table-cell>
          <table:table-cell office:value-type="float" office:value="57.5211" calcext:value-type="float">
            <text:p>57.5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9.99" calcext:value-type="float">
            <text:p>159.99</text:p>
          </table:table-cell>
          <table:table-cell office:value-type="float" office:value="62.298" calcext:value-type="float">
            <text:p>62.298</text:p>
          </table:table-cell>
          <table:table-cell office:value-type="float" office:value="110.625" calcext:value-type="float">
            <text:p>110.625</text:p>
          </table:table-cell>
          <table:table-cell office:value-type="float" office:value="48.9038" calcext:value-type="float">
            <text:p>48.9038</text:p>
          </table:table-cell>
          <table:table-cell office:value-type="float" office:value="141.295" calcext:value-type="float">
            <text:p>141.295</text:p>
          </table:table-cell>
          <table:table-cell office:value-type="float" office:value="100.182" calcext:value-type="float">
            <text:p>100.182</text:p>
          </table:table-cell>
          <table:table-cell office:value-type="float" office:value="79.8956" calcext:value-type="float">
            <text:p>79.8956</text:p>
          </table:table-cell>
          <table:table-cell office:value-type="float" office:value="73.1496" calcext:value-type="float">
            <text:p>73.1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791" calcext:value-type="float">
            <text:p>109.791</text:p>
          </table:table-cell>
          <table:table-cell office:value-type="float" office:value="101.973" calcext:value-type="float">
            <text:p>101.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87" calcext:value-type="float">
            <text:p>219.87</text:p>
          </table:table-cell>
          <table:table-cell office:value-type="float" office:value="88.525" calcext:value-type="float">
            <text:p>88.525</text:p>
          </table:table-cell>
          <table:table-cell office:value-type="float" office:value="267.315" calcext:value-type="float">
            <text:p>267.315</text:p>
          </table:table-cell>
          <table:table-cell office:value-type="float" office:value="110.711" calcext:value-type="float">
            <text:p>110.711</text:p>
          </table:table-cell>
          <table:table-cell office:value-type="float" office:value="407.556" calcext:value-type="float">
            <text:p>407.556</text:p>
          </table:table-cell>
          <table:table-cell office:value-type="float" office:value="325.875" calcext:value-type="float">
            <text:p>325.8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.684" calcext:value-type="float">
            <text:p>141.684</text:p>
          </table:table-cell>
          <table:table-cell office:value-type="float" office:value="128.999" calcext:value-type="float">
            <text:p>128.999</text:p>
          </table:table-cell>
          <table:table-cell office:value-type="float" office:value="161.497" calcext:value-type="float">
            <text:p>161.497</text:p>
          </table:table-cell>
          <table:table-cell office:value-type="float" office:value="99.6258" calcext:value-type="float">
            <text:p>99.6258</text:p>
          </table:table-cell>
          <table:table-cell office:value-type="float" office:value="201.84" calcext:value-type="float">
            <text:p>201.84</text:p>
          </table:table-cell>
          <table:table-cell office:value-type="float" office:value="116.275" calcext:value-type="float">
            <text:p>116.275</text:p>
          </table:table-cell>
          <table:table-cell office:value-type="float" office:value="277.951" calcext:value-type="float">
            <text:p>277.951</text:p>
          </table:table-cell>
          <table:table-cell office:value-type="float" office:value="129.564" calcext:value-type="float">
            <text:p>129.564</text:p>
          </table:table-cell>
          <table:table-cell office:value-type="float" office:value="178.989" calcext:value-type="float">
            <text:p>178.989</text:p>
          </table:table-cell>
          <table:table-cell office:value-type="float" office:value="80.7737" calcext:value-type="float">
            <text:p>80.7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112" calcext:value-type="float">
            <text:p>132.112</text:p>
          </table:table-cell>
          <table:table-cell office:value-type="float" office:value="131.867" calcext:value-type="float">
            <text:p>131.867</text:p>
          </table:table-cell>
          <table:table-cell office:value-type="float" office:value="269.374" calcext:value-type="float">
            <text:p>269.374</text:p>
          </table:table-cell>
          <table:table-cell office:value-type="float" office:value="163.555" calcext:value-type="float">
            <text:p>163.555</text:p>
          </table:table-cell>
          <table:table-cell office:value-type="float" office:value="221.168" calcext:value-type="float">
            <text:p>221.168</text:p>
          </table:table-cell>
          <table:table-cell office:value-type="float" office:value="144.947" calcext:value-type="float">
            <text:p>144.947</text:p>
          </table:table-cell>
          <table:table-cell office:value-type="float" office:value="209.814" calcext:value-type="float">
            <text:p>209.814</text:p>
          </table:table-cell>
          <table:table-cell office:value-type="float" office:value="137.047" calcext:value-type="float">
            <text:p>137.04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99.903" calcext:value-type="float">
            <text:p>199.903</text:p>
          </table:table-cell>
          <table:table-cell office:value-type="float" office:value="294.635" calcext:value-type="float">
            <text:p>294.635</text:p>
          </table:table-cell>
          <table:table-cell office:value-type="float" office:value="193.93" calcext:value-type="float">
            <text:p>193.93</text:p>
          </table:table-cell>
          <table:table-cell office:value-type="float" office:value="356.999" calcext:value-type="float">
            <text:p>356.999</text:p>
          </table:table-cell>
          <table:table-cell office:value-type="float" office:value="212.894" calcext:value-type="float">
            <text:p>212.894</text:p>
          </table:table-cell>
          <table:table-cell office:value-type="float" office:value="221.268" calcext:value-type="float">
            <text:p>221.268</text:p>
          </table:table-cell>
          <table:table-cell office:value-type="float" office:value="157.82" calcext:value-type="float">
            <text:p>157.82</text:p>
          </table:table-cell>
          <table:table-cell office:value-type="float" office:value="711.245" calcext:value-type="float">
            <text:p>711.245</text:p>
          </table:table-cell>
          <table:table-cell office:value-type="float" office:value="481.763" calcext:value-type="float">
            <text:p>481.763</text:p>
          </table:table-cell>
          <table:table-cell office:value-type="float" office:value="732.512" calcext:value-type="float">
            <text:p>732.512</text:p>
          </table:table-cell>
          <table:table-cell office:value-type="float" office:value="576.824" calcext:value-type="float">
            <text:p>576.8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62.98" calcext:value-type="float">
            <text:p>162.98</text:p>
          </table:table-cell>
          <table:table-cell office:value-type="float" office:value="860.827" calcext:value-type="float">
            <text:p>860.827</text:p>
          </table:table-cell>
          <table:table-cell office:value-type="float" office:value="683.816" calcext:value-type="float">
            <text:p>683.816</text:p>
          </table:table-cell>
          <table:table-cell office:value-type="float" office:value="544.07" calcext:value-type="float">
            <text:p>544.07</text:p>
          </table:table-cell>
          <table:table-cell office:value-type="float" office:value="536.16" calcext:value-type="float">
            <text:p>536.16</text:p>
          </table:table-cell>
          <table:table-cell office:value-type="float" office:value="706.085" calcext:value-type="float">
            <text:p>706.085</text:p>
          </table:table-cell>
          <table:table-cell office:value-type="float" office:value="489.27" calcext:value-type="float">
            <text:p>489.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91.18" calcext:value-type="float">
            <text:p>591.18</text:p>
          </table:table-cell>
          <table:table-cell office:value-type="float" office:value="588.083" calcext:value-type="float">
            <text:p>588.083</text:p>
          </table:table-cell>
          <table:table-cell office:value-type="float" office:value="857.869" calcext:value-type="float">
            <text:p>857.869</text:p>
          </table:table-cell>
          <table:table-cell office:value-type="float" office:value="650.805" calcext:value-type="float">
            <text:p>650.805</text:p>
          </table:table-cell>
          <table:table-cell office:value-type="float" office:value="1061.77" calcext:value-type="float">
            <text:p>1061.77</text:p>
          </table:table-cell>
          <table:table-cell office:value-type="float" office:value="865.687" calcext:value-type="float">
            <text:p>865.687</text:p>
          </table:table-cell>
          <table:table-cell office:value-type="float" office:value="1053.54" calcext:value-type="float">
            <text:p>1053.54</text:p>
          </table:table-cell>
          <table:table-cell office:value-type="float" office:value="823.848" calcext:value-type="float">
            <text:p>823.8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02.12" calcext:value-type="float">
            <text:p>1202.12</text:p>
          </table:table-cell>
          <table:table-cell office:value-type="float" office:value="907.329" calcext:value-type="float">
            <text:p>907.329</text:p>
          </table:table-cell>
          <table:table-cell office:value-type="float" office:value="1264.11" calcext:value-type="float">
            <text:p>1264.11</text:p>
          </table:table-cell>
          <table:table-cell office:value-type="float" office:value="1057.47" calcext:value-type="float">
            <text:p>1057.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98.28" calcext:value-type="float">
            <text:p>1498.28</text:p>
          </table:table-cell>
          <table:table-cell office:value-type="float" office:value="1475.08" calcext:value-type="float">
            <text:p>1475.08</text:p>
          </table:table-cell>
          <table:table-cell office:value-type="float" office:value="1474.53" calcext:value-type="float">
            <text:p>1474.53</text:p>
          </table:table-cell>
          <table:table-cell office:value-type="float" office:value="1467.39" calcext:value-type="float">
            <text:p>1467.39</text:p>
          </table:table-cell>
          <table:table-cell office:value-type="float" office:value="1355.52" calcext:value-type="float">
            <text:p>1355.52</text:p>
          </table:table-cell>
          <table:table-cell office:value-type="float" office:value="1340.38" calcext:value-type="float">
            <text:p>1340.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20.26" calcext:value-type="float">
            <text:p>1620.26</text:p>
          </table:table-cell>
          <table:table-cell office:value-type="float" office:value="1786.92" calcext:value-type="float">
            <text:p>1786.92</text:p>
          </table:table-cell>
          <table:table-cell office:value-type="float" office:value="1792.06" calcext:value-type="float">
            <text:p>1792.06</text:p>
          </table:table-cell>
          <table:table-cell office:value-type="float" office:value="1608.8" calcext:value-type="float">
            <text:p>1608.8</text:p>
          </table:table-cell>
          <table:table-cell office:value-type="float" office:value="1585.64" calcext:value-type="float">
            <text:p>1585.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190.53" calcext:value-type="float">
            <text:p>2190.5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.716" calcext:value-type="float">
            <text:p>226.716</text:p>
          </table:table-cell>
          <table:table-cell office:value-type="float" office:value="142.59" calcext:value-type="float">
            <text:p>142.59</text:p>
          </table:table-cell>
          <table:table-cell office:value-type="float" office:value="7.89932" calcext:value-type="float">
            <text:p>7.89932</text:p>
          </table:table-cell>
          <table:table-cell office:value-type="float" office:value="3.28037" calcext:value-type="float">
            <text:p>3.28037</text:p>
          </table:table-cell>
          <table:table-cell office:value-type="float" office:value="11.0048" calcext:value-type="float">
            <text:p>11.0048</text:p>
          </table:table-cell>
          <table:table-cell office:value-type="float" office:value="5.12212" calcext:value-type="float">
            <text:p>5.12212</text:p>
          </table:table-cell>
          <table:table-cell office:value-type="float" office:value="12.7707" calcext:value-type="float">
            <text:p>12.7707</text:p>
          </table:table-cell>
          <table:table-cell office:value-type="float" office:value="6.91638" calcext:value-type="float">
            <text:p>6.91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527" calcext:value-type="float">
            <text:p>182.527</text:p>
          </table:table-cell>
          <table:table-cell office:value-type="float" office:value="32.7085" calcext:value-type="float">
            <text:p>32.7085</text:p>
          </table:table-cell>
          <table:table-cell office:value-type="float" office:value="214.788" calcext:value-type="float">
            <text:p>214.788</text:p>
          </table:table-cell>
          <table:table-cell office:value-type="float" office:value="37.5789" calcext:value-type="float">
            <text:p>37.5789</text:p>
          </table:table-cell>
          <table:table-cell office:value-type="float" office:value="63.33" calcext:value-type="float">
            <text:p>63.33</text:p>
          </table:table-cell>
          <table:table-cell office:value-type="float" office:value="47.4559" calcext:value-type="float">
            <text:p>47.4559</text:p>
          </table:table-cell>
          <table:table-cell office:value-type="float" office:value="36.1262" calcext:value-type="float">
            <text:p>36.1262</text:p>
          </table:table-cell>
          <table:table-cell office:value-type="float" office:value="36.1111" calcext:value-type="float">
            <text:p>36.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039" calcext:value-type="float">
            <text:p>101.039</text:p>
          </table:table-cell>
          <table:table-cell office:value-type="float" office:value="46.1235" calcext:value-type="float">
            <text:p>46.1235</text:p>
          </table:table-cell>
          <table:table-cell office:value-type="float" office:value="102.334" calcext:value-type="float">
            <text:p>102.334</text:p>
          </table:table-cell>
          <table:table-cell office:value-type="float" office:value="57.5643" calcext:value-type="float">
            <text:p>57.5643</text:p>
          </table:table-cell>
          <table:table-cell office:value-type="float" office:value="97.1592" calcext:value-type="float">
            <text:p>97.1592</text:p>
          </table:table-cell>
          <table:table-cell office:value-type="float" office:value="58.9271" calcext:value-type="float">
            <text:p>58.9271</text:p>
          </table:table-cell>
          <table:table-cell office:value-type="float" office:value="48.9249" calcext:value-type="float">
            <text:p>48.9249</text:p>
          </table:table-cell>
          <table:table-cell office:value-type="float" office:value="48.9267" calcext:value-type="float">
            <text:p>48.9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813" calcext:value-type="float">
            <text:p>134.813</text:p>
          </table:table-cell>
          <table:table-cell office:value-type="float" office:value="66.4095" calcext:value-type="float">
            <text:p>66.4095</text:p>
          </table:table-cell>
          <table:table-cell office:value-type="float" office:value="90.4136" calcext:value-type="float">
            <text:p>90.4136</text:p>
          </table:table-cell>
          <table:table-cell office:value-type="float" office:value="66.4596" calcext:value-type="float">
            <text:p>66.4596</text:p>
          </table:table-cell>
          <table:table-cell office:value-type="float" office:value="208.74" calcext:value-type="float">
            <text:p>208.74</text:p>
          </table:table-cell>
          <table:table-cell office:value-type="float" office:value="98.0615" calcext:value-type="float">
            <text:p>98.0615</text:p>
          </table:table-cell>
          <table:table-cell office:value-type="float" office:value="88.6589" calcext:value-type="float">
            <text:p>88.6589</text:p>
          </table:table-cell>
          <table:table-cell office:value-type="float" office:value="77.5089" calcext:value-type="float">
            <text:p>77.5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155" calcext:value-type="float">
            <text:p>130.155</text:p>
          </table:table-cell>
          <table:table-cell office:value-type="float" office:value="116.967" calcext:value-type="float">
            <text:p>116.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166" calcext:value-type="float">
            <text:p>178.166</text:p>
          </table:table-cell>
          <table:table-cell office:value-type="float" office:value="93.0854" calcext:value-type="float">
            <text:p>93.0854</text:p>
          </table:table-cell>
          <table:table-cell office:value-type="float" office:value="265.897" calcext:value-type="float">
            <text:p>265.897</text:p>
          </table:table-cell>
          <table:table-cell office:value-type="float" office:value="102.265" calcext:value-type="float">
            <text:p>102.265</text:p>
          </table:table-cell>
          <table:table-cell table:number-columns-repeated="2" office:value-type="float" office:value="240.218" calcext:value-type="float">
            <text:p>240.2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.603" calcext:value-type="float">
            <text:p>169.603</text:p>
          </table:table-cell>
          <table:table-cell office:value-type="float" office:value="147.071" calcext:value-type="float">
            <text:p>147.071</text:p>
          </table:table-cell>
          <table:table-cell office:value-type="float" office:value="145.621" calcext:value-type="float">
            <text:p>145.621</text:p>
          </table:table-cell>
          <table:table-cell office:value-type="float" office:value="101.592" calcext:value-type="float">
            <text:p>101.592</text:p>
          </table:table-cell>
          <table:table-cell office:value-type="float" office:value="198.342" calcext:value-type="float">
            <text:p>198.342</text:p>
          </table:table-cell>
          <table:table-cell office:value-type="float" office:value="116.04" calcext:value-type="float">
            <text:p>116.04</text:p>
          </table:table-cell>
          <table:table-cell office:value-type="float" office:value="291.259" calcext:value-type="float">
            <text:p>291.259</text:p>
          </table:table-cell>
          <table:table-cell office:value-type="float" office:value="132.981" calcext:value-type="float">
            <text:p>132.981</text:p>
          </table:table-cell>
          <table:table-cell office:value-type="float" office:value="111.79" calcext:value-type="float">
            <text:p>111.79</text:p>
          </table:table-cell>
          <table:table-cell office:value-type="float" office:value="88.3077" calcext:value-type="float">
            <text:p>88.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086" calcext:value-type="float">
            <text:p>139.086</text:p>
          </table:table-cell>
          <table:table-cell office:value-type="float" office:value="138.644" calcext:value-type="float">
            <text:p>138.644</text:p>
          </table:table-cell>
          <table:table-cell office:value-type="float" office:value="266.201" calcext:value-type="float">
            <text:p>266.201</text:p>
          </table:table-cell>
          <table:table-cell office:value-type="float" office:value="166.812" calcext:value-type="float">
            <text:p>166.812</text:p>
          </table:table-cell>
          <table:table-cell office:value-type="float" office:value="241.728" calcext:value-type="float">
            <text:p>241.728</text:p>
          </table:table-cell>
          <table:table-cell office:value-type="float" office:value="150.508" calcext:value-type="float">
            <text:p>150.508</text:p>
          </table:table-cell>
          <table:table-cell office:value-type="float" office:value="230.971" calcext:value-type="float">
            <text:p>230.971</text:p>
          </table:table-cell>
          <table:table-cell office:value-type="float" office:value="143.885" calcext:value-type="float">
            <text:p>143.8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6.536" calcext:value-type="float">
            <text:p>216.536</text:p>
          </table:table-cell>
          <table:table-cell office:value-type="float" office:value="216.342" calcext:value-type="float">
            <text:p>216.342</text:p>
          </table:table-cell>
          <table:table-cell office:value-type="float" office:value="291.903" calcext:value-type="float">
            <text:p>291.903</text:p>
          </table:table-cell>
          <table:table-cell office:value-type="float" office:value="194.514" calcext:value-type="float">
            <text:p>194.514</text:p>
          </table:table-cell>
          <table:table-cell office:value-type="float" office:value="361.613" calcext:value-type="float">
            <text:p>361.613</text:p>
          </table:table-cell>
          <table:table-cell office:value-type="float" office:value="215.503" calcext:value-type="float">
            <text:p>215.503</text:p>
          </table:table-cell>
          <table:table-cell office:value-type="float" office:value="225.926" calcext:value-type="float">
            <text:p>225.926</text:p>
          </table:table-cell>
          <table:table-cell office:value-type="float" office:value="161.02" calcext:value-type="float">
            <text:p>161.02</text:p>
          </table:table-cell>
          <table:table-cell office:value-type="float" office:value="498.247" calcext:value-type="float">
            <text:p>498.247</text:p>
          </table:table-cell>
          <table:table-cell office:value-type="float" office:value="404.967" calcext:value-type="float">
            <text:p>404.967</text:p>
          </table:table-cell>
          <table:table-cell office:value-type="float" office:value="1.01071" calcext:value-type="float">
            <text:p>1.01071</text:p>
          </table:table-cell>
          <table:table-cell office:value-type="float" office:value="0.985564" calcext:value-type="float">
            <text:p>0.9855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76.176" calcext:value-type="float">
            <text:p>176.176</text:p>
          </table:table-cell>
          <table:table-cell office:value-type="float" office:value="910.106" calcext:value-type="float">
            <text:p>910.106</text:p>
          </table:table-cell>
          <table:table-cell office:value-type="float" office:value="732.372" calcext:value-type="float">
            <text:p>732.372</text:p>
          </table:table-cell>
          <table:table-cell office:value-type="float" office:value="777.346" calcext:value-type="float">
            <text:p>777.346</text:p>
          </table:table-cell>
          <table:table-cell office:value-type="float" office:value="579.267" calcext:value-type="float">
            <text:p>579.267</text:p>
          </table:table-cell>
          <table:table-cell office:value-type="float" office:value="754.998" calcext:value-type="float">
            <text:p>754.998</text:p>
          </table:table-cell>
          <table:table-cell office:value-type="float" office:value="554.844" calcext:value-type="float">
            <text:p>554.844</text:p>
          </table:table-cell>
          <table:table-cell office:value-type="float" office:value="426.736" calcext:value-type="float">
            <text:p>426.736</text:p>
          </table:table-cell>
          <table:table-cell office:value-type="float" office:value="421.152" calcext:value-type="float">
            <text:p>421.1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9.17" calcext:value-type="float">
            <text:p>1009.17</text:p>
          </table:table-cell>
          <table:table-cell office:value-type="float" office:value="805.59" calcext:value-type="float">
            <text:p>805.59</text:p>
          </table:table-cell>
          <table:table-cell office:value-type="float" office:value="917.124" calcext:value-type="float">
            <text:p>917.124</text:p>
          </table:table-cell>
          <table:table-cell office:value-type="float" office:value="703.082" calcext:value-type="float">
            <text:p>703.082</text:p>
          </table:table-cell>
          <table:table-cell office:value-type="float" office:value="1042.35" calcext:value-type="float">
            <text:p>1042.35</text:p>
          </table:table-cell>
          <table:table-cell office:value-type="float" office:value="842.793" calcext:value-type="float">
            <text:p>842.793</text:p>
          </table:table-cell>
          <table:table-cell office:value-type="float" office:value="1110.13" calcext:value-type="float">
            <text:p>1110.13</text:p>
          </table:table-cell>
          <table:table-cell office:value-type="float" office:value="1004.39" calcext:value-type="float">
            <text:p>1004.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57.57" calcext:value-type="float">
            <text:p>1257.57</text:p>
          </table:table-cell>
          <table:table-cell office:value-type="float" office:value="988.324" calcext:value-type="float">
            <text:p>988.324</text:p>
          </table:table-cell>
          <table:table-cell table:number-columns-repeated="2" office:value-type="float" office:value="1368.05" calcext:value-type="float">
            <text:p>1368.05</text:p>
          </table:table-cell>
          <table:table-cell office:value-type="float" office:value="1417.28" calcext:value-type="float">
            <text:p>1417.28</text:p>
          </table:table-cell>
          <table:table-cell office:value-type="float" office:value="1413.29" calcext:value-type="float">
            <text:p>1413.29</text:p>
          </table:table-cell>
          <table:table-cell table:number-columns-repeated="2" office:value-type="float" office:value="1387.39" calcext:value-type="float">
            <text:p>1387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1.11" calcext:value-type="float">
            <text:p>1391.11</text:p>
          </table:table-cell>
          <table:table-cell office:value-type="float" office:value="1143.2" calcext:value-type="float">
            <text:p>1143.2</text:p>
          </table:table-cell>
          <table:table-cell office:value-type="float" office:value="1591.64" calcext:value-type="float">
            <text:p>1591.64</text:p>
          </table:table-cell>
          <table:table-cell office:value-type="float" office:value="1585.41" calcext:value-type="float">
            <text:p>1585.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00.55" calcext:value-type="float">
            <text:p>1700.55</text:p>
          </table:table-cell>
          <table:table-cell office:value-type="float" office:value="1689.3" calcext:value-type="float">
            <text:p>1689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93.35" calcext:value-type="float">
            <text:p>1793.3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.9" calcext:value-type="float">
            <text:p>230.9</text:p>
          </table:table-cell>
          <table:table-cell office:value-type="float" office:value="145.266" calcext:value-type="float">
            <text:p>145.266</text:p>
          </table:table-cell>
          <table:table-cell office:value-type="float" office:value="7.57058" calcext:value-type="float">
            <text:p>7.57058</text:p>
          </table:table-cell>
          <table:table-cell office:value-type="float" office:value="3.21375" calcext:value-type="float">
            <text:p>3.21375</text:p>
          </table:table-cell>
          <table:table-cell office:value-type="float" office:value="10.3752" calcext:value-type="float">
            <text:p>10.3752</text:p>
          </table:table-cell>
          <table:table-cell office:value-type="float" office:value="5.03937" calcext:value-type="float">
            <text:p>5.03937</text:p>
          </table:table-cell>
          <table:table-cell office:value-type="float" office:value="13.5206" calcext:value-type="float">
            <text:p>13.5206</text:p>
          </table:table-cell>
          <table:table-cell office:value-type="float" office:value="7.07234" calcext:value-type="float">
            <text:p>7.07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816" calcext:value-type="float">
            <text:p>184.816</text:p>
          </table:table-cell>
          <table:table-cell office:value-type="float" office:value="32.4542" calcext:value-type="float">
            <text:p>32.4542</text:p>
          </table:table-cell>
          <table:table-cell office:value-type="float" office:value="202.195" calcext:value-type="float">
            <text:p>202.195</text:p>
          </table:table-cell>
          <table:table-cell office:value-type="float" office:value="35.6146" calcext:value-type="float">
            <text:p>35.6146</text:p>
          </table:table-cell>
          <table:table-cell office:value-type="float" office:value="214.546" calcext:value-type="float">
            <text:p>214.546</text:p>
          </table:table-cell>
          <table:table-cell office:value-type="float" office:value="69.3737" calcext:value-type="float">
            <text:p>69.3737</text:p>
          </table:table-cell>
          <table:table-cell office:value-type="float" office:value="37.9587" calcext:value-type="float">
            <text:p>37.9587</text:p>
          </table:table-cell>
          <table:table-cell office:value-type="float" office:value="37.9496" calcext:value-type="float">
            <text:p>37.9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1136" calcext:value-type="float">
            <text:p>91.1136</text:p>
          </table:table-cell>
          <table:table-cell office:value-type="float" office:value="43.4973" calcext:value-type="float">
            <text:p>43.4973</text:p>
          </table:table-cell>
          <table:table-cell office:value-type="float" office:value="94.3466" calcext:value-type="float">
            <text:p>94.3466</text:p>
          </table:table-cell>
          <table:table-cell office:value-type="float" office:value="58.2154" calcext:value-type="float">
            <text:p>58.2154</text:p>
          </table:table-cell>
          <table:table-cell office:value-type="float" office:value="100.179" calcext:value-type="float">
            <text:p>100.179</text:p>
          </table:table-cell>
          <table:table-cell office:value-type="float" office:value="62.481" calcext:value-type="float">
            <text:p>62.481</text:p>
          </table:table-cell>
          <table:table-cell office:value-type="float" office:value="51.5909" calcext:value-type="float">
            <text:p>51.5909</text:p>
          </table:table-cell>
          <table:table-cell office:value-type="float" office:value="51.5803" calcext:value-type="float">
            <text:p>51.5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163" calcext:value-type="float">
            <text:p>154.163</text:p>
          </table:table-cell>
          <table:table-cell office:value-type="float" office:value="64.388" calcext:value-type="float">
            <text:p>64.388</text:p>
          </table:table-cell>
          <table:table-cell office:value-type="float" office:value="109.477" calcext:value-type="float">
            <text:p>109.477</text:p>
          </table:table-cell>
          <table:table-cell office:value-type="float" office:value="77.0368" calcext:value-type="float">
            <text:p>77.0368</text:p>
          </table:table-cell>
          <table:table-cell office:value-type="float" office:value="139.158" calcext:value-type="float">
            <text:p>139.158</text:p>
          </table:table-cell>
          <table:table-cell office:value-type="float" office:value="103.256" calcext:value-type="float">
            <text:p>103.256</text:p>
          </table:table-cell>
          <table:table-cell office:value-type="float" office:value="105.548" calcext:value-type="float">
            <text:p>105.548</text:p>
          </table:table-cell>
          <table:table-cell office:value-type="float" office:value="88.4181" calcext:value-type="float">
            <text:p>88.4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.038" calcext:value-type="float">
            <text:p>256.038</text:p>
          </table:table-cell>
          <table:table-cell office:value-type="float" office:value="149.786" calcext:value-type="float">
            <text:p>149.786</text:p>
          </table:table-cell>
          <table:table-cell table:number-columns-repeated="2" office:value-type="float" office:value="171.939" calcext:value-type="float">
            <text:p>171.939</text:p>
          </table:table-cell>
          <table:table-cell office:value-type="float" office:value="212.669" calcext:value-type="float">
            <text:p>212.669</text:p>
          </table:table-cell>
          <table:table-cell office:value-type="float" office:value="100.769" calcext:value-type="float">
            <text:p>100.769</text:p>
          </table:table-cell>
          <table:table-cell office:value-type="float" office:value="201.964" calcext:value-type="float">
            <text:p>201.964</text:p>
          </table:table-cell>
          <table:table-cell office:value-type="float" office:value="85.5584" calcext:value-type="float">
            <text:p>85.5584</text:p>
          </table:table-cell>
          <table:table-cell office:value-type="float" office:value="390.131" calcext:value-type="float">
            <text:p>390.131</text:p>
          </table:table-cell>
          <table:table-cell office:value-type="float" office:value="296.315" calcext:value-type="float">
            <text:p>296.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2.679" calcext:value-type="float">
            <text:p>332.679</text:p>
          </table:table-cell>
          <table:table-cell office:value-type="float" office:value="170.867" calcext:value-type="float">
            <text:p>170.867</text:p>
          </table:table-cell>
          <table:table-cell office:value-type="float" office:value="185.029" calcext:value-type="float">
            <text:p>185.029</text:p>
          </table:table-cell>
          <table:table-cell office:value-type="float" office:value="112.015" calcext:value-type="float">
            <text:p>112.015</text:p>
          </table:table-cell>
          <table:table-cell office:value-type="float" office:value="206.091" calcext:value-type="float">
            <text:p>206.091</text:p>
          </table:table-cell>
          <table:table-cell office:value-type="float" office:value="116.051" calcext:value-type="float">
            <text:p>116.051</text:p>
          </table:table-cell>
          <table:table-cell office:value-type="float" office:value="262.335" calcext:value-type="float">
            <text:p>262.335</text:p>
          </table:table-cell>
          <table:table-cell office:value-type="float" office:value="126.914" calcext:value-type="float">
            <text:p>126.914</text:p>
          </table:table-cell>
          <table:table-cell office:value-type="float" office:value="143.629" calcext:value-type="float">
            <text:p>143.629</text:p>
          </table:table-cell>
          <table:table-cell office:value-type="float" office:value="98.7841" calcext:value-type="float">
            <text:p>98.7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041" calcext:value-type="float">
            <text:p>147.041</text:p>
          </table:table-cell>
          <table:table-cell office:value-type="float" office:value="146.728" calcext:value-type="float">
            <text:p>146.728</text:p>
          </table:table-cell>
          <table:table-cell office:value-type="float" office:value="249.727" calcext:value-type="float">
            <text:p>249.727</text:p>
          </table:table-cell>
          <table:table-cell office:value-type="float" office:value="185.275" calcext:value-type="float">
            <text:p>185.275</text:p>
          </table:table-cell>
          <table:table-cell office:value-type="float" office:value="274.29" calcext:value-type="float">
            <text:p>274.29</text:p>
          </table:table-cell>
          <table:table-cell office:value-type="float" office:value="155.533" calcext:value-type="float">
            <text:p>155.533</text:p>
          </table:table-cell>
          <table:table-cell office:value-type="float" office:value="243.763" calcext:value-type="float">
            <text:p>243.763</text:p>
          </table:table-cell>
          <table:table-cell office:value-type="float" office:value="141.577" calcext:value-type="float">
            <text:p>141.5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8.514" calcext:value-type="float">
            <text:p>238.514</text:p>
          </table:table-cell>
          <table:table-cell office:value-type="float" office:value="238.212" calcext:value-type="float">
            <text:p>238.212</text:p>
          </table:table-cell>
          <table:table-cell office:value-type="float" office:value="274.02" calcext:value-type="float">
            <text:p>274.02</text:p>
          </table:table-cell>
          <table:table-cell office:value-type="float" office:value="198.967" calcext:value-type="float">
            <text:p>198.967</text:p>
          </table:table-cell>
          <table:table-cell office:value-type="float" office:value="356.938" calcext:value-type="float">
            <text:p>356.938</text:p>
          </table:table-cell>
          <table:table-cell office:value-type="float" office:value="221.074" calcext:value-type="float">
            <text:p>221.074</text:p>
          </table:table-cell>
          <table:table-cell office:value-type="float" office:value="230.149" calcext:value-type="float">
            <text:p>230.149</text:p>
          </table:table-cell>
          <table:table-cell office:value-type="float" office:value="164.601" calcext:value-type="float">
            <text:p>164.601</text:p>
          </table:table-cell>
          <table:table-cell office:value-type="float" office:value="606.359" calcext:value-type="float">
            <text:p>606.359</text:p>
          </table:table-cell>
          <table:table-cell office:value-type="float" office:value="441.028" calcext:value-type="float">
            <text:p>441.028</text:p>
          </table:table-cell>
          <table:table-cell office:value-type="float" office:value="0.912377" calcext:value-type="float">
            <text:p>0.912377</text:p>
          </table:table-cell>
          <table:table-cell office:value-type="float" office:value="0.890801" calcext:value-type="float">
            <text:p>0.8908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95.054" calcext:value-type="float">
            <text:p>195.054</text:p>
          </table:table-cell>
          <table:table-cell office:value-type="float" office:value="870.711" calcext:value-type="float">
            <text:p>870.711</text:p>
          </table:table-cell>
          <table:table-cell office:value-type="float" office:value="709.465" calcext:value-type="float">
            <text:p>709.465</text:p>
          </table:table-cell>
          <table:table-cell office:value-type="float" office:value="820.562" calcext:value-type="float">
            <text:p>820.562</text:p>
          </table:table-cell>
          <table:table-cell office:value-type="float" office:value="630.909" calcext:value-type="float">
            <text:p>630.909</text:p>
          </table:table-cell>
          <table:table-cell office:value-type="float" office:value="708.328" calcext:value-type="float">
            <text:p>708.328</text:p>
          </table:table-cell>
          <table:table-cell office:value-type="float" office:value="560.896" calcext:value-type="float">
            <text:p>560.896</text:p>
          </table:table-cell>
          <table:table-cell office:value-type="float" office:value="834.037" calcext:value-type="float">
            <text:p>834.037</text:p>
          </table:table-cell>
          <table:table-cell office:value-type="float" office:value="612.68" calcext:value-type="float">
            <text:p>612.68</text:p>
          </table:table-cell>
          <table:table-cell office:value-type="float" office:value="512.99" calcext:value-type="float">
            <text:p>512.99</text:p>
          </table:table-cell>
          <table:table-cell office:value-type="float" office:value="511.547" calcext:value-type="float">
            <text:p>511.5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47.02" calcext:value-type="float">
            <text:p>1047.02</text:p>
          </table:table-cell>
          <table:table-cell office:value-type="float" office:value="829.587" calcext:value-type="float">
            <text:p>829.587</text:p>
          </table:table-cell>
          <table:table-cell office:value-type="float" office:value="1018.08" calcext:value-type="float">
            <text:p>1018.08</text:p>
          </table:table-cell>
          <table:table-cell office:value-type="float" office:value="782.755" calcext:value-type="float">
            <text:p>782.755</text:p>
          </table:table-cell>
          <table:table-cell office:value-type="float" office:value="600.514" calcext:value-type="float">
            <text:p>600.514</text:p>
          </table:table-cell>
          <table:table-cell office:value-type="float" office:value="598.44" calcext:value-type="float">
            <text:p>598.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54.19" calcext:value-type="float">
            <text:p>1154.19</text:p>
          </table:table-cell>
          <table:table-cell office:value-type="float" office:value="752.993" calcext:value-type="float">
            <text:p>752.993</text:p>
          </table:table-cell>
          <table:table-cell office:value-type="float" office:value="1217.82" calcext:value-type="float">
            <text:p>1217.82</text:p>
          </table:table-cell>
          <table:table-cell office:value-type="float" office:value="887.386" calcext:value-type="float">
            <text:p>887.386</text:p>
          </table:table-cell>
          <table:table-cell office:value-type="float" office:value="1258.94" calcext:value-type="float">
            <text:p>1258.94</text:p>
          </table:table-cell>
          <table:table-cell office:value-type="float" office:value="1027.17" calcext:value-type="float">
            <text:p>1027.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78.405" calcext:value-type="float">
            <text:p>978.405</text:p>
          </table:table-cell>
          <table:table-cell office:value-type="float" office:value="1516.24" calcext:value-type="float">
            <text:p>1516.24</text:p>
          </table:table-cell>
          <table:table-cell office:value-type="float" office:value="1507.49" calcext:value-type="float">
            <text:p>1507.49</text:p>
          </table:table-cell>
          <table:table-cell office:value-type="float" office:value="1336.72" calcext:value-type="float">
            <text:p>1336.72</text:p>
          </table:table-cell>
          <table:table-cell office:value-type="float" office:value="1281.15" calcext:value-type="float">
            <text:p>1281.15</text:p>
          </table:table-cell>
          <table:table-cell office:value-type="float" office:value="1.55473" calcext:value-type="float">
            <text:p>1.55473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78.16" calcext:value-type="float">
            <text:p>1878.16</text:p>
          </table:table-cell>
          <table:table-cell office:value-type="float" office:value="1579.25" calcext:value-type="float">
            <text:p>1579.25</text:p>
          </table:table-cell>
          <table:table-cell office:value-type="float" office:value="1721.57" calcext:value-type="float">
            <text:p>1721.57</text:p>
          </table:table-cell>
          <table:table-cell office:value-type="float" office:value="1741.94" calcext:value-type="float">
            <text:p>1741.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231.58" calcext:value-type="float">
            <text:p>2231.5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.753" calcext:value-type="float">
            <text:p>235.753</text:p>
          </table:table-cell>
          <table:table-cell office:value-type="float" office:value="148.052" calcext:value-type="float">
            <text:p>148.052</text:p>
          </table:table-cell>
          <table:table-cell office:value-type="float" office:value="7.51837" calcext:value-type="float">
            <text:p>7.51837</text:p>
          </table:table-cell>
          <table:table-cell office:value-type="float" office:value="3.23235" calcext:value-type="float">
            <text:p>3.23235</text:p>
          </table:table-cell>
          <table:table-cell office:value-type="float" office:value="10.4544" calcext:value-type="float">
            <text:p>10.4544</text:p>
          </table:table-cell>
          <table:table-cell office:value-type="float" office:value="5.05465" calcext:value-type="float">
            <text:p>5.05465</text:p>
          </table:table-cell>
          <table:table-cell office:value-type="float" office:value="13.5472" calcext:value-type="float">
            <text:p>13.5472</text:p>
          </table:table-cell>
          <table:table-cell office:value-type="float" office:value="7.06714" calcext:value-type="float">
            <text:p>7.06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.823" calcext:value-type="float">
            <text:p>188.823</text:p>
          </table:table-cell>
          <table:table-cell office:value-type="float" office:value="32.6361" calcext:value-type="float">
            <text:p>32.6361</text:p>
          </table:table-cell>
          <table:table-cell office:value-type="float" office:value="203.252" calcext:value-type="float">
            <text:p>203.252</text:p>
          </table:table-cell>
          <table:table-cell office:value-type="float" office:value="35.971" calcext:value-type="float">
            <text:p>35.971</text:p>
          </table:table-cell>
          <table:table-cell office:value-type="float" office:value="205.204" calcext:value-type="float">
            <text:p>205.204</text:p>
          </table:table-cell>
          <table:table-cell office:value-type="float" office:value="75.1228" calcext:value-type="float">
            <text:p>75.1228</text:p>
          </table:table-cell>
          <table:table-cell office:value-type="float" office:value="40.074" calcext:value-type="float">
            <text:p>40.074</text:p>
          </table:table-cell>
          <table:table-cell office:value-type="float" office:value="40.0725" calcext:value-type="float">
            <text:p>40.0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2483" calcext:value-type="float">
            <text:p>91.2483</text:p>
          </table:table-cell>
          <table:table-cell office:value-type="float" office:value="44.1544" calcext:value-type="float">
            <text:p>44.1544</text:p>
          </table:table-cell>
          <table:table-cell office:value-type="float" office:value="108.547" calcext:value-type="float">
            <text:p>108.547</text:p>
          </table:table-cell>
          <table:table-cell office:value-type="float" office:value="60.4023" calcext:value-type="float">
            <text:p>60.4023</text:p>
          </table:table-cell>
          <table:table-cell office:value-type="float" office:value="102.75" calcext:value-type="float">
            <text:p>102.75</text:p>
          </table:table-cell>
          <table:table-cell office:value-type="float" office:value="65.0851" calcext:value-type="float">
            <text:p>65.0851</text:p>
          </table:table-cell>
          <table:table-cell office:value-type="float" office:value="55.6539" calcext:value-type="float">
            <text:p>55.6539</text:p>
          </table:table-cell>
          <table:table-cell office:value-type="float" office:value="55.6062" calcext:value-type="float">
            <text:p>55.6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41" calcext:value-type="float">
            <text:p>139.41</text:p>
          </table:table-cell>
          <table:table-cell office:value-type="float" office:value="64.0141" calcext:value-type="float">
            <text:p>64.0141</text:p>
          </table:table-cell>
          <table:table-cell office:value-type="float" office:value="115.654" calcext:value-type="float">
            <text:p>115.654</text:p>
          </table:table-cell>
          <table:table-cell office:value-type="float" office:value="95.2286" calcext:value-type="float">
            <text:p>95.2286</text:p>
          </table:table-cell>
          <table:table-cell office:value-type="float" office:value="183.5" calcext:value-type="float">
            <text:p>183.5</text:p>
          </table:table-cell>
          <table:table-cell office:value-type="float" office:value="106.947" calcext:value-type="float">
            <text:p>106.947</text:p>
          </table:table-cell>
          <table:table-cell office:value-type="float" office:value="221.863" calcext:value-type="float">
            <text:p>221.863</text:p>
          </table:table-cell>
          <table:table-cell office:value-type="float" office:value="101.248" calcext:value-type="float">
            <text:p>101.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.204" calcext:value-type="float">
            <text:p>268.204</text:p>
          </table:table-cell>
          <table:table-cell office:value-type="float" office:value="136.135" calcext:value-type="float">
            <text:p>136.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.452" calcext:value-type="float">
            <text:p>212.452</text:p>
          </table:table-cell>
          <table:table-cell office:value-type="float" office:value="100.559" calcext:value-type="float">
            <text:p>100.559</text:p>
          </table:table-cell>
          <table:table-cell office:value-type="float" office:value="225.58" calcext:value-type="float">
            <text:p>225.58</text:p>
          </table:table-cell>
          <table:table-cell office:value-type="float" office:value="92.4939" calcext:value-type="float">
            <text:p>92.49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.76" calcext:value-type="float">
            <text:p>190.76</text:p>
          </table:table-cell>
          <table:table-cell office:value-type="float" office:value="173.413" calcext:value-type="float">
            <text:p>173.413</text:p>
          </table:table-cell>
          <table:table-cell office:value-type="float" office:value="226.857" calcext:value-type="float">
            <text:p>226.857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178.507" calcext:value-type="float">
            <text:p>178.507</text:p>
          </table:table-cell>
          <table:table-cell office:value-type="float" office:value="115.495" calcext:value-type="float">
            <text:p>115.495</text:p>
          </table:table-cell>
          <table:table-cell office:value-type="float" office:value="251.2" calcext:value-type="float">
            <text:p>251.2</text:p>
          </table:table-cell>
          <table:table-cell office:value-type="float" office:value="123.916" calcext:value-type="float">
            <text:p>123.916</text:p>
          </table:table-cell>
          <table:table-cell office:value-type="float" office:value="259.958" calcext:value-type="float">
            <text:p>259.958</text:p>
          </table:table-cell>
          <table:table-cell office:value-type="float" office:value="97.0546" calcext:value-type="float">
            <text:p>97.0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801" calcext:value-type="float">
            <text:p>156.801</text:p>
          </table:table-cell>
          <table:table-cell office:value-type="float" office:value="156.371" calcext:value-type="float">
            <text:p>156.371</text:p>
          </table:table-cell>
          <table:table-cell office:value-type="float" office:value="347.577" calcext:value-type="float">
            <text:p>347.577</text:p>
          </table:table-cell>
          <table:table-cell office:value-type="float" office:value="197.347" calcext:value-type="float">
            <text:p>197.347</text:p>
          </table:table-cell>
          <table:table-cell office:value-type="float" office:value="258.725" calcext:value-type="float">
            <text:p>258.725</text:p>
          </table:table-cell>
          <table:table-cell office:value-type="float" office:value="155.912" calcext:value-type="float">
            <text:p>155.912</text:p>
          </table:table-cell>
          <table:table-cell office:value-type="float" office:value="222.261" calcext:value-type="float">
            <text:p>222.261</text:p>
          </table:table-cell>
          <table:table-cell office:value-type="float" office:value="143.387" calcext:value-type="float">
            <text:p>143.387</text:p>
          </table:table-cell>
          <table:table-cell office:value-type="float" office:value="303.008" calcext:value-type="float">
            <text:p>303.008</text:p>
          </table:table-cell>
          <table:table-cell office:value-type="float" office:value="302.687" calcext:value-type="float">
            <text:p>302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814" calcext:value-type="float">
            <text:p>269.814</text:p>
          </table:table-cell>
          <table:table-cell office:value-type="float" office:value="269.649" calcext:value-type="float">
            <text:p>269.649</text:p>
          </table:table-cell>
          <table:table-cell office:value-type="float" office:value="273.228" calcext:value-type="float">
            <text:p>273.228</text:p>
          </table:table-cell>
          <table:table-cell office:value-type="float" office:value="202.514" calcext:value-type="float">
            <text:p>202.514</text:p>
          </table:table-cell>
          <table:table-cell office:value-type="float" office:value="376.177" calcext:value-type="float">
            <text:p>376.177</text:p>
          </table:table-cell>
          <table:table-cell office:value-type="float" office:value="234.753" calcext:value-type="float">
            <text:p>234.753</text:p>
          </table:table-cell>
          <table:table-cell office:value-type="float" office:value="234.879" calcext:value-type="float">
            <text:p>234.879</text:p>
          </table:table-cell>
          <table:table-cell office:value-type="float" office:value="168.4" calcext:value-type="float">
            <text:p>168.4</text:p>
          </table:table-cell>
          <table:table-cell office:value-type="float" office:value="615.58" calcext:value-type="float">
            <text:p>615.58</text:p>
          </table:table-cell>
          <table:table-cell office:value-type="float" office:value="422.137" calcext:value-type="float">
            <text:p>422.137</text:p>
          </table:table-cell>
          <table:table-cell office:value-type="float" office:value="1.29114" calcext:value-type="float">
            <text:p>1.29114</text:p>
          </table:table-cell>
          <table:table-cell office:value-type="float" office:value="1.22283" calcext:value-type="float">
            <text:p>1.222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95.855" calcext:value-type="float">
            <text:p>195.855</text:p>
          </table:table-cell>
          <table:table-cell office:value-type="float" office:value="876.195" calcext:value-type="float">
            <text:p>876.195</text:p>
          </table:table-cell>
          <table:table-cell office:value-type="float" office:value="640.5" calcext:value-type="float">
            <text:p>640.5</text:p>
          </table:table-cell>
          <table:table-cell office:value-type="float" office:value="831.25" calcext:value-type="float">
            <text:p>831.25</text:p>
          </table:table-cell>
          <table:table-cell office:value-type="float" office:value="612.245" calcext:value-type="float">
            <text:p>612.245</text:p>
          </table:table-cell>
          <table:table-cell office:value-type="float" office:value="791.126" calcext:value-type="float">
            <text:p>791.126</text:p>
          </table:table-cell>
          <table:table-cell office:value-type="float" office:value="540.038" calcext:value-type="float">
            <text:p>540.038</text:p>
          </table:table-cell>
          <table:table-cell office:value-type="float" office:value="815.151" calcext:value-type="float">
            <text:p>815.151</text:p>
          </table:table-cell>
          <table:table-cell office:value-type="float" office:value="638.476" calcext:value-type="float">
            <text:p>638.476</text:p>
          </table:table-cell>
          <table:table-cell office:value-type="float" office:value="851.56" calcext:value-type="float">
            <text:p>851.56</text:p>
          </table:table-cell>
          <table:table-cell office:value-type="float" office:value="669.407" calcext:value-type="float">
            <text:p>669.4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39.504" calcext:value-type="float">
            <text:p>939.504</text:p>
          </table:table-cell>
          <table:table-cell office:value-type="float" office:value="719.659" calcext:value-type="float">
            <text:p>719.659</text:p>
          </table:table-cell>
          <table:table-cell office:value-type="float" office:value="1071.53" calcext:value-type="float">
            <text:p>1071.53</text:p>
          </table:table-cell>
          <table:table-cell office:value-type="float" office:value="613.837" calcext:value-type="float">
            <text:p>613.837</text:p>
          </table:table-cell>
          <table:table-cell office:value-type="float" office:value="1062.71" calcext:value-type="float">
            <text:p>1062.71</text:p>
          </table:table-cell>
          <table:table-cell office:value-type="float" office:value="805.525" calcext:value-type="float">
            <text:p>805.5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03.039" calcext:value-type="float">
            <text:p>703.039</text:p>
          </table:table-cell>
          <table:table-cell office:value-type="float" office:value="1016.46" calcext:value-type="float">
            <text:p>1016.46</text:p>
          </table:table-cell>
          <table:table-cell office:value-type="float" office:value="723.339" calcext:value-type="float">
            <text:p>723.339</text:p>
          </table:table-cell>
          <table:table-cell office:value-type="float" office:value="1174.51" calcext:value-type="float">
            <text:p>1174.51</text:p>
          </table:table-cell>
          <table:table-cell office:value-type="float" office:value="896.191" calcext:value-type="float">
            <text:p>896.191</text:p>
          </table:table-cell>
          <table:table-cell office:value-type="float" office:value="1462.09" calcext:value-type="float">
            <text:p>1462.09</text:p>
          </table:table-cell>
          <table:table-cell office:value-type="float" office:value="1459.78" calcext:value-type="float">
            <text:p>1459.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3.7" calcext:value-type="float">
            <text:p>993.7</text:p>
          </table:table-cell>
          <table:table-cell table:number-columns-repeated="2" office:value-type="float" office:value="1349.9" calcext:value-type="float">
            <text:p>1349.9</text:p>
          </table:table-cell>
          <table:table-cell office:value-type="float" office:value="1291.02" calcext:value-type="float">
            <text:p>1291.02</text:p>
          </table:table-cell>
          <table:table-cell office:value-type="float" office:value="1051.36" calcext:value-type="float">
            <text:p>1051.36</text:p>
          </table:table-cell>
          <table:table-cell office:value-type="float" office:value="1441.53" calcext:value-type="float">
            <text:p>1441.53</text:p>
          </table:table-cell>
          <table:table-cell office:value-type="float" office:value="1296.31" calcext:value-type="float">
            <text:p>1296.31</text:p>
          </table:table-cell>
          <table:table-cell office:value-type="float" office:value="1531.75" calcext:value-type="float">
            <text:p>1531.75</text:p>
          </table:table-cell>
          <table:table-cell office:value-type="float" office:value="1517.89" calcext:value-type="float">
            <text:p>1517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4.48" calcext:value-type="float">
            <text:p>1624.48</text:p>
          </table:table-cell>
          <table:table-cell office:value-type="float" office:value="1614.98" calcext:value-type="float">
            <text:p>1614.98</text:p>
          </table:table-cell>
          <table:table-cell table:number-columns-repeated="2" office:value-type="float" office:value="1920.3" calcext:value-type="float">
            <text:p>1920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3.92" calcext:value-type="float">
            <text:p>2153.92</text:p>
          </table:table-cell>
          <table:table-cell office:value-type="float" office:value="2053.07" calcext:value-type="float">
            <text:p>2053.07</text:p>
          </table:table-cell>
          <table:table-cell table:number-columns-repeated="2" office:value-type="float" office:value="2255.22" calcext:value-type="float">
            <text:p>2255.22</text:p>
          </table:table-cell>
          <table:table-cell table:number-columns-repeated="2" office:value-type="float" office:value="2186.23" calcext:value-type="float">
            <text:p>2186.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.09" calcext:value-type="float">
            <text:p>243.09</text:p>
          </table:table-cell>
          <table:table-cell office:value-type="float" office:value="151.174" calcext:value-type="float">
            <text:p>151.174</text:p>
          </table:table-cell>
          <table:table-cell office:value-type="float" office:value="7.70094" calcext:value-type="float">
            <text:p>7.70094</text:p>
          </table:table-cell>
          <table:table-cell office:value-type="float" office:value="3.26841" calcext:value-type="float">
            <text:p>3.26841</text:p>
          </table:table-cell>
          <table:table-cell office:value-type="float" office:value="10.519" calcext:value-type="float">
            <text:p>10.519</text:p>
          </table:table-cell>
          <table:table-cell office:value-type="float" office:value="5.12137" calcext:value-type="float">
            <text:p>5.12137</text:p>
          </table:table-cell>
          <table:table-cell office:value-type="float" office:value="13.3582" calcext:value-type="float">
            <text:p>13.3582</text:p>
          </table:table-cell>
          <table:table-cell office:value-type="float" office:value="6.98604" calcext:value-type="float">
            <text:p>6.98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335" calcext:value-type="float">
            <text:p>187.335</text:p>
          </table:table-cell>
          <table:table-cell office:value-type="float" office:value="33.1116" calcext:value-type="float">
            <text:p>33.1116</text:p>
          </table:table-cell>
          <table:table-cell office:value-type="float" office:value="196.659" calcext:value-type="float">
            <text:p>196.659</text:p>
          </table:table-cell>
          <table:table-cell office:value-type="float" office:value="35.2831" calcext:value-type="float">
            <text:p>35.2831</text:p>
          </table:table-cell>
          <table:table-cell office:value-type="float" office:value="261.931" calcext:value-type="float">
            <text:p>261.931</text:p>
          </table:table-cell>
          <table:table-cell office:value-type="float" office:value="92.6152" calcext:value-type="float">
            <text:p>92.6152</text:p>
          </table:table-cell>
          <table:table-cell office:value-type="float" office:value="42.6412" calcext:value-type="float">
            <text:p>42.6412</text:p>
          </table:table-cell>
          <table:table-cell office:value-type="float" office:value="42.6239" calcext:value-type="float">
            <text:p>42.6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5788" calcext:value-type="float">
            <text:p>94.5788</text:p>
          </table:table-cell>
          <table:table-cell office:value-type="float" office:value="46.2579" calcext:value-type="float">
            <text:p>46.2579</text:p>
          </table:table-cell>
          <table:table-cell office:value-type="float" office:value="110.311" calcext:value-type="float">
            <text:p>110.311</text:p>
          </table:table-cell>
          <table:table-cell office:value-type="float" office:value="61.2937" calcext:value-type="float">
            <text:p>61.2937</text:p>
          </table:table-cell>
          <table:table-cell office:value-type="float" office:value="129.194" calcext:value-type="float">
            <text:p>129.194</text:p>
          </table:table-cell>
          <table:table-cell office:value-type="float" office:value="70.4822" calcext:value-type="float">
            <text:p>70.4822</text:p>
          </table:table-cell>
          <table:table-cell office:value-type="float" office:value="61.0296" calcext:value-type="float">
            <text:p>61.0296</text:p>
          </table:table-cell>
          <table:table-cell office:value-type="float" office:value="60.98" calcext:value-type="float">
            <text:p>60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109" calcext:value-type="float">
            <text:p>149.109</text:p>
          </table:table-cell>
          <table:table-cell office:value-type="float" office:value="60.3401" calcext:value-type="float">
            <text:p>60.3401</text:p>
          </table:table-cell>
          <table:table-cell office:value-type="float" office:value="87.2162" calcext:value-type="float">
            <text:p>87.2162</text:p>
          </table:table-cell>
          <table:table-cell office:value-type="float" office:value="86.5409" calcext:value-type="float">
            <text:p>86.5409</text:p>
          </table:table-cell>
          <table:table-cell office:value-type="float" office:value="158.879" calcext:value-type="float">
            <text:p>158.879</text:p>
          </table:table-cell>
          <table:table-cell office:value-type="float" office:value="108.495" calcext:value-type="float">
            <text:p>108.495</text:p>
          </table:table-cell>
          <table:table-cell office:value-type="float" office:value="82.2487" calcext:value-type="float">
            <text:p>82.2487</text:p>
          </table:table-cell>
          <table:table-cell office:value-type="float" office:value="72.8473" calcext:value-type="float">
            <text:p>72.8473</text:p>
          </table:table-cell>
          <table:table-cell office:value-type="float" office:value="169.19" calcext:value-type="float">
            <text:p>169.19</text:p>
          </table:table-cell>
          <table:table-cell office:value-type="float" office:value="159.542" calcext:value-type="float">
            <text:p>159.542</text:p>
          </table:table-cell>
          <table:table-cell office:value-type="float" office:value="116.827" calcext:value-type="float">
            <text:p>116.827</text:p>
          </table:table-cell>
          <table:table-cell office:value-type="float" office:value="105.929" calcext:value-type="float">
            <text:p>105.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.526" calcext:value-type="float">
            <text:p>218.526</text:p>
          </table:table-cell>
          <table:table-cell office:value-type="float" office:value="99.9909" calcext:value-type="float">
            <text:p>99.9909</text:p>
          </table:table-cell>
          <table:table-cell office:value-type="float" office:value="239.806" calcext:value-type="float">
            <text:p>239.806</text:p>
          </table:table-cell>
          <table:table-cell office:value-type="float" office:value="90.2616" calcext:value-type="float">
            <text:p>90.26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6.107" calcext:value-type="float">
            <text:p>376.107</text:p>
          </table:table-cell>
          <table:table-cell office:value-type="float" office:value="218.435" calcext:value-type="float">
            <text:p>218.435</text:p>
          </table:table-cell>
          <table:table-cell office:value-type="float" office:value="165.93" calcext:value-type="float">
            <text:p>165.93</text:p>
          </table:table-cell>
          <table:table-cell office:value-type="float" office:value="103.091" calcext:value-type="float">
            <text:p>103.091</text:p>
          </table:table-cell>
          <table:table-cell office:value-type="float" office:value="194.489" calcext:value-type="float">
            <text:p>194.489</text:p>
          </table:table-cell>
          <table:table-cell office:value-type="float" office:value="115.991" calcext:value-type="float">
            <text:p>115.991</text:p>
          </table:table-cell>
          <table:table-cell office:value-type="float" office:value="246.674" calcext:value-type="float">
            <text:p>246.674</text:p>
          </table:table-cell>
          <table:table-cell office:value-type="float" office:value="133.427" calcext:value-type="float">
            <text:p>133.427</text:p>
          </table:table-cell>
          <table:table-cell office:value-type="float" office:value="174.257" calcext:value-type="float">
            <text:p>174.257</text:p>
          </table:table-cell>
          <table:table-cell office:value-type="float" office:value="77.88" calcext:value-type="float">
            <text:p>7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506" calcext:value-type="float">
            <text:p>169.506</text:p>
          </table:table-cell>
          <table:table-cell office:value-type="float" office:value="168.447" calcext:value-type="float">
            <text:p>168.447</text:p>
          </table:table-cell>
          <table:table-cell office:value-type="float" office:value="300.145" calcext:value-type="float">
            <text:p>300.145</text:p>
          </table:table-cell>
          <table:table-cell office:value-type="float" office:value="183.692" calcext:value-type="float">
            <text:p>183.692</text:p>
          </table:table-cell>
          <table:table-cell office:value-type="float" office:value="264.011" calcext:value-type="float">
            <text:p>264.011</text:p>
          </table:table-cell>
          <table:table-cell office:value-type="float" office:value="157.196" calcext:value-type="float">
            <text:p>157.196</text:p>
          </table:table-cell>
          <table:table-cell office:value-type="float" office:value="220.612" calcext:value-type="float">
            <text:p>220.612</text:p>
          </table:table-cell>
          <table:table-cell office:value-type="float" office:value="148.141" calcext:value-type="float">
            <text:p>148.141</text:p>
          </table:table-cell>
          <table:table-cell office:value-type="float" office:value="377.856" calcext:value-type="float">
            <text:p>377.856</text:p>
          </table:table-cell>
          <table:table-cell office:value-type="float" office:value="374.789" calcext:value-type="float">
            <text:p>374.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.972" calcext:value-type="float">
            <text:p>320.972</text:p>
          </table:table-cell>
          <table:table-cell office:value-type="float" office:value="319.829" calcext:value-type="float">
            <text:p>319.829</text:p>
          </table:table-cell>
          <table:table-cell office:value-type="float" office:value="286.982" calcext:value-type="float">
            <text:p>286.982</text:p>
          </table:table-cell>
          <table:table-cell office:value-type="float" office:value="216.986" calcext:value-type="float">
            <text:p>216.986</text:p>
          </table:table-cell>
          <table:table-cell office:value-type="float" office:value="393.889" calcext:value-type="float">
            <text:p>393.889</text:p>
          </table:table-cell>
          <table:table-cell office:value-type="float" office:value="236.227" calcext:value-type="float">
            <text:p>236.227</text:p>
          </table:table-cell>
          <table:table-cell office:value-type="float" office:value="242.375" calcext:value-type="float">
            <text:p>242.375</text:p>
          </table:table-cell>
          <table:table-cell office:value-type="float" office:value="172.541" calcext:value-type="float">
            <text:p>172.541</text:p>
          </table:table-cell>
          <table:table-cell office:value-type="float" office:value="613.804" calcext:value-type="float">
            <text:p>613.804</text:p>
          </table:table-cell>
          <table:table-cell office:value-type="float" office:value="415.316" calcext:value-type="float">
            <text:p>415.316</text:p>
          </table:table-cell>
          <table:table-cell table:number-columns-repeated="2" office:value-type="float" office:value="1.62816" calcext:value-type="float">
            <text:p>1.628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5.369" calcext:value-type="float">
            <text:p>855.369</text:p>
          </table:table-cell>
          <table:table-cell office:value-type="float" office:value="626.836" calcext:value-type="float">
            <text:p>626.836</text:p>
          </table:table-cell>
          <table:table-cell office:value-type="float" office:value="792.495" calcext:value-type="float">
            <text:p>792.495</text:p>
          </table:table-cell>
          <table:table-cell office:value-type="float" office:value="640.742" calcext:value-type="float">
            <text:p>640.742</text:p>
          </table:table-cell>
          <table:table-cell office:value-type="float" office:value="773.777" calcext:value-type="float">
            <text:p>773.777</text:p>
          </table:table-cell>
          <table:table-cell office:value-type="float" office:value="556.514" calcext:value-type="float">
            <text:p>556.514</text:p>
          </table:table-cell>
          <table:table-cell office:value-type="float" office:value="883.875" calcext:value-type="float">
            <text:p>883.875</text:p>
          </table:table-cell>
          <table:table-cell office:value-type="float" office:value="621.75" calcext:value-type="float">
            <text:p>621.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7.366" calcext:value-type="float">
            <text:p>547.366</text:p>
          </table:table-cell>
          <table:table-cell office:value-type="float" office:value="545.411" calcext:value-type="float">
            <text:p>545.411</text:p>
          </table:table-cell>
          <table:table-cell office:value-type="float" office:value="958.265" calcext:value-type="float">
            <text:p>958.265</text:p>
          </table:table-cell>
          <table:table-cell office:value-type="float" office:value="632.922" calcext:value-type="float">
            <text:p>632.922</text:p>
          </table:table-cell>
          <table:table-cell office:value-type="float" office:value="1.29511" calcext:value-type="float">
            <text:p>1.29511</text:p>
          </table:table-cell>
          <table:table-cell office:value-type="float" office:value="1.43171" calcext:value-type="float">
            <text:p>1.431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0.13" calcext:value-type="float">
            <text:p>1110.13</text:p>
          </table:table-cell>
          <table:table-cell office:value-type="float" office:value="862.823" calcext:value-type="float">
            <text:p>862.823</text:p>
          </table:table-cell>
          <table:table-cell office:value-type="float" office:value="1168.41" calcext:value-type="float">
            <text:p>1168.41</text:p>
          </table:table-cell>
          <table:table-cell office:value-type="float" office:value="877.602" calcext:value-type="float">
            <text:p>877.602</text:p>
          </table:table-cell>
          <table:table-cell office:value-type="float" office:value="1265.24" calcext:value-type="float">
            <text:p>1265.24</text:p>
          </table:table-cell>
          <table:table-cell office:value-type="float" office:value="950.976" calcext:value-type="float">
            <text:p>950.976</text:p>
          </table:table-cell>
          <table:table-cell table:number-columns-repeated="2" office:value-type="float" office:value="1552.09" calcext:value-type="float">
            <text:p>1552.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56.51" calcext:value-type="float">
            <text:p>1356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3.3" calcext:value-type="float">
            <text:p>1433.3</text:p>
          </table:table-cell>
          <table:table-cell office:value-type="float" office:value="1429.57" calcext:value-type="float">
            <text:p>1429.57</text:p>
          </table:table-cell>
          <table:table-cell office:value-type="float" office:value="1394.9" calcext:value-type="float">
            <text:p>1394.9</text:p>
          </table:table-cell>
          <table:table-cell office:value-type="float" office:value="1392.22" calcext:value-type="float">
            <text:p>1392.22</text:p>
          </table:table-cell>
          <table:table-cell office:value-type="float" office:value="1500.89" calcext:value-type="float">
            <text:p>1500.89</text:p>
          </table:table-cell>
          <table:table-cell office:value-type="float" office:value="1472.37" calcext:value-type="float">
            <text:p>1472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1.09" calcext:value-type="float">
            <text:p>1701.09</text:p>
          </table:table-cell>
          <table:table-cell office:value-type="float" office:value="1690.48" calcext:value-type="float">
            <text:p>1690.48</text:p>
          </table:table-cell>
          <table:table-cell office:value-type="float" office:value="1837.47" calcext:value-type="float">
            <text:p>1837.47</text:p>
          </table:table-cell>
          <table:table-cell office:value-type="float" office:value="1837.49" calcext:value-type="float">
            <text:p>1837.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2.75" calcext:value-type="float">
            <text:p>2182.75</text:p>
          </table:table-cell>
          <table:table-cell office:value-type="float" office:value="2189.33" calcext:value-type="float">
            <text:p>2189.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.421" calcext:value-type="float">
            <text:p>248.421</text:p>
          </table:table-cell>
          <table:table-cell office:value-type="float" office:value="154.158" calcext:value-type="float">
            <text:p>154.158</text:p>
          </table:table-cell>
          <table:table-cell office:value-type="float" office:value="7.67362" calcext:value-type="float">
            <text:p>7.67362</text:p>
          </table:table-cell>
          <table:table-cell office:value-type="float" office:value="3.27164" calcext:value-type="float">
            <text:p>3.27164</text:p>
          </table:table-cell>
          <table:table-cell office:value-type="float" office:value="10.7156" calcext:value-type="float">
            <text:p>10.7156</text:p>
          </table:table-cell>
          <table:table-cell office:value-type="float" office:value="5.19126" calcext:value-type="float">
            <text:p>5.19126</text:p>
          </table:table-cell>
          <table:table-cell office:value-type="float" office:value="12.3559" calcext:value-type="float">
            <text:p>12.3559</text:p>
          </table:table-cell>
          <table:table-cell office:value-type="float" office:value="6.86423" calcext:value-type="float">
            <text:p>6.86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.37" calcext:value-type="float">
            <text:p>172.37</text:p>
          </table:table-cell>
          <table:table-cell office:value-type="float" office:value="31.1333" calcext:value-type="float">
            <text:p>31.1333</text:p>
          </table:table-cell>
          <table:table-cell office:value-type="float" office:value="205.191" calcext:value-type="float">
            <text:p>205.191</text:p>
          </table:table-cell>
          <table:table-cell office:value-type="float" office:value="35.857" calcext:value-type="float">
            <text:p>35.857</text:p>
          </table:table-cell>
          <table:table-cell office:value-type="float" office:value="196.365" calcext:value-type="float">
            <text:p>196.365</text:p>
          </table:table-cell>
          <table:table-cell office:value-type="float" office:value="85.3523" calcext:value-type="float">
            <text:p>85.3523</text:p>
          </table:table-cell>
          <table:table-cell office:value-type="float" office:value="45.7685" calcext:value-type="float">
            <text:p>45.7685</text:p>
          </table:table-cell>
          <table:table-cell office:value-type="float" office:value="45.7474" calcext:value-type="float">
            <text:p>45.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469" calcext:value-type="float">
            <text:p>104.469</text:p>
          </table:table-cell>
          <table:table-cell office:value-type="float" office:value="45.0401" calcext:value-type="float">
            <text:p>45.0401</text:p>
          </table:table-cell>
          <table:table-cell office:value-type="float" office:value="107.158" calcext:value-type="float">
            <text:p>107.158</text:p>
          </table:table-cell>
          <table:table-cell office:value-type="float" office:value="61.4141" calcext:value-type="float">
            <text:p>61.4141</text:p>
          </table:table-cell>
          <table:table-cell office:value-type="float" office:value="132.957" calcext:value-type="float">
            <text:p>132.957</text:p>
          </table:table-cell>
          <table:table-cell office:value-type="float" office:value="61.6465" calcext:value-type="float">
            <text:p>61.6465</text:p>
          </table:table-cell>
          <table:table-cell office:value-type="float" office:value="68.5739" calcext:value-type="float">
            <text:p>68.5739</text:p>
          </table:table-cell>
          <table:table-cell office:value-type="float" office:value="68.5117" calcext:value-type="float">
            <text:p>68.5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116" calcext:value-type="float">
            <text:p>118.116</text:p>
          </table:table-cell>
          <table:table-cell office:value-type="float" office:value="65.7982" calcext:value-type="float">
            <text:p>65.7982</text:p>
          </table:table-cell>
          <table:table-cell office:value-type="float" office:value="39.4085" calcext:value-type="float">
            <text:p>39.4085</text:p>
          </table:table-cell>
          <table:table-cell office:value-type="float" office:value="70.2277" calcext:value-type="float">
            <text:p>70.2277</text:p>
          </table:table-cell>
          <table:table-cell office:value-type="float" office:value="194.148" calcext:value-type="float">
            <text:p>194.148</text:p>
          </table:table-cell>
          <table:table-cell office:value-type="float" office:value="113.407" calcext:value-type="float">
            <text:p>113.407</text:p>
          </table:table-cell>
          <table:table-cell office:value-type="float" office:value="110.644" calcext:value-type="float">
            <text:p>110.644</text:p>
          </table:table-cell>
          <table:table-cell office:value-type="float" office:value="97.0431" calcext:value-type="float">
            <text:p>97.0431</text:p>
          </table:table-cell>
          <table:table-cell office:value-type="float" office:value="263.417" calcext:value-type="float">
            <text:p>263.417</text:p>
          </table:table-cell>
          <table:table-cell office:value-type="float" office:value="128.079" calcext:value-type="float">
            <text:p>128.079</text:p>
          </table:table-cell>
          <table:table-cell office:value-type="float" office:value="148.374" calcext:value-type="float">
            <text:p>148.374</text:p>
          </table:table-cell>
          <table:table-cell office:value-type="float" office:value="126.588" calcext:value-type="float">
            <text:p>126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588" calcext:value-type="float">
            <text:p>201.588</text:p>
          </table:table-cell>
          <table:table-cell office:value-type="float" office:value="95.8008" calcext:value-type="float">
            <text:p>95.8008</text:p>
          </table:table-cell>
          <table:table-cell office:value-type="float" office:value="206.91" calcext:value-type="float">
            <text:p>206.91</text:p>
          </table:table-cell>
          <table:table-cell office:value-type="float" office:value="82.079" calcext:value-type="float">
            <text:p>82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552" calcext:value-type="float">
            <text:p>159.552</text:p>
          </table:table-cell>
          <table:table-cell office:value-type="float" office:value="159.576" calcext:value-type="float">
            <text:p>159.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.537" calcext:value-type="float">
            <text:p>202.537</text:p>
          </table:table-cell>
          <table:table-cell office:value-type="float" office:value="171.53" calcext:value-type="float">
            <text:p>171.53</text:p>
          </table:table-cell>
          <table:table-cell office:value-type="float" office:value="164.807" calcext:value-type="float">
            <text:p>164.807</text:p>
          </table:table-cell>
          <table:table-cell office:value-type="float" office:value="115.907" calcext:value-type="float">
            <text:p>115.907</text:p>
          </table:table-cell>
          <table:table-cell office:value-type="float" office:value="186.052" calcext:value-type="float">
            <text:p>186.052</text:p>
          </table:table-cell>
          <table:table-cell office:value-type="float" office:value="118.084" calcext:value-type="float">
            <text:p>118.084</text:p>
          </table:table-cell>
          <table:table-cell office:value-type="float" office:value="302.195" calcext:value-type="float">
            <text:p>302.195</text:p>
          </table:table-cell>
          <table:table-cell office:value-type="float" office:value="139.636" calcext:value-type="float">
            <text:p>139.636</text:p>
          </table:table-cell>
          <table:table-cell office:value-type="float" office:value="78.171" calcext:value-type="float">
            <text:p>78.171</text:p>
          </table:table-cell>
          <table:table-cell office:value-type="float" office:value="77.445" calcext:value-type="float">
            <text:p>77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257" calcext:value-type="float">
            <text:p>186.257</text:p>
          </table:table-cell>
          <table:table-cell office:value-type="float" office:value="184.571" calcext:value-type="float">
            <text:p>184.571</text:p>
          </table:table-cell>
          <table:table-cell office:value-type="float" office:value="304.889" calcext:value-type="float">
            <text:p>304.889</text:p>
          </table:table-cell>
          <table:table-cell office:value-type="float" office:value="188.147" calcext:value-type="float">
            <text:p>188.147</text:p>
          </table:table-cell>
          <table:table-cell office:value-type="float" office:value="242.516" calcext:value-type="float">
            <text:p>242.516</text:p>
          </table:table-cell>
          <table:table-cell office:value-type="float" office:value="157.133" calcext:value-type="float">
            <text:p>157.133</text:p>
          </table:table-cell>
          <table:table-cell office:value-type="float" office:value="237.722" calcext:value-type="float">
            <text:p>237.722</text:p>
          </table:table-cell>
          <table:table-cell office:value-type="float" office:value="152.342" calcext:value-type="float">
            <text:p>152.342</text:p>
          </table:table-cell>
          <table:table-cell office:value-type="float" office:value="648.811" calcext:value-type="float">
            <text:p>648.811</text:p>
          </table:table-cell>
          <table:table-cell office:value-type="float" office:value="559.662" calcext:value-type="float">
            <text:p>559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.199" calcext:value-type="float">
            <text:p>423.199</text:p>
          </table:table-cell>
          <table:table-cell office:value-type="float" office:value="418.717" calcext:value-type="float">
            <text:p>418.717</text:p>
          </table:table-cell>
          <table:table-cell office:value-type="float" office:value="357.151" calcext:value-type="float">
            <text:p>357.151</text:p>
          </table:table-cell>
          <table:table-cell office:value-type="float" office:value="229.558" calcext:value-type="float">
            <text:p>229.558</text:p>
          </table:table-cell>
          <table:table-cell office:value-type="float" office:value="397.026" calcext:value-type="float">
            <text:p>397.026</text:p>
          </table:table-cell>
          <table:table-cell office:value-type="float" office:value="238.566" calcext:value-type="float">
            <text:p>238.566</text:p>
          </table:table-cell>
          <table:table-cell office:value-type="float" office:value="247.739" calcext:value-type="float">
            <text:p>247.739</text:p>
          </table:table-cell>
          <table:table-cell office:value-type="float" office:value="176.679" calcext:value-type="float">
            <text:p>176.679</text:p>
          </table:table-cell>
          <table:table-cell office:value-type="float" office:value="549.133" calcext:value-type="float">
            <text:p>549.133</text:p>
          </table:table-cell>
          <table:table-cell office:value-type="float" office:value="433.304" calcext:value-type="float">
            <text:p>433.304</text:p>
          </table:table-cell>
          <table:table-cell office:value-type="float" office:value="498.482" calcext:value-type="float">
            <text:p>498.482</text:p>
          </table:table-cell>
          <table:table-cell office:value-type="float" office:value="494.485" calcext:value-type="float">
            <text:p>494.4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8.712" calcext:value-type="float">
            <text:p>868.712</text:p>
          </table:table-cell>
          <table:table-cell office:value-type="float" office:value="661.456" calcext:value-type="float">
            <text:p>661.456</text:p>
          </table:table-cell>
          <table:table-cell office:value-type="float" office:value="898.546" calcext:value-type="float">
            <text:p>898.546</text:p>
          </table:table-cell>
          <table:table-cell office:value-type="float" office:value="727.947" calcext:value-type="float">
            <text:p>727.947</text:p>
          </table:table-cell>
          <table:table-cell office:value-type="float" office:value="840.374" calcext:value-type="float">
            <text:p>840.374</text:p>
          </table:table-cell>
          <table:table-cell office:value-type="float" office:value="653.928" calcext:value-type="float">
            <text:p>653.928</text:p>
          </table:table-cell>
          <table:table-cell office:value-type="float" office:value="765.525" calcext:value-type="float">
            <text:p>765.525</text:p>
          </table:table-cell>
          <table:table-cell office:value-type="float" office:value="586.557" calcext:value-type="float">
            <text:p>586.5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12.567" calcext:value-type="float">
            <text:p>912.567</text:p>
          </table:table-cell>
          <table:table-cell office:value-type="float" office:value="704.067" calcext:value-type="float">
            <text:p>704.067</text:p>
          </table:table-cell>
          <table:table-cell office:value-type="float" office:value="937.582" calcext:value-type="float">
            <text:p>937.582</text:p>
          </table:table-cell>
          <table:table-cell office:value-type="float" office:value="707.215" calcext:value-type="float">
            <text:p>707.215</text:p>
          </table:table-cell>
          <table:table-cell office:value-type="float" office:value="1.392" calcext:value-type="float">
            <text:p>1.392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96.42" calcext:value-type="float">
            <text:p>1196.42</text:p>
          </table:table-cell>
          <table:table-cell office:value-type="float" office:value="869.112" calcext:value-type="float">
            <text:p>869.112</text:p>
          </table:table-cell>
          <table:table-cell office:value-type="float" office:value="1296.66" calcext:value-type="float">
            <text:p>1296.66</text:p>
          </table:table-cell>
          <table:table-cell office:value-type="float" office:value="1141.78" calcext:value-type="float">
            <text:p>1141.78</text:p>
          </table:table-cell>
          <table:table-cell office:value-type="float" office:value="1117.15" calcext:value-type="float">
            <text:p>1117.15</text:p>
          </table:table-cell>
          <table:table-cell office:value-type="float" office:value="760.14" calcext:value-type="float">
            <text:p>760.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78.11" calcext:value-type="float">
            <text:p>1478.11</text:p>
          </table:table-cell>
          <table:table-cell office:value-type="float" office:value="1622.66" calcext:value-type="float">
            <text:p>1622.66</text:p>
          </table:table-cell>
          <table:table-cell office:value-type="float" office:value="1604.15" calcext:value-type="float">
            <text:p>1604.15</text:p>
          </table:table-cell>
          <table:table-cell office:value-type="float" office:value="1493.48" calcext:value-type="float">
            <text:p>1493.48</text:p>
          </table:table-cell>
          <table:table-cell office:value-type="float" office:value="1485.64" calcext:value-type="float">
            <text:p>1485.64</text:p>
          </table:table-cell>
          <table:table-cell office:value-type="float" office:value="1.34732" calcext:value-type="float">
            <text:p>1.34732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0.66" calcext:value-type="float">
            <text:p>1890.66</text:p>
          </table:table-cell>
          <table:table-cell office:value-type="float" office:value="1891.38" calcext:value-type="float">
            <text:p>1891.38</text:p>
          </table:table-cell>
          <table:table-cell office:value-type="float" office:value="1750.98" calcext:value-type="float">
            <text:p>1750.98</text:p>
          </table:table-cell>
          <table:table-cell office:value-type="float" office:value="1748.94" calcext:value-type="float">
            <text:p>1748.9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174" calcext:value-type="float">
            <text:p>21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.09" calcext:value-type="float">
            <text:p>254.09</text:p>
          </table:table-cell>
          <table:table-cell office:value-type="float" office:value="157.381" calcext:value-type="float">
            <text:p>157.381</text:p>
          </table:table-cell>
          <table:table-cell office:value-type="float" office:value="7.43691" calcext:value-type="float">
            <text:p>7.43691</text:p>
          </table:table-cell>
          <table:table-cell office:value-type="float" office:value="3.25594" calcext:value-type="float">
            <text:p>3.25594</text:p>
          </table:table-cell>
          <table:table-cell office:value-type="float" office:value="10.5547" calcext:value-type="float">
            <text:p>10.5547</text:p>
          </table:table-cell>
          <table:table-cell office:value-type="float" office:value="5.16032" calcext:value-type="float">
            <text:p>5.16032</text:p>
          </table:table-cell>
          <table:table-cell office:value-type="float" office:value="12.2526" calcext:value-type="float">
            <text:p>12.2526</text:p>
          </table:table-cell>
          <table:table-cell office:value-type="float" office:value="6.87273" calcext:value-type="float">
            <text:p>6.8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986" calcext:value-type="float">
            <text:p>169.986</text:p>
          </table:table-cell>
          <table:table-cell office:value-type="float" office:value="31.7342" calcext:value-type="float">
            <text:p>31.7342</text:p>
          </table:table-cell>
          <table:table-cell office:value-type="float" office:value="201.323" calcext:value-type="float">
            <text:p>201.323</text:p>
          </table:table-cell>
          <table:table-cell office:value-type="float" office:value="34.5856" calcext:value-type="float">
            <text:p>34.5856</text:p>
          </table:table-cell>
          <table:table-cell office:value-type="float" office:value="344.079" calcext:value-type="float">
            <text:p>344.079</text:p>
          </table:table-cell>
          <table:table-cell office:value-type="float" office:value="133.881" calcext:value-type="float">
            <text:p>133.881</text:p>
          </table:table-cell>
          <table:table-cell office:value-type="float" office:value="49.5106" calcext:value-type="float">
            <text:p>49.5106</text:p>
          </table:table-cell>
          <table:table-cell office:value-type="float" office:value="49.4762" calcext:value-type="float">
            <text:p>49.4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6095" calcext:value-type="float">
            <text:p>95.6095</text:p>
          </table:table-cell>
          <table:table-cell office:value-type="float" office:value="45.0461" calcext:value-type="float">
            <text:p>45.0461</text:p>
          </table:table-cell>
          <table:table-cell office:value-type="float" office:value="109.453" calcext:value-type="float">
            <text:p>109.453</text:p>
          </table:table-cell>
          <table:table-cell office:value-type="float" office:value="62.3881" calcext:value-type="float">
            <text:p>62.3881</text:p>
          </table:table-cell>
          <table:table-cell office:value-type="float" office:value="55.8544" calcext:value-type="float">
            <text:p>55.8544</text:p>
          </table:table-cell>
          <table:table-cell office:value-type="float" office:value="53.1797" calcext:value-type="float">
            <text:p>53.1797</text:p>
          </table:table-cell>
          <table:table-cell office:value-type="float" office:value="80.1288" calcext:value-type="float">
            <text:p>80.1288</text:p>
          </table:table-cell>
          <table:table-cell office:value-type="float" office:value="79.7831" calcext:value-type="float">
            <text:p>79.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702" calcext:value-type="float">
            <text:p>179.702</text:p>
          </table:table-cell>
          <table:table-cell office:value-type="float" office:value="68.5024" calcext:value-type="float">
            <text:p>68.5024</text:p>
          </table:table-cell>
          <table:table-cell office:value-type="float" office:value="104.294" calcext:value-type="float">
            <text:p>104.294</text:p>
          </table:table-cell>
          <table:table-cell office:value-type="float" office:value="84.0181" calcext:value-type="float">
            <text:p>84.0181</text:p>
          </table:table-cell>
          <table:table-cell office:value-type="float" office:value="203.92" calcext:value-type="float">
            <text:p>203.92</text:p>
          </table:table-cell>
          <table:table-cell office:value-type="float" office:value="111.531" calcext:value-type="float">
            <text:p>111.531</text:p>
          </table:table-cell>
          <table:table-cell office:value-type="float" office:value="206.37" calcext:value-type="float">
            <text:p>206.37</text:p>
          </table:table-cell>
          <table:table-cell office:value-type="float" office:value="137.607" calcext:value-type="float">
            <text:p>137.607</text:p>
          </table:table-cell>
          <table:table-cell office:value-type="float" office:value="92.5772" calcext:value-type="float">
            <text:p>92.5772</text:p>
          </table:table-cell>
          <table:table-cell office:value-type="float" office:value="92.5562" calcext:value-type="float">
            <text:p>92.5562</text:p>
          </table:table-cell>
          <table:table-cell office:value-type="float" office:value="301.992" calcext:value-type="float">
            <text:p>301.992</text:p>
          </table:table-cell>
          <table:table-cell office:value-type="float" office:value="131.845" calcext:value-type="float">
            <text:p>131.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.666" calcext:value-type="float">
            <text:p>233.666</text:p>
          </table:table-cell>
          <table:table-cell office:value-type="float" office:value="104.779" calcext:value-type="float">
            <text:p>104.779</text:p>
          </table:table-cell>
          <table:table-cell office:value-type="float" office:value="141.362" calcext:value-type="float">
            <text:p>141.362</text:p>
          </table:table-cell>
          <table:table-cell office:value-type="float" office:value="75.7553" calcext:value-type="float">
            <text:p>75.7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605" calcext:value-type="float">
            <text:p>176.605</text:p>
          </table:table-cell>
          <table:table-cell office:value-type="float" office:value="176.222" calcext:value-type="float">
            <text:p>176.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.046" calcext:value-type="float">
            <text:p>396.046</text:p>
          </table:table-cell>
          <table:table-cell office:value-type="float" office:value="176.107" calcext:value-type="float">
            <text:p>176.107</text:p>
          </table:table-cell>
          <table:table-cell office:value-type="float" office:value="250.424" calcext:value-type="float">
            <text:p>250.424</text:p>
          </table:table-cell>
          <table:table-cell office:value-type="float" office:value="122.011" calcext:value-type="float">
            <text:p>122.011</text:p>
          </table:table-cell>
          <table:table-cell office:value-type="float" office:value="195.514" calcext:value-type="float">
            <text:p>195.514</text:p>
          </table:table-cell>
          <table:table-cell office:value-type="float" office:value="119.122" calcext:value-type="float">
            <text:p>119.122</text:p>
          </table:table-cell>
          <table:table-cell office:value-type="float" office:value="311.373" calcext:value-type="float">
            <text:p>311.373</text:p>
          </table:table-cell>
          <table:table-cell office:value-type="float" office:value="123.692" calcext:value-type="float">
            <text:p>123.692</text:p>
          </table:table-cell>
          <table:table-cell office:value-type="float" office:value="109.096" calcext:value-type="float">
            <text:p>109.096</text:p>
          </table:table-cell>
          <table:table-cell office:value-type="float" office:value="87.2752" calcext:value-type="float">
            <text:p>87.2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.957" calcext:value-type="float">
            <text:p>209.957</text:p>
          </table:table-cell>
          <table:table-cell office:value-type="float" office:value="207.284" calcext:value-type="float">
            <text:p>207.284</text:p>
          </table:table-cell>
          <table:table-cell office:value-type="float" office:value="309.465" calcext:value-type="float">
            <text:p>309.465</text:p>
          </table:table-cell>
          <table:table-cell office:value-type="float" office:value="193.67" calcext:value-type="float">
            <text:p>193.67</text:p>
          </table:table-cell>
          <table:table-cell office:value-type="float" office:value="238.352" calcext:value-type="float">
            <text:p>238.352</text:p>
          </table:table-cell>
          <table:table-cell office:value-type="float" office:value="160.469" calcext:value-type="float">
            <text:p>160.469</text:p>
          </table:table-cell>
          <table:table-cell office:value-type="float" office:value="255.866" calcext:value-type="float">
            <text:p>255.866</text:p>
          </table:table-cell>
          <table:table-cell office:value-type="float" office:value="157.362" calcext:value-type="float">
            <text:p>157.3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6.193" calcext:value-type="float">
            <text:p>736.193</text:p>
          </table:table-cell>
          <table:table-cell office:value-type="float" office:value="632.345" calcext:value-type="float">
            <text:p>632.345</text:p>
          </table:table-cell>
          <table:table-cell office:value-type="float" office:value="362.349" calcext:value-type="float">
            <text:p>362.349</text:p>
          </table:table-cell>
          <table:table-cell office:value-type="float" office:value="228.667" calcext:value-type="float">
            <text:p>228.667</text:p>
          </table:table-cell>
          <table:table-cell office:value-type="float" office:value="377.372" calcext:value-type="float">
            <text:p>377.372</text:p>
          </table:table-cell>
          <table:table-cell office:value-type="float" office:value="242.32" calcext:value-type="float">
            <text:p>242.32</text:p>
          </table:table-cell>
          <table:table-cell office:value-type="float" office:value="253.231" calcext:value-type="float">
            <text:p>253.231</text:p>
          </table:table-cell>
          <table:table-cell office:value-type="float" office:value="181.068" calcext:value-type="float">
            <text:p>181.068</text:p>
          </table:table-cell>
          <table:table-cell office:value-type="float" office:value="676.658" calcext:value-type="float">
            <text:p>676.658</text:p>
          </table:table-cell>
          <table:table-cell office:value-type="float" office:value="495.73" calcext:value-type="float">
            <text:p>495.73</text:p>
          </table:table-cell>
          <table:table-cell office:value-type="float" office:value="697.842" calcext:value-type="float">
            <text:p>697.842</text:p>
          </table:table-cell>
          <table:table-cell office:value-type="float" office:value="532.286" calcext:value-type="float">
            <text:p>532.2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3.768" calcext:value-type="float">
            <text:p>883.768</text:p>
          </table:table-cell>
          <table:table-cell office:value-type="float" office:value="697.033" calcext:value-type="float">
            <text:p>697.033</text:p>
          </table:table-cell>
          <table:table-cell office:value-type="float" office:value="486.301" calcext:value-type="float">
            <text:p>486.301</text:p>
          </table:table-cell>
          <table:table-cell office:value-type="float" office:value="483.272" calcext:value-type="float">
            <text:p>483.272</text:p>
          </table:table-cell>
          <table:table-cell office:value-type="float" office:value="875.571" calcext:value-type="float">
            <text:p>875.571</text:p>
          </table:table-cell>
          <table:table-cell office:value-type="float" office:value="703.539" calcext:value-type="float">
            <text:p>703.539</text:p>
          </table:table-cell>
          <table:table-cell office:value-type="float" office:value="850.885" calcext:value-type="float">
            <text:p>850.885</text:p>
          </table:table-cell>
          <table:table-cell office:value-type="float" office:value="552.673" calcext:value-type="float">
            <text:p>552.6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97.445" calcext:value-type="float">
            <text:p>997.445</text:p>
          </table:table-cell>
          <table:table-cell office:value-type="float" office:value="646.676" calcext:value-type="float">
            <text:p>646.676</text:p>
          </table:table-cell>
          <table:table-cell office:value-type="float" office:value="1047.08" calcext:value-type="float">
            <text:p>1047.08</text:p>
          </table:table-cell>
          <table:table-cell office:value-type="float" office:value="755.913" calcext:value-type="float">
            <text:p>755.913</text:p>
          </table:table-cell>
          <table:table-cell office:value-type="float" office:value="1.29238" calcext:value-type="float">
            <text:p>1.29238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45.71" calcext:value-type="float">
            <text:p>1245.71</text:p>
          </table:table-cell>
          <table:table-cell office:value-type="float" office:value="953.643" calcext:value-type="float">
            <text:p>953.643</text:p>
          </table:table-cell>
          <table:table-cell office:value-type="float" office:value="1371.78" calcext:value-type="float">
            <text:p>1371.78</text:p>
          </table:table-cell>
          <table:table-cell office:value-type="float" office:value="1361.59" calcext:value-type="float">
            <text:p>1361.59</text:p>
          </table:table-cell>
          <table:table-cell office:value-type="float" office:value="1163.79" calcext:value-type="float">
            <text:p>1163.79</text:p>
          </table:table-cell>
          <table:table-cell office:value-type="float" office:value="918.468" calcext:value-type="float">
            <text:p>918.4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64.38" calcext:value-type="float">
            <text:p>1364.38</text:p>
          </table:table-cell>
          <table:table-cell office:value-type="float" office:value="1524.98" calcext:value-type="float">
            <text:p>1524.98</text:p>
          </table:table-cell>
          <table:table-cell office:value-type="float" office:value="1501.72" calcext:value-type="float">
            <text:p>1501.72</text:p>
          </table:table-cell>
          <table:table-cell office:value-type="float" office:value="1615.26" calcext:value-type="float">
            <text:p>1615.26</text:p>
          </table:table-cell>
          <table:table-cell office:value-type="float" office:value="1614.28" calcext:value-type="float">
            <text:p>1614.28</text:p>
          </table:table-cell>
          <table:table-cell office:value-type="float" office:value="1.35234" calcext:value-type="float">
            <text:p>1.35234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3.15" calcext:value-type="float">
            <text:p>1743.15</text:p>
          </table:table-cell>
          <table:table-cell office:value-type="float" office:value="1740.71" calcext:value-type="float">
            <text:p>1740.71</text:p>
          </table:table-cell>
          <table:table-cell office:value-type="float" office:value="1832.55" calcext:value-type="float">
            <text:p>1832.55</text:p>
          </table:table-cell>
          <table:table-cell office:value-type="float" office:value="1833.28" calcext:value-type="float">
            <text:p>1833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8.34" calcext:value-type="float">
            <text:p>2108.34</text:p>
          </table:table-cell>
          <table:table-cell office:value-type="float" office:value="2111.99" calcext:value-type="float">
            <text:p>2111.99</text:p>
          </table:table-cell>
          <table:table-cell office:value-type="float" office:value="2120.6" calcext:value-type="float">
            <text:p>2120.6</text:p>
          </table:table-cell>
          <table:table-cell office:value-type="float" office:value="2120.62" calcext:value-type="float">
            <text:p>2120.6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.571" calcext:value-type="float">
            <text:p>258.571</text:p>
          </table:table-cell>
          <table:table-cell office:value-type="float" office:value="160.998" calcext:value-type="float">
            <text:p>160.998</text:p>
          </table:table-cell>
          <table:table-cell office:value-type="float" office:value="7.61873" calcext:value-type="float">
            <text:p>7.61873</text:p>
          </table:table-cell>
          <table:table-cell office:value-type="float" office:value="3.27553" calcext:value-type="float">
            <text:p>3.27553</text:p>
          </table:table-cell>
          <table:table-cell office:value-type="float" office:value="10.9226" calcext:value-type="float">
            <text:p>10.9226</text:p>
          </table:table-cell>
          <table:table-cell office:value-type="float" office:value="5.2308" calcext:value-type="float">
            <text:p>5.2308</text:p>
          </table:table-cell>
          <table:table-cell office:value-type="float" office:value="13.0936" calcext:value-type="float">
            <text:p>13.0936</text:p>
          </table:table-cell>
          <table:table-cell office:value-type="float" office:value="6.9481" calcext:value-type="float">
            <text:p>6.9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295" calcext:value-type="float">
            <text:p>181.295</text:p>
          </table:table-cell>
          <table:table-cell office:value-type="float" office:value="31.7609" calcext:value-type="float">
            <text:p>31.7609</text:p>
          </table:table-cell>
          <table:table-cell office:value-type="float" office:value="171.578" calcext:value-type="float">
            <text:p>171.578</text:p>
          </table:table-cell>
          <table:table-cell office:value-type="float" office:value="31.985" calcext:value-type="float">
            <text:p>31.985</text:p>
          </table:table-cell>
          <table:table-cell office:value-type="float" office:value="295.834" calcext:value-type="float">
            <text:p>295.834</text:p>
          </table:table-cell>
          <table:table-cell office:value-type="float" office:value="126.783" calcext:value-type="float">
            <text:p>126.783</text:p>
          </table:table-cell>
          <table:table-cell office:value-type="float" office:value="54.2404" calcext:value-type="float">
            <text:p>54.2404</text:p>
          </table:table-cell>
          <table:table-cell office:value-type="float" office:value="54.207" calcext:value-type="float">
            <text:p>54.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469" calcext:value-type="float">
            <text:p>97.7469</text:p>
          </table:table-cell>
          <table:table-cell office:value-type="float" office:value="46.0578" calcext:value-type="float">
            <text:p>46.0578</text:p>
          </table:table-cell>
          <table:table-cell office:value-type="float" office:value="105.216" calcext:value-type="float">
            <text:p>105.216</text:p>
          </table:table-cell>
          <table:table-cell office:value-type="float" office:value="61.189" calcext:value-type="float">
            <text:p>61.189</text:p>
          </table:table-cell>
          <table:table-cell office:value-type="float" office:value="70.63" calcext:value-type="float">
            <text:p>70.63</text:p>
          </table:table-cell>
          <table:table-cell office:value-type="float" office:value="62.7292" calcext:value-type="float">
            <text:p>62.7292</text:p>
          </table:table-cell>
          <table:table-cell office:value-type="float" office:value="103.241" calcext:value-type="float">
            <text:p>103.241</text:p>
          </table:table-cell>
          <table:table-cell office:value-type="float" office:value="102.375" calcext:value-type="float">
            <text:p>102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.975" calcext:value-type="float">
            <text:p>114.975</text:p>
          </table:table-cell>
          <table:table-cell office:value-type="float" office:value="56.0613" calcext:value-type="float">
            <text:p>56.0613</text:p>
          </table:table-cell>
          <table:table-cell office:value-type="float" office:value="383.714" calcext:value-type="float">
            <text:p>383.714</text:p>
          </table:table-cell>
          <table:table-cell office:value-type="float" office:value="269.63" calcext:value-type="float">
            <text:p>269.63</text:p>
          </table:table-cell>
          <table:table-cell office:value-type="float" office:value="207.593" calcext:value-type="float">
            <text:p>207.593</text:p>
          </table:table-cell>
          <table:table-cell office:value-type="float" office:value="119.242" calcext:value-type="float">
            <text:p>119.242</text:p>
          </table:table-cell>
          <table:table-cell office:value-type="float" office:value="278.75" calcext:value-type="float">
            <text:p>278.75</text:p>
          </table:table-cell>
          <table:table-cell office:value-type="float" office:value="126.646" calcext:value-type="float">
            <text:p>126.646</text:p>
          </table:table-cell>
          <table:table-cell office:value-type="float" office:value="102.961" calcext:value-type="float">
            <text:p>102.961</text:p>
          </table:table-cell>
          <table:table-cell office:value-type="float" office:value="102.865" calcext:value-type="float">
            <text:p>102.865</text:p>
          </table:table-cell>
          <table:table-cell office:value-type="float" office:value="83.7123" calcext:value-type="float">
            <text:p>83.7123</text:p>
          </table:table-cell>
          <table:table-cell office:value-type="float" office:value="83.6923" calcext:value-type="float">
            <text:p>83.6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204" calcext:value-type="float">
            <text:p>224.204</text:p>
          </table:table-cell>
          <table:table-cell office:value-type="float" office:value="92.801" calcext:value-type="float">
            <text:p>92.801</text:p>
          </table:table-cell>
          <table:table-cell office:value-type="float" office:value="161.404" calcext:value-type="float">
            <text:p>161.404</text:p>
          </table:table-cell>
          <table:table-cell office:value-type="float" office:value="83.3424" calcext:value-type="float">
            <text:p>83.3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525" calcext:value-type="float">
            <text:p>227.525</text:p>
          </table:table-cell>
          <table:table-cell office:value-type="float" office:value="225.627" calcext:value-type="float">
            <text:p>225.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95" calcext:value-type="float">
            <text:p>110.495</text:p>
          </table:table-cell>
          <table:table-cell office:value-type="float" office:value="110.47" calcext:value-type="float">
            <text:p>110.47</text:p>
          </table:table-cell>
          <table:table-cell office:value-type="float" office:value="177.369" calcext:value-type="float">
            <text:p>177.369</text:p>
          </table:table-cell>
          <table:table-cell office:value-type="float" office:value="111.474" calcext:value-type="float">
            <text:p>111.474</text:p>
          </table:table-cell>
          <table:table-cell office:value-type="float" office:value="178.375" calcext:value-type="float">
            <text:p>178.375</text:p>
          </table:table-cell>
          <table:table-cell office:value-type="float" office:value="120.235" calcext:value-type="float">
            <text:p>120.235</text:p>
          </table:table-cell>
          <table:table-cell office:value-type="float" office:value="188.502" calcext:value-type="float">
            <text:p>188.502</text:p>
          </table:table-cell>
          <table:table-cell office:value-type="float" office:value="100.282" calcext:value-type="float">
            <text:p>100.282</text:p>
          </table:table-cell>
          <table:table-cell office:value-type="float" office:value="253.039" calcext:value-type="float">
            <text:p>253.039</text:p>
          </table:table-cell>
          <table:table-cell office:value-type="float" office:value="94.3296" calcext:value-type="float">
            <text:p>94.3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.837" calcext:value-type="float">
            <text:p>250.837</text:p>
          </table:table-cell>
          <table:table-cell office:value-type="float" office:value="243.691" calcext:value-type="float">
            <text:p>243.691</text:p>
          </table:table-cell>
          <table:table-cell office:value-type="float" office:value="310.331" calcext:value-type="float">
            <text:p>310.331</text:p>
          </table:table-cell>
          <table:table-cell office:value-type="float" office:value="192.824" calcext:value-type="float">
            <text:p>192.824</text:p>
          </table:table-cell>
          <table:table-cell office:value-type="float" office:value="254.634" calcext:value-type="float">
            <text:p>254.634</text:p>
          </table:table-cell>
          <table:table-cell office:value-type="float" office:value="168.892" calcext:value-type="float">
            <text:p>168.892</text:p>
          </table:table-cell>
          <table:table-cell office:value-type="float" office:value="252.299" calcext:value-type="float">
            <text:p>252.299</text:p>
          </table:table-cell>
          <table:table-cell office:value-type="float" office:value="156.291" calcext:value-type="float">
            <text:p>156.2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3.134" calcext:value-type="float">
            <text:p>323.134</text:p>
          </table:table-cell>
          <table:table-cell office:value-type="float" office:value="231.021" calcext:value-type="float">
            <text:p>231.021</text:p>
          </table:table-cell>
          <table:table-cell office:value-type="float" office:value="366.524" calcext:value-type="float">
            <text:p>366.524</text:p>
          </table:table-cell>
          <table:table-cell office:value-type="float" office:value="250.292" calcext:value-type="float">
            <text:p>250.292</text:p>
          </table:table-cell>
          <table:table-cell office:value-type="float" office:value="258.509" calcext:value-type="float">
            <text:p>258.509</text:p>
          </table:table-cell>
          <table:table-cell office:value-type="float" office:value="185.948" calcext:value-type="float">
            <text:p>185.948</text:p>
          </table:table-cell>
          <table:table-cell office:value-type="float" office:value="616.085" calcext:value-type="float">
            <text:p>616.085</text:p>
          </table:table-cell>
          <table:table-cell office:value-type="float" office:value="432.993" calcext:value-type="float">
            <text:p>432.993</text:p>
          </table:table-cell>
          <table:table-cell office:value-type="float" office:value="732.189" calcext:value-type="float">
            <text:p>732.189</text:p>
          </table:table-cell>
          <table:table-cell office:value-type="float" office:value="548.475" calcext:value-type="float">
            <text:p>548.475</text:p>
          </table:table-cell>
          <table:table-cell office:value-type="float" office:value="389.474" calcext:value-type="float">
            <text:p>389.474</text:p>
          </table:table-cell>
          <table:table-cell office:value-type="float" office:value="389.119" calcext:value-type="float">
            <text:p>389.1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0.482" calcext:value-type="float">
            <text:p>870.482</text:p>
          </table:table-cell>
          <table:table-cell office:value-type="float" office:value="671.601" calcext:value-type="float">
            <text:p>671.601</text:p>
          </table:table-cell>
          <table:table-cell office:value-type="float" office:value="792.052" calcext:value-type="float">
            <text:p>792.052</text:p>
          </table:table-cell>
          <table:table-cell office:value-type="float" office:value="615.016" calcext:value-type="float">
            <text:p>615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.858" calcext:value-type="float">
            <text:p>835.858</text:p>
          </table:table-cell>
          <table:table-cell office:value-type="float" office:value="649.056" calcext:value-type="float">
            <text:p>649.0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28.56" calcext:value-type="float">
            <text:p>1028.56</text:p>
          </table:table-cell>
          <table:table-cell office:value-type="float" office:value="764.955" calcext:value-type="float">
            <text:p>764.955</text:p>
          </table:table-cell>
          <table:table-cell office:value-type="float" office:value="1004.77" calcext:value-type="float">
            <text:p>1004.77</text:p>
          </table:table-cell>
          <table:table-cell office:value-type="float" office:value="776.893" calcext:value-type="float">
            <text:p>776.893</text:p>
          </table:table-cell>
          <table:table-cell office:value-type="float" office:value="490.35" calcext:value-type="float">
            <text:p>490.35</text:p>
          </table:table-cell>
          <table:table-cell office:value-type="float" office:value="487.904" calcext:value-type="float">
            <text:p>487.9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8.854" calcext:value-type="float">
            <text:p>748.854</text:p>
          </table:table-cell>
          <table:table-cell office:value-type="float" office:value="740.837" calcext:value-type="float">
            <text:p>740.837</text:p>
          </table:table-cell>
          <table:table-cell office:value-type="float" office:value="1207.86" calcext:value-type="float">
            <text:p>1207.86</text:p>
          </table:table-cell>
          <table:table-cell office:value-type="float" office:value="986.087" calcext:value-type="float">
            <text:p>986.087</text:p>
          </table:table-cell>
          <table:table-cell office:value-type="float" office:value="1130.14" calcext:value-type="float">
            <text:p>1130.14</text:p>
          </table:table-cell>
          <table:table-cell office:value-type="float" office:value="871.724" calcext:value-type="float">
            <text:p>871.7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6.5" calcext:value-type="float">
            <text:p>956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19.65" calcext:value-type="float">
            <text:p>1419.65</text:p>
          </table:table-cell>
          <table:table-cell office:value-type="float" office:value="1062.69" calcext:value-type="float">
            <text:p>1062.69</text:p>
          </table:table-cell>
          <table:table-cell office:value-type="float" office:value="1545.08" calcext:value-type="float">
            <text:p>1545.08</text:p>
          </table:table-cell>
          <table:table-cell office:value-type="float" office:value="1437.52" calcext:value-type="float">
            <text:p>1437.52</text:p>
          </table:table-cell>
          <table:table-cell office:value-type="float" office:value="1.35889" calcext:value-type="float">
            <text:p>1.35889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8.89" calcext:value-type="float">
            <text:p>1728.89</text:p>
          </table:table-cell>
          <table:table-cell office:value-type="float" office:value="1734.95" calcext:value-type="float">
            <text:p>1734.95</text:p>
          </table:table-cell>
          <table:table-cell office:value-type="float" office:value="1960.96" calcext:value-type="float">
            <text:p>1960.96</text:p>
          </table:table-cell>
          <table:table-cell office:value-type="float" office:value="1920.65" calcext:value-type="float">
            <text:p>1920.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30.02" calcext:value-type="float">
            <text:p>1930.02</text:p>
          </table:table-cell>
          <table:table-cell table:number-columns-repeated="2" office:value-type="float" office:value="2069.02" calcext:value-type="float">
            <text:p>2069.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.77" calcext:value-type="float">
            <text:p>265.77</text:p>
          </table:table-cell>
          <table:table-cell office:value-type="float" office:value="165.153" calcext:value-type="float">
            <text:p>165.153</text:p>
          </table:table-cell>
          <table:table-cell office:value-type="float" office:value="7.92363" calcext:value-type="float">
            <text:p>7.92363</text:p>
          </table:table-cell>
          <table:table-cell office:value-type="float" office:value="3.31741" calcext:value-type="float">
            <text:p>3.31741</text:p>
          </table:table-cell>
          <table:table-cell office:value-type="float" office:value="10.5733" calcext:value-type="float">
            <text:p>10.5733</text:p>
          </table:table-cell>
          <table:table-cell office:value-type="float" office:value="5.22173" calcext:value-type="float">
            <text:p>5.22173</text:p>
          </table:table-cell>
          <table:table-cell office:value-type="float" office:value="12.8006" calcext:value-type="float">
            <text:p>12.8006</text:p>
          </table:table-cell>
          <table:table-cell office:value-type="float" office:value="6.99167" calcext:value-type="float">
            <text:p>6.99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888" calcext:value-type="float">
            <text:p>159.888</text:p>
          </table:table-cell>
          <table:table-cell office:value-type="float" office:value="30.9693" calcext:value-type="float">
            <text:p>30.9693</text:p>
          </table:table-cell>
          <table:table-cell office:value-type="float" office:value="180.321" calcext:value-type="float">
            <text:p>180.321</text:p>
          </table:table-cell>
          <table:table-cell office:value-type="float" office:value="33.3377" calcext:value-type="float">
            <text:p>33.3377</text:p>
          </table:table-cell>
          <table:table-cell office:value-type="float" office:value="410.657" calcext:value-type="float">
            <text:p>410.657</text:p>
          </table:table-cell>
          <table:table-cell office:value-type="float" office:value="183.312" calcext:value-type="float">
            <text:p>183.312</text:p>
          </table:table-cell>
          <table:table-cell office:value-type="float" office:value="60.4933" calcext:value-type="float">
            <text:p>60.4933</text:p>
          </table:table-cell>
          <table:table-cell office:value-type="float" office:value="60.4449" calcext:value-type="float">
            <text:p>60.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3058" calcext:value-type="float">
            <text:p>96.3058</text:p>
          </table:table-cell>
          <table:table-cell office:value-type="float" office:value="45.2292" calcext:value-type="float">
            <text:p>45.2292</text:p>
          </table:table-cell>
          <table:table-cell office:value-type="float" office:value="114.624" calcext:value-type="float">
            <text:p>114.624</text:p>
          </table:table-cell>
          <table:table-cell office:value-type="float" office:value="62.2546" calcext:value-type="float">
            <text:p>62.2546</text:p>
          </table:table-cell>
          <table:table-cell office:value-type="float" office:value="102.463" calcext:value-type="float">
            <text:p>102.463</text:p>
          </table:table-cell>
          <table:table-cell office:value-type="float" office:value="68.1332" calcext:value-type="float">
            <text:p>68.1332</text:p>
          </table:table-cell>
          <table:table-cell office:value-type="float" office:value="215.952" calcext:value-type="float">
            <text:p>215.952</text:p>
          </table:table-cell>
          <table:table-cell office:value-type="float" office:value="157.948" calcext:value-type="float">
            <text:p>157.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034" calcext:value-type="float">
            <text:p>104.034</text:p>
          </table:table-cell>
          <table:table-cell office:value-type="float" office:value="58.5104" calcext:value-type="float">
            <text:p>58.5104</text:p>
          </table:table-cell>
          <table:table-cell office:value-type="float" office:value="113.206" calcext:value-type="float">
            <text:p>113.206</text:p>
          </table:table-cell>
          <table:table-cell office:value-type="float" office:value="113.863" calcext:value-type="float">
            <text:p>113.863</text:p>
          </table:table-cell>
          <table:table-cell office:value-type="float" office:value="192.383" calcext:value-type="float">
            <text:p>192.383</text:p>
          </table:table-cell>
          <table:table-cell office:value-type="float" office:value="105.838" calcext:value-type="float">
            <text:p>105.838</text:p>
          </table:table-cell>
          <table:table-cell office:value-type="float" office:value="51.9908" calcext:value-type="float">
            <text:p>51.9908</text:p>
          </table:table-cell>
          <table:table-cell office:value-type="float" office:value="52.0064" calcext:value-type="float">
            <text:p>52.0064</text:p>
          </table:table-cell>
          <table:table-cell office:value-type="float" office:value="118.337" calcext:value-type="float">
            <text:p>118.337</text:p>
          </table:table-cell>
          <table:table-cell office:value-type="float" office:value="118.068" calcext:value-type="float">
            <text:p>118.068</text:p>
          </table:table-cell>
          <table:table-cell office:value-type="float" office:value="89.0502" calcext:value-type="float">
            <text:p>89.0502</text:p>
          </table:table-cell>
          <table:table-cell office:value-type="float" office:value="88.9346" calcext:value-type="float">
            <text:p>88.9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966" calcext:value-type="float">
            <text:p>150.966</text:p>
          </table:table-cell>
          <table:table-cell office:value-type="float" office:value="87.4979" calcext:value-type="float">
            <text:p>87.4979</text:p>
          </table:table-cell>
          <table:table-cell office:value-type="float" office:value="159.145" calcext:value-type="float">
            <text:p>159.145</text:p>
          </table:table-cell>
          <table:table-cell office:value-type="float" office:value="86.103" calcext:value-type="float">
            <text:p>86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8.433" calcext:value-type="float">
            <text:p>418.433</text:p>
          </table:table-cell>
          <table:table-cell office:value-type="float" office:value="326.523" calcext:value-type="float">
            <text:p>326.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056" calcext:value-type="float">
            <text:p>117.056</text:p>
          </table:table-cell>
          <table:table-cell office:value-type="float" office:value="117.027" calcext:value-type="float">
            <text:p>117.027</text:p>
          </table:table-cell>
          <table:table-cell office:value-type="float" office:value="183.957" calcext:value-type="float">
            <text:p>183.957</text:p>
          </table:table-cell>
          <table:table-cell office:value-type="float" office:value="116.998" calcext:value-type="float">
            <text:p>116.998</text:p>
          </table:table-cell>
          <table:table-cell office:value-type="float" office:value="183.96" calcext:value-type="float">
            <text:p>183.96</text:p>
          </table:table-cell>
          <table:table-cell office:value-type="float" office:value="123.536" calcext:value-type="float">
            <text:p>123.536</text:p>
          </table:table-cell>
          <table:table-cell office:value-type="float" office:value="146.854" calcext:value-type="float">
            <text:p>146.854</text:p>
          </table:table-cell>
          <table:table-cell office:value-type="float" office:value="101.928" calcext:value-type="float">
            <text:p>101.928</text:p>
          </table:table-cell>
          <table:table-cell office:value-type="float" office:value="171.211" calcext:value-type="float">
            <text:p>171.211</text:p>
          </table:table-cell>
          <table:table-cell office:value-type="float" office:value="84.1855" calcext:value-type="float">
            <text:p>84.1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4.652" calcext:value-type="float">
            <text:p>464.652</text:p>
          </table:table-cell>
          <table:table-cell office:value-type="float" office:value="313.371" calcext:value-type="float">
            <text:p>313.371</text:p>
          </table:table-cell>
          <table:table-cell office:value-type="float" office:value="270.746" calcext:value-type="float">
            <text:p>270.746</text:p>
          </table:table-cell>
          <table:table-cell office:value-type="float" office:value="190.251" calcext:value-type="float">
            <text:p>190.251</text:p>
          </table:table-cell>
          <table:table-cell office:value-type="float" office:value="269.665" calcext:value-type="float">
            <text:p>269.665</text:p>
          </table:table-cell>
          <table:table-cell office:value-type="float" office:value="175.526" calcext:value-type="float">
            <text:p>175.526</text:p>
          </table:table-cell>
          <table:table-cell office:value-type="float" office:value="226.08" calcext:value-type="float">
            <text:p>226.08</text:p>
          </table:table-cell>
          <table:table-cell office:value-type="float" office:value="159.134" calcext:value-type="float">
            <text:p>159.1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8.491" calcext:value-type="float">
            <text:p>348.491</text:p>
          </table:table-cell>
          <table:table-cell office:value-type="float" office:value="243.847" calcext:value-type="float">
            <text:p>243.847</text:p>
          </table:table-cell>
          <table:table-cell office:value-type="float" office:value="394.654" calcext:value-type="float">
            <text:p>394.654</text:p>
          </table:table-cell>
          <table:table-cell office:value-type="float" office:value="265.052" calcext:value-type="float">
            <text:p>265.052</text:p>
          </table:table-cell>
          <table:table-cell office:value-type="float" office:value="265.252" calcext:value-type="float">
            <text:p>265.252</text:p>
          </table:table-cell>
          <table:table-cell office:value-type="float" office:value="191.52" calcext:value-type="float">
            <text:p>191.52</text:p>
          </table:table-cell>
          <table:table-cell office:value-type="float" office:value="655.359" calcext:value-type="float">
            <text:p>655.359</text:p>
          </table:table-cell>
          <table:table-cell office:value-type="float" office:value="477.487" calcext:value-type="float">
            <text:p>477.487</text:p>
          </table:table-cell>
          <table:table-cell office:value-type="float" office:value="456.645" calcext:value-type="float">
            <text:p>456.645</text:p>
          </table:table-cell>
          <table:table-cell office:value-type="float" office:value="452.839" calcext:value-type="float">
            <text:p>452.839</text:p>
          </table:table-cell>
          <table:table-cell office:value-type="float" office:value="444.401" calcext:value-type="float">
            <text:p>444.401</text:p>
          </table:table-cell>
          <table:table-cell office:value-type="float" office:value="435.897" calcext:value-type="float">
            <text:p>435.8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0.185" calcext:value-type="float">
            <text:p>860.185</text:p>
          </table:table-cell>
          <table:table-cell office:value-type="float" office:value="660.348" calcext:value-type="float">
            <text:p>660.348</text:p>
          </table:table-cell>
          <table:table-cell office:value-type="float" office:value="778.257" calcext:value-type="float">
            <text:p>778.257</text:p>
          </table:table-cell>
          <table:table-cell office:value-type="float" office:value="538.468" calcext:value-type="float">
            <text:p>538.468</text:p>
          </table:table-cell>
          <table:table-cell office:value-type="float" office:value="632.886" calcext:value-type="float">
            <text:p>632.886</text:p>
          </table:table-cell>
          <table:table-cell office:value-type="float" office:value="631.66" calcext:value-type="float">
            <text:p>631.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70.05" calcext:value-type="float">
            <text:p>1070.05</text:p>
          </table:table-cell>
          <table:table-cell office:value-type="float" office:value="845.086" calcext:value-type="float">
            <text:p>845.086</text:p>
          </table:table-cell>
          <table:table-cell office:value-type="float" office:value="976.186" calcext:value-type="float">
            <text:p>976.186</text:p>
          </table:table-cell>
          <table:table-cell office:value-type="float" office:value="745.04" calcext:value-type="float">
            <text:p>745.04</text:p>
          </table:table-cell>
          <table:table-cell office:value-type="float" office:value="868.208" calcext:value-type="float">
            <text:p>868.208</text:p>
          </table:table-cell>
          <table:table-cell office:value-type="float" office:value="619.045" calcext:value-type="float">
            <text:p>619.0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9.51" calcext:value-type="float">
            <text:p>1259.51</text:p>
          </table:table-cell>
          <table:table-cell office:value-type="float" office:value="1220.58" calcext:value-type="float">
            <text:p>1220.58</text:p>
          </table:table-cell>
          <table:table-cell office:value-type="float" office:value="912.041" calcext:value-type="float">
            <text:p>912.041</text:p>
          </table:table-cell>
          <table:table-cell office:value-type="float" office:value="1287.8" calcext:value-type="float">
            <text:p>1287.8</text:p>
          </table:table-cell>
          <table:table-cell office:value-type="float" office:value="1003.03" calcext:value-type="float">
            <text:p>1003.03</text:p>
          </table:table-cell>
          <table:table-cell office:value-type="float" office:value="1248.99" calcext:value-type="float">
            <text:p>1248.99</text:p>
          </table:table-cell>
          <table:table-cell office:value-type="float" office:value="1086.39" calcext:value-type="float">
            <text:p>1086.39</text:p>
          </table:table-cell>
          <table:table-cell table:number-columns-repeated="2" office:value-type="float" office:value="1323.98" calcext:value-type="float">
            <text:p>1323.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7.86" calcext:value-type="float">
            <text:p>1387.86</text:p>
          </table:table-cell>
          <table:table-cell office:value-type="float" office:value="1156.55" calcext:value-type="float">
            <text:p>1156.55</text:p>
          </table:table-cell>
          <table:table-cell office:value-type="float" office:value="1422.72" calcext:value-type="float">
            <text:p>1422.72</text:p>
          </table:table-cell>
          <table:table-cell office:value-type="float" office:value="1137.25" calcext:value-type="float">
            <text:p>1137.25</text:p>
          </table:table-cell>
          <table:table-cell office:value-type="float" office:value="1652.82" calcext:value-type="float">
            <text:p>1652.82</text:p>
          </table:table-cell>
          <table:table-cell office:value-type="float" office:value="1670.4" calcext:value-type="float">
            <text:p>1670.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836.6" calcext:value-type="float">
            <text:p>1836.6</text:p>
          </table:table-cell>
          <table:table-cell table:number-columns-repeated="2" office:value-type="float" office:value="1801.37" calcext:value-type="float">
            <text:p>1801.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146.65" calcext:value-type="float">
            <text:p>2146.6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.966" calcext:value-type="float">
            <text:p>273.966</text:p>
          </table:table-cell>
          <table:table-cell office:value-type="float" office:value="169.599" calcext:value-type="float">
            <text:p>169.599</text:p>
          </table:table-cell>
          <table:table-cell office:value-type="float" office:value="7.79142" calcext:value-type="float">
            <text:p>7.79142</text:p>
          </table:table-cell>
          <table:table-cell office:value-type="float" office:value="3.29829" calcext:value-type="float">
            <text:p>3.29829</text:p>
          </table:table-cell>
          <table:table-cell office:value-type="float" office:value="10.6941" calcext:value-type="float">
            <text:p>10.6941</text:p>
          </table:table-cell>
          <table:table-cell office:value-type="float" office:value="5.22134" calcext:value-type="float">
            <text:p>5.22134</text:p>
          </table:table-cell>
          <table:table-cell office:value-type="float" office:value="12.8553" calcext:value-type="float">
            <text:p>12.8553</text:p>
          </table:table-cell>
          <table:table-cell office:value-type="float" office:value="6.91017" calcext:value-type="float">
            <text:p>6.9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747" calcext:value-type="float">
            <text:p>187.747</text:p>
          </table:table-cell>
          <table:table-cell office:value-type="float" office:value="33.1875" calcext:value-type="float">
            <text:p>33.1875</text:p>
          </table:table-cell>
          <table:table-cell office:value-type="float" office:value="182.493" calcext:value-type="float">
            <text:p>182.493</text:p>
          </table:table-cell>
          <table:table-cell office:value-type="float" office:value="34.2406" calcext:value-type="float">
            <text:p>34.2406</text:p>
          </table:table-cell>
          <table:table-cell office:value-type="float" office:value="376.907" calcext:value-type="float">
            <text:p>376.907</text:p>
          </table:table-cell>
          <table:table-cell office:value-type="float" office:value="135.495" calcext:value-type="float">
            <text:p>135.495</text:p>
          </table:table-cell>
          <table:table-cell office:value-type="float" office:value="69.1673" calcext:value-type="float">
            <text:p>69.1673</text:p>
          </table:table-cell>
          <table:table-cell office:value-type="float" office:value="69.055" calcext:value-type="float">
            <text:p>69.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187" calcext:value-type="float">
            <text:p>97.7187</text:p>
          </table:table-cell>
          <table:table-cell office:value-type="float" office:value="43.8517" calcext:value-type="float">
            <text:p>43.8517</text:p>
          </table:table-cell>
          <table:table-cell office:value-type="float" office:value="121.138" calcext:value-type="float">
            <text:p>121.138</text:p>
          </table:table-cell>
          <table:table-cell office:value-type="float" office:value="65.2364" calcext:value-type="float">
            <text:p>65.2364</text:p>
          </table:table-cell>
          <table:table-cell office:value-type="float" office:value="124.978" calcext:value-type="float">
            <text:p>124.978</text:p>
          </table:table-cell>
          <table:table-cell office:value-type="float" office:value="76.8309" calcext:value-type="float">
            <text:p>76.8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5.218" calcext:value-type="float">
            <text:p>135.218</text:p>
          </table:table-cell>
          <table:table-cell office:value-type="float" office:value="60.6132" calcext:value-type="float">
            <text:p>60.6132</text:p>
          </table:table-cell>
          <table:table-cell table:number-columns-repeated="2" office:value-type="float" office:value="244.262" calcext:value-type="float">
            <text:p>244.262</text:p>
          </table:table-cell>
          <table:table-cell office:value-type="float" office:value="179.919" calcext:value-type="float">
            <text:p>179.919</text:p>
          </table:table-cell>
          <table:table-cell office:value-type="float" office:value="115.338" calcext:value-type="float">
            <text:p>115.338</text:p>
          </table:table-cell>
          <table:table-cell office:value-type="float" office:value="53.5817" calcext:value-type="float">
            <text:p>53.5817</text:p>
          </table:table-cell>
          <table:table-cell office:value-type="float" office:value="53.58" calcext:value-type="float">
            <text:p>53.58</text:p>
          </table:table-cell>
          <table:table-cell office:value-type="float" office:value="145.964" calcext:value-type="float">
            <text:p>145.964</text:p>
          </table:table-cell>
          <table:table-cell office:value-type="float" office:value="145.242" calcext:value-type="float">
            <text:p>145.242</text:p>
          </table:table-cell>
          <table:table-cell office:value-type="float" office:value="95.82" calcext:value-type="float">
            <text:p>95.82</text:p>
          </table:table-cell>
          <table:table-cell office:value-type="float" office:value="95.7997" calcext:value-type="float">
            <text:p>95.7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.375" calcext:value-type="float">
            <text:p>195.375</text:p>
          </table:table-cell>
          <table:table-cell office:value-type="float" office:value="91.4048" calcext:value-type="float">
            <text:p>91.4048</text:p>
          </table:table-cell>
          <table:table-cell office:value-type="float" office:value="254.323" calcext:value-type="float">
            <text:p>254.323</text:p>
          </table:table-cell>
          <table:table-cell office:value-type="float" office:value="90.3131" calcext:value-type="float">
            <text:p>90.31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5.212" calcext:value-type="float">
            <text:p>125.212</text:p>
          </table:table-cell>
          <table:table-cell office:value-type="float" office:value="125.128" calcext:value-type="float">
            <text:p>125.128</text:p>
          </table:table-cell>
          <table:table-cell office:value-type="float" office:value="208.493" calcext:value-type="float">
            <text:p>208.493</text:p>
          </table:table-cell>
          <table:table-cell office:value-type="float" office:value="121.468" calcext:value-type="float">
            <text:p>121.468</text:p>
          </table:table-cell>
          <table:table-cell office:value-type="float" office:value="193.361" calcext:value-type="float">
            <text:p>193.361</text:p>
          </table:table-cell>
          <table:table-cell office:value-type="float" office:value="127.423" calcext:value-type="float">
            <text:p>127.423</text:p>
          </table:table-cell>
          <table:table-cell office:value-type="float" office:value="161.785" calcext:value-type="float">
            <text:p>161.785</text:p>
          </table:table-cell>
          <table:table-cell office:value-type="float" office:value="110.252" calcext:value-type="float">
            <text:p>110.252</text:p>
          </table:table-cell>
          <table:table-cell office:value-type="float" office:value="85.4308" calcext:value-type="float">
            <text:p>85.4308</text:p>
          </table:table-cell>
          <table:table-cell office:value-type="float" office:value="84.0874" calcext:value-type="float">
            <text:p>84.0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157" calcext:value-type="float">
            <text:p>302.157</text:p>
          </table:table-cell>
          <table:table-cell office:value-type="float" office:value="299.474" calcext:value-type="float">
            <text:p>299.474</text:p>
          </table:table-cell>
          <table:table-cell office:value-type="float" office:value="257.8" calcext:value-type="float">
            <text:p>257.8</text:p>
          </table:table-cell>
          <table:table-cell office:value-type="float" office:value="207.395" calcext:value-type="float">
            <text:p>207.395</text:p>
          </table:table-cell>
          <table:table-cell office:value-type="float" office:value="276.531" calcext:value-type="float">
            <text:p>276.531</text:p>
          </table:table-cell>
          <table:table-cell office:value-type="float" office:value="180.089" calcext:value-type="float">
            <text:p>180.089</text:p>
          </table:table-cell>
          <table:table-cell office:value-type="float" office:value="248.42" calcext:value-type="float">
            <text:p>248.42</text:p>
          </table:table-cell>
          <table:table-cell office:value-type="float" office:value="165.443" calcext:value-type="float">
            <text:p>165.4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6.416" calcext:value-type="float">
            <text:p>376.416</text:p>
          </table:table-cell>
          <table:table-cell office:value-type="float" office:value="252.725" calcext:value-type="float">
            <text:p>252.725</text:p>
          </table:table-cell>
          <table:table-cell office:value-type="float" office:value="411.381" calcext:value-type="float">
            <text:p>411.381</text:p>
          </table:table-cell>
          <table:table-cell office:value-type="float" office:value="278.903" calcext:value-type="float">
            <text:p>278.903</text:p>
          </table:table-cell>
          <table:table-cell office:value-type="float" office:value="273.281" calcext:value-type="float">
            <text:p>273.281</text:p>
          </table:table-cell>
          <table:table-cell office:value-type="float" office:value="197.511" calcext:value-type="float">
            <text:p>197.511</text:p>
          </table:table-cell>
          <table:table-cell office:value-type="float" office:value="683.092" calcext:value-type="float">
            <text:p>683.092</text:p>
          </table:table-cell>
          <table:table-cell office:value-type="float" office:value="503.432" calcext:value-type="float">
            <text:p>503.432</text:p>
          </table:table-cell>
          <table:table-cell office:value-type="float" office:value="770.916" calcext:value-type="float">
            <text:p>770.916</text:p>
          </table:table-cell>
          <table:table-cell office:value-type="float" office:value="665.987" calcext:value-type="float">
            <text:p>665.987</text:p>
          </table:table-cell>
          <table:table-cell office:value-type="float" office:value="666.101" calcext:value-type="float">
            <text:p>666.101</text:p>
          </table:table-cell>
          <table:table-cell office:value-type="float" office:value="504.259" calcext:value-type="float">
            <text:p>504.2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9.094" calcext:value-type="float">
            <text:p>879.094</text:p>
          </table:table-cell>
          <table:table-cell office:value-type="float" office:value="660.886" calcext:value-type="float">
            <text:p>660.886</text:p>
          </table:table-cell>
          <table:table-cell office:value-type="float" office:value="831.116" calcext:value-type="float">
            <text:p>831.116</text:p>
          </table:table-cell>
          <table:table-cell office:value-type="float" office:value="643.355" calcext:value-type="float">
            <text:p>643.355</text:p>
          </table:table-cell>
          <table:table-cell office:value-type="float" office:value="933.223" calcext:value-type="float">
            <text:p>933.223</text:p>
          </table:table-cell>
          <table:table-cell office:value-type="float" office:value="795.773" calcext:value-type="float">
            <text:p>795.773</text:p>
          </table:table-cell>
          <table:table-cell table:number-columns-repeated="2" office:value-type="float" office:value="738.577" calcext:value-type="float">
            <text:p>738.57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39.493" calcext:value-type="float">
            <text:p>539.4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8.33" calcext:value-type="float">
            <text:p>1028.33</text:p>
          </table:table-cell>
          <table:table-cell office:value-type="float" office:value="750.338" calcext:value-type="float">
            <text:p>750.338</text:p>
          </table:table-cell>
          <table:table-cell office:value-type="float" office:value="1010.71" calcext:value-type="float">
            <text:p>1010.71</text:p>
          </table:table-cell>
          <table:table-cell office:value-type="float" office:value="764.73" calcext:value-type="float">
            <text:p>764.73</text:p>
          </table:table-cell>
          <table:table-cell office:value-type="float" office:value="1013.83" calcext:value-type="float">
            <text:p>1013.83</text:p>
          </table:table-cell>
          <table:table-cell office:value-type="float" office:value="763.788" calcext:value-type="float">
            <text:p>763.7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96.21" calcext:value-type="float">
            <text:p>1196.21</text:p>
          </table:table-cell>
          <table:table-cell office:value-type="float" office:value="922.711" calcext:value-type="float">
            <text:p>922.711</text:p>
          </table:table-cell>
          <table:table-cell office:value-type="float" office:value="1247.98" calcext:value-type="float">
            <text:p>1247.98</text:p>
          </table:table-cell>
          <table:table-cell office:value-type="float" office:value="1023.73" calcext:value-type="float">
            <text:p>1023.73</text:p>
          </table:table-cell>
          <table:table-cell office:value-type="float" office:value="1194.29" calcext:value-type="float">
            <text:p>1194.29</text:p>
          </table:table-cell>
          <table:table-cell office:value-type="float" office:value="955.917" calcext:value-type="float">
            <text:p>955.9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56.423" calcext:value-type="float">
            <text:p>956.423</text:p>
          </table:table-cell>
          <table:table-cell office:value-type="float" office:value="1263.92" calcext:value-type="float">
            <text:p>1263.92</text:p>
          </table:table-cell>
          <table:table-cell office:value-type="float" office:value="1044.96" calcext:value-type="float">
            <text:p>1044.96</text:p>
          </table:table-cell>
          <table:table-cell office:value-type="float" office:value="1370.42" calcext:value-type="float">
            <text:p>1370.42</text:p>
          </table:table-cell>
          <table:table-cell office:value-type="float" office:value="1177.33" calcext:value-type="float">
            <text:p>1177.33</text:p>
          </table:table-cell>
          <table:table-cell office:value-type="float" office:value="1.38466" calcext:value-type="float">
            <text:p>1.38466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3.56" calcext:value-type="float">
            <text:p>1803.56</text:p>
          </table:table-cell>
          <table:table-cell office:value-type="float" office:value="1803.81" calcext:value-type="float">
            <text:p>1803.81</text:p>
          </table:table-cell>
          <table:table-cell office:value-type="float" office:value="1749.5" calcext:value-type="float">
            <text:p>1749.5</text:p>
          </table:table-cell>
          <table:table-cell office:value-type="float" office:value="1749.51" calcext:value-type="float">
            <text:p>1749.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01.5" calcext:value-type="float">
            <text:p>2101.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471" calcext:value-type="float">
            <text:p>284.471</text:p>
          </table:table-cell>
          <table:table-cell office:value-type="float" office:value="174.188" calcext:value-type="float">
            <text:p>174.188</text:p>
          </table:table-cell>
          <table:table-cell office:value-type="float" office:value="7.68313" calcext:value-type="float">
            <text:p>7.68313</text:p>
          </table:table-cell>
          <table:table-cell office:value-type="float" office:value="3.29017" calcext:value-type="float">
            <text:p>3.29017</text:p>
          </table:table-cell>
          <table:table-cell office:value-type="float" office:value="10.8416" calcext:value-type="float">
            <text:p>10.8416</text:p>
          </table:table-cell>
          <table:table-cell office:value-type="float" office:value="5.25694" calcext:value-type="float">
            <text:p>5.25694</text:p>
          </table:table-cell>
          <table:table-cell office:value-type="float" office:value="12.8262" calcext:value-type="float">
            <text:p>12.8262</text:p>
          </table:table-cell>
          <table:table-cell office:value-type="float" office:value="6.94659" calcext:value-type="float">
            <text:p>6.94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123" calcext:value-type="float">
            <text:p>180.123</text:p>
          </table:table-cell>
          <table:table-cell office:value-type="float" office:value="32.1916" calcext:value-type="float">
            <text:p>32.1916</text:p>
          </table:table-cell>
          <table:table-cell office:value-type="float" office:value="200.527" calcext:value-type="float">
            <text:p>200.527</text:p>
          </table:table-cell>
          <table:table-cell office:value-type="float" office:value="35.6081" calcext:value-type="float">
            <text:p>35.6081</text:p>
          </table:table-cell>
          <table:table-cell office:value-type="float" office:value="341.174" calcext:value-type="float">
            <text:p>341.174</text:p>
          </table:table-cell>
          <table:table-cell office:value-type="float" office:value="121.754" calcext:value-type="float">
            <text:p>121.754</text:p>
          </table:table-cell>
          <table:table-cell office:value-type="float" office:value="82.8155" calcext:value-type="float">
            <text:p>82.8155</text:p>
          </table:table-cell>
          <table:table-cell office:value-type="float" office:value="82.5103" calcext:value-type="float">
            <text:p>82.5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129" calcext:value-type="float">
            <text:p>98.6129</text:p>
          </table:table-cell>
          <table:table-cell office:value-type="float" office:value="42.894" calcext:value-type="float">
            <text:p>42.894</text:p>
          </table:table-cell>
          <table:table-cell office:value-type="float" office:value="116.461" calcext:value-type="float">
            <text:p>116.461</text:p>
          </table:table-cell>
          <table:table-cell office:value-type="float" office:value="65.4843" calcext:value-type="float">
            <text:p>65.4843</text:p>
          </table:table-cell>
          <table:table-cell office:value-type="float" office:value="129.715" calcext:value-type="float">
            <text:p>129.715</text:p>
          </table:table-cell>
          <table:table-cell office:value-type="float" office:value="83.0404" calcext:value-type="float">
            <text:p>83.0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.447" calcext:value-type="float">
            <text:p>149.447</text:p>
          </table:table-cell>
          <table:table-cell office:value-type="float" office:value="59.7735" calcext:value-type="float">
            <text:p>59.7735</text:p>
          </table:table-cell>
          <table:table-cell table:number-columns-repeated="2" office:value-type="float" office:value="133.458" calcext:value-type="float">
            <text:p>133.458</text:p>
          </table:table-cell>
          <table:table-cell office:value-type="float" office:value="251.953" calcext:value-type="float">
            <text:p>251.953</text:p>
          </table:table-cell>
          <table:table-cell office:value-type="float" office:value="132.816" calcext:value-type="float">
            <text:p>132.816</text:p>
          </table:table-cell>
          <table:table-cell office:value-type="float" office:value="56.3671" calcext:value-type="float">
            <text:p>56.3671</text:p>
          </table:table-cell>
          <table:table-cell office:value-type="float" office:value="56.0288" calcext:value-type="float">
            <text:p>56.0288</text:p>
          </table:table-cell>
          <table:table-cell office:value-type="float" office:value="291.106" calcext:value-type="float">
            <text:p>291.106</text:p>
          </table:table-cell>
          <table:table-cell office:value-type="float" office:value="211.838" calcext:value-type="float">
            <text:p>211.838</text:p>
          </table:table-cell>
          <table:table-cell office:value-type="float" office:value="104.661" calcext:value-type="float">
            <text:p>104.661</text:p>
          </table:table-cell>
          <table:table-cell office:value-type="float" office:value="104.623" calcext:value-type="float">
            <text:p>104.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.345" calcext:value-type="float">
            <text:p>202.345</text:p>
          </table:table-cell>
          <table:table-cell office:value-type="float" office:value="92.4324" calcext:value-type="float">
            <text:p>92.4324</text:p>
          </table:table-cell>
          <table:table-cell office:value-type="float" office:value="110.625" calcext:value-type="float">
            <text:p>110.625</text:p>
          </table:table-cell>
          <table:table-cell office:value-type="float" office:value="76.2112" calcext:value-type="float">
            <text:p>76.21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.779" calcext:value-type="float">
            <text:p>135.779</text:p>
          </table:table-cell>
          <table:table-cell office:value-type="float" office:value="135.695" calcext:value-type="float">
            <text:p>135.695</text:p>
          </table:table-cell>
          <table:table-cell office:value-type="float" office:value="197.736" calcext:value-type="float">
            <text:p>197.736</text:p>
          </table:table-cell>
          <table:table-cell office:value-type="float" office:value="125.669" calcext:value-type="float">
            <text:p>125.669</text:p>
          </table:table-cell>
          <table:table-cell office:value-type="float" office:value="205.64" calcext:value-type="float">
            <text:p>205.64</text:p>
          </table:table-cell>
          <table:table-cell office:value-type="float" office:value="130.635" calcext:value-type="float">
            <text:p>130.635</text:p>
          </table:table-cell>
          <table:table-cell office:value-type="float" office:value="199.413" calcext:value-type="float">
            <text:p>199.413</text:p>
          </table:table-cell>
          <table:table-cell office:value-type="float" office:value="117.152" calcext:value-type="float">
            <text:p>117.152</text:p>
          </table:table-cell>
          <table:table-cell office:value-type="float" office:value="87.7166" calcext:value-type="float">
            <text:p>87.7166</text:p>
          </table:table-cell>
          <table:table-cell office:value-type="float" office:value="86.1525" calcext:value-type="float">
            <text:p>86.1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.552" calcext:value-type="float">
            <text:p>564.552</text:p>
          </table:table-cell>
          <table:table-cell office:value-type="float" office:value="428.903" calcext:value-type="float">
            <text:p>428.903</text:p>
          </table:table-cell>
          <table:table-cell office:value-type="float" office:value="360.607" calcext:value-type="float">
            <text:p>360.607</text:p>
          </table:table-cell>
          <table:table-cell office:value-type="float" office:value="218.903" calcext:value-type="float">
            <text:p>218.903</text:p>
          </table:table-cell>
          <table:table-cell office:value-type="float" office:value="271.127" calcext:value-type="float">
            <text:p>271.127</text:p>
          </table:table-cell>
          <table:table-cell office:value-type="float" office:value="186.914" calcext:value-type="float">
            <text:p>186.914</text:p>
          </table:table-cell>
          <table:table-cell office:value-type="float" office:value="260.198" calcext:value-type="float">
            <text:p>260.198</text:p>
          </table:table-cell>
          <table:table-cell office:value-type="float" office:value="170.347" calcext:value-type="float">
            <text:p>170.3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5.604" calcext:value-type="float">
            <text:p>475.604</text:p>
          </table:table-cell>
          <table:table-cell office:value-type="float" office:value="473.617" calcext:value-type="float">
            <text:p>473.617</text:p>
          </table:table-cell>
          <table:table-cell office:value-type="float" office:value="359.78" calcext:value-type="float">
            <text:p>359.78</text:p>
          </table:table-cell>
          <table:table-cell office:value-type="float" office:value="262.966" calcext:value-type="float">
            <text:p>262.966</text:p>
          </table:table-cell>
          <table:table-cell office:value-type="float" office:value="437.512" calcext:value-type="float">
            <text:p>437.512</text:p>
          </table:table-cell>
          <table:table-cell office:value-type="float" office:value="288.624" calcext:value-type="float">
            <text:p>288.624</text:p>
          </table:table-cell>
          <table:table-cell office:value-type="float" office:value="283.498" calcext:value-type="float">
            <text:p>283.498</text:p>
          </table:table-cell>
          <table:table-cell office:value-type="float" office:value="203.946" calcext:value-type="float">
            <text:p>203.946</text:p>
          </table:table-cell>
          <table:table-cell office:value-type="float" office:value="662.788" calcext:value-type="float">
            <text:p>662.788</text:p>
          </table:table-cell>
          <table:table-cell office:value-type="float" office:value="461.524" calcext:value-type="float">
            <text:p>461.524</text:p>
          </table:table-cell>
          <table:table-cell office:value-type="float" office:value="365.48" calcext:value-type="float">
            <text:p>365.48</text:p>
          </table:table-cell>
          <table:table-cell office:value-type="float" office:value="363.382" calcext:value-type="float">
            <text:p>363.382</text:p>
          </table:table-cell>
          <table:table-cell office:value-type="float" office:value="805.233" calcext:value-type="float">
            <text:p>805.233</text:p>
          </table:table-cell>
          <table:table-cell office:value-type="float" office:value="694.703" calcext:value-type="float">
            <text:p>694.7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8.395" calcext:value-type="float">
            <text:p>838.395</text:p>
          </table:table-cell>
          <table:table-cell office:value-type="float" office:value="648.584" calcext:value-type="float">
            <text:p>648.584</text:p>
          </table:table-cell>
          <table:table-cell office:value-type="float" office:value="858.851" calcext:value-type="float">
            <text:p>858.851</text:p>
          </table:table-cell>
          <table:table-cell office:value-type="float" office:value="665.465" calcext:value-type="float">
            <text:p>665.465</text:p>
          </table:table-cell>
          <table:table-cell office:value-type="float" office:value="877.082" calcext:value-type="float">
            <text:p>877.082</text:p>
          </table:table-cell>
          <table:table-cell office:value-type="float" office:value="704.095" calcext:value-type="float">
            <text:p>704.095</text:p>
          </table:table-cell>
          <table:table-cell office:value-type="float" office:value="875.788" calcext:value-type="float">
            <text:p>875.788</text:p>
          </table:table-cell>
          <table:table-cell office:value-type="float" office:value="594.005" calcext:value-type="float">
            <text:p>594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0.596" calcext:value-type="float">
            <text:p>840.596</text:p>
          </table:table-cell>
          <table:table-cell office:value-type="float" office:value="654.047" calcext:value-type="float">
            <text:p>654.0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4.341" calcext:value-type="float">
            <text:p>944.341</text:p>
          </table:table-cell>
          <table:table-cell office:value-type="float" office:value="696.347" calcext:value-type="float">
            <text:p>696.347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780.647" calcext:value-type="float">
            <text:p>780.647</text:p>
          </table:table-cell>
          <table:table-cell office:value-type="float" office:value="1063.67" calcext:value-type="float">
            <text:p>1063.67</text:p>
          </table:table-cell>
          <table:table-cell office:value-type="float" office:value="849.686" calcext:value-type="float">
            <text:p>849.686</text:p>
          </table:table-cell>
          <table:table-cell table:number-columns-repeated="2" office:value-type="float" office:value="5.53624" calcext:value-type="float">
            <text:p>5.536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4.1" calcext:value-type="float">
            <text:p>1394.1</text:p>
          </table:table-cell>
          <table:table-cell office:value-type="float" office:value="1217.84" calcext:value-type="float">
            <text:p>1217.84</text:p>
          </table:table-cell>
          <table:table-cell office:value-type="float" office:value="955.702" calcext:value-type="float">
            <text:p>955.702</text:p>
          </table:table-cell>
          <table:table-cell office:value-type="float" office:value="1158.24" calcext:value-type="float">
            <text:p>1158.24</text:p>
          </table:table-cell>
          <table:table-cell office:value-type="float" office:value="885.721" calcext:value-type="float">
            <text:p>885.721</text:p>
          </table:table-cell>
          <table:table-cell office:value-type="float" office:value="1358.56" calcext:value-type="float">
            <text:p>1358.56</text:p>
          </table:table-cell>
          <table:table-cell office:value-type="float" office:value="1133.33" calcext:value-type="float">
            <text:p>1133.33</text:p>
          </table:table-cell>
          <table:table-cell table:number-columns-repeated="2" office:value-type="float" office:value="1330.74" calcext:value-type="float">
            <text:p>133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.74" calcext:value-type="float">
            <text:p>1308.74</text:p>
          </table:table-cell>
          <table:table-cell office:value-type="float" office:value="1105.5" calcext:value-type="float">
            <text:p>1105.5</text:p>
          </table:table-cell>
          <table:table-cell office:value-type="float" office:value="1406.69" calcext:value-type="float">
            <text:p>1406.69</text:p>
          </table:table-cell>
          <table:table-cell office:value-type="float" office:value="1269.34" calcext:value-type="float">
            <text:p>1269.34</text:p>
          </table:table-cell>
          <table:table-cell office:value-type="float" office:value="1470.29" calcext:value-type="float">
            <text:p>1470.29</text:p>
          </table:table-cell>
          <table:table-cell office:value-type="float" office:value="1454.24" calcext:value-type="float">
            <text:p>1454.24</text:p>
          </table:table-cell>
          <table:table-cell office:value-type="float" office:value="1423.28" calcext:value-type="float">
            <text:p>1423.28</text:p>
          </table:table-cell>
          <table:table-cell office:value-type="float" office:value="1174.35" calcext:value-type="float">
            <text:p>1174.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38.02" calcext:value-type="float">
            <text:p>1738.02</text:p>
          </table:table-cell>
          <table:table-cell office:value-type="float" office:value="1832.38" calcext:value-type="float">
            <text:p>1832.38</text:p>
          </table:table-cell>
          <table:table-cell office:value-type="float" office:value="1822.07" calcext:value-type="float">
            <text:p>1822.07</text:p>
          </table:table-cell>
          <table:table-cell table:number-columns-repeated="2" office:value-type="float" office:value="1837.99" calcext:value-type="float">
            <text:p>1837.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87.32" calcext:value-type="float">
            <text:p>2187.32</text:p>
          </table:table-cell>
          <table:table-cell office:value-type="float" office:value="2167.26" calcext:value-type="float">
            <text:p>2167.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46.01" calcext:value-type="float">
            <text:p>2246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.442" calcext:value-type="float">
            <text:p>290.442</text:p>
          </table:table-cell>
          <table:table-cell office:value-type="float" office:value="179.096" calcext:value-type="float">
            <text:p>179.096</text:p>
          </table:table-cell>
          <table:table-cell office:value-type="float" office:value="7.80395" calcext:value-type="float">
            <text:p>7.80395</text:p>
          </table:table-cell>
          <table:table-cell office:value-type="float" office:value="3.3145" calcext:value-type="float">
            <text:p>3.3145</text:p>
          </table:table-cell>
          <table:table-cell office:value-type="float" office:value="10.7722" calcext:value-type="float">
            <text:p>10.7722</text:p>
          </table:table-cell>
          <table:table-cell office:value-type="float" office:value="5.24636" calcext:value-type="float">
            <text:p>5.24636</text:p>
          </table:table-cell>
          <table:table-cell office:value-type="float" office:value="12.6559" calcext:value-type="float">
            <text:p>12.6559</text:p>
          </table:table-cell>
          <table:table-cell office:value-type="float" office:value="6.95601" calcext:value-type="float">
            <text:p>6.95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359" calcext:value-type="float">
            <text:p>193.359</text:p>
          </table:table-cell>
          <table:table-cell office:value-type="float" office:value="33.0154" calcext:value-type="float">
            <text:p>33.0154</text:p>
          </table:table-cell>
          <table:table-cell office:value-type="float" office:value="170.699" calcext:value-type="float">
            <text:p>170.699</text:p>
          </table:table-cell>
          <table:table-cell office:value-type="float" office:value="33.4593" calcext:value-type="float">
            <text:p>33.4593</text:p>
          </table:table-cell>
          <table:table-cell office:value-type="float" office:value="116.062" calcext:value-type="float">
            <text:p>116.062</text:p>
          </table:table-cell>
          <table:table-cell office:value-type="float" office:value="79.6619" calcext:value-type="float">
            <text:p>79.6619</text:p>
          </table:table-cell>
          <table:table-cell office:value-type="float" office:value="110.415" calcext:value-type="float">
            <text:p>110.415</text:p>
          </table:table-cell>
          <table:table-cell office:value-type="float" office:value="108.829" calcext:value-type="float">
            <text:p>108.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884" calcext:value-type="float">
            <text:p>92.884</text:p>
          </table:table-cell>
          <table:table-cell office:value-type="float" office:value="42.7287" calcext:value-type="float">
            <text:p>42.7287</text:p>
          </table:table-cell>
          <table:table-cell office:value-type="float" office:value="122.989" calcext:value-type="float">
            <text:p>122.989</text:p>
          </table:table-cell>
          <table:table-cell office:value-type="float" office:value="63.4233" calcext:value-type="float">
            <text:p>63.4233</text:p>
          </table:table-cell>
          <table:table-cell office:value-type="float" office:value="151.812" calcext:value-type="float">
            <text:p>151.812</text:p>
          </table:table-cell>
          <table:table-cell office:value-type="float" office:value="92.504" calcext:value-type="float">
            <text:p>92.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.068" calcext:value-type="float">
            <text:p>131.068</text:p>
          </table:table-cell>
          <table:table-cell office:value-type="float" office:value="57.805" calcext:value-type="float">
            <text:p>57.805</text:p>
          </table:table-cell>
          <table:table-cell office:value-type="float" office:value="88.4212" calcext:value-type="float">
            <text:p>88.4212</text:p>
          </table:table-cell>
          <table:table-cell office:value-type="float" office:value="81.0703" calcext:value-type="float">
            <text:p>81.0703</text:p>
          </table:table-cell>
          <table:table-cell office:value-type="float" office:value="164.85" calcext:value-type="float">
            <text:p>164.85</text:p>
          </table:table-cell>
          <table:table-cell office:value-type="float" office:value="106.574" calcext:value-type="float">
            <text:p>106.574</text:p>
          </table:table-cell>
          <table:table-cell office:value-type="float" office:value="68.3556" calcext:value-type="float">
            <text:p>68.3556</text:p>
          </table:table-cell>
          <table:table-cell office:value-type="float" office:value="67.0057" calcext:value-type="float">
            <text:p>67.0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545" calcext:value-type="float">
            <text:p>116.545</text:p>
          </table:table-cell>
          <table:table-cell office:value-type="float" office:value="116.365" calcext:value-type="float">
            <text:p>116.365</text:p>
          </table:table-cell>
          <table:table-cell office:value-type="float" office:value="123.823" calcext:value-type="float">
            <text:p>123.823</text:p>
          </table:table-cell>
          <table:table-cell office:value-type="float" office:value="124.448" calcext:value-type="float">
            <text:p>124.448</text:p>
          </table:table-cell>
          <table:table-cell office:value-type="float" office:value="113.254" calcext:value-type="float">
            <text:p>113.254</text:p>
          </table:table-cell>
          <table:table-cell office:value-type="float" office:value="91.6929" calcext:value-type="float">
            <text:p>91.6929</text:p>
          </table:table-cell>
          <table:table-cell office:value-type="float" office:value="251.507" calcext:value-type="float">
            <text:p>251.507</text:p>
          </table:table-cell>
          <table:table-cell office:value-type="float" office:value="88.2928" calcext:value-type="float">
            <text:p>88.29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9.817" calcext:value-type="float">
            <text:p>149.817</text:p>
          </table:table-cell>
          <table:table-cell office:value-type="float" office:value="149.745" calcext:value-type="float">
            <text:p>149.745</text:p>
          </table:table-cell>
          <table:table-cell office:value-type="float" office:value="262.761" calcext:value-type="float">
            <text:p>262.761</text:p>
          </table:table-cell>
          <table:table-cell office:value-type="float" office:value="128.226" calcext:value-type="float">
            <text:p>128.226</text:p>
          </table:table-cell>
          <table:table-cell office:value-type="float" office:value="193.032" calcext:value-type="float">
            <text:p>193.032</text:p>
          </table:table-cell>
          <table:table-cell office:value-type="float" office:value="133.141" calcext:value-type="float">
            <text:p>133.141</text:p>
          </table:table-cell>
          <table:table-cell office:value-type="float" office:value="197.194" calcext:value-type="float">
            <text:p>197.194</text:p>
          </table:table-cell>
          <table:table-cell office:value-type="float" office:value="118.841" calcext:value-type="float">
            <text:p>118.841</text:p>
          </table:table-cell>
          <table:table-cell office:value-type="float" office:value="95.2329" calcext:value-type="float">
            <text:p>95.2329</text:p>
          </table:table-cell>
          <table:table-cell office:value-type="float" office:value="91.4123" calcext:value-type="float">
            <text:p>91.4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2.443" calcext:value-type="float">
            <text:p>312.443</text:p>
          </table:table-cell>
          <table:table-cell office:value-type="float" office:value="222.241" calcext:value-type="float">
            <text:p>222.241</text:p>
          </table:table-cell>
          <table:table-cell office:value-type="float" office:value="295.482" calcext:value-type="float">
            <text:p>295.482</text:p>
          </table:table-cell>
          <table:table-cell office:value-type="float" office:value="196.742" calcext:value-type="float">
            <text:p>196.742</text:p>
          </table:table-cell>
          <table:table-cell office:value-type="float" office:value="256.838" calcext:value-type="float">
            <text:p>256.838</text:p>
          </table:table-cell>
          <table:table-cell office:value-type="float" office:value="173.848" calcext:value-type="float">
            <text:p>173.848</text:p>
          </table:table-cell>
          <table:table-cell office:value-type="float" office:value="423.038" calcext:value-type="float">
            <text:p>423.038</text:p>
          </table:table-cell>
          <table:table-cell office:value-type="float" office:value="422.039" calcext:value-type="float">
            <text:p>422.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7.699" calcext:value-type="float">
            <text:p>757.699</text:p>
          </table:table-cell>
          <table:table-cell office:value-type="float" office:value="407.751" calcext:value-type="float">
            <text:p>407.751</text:p>
          </table:table-cell>
          <table:table-cell office:value-type="float" office:value="284.575" calcext:value-type="float">
            <text:p>284.575</text:p>
          </table:table-cell>
          <table:table-cell office:value-type="float" office:value="443.819" calcext:value-type="float">
            <text:p>443.819</text:p>
          </table:table-cell>
          <table:table-cell office:value-type="float" office:value="300.782" calcext:value-type="float">
            <text:p>300.782</text:p>
          </table:table-cell>
          <table:table-cell office:value-type="float" office:value="289.643" calcext:value-type="float">
            <text:p>289.643</text:p>
          </table:table-cell>
          <table:table-cell office:value-type="float" office:value="210.893" calcext:value-type="float">
            <text:p>210.893</text:p>
          </table:table-cell>
          <table:table-cell office:value-type="float" office:value="745.791" calcext:value-type="float">
            <text:p>745.791</text:p>
          </table:table-cell>
          <table:table-cell office:value-type="float" office:value="573.726" calcext:value-type="float">
            <text:p>573.726</text:p>
          </table:table-cell>
          <table:table-cell office:value-type="float" office:value="425.702" calcext:value-type="float">
            <text:p>425.702</text:p>
          </table:table-cell>
          <table:table-cell office:value-type="float" office:value="422.98" calcext:value-type="float">
            <text:p>422.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47.571" calcext:value-type="float">
            <text:p>647.571</text:p>
          </table:table-cell>
          <table:table-cell office:value-type="float" office:value="833.006" calcext:value-type="float">
            <text:p>833.006</text:p>
          </table:table-cell>
          <table:table-cell office:value-type="float" office:value="640.864" calcext:value-type="float">
            <text:p>640.864</text:p>
          </table:table-cell>
          <table:table-cell office:value-type="float" office:value="498.255" calcext:value-type="float">
            <text:p>498.255</text:p>
          </table:table-cell>
          <table:table-cell office:value-type="float" office:value="497.456" calcext:value-type="float">
            <text:p>497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.157" calcext:value-type="float">
            <text:p>797.157</text:p>
          </table:table-cell>
          <table:table-cell office:value-type="float" office:value="635.072" calcext:value-type="float">
            <text:p>635.0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53.69" calcext:value-type="float">
            <text:p>1053.69</text:p>
          </table:table-cell>
          <table:table-cell office:value-type="float" office:value="852.225" calcext:value-type="float">
            <text:p>852.225</text:p>
          </table:table-cell>
          <table:table-cell office:value-type="float" office:value="1049.97" calcext:value-type="float">
            <text:p>1049.97</text:p>
          </table:table-cell>
          <table:table-cell office:value-type="float" office:value="841.879" calcext:value-type="float">
            <text:p>841.879</text:p>
          </table:table-cell>
          <table:table-cell office:value-type="float" office:value="1099.72" calcext:value-type="float">
            <text:p>1099.72</text:p>
          </table:table-cell>
          <table:table-cell office:value-type="float" office:value="845.279" calcext:value-type="float">
            <text:p>845.2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11.64" calcext:value-type="float">
            <text:p>1311.64</text:p>
          </table:table-cell>
          <table:table-cell office:value-type="float" office:value="1090.97" calcext:value-type="float">
            <text:p>1090.97</text:p>
          </table:table-cell>
          <table:table-cell office:value-type="float" office:value="1234.81" calcext:value-type="float">
            <text:p>1234.81</text:p>
          </table:table-cell>
          <table:table-cell office:value-type="float" office:value="948.135" calcext:value-type="float">
            <text:p>948.135</text:p>
          </table:table-cell>
          <table:table-cell office:value-type="float" office:value="1298.26" calcext:value-type="float">
            <text:p>1298.26</text:p>
          </table:table-cell>
          <table:table-cell office:value-type="float" office:value="954.638" calcext:value-type="float">
            <text:p>954.6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41.19" calcext:value-type="float">
            <text:p>1441.19</text:p>
          </table:table-cell>
          <table:table-cell office:value-type="float" office:value="1351.25" calcext:value-type="float">
            <text:p>1351.25</text:p>
          </table:table-cell>
          <table:table-cell office:value-type="float" office:value="1328.63" calcext:value-type="float">
            <text:p>1328.63</text:p>
          </table:table-cell>
          <table:table-cell office:value-type="float" office:value="1088.88" calcext:value-type="float">
            <text:p>1088.88</text:p>
          </table:table-cell>
          <table:table-cell office:value-type="float" office:value="1.46578" calcext:value-type="float">
            <text:p>1.46578</text:p>
          </table:table-cell>
          <table:table-cell office:value-type="float" office:value="1.48229" calcext:value-type="float">
            <text:p>1.48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37.19" calcext:value-type="float">
            <text:p>1637.19</text:p>
          </table:table-cell>
          <table:table-cell office:value-type="float" office:value="1817.4" calcext:value-type="float">
            <text:p>1817.4</text:p>
          </table:table-cell>
          <table:table-cell office:value-type="float" office:value="1825.09" calcext:value-type="float">
            <text:p>1825.09</text:p>
          </table:table-cell>
          <table:table-cell office:value-type="float" office:value="1779.2" calcext:value-type="float">
            <text:p>1779.2</text:p>
          </table:table-cell>
          <table:table-cell office:value-type="float" office:value="1727.57" calcext:value-type="float">
            <text:p>1727.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941.04" calcext:value-type="float">
            <text:p>1941.04</text:p>
          </table:table-cell>
          <table:table-cell office:value-type="float" office:value="2208.43" calcext:value-type="float">
            <text:p>2208.43</text:p>
          </table:table-cell>
          <table:table-cell office:value-type="float" office:value="2211.81" calcext:value-type="float">
            <text:p>2211.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.074" calcext:value-type="float">
            <text:p>299.074</text:p>
          </table:table-cell>
          <table:table-cell office:value-type="float" office:value="184.692" calcext:value-type="float">
            <text:p>184.692</text:p>
          </table:table-cell>
          <table:table-cell office:value-type="float" office:value="7.9208" calcext:value-type="float">
            <text:p>7.9208</text:p>
          </table:table-cell>
          <table:table-cell office:value-type="float" office:value="3.33421" calcext:value-type="float">
            <text:p>3.33421</text:p>
          </table:table-cell>
          <table:table-cell office:value-type="float" office:value="10.7414" calcext:value-type="float">
            <text:p>10.7414</text:p>
          </table:table-cell>
          <table:table-cell office:value-type="float" office:value="5.29344" calcext:value-type="float">
            <text:p>5.29344</text:p>
          </table:table-cell>
          <table:table-cell office:value-type="float" office:value="13.298" calcext:value-type="float">
            <text:p>13.298</text:p>
          </table:table-cell>
          <table:table-cell office:value-type="float" office:value="7.0627" calcext:value-type="float">
            <text:p>7.0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8" calcext:value-type="float">
            <text:p>149.8</text:p>
          </table:table-cell>
          <table:table-cell office:value-type="float" office:value="28.5187" calcext:value-type="float">
            <text:p>28.5187</text:p>
          </table:table-cell>
          <table:table-cell office:value-type="float" office:value="200.423" calcext:value-type="float">
            <text:p>200.423</text:p>
          </table:table-cell>
          <table:table-cell office:value-type="float" office:value="35.851" calcext:value-type="float">
            <text:p>35.851</text:p>
          </table:table-cell>
          <table:table-cell office:value-type="float" office:value="361.969" calcext:value-type="float">
            <text:p>361.969</text:p>
          </table:table-cell>
          <table:table-cell office:value-type="float" office:value="140.439" calcext:value-type="float">
            <text:p>140.439</text:p>
          </table:table-cell>
          <table:table-cell office:value-type="float" office:value="228.892" calcext:value-type="float">
            <text:p>228.892</text:p>
          </table:table-cell>
          <table:table-cell office:value-type="float" office:value="207.957" calcext:value-type="float">
            <text:p>207.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0647" calcext:value-type="float">
            <text:p>87.0647</text:p>
          </table:table-cell>
          <table:table-cell office:value-type="float" office:value="42.873" calcext:value-type="float">
            <text:p>42.873</text:p>
          </table:table-cell>
          <table:table-cell office:value-type="float" office:value="123.958" calcext:value-type="float">
            <text:p>123.958</text:p>
          </table:table-cell>
          <table:table-cell office:value-type="float" office:value="62.8032" calcext:value-type="float">
            <text:p>62.8032</text:p>
          </table:table-cell>
          <table:table-cell office:value-type="float" office:value="160.1" calcext:value-type="float">
            <text:p>160.1</text:p>
          </table:table-cell>
          <table:table-cell office:value-type="float" office:value="94.8368" calcext:value-type="float">
            <text:p>94.8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.8607" calcext:value-type="float">
            <text:p>84.8607</text:p>
          </table:table-cell>
          <table:table-cell office:value-type="float" office:value="59.9487" calcext:value-type="float">
            <text:p>59.9487</text:p>
          </table:table-cell>
          <table:table-cell office:value-type="float" office:value="127.424" calcext:value-type="float">
            <text:p>127.424</text:p>
          </table:table-cell>
          <table:table-cell office:value-type="float" office:value="145.801" calcext:value-type="float">
            <text:p>145.801</text:p>
          </table:table-cell>
          <table:table-cell office:value-type="float" office:value="188.473" calcext:value-type="float">
            <text:p>188.473</text:p>
          </table:table-cell>
          <table:table-cell office:value-type="float" office:value="107.155" calcext:value-type="float">
            <text:p>107.155</text:p>
          </table:table-cell>
          <table:table-cell office:value-type="float" office:value="72.9025" calcext:value-type="float">
            <text:p>72.9025</text:p>
          </table:table-cell>
          <table:table-cell office:value-type="float" office:value="70.9879" calcext:value-type="float">
            <text:p>70.9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365" calcext:value-type="float">
            <text:p>134.365</text:p>
          </table:table-cell>
          <table:table-cell office:value-type="float" office:value="134.008" calcext:value-type="float">
            <text:p>134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971" calcext:value-type="float">
            <text:p>210.971</text:p>
          </table:table-cell>
          <table:table-cell office:value-type="float" office:value="113.876" calcext:value-type="float">
            <text:p>113.876</text:p>
          </table:table-cell>
          <table:table-cell office:value-type="float" office:value="182.166" calcext:value-type="float">
            <text:p>182.166</text:p>
          </table:table-cell>
          <table:table-cell office:value-type="float" office:value="76.7448" calcext:value-type="float">
            <text:p>76.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076" calcext:value-type="float">
            <text:p>197.076</text:p>
          </table:table-cell>
          <table:table-cell office:value-type="float" office:value="196.85" calcext:value-type="float">
            <text:p>196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798" calcext:value-type="float">
            <text:p>169.798</text:p>
          </table:table-cell>
          <table:table-cell office:value-type="float" office:value="169.279" calcext:value-type="float">
            <text:p>169.279</text:p>
          </table:table-cell>
          <table:table-cell office:value-type="float" office:value="209.748" calcext:value-type="float">
            <text:p>209.748</text:p>
          </table:table-cell>
          <table:table-cell office:value-type="float" office:value="118.586" calcext:value-type="float">
            <text:p>118.586</text:p>
          </table:table-cell>
          <table:table-cell office:value-type="float" office:value="218.789" calcext:value-type="float">
            <text:p>218.789</text:p>
          </table:table-cell>
          <table:table-cell office:value-type="float" office:value="137.602" calcext:value-type="float">
            <text:p>137.602</text:p>
          </table:table-cell>
          <table:table-cell office:value-type="float" office:value="238.992" calcext:value-type="float">
            <text:p>238.992</text:p>
          </table:table-cell>
          <table:table-cell office:value-type="float" office:value="121.571" calcext:value-type="float">
            <text:p>121.571</text:p>
          </table:table-cell>
          <table:table-cell office:value-type="float" office:value="99.4349" calcext:value-type="float">
            <text:p>99.4349</text:p>
          </table:table-cell>
          <table:table-cell office:value-type="float" office:value="94.4229" calcext:value-type="float">
            <text:p>94.4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2.055" calcext:value-type="float">
            <text:p>362.055</text:p>
          </table:table-cell>
          <table:table-cell office:value-type="float" office:value="235.178" calcext:value-type="float">
            <text:p>235.178</text:p>
          </table:table-cell>
          <table:table-cell office:value-type="float" office:value="318.402" calcext:value-type="float">
            <text:p>318.402</text:p>
          </table:table-cell>
          <table:table-cell office:value-type="float" office:value="206.032" calcext:value-type="float">
            <text:p>206.032</text:p>
          </table:table-cell>
          <table:table-cell office:value-type="float" office:value="256.63" calcext:value-type="float">
            <text:p>256.63</text:p>
          </table:table-cell>
          <table:table-cell office:value-type="float" office:value="179.381" calcext:value-type="float">
            <text:p>179.381</text:p>
          </table:table-cell>
          <table:table-cell office:value-type="float" office:value="663.964" calcext:value-type="float">
            <text:p>663.964</text:p>
          </table:table-cell>
          <table:table-cell office:value-type="float" office:value="663.752" calcext:value-type="float">
            <text:p>663.7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0.438" calcext:value-type="float">
            <text:p>440.438</text:p>
          </table:table-cell>
          <table:table-cell office:value-type="float" office:value="296.773" calcext:value-type="float">
            <text:p>296.773</text:p>
          </table:table-cell>
          <table:table-cell office:value-type="float" office:value="476.784" calcext:value-type="float">
            <text:p>476.784</text:p>
          </table:table-cell>
          <table:table-cell office:value-type="float" office:value="310.669" calcext:value-type="float">
            <text:p>310.669</text:p>
          </table:table-cell>
          <table:table-cell office:value-type="float" office:value="298.069" calcext:value-type="float">
            <text:p>298.069</text:p>
          </table:table-cell>
          <table:table-cell office:value-type="float" office:value="218.946" calcext:value-type="float">
            <text:p>218.946</text:p>
          </table:table-cell>
          <table:table-cell office:value-type="float" office:value="489.56" calcext:value-type="float">
            <text:p>489.56</text:p>
          </table:table-cell>
          <table:table-cell office:value-type="float" office:value="486.071" calcext:value-type="float">
            <text:p>486.071</text:p>
          </table:table-cell>
          <table:table-cell office:value-type="float" office:value="737.15" calcext:value-type="float">
            <text:p>737.15</text:p>
          </table:table-cell>
          <table:table-cell office:value-type="float" office:value="580.009" calcext:value-type="float">
            <text:p>580.0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5.714" calcext:value-type="float">
            <text:p>835.714</text:p>
          </table:table-cell>
          <table:table-cell office:value-type="float" office:value="641.541" calcext:value-type="float">
            <text:p>641.541</text:p>
          </table:table-cell>
          <table:table-cell office:value-type="float" office:value="848.46" calcext:value-type="float">
            <text:p>848.46</text:p>
          </table:table-cell>
          <table:table-cell office:value-type="float" office:value="649.309" calcext:value-type="float">
            <text:p>649.309</text:p>
          </table:table-cell>
          <table:table-cell office:value-type="float" office:value="935.448" calcext:value-type="float">
            <text:p>935.448</text:p>
          </table:table-cell>
          <table:table-cell office:value-type="float" office:value="733.859" calcext:value-type="float">
            <text:p>733.859</text:p>
          </table:table-cell>
          <table:table-cell office:value-type="float" office:value="962.101" calcext:value-type="float">
            <text:p>962.101</text:p>
          </table:table-cell>
          <table:table-cell office:value-type="float" office:value="845.709" calcext:value-type="float">
            <text:p>845.7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76.93" calcext:value-type="float">
            <text:p>1076.93</text:p>
          </table:table-cell>
          <table:table-cell office:value-type="float" office:value="864.008" calcext:value-type="float">
            <text:p>864.008</text:p>
          </table:table-cell>
          <table:table-cell office:value-type="float" office:value="1081.31" calcext:value-type="float">
            <text:p>1081.31</text:p>
          </table:table-cell>
          <table:table-cell office:value-type="float" office:value="878.334" calcext:value-type="float">
            <text:p>878.334</text:p>
          </table:table-cell>
          <table:table-cell office:value-type="float" office:value="1072.24" calcext:value-type="float">
            <text:p>1072.24</text:p>
          </table:table-cell>
          <table:table-cell office:value-type="float" office:value="875.831" calcext:value-type="float">
            <text:p>875.8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254.55" calcext:value-type="float">
            <text:p>1254.55</text:p>
          </table:table-cell>
          <table:table-cell office:value-type="float" office:value="1312.37" calcext:value-type="float">
            <text:p>1312.37</text:p>
          </table:table-cell>
          <table:table-cell office:value-type="float" office:value="1119.79" calcext:value-type="float">
            <text:p>1119.79</text:p>
          </table:table-cell>
          <table:table-cell office:value-type="float" office:value="1258.15" calcext:value-type="float">
            <text:p>1258.15</text:p>
          </table:table-cell>
          <table:table-cell office:value-type="float" office:value="998.13" calcext:value-type="float">
            <text:p>998.13</text:p>
          </table:table-cell>
          <table:table-cell office:value-type="float" office:value="1304.42" calcext:value-type="float">
            <text:p>1304.42</text:p>
          </table:table-cell>
          <table:table-cell office:value-type="float" office:value="1016.76" calcext:value-type="float">
            <text:p>1016.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22.73" calcext:value-type="float">
            <text:p>1422.73</text:p>
          </table:table-cell>
          <table:table-cell office:value-type="float" office:value="1165.1" calcext:value-type="float">
            <text:p>1165.1</text:p>
          </table:table-cell>
          <table:table-cell office:value-type="float" office:value="1447.66" calcext:value-type="float">
            <text:p>1447.66</text:p>
          </table:table-cell>
          <table:table-cell office:value-type="float" office:value="1344.93" calcext:value-type="float">
            <text:p>1344.93</text:p>
          </table:table-cell>
          <table:table-cell office:value-type="float" office:value="1.36551" calcext:value-type="float">
            <text:p>1.36551</text:p>
          </table:table-cell>
          <table:table-cell office:value-type="float" office:value="1.48229" calcext:value-type="float">
            <text:p>1.48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92.26" calcext:value-type="float">
            <text:p>1692.26</text:p>
          </table:table-cell>
          <table:table-cell office:value-type="float" office:value="1760.48" calcext:value-type="float">
            <text:p>1760.48</text:p>
          </table:table-cell>
          <table:table-cell office:value-type="float" office:value="1758.16" calcext:value-type="float">
            <text:p>1758.16</text:p>
          </table:table-cell>
          <table:table-cell office:value-type="float" office:value="1790.51" calcext:value-type="float">
            <text:p>1790.51</text:p>
          </table:table-cell>
          <table:table-cell office:value-type="float" office:value="1791.75" calcext:value-type="float">
            <text:p>1791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922.73" calcext:value-type="float">
            <text:p>1922.73</text:p>
          </table:table-cell>
          <table:table-cell office:value-type="float" office:value="2242.31" calcext:value-type="float">
            <text:p>2242.31</text:p>
          </table:table-cell>
          <table:table-cell office:value-type="float" office:value="2242.35" calcext:value-type="float">
            <text:p>2242.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131" calcext:value-type="float">
            <text:p>310.131</text:p>
          </table:table-cell>
          <table:table-cell office:value-type="float" office:value="191.41" calcext:value-type="float">
            <text:p>191.41</text:p>
          </table:table-cell>
          <table:table-cell office:value-type="float" office:value="7.54506" calcext:value-type="float">
            <text:p>7.54506</text:p>
          </table:table-cell>
          <table:table-cell office:value-type="float" office:value="3.3262" calcext:value-type="float">
            <text:p>3.3262</text:p>
          </table:table-cell>
          <table:table-cell office:value-type="float" office:value="10.7901" calcext:value-type="float">
            <text:p>10.7901</text:p>
          </table:table-cell>
          <table:table-cell office:value-type="float" office:value="5.29593" calcext:value-type="float">
            <text:p>5.29593</text:p>
          </table:table-cell>
          <table:table-cell office:value-type="float" office:value="12.488" calcext:value-type="float">
            <text:p>12.488</text:p>
          </table:table-cell>
          <table:table-cell office:value-type="float" office:value="7.0291" calcext:value-type="float">
            <text:p>7.0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259" calcext:value-type="float">
            <text:p>183.259</text:p>
          </table:table-cell>
          <table:table-cell office:value-type="float" office:value="30.5806" calcext:value-type="float">
            <text:p>30.5806</text:p>
          </table:table-cell>
          <table:table-cell office:value-type="float" office:value="190.149" calcext:value-type="float">
            <text:p>190.149</text:p>
          </table:table-cell>
          <table:table-cell office:value-type="float" office:value="35.1413" calcext:value-type="float">
            <text:p>35.1413</text:p>
          </table:table-cell>
          <table:table-cell office:value-type="float" office:value="387.959" calcext:value-type="float">
            <text:p>387.959</text:p>
          </table:table-cell>
          <table:table-cell office:value-type="float" office:value="187.875" calcext:value-type="float">
            <text:p>187.875</text:p>
          </table:table-cell>
          <table:table-cell office:value-type="float" office:value="714.302" calcext:value-type="float">
            <text:p>714.302</text:p>
          </table:table-cell>
          <table:table-cell office:value-type="float" office:value="633.199" calcext:value-type="float">
            <text:p>633.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0794" calcext:value-type="float">
            <text:p>89.0794</text:p>
          </table:table-cell>
          <table:table-cell office:value-type="float" office:value="44.4188" calcext:value-type="float">
            <text:p>44.4188</text:p>
          </table:table-cell>
          <table:table-cell office:value-type="float" office:value="105.733" calcext:value-type="float">
            <text:p>105.733</text:p>
          </table:table-cell>
          <table:table-cell office:value-type="float" office:value="59.8404" calcext:value-type="float">
            <text:p>59.8404</text:p>
          </table:table-cell>
          <table:table-cell office:value-type="float" office:value="141.984" calcext:value-type="float">
            <text:p>141.984</text:p>
          </table:table-cell>
          <table:table-cell office:value-type="float" office:value="82.4773" calcext:value-type="float">
            <text:p>82.47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.658" calcext:value-type="float">
            <text:p>138.658</text:p>
          </table:table-cell>
          <table:table-cell office:value-type="float" office:value="63.7225" calcext:value-type="float">
            <text:p>63.7225</text:p>
          </table:table-cell>
          <table:table-cell table:number-columns-repeated="2" office:value-type="float" office:value="75.2786" calcext:value-type="float">
            <text:p>75.2786</text:p>
          </table:table-cell>
          <table:table-cell office:value-type="float" office:value="208.896" calcext:value-type="float">
            <text:p>208.896</text:p>
          </table:table-cell>
          <table:table-cell office:value-type="float" office:value="117.391" calcext:value-type="float">
            <text:p>117.391</text:p>
          </table:table-cell>
          <table:table-cell office:value-type="float" office:value="78.3988" calcext:value-type="float">
            <text:p>78.3988</text:p>
          </table:table-cell>
          <table:table-cell office:value-type="float" office:value="75.8813" calcext:value-type="float">
            <text:p>75.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287" calcext:value-type="float">
            <text:p>166.287</text:p>
          </table:table-cell>
          <table:table-cell office:value-type="float" office:value="165.401" calcext:value-type="float">
            <text:p>165.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.507" calcext:value-type="float">
            <text:p>242.507</text:p>
          </table:table-cell>
          <table:table-cell office:value-type="float" office:value="103.711" calcext:value-type="float">
            <text:p>103.711</text:p>
          </table:table-cell>
          <table:table-cell office:value-type="float" office:value="211.188" calcext:value-type="float">
            <text:p>211.188</text:p>
          </table:table-cell>
          <table:table-cell office:value-type="float" office:value="80.409" calcext:value-type="float">
            <text:p>80.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471" calcext:value-type="float">
            <text:p>367.471</text:p>
          </table:table-cell>
          <table:table-cell office:value-type="float" office:value="269.277" calcext:value-type="float">
            <text:p>269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.464" calcext:value-type="float">
            <text:p>202.464</text:p>
          </table:table-cell>
          <table:table-cell office:value-type="float" office:value="201.751" calcext:value-type="float">
            <text:p>201.751</text:p>
          </table:table-cell>
          <table:table-cell office:value-type="float" office:value="140.843" calcext:value-type="float">
            <text:p>140.843</text:p>
          </table:table-cell>
          <table:table-cell office:value-type="float" office:value="123.53" calcext:value-type="float">
            <text:p>123.53</text:p>
          </table:table-cell>
          <table:table-cell office:value-type="float" office:value="207.174" calcext:value-type="float">
            <text:p>207.174</text:p>
          </table:table-cell>
          <table:table-cell office:value-type="float" office:value="140.432" calcext:value-type="float">
            <text:p>140.432</text:p>
          </table:table-cell>
          <table:table-cell office:value-type="float" office:value="180.209" calcext:value-type="float">
            <text:p>180.209</text:p>
          </table:table-cell>
          <table:table-cell office:value-type="float" office:value="129.638" calcext:value-type="float">
            <text:p>129.638</text:p>
          </table:table-cell>
          <table:table-cell office:value-type="float" office:value="104.53" calcext:value-type="float">
            <text:p>104.53</text:p>
          </table:table-cell>
          <table:table-cell office:value-type="float" office:value="97.9673" calcext:value-type="float">
            <text:p>97.96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.727" calcext:value-type="float">
            <text:p>428.727</text:p>
          </table:table-cell>
          <table:table-cell office:value-type="float" office:value="239.775" calcext:value-type="float">
            <text:p>239.775</text:p>
          </table:table-cell>
          <table:table-cell office:value-type="float" office:value="316.899" calcext:value-type="float">
            <text:p>316.899</text:p>
          </table:table-cell>
          <table:table-cell office:value-type="float" office:value="214.816" calcext:value-type="float">
            <text:p>214.816</text:p>
          </table:table-cell>
          <table:table-cell office:value-type="float" office:value="265.849" calcext:value-type="float">
            <text:p>265.849</text:p>
          </table:table-cell>
          <table:table-cell office:value-type="float" office:value="187.843" calcext:value-type="float">
            <text:p>187.843</text:p>
          </table:table-cell>
          <table:table-cell table:number-columns-repeated="2" office:value-type="float" office:value="332.526" calcext:value-type="float">
            <text:p>332.5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4.681" calcext:value-type="float">
            <text:p>444.681</text:p>
          </table:table-cell>
          <table:table-cell office:value-type="float" office:value="311.605" calcext:value-type="float">
            <text:p>311.605</text:p>
          </table:table-cell>
          <table:table-cell office:value-type="float" office:value="469.876" calcext:value-type="float">
            <text:p>469.876</text:p>
          </table:table-cell>
          <table:table-cell office:value-type="float" office:value="309.237" calcext:value-type="float">
            <text:p>309.237</text:p>
          </table:table-cell>
          <table:table-cell office:value-type="float" office:value="309.711" calcext:value-type="float">
            <text:p>309.711</text:p>
          </table:table-cell>
          <table:table-cell office:value-type="float" office:value="228.569" calcext:value-type="float">
            <text:p>228.569</text:p>
          </table:table-cell>
          <table:table-cell office:value-type="float" office:value="766.17" calcext:value-type="float">
            <text:p>766.17</text:p>
          </table:table-cell>
          <table:table-cell office:value-type="float" office:value="573.02" calcext:value-type="float">
            <text:p>573.02</text:p>
          </table:table-cell>
          <table:table-cell office:value-type="float" office:value="2.16291" calcext:value-type="float">
            <text:p>2.16291</text:p>
          </table:table-cell>
          <table:table-cell office:value-type="float" office:value="1.78849" calcext:value-type="float">
            <text:p>1.788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2.942" calcext:value-type="float">
            <text:p>842.942</text:p>
          </table:table-cell>
          <table:table-cell office:value-type="float" office:value="646.152" calcext:value-type="float">
            <text:p>646.152</text:p>
          </table:table-cell>
          <table:table-cell office:value-type="float" office:value="866.736" calcext:value-type="float">
            <text:p>866.736</text:p>
          </table:table-cell>
          <table:table-cell office:value-type="float" office:value="697.097" calcext:value-type="float">
            <text:p>697.097</text:p>
          </table:table-cell>
          <table:table-cell table:number-columns-repeated="2" office:value-type="float" office:value="3.88001" calcext:value-type="float">
            <text:p>3.88001</text:p>
          </table:table-cell>
          <table:table-cell office:value-type="float" office:value="882.171" calcext:value-type="float">
            <text:p>882.171</text:p>
          </table:table-cell>
          <table:table-cell office:value-type="float" office:value="710.114" calcext:value-type="float">
            <text:p>710.1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76.69" calcext:value-type="float">
            <text:p>1076.69</text:p>
          </table:table-cell>
          <table:table-cell office:value-type="float" office:value="925.133" calcext:value-type="float">
            <text:p>925.133</text:p>
          </table:table-cell>
          <table:table-cell office:value-type="float" office:value="1162.08" calcext:value-type="float">
            <text:p>1162.08</text:p>
          </table:table-cell>
          <table:table-cell office:value-type="float" office:value="1155.26" calcext:value-type="float">
            <text:p>1155.26</text:p>
          </table:table-cell>
          <table:table-cell office:value-type="float" office:value="1148.7" calcext:value-type="float">
            <text:p>1148.7</text:p>
          </table:table-cell>
          <table:table-cell office:value-type="float" office:value="1003.65" calcext:value-type="float">
            <text:p>1003.65</text:p>
          </table:table-cell>
          <table:table-cell office:value-type="float" office:value="1.30344" calcext:value-type="float">
            <text:p>1.30344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7.77" calcext:value-type="float">
            <text:p>1287.77</text:p>
          </table:table-cell>
          <table:table-cell office:value-type="float" office:value="1032.98" calcext:value-type="float">
            <text:p>1032.98</text:p>
          </table:table-cell>
          <table:table-cell office:value-type="float" office:value="1286.24" calcext:value-type="float">
            <text:p>1286.24</text:p>
          </table:table-cell>
          <table:table-cell office:value-type="float" office:value="995.432" calcext:value-type="float">
            <text:p>995.432</text:p>
          </table:table-cell>
          <table:table-cell office:value-type="float" office:value="1230.54" calcext:value-type="float">
            <text:p>1230.54</text:p>
          </table:table-cell>
          <table:table-cell office:value-type="float" office:value="999.175" calcext:value-type="float">
            <text:p>999.175</text:p>
          </table:table-cell>
          <table:table-cell office:value-type="float" office:value="1278.7" calcext:value-type="float">
            <text:p>1278.7</text:p>
          </table:table-cell>
          <table:table-cell office:value-type="float" office:value="1109.61" calcext:value-type="float">
            <text:p>1109.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5.84" calcext:value-type="float">
            <text:p>1465.84</text:p>
          </table:table-cell>
          <table:table-cell office:value-type="float" office:value="1279.36" calcext:value-type="float">
            <text:p>1279.36</text:p>
          </table:table-cell>
          <table:table-cell office:value-type="float" office:value="1508.03" calcext:value-type="float">
            <text:p>1508.03</text:p>
          </table:table-cell>
          <table:table-cell office:value-type="float" office:value="1400.51" calcext:value-type="float">
            <text:p>1400.51</text:p>
          </table:table-cell>
          <table:table-cell office:value-type="float" office:value="1601.63" calcext:value-type="float">
            <text:p>1601.63</text:p>
          </table:table-cell>
          <table:table-cell office:value-type="float" office:value="1544.98" calcext:value-type="float">
            <text:p>1544.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22.02" calcext:value-type="float">
            <text:p>1722.02</text:p>
          </table:table-cell>
          <table:table-cell office:value-type="float" office:value="1600.13" calcext:value-type="float">
            <text:p>1600.13</text:p>
          </table:table-cell>
          <table:table-cell office:value-type="float" office:value="1543.72" calcext:value-type="float">
            <text:p>1543.72</text:p>
          </table:table-cell>
          <table:table-cell office:value-type="float" office:value="1861.67" calcext:value-type="float">
            <text:p>1861.67</text:p>
          </table:table-cell>
          <table:table-cell office:value-type="float" office:value="1877.38" calcext:value-type="float">
            <text:p>1877.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240.84" calcext:value-type="float">
            <text:p>2240.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.805" calcext:value-type="float">
            <text:p>323.805</text:p>
          </table:table-cell>
          <table:table-cell office:value-type="float" office:value="199.021" calcext:value-type="float">
            <text:p>199.021</text:p>
          </table:table-cell>
          <table:table-cell office:value-type="float" office:value="7.66381" calcext:value-type="float">
            <text:p>7.66381</text:p>
          </table:table-cell>
          <table:table-cell office:value-type="float" office:value="3.33764" calcext:value-type="float">
            <text:p>3.33764</text:p>
          </table:table-cell>
          <table:table-cell office:value-type="float" office:value="10.7213" calcext:value-type="float">
            <text:p>10.7213</text:p>
          </table:table-cell>
          <table:table-cell office:value-type="float" office:value="5.30217" calcext:value-type="float">
            <text:p>5.30217</text:p>
          </table:table-cell>
          <table:table-cell office:value-type="float" office:value="12.2163" calcext:value-type="float">
            <text:p>12.2163</text:p>
          </table:table-cell>
          <table:table-cell office:value-type="float" office:value="7.01199" calcext:value-type="float">
            <text:p>7.01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336" calcext:value-type="float">
            <text:p>157.336</text:p>
          </table:table-cell>
          <table:table-cell office:value-type="float" office:value="30.1618" calcext:value-type="float">
            <text:p>30.1618</text:p>
          </table:table-cell>
          <table:table-cell office:value-type="float" office:value="181.386" calcext:value-type="float">
            <text:p>181.386</text:p>
          </table:table-cell>
          <table:table-cell office:value-type="float" office:value="33.9208" calcext:value-type="float">
            <text:p>33.9208</text:p>
          </table:table-cell>
          <table:table-cell office:value-type="float" office:value="678.103" calcext:value-type="float">
            <text:p>678.103</text:p>
          </table:table-cell>
          <table:table-cell office:value-type="float" office:value="149.722" calcext:value-type="float">
            <text:p>149.7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.563" calcext:value-type="float">
            <text:p>105.563</text:p>
          </table:table-cell>
          <table:table-cell office:value-type="float" office:value="44.4199" calcext:value-type="float">
            <text:p>44.4199</text:p>
          </table:table-cell>
          <table:table-cell office:value-type="float" office:value="119.083" calcext:value-type="float">
            <text:p>119.083</text:p>
          </table:table-cell>
          <table:table-cell office:value-type="float" office:value="67.3656" calcext:value-type="float">
            <text:p>67.3656</text:p>
          </table:table-cell>
          <table:table-cell office:value-type="float" office:value="177.94" calcext:value-type="float">
            <text:p>177.94</text:p>
          </table:table-cell>
          <table:table-cell office:value-type="float" office:value="96.641" calcext:value-type="float">
            <text:p>96.6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.175" calcext:value-type="float">
            <text:p>153.175</text:p>
          </table:table-cell>
          <table:table-cell office:value-type="float" office:value="66.6289" calcext:value-type="float">
            <text:p>66.6289</text:p>
          </table:table-cell>
          <table:table-cell table:number-columns-repeated="2" office:value-type="float" office:value="124.719" calcext:value-type="float">
            <text:p>124.719</text:p>
          </table:table-cell>
          <table:table-cell office:value-type="float" office:value="227.29" calcext:value-type="float">
            <text:p>227.29</text:p>
          </table:table-cell>
          <table:table-cell office:value-type="float" office:value="116.2" calcext:value-type="float">
            <text:p>116.2</text:p>
          </table:table-cell>
          <table:table-cell office:value-type="float" office:value="86.943" calcext:value-type="float">
            <text:p>86.943</text:p>
          </table:table-cell>
          <table:table-cell office:value-type="float" office:value="82.5101" calcext:value-type="float">
            <text:p>82.5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922" calcext:value-type="float">
            <text:p>334.922</text:p>
          </table:table-cell>
          <table:table-cell office:value-type="float" office:value="241.129" calcext:value-type="float">
            <text:p>241.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.121" calcext:value-type="float">
            <text:p>218.121</text:p>
          </table:table-cell>
          <table:table-cell office:value-type="float" office:value="105.844" calcext:value-type="float">
            <text:p>105.844</text:p>
          </table:table-cell>
          <table:table-cell office:value-type="float" office:value="159.046" calcext:value-type="float">
            <text:p>159.046</text:p>
          </table:table-cell>
          <table:table-cell office:value-type="float" office:value="77.5682" calcext:value-type="float">
            <text:p>77.5682</text:p>
          </table:table-cell>
          <table:table-cell office:value-type="float" office:value="424.363" calcext:value-type="float">
            <text:p>424.363</text:p>
          </table:table-cell>
          <table:table-cell office:value-type="float" office:value="359.731" calcext:value-type="float">
            <text:p>359.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3.072" calcext:value-type="float">
            <text:p>273.072</text:p>
          </table:table-cell>
          <table:table-cell office:value-type="float" office:value="269.435" calcext:value-type="float">
            <text:p>269.435</text:p>
          </table:table-cell>
          <table:table-cell office:value-type="float" office:value="244.617" calcext:value-type="float">
            <text:p>244.617</text:p>
          </table:table-cell>
          <table:table-cell office:value-type="float" office:value="140.588" calcext:value-type="float">
            <text:p>140.588</text:p>
          </table:table-cell>
          <table:table-cell office:value-type="float" office:value="221.219" calcext:value-type="float">
            <text:p>221.219</text:p>
          </table:table-cell>
          <table:table-cell office:value-type="float" office:value="146.008" calcext:value-type="float">
            <text:p>146.008</text:p>
          </table:table-cell>
          <table:table-cell office:value-type="float" office:value="284.263" calcext:value-type="float">
            <text:p>284.263</text:p>
          </table:table-cell>
          <table:table-cell office:value-type="float" office:value="139.177" calcext:value-type="float">
            <text:p>139.177</text:p>
          </table:table-cell>
          <table:table-cell office:value-type="float" office:value="111.99" calcext:value-type="float">
            <text:p>111.99</text:p>
          </table:table-cell>
          <table:table-cell office:value-type="float" office:value="102.37" calcext:value-type="float">
            <text:p>102.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.615" calcext:value-type="float">
            <text:p>288.615</text:p>
          </table:table-cell>
          <table:table-cell office:value-type="float" office:value="208.056" calcext:value-type="float">
            <text:p>208.056</text:p>
          </table:table-cell>
          <table:table-cell office:value-type="float" office:value="343.44" calcext:value-type="float">
            <text:p>343.44</text:p>
          </table:table-cell>
          <table:table-cell office:value-type="float" office:value="224.984" calcext:value-type="float">
            <text:p>224.984</text:p>
          </table:table-cell>
          <table:table-cell office:value-type="float" office:value="281.195" calcext:value-type="float">
            <text:p>281.195</text:p>
          </table:table-cell>
          <table:table-cell office:value-type="float" office:value="196.063" calcext:value-type="float">
            <text:p>196.0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0.676" calcext:value-type="float">
            <text:p>450.676</text:p>
          </table:table-cell>
          <table:table-cell office:value-type="float" office:value="330.351" calcext:value-type="float">
            <text:p>330.351</text:p>
          </table:table-cell>
          <table:table-cell office:value-type="float" office:value="440.1" calcext:value-type="float">
            <text:p>440.1</text:p>
          </table:table-cell>
          <table:table-cell office:value-type="float" office:value="310.277" calcext:value-type="float">
            <text:p>310.277</text:p>
          </table:table-cell>
          <table:table-cell office:value-type="float" office:value="323.576" calcext:value-type="float">
            <text:p>323.576</text:p>
          </table:table-cell>
          <table:table-cell office:value-type="float" office:value="239.548" calcext:value-type="float">
            <text:p>239.548</text:p>
          </table:table-cell>
          <table:table-cell office:value-type="float" office:value="777.248" calcext:value-type="float">
            <text:p>777.248</text:p>
          </table:table-cell>
          <table:table-cell office:value-type="float" office:value="575.264" calcext:value-type="float">
            <text:p>575.264</text:p>
          </table:table-cell>
          <table:table-cell office:value-type="float" office:value="1.38971" calcext:value-type="float">
            <text:p>1.38971</text:p>
          </table:table-cell>
          <table:table-cell office:value-type="float" office:value="1.28277" calcext:value-type="float">
            <text:p>1.282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49.047" calcext:value-type="float">
            <text:p>849.047</text:p>
          </table:table-cell>
          <table:table-cell office:value-type="float" office:value="646.664" calcext:value-type="float">
            <text:p>646.664</text:p>
          </table:table-cell>
          <table:table-cell office:value-type="float" office:value="944.808" calcext:value-type="float">
            <text:p>944.808</text:p>
          </table:table-cell>
          <table:table-cell office:value-type="float" office:value="750.074" calcext:value-type="float">
            <text:p>750.07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137.47" calcext:value-type="float">
            <text:p>1137.47</text:p>
          </table:table-cell>
          <table:table-cell office:value-type="float" office:value="994.588" calcext:value-type="float">
            <text:p>994.588</text:p>
          </table:table-cell>
          <table:table-cell office:value-type="float" office:value="1072.8" calcext:value-type="float">
            <text:p>1072.8</text:p>
          </table:table-cell>
          <table:table-cell office:value-type="float" office:value="791.931" calcext:value-type="float">
            <text:p>791.931</text:p>
          </table:table-cell>
          <table:table-cell office:value-type="float" office:value="1.29843" calcext:value-type="float">
            <text:p>1.29843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5.76" calcext:value-type="float">
            <text:p>1305.76</text:p>
          </table:table-cell>
          <table:table-cell office:value-type="float" office:value="1120.84" calcext:value-type="float">
            <text:p>1120.84</text:p>
          </table:table-cell>
          <table:table-cell office:value-type="float" office:value="1288.27" calcext:value-type="float">
            <text:p>1288.27</text:p>
          </table:table-cell>
          <table:table-cell office:value-type="float" office:value="1100.19" calcext:value-type="float">
            <text:p>1100.19</text:p>
          </table:table-cell>
          <table:table-cell office:value-type="float" office:value="1251.14" calcext:value-type="float">
            <text:p>1251.14</text:p>
          </table:table-cell>
          <table:table-cell office:value-type="float" office:value="1087.02" calcext:value-type="float">
            <text:p>1087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4.24" calcext:value-type="float">
            <text:p>1404.24</text:p>
          </table:table-cell>
          <table:table-cell office:value-type="float" office:value="1091.3" calcext:value-type="float">
            <text:p>1091.3</text:p>
          </table:table-cell>
          <table:table-cell office:value-type="float" office:value="1360.89" calcext:value-type="float">
            <text:p>1360.89</text:p>
          </table:table-cell>
          <table:table-cell office:value-type="float" office:value="1072.81" calcext:value-type="float">
            <text:p>1072.81</text:p>
          </table:table-cell>
          <table:table-cell office:value-type="float" office:value="1420.86" calcext:value-type="float">
            <text:p>1420.86</text:p>
          </table:table-cell>
          <table:table-cell office:value-type="float" office:value="1357.96" calcext:value-type="float">
            <text:p>1357.96</text:p>
          </table:table-cell>
          <table:table-cell office:value-type="float" office:value="1500.87" calcext:value-type="float">
            <text:p>1500.87</text:p>
          </table:table-cell>
          <table:table-cell office:value-type="float" office:value="1472.35" calcext:value-type="float">
            <text:p>1472.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73.74" calcext:value-type="float">
            <text:p>1673.74</text:p>
          </table:table-cell>
          <table:table-cell office:value-type="float" office:value="1769.06" calcext:value-type="float">
            <text:p>1769.06</text:p>
          </table:table-cell>
          <table:table-cell office:value-type="float" office:value="1775.35" calcext:value-type="float">
            <text:p>1775.35</text:p>
          </table:table-cell>
          <table:table-cell office:value-type="float" office:value="1828.7" calcext:value-type="float">
            <text:p>1828.7</text:p>
          </table:table-cell>
          <table:table-cell office:value-type="float" office:value="1823.87" calcext:value-type="float">
            <text:p>1823.87</text:p>
          </table:table-cell>
          <table:table-cell table:number-columns-repeated="2" office:value-type="float" office:value="1956.79" calcext:value-type="float">
            <text:p>1956.79</text:p>
          </table:table-cell>
          <table:table-cell table:number-columns-repeated="2" office:value-type="float" office:value="2008.57" calcext:value-type="float">
            <text:p>2008.57</text:p>
          </table:table-cell>
          <table:table-cell office:value-type="float" office:value="2067.18" calcext:value-type="float">
            <text:p>2067.18</text:p>
          </table:table-cell>
          <table:table-cell office:value-type="float" office:value="2067.11" calcext:value-type="float">
            <text:p>2067.11</text:p>
          </table:table-cell>
          <table:table-cell office:value-type="float" office:value="2244.59" calcext:value-type="float">
            <text:p>2244.59</text:p>
          </table:table-cell>
          <table:table-cell office:value-type="float" office:value="2244.6" calcext:value-type="float">
            <text:p>2244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.675" calcext:value-type="float">
            <text:p>338.675</text:p>
          </table:table-cell>
          <table:table-cell office:value-type="float" office:value="208.125" calcext:value-type="float">
            <text:p>208.125</text:p>
          </table:table-cell>
          <table:table-cell office:value-type="float" office:value="7.57968" calcext:value-type="float">
            <text:p>7.57968</text:p>
          </table:table-cell>
          <table:table-cell office:value-type="float" office:value="3.31809" calcext:value-type="float">
            <text:p>3.31809</text:p>
          </table:table-cell>
          <table:table-cell office:value-type="float" office:value="10.6201" calcext:value-type="float">
            <text:p>10.6201</text:p>
          </table:table-cell>
          <table:table-cell office:value-type="float" office:value="5.28182" calcext:value-type="float">
            <text:p>5.28182</text:p>
          </table:table-cell>
          <table:table-cell office:value-type="float" office:value="12.4045" calcext:value-type="float">
            <text:p>12.4045</text:p>
          </table:table-cell>
          <table:table-cell office:value-type="float" office:value="7.08704" calcext:value-type="float">
            <text:p>7.08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034" calcext:value-type="float">
            <text:p>181.034</text:p>
          </table:table-cell>
          <table:table-cell office:value-type="float" office:value="32.375" calcext:value-type="float">
            <text:p>32.375</text:p>
          </table:table-cell>
          <table:table-cell office:value-type="float" office:value="178.715" calcext:value-type="float">
            <text:p>178.715</text:p>
          </table:table-cell>
          <table:table-cell office:value-type="float" office:value="34.2318" calcext:value-type="float">
            <text:p>34.2318</text:p>
          </table:table-cell>
          <table:table-cell office:value-type="float" office:value="24.21" calcext:value-type="float">
            <text:p>24.21</text:p>
          </table:table-cell>
          <table:table-cell office:value-type="float" office:value="24.2159" calcext:value-type="float">
            <text:p>24.21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3692" calcext:value-type="float">
            <text:p>98.3692</text:p>
          </table:table-cell>
          <table:table-cell office:value-type="float" office:value="41.4124" calcext:value-type="float">
            <text:p>41.4124</text:p>
          </table:table-cell>
          <table:table-cell office:value-type="float" office:value="133.479" calcext:value-type="float">
            <text:p>133.479</text:p>
          </table:table-cell>
          <table:table-cell office:value-type="float" office:value="63.008" calcext:value-type="float">
            <text:p>63.008</text:p>
          </table:table-cell>
          <table:table-cell office:value-type="float" office:value="32.9934" calcext:value-type="float">
            <text:p>32.9934</text:p>
          </table:table-cell>
          <table:table-cell office:value-type="float" office:value="32.9731" calcext:value-type="float">
            <text:p>32.97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.803" calcext:value-type="float">
            <text:p>156.803</text:p>
          </table:table-cell>
          <table:table-cell office:value-type="float" office:value="66.2767" calcext:value-type="float">
            <text:p>66.2767</text:p>
          </table:table-cell>
          <table:table-cell table:number-columns-repeated="2" office:value-type="float" office:value="225.928" calcext:value-type="float">
            <text:p>225.928</text:p>
          </table:table-cell>
          <table:table-cell office:value-type="float" office:value="211.035" calcext:value-type="float">
            <text:p>211.035</text:p>
          </table:table-cell>
          <table:table-cell office:value-type="float" office:value="106.184" calcext:value-type="float">
            <text:p>106.184</text:p>
          </table:table-cell>
          <table:table-cell office:value-type="float" office:value="99.127" calcext:value-type="float">
            <text:p>99.127</text:p>
          </table:table-cell>
          <table:table-cell office:value-type="float" office:value="92.03" calcext:value-type="float">
            <text:p>92.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5.158" calcext:value-type="float">
            <text:p>225.158</text:p>
          </table:table-cell>
          <table:table-cell office:value-type="float" office:value="102.684" calcext:value-type="float">
            <text:p>102.684</text:p>
          </table:table-cell>
          <table:table-cell office:value-type="float" office:value="218.049" calcext:value-type="float">
            <text:p>218.049</text:p>
          </table:table-cell>
          <table:table-cell office:value-type="float" office:value="72.3363" calcext:value-type="float">
            <text:p>72.33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97.404" calcext:value-type="float">
            <text:p>497.404</text:p>
          </table:table-cell>
          <table:table-cell office:value-type="float" office:value="245.61" calcext:value-type="float">
            <text:p>245.61</text:p>
          </table:table-cell>
          <table:table-cell office:value-type="float" office:value="133.266" calcext:value-type="float">
            <text:p>133.266</text:p>
          </table:table-cell>
          <table:table-cell office:value-type="float" office:value="222.713" calcext:value-type="float">
            <text:p>222.713</text:p>
          </table:table-cell>
          <table:table-cell office:value-type="float" office:value="149.564" calcext:value-type="float">
            <text:p>149.564</text:p>
          </table:table-cell>
          <table:table-cell office:value-type="float" office:value="176.554" calcext:value-type="float">
            <text:p>176.554</text:p>
          </table:table-cell>
          <table:table-cell office:value-type="float" office:value="128.669" calcext:value-type="float">
            <text:p>128.669</text:p>
          </table:table-cell>
          <table:table-cell office:value-type="float" office:value="126.63" calcext:value-type="float">
            <text:p>126.63</text:p>
          </table:table-cell>
          <table:table-cell office:value-type="float" office:value="108.574" calcext:value-type="float">
            <text:p>108.5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.629" calcext:value-type="float">
            <text:p>260.629</text:p>
          </table:table-cell>
          <table:table-cell office:value-type="float" office:value="216.703" calcext:value-type="float">
            <text:p>216.703</text:p>
          </table:table-cell>
          <table:table-cell office:value-type="float" office:value="341.635" calcext:value-type="float">
            <text:p>341.635</text:p>
          </table:table-cell>
          <table:table-cell office:value-type="float" office:value="233.679" calcext:value-type="float">
            <text:p>233.679</text:p>
          </table:table-cell>
          <table:table-cell office:value-type="float" office:value="287.939" calcext:value-type="float">
            <text:p>287.939</text:p>
          </table:table-cell>
          <table:table-cell office:value-type="float" office:value="207.977" calcext:value-type="float">
            <text:p>207.9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.986" calcext:value-type="float">
            <text:p>512.986</text:p>
          </table:table-cell>
          <table:table-cell office:value-type="float" office:value="372.301" calcext:value-type="float">
            <text:p>372.301</text:p>
          </table:table-cell>
          <table:table-cell office:value-type="float" office:value="468.77" calcext:value-type="float">
            <text:p>468.77</text:p>
          </table:table-cell>
          <table:table-cell office:value-type="float" office:value="320.358" calcext:value-type="float">
            <text:p>320.358</text:p>
          </table:table-cell>
          <table:table-cell office:value-type="float" office:value="338.702" calcext:value-type="float">
            <text:p>338.702</text:p>
          </table:table-cell>
          <table:table-cell office:value-type="float" office:value="252.487" calcext:value-type="float">
            <text:p>252.487</text:p>
          </table:table-cell>
          <table:table-cell office:value-type="float" office:value="892.535" calcext:value-type="float">
            <text:p>892.535</text:p>
          </table:table-cell>
          <table:table-cell office:value-type="float" office:value="907.832" calcext:value-type="float">
            <text:p>907.832</text:p>
          </table:table-cell>
          <table:table-cell office:value-type="float" office:value="1038.13" calcext:value-type="float">
            <text:p>1038.13</text:p>
          </table:table-cell>
          <table:table-cell office:value-type="float" office:value="1012.36" calcext:value-type="float">
            <text:p>1012.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2.765" calcext:value-type="float">
            <text:p>852.765</text:p>
          </table:table-cell>
          <table:table-cell office:value-type="float" office:value="662.349" calcext:value-type="float">
            <text:p>662.349</text:p>
          </table:table-cell>
          <table:table-cell office:value-type="float" office:value="872.657" calcext:value-type="float">
            <text:p>872.657</text:p>
          </table:table-cell>
          <table:table-cell office:value-type="float" office:value="718.406" calcext:value-type="float">
            <text:p>718.406</text:p>
          </table:table-cell>
          <table:table-cell office:value-type="float" office:value="894.995" calcext:value-type="float">
            <text:p>894.995</text:p>
          </table:table-cell>
          <table:table-cell office:value-type="float" office:value="778.653" calcext:value-type="float">
            <text:p>778.653</text:p>
          </table:table-cell>
          <table:table-cell table:number-columns-repeated="2" office:value-type="float" office:value="939.765" calcext:value-type="float">
            <text:p>939.7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44.18" calcext:value-type="float">
            <text:p>1144.18</text:p>
          </table:table-cell>
          <table:table-cell office:value-type="float" office:value="1139.96" calcext:value-type="float">
            <text:p>1139.96</text:p>
          </table:table-cell>
          <table:table-cell office:value-type="float" office:value="1117.08" calcext:value-type="float">
            <text:p>1117.08</text:p>
          </table:table-cell>
          <table:table-cell office:value-type="float" office:value="1007.82" calcext:value-type="float">
            <text:p>1007.82</text:p>
          </table:table-cell>
          <table:table-cell office:value-type="float" office:value="1310.37" calcext:value-type="float">
            <text:p>1310.37</text:p>
          </table:table-cell>
          <table:table-cell office:value-type="float" office:value="1258.95" calcext:value-type="float">
            <text:p>1258.95</text:p>
          </table:table-cell>
          <table:table-cell table:number-columns-repeated="2" office:value-type="float" office:value="1214.22" calcext:value-type="float">
            <text:p>1214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3.83" calcext:value-type="float">
            <text:p>1543.83</text:p>
          </table:table-cell>
          <table:table-cell office:value-type="float" office:value="1565.59" calcext:value-type="float">
            <text:p>1565.59</text:p>
          </table:table-cell>
          <table:table-cell office:value-type="float" office:value="1350.01" calcext:value-type="float">
            <text:p>1350.01</text:p>
          </table:table-cell>
          <table:table-cell office:value-type="float" office:value="1326.09" calcext:value-type="float">
            <text:p>1326.09</text:p>
          </table:table-cell>
          <table:table-cell office:value-type="float" office:value="1297.45" calcext:value-type="float">
            <text:p>1297.45</text:p>
          </table:table-cell>
          <table:table-cell office:value-type="float" office:value="1088.1" calcext:value-type="float">
            <text:p>1088.1</text:p>
          </table:table-cell>
          <table:table-cell office:value-type="float" office:value="1298.51" calcext:value-type="float">
            <text:p>1298.51</text:p>
          </table:table-cell>
          <table:table-cell office:value-type="float" office:value="1131.73" calcext:value-type="float">
            <text:p>1131.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39.64" calcext:value-type="float">
            <text:p>1339.64</text:p>
          </table:table-cell>
          <table:table-cell office:value-type="float" office:value="1520.41" calcext:value-type="float">
            <text:p>1520.41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502.12" calcext:value-type="float">
            <text:p>1502.12</text:p>
          </table:table-cell>
          <table:table-cell office:value-type="float" office:value="1490.94" calcext:value-type="float">
            <text:p>1490.94</text:p>
          </table:table-cell>
          <table:table-cell office:value-type="float" office:value="1681.63" calcext:value-type="float">
            <text:p>1681.63</text:p>
          </table:table-cell>
          <table:table-cell office:value-type="float" office:value="1635.29" calcext:value-type="float">
            <text:p>1635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9.16" calcext:value-type="float">
            <text:p>1759.16</text:p>
          </table:table-cell>
          <table:table-cell office:value-type="float" office:value="1696.24" calcext:value-type="float">
            <text:p>1696.24</text:p>
          </table:table-cell>
          <table:table-cell office:value-type="float" office:value="1699.3" calcext:value-type="float">
            <text:p>1699.3</text:p>
          </table:table-cell>
          <table:table-cell office:value-type="float" office:value="1488.62" calcext:value-type="float">
            <text:p>1488.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093.81" calcext:value-type="float">
            <text:p>2093.8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312" calcext:value-type="float">
            <text:p>358.312</text:p>
          </table:table-cell>
          <table:table-cell office:value-type="float" office:value="217.876" calcext:value-type="float">
            <text:p>217.876</text:p>
          </table:table-cell>
          <table:table-cell office:value-type="float" office:value="7.7495" calcext:value-type="float">
            <text:p>7.7495</text:p>
          </table:table-cell>
          <table:table-cell office:value-type="float" office:value="3.34357" calcext:value-type="float">
            <text:p>3.34357</text:p>
          </table:table-cell>
          <table:table-cell office:value-type="float" office:value="11.0261" calcext:value-type="float">
            <text:p>11.0261</text:p>
          </table:table-cell>
          <table:table-cell office:value-type="float" office:value="5.33399" calcext:value-type="float">
            <text:p>5.33399</text:p>
          </table:table-cell>
          <table:table-cell office:value-type="float" office:value="13.3489" calcext:value-type="float">
            <text:p>13.3489</text:p>
          </table:table-cell>
          <table:table-cell office:value-type="float" office:value="7.14683" calcext:value-type="float">
            <text:p>7.14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334" calcext:value-type="float">
            <text:p>181.334</text:p>
          </table:table-cell>
          <table:table-cell office:value-type="float" office:value="31.6183" calcext:value-type="float">
            <text:p>31.6183</text:p>
          </table:table-cell>
          <table:table-cell office:value-type="float" office:value="191.07" calcext:value-type="float">
            <text:p>191.07</text:p>
          </table:table-cell>
          <table:table-cell office:value-type="float" office:value="34.2042" calcext:value-type="float">
            <text:p>34.2042</text:p>
          </table:table-cell>
          <table:table-cell office:value-type="float" office:value="25.0059" calcext:value-type="float">
            <text:p>25.0059</text:p>
          </table:table-cell>
          <table:table-cell office:value-type="float" office:value="24.9924" calcext:value-type="float">
            <text:p>24.99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7787" calcext:value-type="float">
            <text:p>88.7787</text:p>
          </table:table-cell>
          <table:table-cell office:value-type="float" office:value="40.9145" calcext:value-type="float">
            <text:p>40.9145</text:p>
          </table:table-cell>
          <table:table-cell office:value-type="float" office:value="89.117" calcext:value-type="float">
            <text:p>89.117</text:p>
          </table:table-cell>
          <table:table-cell office:value-type="float" office:value="60.9777" calcext:value-type="float">
            <text:p>60.9777</text:p>
          </table:table-cell>
          <table:table-cell office:value-type="float" office:value="33.8564" calcext:value-type="float">
            <text:p>33.8564</text:p>
          </table:table-cell>
          <table:table-cell office:value-type="float" office:value="33.852" calcext:value-type="float">
            <text:p>33.8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.694" calcext:value-type="float">
            <text:p>176.694</text:p>
          </table:table-cell>
          <table:table-cell office:value-type="float" office:value="61.1112" calcext:value-type="float">
            <text:p>61.1112</text:p>
          </table:table-cell>
          <table:table-cell table:number-columns-repeated="2" office:value-type="float" office:value="158.22" calcext:value-type="float">
            <text:p>158.22</text:p>
          </table:table-cell>
          <table:table-cell office:value-type="float" office:value="96.9969" calcext:value-type="float">
            <text:p>96.9969</text:p>
          </table:table-cell>
          <table:table-cell office:value-type="float" office:value="85.6649" calcext:value-type="float">
            <text:p>85.6649</text:p>
          </table:table-cell>
          <table:table-cell office:value-type="float" office:value="120.889" calcext:value-type="float">
            <text:p>120.889</text:p>
          </table:table-cell>
          <table:table-cell office:value-type="float" office:value="107.866" calcext:value-type="float">
            <text:p>107.8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3.52" calcext:value-type="float">
            <text:p>223.52</text:p>
          </table:table-cell>
          <table:table-cell office:value-type="float" office:value="95.2011" calcext:value-type="float">
            <text:p>95.2011</text:p>
          </table:table-cell>
          <table:table-cell office:value-type="float" office:value="131.93" calcext:value-type="float">
            <text:p>131.93</text:p>
          </table:table-cell>
          <table:table-cell office:value-type="float" office:value="62.6694" calcext:value-type="float">
            <text:p>62.6694</text:p>
          </table:table-cell>
          <table:table-cell table:number-columns-repeated="2" office:value-type="float" office:value="455.342" calcext:value-type="float">
            <text:p>455.3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.836" calcext:value-type="float">
            <text:p>167.836</text:p>
          </table:table-cell>
          <table:table-cell office:value-type="float" office:value="134.189" calcext:value-type="float">
            <text:p>134.189</text:p>
          </table:table-cell>
          <table:table-cell office:value-type="float" office:value="231.406" calcext:value-type="float">
            <text:p>231.406</text:p>
          </table:table-cell>
          <table:table-cell office:value-type="float" office:value="156.685" calcext:value-type="float">
            <text:p>156.685</text:p>
          </table:table-cell>
          <table:table-cell office:value-type="float" office:value="185.587" calcext:value-type="float">
            <text:p>185.587</text:p>
          </table:table-cell>
          <table:table-cell office:value-type="float" office:value="136.91" calcext:value-type="float">
            <text:p>136.91</text:p>
          </table:table-cell>
          <table:table-cell office:value-type="float" office:value="189.865" calcext:value-type="float">
            <text:p>189.865</text:p>
          </table:table-cell>
          <table:table-cell office:value-type="float" office:value="109.368" calcext:value-type="float">
            <text:p>109.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.999" calcext:value-type="float">
            <text:p>292.999</text:p>
          </table:table-cell>
          <table:table-cell office:value-type="float" office:value="249.256" calcext:value-type="float">
            <text:p>249.256</text:p>
          </table:table-cell>
          <table:table-cell office:value-type="float" office:value="374.55" calcext:value-type="float">
            <text:p>374.55</text:p>
          </table:table-cell>
          <table:table-cell office:value-type="float" office:value="251.548" calcext:value-type="float">
            <text:p>251.548</text:p>
          </table:table-cell>
          <table:table-cell office:value-type="float" office:value="318.948" calcext:value-type="float">
            <text:p>318.948</text:p>
          </table:table-cell>
          <table:table-cell office:value-type="float" office:value="219.025" calcext:value-type="float">
            <text:p>219.0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9.609" calcext:value-type="float">
            <text:p>599.609</text:p>
          </table:table-cell>
          <table:table-cell office:value-type="float" office:value="406.323" calcext:value-type="float">
            <text:p>406.323</text:p>
          </table:table-cell>
          <table:table-cell office:value-type="float" office:value="449.701" calcext:value-type="float">
            <text:p>449.701</text:p>
          </table:table-cell>
          <table:table-cell office:value-type="float" office:value="319.423" calcext:value-type="float">
            <text:p>319.423</text:p>
          </table:table-cell>
          <table:table-cell office:value-type="float" office:value="358.584" calcext:value-type="float">
            <text:p>358.584</text:p>
          </table:table-cell>
          <table:table-cell office:value-type="float" office:value="267.242" calcext:value-type="float">
            <text:p>267.242</text:p>
          </table:table-cell>
          <table:table-cell office:value-type="float" office:value="3.17274" calcext:value-type="float">
            <text:p>3.17274</text:p>
          </table:table-cell>
          <table:table-cell office:value-type="float" office:value="2.91037" calcext:value-type="float">
            <text:p>2.91037</text:p>
          </table:table-cell>
          <table:table-cell office:value-type="float" office:value="1.43903" calcext:value-type="float">
            <text:p>1.43903</text:p>
          </table:table-cell>
          <table:table-cell office:value-type="float" office:value="1.43436" calcext:value-type="float">
            <text:p>1.434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9.492" calcext:value-type="float">
            <text:p>839.492</text:p>
          </table:table-cell>
          <table:table-cell office:value-type="float" office:value="656.402" calcext:value-type="float">
            <text:p>656.402</text:p>
          </table:table-cell>
          <table:table-cell office:value-type="float" office:value="1079.74" calcext:value-type="float">
            <text:p>1079.74</text:p>
          </table:table-cell>
          <table:table-cell office:value-type="float" office:value="1079.44" calcext:value-type="float">
            <text:p>1079.44</text:p>
          </table:table-cell>
          <table:table-cell table:number-columns-repeated="2" office:value-type="float" office:value="491.622" calcext:value-type="float">
            <text:p>491.62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79.93" calcext:value-type="float">
            <text:p>1079.93</text:p>
          </table:table-cell>
          <table:table-cell office:value-type="float" office:value="1171.68" calcext:value-type="float">
            <text:p>1171.68</text:p>
          </table:table-cell>
          <table:table-cell office:value-type="float" office:value="1079.99" calcext:value-type="float">
            <text:p>1079.99</text:p>
          </table:table-cell>
          <table:table-cell office:value-type="float" office:value="1172" calcext:value-type="float">
            <text:p>1172</text:p>
          </table:table-cell>
          <table:table-cell office:value-type="float" office:value="1146.74" calcext:value-type="float">
            <text:p>1146.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84.3" calcext:value-type="float">
            <text:p>1384.3</text:p>
          </table:table-cell>
          <table:table-cell office:value-type="float" office:value="1370.88" calcext:value-type="float">
            <text:p>1370.88</text:p>
          </table:table-cell>
          <table:table-cell office:value-type="float" office:value="1390.29" calcext:value-type="float">
            <text:p>1390.29</text:p>
          </table:table-cell>
          <table:table-cell office:value-type="float" office:value="1373.04" calcext:value-type="float">
            <text:p>1373.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598.15" calcext:value-type="float">
            <text:p>1598.15</text:p>
          </table:table-cell>
          <table:table-cell office:value-type="float" office:value="1460.44" calcext:value-type="float">
            <text:p>1460.44</text:p>
          </table:table-cell>
          <table:table-cell office:value-type="float" office:value="1341.12" calcext:value-type="float">
            <text:p>1341.12</text:p>
          </table:table-cell>
          <table:table-cell office:value-type="float" office:value="1560.68" calcext:value-type="float">
            <text:p>1560.68</text:p>
          </table:table-cell>
          <table:table-cell office:value-type="float" office:value="1556.43" calcext:value-type="float">
            <text:p>1556.43</text:p>
          </table:table-cell>
          <table:table-cell office:value-type="float" office:value="1470.36" calcext:value-type="float">
            <text:p>1470.36</text:p>
          </table:table-cell>
          <table:table-cell office:value-type="float" office:value="1439.39" calcext:value-type="float">
            <text:p>1439.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6.44" calcext:value-type="float">
            <text:p>1656.44</text:p>
          </table:table-cell>
          <table:table-cell office:value-type="float" office:value="1645.72" calcext:value-type="float">
            <text:p>1645.72</text:p>
          </table:table-cell>
          <table:table-cell office:value-type="float" office:value="1661.16" calcext:value-type="float">
            <text:p>1661.16</text:p>
          </table:table-cell>
          <table:table-cell office:value-type="float" office:value="1660.87" calcext:value-type="float">
            <text:p>1660.87</text:p>
          </table:table-cell>
          <table:table-cell table:number-columns-repeated="2" office:value-type="float" office:value="1734.27" calcext:value-type="float">
            <text:p>173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4.09" calcext:value-type="float">
            <text:p>2174.09</text:p>
          </table:table-cell>
          <table:table-cell office:value-type="float" office:value="2167.94" calcext:value-type="float">
            <text:p>2167.94</text:p>
          </table:table-cell>
          <table:table-cell table:number-columns-repeated="2" office:value-type="float" office:value="2198" calcext:value-type="float">
            <text:p>219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.381" calcext:value-type="float">
            <text:p>377.381</text:p>
          </table:table-cell>
          <table:table-cell office:value-type="float" office:value="228.121" calcext:value-type="float">
            <text:p>228.121</text:p>
          </table:table-cell>
          <table:table-cell office:value-type="float" office:value="7.9271" calcext:value-type="float">
            <text:p>7.9271</text:p>
          </table:table-cell>
          <table:table-cell office:value-type="float" office:value="3.35444" calcext:value-type="float">
            <text:p>3.35444</text:p>
          </table:table-cell>
          <table:table-cell office:value-type="float" office:value="10.8653" calcext:value-type="float">
            <text:p>10.8653</text:p>
          </table:table-cell>
          <table:table-cell office:value-type="float" office:value="5.31206" calcext:value-type="float">
            <text:p>5.31206</text:p>
          </table:table-cell>
          <table:table-cell office:value-type="float" office:value="12.8569" calcext:value-type="float">
            <text:p>12.8569</text:p>
          </table:table-cell>
          <table:table-cell office:value-type="float" office:value="7.0722" calcext:value-type="float">
            <text:p>7.0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245" calcext:value-type="float">
            <text:p>185.245</text:p>
          </table:table-cell>
          <table:table-cell office:value-type="float" office:value="31.3816" calcext:value-type="float">
            <text:p>31.3816</text:p>
          </table:table-cell>
          <table:table-cell office:value-type="float" office:value="174.04" calcext:value-type="float">
            <text:p>174.04</text:p>
          </table:table-cell>
          <table:table-cell office:value-type="float" office:value="32.9585" calcext:value-type="float">
            <text:p>32.9585</text:p>
          </table:table-cell>
          <table:table-cell office:value-type="float" office:value="25.877" calcext:value-type="float">
            <text:p>25.877</text:p>
          </table:table-cell>
          <table:table-cell office:value-type="float" office:value="25.8647" calcext:value-type="float">
            <text:p>25.86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3365" calcext:value-type="float">
            <text:p>91.3365</text:p>
          </table:table-cell>
          <table:table-cell office:value-type="float" office:value="40.1218" calcext:value-type="float">
            <text:p>40.1218</text:p>
          </table:table-cell>
          <table:table-cell office:value-type="float" office:value="134.978" calcext:value-type="float">
            <text:p>134.978</text:p>
          </table:table-cell>
          <table:table-cell office:value-type="float" office:value="64.8161" calcext:value-type="float">
            <text:p>64.8161</text:p>
          </table:table-cell>
          <table:table-cell office:value-type="float" office:value="34.8239" calcext:value-type="float">
            <text:p>34.8239</text:p>
          </table:table-cell>
          <table:table-cell office:value-type="float" office:value="34.8173" calcext:value-type="float">
            <text:p>34.8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.8421" calcext:value-type="float">
            <text:p>89.8421</text:p>
          </table:table-cell>
          <table:table-cell office:value-type="float" office:value="44.6628" calcext:value-type="float">
            <text:p>44.6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148" calcext:value-type="float">
            <text:p>124.148</text:p>
          </table:table-cell>
          <table:table-cell office:value-type="float" office:value="103.324" calcext:value-type="float">
            <text:p>103.324</text:p>
          </table:table-cell>
          <table:table-cell office:value-type="float" office:value="248.209" calcext:value-type="float">
            <text:p>248.209</text:p>
          </table:table-cell>
          <table:table-cell office:value-type="float" office:value="125.529" calcext:value-type="float">
            <text:p>125.5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.651" calcext:value-type="float">
            <text:p>166.651</text:p>
          </table:table-cell>
          <table:table-cell office:value-type="float" office:value="92.623" calcext:value-type="float">
            <text:p>92.623</text:p>
          </table:table-cell>
          <table:table-cell office:value-type="float" office:value="69.1444" calcext:value-type="float">
            <text:p>69.1444</text:p>
          </table:table-cell>
          <table:table-cell office:value-type="float" office:value="63.1888" calcext:value-type="float">
            <text:p>63.18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7.387" calcext:value-type="float">
            <text:p>237.387</text:p>
          </table:table-cell>
          <table:table-cell office:value-type="float" office:value="142.446" calcext:value-type="float">
            <text:p>142.446</text:p>
          </table:table-cell>
          <table:table-cell office:value-type="float" office:value="243.489" calcext:value-type="float">
            <text:p>243.489</text:p>
          </table:table-cell>
          <table:table-cell office:value-type="float" office:value="165.653" calcext:value-type="float">
            <text:p>165.653</text:p>
          </table:table-cell>
          <table:table-cell office:value-type="float" office:value="218.071" calcext:value-type="float">
            <text:p>218.071</text:p>
          </table:table-cell>
          <table:table-cell office:value-type="float" office:value="146.482" calcext:value-type="float">
            <text:p>146.482</text:p>
          </table:table-cell>
          <table:table-cell office:value-type="float" office:value="115.784" calcext:value-type="float">
            <text:p>115.784</text:p>
          </table:table-cell>
          <table:table-cell office:value-type="float" office:value="108.446" calcext:value-type="float">
            <text:p>108.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.291" calcext:value-type="float">
            <text:p>431.291</text:p>
          </table:table-cell>
          <table:table-cell office:value-type="float" office:value="289.162" calcext:value-type="float">
            <text:p>289.162</text:p>
          </table:table-cell>
          <table:table-cell office:value-type="float" office:value="391.088" calcext:value-type="float">
            <text:p>391.088</text:p>
          </table:table-cell>
          <table:table-cell office:value-type="float" office:value="258.997" calcext:value-type="float">
            <text:p>258.997</text:p>
          </table:table-cell>
          <table:table-cell office:value-type="float" office:value="326.707" calcext:value-type="float">
            <text:p>326.707</text:p>
          </table:table-cell>
          <table:table-cell office:value-type="float" office:value="232.456" calcext:value-type="float">
            <text:p>232.456</text:p>
          </table:table-cell>
          <table:table-cell table:number-columns-repeated="2" office:value-type="float" office:value="167.633" calcext:value-type="float">
            <text:p>167.6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8.802" calcext:value-type="float">
            <text:p>588.802</text:p>
          </table:table-cell>
          <table:table-cell office:value-type="float" office:value="425.117" calcext:value-type="float">
            <text:p>425.117</text:p>
          </table:table-cell>
          <table:table-cell office:value-type="float" office:value="432.86" calcext:value-type="float">
            <text:p>432.86</text:p>
          </table:table-cell>
          <table:table-cell office:value-type="float" office:value="334.206" calcext:value-type="float">
            <text:p>334.206</text:p>
          </table:table-cell>
          <table:table-cell office:value-type="float" office:value="377.877" calcext:value-type="float">
            <text:p>377.877</text:p>
          </table:table-cell>
          <table:table-cell office:value-type="float" office:value="283.902" calcext:value-type="float">
            <text:p>283.902</text:p>
          </table:table-cell>
          <table:table-cell office:value-type="float" office:value="1146.13" calcext:value-type="float">
            <text:p>1146.13</text:p>
          </table:table-cell>
          <table:table-cell office:value-type="float" office:value="1009.83" calcext:value-type="float">
            <text:p>1009.83</text:p>
          </table:table-cell>
          <table:table-cell table:number-columns-repeated="2" office:value-type="float" office:value="1.06303" calcext:value-type="float">
            <text:p>1.063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3.033" calcext:value-type="float">
            <text:p>883.033</text:p>
          </table:table-cell>
          <table:table-cell office:value-type="float" office:value="712.798" calcext:value-type="float">
            <text:p>712.798</text:p>
          </table:table-cell>
          <table:table-cell table:number-columns-repeated="2" office:value-type="float" office:value="1076.31" calcext:value-type="float">
            <text:p>1076.31</text:p>
          </table:table-cell>
          <table:table-cell table:number-columns-repeated="2" office:value-type="float" office:value="1046.61" calcext:value-type="float">
            <text:p>1046.6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199.48" calcext:value-type="float">
            <text:p>1199.48</text:p>
          </table:table-cell>
          <table:table-cell table:number-columns-repeated="2" office:value-type="float" office:value="1204.46" calcext:value-type="float">
            <text:p>1204.46</text:p>
          </table:table-cell>
          <table:table-cell office:value-type="float" office:value="1.4561" calcext:value-type="float">
            <text:p>1.4561</text:p>
          </table:table-cell>
          <table:table-cell office:value-type="float" office:value="1.43171" calcext:value-type="float">
            <text:p>1.43171</text:p>
          </table:table-cell>
          <table:table-cell table:number-columns-repeated="2" office:value-type="float" office:value="1188.71" calcext:value-type="float">
            <text:p>1188.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369.07" calcext:value-type="float">
            <text:p>1369.07</text:p>
          </table:table-cell>
          <table:table-cell office:value-type="float" office:value="1474.65" calcext:value-type="float">
            <text:p>1474.65</text:p>
          </table:table-cell>
          <table:table-cell office:value-type="float" office:value="1463.43" calcext:value-type="float">
            <text:p>1463.43</text:p>
          </table:table-cell>
          <table:table-cell office:value-type="float" office:value="1436.68" calcext:value-type="float">
            <text:p>1436.68</text:p>
          </table:table-cell>
          <table:table-cell office:value-type="float" office:value="1434.57" calcext:value-type="float">
            <text:p>1434.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85.72" calcext:value-type="float">
            <text:p>1585.72</text:p>
          </table:table-cell>
          <table:table-cell office:value-type="float" office:value="1579.18" calcext:value-type="float">
            <text:p>1579.18</text:p>
          </table:table-cell>
          <table:table-cell office:value-type="float" office:value="1539.66" calcext:value-type="float">
            <text:p>1539.66</text:p>
          </table:table-cell>
          <table:table-cell office:value-type="float" office:value="1529.81" calcext:value-type="float">
            <text:p>1529.81</text:p>
          </table:table-cell>
          <table:table-cell office:value-type="float" office:value="1572.51" calcext:value-type="float">
            <text:p>1572.51</text:p>
          </table:table-cell>
          <table:table-cell office:value-type="float" office:value="1523.65" calcext:value-type="float">
            <text:p>1523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8.71" calcext:value-type="float">
            <text:p>1708.71</text:p>
          </table:table-cell>
          <table:table-cell office:value-type="float" office:value="1700.59" calcext:value-type="float">
            <text:p>1700.59</text:p>
          </table:table-cell>
          <table:table-cell office:value-type="float" office:value="1718.92" calcext:value-type="float">
            <text:p>1718.92</text:p>
          </table:table-cell>
          <table:table-cell office:value-type="float" office:value="1711.01" calcext:value-type="float">
            <text:p>1711.01</text:p>
          </table:table-cell>
          <table:table-cell office:value-type="float" office:value="1926.23" calcext:value-type="float">
            <text:p>1926.23</text:p>
          </table:table-cell>
          <table:table-cell office:value-type="float" office:value="1927.59" calcext:value-type="float">
            <text:p>1927.59</text:p>
          </table:table-cell>
          <table:table-cell table:number-columns-repeated="2" office:value-type="float" office:value="1890.57" calcext:value-type="float">
            <text:p>1890.57</text:p>
          </table:table-cell>
          <table:table-cell office:value-type="float" office:value="2.68534" calcext:value-type="float">
            <text:p>2.68534</text:p>
          </table:table-cell>
          <table:table-cell office:value-type="float" office:value="1.83012" calcext:value-type="float">
            <text:p>1.83012</text:p>
          </table:table-cell>
          <table:table-cell office:value-type="float" office:value="2220.68" calcext:value-type="float">
            <text:p>2220.68</text:p>
          </table:table-cell>
          <table:table-cell office:value-type="float" office:value="2221.46" calcext:value-type="float">
            <text:p>2221.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.34" calcext:value-type="float">
            <text:p>364.34</text:p>
          </table:table-cell>
          <table:table-cell office:value-type="float" office:value="240.717" calcext:value-type="float">
            <text:p>240.717</text:p>
          </table:table-cell>
          <table:table-cell office:value-type="float" office:value="7.6819" calcext:value-type="float">
            <text:p>7.6819</text:p>
          </table:table-cell>
          <table:table-cell office:value-type="float" office:value="3.37257" calcext:value-type="float">
            <text:p>3.37257</text:p>
          </table:table-cell>
          <table:table-cell office:value-type="float" office:value="11.211" calcext:value-type="float">
            <text:p>11.211</text:p>
          </table:table-cell>
          <table:table-cell office:value-type="float" office:value="5.29767" calcext:value-type="float">
            <text:p>5.29767</text:p>
          </table:table-cell>
          <table:table-cell office:value-type="float" office:value="12.2998" calcext:value-type="float">
            <text:p>12.2998</text:p>
          </table:table-cell>
          <table:table-cell office:value-type="float" office:value="7.02325" calcext:value-type="float">
            <text:p>7.02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702" calcext:value-type="float">
            <text:p>173.702</text:p>
          </table:table-cell>
          <table:table-cell office:value-type="float" office:value="27.4218" calcext:value-type="float">
            <text:p>27.4218</text:p>
          </table:table-cell>
          <table:table-cell office:value-type="float" office:value="176.523" calcext:value-type="float">
            <text:p>176.523</text:p>
          </table:table-cell>
          <table:table-cell office:value-type="float" office:value="32.7694" calcext:value-type="float">
            <text:p>32.7694</text:p>
          </table:table-cell>
          <table:table-cell office:value-type="float" office:value="26.8109" calcext:value-type="float">
            <text:p>26.8109</text:p>
          </table:table-cell>
          <table:table-cell office:value-type="float" office:value="26.8203" calcext:value-type="float">
            <text:p>26.8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.1171" calcext:value-type="float">
            <text:p>86.1171</text:p>
          </table:table-cell>
          <table:table-cell office:value-type="float" office:value="38.6673" calcext:value-type="float">
            <text:p>38.6673</text:p>
          </table:table-cell>
          <table:table-cell office:value-type="float" office:value="98.319" calcext:value-type="float">
            <text:p>98.319</text:p>
          </table:table-cell>
          <table:table-cell office:value-type="float" office:value="63.3639" calcext:value-type="float">
            <text:p>63.3639</text:p>
          </table:table-cell>
          <table:table-cell office:value-type="float" office:value="35.9092" calcext:value-type="float">
            <text:p>35.9092</text:p>
          </table:table-cell>
          <table:table-cell office:value-type="float" office:value="35.9118" calcext:value-type="float">
            <text:p>35.91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482" calcext:value-type="float">
            <text:p>57.482</text:p>
          </table:table-cell>
          <table:table-cell office:value-type="float" office:value="46.0885" calcext:value-type="float">
            <text:p>46.0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.207" calcext:value-type="float">
            <text:p>241.207</text:p>
          </table:table-cell>
          <table:table-cell office:value-type="float" office:value="110.334" calcext:value-type="float">
            <text:p>110.334</text:p>
          </table:table-cell>
          <table:table-cell office:value-type="float" office:value="81.5256" calcext:value-type="float">
            <text:p>81.5256</text:p>
          </table:table-cell>
          <table:table-cell office:value-type="float" office:value="81.4891" calcext:value-type="float">
            <text:p>81.48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7.093" calcext:value-type="float">
            <text:p>167.093</text:p>
          </table:table-cell>
          <table:table-cell office:value-type="float" office:value="94.5963" calcext:value-type="float">
            <text:p>94.5963</text:p>
          </table:table-cell>
          <table:table-cell office:value-type="float" office:value="72.7694" calcext:value-type="float">
            <text:p>72.7694</text:p>
          </table:table-cell>
          <table:table-cell office:value-type="float" office:value="65.3227" calcext:value-type="float">
            <text:p>65.3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1.787" calcext:value-type="float">
            <text:p>241.787</text:p>
          </table:table-cell>
          <table:table-cell office:value-type="float" office:value="146.666" calcext:value-type="float">
            <text:p>146.666</text:p>
          </table:table-cell>
          <table:table-cell office:value-type="float" office:value="269.452" calcext:value-type="float">
            <text:p>269.452</text:p>
          </table:table-cell>
          <table:table-cell office:value-type="float" office:value="174.782" calcext:value-type="float">
            <text:p>174.782</text:p>
          </table:table-cell>
          <table:table-cell office:value-type="float" office:value="240.588" calcext:value-type="float">
            <text:p>240.58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27.339" calcext:value-type="float">
            <text:p>127.339</text:p>
          </table:table-cell>
          <table:table-cell office:value-type="float" office:value="114.751" calcext:value-type="float">
            <text:p>114.7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8.908" calcext:value-type="float">
            <text:p>438.908</text:p>
          </table:table-cell>
          <table:table-cell office:value-type="float" office:value="295.36" calcext:value-type="float">
            <text:p>295.36</text:p>
          </table:table-cell>
          <table:table-cell office:value-type="float" office:value="416.396" calcext:value-type="float">
            <text:p>416.396</text:p>
          </table:table-cell>
          <table:table-cell office:value-type="float" office:value="275.084" calcext:value-type="float">
            <text:p>275.084</text:p>
          </table:table-cell>
          <table:table-cell office:value-type="float" office:value="359.015" calcext:value-type="float">
            <text:p>359.015</text:p>
          </table:table-cell>
          <table:table-cell office:value-type="float" office:value="247.433" calcext:value-type="float">
            <text:p>247.4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1.01" calcext:value-type="float">
            <text:p>651.01</text:p>
          </table:table-cell>
          <table:table-cell office:value-type="float" office:value="488.35" calcext:value-type="float">
            <text:p>488.35</text:p>
          </table:table-cell>
          <table:table-cell office:value-type="float" office:value="457.663" calcext:value-type="float">
            <text:p>457.663</text:p>
          </table:table-cell>
          <table:table-cell office:value-type="float" office:value="375.786" calcext:value-type="float">
            <text:p>375.786</text:p>
          </table:table-cell>
          <table:table-cell office:value-type="float" office:value="364.645" calcext:value-type="float">
            <text:p>364.645</text:p>
          </table:table-cell>
          <table:table-cell office:value-type="float" office:value="304.55" calcext:value-type="float">
            <text:p>304.55</text:p>
          </table:table-cell>
          <table:table-cell office:value-type="float" office:value="767.434" calcext:value-type="float">
            <text:p>767.434</text:p>
          </table:table-cell>
          <table:table-cell office:value-type="float" office:value="647.418" calcext:value-type="float">
            <text:p>647.418</text:p>
          </table:table-cell>
          <table:table-cell table:number-columns-repeated="2" office:value-type="float" office:value="1.25103" calcext:value-type="float">
            <text:p>1.25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7.144" calcext:value-type="float">
            <text:p>837.144</text:p>
          </table:table-cell>
          <table:table-cell office:value-type="float" office:value="652.337" calcext:value-type="float">
            <text:p>652.337</text:p>
          </table:table-cell>
          <table:table-cell office:value-type="float" office:value="909.531" calcext:value-type="float">
            <text:p>909.531</text:p>
          </table:table-cell>
          <table:table-cell office:value-type="float" office:value="784.686" calcext:value-type="float">
            <text:p>784.686</text:p>
          </table:table-cell>
          <table:table-cell table:number-columns-repeated="2" office:value-type="float" office:value="2.85277" calcext:value-type="float">
            <text:p>2.8527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474.91" calcext:value-type="float">
            <text:p>1474.91</text:p>
          </table:table-cell>
          <table:table-cell table:number-columns-repeated="2" office:value-type="float" office:value="1380.54" calcext:value-type="float">
            <text:p>1380.54</text:p>
          </table:table-cell>
          <table:table-cell office:value-type="float" office:value="1244.96" calcext:value-type="float">
            <text:p>1244.96</text:p>
          </table:table-cell>
          <table:table-cell office:value-type="float" office:value="1141.96" calcext:value-type="float">
            <text:p>1141.96</text:p>
          </table:table-cell>
          <table:table-cell office:value-type="float" office:value="1.39124" calcext:value-type="float">
            <text:p>1.39124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350.57" calcext:value-type="float">
            <text:p>1350.57</text:p>
          </table:table-cell>
          <table:table-cell office:value-type="float" office:value="1448.49" calcext:value-type="float">
            <text:p>1448.49</text:p>
          </table:table-cell>
          <table:table-cell office:value-type="float" office:value="1447.65" calcext:value-type="float">
            <text:p>1447.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81.28" calcext:value-type="float">
            <text:p>1681.28</text:p>
          </table:table-cell>
          <table:table-cell office:value-type="float" office:value="1683.92" calcext:value-type="float">
            <text:p>1683.92</text:p>
          </table:table-cell>
          <table:table-cell office:value-type="float" office:value="1539.96" calcext:value-type="float">
            <text:p>1539.96</text:p>
          </table:table-cell>
          <table:table-cell office:value-type="float" office:value="1536.13" calcext:value-type="float">
            <text:p>1536.13</text:p>
          </table:table-cell>
          <table:table-cell office:value-type="float" office:value="1623.63" calcext:value-type="float">
            <text:p>1623.63</text:p>
          </table:table-cell>
          <table:table-cell office:value-type="float" office:value="1617.15" calcext:value-type="float">
            <text:p>1617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83.67" calcext:value-type="float">
            <text:p>1783.67</text:p>
          </table:table-cell>
          <table:table-cell office:value-type="float" office:value="1783.89" calcext:value-type="float">
            <text:p>1783.89</text:p>
          </table:table-cell>
          <table:table-cell office:value-type="float" office:value="1792.89" calcext:value-type="float">
            <text:p>1792.89</text:p>
          </table:table-cell>
          <table:table-cell office:value-type="float" office:value="1790.2" calcext:value-type="float">
            <text:p>179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8.84" calcext:value-type="float">
            <text:p>2018.84</text:p>
          </table:table-cell>
          <table:table-cell office:value-type="float" office:value="2029.76" calcext:value-type="float">
            <text:p>2029.76</text:p>
          </table:table-cell>
          <table:table-cell office:value-type="float" office:value="1989.69" calcext:value-type="float">
            <text:p>1989.69</text:p>
          </table:table-cell>
          <table:table-cell office:value-type="float" office:value="1989.67" calcext:value-type="float">
            <text:p>1989.67</text:p>
          </table:table-cell>
          <table:table-cell office:value-type="float" office:value="2023.93" calcext:value-type="float">
            <text:p>2023.93</text:p>
          </table:table-cell>
          <table:table-cell office:value-type="float" office:value="2046.26" calcext:value-type="float">
            <text:p>2046.2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.14" calcext:value-type="float">
            <text:p>377.14</text:p>
          </table:table-cell>
          <table:table-cell office:value-type="float" office:value="280.91" calcext:value-type="float">
            <text:p>280.91</text:p>
          </table:table-cell>
          <table:table-cell office:value-type="float" office:value="7.86003" calcext:value-type="float">
            <text:p>7.86003</text:p>
          </table:table-cell>
          <table:table-cell office:value-type="float" office:value="3.37036" calcext:value-type="float">
            <text:p>3.37036</text:p>
          </table:table-cell>
          <table:table-cell office:value-type="float" office:value="11.2165" calcext:value-type="float">
            <text:p>11.2165</text:p>
          </table:table-cell>
          <table:table-cell office:value-type="float" office:value="5.2284" calcext:value-type="float">
            <text:p>5.2284</text:p>
          </table:table-cell>
          <table:table-cell office:value-type="float" office:value="13.3615" calcext:value-type="float">
            <text:p>13.3615</text:p>
          </table:table-cell>
          <table:table-cell office:value-type="float" office:value="7.11224" calcext:value-type="float">
            <text:p>7.11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113" calcext:value-type="float">
            <text:p>150.113</text:p>
          </table:table-cell>
          <table:table-cell office:value-type="float" office:value="25.3943" calcext:value-type="float">
            <text:p>25.3943</text:p>
          </table:table-cell>
          <table:table-cell office:value-type="float" office:value="148.641" calcext:value-type="float">
            <text:p>148.641</text:p>
          </table:table-cell>
          <table:table-cell office:value-type="float" office:value="30.9462" calcext:value-type="float">
            <text:p>30.9462</text:p>
          </table:table-cell>
          <table:table-cell office:value-type="float" office:value="27.8654" calcext:value-type="float">
            <text:p>27.8654</text:p>
          </table:table-cell>
          <table:table-cell office:value-type="float" office:value="27.8562" calcext:value-type="float">
            <text:p>27.85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.1305" calcext:value-type="float">
            <text:p>89.1305</text:p>
          </table:table-cell>
          <table:table-cell office:value-type="float" office:value="39.3126" calcext:value-type="float">
            <text:p>39.3126</text:p>
          </table:table-cell>
          <table:table-cell office:value-type="float" office:value="143.41" calcext:value-type="float">
            <text:p>143.41</text:p>
          </table:table-cell>
          <table:table-cell office:value-type="float" office:value="68.4359" calcext:value-type="float">
            <text:p>68.4359</text:p>
          </table:table-cell>
          <table:table-cell office:value-type="float" office:value="37.0924" calcext:value-type="float">
            <text:p>37.0924</text:p>
          </table:table-cell>
          <table:table-cell office:value-type="float" office:value="37.0928" calcext:value-type="float">
            <text:p>37.09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.341" calcext:value-type="float">
            <text:p>105.341</text:p>
          </table:table-cell>
          <table:table-cell office:value-type="float" office:value="49.3639" calcext:value-type="float">
            <text:p>49.3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3223" calcext:value-type="float">
            <text:p>97.3223</text:p>
          </table:table-cell>
          <table:table-cell office:value-type="float" office:value="81.7936" calcext:value-type="float">
            <text:p>81.7936</text:p>
          </table:table-cell>
          <table:table-cell office:value-type="float" office:value="88.7975" calcext:value-type="float">
            <text:p>88.7975</text:p>
          </table:table-cell>
          <table:table-cell office:value-type="float" office:value="88.7396" calcext:value-type="float">
            <text:p>88.73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2.156" calcext:value-type="float">
            <text:p>232.156</text:p>
          </table:table-cell>
          <table:table-cell office:value-type="float" office:value="96.5756" calcext:value-type="float">
            <text:p>96.5756</text:p>
          </table:table-cell>
          <table:table-cell office:value-type="float" office:value="76.6643" calcext:value-type="float">
            <text:p>76.6643</text:p>
          </table:table-cell>
          <table:table-cell office:value-type="float" office:value="67.8503" calcext:value-type="float">
            <text:p>67.85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7.26" calcext:value-type="float">
            <text:p>247.26</text:p>
          </table:table-cell>
          <table:table-cell office:value-type="float" office:value="157.238" calcext:value-type="float">
            <text:p>157.238</text:p>
          </table:table-cell>
          <table:table-cell office:value-type="float" office:value="281.445" calcext:value-type="float">
            <text:p>281.445</text:p>
          </table:table-cell>
          <table:table-cell office:value-type="float" office:value="182.889" calcext:value-type="float">
            <text:p>182.889</text:p>
          </table:table-cell>
          <table:table-cell office:value-type="float" office:value="236.801" calcext:value-type="float">
            <text:p>236.801</text:p>
          </table:table-cell>
          <table:table-cell office:value-type="float" office:value="162.772" calcext:value-type="float">
            <text:p>162.772</text:p>
          </table:table-cell>
          <table:table-cell office:value-type="float" office:value="199.709" calcext:value-type="float">
            <text:p>199.709</text:p>
          </table:table-cell>
          <table:table-cell office:value-type="float" office:value="120.839" calcext:value-type="float">
            <text:p>120.8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.071" calcext:value-type="float">
            <text:p>461.071</text:p>
          </table:table-cell>
          <table:table-cell office:value-type="float" office:value="316.09" calcext:value-type="float">
            <text:p>316.09</text:p>
          </table:table-cell>
          <table:table-cell office:value-type="float" office:value="440.155" calcext:value-type="float">
            <text:p>440.155</text:p>
          </table:table-cell>
          <table:table-cell office:value-type="float" office:value="284.399" calcext:value-type="float">
            <text:p>284.399</text:p>
          </table:table-cell>
          <table:table-cell office:value-type="float" office:value="389.988" calcext:value-type="float">
            <text:p>389.988</text:p>
          </table:table-cell>
          <table:table-cell office:value-type="float" office:value="265.239" calcext:value-type="float">
            <text:p>265.2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.751" calcext:value-type="float">
            <text:p>762.751</text:p>
          </table:table-cell>
          <table:table-cell office:value-type="float" office:value="626.961" calcext:value-type="float">
            <text:p>626.961</text:p>
          </table:table-cell>
          <table:table-cell office:value-type="float" office:value="585.394" calcext:value-type="float">
            <text:p>585.394</text:p>
          </table:table-cell>
          <table:table-cell office:value-type="float" office:value="450.749" calcext:value-type="float">
            <text:p>450.749</text:p>
          </table:table-cell>
          <table:table-cell office:value-type="float" office:value="376.826" calcext:value-type="float">
            <text:p>376.826</text:p>
          </table:table-cell>
          <table:table-cell office:value-type="float" office:value="357.41" calcext:value-type="float">
            <text:p>357.41</text:p>
          </table:table-cell>
          <table:table-cell office:value-type="float" office:value="3.14182" calcext:value-type="float">
            <text:p>3.14182</text:p>
          </table:table-cell>
          <table:table-cell office:value-type="float" office:value="3.03493" calcext:value-type="float">
            <text:p>3.034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10.367" calcext:value-type="float">
            <text:p>710.367</text:p>
          </table:table-cell>
          <table:table-cell office:value-type="float" office:value="569.252" calcext:value-type="float">
            <text:p>569.25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422.65" calcext:value-type="float">
            <text:p>1422.65</text:p>
          </table:table-cell>
          <table:table-cell office:value-type="float" office:value="1250.59" calcext:value-type="float">
            <text:p>1250.59</text:p>
          </table:table-cell>
          <table:table-cell office:value-type="float" office:value="1246.17" calcext:value-type="float">
            <text:p>1246.17</text:p>
          </table:table-cell>
          <table:table-cell table:number-columns-repeated="2" office:value-type="float" office:value="1591.04" calcext:value-type="float">
            <text:p>1591.04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772.78" calcext:value-type="float">
            <text:p>1772.78</text:p>
          </table:table-cell>
          <table:table-cell office:value-type="float" office:value="1763.45" calcext:value-type="float">
            <text:p>1763.45</text:p>
          </table:table-cell>
          <table:table-cell office:value-type="float" office:value="1768.44" calcext:value-type="float">
            <text:p>1768.44</text:p>
          </table:table-cell>
          <table:table-cell office:value-type="float" office:value="1.33266" calcext:value-type="float">
            <text:p>1.33266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717.15" calcext:value-type="float">
            <text:p>1717.15</text:p>
          </table:table-cell>
          <table:table-cell office:value-type="float" office:value="1827.65" calcext:value-type="float">
            <text:p>1827.65</text:p>
          </table:table-cell>
          <table:table-cell office:value-type="float" office:value="1826.12" calcext:value-type="float">
            <text:p>1826.12</text:p>
          </table:table-cell>
          <table:table-cell table:number-columns-repeated="2" office:value-type="float" office:value="1895.65" calcext:value-type="float">
            <text:p>189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0.31" calcext:value-type="float">
            <text:p>2110.31</text:p>
          </table:table-cell>
          <table:table-cell office:value-type="float" office:value="2092.61" calcext:value-type="float">
            <text:p>2092.61</text:p>
          </table:table-cell>
          <table:table-cell office:value-type="float" office:value="2130.74" calcext:value-type="float">
            <text:p>2130.74</text:p>
          </table:table-cell>
          <table:table-cell office:value-type="float" office:value="2134.45" calcext:value-type="float">
            <text:p>2134.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.592" calcext:value-type="float">
            <text:p>595.592</text:p>
          </table:table-cell>
          <table:table-cell office:value-type="float" office:value="356.311" calcext:value-type="float">
            <text:p>356.311</text:p>
          </table:table-cell>
          <table:table-cell office:value-type="float" office:value="7.79436" calcext:value-type="float">
            <text:p>7.79436</text:p>
          </table:table-cell>
          <table:table-cell office:value-type="float" office:value="3.35967" calcext:value-type="float">
            <text:p>3.35967</text:p>
          </table:table-cell>
          <table:table-cell office:value-type="float" office:value="10.8985" calcext:value-type="float">
            <text:p>10.8985</text:p>
          </table:table-cell>
          <table:table-cell office:value-type="float" office:value="5.14409" calcext:value-type="float">
            <text:p>5.14409</text:p>
          </table:table-cell>
          <table:table-cell office:value-type="float" office:value="13.2931" calcext:value-type="float">
            <text:p>13.2931</text:p>
          </table:table-cell>
          <table:table-cell office:value-type="float" office:value="7.04212" calcext:value-type="float">
            <text:p>7.04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67" calcext:value-type="float">
            <text:p>103.67</text:p>
          </table:table-cell>
          <table:table-cell office:value-type="float" office:value="23.3461" calcext:value-type="float">
            <text:p>23.3461</text:p>
          </table:table-cell>
          <table:table-cell office:value-type="float" office:value="178.857" calcext:value-type="float">
            <text:p>178.857</text:p>
          </table:table-cell>
          <table:table-cell office:value-type="float" office:value="32.0912" calcext:value-type="float">
            <text:p>32.0912</text:p>
          </table:table-cell>
          <table:table-cell office:value-type="float" office:value="29.0482" calcext:value-type="float">
            <text:p>29.0482</text:p>
          </table:table-cell>
          <table:table-cell office:value-type="float" office:value="29.028" calcext:value-type="float">
            <text:p>29.0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9954" calcext:value-type="float">
            <text:p>88.9954</text:p>
          </table:table-cell>
          <table:table-cell office:value-type="float" office:value="37.242" calcext:value-type="float">
            <text:p>37.242</text:p>
          </table:table-cell>
          <table:table-cell office:value-type="float" office:value="130.165" calcext:value-type="float">
            <text:p>130.165</text:p>
          </table:table-cell>
          <table:table-cell office:value-type="float" office:value="59.3175" calcext:value-type="float">
            <text:p>59.3175</text:p>
          </table:table-cell>
          <table:table-cell office:value-type="float" office:value="38.3712" calcext:value-type="float">
            <text:p>38.3712</text:p>
          </table:table-cell>
          <table:table-cell office:value-type="float" office:value="38.3767" calcext:value-type="float">
            <text:p>38.37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.7642" calcext:value-type="float">
            <text:p>61.7642</text:p>
          </table:table-cell>
          <table:table-cell office:value-type="float" office:value="47.3933" calcext:value-type="float">
            <text:p>47.3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383" calcext:value-type="float">
            <text:p>139.383</text:p>
          </table:table-cell>
          <table:table-cell office:value-type="float" office:value="106.433" calcext:value-type="float">
            <text:p>106.433</text:p>
          </table:table-cell>
          <table:table-cell office:value-type="float" office:value="98.641" calcext:value-type="float">
            <text:p>98.641</text:p>
          </table:table-cell>
          <table:table-cell office:value-type="float" office:value="98.4247" calcext:value-type="float">
            <text:p>98.42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.7387" calcext:value-type="float">
            <text:p>98.7387</text:p>
          </table:table-cell>
          <table:table-cell office:value-type="float" office:value="86.3102" calcext:value-type="float">
            <text:p>86.3102</text:p>
          </table:table-cell>
          <table:table-cell office:value-type="float" office:value="82.2478" calcext:value-type="float">
            <text:p>82.2478</text:p>
          </table:table-cell>
          <table:table-cell office:value-type="float" office:value="70.9948" calcext:value-type="float">
            <text:p>70.99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9.229" calcext:value-type="float">
            <text:p>289.229</text:p>
          </table:table-cell>
          <table:table-cell office:value-type="float" office:value="162.023" calcext:value-type="float">
            <text:p>162.023</text:p>
          </table:table-cell>
          <table:table-cell office:value-type="float" office:value="298.025" calcext:value-type="float">
            <text:p>298.025</text:p>
          </table:table-cell>
          <table:table-cell office:value-type="float" office:value="188.795" calcext:value-type="float">
            <text:p>188.795</text:p>
          </table:table-cell>
          <table:table-cell office:value-type="float" office:value="289.486" calcext:value-type="float">
            <text:p>289.486</text:p>
          </table:table-cell>
          <table:table-cell office:value-type="float" office:value="177.117" calcext:value-type="float">
            <text:p>177.117</text:p>
          </table:table-cell>
          <table:table-cell office:value-type="float" office:value="123.762" calcext:value-type="float">
            <text:p>123.762</text:p>
          </table:table-cell>
          <table:table-cell office:value-type="float" office:value="117.815" calcext:value-type="float">
            <text:p>117.8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5.82" calcext:value-type="float">
            <text:p>485.82</text:p>
          </table:table-cell>
          <table:table-cell office:value-type="float" office:value="314.085" calcext:value-type="float">
            <text:p>314.085</text:p>
          </table:table-cell>
          <table:table-cell office:value-type="float" office:value="450.185" calcext:value-type="float">
            <text:p>450.185</text:p>
          </table:table-cell>
          <table:table-cell office:value-type="float" office:value="285.561" calcext:value-type="float">
            <text:p>285.561</text:p>
          </table:table-cell>
          <table:table-cell office:value-type="float" office:value="423.49" calcext:value-type="float">
            <text:p>423.49</text:p>
          </table:table-cell>
          <table:table-cell office:value-type="float" office:value="277.09" calcext:value-type="float">
            <text:p>277.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92.93" calcext:value-type="float">
            <text:p>1092.93</text:p>
          </table:table-cell>
          <table:table-cell office:value-type="float" office:value="716.649" calcext:value-type="float">
            <text:p>716.649</text:p>
          </table:table-cell>
          <table:table-cell office:value-type="float" office:value="549.1" calcext:value-type="float">
            <text:p>549.1</text:p>
          </table:table-cell>
          <table:table-cell office:value-type="float" office:value="597.088" calcext:value-type="float">
            <text:p>597.088</text:p>
          </table:table-cell>
          <table:table-cell office:value-type="float" office:value="467.41" calcext:value-type="float">
            <text:p>467.41</text:p>
          </table:table-cell>
          <table:table-cell office:value-type="float" office:value="976.094" calcext:value-type="float">
            <text:p>976.094</text:p>
          </table:table-cell>
          <table:table-cell office:value-type="float" office:value="800.091" calcext:value-type="float">
            <text:p>800.0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52.15" calcext:value-type="float">
            <text:p>852.15</text:p>
          </table:table-cell>
          <table:table-cell office:value-type="float" office:value="664.632" calcext:value-type="float">
            <text:p>664.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71.86" calcext:value-type="float">
            <text:p>1271.8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.37776" calcext:value-type="float">
            <text:p>1.37776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668.53" calcext:value-type="float">
            <text:p>1668.53</text:p>
          </table:table-cell>
          <table:table-cell table:number-columns-repeated="2" office:value-type="float" office:value="1813.39" calcext:value-type="float">
            <text:p>1813.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93.45" calcext:value-type="float">
            <text:p>1793.45</text:p>
          </table:table-cell>
          <table:table-cell office:value-type="float" office:value="1794.1" calcext:value-type="float">
            <text:p>1794.1</text:p>
          </table:table-cell>
          <table:table-cell office:value-type="float" office:value="1729.8" calcext:value-type="float">
            <text:p>1729.8</text:p>
          </table:table-cell>
          <table:table-cell office:value-type="float" office:value="1732.49" calcext:value-type="float">
            <text:p>1732.49</text:p>
          </table:table-cell>
          <table:table-cell office:value-type="float" office:value="1674.28" calcext:value-type="float">
            <text:p>1674.28</text:p>
          </table:table-cell>
          <table:table-cell office:value-type="float" office:value="1550.42" calcext:value-type="float">
            <text:p>1550.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55.53" calcext:value-type="float">
            <text:p>1955.53</text:p>
          </table:table-cell>
          <table:table-cell office:value-type="float" office:value="1958.8" calcext:value-type="float">
            <text:p>1958.8</text:p>
          </table:table-cell>
          <table:table-cell office:value-type="float" office:value="1952.13" calcext:value-type="float">
            <text:p>1952.13</text:p>
          </table:table-cell>
          <table:table-cell office:value-type="float" office:value="1934.6" calcext:value-type="float">
            <text:p>1934.6</text:p>
          </table:table-cell>
          <table:table-cell table:number-columns-repeated="2" office:value-type="float" office:value="1913.76" calcext:value-type="float">
            <text:p>1913.76</text:p>
          </table:table-cell>
          <table:table-cell table:number-columns-repeated="2" office:value-type="float" office:value="2114.95" calcext:value-type="float">
            <text:p>2114.95</text:p>
          </table:table-cell>
          <table:table-cell office:value-type="float" office:value="2160.7" calcext:value-type="float">
            <text:p>2160.7</text:p>
          </table:table-cell>
          <table:table-cell office:value-type="float" office:value="2163.29" calcext:value-type="float">
            <text:p>2163.29</text:p>
          </table:table-cell>
          <table:table-cell office:value-type="float" office:value="2199.98" calcext:value-type="float">
            <text:p>2199.98</text:p>
          </table:table-cell>
          <table:table-cell office:value-type="float" office:value="2203.06" calcext:value-type="float">
            <text:p>2203.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.901" calcext:value-type="float">
            <text:p>742.901</text:p>
          </table:table-cell>
          <table:table-cell office:value-type="float" office:value="209.741" calcext:value-type="float">
            <text:p>209.741</text:p>
          </table:table-cell>
          <table:table-cell office:value-type="float" office:value="7.50268" calcext:value-type="float">
            <text:p>7.50268</text:p>
          </table:table-cell>
          <table:table-cell office:value-type="float" office:value="3.30111" calcext:value-type="float">
            <text:p>3.30111</text:p>
          </table:table-cell>
          <table:table-cell office:value-type="float" office:value="10.0717" calcext:value-type="float">
            <text:p>10.0717</text:p>
          </table:table-cell>
          <table:table-cell office:value-type="float" office:value="5.04937" calcext:value-type="float">
            <text:p>5.04937</text:p>
          </table:table-cell>
          <table:table-cell office:value-type="float" office:value="12.2408" calcext:value-type="float">
            <text:p>12.2408</text:p>
          </table:table-cell>
          <table:table-cell office:value-type="float" office:value="6.93381" calcext:value-type="float">
            <text:p>6.93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975" calcext:value-type="float">
            <text:p>149.975</text:p>
          </table:table-cell>
          <table:table-cell office:value-type="float" office:value="27.8346" calcext:value-type="float">
            <text:p>27.8346</text:p>
          </table:table-cell>
          <table:table-cell office:value-type="float" office:value="145.546" calcext:value-type="float">
            <text:p>145.546</text:p>
          </table:table-cell>
          <table:table-cell office:value-type="float" office:value="29.8699" calcext:value-type="float">
            <text:p>29.8699</text:p>
          </table:table-cell>
          <table:table-cell office:value-type="float" office:value="30.3323" calcext:value-type="float">
            <text:p>30.3323</text:p>
          </table:table-cell>
          <table:table-cell office:value-type="float" office:value="30.341" calcext:value-type="float">
            <text:p>30.3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.1349" calcext:value-type="float">
            <text:p>83.1349</text:p>
          </table:table-cell>
          <table:table-cell office:value-type="float" office:value="36.6148" calcext:value-type="float">
            <text:p>36.6148</text:p>
          </table:table-cell>
          <table:table-cell office:value-type="float" office:value="159.064" calcext:value-type="float">
            <text:p>159.064</text:p>
          </table:table-cell>
          <table:table-cell office:value-type="float" office:value="64.8889" calcext:value-type="float">
            <text:p>64.8889</text:p>
          </table:table-cell>
          <table:table-cell office:value-type="float" office:value="39.8054" calcext:value-type="float">
            <text:p>39.8054</text:p>
          </table:table-cell>
          <table:table-cell office:value-type="float" office:value="39.8146" calcext:value-type="float">
            <text:p>39.8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.848" calcext:value-type="float">
            <text:p>100.848</text:p>
          </table:table-cell>
          <table:table-cell office:value-type="float" office:value="45.7785" calcext:value-type="float">
            <text:p>45.7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.451" calcext:value-type="float">
            <text:p>272.451</text:p>
          </table:table-cell>
          <table:table-cell office:value-type="float" office:value="66.7047" calcext:value-type="float">
            <text:p>66.7047</text:p>
          </table:table-cell>
          <table:table-cell office:value-type="float" office:value="113.006" calcext:value-type="float">
            <text:p>113.006</text:p>
          </table:table-cell>
          <table:table-cell office:value-type="float" office:value="112.787" calcext:value-type="float">
            <text:p>112.7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.983" calcext:value-type="float">
            <text:p>170.983</text:p>
          </table:table-cell>
          <table:table-cell office:value-type="float" office:value="96.949" calcext:value-type="float">
            <text:p>96.949</text:p>
          </table:table-cell>
          <table:table-cell office:value-type="float" office:value="91.9093" calcext:value-type="float">
            <text:p>91.9093</text:p>
          </table:table-cell>
          <table:table-cell office:value-type="float" office:value="75.1673" calcext:value-type="float">
            <text:p>75.16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4.659" calcext:value-type="float">
            <text:p>244.659</text:p>
          </table:table-cell>
          <table:table-cell office:value-type="float" office:value="151.163" calcext:value-type="float">
            <text:p>151.163</text:p>
          </table:table-cell>
          <table:table-cell office:value-type="float" office:value="315.474" calcext:value-type="float">
            <text:p>315.474</text:p>
          </table:table-cell>
          <table:table-cell office:value-type="float" office:value="195.461" calcext:value-type="float">
            <text:p>195.461</text:p>
          </table:table-cell>
          <table:table-cell office:value-type="float" office:value="276.281" calcext:value-type="float">
            <text:p>276.281</text:p>
          </table:table-cell>
          <table:table-cell office:value-type="float" office:value="169.428" calcext:value-type="float">
            <text:p>169.428</text:p>
          </table:table-cell>
          <table:table-cell office:value-type="float" office:value="133.705" calcext:value-type="float">
            <text:p>133.705</text:p>
          </table:table-cell>
          <table:table-cell office:value-type="float" office:value="125.079" calcext:value-type="float">
            <text:p>125.0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4.107" calcext:value-type="float">
            <text:p>534.107</text:p>
          </table:table-cell>
          <table:table-cell office:value-type="float" office:value="362.362" calcext:value-type="float">
            <text:p>362.362</text:p>
          </table:table-cell>
          <table:table-cell office:value-type="float" office:value="448.768" calcext:value-type="float">
            <text:p>448.768</text:p>
          </table:table-cell>
          <table:table-cell office:value-type="float" office:value="291.936" calcext:value-type="float">
            <text:p>291.936</text:p>
          </table:table-cell>
          <table:table-cell office:value-type="float" office:value="459.181" calcext:value-type="float">
            <text:p>459.181</text:p>
          </table:table-cell>
          <table:table-cell office:value-type="float" office:value="288.472" calcext:value-type="float">
            <text:p>288.4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57.532" calcext:value-type="float">
            <text:p>757.532</text:p>
          </table:table-cell>
          <table:table-cell office:value-type="float" office:value="599.435" calcext:value-type="float">
            <text:p>599.435</text:p>
          </table:table-cell>
          <table:table-cell office:value-type="float" office:value="748.829" calcext:value-type="float">
            <text:p>748.829</text:p>
          </table:table-cell>
          <table:table-cell office:value-type="float" office:value="604.355" calcext:value-type="float">
            <text:p>604.355</text:p>
          </table:table-cell>
          <table:table-cell office:value-type="float" office:value="373.029" calcext:value-type="float">
            <text:p>373.029</text:p>
          </table:table-cell>
          <table:table-cell office:value-type="float" office:value="309.789" calcext:value-type="float">
            <text:p>309.7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40.783" calcext:value-type="float">
            <text:p>940.783</text:p>
          </table:table-cell>
          <table:table-cell office:value-type="float" office:value="914.155" calcext:value-type="float">
            <text:p>914.15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.37803" calcext:value-type="float">
            <text:p>1.37803</text:p>
          </table:table-cell>
          <table:table-cell office:value-type="float" office:value="1.48229" calcext:value-type="float">
            <text:p>1.48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1.63" calcext:value-type="float">
            <text:p>2051.63</text:p>
          </table:table-cell>
          <table:table-cell office:value-type="float" office:value="2051.65" calcext:value-type="float">
            <text:p>2051.65</text:p>
          </table:table-cell>
          <table:table-cell table:number-columns-repeated="2" office:value-type="float" office:value="2044.93" calcext:value-type="float">
            <text:p>2044.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214.71" calcext:value-type="float">
            <text:p>2214.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25" calcext:value-type="float">
            <text:p>300.25</text:p>
          </table:table-cell>
          <table:table-cell office:value-type="float" office:value="12.1919" calcext:value-type="float">
            <text:p>12.1919</text:p>
          </table:table-cell>
          <table:table-cell office:value-type="float" office:value="7.40273" calcext:value-type="float">
            <text:p>7.40273</text:p>
          </table:table-cell>
          <table:table-cell office:value-type="float" office:value="3.26236" calcext:value-type="float">
            <text:p>3.26236</text:p>
          </table:table-cell>
          <table:table-cell office:value-type="float" office:value="10.1463" calcext:value-type="float">
            <text:p>10.1463</text:p>
          </table:table-cell>
          <table:table-cell office:value-type="float" office:value="5.04313" calcext:value-type="float">
            <text:p>5.04313</text:p>
          </table:table-cell>
          <table:table-cell office:value-type="float" office:value="13.3176" calcext:value-type="float">
            <text:p>13.3176</text:p>
          </table:table-cell>
          <table:table-cell office:value-type="float" office:value="7.06185" calcext:value-type="float">
            <text:p>7.06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465" calcext:value-type="float">
            <text:p>160.465</text:p>
          </table:table-cell>
          <table:table-cell office:value-type="float" office:value="27.3844" calcext:value-type="float">
            <text:p>27.3844</text:p>
          </table:table-cell>
          <table:table-cell office:value-type="float" office:value="131.809" calcext:value-type="float">
            <text:p>131.809</text:p>
          </table:table-cell>
          <table:table-cell office:value-type="float" office:value="29.486" calcext:value-type="float">
            <text:p>29.486</text:p>
          </table:table-cell>
          <table:table-cell office:value-type="float" office:value="31.8193" calcext:value-type="float">
            <text:p>31.8193</text:p>
          </table:table-cell>
          <table:table-cell office:value-type="float" office:value="31.8215" calcext:value-type="float">
            <text:p>31.82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3201" calcext:value-type="float">
            <text:p>96.3201</text:p>
          </table:table-cell>
          <table:table-cell office:value-type="float" office:value="36.2533" calcext:value-type="float">
            <text:p>36.2533</text:p>
          </table:table-cell>
          <table:table-cell office:value-type="float" office:value="175.349" calcext:value-type="float">
            <text:p>175.349</text:p>
          </table:table-cell>
          <table:table-cell office:value-type="float" office:value="31.9925" calcext:value-type="float">
            <text:p>31.9925</text:p>
          </table:table-cell>
          <table:table-cell office:value-type="float" office:value="41.4908" calcext:value-type="float">
            <text:p>41.4908</text:p>
          </table:table-cell>
          <table:table-cell office:value-type="float" office:value="41.4997" calcext:value-type="float">
            <text:p>41.49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.5858" calcext:value-type="float">
            <text:p>53.5858</text:p>
          </table:table-cell>
          <table:table-cell office:value-type="float" office:value="45.9011" calcext:value-type="float">
            <text:p>45.9011</text:p>
          </table:table-cell>
          <table:table-cell table:number-columns-repeated="2" office:value-type="float" office:value="467.074" calcext:value-type="float">
            <text:p>467.074</text:p>
          </table:table-cell>
          <table:table-cell office:value-type="float" office:value="44.1795" calcext:value-type="float">
            <text:p>44.1795</text:p>
          </table:table-cell>
          <table:table-cell office:value-type="float" office:value="44.1662" calcext:value-type="float">
            <text:p>44.1662</text:p>
          </table:table-cell>
          <table:table-cell office:value-type="float" office:value="137.665" calcext:value-type="float">
            <text:p>137.665</text:p>
          </table:table-cell>
          <table:table-cell office:value-type="float" office:value="136.923" calcext:value-type="float">
            <text:p>136.9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4.713" calcext:value-type="float">
            <text:p>174.713</text:p>
          </table:table-cell>
          <table:table-cell office:value-type="float" office:value="98.6915" calcext:value-type="float">
            <text:p>98.6915</text:p>
          </table:table-cell>
          <table:table-cell office:value-type="float" office:value="109.037" calcext:value-type="float">
            <text:p>109.037</text:p>
          </table:table-cell>
          <table:table-cell office:value-type="float" office:value="81.7452" calcext:value-type="float">
            <text:p>81.74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2.86" calcext:value-type="float">
            <text:p>212.86</text:p>
          </table:table-cell>
          <table:table-cell office:value-type="float" office:value="153.641" calcext:value-type="float">
            <text:p>153.641</text:p>
          </table:table-cell>
          <table:table-cell office:value-type="float" office:value="335.424" calcext:value-type="float">
            <text:p>335.424</text:p>
          </table:table-cell>
          <table:table-cell office:value-type="float" office:value="199.472" calcext:value-type="float">
            <text:p>199.472</text:p>
          </table:table-cell>
          <table:table-cell office:value-type="float" office:value="317.352" calcext:value-type="float">
            <text:p>317.352</text:p>
          </table:table-cell>
          <table:table-cell office:value-type="float" office:value="186.152" calcext:value-type="float">
            <text:p>186.152</text:p>
          </table:table-cell>
          <table:table-cell office:value-type="float" office:value="150.056" calcext:value-type="float">
            <text:p>150.056</text:p>
          </table:table-cell>
          <table:table-cell office:value-type="float" office:value="135.186" calcext:value-type="float">
            <text:p>135.1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3.71" calcext:value-type="float">
            <text:p>303.71</text:p>
          </table:table-cell>
          <table:table-cell office:value-type="float" office:value="301.847" calcext:value-type="float">
            <text:p>301.847</text:p>
          </table:table-cell>
          <table:table-cell office:value-type="float" office:value="439.891" calcext:value-type="float">
            <text:p>439.891</text:p>
          </table:table-cell>
          <table:table-cell office:value-type="float" office:value="272.224" calcext:value-type="float">
            <text:p>272.224</text:p>
          </table:table-cell>
          <table:table-cell office:value-type="float" office:value="460.253" calcext:value-type="float">
            <text:p>460.253</text:p>
          </table:table-cell>
          <table:table-cell office:value-type="float" office:value="281.438" calcext:value-type="float">
            <text:p>281.4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2.256" calcext:value-type="float">
            <text:p>432.256</text:p>
          </table:table-cell>
          <table:table-cell office:value-type="float" office:value="296.512" calcext:value-type="float">
            <text:p>296.512</text:p>
          </table:table-cell>
          <table:table-cell office:value-type="float" office:value="790.114" calcext:value-type="float">
            <text:p>790.114</text:p>
          </table:table-cell>
          <table:table-cell office:value-type="float" office:value="761.123" calcext:value-type="float">
            <text:p>761.123</text:p>
          </table:table-cell>
          <table:table-cell table:number-columns-repeated="2" office:value-type="float" office:value="1009.14" calcext:value-type="float">
            <text:p>1009.14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2" office:value-type="float" office:value="1890.29" calcext:value-type="float">
            <text:p>1890.29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337" calcext:value-type="float">
            <text:p>197.337</text:p>
          </table:table-cell>
          <table:table-cell office:value-type="float" office:value="10.8961" calcext:value-type="float">
            <text:p>10.8961</text:p>
          </table:table-cell>
          <table:table-cell office:value-type="float" office:value="7.42302" calcext:value-type="float">
            <text:p>7.42302</text:p>
          </table:table-cell>
          <table:table-cell office:value-type="float" office:value="3.25112" calcext:value-type="float">
            <text:p>3.25112</text:p>
          </table:table-cell>
          <table:table-cell office:value-type="float" office:value="10.0578" calcext:value-type="float">
            <text:p>10.0578</text:p>
          </table:table-cell>
          <table:table-cell office:value-type="float" office:value="5.03454" calcext:value-type="float">
            <text:p>5.03454</text:p>
          </table:table-cell>
          <table:table-cell office:value-type="float" office:value="13.5612" calcext:value-type="float">
            <text:p>13.5612</text:p>
          </table:table-cell>
          <table:table-cell office:value-type="float" office:value="6.9942" calcext:value-type="float">
            <text:p>6.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13" calcext:value-type="float">
            <text:p>181.13</text:p>
          </table:table-cell>
          <table:table-cell office:value-type="float" office:value="26.8686" calcext:value-type="float">
            <text:p>26.8686</text:p>
          </table:table-cell>
          <table:table-cell office:value-type="float" office:value="163.449" calcext:value-type="float">
            <text:p>163.449</text:p>
          </table:table-cell>
          <table:table-cell office:value-type="float" office:value="31.0647" calcext:value-type="float">
            <text:p>31.0647</text:p>
          </table:table-cell>
          <table:table-cell office:value-type="float" office:value="33.5852" calcext:value-type="float">
            <text:p>33.5852</text:p>
          </table:table-cell>
          <table:table-cell office:value-type="float" office:value="33.5918" calcext:value-type="float">
            <text:p>33.59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.9171" calcext:value-type="float">
            <text:p>85.9171</text:p>
          </table:table-cell>
          <table:table-cell office:value-type="float" office:value="31.496" calcext:value-type="float">
            <text:p>31.496</text:p>
          </table:table-cell>
          <table:table-cell office:value-type="float" office:value="22.0911" calcext:value-type="float">
            <text:p>22.0911</text:p>
          </table:table-cell>
          <table:table-cell office:value-type="float" office:value="21.1654" calcext:value-type="float">
            <text:p>21.1654</text:p>
          </table:table-cell>
          <table:table-cell office:value-type="float" office:value="43.3781" calcext:value-type="float">
            <text:p>43.3781</text:p>
          </table:table-cell>
          <table:table-cell office:value-type="float" office:value="43.3963" calcext:value-type="float">
            <text:p>43.3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.0184" calcext:value-type="float">
            <text:p>61.0184</text:p>
          </table:table-cell>
          <table:table-cell office:value-type="float" office:value="48.9193" calcext:value-type="float">
            <text:p>48.9193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62.456" calcext:value-type="float">
            <text:p>62.456</text:p>
          </table:table-cell>
          <table:table-cell office:value-type="float" office:value="49.4077" calcext:value-type="float">
            <text:p>49.4077</text:p>
          </table:table-cell>
          <table:table-cell office:value-type="float" office:value="275.537" calcext:value-type="float">
            <text:p>275.537</text:p>
          </table:table-cell>
          <table:table-cell office:value-type="float" office:value="197.793" calcext:value-type="float">
            <text:p>197.7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32.364" calcext:value-type="float">
            <text:p>532.364</text:p>
          </table:table-cell>
          <table:table-cell office:value-type="float" office:value="134.514" calcext:value-type="float">
            <text:p>134.514</text:p>
          </table:table-cell>
          <table:table-cell office:value-type="float" office:value="106.609" calcext:value-type="float">
            <text:p>106.609</text:p>
          </table:table-cell>
          <table:table-cell office:value-type="float" office:value="159.228" calcext:value-type="float">
            <text:p>159.228</text:p>
          </table:table-cell>
          <table:table-cell office:value-type="float" office:value="82.7471" calcext:value-type="float">
            <text:p>82.7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.836" calcext:value-type="float">
            <text:p>223.836</text:p>
          </table:table-cell>
          <table:table-cell office:value-type="float" office:value="165.781" calcext:value-type="float">
            <text:p>165.781</text:p>
          </table:table-cell>
          <table:table-cell office:value-type="float" office:value="305.444" calcext:value-type="float">
            <text:p>305.444</text:p>
          </table:table-cell>
          <table:table-cell office:value-type="float" office:value="193.371" calcext:value-type="float">
            <text:p>193.371</text:p>
          </table:table-cell>
          <table:table-cell office:value-type="float" office:value="303.017" calcext:value-type="float">
            <text:p>303.017</text:p>
          </table:table-cell>
          <table:table-cell office:value-type="float" office:value="167.225" calcext:value-type="float">
            <text:p>167.225</text:p>
          </table:table-cell>
          <table:table-cell office:value-type="float" office:value="212.434" calcext:value-type="float">
            <text:p>212.434</text:p>
          </table:table-cell>
          <table:table-cell office:value-type="float" office:value="142.58" calcext:value-type="float">
            <text:p>142.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3.896" calcext:value-type="float">
            <text:p>563.896</text:p>
          </table:table-cell>
          <table:table-cell office:value-type="float" office:value="426.312" calcext:value-type="float">
            <text:p>426.312</text:p>
          </table:table-cell>
          <table:table-cell office:value-type="float" office:value="443.45" calcext:value-type="float">
            <text:p>443.45</text:p>
          </table:table-cell>
          <table:table-cell office:value-type="float" office:value="284.66" calcext:value-type="float">
            <text:p>284.66</text:p>
          </table:table-cell>
          <table:table-cell office:value-type="float" office:value="436.342" calcext:value-type="float">
            <text:p>436.342</text:p>
          </table:table-cell>
          <table:table-cell office:value-type="float" office:value="266.234" calcext:value-type="float">
            <text:p>266.2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04.66" calcext:value-type="float">
            <text:p>1004.66</text:p>
          </table:table-cell>
          <table:table-cell office:value-type="float" office:value="888.061" calcext:value-type="float">
            <text:p>888.061</text:p>
          </table:table-cell>
          <table:table-cell office:value-type="float" office:value="355.39" calcext:value-type="float">
            <text:p>355.3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816" calcext:value-type="float">
            <text:p>177.816</text:p>
          </table:table-cell>
          <table:table-cell office:value-type="float" office:value="9.9552" calcext:value-type="float">
            <text:p>9.9552</text:p>
          </table:table-cell>
          <table:table-cell office:value-type="float" office:value="7.33837" calcext:value-type="float">
            <text:p>7.33837</text:p>
          </table:table-cell>
          <table:table-cell office:value-type="float" office:value="3.22094" calcext:value-type="float">
            <text:p>3.22094</text:p>
          </table:table-cell>
          <table:table-cell office:value-type="float" office:value="10.0245" calcext:value-type="float">
            <text:p>10.0245</text:p>
          </table:table-cell>
          <table:table-cell office:value-type="float" office:value="5.04029" calcext:value-type="float">
            <text:p>5.04029</text:p>
          </table:table-cell>
          <table:table-cell office:value-type="float" office:value="12.2474" calcext:value-type="float">
            <text:p>12.2474</text:p>
          </table:table-cell>
          <table:table-cell office:value-type="float" office:value="6.86165" calcext:value-type="float">
            <text:p>6.86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377" calcext:value-type="float">
            <text:p>168.377</text:p>
          </table:table-cell>
          <table:table-cell office:value-type="float" office:value="23.6919" calcext:value-type="float">
            <text:p>23.6919</text:p>
          </table:table-cell>
          <table:table-cell office:value-type="float" office:value="139.273" calcext:value-type="float">
            <text:p>139.273</text:p>
          </table:table-cell>
          <table:table-cell office:value-type="float" office:value="29.2744" calcext:value-type="float">
            <text:p>29.2744</text:p>
          </table:table-cell>
          <table:table-cell office:value-type="float" office:value="35.7195" calcext:value-type="float">
            <text:p>35.7195</text:p>
          </table:table-cell>
          <table:table-cell office:value-type="float" office:value="35.7133" calcext:value-type="float">
            <text:p>35.7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.744" calcext:value-type="float">
            <text:p>54.744</text:p>
          </table:table-cell>
          <table:table-cell office:value-type="float" office:value="30.3994" calcext:value-type="float">
            <text:p>30.3994</text:p>
          </table:table-cell>
          <table:table-cell office:value-type="float" office:value="22.6787" calcext:value-type="float">
            <text:p>22.6787</text:p>
          </table:table-cell>
          <table:table-cell office:value-type="float" office:value="21.4561" calcext:value-type="float">
            <text:p>21.4561</text:p>
          </table:table-cell>
          <table:table-cell office:value-type="float" office:value="45.5199" calcext:value-type="float">
            <text:p>45.5199</text:p>
          </table:table-cell>
          <table:table-cell office:value-type="float" office:value="45.5488" calcext:value-type="float">
            <text:p>45.54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.559" calcext:value-type="float">
            <text:p>106.559</text:p>
          </table:table-cell>
          <table:table-cell office:value-type="float" office:value="50.2973" calcext:value-type="float">
            <text:p>50.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492" calcext:value-type="float">
            <text:p>46.1492</text:p>
          </table:table-cell>
          <table:table-cell office:value-type="float" office:value="46.1646" calcext:value-type="float">
            <text:p>46.16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2.916" calcext:value-type="float">
            <text:p>262.916</text:p>
          </table:table-cell>
          <table:table-cell office:value-type="float" office:value="117.469" calcext:value-type="float">
            <text:p>117.469</text:p>
          </table:table-cell>
          <table:table-cell office:value-type="float" office:value="158.882" calcext:value-type="float">
            <text:p>158.882</text:p>
          </table:table-cell>
          <table:table-cell office:value-type="float" office:value="81.4894" calcext:value-type="float">
            <text:p>81.48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8.36" calcext:value-type="float">
            <text:p>298.36</text:p>
          </table:table-cell>
          <table:table-cell office:value-type="float" office:value="180.48" calcext:value-type="float">
            <text:p>180.48</text:p>
          </table:table-cell>
          <table:table-cell office:value-type="float" office:value="318.208" calcext:value-type="float">
            <text:p>318.208</text:p>
          </table:table-cell>
          <table:table-cell office:value-type="float" office:value="197.413" calcext:value-type="float">
            <text:p>197.413</text:p>
          </table:table-cell>
          <table:table-cell office:value-type="float" office:value="312.002" calcext:value-type="float">
            <text:p>312.002</text:p>
          </table:table-cell>
          <table:table-cell office:value-type="float" office:value="169.434" calcext:value-type="float">
            <text:p>169.434</text:p>
          </table:table-cell>
          <table:table-cell office:value-type="float" office:value="171.44" calcext:value-type="float">
            <text:p>171.44</text:p>
          </table:table-cell>
          <table:table-cell office:value-type="float" office:value="151.302" calcext:value-type="float">
            <text:p>151.3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6.126" calcext:value-type="float">
            <text:p>446.126</text:p>
          </table:table-cell>
          <table:table-cell office:value-type="float" office:value="261.456" calcext:value-type="float">
            <text:p>261.456</text:p>
          </table:table-cell>
          <table:table-cell office:value-type="float" office:value="395.772" calcext:value-type="float">
            <text:p>395.772</text:p>
          </table:table-cell>
          <table:table-cell office:value-type="float" office:value="256.366" calcext:value-type="float">
            <text:p>256.3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5.861" calcext:value-type="float">
            <text:p>385.861</text:p>
          </table:table-cell>
          <table:table-cell office:value-type="float" office:value="274.448" calcext:value-type="float">
            <text:p>274.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.92" calcext:value-type="float">
            <text:p>498.92</text:p>
          </table:table-cell>
          <table:table-cell office:value-type="float" office:value="490.803" calcext:value-type="float">
            <text:p>490.80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750.028" calcext:value-type="float">
            <text:p>750.028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163" calcext:value-type="float">
            <text:p>175.163</text:p>
          </table:table-cell>
          <table:table-cell office:value-type="float" office:value="9.36333" calcext:value-type="float">
            <text:p>9.36333</text:p>
          </table:table-cell>
          <table:table-cell office:value-type="float" office:value="7.22011" calcext:value-type="float">
            <text:p>7.22011</text:p>
          </table:table-cell>
          <table:table-cell office:value-type="float" office:value="3.2021" calcext:value-type="float">
            <text:p>3.2021</text:p>
          </table:table-cell>
          <table:table-cell office:value-type="float" office:value="10.4961" calcext:value-type="float">
            <text:p>10.4961</text:p>
          </table:table-cell>
          <table:table-cell office:value-type="float" office:value="5.09896" calcext:value-type="float">
            <text:p>5.09896</text:p>
          </table:table-cell>
          <table:table-cell office:value-type="float" office:value="13.0748" calcext:value-type="float">
            <text:p>13.0748</text:p>
          </table:table-cell>
          <table:table-cell office:value-type="float" office:value="6.92638" calcext:value-type="float">
            <text:p>6.92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322" calcext:value-type="float">
            <text:p>107.322</text:p>
          </table:table-cell>
          <table:table-cell office:value-type="float" office:value="20.8669" calcext:value-type="float">
            <text:p>20.8669</text:p>
          </table:table-cell>
          <table:table-cell office:value-type="float" office:value="138.569" calcext:value-type="float">
            <text:p>138.569</text:p>
          </table:table-cell>
          <table:table-cell office:value-type="float" office:value="29.2199" calcext:value-type="float">
            <text:p>29.2199</text:p>
          </table:table-cell>
          <table:table-cell office:value-type="float" office:value="38.2663" calcext:value-type="float">
            <text:p>38.2663</text:p>
          </table:table-cell>
          <table:table-cell office:value-type="float" office:value="38.2415" calcext:value-type="float">
            <text:p>38.24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8443" calcext:value-type="float">
            <text:p>81.8443</text:p>
          </table:table-cell>
          <table:table-cell office:value-type="float" office:value="30.5016" calcext:value-type="float">
            <text:p>30.5016</text:p>
          </table:table-cell>
          <table:table-cell office:value-type="float" office:value="22.9" calcext:value-type="float">
            <text:p>22.9</text:p>
          </table:table-cell>
          <table:table-cell office:value-type="float" office:value="21.7675" calcext:value-type="float">
            <text:p>21.7675</text:p>
          </table:table-cell>
          <table:table-cell office:value-type="float" office:value="48.1439" calcext:value-type="float">
            <text:p>48.1439</text:p>
          </table:table-cell>
          <table:table-cell office:value-type="float" office:value="48.1287" calcext:value-type="float">
            <text:p>48.12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.543" calcext:value-type="float">
            <text:p>95.543</text:p>
          </table:table-cell>
          <table:table-cell office:value-type="float" office:value="49.9275" calcext:value-type="float">
            <text:p>49.9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132" calcext:value-type="float">
            <text:p>47.3132</text:p>
          </table:table-cell>
          <table:table-cell office:value-type="float" office:value="47.3281" calcext:value-type="float">
            <text:p>47.32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6.095" calcext:value-type="float">
            <text:p>186.095</text:p>
          </table:table-cell>
          <table:table-cell office:value-type="float" office:value="84.6227" calcext:value-type="float">
            <text:p>84.6227</text:p>
          </table:table-cell>
          <table:table-cell office:value-type="float" office:value="157.99" calcext:value-type="float">
            <text:p>157.99</text:p>
          </table:table-cell>
          <table:table-cell office:value-type="float" office:value="78.9685" calcext:value-type="float">
            <text:p>78.96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2.5" calcext:value-type="float">
            <text:p>312.5</text:p>
          </table:table-cell>
          <table:table-cell office:value-type="float" office:value="183.302" calcext:value-type="float">
            <text:p>183.302</text:p>
          </table:table-cell>
          <table:table-cell office:value-type="float" office:value="345.841" calcext:value-type="float">
            <text:p>345.841</text:p>
          </table:table-cell>
          <table:table-cell office:value-type="float" office:value="200.788" calcext:value-type="float">
            <text:p>200.788</text:p>
          </table:table-cell>
          <table:table-cell office:value-type="float" office:value="292.791" calcext:value-type="float">
            <text:p>292.791</text:p>
          </table:table-cell>
          <table:table-cell office:value-type="float" office:value="165.44" calcext:value-type="float">
            <text:p>165.44</text:p>
          </table:table-cell>
          <table:table-cell office:value-type="float" office:value="227.507" calcext:value-type="float">
            <text:p>227.507</text:p>
          </table:table-cell>
          <table:table-cell office:value-type="float" office:value="159.527" calcext:value-type="float">
            <text:p>159.5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4.776" calcext:value-type="float">
            <text:p>384.776</text:p>
          </table:table-cell>
          <table:table-cell office:value-type="float" office:value="267.036" calcext:value-type="float">
            <text:p>267.036</text:p>
          </table:table-cell>
          <table:table-cell office:value-type="float" office:value="425.199" calcext:value-type="float">
            <text:p>425.199</text:p>
          </table:table-cell>
          <table:table-cell office:value-type="float" office:value="263.052" calcext:value-type="float">
            <text:p>263.0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88.069" calcext:value-type="float">
            <text:p>688.069</text:p>
          </table:table-cell>
          <table:table-cell office:value-type="float" office:value="416.522" calcext:value-type="float">
            <text:p>416.52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258" calcext:value-type="float">
            <text:p>157.258</text:p>
          </table:table-cell>
          <table:table-cell office:value-type="float" office:value="8.84401" calcext:value-type="float">
            <text:p>8.84401</text:p>
          </table:table-cell>
          <table:table-cell office:value-type="float" office:value="7.27044" calcext:value-type="float">
            <text:p>7.27044</text:p>
          </table:table-cell>
          <table:table-cell office:value-type="float" office:value="3.1864" calcext:value-type="float">
            <text:p>3.1864</text:p>
          </table:table-cell>
          <table:table-cell office:value-type="float" office:value="10.795" calcext:value-type="float">
            <text:p>10.795</text:p>
          </table:table-cell>
          <table:table-cell office:value-type="float" office:value="5.09283" calcext:value-type="float">
            <text:p>5.09283</text:p>
          </table:table-cell>
          <table:table-cell office:value-type="float" office:value="11.7051" calcext:value-type="float">
            <text:p>11.7051</text:p>
          </table:table-cell>
          <table:table-cell office:value-type="float" office:value="6.77492" calcext:value-type="float">
            <text:p>6.77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59" calcext:value-type="float">
            <text:p>115.59</text:p>
          </table:table-cell>
          <table:table-cell office:value-type="float" office:value="21.5827" calcext:value-type="float">
            <text:p>21.5827</text:p>
          </table:table-cell>
          <table:table-cell office:value-type="float" office:value="151.722" calcext:value-type="float">
            <text:p>151.722</text:p>
          </table:table-cell>
          <table:table-cell office:value-type="float" office:value="29.3942" calcext:value-type="float">
            <text:p>29.3942</text:p>
          </table:table-cell>
          <table:table-cell office:value-type="float" office:value="41.3557" calcext:value-type="float">
            <text:p>41.3557</text:p>
          </table:table-cell>
          <table:table-cell office:value-type="float" office:value="41.2963" calcext:value-type="float">
            <text:p>41.2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7444" calcext:value-type="float">
            <text:p>48.7444</text:p>
          </table:table-cell>
          <table:table-cell office:value-type="float" office:value="28.3801" calcext:value-type="float">
            <text:p>28.3801</text:p>
          </table:table-cell>
          <table:table-cell office:value-type="float" office:value="23.6225" calcext:value-type="float">
            <text:p>23.6225</text:p>
          </table:table-cell>
          <table:table-cell office:value-type="float" office:value="22.0907" calcext:value-type="float">
            <text:p>22.0907</text:p>
          </table:table-cell>
          <table:table-cell office:value-type="float" office:value="51.3582" calcext:value-type="float">
            <text:p>51.3582</text:p>
          </table:table-cell>
          <table:table-cell office:value-type="float" office:value="51.3379" calcext:value-type="float">
            <text:p>51.33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.656" calcext:value-type="float">
            <text:p>109.656</text:p>
          </table:table-cell>
          <table:table-cell office:value-type="float" office:value="52.5859" calcext:value-type="float">
            <text:p>52.5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6014" calcext:value-type="float">
            <text:p>48.6014</text:p>
          </table:table-cell>
          <table:table-cell office:value-type="float" office:value="48.5816" calcext:value-type="float">
            <text:p>48.58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.2579" calcext:value-type="float">
            <text:p>99.2579</text:p>
          </table:table-cell>
          <table:table-cell office:value-type="float" office:value="86.9124" calcext:value-type="float">
            <text:p>86.9124</text:p>
          </table:table-cell>
          <table:table-cell office:value-type="float" office:value="149.964" calcext:value-type="float">
            <text:p>149.964</text:p>
          </table:table-cell>
          <table:table-cell office:value-type="float" office:value="73.8373" calcext:value-type="float">
            <text:p>73.83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8.75" calcext:value-type="float">
            <text:p>208.75</text:p>
          </table:table-cell>
          <table:table-cell office:value-type="float" office:value="187.792" calcext:value-type="float">
            <text:p>187.792</text:p>
          </table:table-cell>
          <table:table-cell office:value-type="float" office:value="319.009" calcext:value-type="float">
            <text:p>319.009</text:p>
          </table:table-cell>
          <table:table-cell office:value-type="float" office:value="192.852" calcext:value-type="float">
            <text:p>192.852</text:p>
          </table:table-cell>
          <table:table-cell office:value-type="float" office:value="173.583" calcext:value-type="float">
            <text:p>173.583</text:p>
          </table:table-cell>
          <table:table-cell office:value-type="float" office:value="153.246" calcext:value-type="float">
            <text:p>153.246</text:p>
          </table:table-cell>
          <table:table-cell office:value-type="float" office:value="282.25" calcext:value-type="float">
            <text:p>282.25</text:p>
          </table:table-cell>
          <table:table-cell office:value-type="float" office:value="174.995" calcext:value-type="float">
            <text:p>174.9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58.24" calcext:value-type="float">
            <text:p>1058.24</text:p>
          </table:table-cell>
          <table:table-cell office:value-type="float" office:value="445.256" calcext:value-type="float">
            <text:p>445.256</text:p>
          </table:table-cell>
          <table:table-cell office:value-type="float" office:value="304.775" calcext:value-type="float">
            <text:p>304.775</text:p>
          </table:table-cell>
          <table:table-cell office:value-type="float" office:value="423.624" calcext:value-type="float">
            <text:p>423.624</text:p>
          </table:table-cell>
          <table:table-cell office:value-type="float" office:value="270.038" calcext:value-type="float">
            <text:p>270.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4.581" calcext:value-type="float">
            <text:p>344.581</text:p>
          </table:table-cell>
          <table:table-cell office:value-type="float" office:value="257.403" calcext:value-type="float">
            <text:p>257.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1.26" calcext:value-type="float">
            <text:p>1221.2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.29462" calcext:value-type="float">
            <text:p>1.29462</text:p>
          </table:table-cell>
          <table:table-cell office:value-type="float" office:value="1.43171" calcext:value-type="float">
            <text:p>1.4317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706.76" calcext:value-type="float">
            <text:p>1706.76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901" calcext:value-type="float">
            <text:p>140.901</text:p>
          </table:table-cell>
          <table:table-cell office:value-type="float" office:value="8.27495" calcext:value-type="float">
            <text:p>8.27495</text:p>
          </table:table-cell>
          <table:table-cell office:value-type="float" office:value="7.19233" calcext:value-type="float">
            <text:p>7.19233</text:p>
          </table:table-cell>
          <table:table-cell office:value-type="float" office:value="3.17524" calcext:value-type="float">
            <text:p>3.17524</text:p>
          </table:table-cell>
          <table:table-cell office:value-type="float" office:value="10.4707" calcext:value-type="float">
            <text:p>10.4707</text:p>
          </table:table-cell>
          <table:table-cell office:value-type="float" office:value="5.01247" calcext:value-type="float">
            <text:p>5.01247</text:p>
          </table:table-cell>
          <table:table-cell office:value-type="float" office:value="12.4234" calcext:value-type="float">
            <text:p>12.4234</text:p>
          </table:table-cell>
          <table:table-cell office:value-type="float" office:value="6.86345" calcext:value-type="float">
            <text:p>6.86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225" calcext:value-type="float">
            <text:p>140.225</text:p>
          </table:table-cell>
          <table:table-cell office:value-type="float" office:value="22.1336" calcext:value-type="float">
            <text:p>22.1336</text:p>
          </table:table-cell>
          <table:table-cell office:value-type="float" office:value="124.13" calcext:value-type="float">
            <text:p>124.13</text:p>
          </table:table-cell>
          <table:table-cell office:value-type="float" office:value="27.9697" calcext:value-type="float">
            <text:p>27.9697</text:p>
          </table:table-cell>
          <table:table-cell office:value-type="float" office:value="45.2705" calcext:value-type="float">
            <text:p>45.2705</text:p>
          </table:table-cell>
          <table:table-cell office:value-type="float" office:value="45.2178" calcext:value-type="float">
            <text:p>45.21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.0765" calcext:value-type="float">
            <text:p>56.0765</text:p>
          </table:table-cell>
          <table:table-cell office:value-type="float" office:value="29.9765" calcext:value-type="float">
            <text:p>29.9765</text:p>
          </table:table-cell>
          <table:table-cell office:value-type="float" office:value="23.7424" calcext:value-type="float">
            <text:p>23.7424</text:p>
          </table:table-cell>
          <table:table-cell office:value-type="float" office:value="22.4325" calcext:value-type="float">
            <text:p>22.4325</text:p>
          </table:table-cell>
          <table:table-cell office:value-type="float" office:value="55.3663" calcext:value-type="float">
            <text:p>55.3663</text:p>
          </table:table-cell>
          <table:table-cell office:value-type="float" office:value="55.3451" calcext:value-type="float">
            <text:p>55.34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6188" calcext:value-type="float">
            <text:p>58.6188</text:p>
          </table:table-cell>
          <table:table-cell office:value-type="float" office:value="49.5898" calcext:value-type="float">
            <text:p>49.5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9685" calcext:value-type="float">
            <text:p>49.9685</text:p>
          </table:table-cell>
          <table:table-cell office:value-type="float" office:value="49.9725" calcext:value-type="float">
            <text:p>49.97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2.508" calcext:value-type="float">
            <text:p>112.508</text:p>
          </table:table-cell>
          <table:table-cell office:value-type="float" office:value="95.029" calcext:value-type="float">
            <text:p>95.029</text:p>
          </table:table-cell>
          <table:table-cell office:value-type="float" office:value="90.9004" calcext:value-type="float">
            <text:p>90.9004</text:p>
          </table:table-cell>
          <table:table-cell office:value-type="float" office:value="76.2477" calcext:value-type="float">
            <text:p>76.24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6.763" calcext:value-type="float">
            <text:p>356.763</text:p>
          </table:table-cell>
          <table:table-cell office:value-type="float" office:value="193.396" calcext:value-type="float">
            <text:p>193.396</text:p>
          </table:table-cell>
          <table:table-cell office:value-type="float" office:value="313.981" calcext:value-type="float">
            <text:p>313.981</text:p>
          </table:table-cell>
          <table:table-cell office:value-type="float" office:value="187.326" calcext:value-type="float">
            <text:p>187.326</text:p>
          </table:table-cell>
          <table:table-cell office:value-type="float" office:value="264.416" calcext:value-type="float">
            <text:p>264.416</text:p>
          </table:table-cell>
          <table:table-cell office:value-type="float" office:value="171.168" calcext:value-type="float">
            <text:p>171.168</text:p>
          </table:table-cell>
          <table:table-cell office:value-type="float" office:value="249.537" calcext:value-type="float">
            <text:p>249.537</text:p>
          </table:table-cell>
          <table:table-cell office:value-type="float" office:value="174.643" calcext:value-type="float">
            <text:p>174.6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4.484" calcext:value-type="float">
            <text:p>514.484</text:p>
          </table:table-cell>
          <table:table-cell office:value-type="float" office:value="312.09" calcext:value-type="float">
            <text:p>312.09</text:p>
          </table:table-cell>
          <table:table-cell office:value-type="float" office:value="462.192" calcext:value-type="float">
            <text:p>462.192</text:p>
          </table:table-cell>
          <table:table-cell office:value-type="float" office:value="264.588" calcext:value-type="float">
            <text:p>264.588</text:p>
          </table:table-cell>
          <table:table-cell table:number-columns-repeated="2" office:value-type="float" office:value="921.593" calcext:value-type="float">
            <text:p>921.5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9.06" calcext:value-type="float">
            <text:p>339.06</text:p>
          </table:table-cell>
          <table:table-cell office:value-type="float" office:value="230.119" calcext:value-type="float">
            <text:p>230.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9.57" calcext:value-type="float">
            <text:p>1159.57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993" calcext:value-type="float">
            <text:p>117.993</text:p>
          </table:table-cell>
          <table:table-cell office:value-type="float" office:value="7.97976" calcext:value-type="float">
            <text:p>7.97976</text:p>
          </table:table-cell>
          <table:table-cell office:value-type="float" office:value="7.20939" calcext:value-type="float">
            <text:p>7.20939</text:p>
          </table:table-cell>
          <table:table-cell office:value-type="float" office:value="3.17157" calcext:value-type="float">
            <text:p>3.17157</text:p>
          </table:table-cell>
          <table:table-cell office:value-type="float" office:value="10.2355" calcext:value-type="float">
            <text:p>10.2355</text:p>
          </table:table-cell>
          <table:table-cell office:value-type="float" office:value="4.95209" calcext:value-type="float">
            <text:p>4.95209</text:p>
          </table:table-cell>
          <table:table-cell office:value-type="float" office:value="12.7419" calcext:value-type="float">
            <text:p>12.7419</text:p>
          </table:table-cell>
          <table:table-cell office:value-type="float" office:value="6.84391" calcext:value-type="float">
            <text:p>6.84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8203" calcext:value-type="float">
            <text:p>95.8203</text:p>
          </table:table-cell>
          <table:table-cell office:value-type="float" office:value="19.3067" calcext:value-type="float">
            <text:p>19.3067</text:p>
          </table:table-cell>
          <table:table-cell office:value-type="float" office:value="118.344" calcext:value-type="float">
            <text:p>118.344</text:p>
          </table:table-cell>
          <table:table-cell office:value-type="float" office:value="28.201" calcext:value-type="float">
            <text:p>28.201</text:p>
          </table:table-cell>
          <table:table-cell office:value-type="float" office:value="50.3215" calcext:value-type="float">
            <text:p>50.3215</text:p>
          </table:table-cell>
          <table:table-cell office:value-type="float" office:value="50.2936" calcext:value-type="float">
            <text:p>50.2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.9196" calcext:value-type="float">
            <text:p>62.9196</text:p>
          </table:table-cell>
          <table:table-cell office:value-type="float" office:value="28.1968" calcext:value-type="float">
            <text:p>28.1968</text:p>
          </table:table-cell>
          <table:table-cell office:value-type="float" office:value="24.656" calcext:value-type="float">
            <text:p>24.656</text:p>
          </table:table-cell>
          <table:table-cell office:value-type="float" office:value="22.8015" calcext:value-type="float">
            <text:p>22.8015</text:p>
          </table:table-cell>
          <table:table-cell office:value-type="float" office:value="60.4692" calcext:value-type="float">
            <text:p>60.4692</text:p>
          </table:table-cell>
          <table:table-cell office:value-type="float" office:value="60.3745" calcext:value-type="float">
            <text:p>60.37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.803" calcext:value-type="float">
            <text:p>109.803</text:p>
          </table:table-cell>
          <table:table-cell office:value-type="float" office:value="53.1052" calcext:value-type="float">
            <text:p>53.1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016" calcext:value-type="float">
            <text:p>51.4016</text:p>
          </table:table-cell>
          <table:table-cell office:value-type="float" office:value="51.4192" calcext:value-type="float">
            <text:p>51.41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7.9" calcext:value-type="float">
            <text:p>137.9</text:p>
          </table:table-cell>
          <table:table-cell office:value-type="float" office:value="108.651" calcext:value-type="float">
            <text:p>108.651</text:p>
          </table:table-cell>
          <table:table-cell office:value-type="float" office:value="162.868" calcext:value-type="float">
            <text:p>162.868</text:p>
          </table:table-cell>
          <table:table-cell office:value-type="float" office:value="83.6465" calcext:value-type="float">
            <text:p>83.64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7.118" calcext:value-type="float">
            <text:p>217.118</text:p>
          </table:table-cell>
          <table:table-cell office:value-type="float" office:value="199.362" calcext:value-type="float">
            <text:p>199.362</text:p>
          </table:table-cell>
          <table:table-cell office:value-type="float" office:value="313.34" calcext:value-type="float">
            <text:p>313.34</text:p>
          </table:table-cell>
          <table:table-cell office:value-type="float" office:value="190.916" calcext:value-type="float">
            <text:p>190.916</text:p>
          </table:table-cell>
          <table:table-cell office:value-type="float" office:value="325.911" calcext:value-type="float">
            <text:p>325.911</text:p>
          </table:table-cell>
          <table:table-cell office:value-type="float" office:value="174.973" calcext:value-type="float">
            <text:p>174.973</text:p>
          </table:table-cell>
          <table:table-cell office:value-type="float" office:value="305.487" calcext:value-type="float">
            <text:p>305.487</text:p>
          </table:table-cell>
          <table:table-cell office:value-type="float" office:value="185.7" calcext:value-type="float">
            <text:p>185.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75.278" calcext:value-type="float">
            <text:p>875.278</text:p>
          </table:table-cell>
          <table:table-cell office:value-type="float" office:value="257.88" calcext:value-type="float">
            <text:p>257.88</text:p>
          </table:table-cell>
          <table:table-cell office:value-type="float" office:value="249.377" calcext:value-type="float">
            <text:p>249.377</text:p>
          </table:table-cell>
          <table:table-cell office:value-type="float" office:value="392.178" calcext:value-type="float">
            <text:p>392.178</text:p>
          </table:table-cell>
          <table:table-cell office:value-type="float" office:value="244.207" calcext:value-type="float">
            <text:p>244.20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39.188" calcext:value-type="float">
            <text:p>739.188</text:p>
          </table:table-cell>
          <table:table-cell office:value-type="float" office:value="668.312" calcext:value-type="float">
            <text:p>668.312</text:p>
          </table:table-cell>
          <table:table-cell office:value-type="float" office:value="316.67" calcext:value-type="float">
            <text:p>316.6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641" calcext:value-type="float">
            <text:p>117.641</text:p>
          </table:table-cell>
          <table:table-cell office:value-type="float" office:value="7.92258" calcext:value-type="float">
            <text:p>7.92258</text:p>
          </table:table-cell>
          <table:table-cell office:value-type="float" office:value="7.37032" calcext:value-type="float">
            <text:p>7.37032</text:p>
          </table:table-cell>
          <table:table-cell office:value-type="float" office:value="3.18502" calcext:value-type="float">
            <text:p>3.18502</text:p>
          </table:table-cell>
          <table:table-cell office:value-type="float" office:value="9.95416" calcext:value-type="float">
            <text:p>9.95416</text:p>
          </table:table-cell>
          <table:table-cell office:value-type="float" office:value="4.91628" calcext:value-type="float">
            <text:p>4.91628</text:p>
          </table:table-cell>
          <table:table-cell office:value-type="float" office:value="12.4074" calcext:value-type="float">
            <text:p>12.4074</text:p>
          </table:table-cell>
          <table:table-cell office:value-type="float" office:value="6.76768" calcext:value-type="float">
            <text:p>6.76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482" calcext:value-type="float">
            <text:p>103.482</text:p>
          </table:table-cell>
          <table:table-cell office:value-type="float" office:value="20.6884" calcext:value-type="float">
            <text:p>20.6884</text:p>
          </table:table-cell>
          <table:table-cell office:value-type="float" office:value="142.128" calcext:value-type="float">
            <text:p>142.128</text:p>
          </table:table-cell>
          <table:table-cell office:value-type="float" office:value="29.9046" calcext:value-type="float">
            <text:p>29.9046</text:p>
          </table:table-cell>
          <table:table-cell office:value-type="float" office:value="57.3484" calcext:value-type="float">
            <text:p>57.3484</text:p>
          </table:table-cell>
          <table:table-cell office:value-type="float" office:value="57.12" calcext:value-type="float">
            <text:p>57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.8987" calcext:value-type="float">
            <text:p>71.8987</text:p>
          </table:table-cell>
          <table:table-cell office:value-type="float" office:value="30.3935" calcext:value-type="float">
            <text:p>30.3935</text:p>
          </table:table-cell>
          <table:table-cell office:value-type="float" office:value="24.8038" calcext:value-type="float">
            <text:p>24.8038</text:p>
          </table:table-cell>
          <table:table-cell office:value-type="float" office:value="23.2012" calcext:value-type="float">
            <text:p>23.2012</text:p>
          </table:table-cell>
          <table:table-cell office:value-type="float" office:value="67.3741" calcext:value-type="float">
            <text:p>67.3741</text:p>
          </table:table-cell>
          <table:table-cell office:value-type="float" office:value="67.3328" calcext:value-type="float">
            <text:p>67.33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.4268" calcext:value-type="float">
            <text:p>54.4268</text:p>
          </table:table-cell>
          <table:table-cell office:value-type="float" office:value="49.2861" calcext:value-type="float">
            <text:p>49.2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0214" calcext:value-type="float">
            <text:p>53.0214</text:p>
          </table:table-cell>
          <table:table-cell office:value-type="float" office:value="53.0206" calcext:value-type="float">
            <text:p>53.02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7.142" calcext:value-type="float">
            <text:p>257.142</text:p>
          </table:table-cell>
          <table:table-cell office:value-type="float" office:value="111.255" calcext:value-type="float">
            <text:p>111.255</text:p>
          </table:table-cell>
          <table:table-cell office:value-type="float" office:value="95.6635" calcext:value-type="float">
            <text:p>95.6635</text:p>
          </table:table-cell>
          <table:table-cell office:value-type="float" office:value="78.6028" calcext:value-type="float">
            <text:p>78.60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98.268" calcext:value-type="float">
            <text:p>398.268</text:p>
          </table:table-cell>
          <table:table-cell office:value-type="float" office:value="218.941" calcext:value-type="float">
            <text:p>218.941</text:p>
          </table:table-cell>
          <table:table-cell office:value-type="float" office:value="295.992" calcext:value-type="float">
            <text:p>295.992</text:p>
          </table:table-cell>
          <table:table-cell office:value-type="float" office:value="191.377" calcext:value-type="float">
            <text:p>191.377</text:p>
          </table:table-cell>
          <table:table-cell office:value-type="float" office:value="273.995" calcext:value-type="float">
            <text:p>273.995</text:p>
          </table:table-cell>
          <table:table-cell office:value-type="float" office:value="157.408" calcext:value-type="float">
            <text:p>157.408</text:p>
          </table:table-cell>
          <table:table-cell office:value-type="float" office:value="351.569" calcext:value-type="float">
            <text:p>351.569</text:p>
          </table:table-cell>
          <table:table-cell office:value-type="float" office:value="189.862" calcext:value-type="float">
            <text:p>189.8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1.559" calcext:value-type="float">
            <text:p>341.559</text:p>
          </table:table-cell>
          <table:table-cell office:value-type="float" office:value="318.979" calcext:value-type="float">
            <text:p>318.979</text:p>
          </table:table-cell>
          <table:table-cell office:value-type="float" office:value="367.676" calcext:value-type="float">
            <text:p>367.676</text:p>
          </table:table-cell>
          <table:table-cell office:value-type="float" office:value="240.737" calcext:value-type="float">
            <text:p>240.7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0.702" calcext:value-type="float">
            <text:p>380.702</text:p>
          </table:table-cell>
          <table:table-cell office:value-type="float" office:value="256.972" calcext:value-type="float">
            <text:p>256.97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45" calcext:value-type="float">
            <text:p>110.445</text:p>
          </table:table-cell>
          <table:table-cell office:value-type="float" office:value="7.80906" calcext:value-type="float">
            <text:p>7.80906</text:p>
          </table:table-cell>
          <table:table-cell office:value-type="float" office:value="7.37064" calcext:value-type="float">
            <text:p>7.37064</text:p>
          </table:table-cell>
          <table:table-cell office:value-type="float" office:value="3.17697" calcext:value-type="float">
            <text:p>3.17697</text:p>
          </table:table-cell>
          <table:table-cell office:value-type="float" office:value="10.1693" calcext:value-type="float">
            <text:p>10.1693</text:p>
          </table:table-cell>
          <table:table-cell office:value-type="float" office:value="4.94771" calcext:value-type="float">
            <text:p>4.94771</text:p>
          </table:table-cell>
          <table:table-cell office:value-type="float" office:value="12.422" calcext:value-type="float">
            <text:p>12.422</text:p>
          </table:table-cell>
          <table:table-cell office:value-type="float" office:value="6.75363" calcext:value-type="float">
            <text:p>6.75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452" calcext:value-type="float">
            <text:p>100.452</text:p>
          </table:table-cell>
          <table:table-cell office:value-type="float" office:value="20.2774" calcext:value-type="float">
            <text:p>20.2774</text:p>
          </table:table-cell>
          <table:table-cell office:value-type="float" office:value="147.372" calcext:value-type="float">
            <text:p>147.372</text:p>
          </table:table-cell>
          <table:table-cell office:value-type="float" office:value="30.7436" calcext:value-type="float">
            <text:p>30.7436</text:p>
          </table:table-cell>
          <table:table-cell office:value-type="float" office:value="68.4158" calcext:value-type="float">
            <text:p>68.4158</text:p>
          </table:table-cell>
          <table:table-cell office:value-type="float" office:value="68.1926" calcext:value-type="float">
            <text:p>68.19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2421" calcext:value-type="float">
            <text:p>66.2421</text:p>
          </table:table-cell>
          <table:table-cell office:value-type="float" office:value="28.9122" calcext:value-type="float">
            <text:p>28.9122</text:p>
          </table:table-cell>
          <table:table-cell office:value-type="float" office:value="25.4185" calcext:value-type="float">
            <text:p>25.4185</text:p>
          </table:table-cell>
          <table:table-cell office:value-type="float" office:value="23.6401" calcext:value-type="float">
            <text:p>23.6401</text:p>
          </table:table-cell>
          <table:table-cell office:value-type="float" office:value="77.8526" calcext:value-type="float">
            <text:p>77.8526</text:p>
          </table:table-cell>
          <table:table-cell office:value-type="float" office:value="77.6548" calcext:value-type="float">
            <text:p>77.65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7357" calcext:value-type="float">
            <text:p>58.7357</text:p>
          </table:table-cell>
          <table:table-cell office:value-type="float" office:value="52.062" calcext:value-type="float">
            <text:p>52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713" calcext:value-type="float">
            <text:p>54.8713</text:p>
          </table:table-cell>
          <table:table-cell office:value-type="float" office:value="54.8903" calcext:value-type="float">
            <text:p>54.89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2.567" calcext:value-type="float">
            <text:p>142.567</text:p>
          </table:table-cell>
          <table:table-cell office:value-type="float" office:value="105.601" calcext:value-type="float">
            <text:p>105.601</text:p>
          </table:table-cell>
          <table:table-cell office:value-type="float" office:value="171.083" calcext:value-type="float">
            <text:p>171.083</text:p>
          </table:table-cell>
          <table:table-cell office:value-type="float" office:value="87.4285" calcext:value-type="float">
            <text:p>87.42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8.785" calcext:value-type="float">
            <text:p>188.785</text:p>
          </table:table-cell>
          <table:table-cell office:value-type="float" office:value="184.408" calcext:value-type="float">
            <text:p>184.408</text:p>
          </table:table-cell>
          <table:table-cell office:value-type="float" office:value="292.225" calcext:value-type="float">
            <text:p>292.225</text:p>
          </table:table-cell>
          <table:table-cell office:value-type="float" office:value="198.651" calcext:value-type="float">
            <text:p>198.651</text:p>
          </table:table-cell>
          <table:table-cell office:value-type="float" office:value="284.171" calcext:value-type="float">
            <text:p>284.171</text:p>
          </table:table-cell>
          <table:table-cell office:value-type="float" office:value="166.9" calcext:value-type="float">
            <text:p>166.9</text:p>
          </table:table-cell>
          <table:table-cell office:value-type="float" office:value="266.191" calcext:value-type="float">
            <text:p>266.191</text:p>
          </table:table-cell>
          <table:table-cell office:value-type="float" office:value="165.068" calcext:value-type="float">
            <text:p>165.0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2.73" calcext:value-type="float">
            <text:p>582.73</text:p>
          </table:table-cell>
          <table:table-cell office:value-type="float" office:value="321.413" calcext:value-type="float">
            <text:p>321.413</text:p>
          </table:table-cell>
          <table:table-cell office:value-type="float" office:value="340.979" calcext:value-type="float">
            <text:p>340.979</text:p>
          </table:table-cell>
          <table:table-cell office:value-type="float" office:value="246.208" calcext:value-type="float">
            <text:p>246.2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5.733" calcext:value-type="float">
            <text:p>345.733</text:p>
          </table:table-cell>
          <table:table-cell office:value-type="float" office:value="274.639" calcext:value-type="float">
            <text:p>274.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0.094" calcext:value-type="float">
            <text:p>570.094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616" calcext:value-type="float">
            <text:p>115.616</text:p>
          </table:table-cell>
          <table:table-cell office:value-type="float" office:value="7.65198" calcext:value-type="float">
            <text:p>7.65198</text:p>
          </table:table-cell>
          <table:table-cell office:value-type="float" office:value="7.56186" calcext:value-type="float">
            <text:p>7.56186</text:p>
          </table:table-cell>
          <table:table-cell office:value-type="float" office:value="3.16894" calcext:value-type="float">
            <text:p>3.16894</text:p>
          </table:table-cell>
          <table:table-cell office:value-type="float" office:value="10.2581" calcext:value-type="float">
            <text:p>10.2581</text:p>
          </table:table-cell>
          <table:table-cell office:value-type="float" office:value="4.93654" calcext:value-type="float">
            <text:p>4.93654</text:p>
          </table:table-cell>
          <table:table-cell office:value-type="float" office:value="12.7505" calcext:value-type="float">
            <text:p>12.7505</text:p>
          </table:table-cell>
          <table:table-cell office:value-type="float" office:value="6.74081" calcext:value-type="float">
            <text:p>6.74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957" calcext:value-type="float">
            <text:p>143.957</text:p>
          </table:table-cell>
          <table:table-cell office:value-type="float" office:value="23.1727" calcext:value-type="float">
            <text:p>23.1727</text:p>
          </table:table-cell>
          <table:table-cell office:value-type="float" office:value="144.946" calcext:value-type="float">
            <text:p>144.946</text:p>
          </table:table-cell>
          <table:table-cell office:value-type="float" office:value="30.0092" calcext:value-type="float">
            <text:p>30.0092</text:p>
          </table:table-cell>
          <table:table-cell office:value-type="float" office:value="89.9255" calcext:value-type="float">
            <text:p>89.9255</text:p>
          </table:table-cell>
          <table:table-cell office:value-type="float" office:value="88.8094" calcext:value-type="float">
            <text:p>88.80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2031" calcext:value-type="float">
            <text:p>50.2031</text:p>
          </table:table-cell>
          <table:table-cell office:value-type="float" office:value="27.2311" calcext:value-type="float">
            <text:p>27.2311</text:p>
          </table:table-cell>
          <table:table-cell office:value-type="float" office:value="26.2537" calcext:value-type="float">
            <text:p>26.2537</text:p>
          </table:table-cell>
          <table:table-cell office:value-type="float" office:value="24.1149" calcext:value-type="float">
            <text:p>24.1149</text:p>
          </table:table-cell>
          <table:table-cell office:value-type="float" office:value="97.3234" calcext:value-type="float">
            <text:p>97.3234</text:p>
          </table:table-cell>
          <table:table-cell office:value-type="float" office:value="96.7627" calcext:value-type="float">
            <text:p>96.76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.9367" calcext:value-type="float">
            <text:p>64.9367</text:p>
          </table:table-cell>
          <table:table-cell office:value-type="float" office:value="55.7126" calcext:value-type="float">
            <text:p>55.7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9335" calcext:value-type="float">
            <text:p>56.9335</text:p>
          </table:table-cell>
          <table:table-cell office:value-type="float" office:value="56.9454" calcext:value-type="float">
            <text:p>56.94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0.038" calcext:value-type="float">
            <text:p>280.038</text:p>
          </table:table-cell>
          <table:table-cell office:value-type="float" office:value="105.906" calcext:value-type="float">
            <text:p>105.906</text:p>
          </table:table-cell>
          <table:table-cell office:value-type="float" office:value="164.141" calcext:value-type="float">
            <text:p>164.141</text:p>
          </table:table-cell>
          <table:table-cell office:value-type="float" office:value="78.5076" calcext:value-type="float">
            <text:p>78.50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2.395" calcext:value-type="float">
            <text:p>242.395</text:p>
          </table:table-cell>
          <table:table-cell office:value-type="float" office:value="229.523" calcext:value-type="float">
            <text:p>229.523</text:p>
          </table:table-cell>
          <table:table-cell office:value-type="float" office:value="348.526" calcext:value-type="float">
            <text:p>348.526</text:p>
          </table:table-cell>
          <table:table-cell office:value-type="float" office:value="214.236" calcext:value-type="float">
            <text:p>214.236</text:p>
          </table:table-cell>
          <table:table-cell office:value-type="float" office:value="260.051" calcext:value-type="float">
            <text:p>260.051</text:p>
          </table:table-cell>
          <table:table-cell office:value-type="float" office:value="158.718" calcext:value-type="float">
            <text:p>158.718</text:p>
          </table:table-cell>
          <table:table-cell office:value-type="float" office:value="177.021" calcext:value-type="float">
            <text:p>177.021</text:p>
          </table:table-cell>
          <table:table-cell office:value-type="float" office:value="166.173" calcext:value-type="float">
            <text:p>166.1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4.916" calcext:value-type="float">
            <text:p>284.916</text:p>
          </table:table-cell>
          <table:table-cell office:value-type="float" office:value="283.641" calcext:value-type="float">
            <text:p>283.641</text:p>
          </table:table-cell>
          <table:table-cell office:value-type="float" office:value="399.069" calcext:value-type="float">
            <text:p>399.069</text:p>
          </table:table-cell>
          <table:table-cell office:value-type="float" office:value="260.817" calcext:value-type="float">
            <text:p>260.8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1.57" calcext:value-type="float">
            <text:p>241.57</text:p>
          </table:table-cell>
          <table:table-cell office:value-type="float" office:value="200.457" calcext:value-type="float">
            <text:p>200.45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141" calcext:value-type="float">
            <text:p>113.141</text:p>
          </table:table-cell>
          <table:table-cell office:value-type="float" office:value="7.44142" calcext:value-type="float">
            <text:p>7.44142</text:p>
          </table:table-cell>
          <table:table-cell office:value-type="float" office:value="7.18291" calcext:value-type="float">
            <text:p>7.18291</text:p>
          </table:table-cell>
          <table:table-cell office:value-type="float" office:value="3.11492" calcext:value-type="float">
            <text:p>3.11492</text:p>
          </table:table-cell>
          <table:table-cell office:value-type="float" office:value="10.1793" calcext:value-type="float">
            <text:p>10.1793</text:p>
          </table:table-cell>
          <table:table-cell office:value-type="float" office:value="4.89534" calcext:value-type="float">
            <text:p>4.89534</text:p>
          </table:table-cell>
          <table:table-cell office:value-type="float" office:value="12.4866" calcext:value-type="float">
            <text:p>12.4866</text:p>
          </table:table-cell>
          <table:table-cell office:value-type="float" office:value="6.68334" calcext:value-type="float">
            <text:p>6.68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368" calcext:value-type="float">
            <text:p>150.368</text:p>
          </table:table-cell>
          <table:table-cell office:value-type="float" office:value="22.452" calcext:value-type="float">
            <text:p>22.452</text:p>
          </table:table-cell>
          <table:table-cell office:value-type="float" office:value="138.377" calcext:value-type="float">
            <text:p>138.377</text:p>
          </table:table-cell>
          <table:table-cell office:value-type="float" office:value="29.886" calcext:value-type="float">
            <text:p>29.886</text:p>
          </table:table-cell>
          <table:table-cell office:value-type="float" office:value="169.466" calcext:value-type="float">
            <text:p>169.466</text:p>
          </table:table-cell>
          <table:table-cell office:value-type="float" office:value="158.693" calcext:value-type="float">
            <text:p>158.6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9451" calcext:value-type="float">
            <text:p>66.9451</text:p>
          </table:table-cell>
          <table:table-cell office:value-type="float" office:value="29.2263" calcext:value-type="float">
            <text:p>29.2263</text:p>
          </table:table-cell>
          <table:table-cell office:value-type="float" office:value="27.3654" calcext:value-type="float">
            <text:p>27.3654</text:p>
          </table:table-cell>
          <table:table-cell office:value-type="float" office:value="24.6653" calcext:value-type="float">
            <text:p>24.6653</text:p>
          </table:table-cell>
          <table:table-cell office:value-type="float" office:value="200.438" calcext:value-type="float">
            <text:p>200.438</text:p>
          </table:table-cell>
          <table:table-cell office:value-type="float" office:value="144.603" calcext:value-type="float">
            <text:p>144.6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8373" calcext:value-type="float">
            <text:p>75.8373</text:p>
          </table:table-cell>
          <table:table-cell office:value-type="float" office:value="61.2137" calcext:value-type="float">
            <text:p>61.2137</text:p>
          </table:table-cell>
          <table:table-cell table:number-columns-repeated="2" office:value-type="float" office:value="34.4881" calcext:value-type="float">
            <text:p>34.4881</text:p>
          </table:table-cell>
          <table:table-cell office:value-type="float" office:value="59.2468" calcext:value-type="float">
            <text:p>59.2468</text:p>
          </table:table-cell>
          <table:table-cell office:value-type="float" office:value="59.2444" calcext:value-type="float">
            <text:p>59.24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3.5577" calcext:value-type="float">
            <text:p>93.5577</text:p>
          </table:table-cell>
          <table:table-cell office:value-type="float" office:value="78.0832" calcext:value-type="float">
            <text:p>78.0832</text:p>
          </table:table-cell>
          <table:table-cell office:value-type="float" office:value="82.7415" calcext:value-type="float">
            <text:p>82.7415</text:p>
          </table:table-cell>
          <table:table-cell office:value-type="float" office:value="74.698" calcext:value-type="float">
            <text:p>74.6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6.476" calcext:value-type="float">
            <text:p>436.476</text:p>
          </table:table-cell>
          <table:table-cell office:value-type="float" office:value="264.738" calcext:value-type="float">
            <text:p>264.738</text:p>
          </table:table-cell>
          <table:table-cell office:value-type="float" office:value="362.821" calcext:value-type="float">
            <text:p>362.821</text:p>
          </table:table-cell>
          <table:table-cell office:value-type="float" office:value="218.516" calcext:value-type="float">
            <text:p>218.516</text:p>
          </table:table-cell>
          <table:table-cell office:value-type="float" office:value="312.704" calcext:value-type="float">
            <text:p>312.704</text:p>
          </table:table-cell>
          <table:table-cell office:value-type="float" office:value="185.296" calcext:value-type="float">
            <text:p>185.296</text:p>
          </table:table-cell>
          <table:table-cell office:value-type="float" office:value="215.442" calcext:value-type="float">
            <text:p>215.442</text:p>
          </table:table-cell>
          <table:table-cell office:value-type="float" office:value="193.353" calcext:value-type="float">
            <text:p>193.3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7.401" calcext:value-type="float">
            <text:p>537.401</text:p>
          </table:table-cell>
          <table:table-cell office:value-type="float" office:value="400.598" calcext:value-type="float">
            <text:p>400.598</text:p>
          </table:table-cell>
          <table:table-cell office:value-type="float" office:value="363.782" calcext:value-type="float">
            <text:p>363.782</text:p>
          </table:table-cell>
          <table:table-cell office:value-type="float" office:value="272.917" calcext:value-type="float">
            <text:p>272.9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31.78" calcext:value-type="float">
            <text:p>1031.78</text:p>
          </table:table-cell>
          <table:table-cell office:value-type="float" office:value="540.179" calcext:value-type="float">
            <text:p>540.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18473" calcext:value-type="float">
            <text:p>0.21847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19.146" calcext:value-type="float">
            <text:p>219.146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727" calcext:value-type="float">
            <text:p>105.727</text:p>
          </table:table-cell>
          <table:table-cell office:value-type="float" office:value="7.20023" calcext:value-type="float">
            <text:p>7.20023</text:p>
          </table:table-cell>
          <table:table-cell office:value-type="float" office:value="7.35804" calcext:value-type="float">
            <text:p>7.35804</text:p>
          </table:table-cell>
          <table:table-cell office:value-type="float" office:value="3.12685" calcext:value-type="float">
            <text:p>3.12685</text:p>
          </table:table-cell>
          <table:table-cell office:value-type="float" office:value="9.60528" calcext:value-type="float">
            <text:p>9.60528</text:p>
          </table:table-cell>
          <table:table-cell office:value-type="float" office:value="4.83482" calcext:value-type="float">
            <text:p>4.83482</text:p>
          </table:table-cell>
          <table:table-cell office:value-type="float" office:value="12.478" calcext:value-type="float">
            <text:p>12.478</text:p>
          </table:table-cell>
          <table:table-cell office:value-type="float" office:value="6.65752" calcext:value-type="float">
            <text:p>6.65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6119" calcext:value-type="float">
            <text:p>96.6119</text:p>
          </table:table-cell>
          <table:table-cell office:value-type="float" office:value="19.1678" calcext:value-type="float">
            <text:p>19.1678</text:p>
          </table:table-cell>
          <table:table-cell office:value-type="float" office:value="139.701" calcext:value-type="float">
            <text:p>139.701</text:p>
          </table:table-cell>
          <table:table-cell office:value-type="float" office:value="30.4937" calcext:value-type="float">
            <text:p>30.4937</text:p>
          </table:table-cell>
          <table:table-cell office:value-type="float" office:value="633.362" calcext:value-type="float">
            <text:p>633.362</text:p>
          </table:table-cell>
          <table:table-cell office:value-type="float" office:value="573.266" calcext:value-type="float">
            <text:p>573.2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0476" calcext:value-type="float">
            <text:p>39.0476</text:p>
          </table:table-cell>
          <table:table-cell office:value-type="float" office:value="28.8445" calcext:value-type="float">
            <text:p>28.8445</text:p>
          </table:table-cell>
          <table:table-cell office:value-type="float" office:value="28.4458" calcext:value-type="float">
            <text:p>28.4458</text:p>
          </table:table-cell>
          <table:table-cell office:value-type="float" office:value="25.2354" calcext:value-type="float">
            <text:p>25.23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8.133" calcext:value-type="float">
            <text:p>118.133</text:p>
          </table:table-cell>
          <table:table-cell office:value-type="float" office:value="63.4319" calcext:value-type="float">
            <text:p>63.4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887" calcext:value-type="float">
            <text:p>61.887</text:p>
          </table:table-cell>
          <table:table-cell office:value-type="float" office:value="61.879" calcext:value-type="float">
            <text:p>61.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2.107" calcext:value-type="float">
            <text:p>112.107</text:p>
          </table:table-cell>
          <table:table-cell office:value-type="float" office:value="85.9064" calcext:value-type="float">
            <text:p>85.9064</text:p>
          </table:table-cell>
          <table:table-cell office:value-type="float" office:value="89.6762" calcext:value-type="float">
            <text:p>89.6762</text:p>
          </table:table-cell>
          <table:table-cell office:value-type="float" office:value="78.7426" calcext:value-type="float">
            <text:p>78.74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.768" calcext:value-type="float">
            <text:p>232.768</text:p>
          </table:table-cell>
          <table:table-cell office:value-type="float" office:value="231.446" calcext:value-type="float">
            <text:p>231.446</text:p>
          </table:table-cell>
          <table:table-cell office:value-type="float" office:value="386.349" calcext:value-type="float">
            <text:p>386.349</text:p>
          </table:table-cell>
          <table:table-cell office:value-type="float" office:value="196.232" calcext:value-type="float">
            <text:p>196.232</text:p>
          </table:table-cell>
          <table:table-cell office:value-type="float" office:value="192.273" calcext:value-type="float">
            <text:p>192.273</text:p>
          </table:table-cell>
          <table:table-cell office:value-type="float" office:value="173.931" calcext:value-type="float">
            <text:p>173.931</text:p>
          </table:table-cell>
          <table:table-cell office:value-type="float" office:value="391.468" calcext:value-type="float">
            <text:p>391.468</text:p>
          </table:table-cell>
          <table:table-cell office:value-type="float" office:value="209.652" calcext:value-type="float">
            <text:p>209.6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8.206" calcext:value-type="float">
            <text:p>998.206</text:p>
          </table:table-cell>
          <table:table-cell office:value-type="float" office:value="988.672" calcext:value-type="float">
            <text:p>988.672</text:p>
          </table:table-cell>
          <table:table-cell office:value-type="float" office:value="444.626" calcext:value-type="float">
            <text:p>444.626</text:p>
          </table:table-cell>
          <table:table-cell office:value-type="float" office:value="328.893" calcext:value-type="float">
            <text:p>328.8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91.992" calcext:value-type="float">
            <text:p>691.992</text:p>
          </table:table-cell>
          <table:table-cell office:value-type="float" office:value="376.181" calcext:value-type="float">
            <text:p>376.181</text:p>
          </table:table-cell>
          <table:table-cell office:value-type="float" office:value="293.333" calcext:value-type="float">
            <text:p>293.33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0676" calcext:value-type="float">
            <text:p>97.0676</text:p>
          </table:table-cell>
          <table:table-cell office:value-type="float" office:value="7.0845" calcext:value-type="float">
            <text:p>7.0845</text:p>
          </table:table-cell>
          <table:table-cell office:value-type="float" office:value="7.40686" calcext:value-type="float">
            <text:p>7.40686</text:p>
          </table:table-cell>
          <table:table-cell office:value-type="float" office:value="3.09623" calcext:value-type="float">
            <text:p>3.09623</text:p>
          </table:table-cell>
          <table:table-cell office:value-type="float" office:value="9.87003" calcext:value-type="float">
            <text:p>9.87003</text:p>
          </table:table-cell>
          <table:table-cell office:value-type="float" office:value="4.85542" calcext:value-type="float">
            <text:p>4.85542</text:p>
          </table:table-cell>
          <table:table-cell office:value-type="float" office:value="12.2091" calcext:value-type="float">
            <text:p>12.2091</text:p>
          </table:table-cell>
          <table:table-cell office:value-type="float" office:value="6.6123" calcext:value-type="float">
            <text:p>6.6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664" calcext:value-type="float">
            <text:p>97.664</text:p>
          </table:table-cell>
          <table:table-cell office:value-type="float" office:value="19.0171" calcext:value-type="float">
            <text:p>19.0171</text:p>
          </table:table-cell>
          <table:table-cell office:value-type="float" office:value="152.325" calcext:value-type="float">
            <text:p>152.325</text:p>
          </table:table-cell>
          <table:table-cell office:value-type="float" office:value="31.3274" calcext:value-type="float">
            <text:p>31.32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.8089" calcext:value-type="float">
            <text:p>69.8089</text:p>
          </table:table-cell>
          <table:table-cell office:value-type="float" office:value="30.1964" calcext:value-type="float">
            <text:p>30.1964</text:p>
          </table:table-cell>
          <table:table-cell office:value-type="float" office:value="28.8587" calcext:value-type="float">
            <text:p>28.8587</text:p>
          </table:table-cell>
          <table:table-cell office:value-type="float" office:value="25.8708" calcext:value-type="float">
            <text:p>25.87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4.029" calcext:value-type="float">
            <text:p>124.029</text:p>
          </table:table-cell>
          <table:table-cell office:value-type="float" office:value="66.2653" calcext:value-type="float">
            <text:p>66.2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9125" calcext:value-type="float">
            <text:p>64.9125</text:p>
          </table:table-cell>
          <table:table-cell office:value-type="float" office:value="64.9235" calcext:value-type="float">
            <text:p>64.92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1.886" calcext:value-type="float">
            <text:p>251.886</text:p>
          </table:table-cell>
          <table:table-cell office:value-type="float" office:value="92.7521" calcext:value-type="float">
            <text:p>92.7521</text:p>
          </table:table-cell>
          <table:table-cell office:value-type="float" office:value="101.451" calcext:value-type="float">
            <text:p>101.451</text:p>
          </table:table-cell>
          <table:table-cell office:value-type="float" office:value="84.4197" calcext:value-type="float">
            <text:p>84.41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4.76" calcext:value-type="float">
            <text:p>444.76</text:p>
          </table:table-cell>
          <table:table-cell office:value-type="float" office:value="329.519" calcext:value-type="float">
            <text:p>329.519</text:p>
          </table:table-cell>
          <table:table-cell office:value-type="float" office:value="290.451" calcext:value-type="float">
            <text:p>290.451</text:p>
          </table:table-cell>
          <table:table-cell office:value-type="float" office:value="169.675" calcext:value-type="float">
            <text:p>169.675</text:p>
          </table:table-cell>
          <table:table-cell office:value-type="float" office:value="331.28" calcext:value-type="float">
            <text:p>331.28</text:p>
          </table:table-cell>
          <table:table-cell office:value-type="float" office:value="216.864" calcext:value-type="float">
            <text:p>216.864</text:p>
          </table:table-cell>
          <table:table-cell office:value-type="float" office:value="184.007" calcext:value-type="float">
            <text:p>184.007</text:p>
          </table:table-cell>
          <table:table-cell office:value-type="float" office:value="176.98" calcext:value-type="float">
            <text:p>176.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34.735" calcext:value-type="float">
            <text:p>534.735</text:p>
          </table:table-cell>
          <table:table-cell office:value-type="float" office:value="347.622" calcext:value-type="float">
            <text:p>347.6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2.366" calcext:value-type="float">
            <text:p>412.366</text:p>
          </table:table-cell>
          <table:table-cell office:value-type="float" office:value="274.596" calcext:value-type="float">
            <text:p>274.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.69" calcext:value-type="float">
            <text:p>746.69</text:p>
          </table:table-cell>
          <table:table-cell office:value-type="float" office:value="718.91" calcext:value-type="float">
            <text:p>718.9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3171" calcext:value-type="float">
            <text:p>95.3171</text:p>
          </table:table-cell>
          <table:table-cell office:value-type="float" office:value="6.99546" calcext:value-type="float">
            <text:p>6.99546</text:p>
          </table:table-cell>
          <table:table-cell office:value-type="float" office:value="7.19458" calcext:value-type="float">
            <text:p>7.19458</text:p>
          </table:table-cell>
          <table:table-cell office:value-type="float" office:value="3.06355" calcext:value-type="float">
            <text:p>3.06355</text:p>
          </table:table-cell>
          <table:table-cell office:value-type="float" office:value="10.2316" calcext:value-type="float">
            <text:p>10.2316</text:p>
          </table:table-cell>
          <table:table-cell office:value-type="float" office:value="4.88278" calcext:value-type="float">
            <text:p>4.88278</text:p>
          </table:table-cell>
          <table:table-cell office:value-type="float" office:value="12.4248" calcext:value-type="float">
            <text:p>12.4248</text:p>
          </table:table-cell>
          <table:table-cell office:value-type="float" office:value="6.63708" calcext:value-type="float">
            <text:p>6.63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658" calcext:value-type="float">
            <text:p>122.658</text:p>
          </table:table-cell>
          <table:table-cell office:value-type="float" office:value="21.1081" calcext:value-type="float">
            <text:p>21.1081</text:p>
          </table:table-cell>
          <table:table-cell office:value-type="float" office:value="152.143" calcext:value-type="float">
            <text:p>152.143</text:p>
          </table:table-cell>
          <table:table-cell office:value-type="float" office:value="31.1975" calcext:value-type="float">
            <text:p>31.19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.358" calcext:value-type="float">
            <text:p>69.358</text:p>
          </table:table-cell>
          <table:table-cell office:value-type="float" office:value="29.6426" calcext:value-type="float">
            <text:p>29.6426</text:p>
          </table:table-cell>
          <table:table-cell office:value-type="float" office:value="30.72" calcext:value-type="float">
            <text:p>30.72</text:p>
          </table:table-cell>
          <table:table-cell office:value-type="float" office:value="26.5927" calcext:value-type="float">
            <text:p>26.59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7.364" calcext:value-type="float">
            <text:p>157.364</text:p>
          </table:table-cell>
          <table:table-cell office:value-type="float" office:value="69.9751" calcext:value-type="float">
            <text:p>69.9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3904" calcext:value-type="float">
            <text:p>68.3904</text:p>
          </table:table-cell>
          <table:table-cell office:value-type="float" office:value="68.3974" calcext:value-type="float">
            <text:p>68.39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6.9046" calcext:value-type="float">
            <text:p>66.9046</text:p>
          </table:table-cell>
          <table:table-cell office:value-type="float" office:value="65.8189" calcext:value-type="float">
            <text:p>65.8189</text:p>
          </table:table-cell>
          <table:table-cell office:value-type="float" office:value="172.689" calcext:value-type="float">
            <text:p>172.689</text:p>
          </table:table-cell>
          <table:table-cell office:value-type="float" office:value="89.0488" calcext:value-type="float">
            <text:p>89.04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10.73" calcext:value-type="float">
            <text:p>310.73</text:p>
          </table:table-cell>
          <table:table-cell office:value-type="float" office:value="175.126" calcext:value-type="float">
            <text:p>175.126</text:p>
          </table:table-cell>
          <table:table-cell office:value-type="float" office:value="362.963" calcext:value-type="float">
            <text:p>362.963</text:p>
          </table:table-cell>
          <table:table-cell office:value-type="float" office:value="199.956" calcext:value-type="float">
            <text:p>199.956</text:p>
          </table:table-cell>
          <table:table-cell office:value-type="float" office:value="319.183" calcext:value-type="float">
            <text:p>319.183</text:p>
          </table:table-cell>
          <table:table-cell office:value-type="float" office:value="211.463" calcext:value-type="float">
            <text:p>211.4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0.825" calcext:value-type="float">
            <text:p>430.825</text:p>
          </table:table-cell>
          <table:table-cell office:value-type="float" office:value="430.193" calcext:value-type="float">
            <text:p>430.193</text:p>
          </table:table-cell>
          <table:table-cell office:value-type="float" office:value="489.941" calcext:value-type="float">
            <text:p>489.941</text:p>
          </table:table-cell>
          <table:table-cell office:value-type="float" office:value="343.15" calcext:value-type="float">
            <text:p>343.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73.353" calcext:value-type="float">
            <text:p>873.353</text:p>
          </table:table-cell>
          <table:table-cell office:value-type="float" office:value="393.541" calcext:value-type="float">
            <text:p>393.54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6046" calcext:value-type="float">
            <text:p>80.6046</text:p>
          </table:table-cell>
          <table:table-cell office:value-type="float" office:value="6.79961" calcext:value-type="float">
            <text:p>6.79961</text:p>
          </table:table-cell>
          <table:table-cell office:value-type="float" office:value="7.07045" calcext:value-type="float">
            <text:p>7.07045</text:p>
          </table:table-cell>
          <table:table-cell office:value-type="float" office:value="3.03702" calcext:value-type="float">
            <text:p>3.03702</text:p>
          </table:table-cell>
          <table:table-cell office:value-type="float" office:value="10.1249" calcext:value-type="float">
            <text:p>10.1249</text:p>
          </table:table-cell>
          <table:table-cell office:value-type="float" office:value="4.84243" calcext:value-type="float">
            <text:p>4.84243</text:p>
          </table:table-cell>
          <table:table-cell office:value-type="float" office:value="12.526" calcext:value-type="float">
            <text:p>12.526</text:p>
          </table:table-cell>
          <table:table-cell office:value-type="float" office:value="6.63186" calcext:value-type="float">
            <text:p>6.63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19.1279" calcext:value-type="float">
            <text:p>19.1279</text:p>
          </table:table-cell>
          <table:table-cell office:value-type="float" office:value="146.812" calcext:value-type="float">
            <text:p>146.812</text:p>
          </table:table-cell>
          <table:table-cell office:value-type="float" office:value="30.9731" calcext:value-type="float">
            <text:p>30.97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3802" calcext:value-type="float">
            <text:p>35.3802</text:p>
          </table:table-cell>
          <table:table-cell office:value-type="float" office:value="27.6474" calcext:value-type="float">
            <text:p>27.6474</text:p>
          </table:table-cell>
          <table:table-cell office:value-type="float" office:value="31.8515" calcext:value-type="float">
            <text:p>31.8515</text:p>
          </table:table-cell>
          <table:table-cell office:value-type="float" office:value="27.4175" calcext:value-type="float">
            <text:p>27.41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.242" calcext:value-type="float">
            <text:p>133.242</text:p>
          </table:table-cell>
          <table:table-cell office:value-type="float" office:value="64.2656" calcext:value-type="float">
            <text:p>64.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444" calcext:value-type="float">
            <text:p>72.6444</text:p>
          </table:table-cell>
          <table:table-cell office:value-type="float" office:value="72.6469" calcext:value-type="float">
            <text:p>72.64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9.0366" calcext:value-type="float">
            <text:p>69.0366</text:p>
          </table:table-cell>
          <table:table-cell office:value-type="float" office:value="67.8539" calcext:value-type="float">
            <text:p>67.8539</text:p>
          </table:table-cell>
          <table:table-cell office:value-type="float" office:value="106.933" calcext:value-type="float">
            <text:p>106.933</text:p>
          </table:table-cell>
          <table:table-cell office:value-type="float" office:value="87.5372" calcext:value-type="float">
            <text:p>87.53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5.039" calcext:value-type="float">
            <text:p>245.039</text:p>
          </table:table-cell>
          <table:table-cell office:value-type="float" office:value="169.369" calcext:value-type="float">
            <text:p>169.369</text:p>
          </table:table-cell>
          <table:table-cell office:value-type="float" office:value="384.882" calcext:value-type="float">
            <text:p>384.882</text:p>
          </table:table-cell>
          <table:table-cell office:value-type="float" office:value="146.364" calcext:value-type="float">
            <text:p>146.364</text:p>
          </table:table-cell>
          <table:table-cell office:value-type="float" office:value="219.546" calcext:value-type="float">
            <text:p>219.546</text:p>
          </table:table-cell>
          <table:table-cell office:value-type="float" office:value="210.423" calcext:value-type="float">
            <text:p>210.4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0.695" calcext:value-type="float">
            <text:p>350.695</text:p>
          </table:table-cell>
          <table:table-cell office:value-type="float" office:value="347.581" calcext:value-type="float">
            <text:p>347.5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210.22" calcext:value-type="float">
            <text:p>1210.22</text:p>
          </table:table-cell>
          <table:table-cell office:value-type="float" office:value="817.293" calcext:value-type="float">
            <text:p>817.293</text:p>
          </table:table-cell>
          <table:table-cell office:value-type="float" office:value="344.233" calcext:value-type="float">
            <text:p>344.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5.477" calcext:value-type="float">
            <text:p>315.477</text:p>
          </table:table-cell>
          <table:table-cell table:number-columns-repeated="2" office:value-type="float" office:value="178.374" calcext:value-type="float">
            <text:p>178.37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4551" calcext:value-type="float">
            <text:p>96.4551</text:p>
          </table:table-cell>
          <table:table-cell office:value-type="float" office:value="6.79746" calcext:value-type="float">
            <text:p>6.79746</text:p>
          </table:table-cell>
          <table:table-cell office:value-type="float" office:value="6.92703" calcext:value-type="float">
            <text:p>6.92703</text:p>
          </table:table-cell>
          <table:table-cell office:value-type="float" office:value="3.005" calcext:value-type="float">
            <text:p>3.005</text:p>
          </table:table-cell>
          <table:table-cell office:value-type="float" office:value="10.0708" calcext:value-type="float">
            <text:p>10.0708</text:p>
          </table:table-cell>
          <table:table-cell office:value-type="float" office:value="4.81738" calcext:value-type="float">
            <text:p>4.81738</text:p>
          </table:table-cell>
          <table:table-cell office:value-type="float" office:value="12.8223" calcext:value-type="float">
            <text:p>12.8223</text:p>
          </table:table-cell>
          <table:table-cell office:value-type="float" office:value="6.62347" calcext:value-type="float">
            <text:p>6.62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.089" calcext:value-type="float">
            <text:p>114.089</text:p>
          </table:table-cell>
          <table:table-cell office:value-type="float" office:value="19.582" calcext:value-type="float">
            <text:p>19.582</text:p>
          </table:table-cell>
          <table:table-cell office:value-type="float" office:value="168.883" calcext:value-type="float">
            <text:p>168.883</text:p>
          </table:table-cell>
          <table:table-cell office:value-type="float" office:value="31.8095" calcext:value-type="float">
            <text:p>31.80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.5231" calcext:value-type="float">
            <text:p>55.5231</text:p>
          </table:table-cell>
          <table:table-cell office:value-type="float" office:value="29.1245" calcext:value-type="float">
            <text:p>29.1245</text:p>
          </table:table-cell>
          <table:table-cell office:value-type="float" office:value="33.2441" calcext:value-type="float">
            <text:p>33.2441</text:p>
          </table:table-cell>
          <table:table-cell office:value-type="float" office:value="28.4052" calcext:value-type="float">
            <text:p>28.40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1.393" calcext:value-type="float">
            <text:p>131.393</text:p>
          </table:table-cell>
          <table:table-cell office:value-type="float" office:value="52.9815" calcext:value-type="float">
            <text:p>52.9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673" calcext:value-type="float">
            <text:p>77.9673</text:p>
          </table:table-cell>
          <table:table-cell office:value-type="float" office:value="77.9912" calcext:value-type="float">
            <text:p>77.99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1.6576" calcext:value-type="float">
            <text:p>71.6576</text:p>
          </table:table-cell>
          <table:table-cell office:value-type="float" office:value="70.0948" calcext:value-type="float">
            <text:p>70.0948</text:p>
          </table:table-cell>
          <table:table-cell office:value-type="float" office:value="171.226" calcext:value-type="float">
            <text:p>171.226</text:p>
          </table:table-cell>
          <table:table-cell office:value-type="float" office:value="87.4544" calcext:value-type="float">
            <text:p>87.45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4.304" calcext:value-type="float">
            <text:p>264.304</text:p>
          </table:table-cell>
          <table:table-cell office:value-type="float" office:value="187.063" calcext:value-type="float">
            <text:p>187.063</text:p>
          </table:table-cell>
          <table:table-cell office:value-type="float" office:value="143.496" calcext:value-type="float">
            <text:p>143.496</text:p>
          </table:table-cell>
          <table:table-cell office:value-type="float" office:value="138.766" calcext:value-type="float">
            <text:p>138.766</text:p>
          </table:table-cell>
          <table:table-cell office:value-type="float" office:value="362.19" calcext:value-type="float">
            <text:p>362.19</text:p>
          </table:table-cell>
          <table:table-cell office:value-type="float" office:value="259.951" calcext:value-type="float">
            <text:p>259.9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35.367" calcext:value-type="float">
            <text:p>935.367</text:p>
          </table:table-cell>
          <table:table-cell office:value-type="float" office:value="933.063" calcext:value-type="float">
            <text:p>933.063</text:p>
          </table:table-cell>
          <table:table-cell office:value-type="float" office:value="618.747" calcext:value-type="float">
            <text:p>618.747</text:p>
          </table:table-cell>
          <table:table-cell office:value-type="float" office:value="479.815" calcext:value-type="float">
            <text:p>479.8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24.764" calcext:value-type="float">
            <text:p>424.764</text:p>
          </table:table-cell>
          <table:table-cell office:value-type="float" office:value="261.202" calcext:value-type="float">
            <text:p>261.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18506" calcext:value-type="float">
            <text:p>3.1850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066.98" calcext:value-type="float">
            <text:p>1066.98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8334" calcext:value-type="float">
            <text:p>85.8334</text:p>
          </table:table-cell>
          <table:table-cell office:value-type="float" office:value="6.5837" calcext:value-type="float">
            <text:p>6.5837</text:p>
          </table:table-cell>
          <table:table-cell office:value-type="float" office:value="6.72686" calcext:value-type="float">
            <text:p>6.72686</text:p>
          </table:table-cell>
          <table:table-cell office:value-type="float" office:value="2.98997" calcext:value-type="float">
            <text:p>2.98997</text:p>
          </table:table-cell>
          <table:table-cell office:value-type="float" office:value="9.81967" calcext:value-type="float">
            <text:p>9.81967</text:p>
          </table:table-cell>
          <table:table-cell office:value-type="float" office:value="4.76202" calcext:value-type="float">
            <text:p>4.76202</text:p>
          </table:table-cell>
          <table:table-cell office:value-type="float" office:value="12.8056" calcext:value-type="float">
            <text:p>12.8056</text:p>
          </table:table-cell>
          <table:table-cell office:value-type="float" office:value="6.57866" calcext:value-type="float">
            <text:p>6.57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21" calcext:value-type="float">
            <text:p>72.521</text:p>
          </table:table-cell>
          <table:table-cell office:value-type="float" office:value="17.7678" calcext:value-type="float">
            <text:p>17.7678</text:p>
          </table:table-cell>
          <table:table-cell office:value-type="float" office:value="163.979" calcext:value-type="float">
            <text:p>163.979</text:p>
          </table:table-cell>
          <table:table-cell office:value-type="float" office:value="31.054" calcext:value-type="float">
            <text:p>31.0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9577" calcext:value-type="float">
            <text:p>37.9577</text:p>
          </table:table-cell>
          <table:table-cell office:value-type="float" office:value="29.0114" calcext:value-type="float">
            <text:p>29.0114</text:p>
          </table:table-cell>
          <table:table-cell office:value-type="float" office:value="36.4018" calcext:value-type="float">
            <text:p>36.4018</text:p>
          </table:table-cell>
          <table:table-cell office:value-type="float" office:value="29.5894" calcext:value-type="float">
            <text:p>29.58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.113" calcext:value-type="float">
            <text:p>56.113</text:p>
          </table:table-cell>
          <table:table-cell office:value-type="float" office:value="50.3537" calcext:value-type="float">
            <text:p>50.3537</text:p>
          </table:table-cell>
          <table:table-cell table:number-columns-repeated="2" office:value-type="float" office:value="423.652" calcext:value-type="float">
            <text:p>423.652</text:p>
          </table:table-cell>
          <table:table-cell office:value-type="float" office:value="84.6284" calcext:value-type="float">
            <text:p>84.6284</text:p>
          </table:table-cell>
          <table:table-cell office:value-type="float" office:value="84.5541" calcext:value-type="float">
            <text:p>84.55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4.1169" calcext:value-type="float">
            <text:p>74.1169</text:p>
          </table:table-cell>
          <table:table-cell office:value-type="float" office:value="72.5942" calcext:value-type="float">
            <text:p>72.5942</text:p>
          </table:table-cell>
          <table:table-cell office:value-type="float" office:value="100.314" calcext:value-type="float">
            <text:p>100.314</text:p>
          </table:table-cell>
          <table:table-cell office:value-type="float" office:value="87.7091" calcext:value-type="float">
            <text:p>87.70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8.627" calcext:value-type="float">
            <text:p>358.627</text:p>
          </table:table-cell>
          <table:table-cell office:value-type="float" office:value="196.53" calcext:value-type="float">
            <text:p>196.53</text:p>
          </table:table-cell>
          <table:table-cell office:value-type="float" office:value="160.082" calcext:value-type="float">
            <text:p>160.082</text:p>
          </table:table-cell>
          <table:table-cell office:value-type="float" office:value="152.729" calcext:value-type="float">
            <text:p>152.729</text:p>
          </table:table-cell>
          <table:table-cell office:value-type="float" office:value="391.796" calcext:value-type="float">
            <text:p>391.796</text:p>
          </table:table-cell>
          <table:table-cell office:value-type="float" office:value="248.917" calcext:value-type="float">
            <text:p>248.9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403988" calcext:value-type="float">
            <text:p>0.4039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4.499" calcext:value-type="float">
            <text:p>294.499</text:p>
          </table:table-cell>
          <table:table-cell office:value-type="float" office:value="257.634" calcext:value-type="float">
            <text:p>257.6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10.54" calcext:value-type="float">
            <text:p>1210.54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1352" calcext:value-type="float">
            <text:p>85.1352</text:p>
          </table:table-cell>
          <table:table-cell office:value-type="float" office:value="6.49058" calcext:value-type="float">
            <text:p>6.49058</text:p>
          </table:table-cell>
          <table:table-cell office:value-type="float" office:value="6.91309" calcext:value-type="float">
            <text:p>6.91309</text:p>
          </table:table-cell>
          <table:table-cell office:value-type="float" office:value="2.99682" calcext:value-type="float">
            <text:p>2.99682</text:p>
          </table:table-cell>
          <table:table-cell office:value-type="float" office:value="9.9111" calcext:value-type="float">
            <text:p>9.9111</text:p>
          </table:table-cell>
          <table:table-cell office:value-type="float" office:value="4.75792" calcext:value-type="float">
            <text:p>4.75792</text:p>
          </table:table-cell>
          <table:table-cell office:value-type="float" office:value="12.1663" calcext:value-type="float">
            <text:p>12.1663</text:p>
          </table:table-cell>
          <table:table-cell office:value-type="float" office:value="6.48352" calcext:value-type="float">
            <text:p>6.4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719" calcext:value-type="float">
            <text:p>53.9719</text:p>
          </table:table-cell>
          <table:table-cell office:value-type="float" office:value="18.583" calcext:value-type="float">
            <text:p>18.583</text:p>
          </table:table-cell>
          <table:table-cell office:value-type="float" office:value="168.424" calcext:value-type="float">
            <text:p>168.424</text:p>
          </table:table-cell>
          <table:table-cell office:value-type="float" office:value="30.5164" calcext:value-type="float">
            <text:p>30.51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.4838" calcext:value-type="float">
            <text:p>44.4838</text:p>
          </table:table-cell>
          <table:table-cell office:value-type="float" office:value="31.3546" calcext:value-type="float">
            <text:p>31.3546</text:p>
          </table:table-cell>
          <table:table-cell office:value-type="float" office:value="39.6423" calcext:value-type="float">
            <text:p>39.6423</text:p>
          </table:table-cell>
          <table:table-cell office:value-type="float" office:value="31.1662" calcext:value-type="float">
            <text:p>31.16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.6651" calcext:value-type="float">
            <text:p>61.6651</text:p>
          </table:table-cell>
          <table:table-cell office:value-type="float" office:value="53.4764" calcext:value-type="float">
            <text:p>53.4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6612" calcext:value-type="float">
            <text:p>93.6612</text:p>
          </table:table-cell>
          <table:table-cell office:value-type="float" office:value="93.5105" calcext:value-type="float">
            <text:p>93.51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7.6941" calcext:value-type="float">
            <text:p>77.6941</text:p>
          </table:table-cell>
          <table:table-cell office:value-type="float" office:value="75.4857" calcext:value-type="float">
            <text:p>75.4857</text:p>
          </table:table-cell>
          <table:table-cell office:value-type="float" office:value="116.261" calcext:value-type="float">
            <text:p>116.261</text:p>
          </table:table-cell>
          <table:table-cell office:value-type="float" office:value="95.8357" calcext:value-type="float">
            <text:p>95.83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50.111" calcext:value-type="float">
            <text:p>350.111</text:p>
          </table:table-cell>
          <table:table-cell office:value-type="float" office:value="179.624" calcext:value-type="float">
            <text:p>179.624</text:p>
          </table:table-cell>
          <table:table-cell office:value-type="float" office:value="181.468" calcext:value-type="float">
            <text:p>181.468</text:p>
          </table:table-cell>
          <table:table-cell office:value-type="float" office:value="170.678" calcext:value-type="float">
            <text:p>170.678</text:p>
          </table:table-cell>
          <table:table-cell office:value-type="float" office:value="427.519" calcext:value-type="float">
            <text:p>427.519</text:p>
          </table:table-cell>
          <table:table-cell office:value-type="float" office:value="270.503" calcext:value-type="float">
            <text:p>270.5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5.409" calcext:value-type="float">
            <text:p>585.409</text:p>
          </table:table-cell>
          <table:table-cell office:value-type="float" office:value="583.838" calcext:value-type="float">
            <text:p>583.838</text:p>
          </table:table-cell>
          <table:table-cell office:value-type="float" office:value="937.422" calcext:value-type="float">
            <text:p>937.422</text:p>
          </table:table-cell>
          <table:table-cell office:value-type="float" office:value="845.02" calcext:value-type="float">
            <text:p>845.0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88.328" calcext:value-type="float">
            <text:p>688.328</text:p>
          </table:table-cell>
          <table:table-cell office:value-type="float" office:value="1101.2" calcext:value-type="float">
            <text:p>1101.2</text:p>
          </table:table-cell>
          <table:table-cell office:value-type="float" office:value="351.431" calcext:value-type="float">
            <text:p>351.43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4352" calcext:value-type="float">
            <text:p>66.4352</text:p>
          </table:table-cell>
          <table:table-cell office:value-type="float" office:value="6.2949" calcext:value-type="float">
            <text:p>6.2949</text:p>
          </table:table-cell>
          <table:table-cell office:value-type="float" office:value="7.12188" calcext:value-type="float">
            <text:p>7.12188</text:p>
          </table:table-cell>
          <table:table-cell office:value-type="float" office:value="3.01179" calcext:value-type="float">
            <text:p>3.01179</text:p>
          </table:table-cell>
          <table:table-cell office:value-type="float" office:value="10.1364" calcext:value-type="float">
            <text:p>10.1364</text:p>
          </table:table-cell>
          <table:table-cell office:value-type="float" office:value="4.80113" calcext:value-type="float">
            <text:p>4.80113</text:p>
          </table:table-cell>
          <table:table-cell office:value-type="float" office:value="11.5469" calcext:value-type="float">
            <text:p>11.5469</text:p>
          </table:table-cell>
          <table:table-cell office:value-type="float" office:value="6.42243" calcext:value-type="float">
            <text:p>6.42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004" calcext:value-type="float">
            <text:p>136.004</text:p>
          </table:table-cell>
          <table:table-cell office:value-type="float" office:value="22.2648" calcext:value-type="float">
            <text:p>22.2648</text:p>
          </table:table-cell>
          <table:table-cell office:value-type="float" office:value="127.009" calcext:value-type="float">
            <text:p>127.009</text:p>
          </table:table-cell>
          <table:table-cell office:value-type="float" office:value="27.5514" calcext:value-type="float">
            <text:p>27.55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.9559" calcext:value-type="float">
            <text:p>88.9559</text:p>
          </table:table-cell>
          <table:table-cell office:value-type="float" office:value="34.3862" calcext:value-type="float">
            <text:p>34.3862</text:p>
          </table:table-cell>
          <table:table-cell office:value-type="float" office:value="44.5967" calcext:value-type="float">
            <text:p>44.5967</text:p>
          </table:table-cell>
          <table:table-cell office:value-type="float" office:value="33.3116" calcext:value-type="float">
            <text:p>33.3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.1565" calcext:value-type="float">
            <text:p>69.1565</text:p>
          </table:table-cell>
          <table:table-cell office:value-type="float" office:value="57.8558" calcext:value-type="float">
            <text:p>57.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903" calcext:value-type="float">
            <text:p>106.903</text:p>
          </table:table-cell>
          <table:table-cell office:value-type="float" office:value="106.724" calcext:value-type="float">
            <text:p>106.7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1.5307" calcext:value-type="float">
            <text:p>81.5307</text:p>
          </table:table-cell>
          <table:table-cell office:value-type="float" office:value="78.7692" calcext:value-type="float">
            <text:p>78.7692</text:p>
          </table:table-cell>
          <table:table-cell office:value-type="float" office:value="184.492" calcext:value-type="float">
            <text:p>184.492</text:p>
          </table:table-cell>
          <table:table-cell office:value-type="float" office:value="100.747" calcext:value-type="float">
            <text:p>100.7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.674" calcext:value-type="float">
            <text:p>164.674</text:p>
          </table:table-cell>
          <table:table-cell office:value-type="float" office:value="144.98" calcext:value-type="float">
            <text:p>144.98</text:p>
          </table:table-cell>
          <table:table-cell office:value-type="float" office:value="229.047" calcext:value-type="float">
            <text:p>229.047</text:p>
          </table:table-cell>
          <table:table-cell office:value-type="float" office:value="204.454" calcext:value-type="float">
            <text:p>204.454</text:p>
          </table:table-cell>
          <table:table-cell office:value-type="float" office:value="277.533" calcext:value-type="float">
            <text:p>277.533</text:p>
          </table:table-cell>
          <table:table-cell office:value-type="float" office:value="276.277" calcext:value-type="float">
            <text:p>276.27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36.152" calcext:value-type="float">
            <text:p>536.152</text:p>
          </table:table-cell>
          <table:table-cell office:value-type="float" office:value="363.166" calcext:value-type="float">
            <text:p>363.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5.69" calcext:value-type="float">
            <text:p>1195.69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164" calcext:value-type="float">
            <text:p>73.5164</text:p>
          </table:table-cell>
          <table:table-cell office:value-type="float" office:value="6.25668" calcext:value-type="float">
            <text:p>6.25668</text:p>
          </table:table-cell>
          <table:table-cell office:value-type="float" office:value="7.10218" calcext:value-type="float">
            <text:p>7.10218</text:p>
          </table:table-cell>
          <table:table-cell office:value-type="float" office:value="2.97939" calcext:value-type="float">
            <text:p>2.97939</text:p>
          </table:table-cell>
          <table:table-cell office:value-type="float" office:value="9.90713" calcext:value-type="float">
            <text:p>9.90713</text:p>
          </table:table-cell>
          <table:table-cell office:value-type="float" office:value="4.73189" calcext:value-type="float">
            <text:p>4.73189</text:p>
          </table:table-cell>
          <table:table-cell office:value-type="float" office:value="11.2279" calcext:value-type="float">
            <text:p>11.2279</text:p>
          </table:table-cell>
          <table:table-cell office:value-type="float" office:value="6.41662" calcext:value-type="float">
            <text:p>6.41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624" calcext:value-type="float">
            <text:p>124.624</text:p>
          </table:table-cell>
          <table:table-cell office:value-type="float" office:value="20.4349" calcext:value-type="float">
            <text:p>20.4349</text:p>
          </table:table-cell>
          <table:table-cell office:value-type="float" office:value="134.129" calcext:value-type="float">
            <text:p>134.129</text:p>
          </table:table-cell>
          <table:table-cell office:value-type="float" office:value="28.2692" calcext:value-type="float">
            <text:p>28.26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.8465" calcext:value-type="float">
            <text:p>70.8465</text:p>
          </table:table-cell>
          <table:table-cell office:value-type="float" office:value="27.6724" calcext:value-type="float">
            <text:p>27.6724</text:p>
          </table:table-cell>
          <table:table-cell office:value-type="float" office:value="53.33" calcext:value-type="float">
            <text:p>53.33</text:p>
          </table:table-cell>
          <table:table-cell office:value-type="float" office:value="36.5831" calcext:value-type="float">
            <text:p>36.58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.6639" calcext:value-type="float">
            <text:p>85.6639</text:p>
          </table:table-cell>
          <table:table-cell office:value-type="float" office:value="65.2237" calcext:value-type="float">
            <text:p>65.2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.8" calcext:value-type="float">
            <text:p>128.8</text:p>
          </table:table-cell>
          <table:table-cell office:value-type="float" office:value="128.204" calcext:value-type="float">
            <text:p>128.2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.0786" calcext:value-type="float">
            <text:p>86.0786</text:p>
          </table:table-cell>
          <table:table-cell office:value-type="float" office:value="82.7188" calcext:value-type="float">
            <text:p>82.7188</text:p>
          </table:table-cell>
          <table:table-cell office:value-type="float" office:value="185.763" calcext:value-type="float">
            <text:p>185.763</text:p>
          </table:table-cell>
          <table:table-cell office:value-type="float" office:value="99.2429" calcext:value-type="float">
            <text:p>99.24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9.894" calcext:value-type="float">
            <text:p>219.894</text:p>
          </table:table-cell>
          <table:table-cell office:value-type="float" office:value="168.074" calcext:value-type="float">
            <text:p>168.074</text:p>
          </table:table-cell>
          <table:table-cell office:value-type="float" office:value="476.875" calcext:value-type="float">
            <text:p>476.875</text:p>
          </table:table-cell>
          <table:table-cell office:value-type="float" office:value="227.899" calcext:value-type="float">
            <text:p>227.899</text:p>
          </table:table-cell>
          <table:table-cell office:value-type="float" office:value="503.664" calcext:value-type="float">
            <text:p>503.664</text:p>
          </table:table-cell>
          <table:table-cell office:value-type="float" office:value="388.748" calcext:value-type="float">
            <text:p>388.7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625383" calcext:value-type="float">
            <text:p>0.6253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21.948" calcext:value-type="float">
            <text:p>921.948</text:p>
          </table:table-cell>
          <table:table-cell office:value-type="float" office:value="448.822" calcext:value-type="float">
            <text:p>448.82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915" calcext:value-type="float">
            <text:p>76.6915</text:p>
          </table:table-cell>
          <table:table-cell office:value-type="float" office:value="6.26288" calcext:value-type="float">
            <text:p>6.26288</text:p>
          </table:table-cell>
          <table:table-cell office:value-type="float" office:value="6.73958" calcext:value-type="float">
            <text:p>6.73958</text:p>
          </table:table-cell>
          <table:table-cell office:value-type="float" office:value="2.94877" calcext:value-type="float">
            <text:p>2.94877</text:p>
          </table:table-cell>
          <table:table-cell office:value-type="float" office:value="10.1615" calcext:value-type="float">
            <text:p>10.1615</text:p>
          </table:table-cell>
          <table:table-cell office:value-type="float" office:value="4.75156" calcext:value-type="float">
            <text:p>4.75156</text:p>
          </table:table-cell>
          <table:table-cell office:value-type="float" office:value="11.6844" calcext:value-type="float">
            <text:p>11.6844</text:p>
          </table:table-cell>
          <table:table-cell office:value-type="float" office:value="6.44581" calcext:value-type="float">
            <text:p>6.44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048" calcext:value-type="float">
            <text:p>134.048</text:p>
          </table:table-cell>
          <table:table-cell office:value-type="float" office:value="21.1568" calcext:value-type="float">
            <text:p>21.1568</text:p>
          </table:table-cell>
          <table:table-cell office:value-type="float" office:value="147.464" calcext:value-type="float">
            <text:p>147.464</text:p>
          </table:table-cell>
          <table:table-cell office:value-type="float" office:value="28.9294" calcext:value-type="float">
            <text:p>28.92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7057" calcext:value-type="float">
            <text:p>37.7057</text:p>
          </table:table-cell>
          <table:table-cell office:value-type="float" office:value="28.3136" calcext:value-type="float">
            <text:p>28.3136</text:p>
          </table:table-cell>
          <table:table-cell office:value-type="float" office:value="71.7333" calcext:value-type="float">
            <text:p>71.7333</text:p>
          </table:table-cell>
          <table:table-cell office:value-type="float" office:value="42.976" calcext:value-type="float">
            <text:p>42.9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.135" calcext:value-type="float">
            <text:p>180.135</text:p>
          </table:table-cell>
          <table:table-cell office:value-type="float" office:value="66.0941" calcext:value-type="float">
            <text:p>66.0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.233" calcext:value-type="float">
            <text:p>261.233</text:p>
          </table:table-cell>
          <table:table-cell office:value-type="float" office:value="184.11" calcext:value-type="float">
            <text:p>184.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.3194" calcext:value-type="float">
            <text:p>92.3194</text:p>
          </table:table-cell>
          <table:table-cell office:value-type="float" office:value="87.5442" calcext:value-type="float">
            <text:p>87.5442</text:p>
          </table:table-cell>
          <table:table-cell office:value-type="float" office:value="118.508" calcext:value-type="float">
            <text:p>118.508</text:p>
          </table:table-cell>
          <table:table-cell office:value-type="float" office:value="99.5507" calcext:value-type="float">
            <text:p>99.55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8.597" calcext:value-type="float">
            <text:p>328.597</text:p>
          </table:table-cell>
          <table:table-cell office:value-type="float" office:value="184.493" calcext:value-type="float">
            <text:p>184.493</text:p>
          </table:table-cell>
          <table:table-cell office:value-type="float" office:value="157.661" calcext:value-type="float">
            <text:p>157.661</text:p>
          </table:table-cell>
          <table:table-cell office:value-type="float" office:value="157.482" calcext:value-type="float">
            <text:p>157.4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37.49" calcext:value-type="float">
            <text:p>1037.49</text:p>
          </table:table-cell>
          <table:table-cell table:number-columns-repeated="2" office:value-type="float" office:value="943.998" calcext:value-type="float">
            <text:p>943.998</text:p>
          </table:table-cell>
          <table:table-cell office:value-type="float" office:value="1007.66" calcext:value-type="float">
            <text:p>1007.66</text:p>
          </table:table-cell>
          <table:table-cell office:value-type="float" office:value="684" calcext:value-type="float">
            <text:p>6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9.439" calcext:value-type="float">
            <text:p>199.439</text:p>
          </table:table-cell>
          <table:table-cell office:value-type="float" office:value="169.614" calcext:value-type="float">
            <text:p>169.61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0644" calcext:value-type="float">
            <text:p>62.0644</text:p>
          </table:table-cell>
          <table:table-cell office:value-type="float" office:value="6.11508" calcext:value-type="float">
            <text:p>6.11508</text:p>
          </table:table-cell>
          <table:table-cell office:value-type="float" office:value="6.98178" calcext:value-type="float">
            <text:p>6.98178</text:p>
          </table:table-cell>
          <table:table-cell office:value-type="float" office:value="2.96329" calcext:value-type="float">
            <text:p>2.96329</text:p>
          </table:table-cell>
          <table:table-cell office:value-type="float" office:value="9.99447" calcext:value-type="float">
            <text:p>9.99447</text:p>
          </table:table-cell>
          <table:table-cell office:value-type="float" office:value="4.70432" calcext:value-type="float">
            <text:p>4.70432</text:p>
          </table:table-cell>
          <table:table-cell office:value-type="float" office:value="11.4624" calcext:value-type="float">
            <text:p>11.4624</text:p>
          </table:table-cell>
          <table:table-cell office:value-type="float" office:value="6.42905" calcext:value-type="float">
            <text:p>6.42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0173" calcext:value-type="float">
            <text:p>97.0173</text:p>
          </table:table-cell>
          <table:table-cell office:value-type="float" office:value="19.1562" calcext:value-type="float">
            <text:p>19.1562</text:p>
          </table:table-cell>
          <table:table-cell office:value-type="float" office:value="128.226" calcext:value-type="float">
            <text:p>128.226</text:p>
          </table:table-cell>
          <table:table-cell office:value-type="float" office:value="28.1396" calcext:value-type="float">
            <text:p>28.13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.0404" calcext:value-type="float">
            <text:p>60.0404</text:p>
          </table:table-cell>
          <table:table-cell office:value-type="float" office:value="29.8241" calcext:value-type="float">
            <text:p>29.8241</text:p>
          </table:table-cell>
          <table:table-cell office:value-type="float" office:value="153.241" calcext:value-type="float">
            <text:p>153.241</text:p>
          </table:table-cell>
          <table:table-cell office:value-type="float" office:value="32.3235" calcext:value-type="float">
            <text:p>32.32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.713" calcext:value-type="float">
            <text:p>60.713</text:p>
          </table:table-cell>
          <table:table-cell office:value-type="float" office:value="52.5221" calcext:value-type="float">
            <text:p>52.522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9.2741" calcext:value-type="float">
            <text:p>99.2741</text:p>
          </table:table-cell>
          <table:table-cell office:value-type="float" office:value="93.66" calcext:value-type="float">
            <text:p>93.66</text:p>
          </table:table-cell>
          <table:table-cell office:value-type="float" office:value="200.103" calcext:value-type="float">
            <text:p>200.103</text:p>
          </table:table-cell>
          <table:table-cell office:value-type="float" office:value="110.716" calcext:value-type="float">
            <text:p>110.7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7.969" calcext:value-type="float">
            <text:p>227.969</text:p>
          </table:table-cell>
          <table:table-cell office:value-type="float" office:value="173.039" calcext:value-type="float">
            <text:p>173.039</text:p>
          </table:table-cell>
          <table:table-cell office:value-type="float" office:value="309.163" calcext:value-type="float">
            <text:p>309.163</text:p>
          </table:table-cell>
          <table:table-cell office:value-type="float" office:value="192.179" calcext:value-type="float">
            <text:p>192.17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94.843" calcext:value-type="float">
            <text:p>394.843</text:p>
          </table:table-cell>
          <table:table-cell office:value-type="float" office:value="317.74" calcext:value-type="float">
            <text:p>317.7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5901" calcext:value-type="float">
            <text:p>71.5901</text:p>
          </table:table-cell>
          <table:table-cell office:value-type="float" office:value="6.17814" calcext:value-type="float">
            <text:p>6.17814</text:p>
          </table:table-cell>
          <table:table-cell office:value-type="float" office:value="6.31969" calcext:value-type="float">
            <text:p>6.31969</text:p>
          </table:table-cell>
          <table:table-cell office:value-type="float" office:value="2.9122" calcext:value-type="float">
            <text:p>2.9122</text:p>
          </table:table-cell>
          <table:table-cell office:value-type="float" office:value="9.94972" calcext:value-type="float">
            <text:p>9.94972</text:p>
          </table:table-cell>
          <table:table-cell office:value-type="float" office:value="4.68221" calcext:value-type="float">
            <text:p>4.68221</text:p>
          </table:table-cell>
          <table:table-cell office:value-type="float" office:value="12.4541" calcext:value-type="float">
            <text:p>12.4541</text:p>
          </table:table-cell>
          <table:table-cell office:value-type="float" office:value="6.48183" calcext:value-type="float">
            <text:p>6.48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93" calcext:value-type="float">
            <text:p>99.993</text:p>
          </table:table-cell>
          <table:table-cell office:value-type="float" office:value="19.7851" calcext:value-type="float">
            <text:p>19.7851</text:p>
          </table:table-cell>
          <table:table-cell office:value-type="float" office:value="147.172" calcext:value-type="float">
            <text:p>147.172</text:p>
          </table:table-cell>
          <table:table-cell office:value-type="float" office:value="29.4515" calcext:value-type="float">
            <text:p>29.45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.7637" calcext:value-type="float">
            <text:p>44.7637</text:p>
          </table:table-cell>
          <table:table-cell office:value-type="float" office:value="30.6237" calcext:value-type="float">
            <text:p>30.6237</text:p>
          </table:table-cell>
          <table:table-cell office:value-type="float" office:value="23.9982" calcext:value-type="float">
            <text:p>23.9982</text:p>
          </table:table-cell>
          <table:table-cell office:value-type="float" office:value="23.6192" calcext:value-type="float">
            <text:p>23.61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.8059" calcext:value-type="float">
            <text:p>71.8059</text:p>
          </table:table-cell>
          <table:table-cell office:value-type="float" office:value="57.3181" calcext:value-type="float">
            <text:p>57.3181</text:p>
          </table:table-cell>
          <table:table-cell table:number-columns-repeated="2" office:value-type="float" office:value="514.951" calcext:value-type="float">
            <text:p>514.9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.366" calcext:value-type="float">
            <text:p>110.366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99.451" calcext:value-type="float">
            <text:p>199.451</text:p>
          </table:table-cell>
          <table:table-cell office:value-type="float" office:value="102.684" calcext:value-type="float">
            <text:p>102.6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6.417" calcext:value-type="float">
            <text:p>306.417</text:p>
          </table:table-cell>
          <table:table-cell office:value-type="float" office:value="203.29" calcext:value-type="float">
            <text:p>203.29</text:p>
          </table:table-cell>
          <table:table-cell office:value-type="float" office:value="205.742" calcext:value-type="float">
            <text:p>205.742</text:p>
          </table:table-cell>
          <table:table-cell office:value-type="float" office:value="204.2" calcext:value-type="float">
            <text:p>204.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34.645" calcext:value-type="float">
            <text:p>934.645</text:p>
          </table:table-cell>
          <table:table-cell office:value-type="float" office:value="357.462" calcext:value-type="float">
            <text:p>357.46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2906" calcext:value-type="float">
            <text:p>71.2906</text:p>
          </table:table-cell>
          <table:table-cell office:value-type="float" office:value="6.13554" calcext:value-type="float">
            <text:p>6.13554</text:p>
          </table:table-cell>
          <table:table-cell office:value-type="float" office:value="6.95343" calcext:value-type="float">
            <text:p>6.95343</text:p>
          </table:table-cell>
          <table:table-cell office:value-type="float" office:value="2.95305" calcext:value-type="float">
            <text:p>2.95305</text:p>
          </table:table-cell>
          <table:table-cell office:value-type="float" office:value="9.72764" calcext:value-type="float">
            <text:p>9.72764</text:p>
          </table:table-cell>
          <table:table-cell office:value-type="float" office:value="4.59798" calcext:value-type="float">
            <text:p>4.59798</text:p>
          </table:table-cell>
          <table:table-cell office:value-type="float" office:value="12.0231" calcext:value-type="float">
            <text:p>12.0231</text:p>
          </table:table-cell>
          <table:table-cell office:value-type="float" office:value="6.44795" calcext:value-type="float">
            <text:p>6.44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32" calcext:value-type="float">
            <text:p>124.32</text:p>
          </table:table-cell>
          <table:table-cell office:value-type="float" office:value="20.7928" calcext:value-type="float">
            <text:p>20.7928</text:p>
          </table:table-cell>
          <table:table-cell office:value-type="float" office:value="136.769" calcext:value-type="float">
            <text:p>136.769</text:p>
          </table:table-cell>
          <table:table-cell office:value-type="float" office:value="28.9173" calcext:value-type="float">
            <text:p>28.91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2.9166" calcext:value-type="float">
            <text:p>92.9166</text:p>
          </table:table-cell>
          <table:table-cell office:value-type="float" office:value="33.0509" calcext:value-type="float">
            <text:p>33.0509</text:p>
          </table:table-cell>
          <table:table-cell office:value-type="float" office:value="24.623" calcext:value-type="float">
            <text:p>24.623</text:p>
          </table:table-cell>
          <table:table-cell office:value-type="float" office:value="23.9962" calcext:value-type="float">
            <text:p>23.99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.188" calcext:value-type="float">
            <text:p>153.188</text:p>
          </table:table-cell>
          <table:table-cell office:value-type="float" office:value="59.9715" calcext:value-type="float">
            <text:p>59.97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0.063" calcext:value-type="float">
            <text:p>130.063</text:p>
          </table:table-cell>
          <table:table-cell office:value-type="float" office:value="114.19" calcext:value-type="float">
            <text:p>114.19</text:p>
          </table:table-cell>
          <table:table-cell office:value-type="float" office:value="123.277" calcext:value-type="float">
            <text:p>123.277</text:p>
          </table:table-cell>
          <table:table-cell office:value-type="float" office:value="103.583" calcext:value-type="float">
            <text:p>103.5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33.254" calcext:value-type="float">
            <text:p>333.254</text:p>
          </table:table-cell>
          <table:table-cell office:value-type="float" office:value="232.498" calcext:value-type="float">
            <text:p>232.498</text:p>
          </table:table-cell>
          <table:table-cell office:value-type="float" office:value="247.04" calcext:value-type="float">
            <text:p>247.04</text:p>
          </table:table-cell>
          <table:table-cell office:value-type="float" office:value="245.881" calcext:value-type="float">
            <text:p>245.88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054.47" calcext:value-type="float">
            <text:p>1054.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2.599" calcext:value-type="float">
            <text:p>972.599</text:p>
          </table:table-cell>
          <table:table-cell office:value-type="float" office:value="359.061" calcext:value-type="float">
            <text:p>359.06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3836" calcext:value-type="float">
            <text:p>72.3836</text:p>
          </table:table-cell>
          <table:table-cell office:value-type="float" office:value="6.04755" calcext:value-type="float">
            <text:p>6.04755</text:p>
          </table:table-cell>
          <table:table-cell office:value-type="float" office:value="7.01043" calcext:value-type="float">
            <text:p>7.01043</text:p>
          </table:table-cell>
          <table:table-cell office:value-type="float" office:value="2.9372" calcext:value-type="float">
            <text:p>2.9372</text:p>
          </table:table-cell>
          <table:table-cell office:value-type="float" office:value="9.83155" calcext:value-type="float">
            <text:p>9.83155</text:p>
          </table:table-cell>
          <table:table-cell office:value-type="float" office:value="4.60437" calcext:value-type="float">
            <text:p>4.60437</text:p>
          </table:table-cell>
          <table:table-cell office:value-type="float" office:value="12.3824" calcext:value-type="float">
            <text:p>12.3824</text:p>
          </table:table-cell>
          <table:table-cell office:value-type="float" office:value="6.44239" calcext:value-type="float">
            <text:p>6.44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435" calcext:value-type="float">
            <text:p>104.435</text:p>
          </table:table-cell>
          <table:table-cell office:value-type="float" office:value="19.8274" calcext:value-type="float">
            <text:p>19.8274</text:p>
          </table:table-cell>
          <table:table-cell office:value-type="float" office:value="130.031" calcext:value-type="float">
            <text:p>130.031</text:p>
          </table:table-cell>
          <table:table-cell office:value-type="float" office:value="28.4959" calcext:value-type="float">
            <text:p>28.49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.1333" calcext:value-type="float">
            <text:p>78.1333</text:p>
          </table:table-cell>
          <table:table-cell office:value-type="float" office:value="26.9142" calcext:value-type="float">
            <text:p>26.9142</text:p>
          </table:table-cell>
          <table:table-cell office:value-type="float" office:value="25.2616" calcext:value-type="float">
            <text:p>25.2616</text:p>
          </table:table-cell>
          <table:table-cell office:value-type="float" office:value="24.4054" calcext:value-type="float">
            <text:p>24.40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.2068" calcext:value-type="float">
            <text:p>54.2068</text:p>
          </table:table-cell>
          <table:table-cell office:value-type="float" office:value="50.2568" calcext:value-type="float">
            <text:p>50.25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57.083" calcext:value-type="float">
            <text:p>257.083</text:p>
          </table:table-cell>
          <table:table-cell office:value-type="float" office:value="129.232" calcext:value-type="float">
            <text:p>129.232</text:p>
          </table:table-cell>
          <table:table-cell office:value-type="float" office:value="211.063" calcext:value-type="float">
            <text:p>211.063</text:p>
          </table:table-cell>
          <table:table-cell office:value-type="float" office:value="116.027" calcext:value-type="float">
            <text:p>116.0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5.084" calcext:value-type="float">
            <text:p>275.084</text:p>
          </table:table-cell>
          <table:table-cell office:value-type="float" office:value="269.314" calcext:value-type="float">
            <text:p>269.314</text:p>
          </table:table-cell>
          <table:table-cell office:value-type="float" office:value="465.778" calcext:value-type="float">
            <text:p>465.778</text:p>
          </table:table-cell>
          <table:table-cell office:value-type="float" office:value="347.609" calcext:value-type="float">
            <text:p>347.60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52.178" calcext:value-type="float">
            <text:p>752.178</text:p>
          </table:table-cell>
          <table:table-cell office:value-type="float" office:value="410.561" calcext:value-type="float">
            <text:p>410.56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4858" calcext:value-type="float">
            <text:p>82.4858</text:p>
          </table:table-cell>
          <table:table-cell office:value-type="float" office:value="6.06652" calcext:value-type="float">
            <text:p>6.06652</text:p>
          </table:table-cell>
          <table:table-cell office:value-type="float" office:value="6.82906" calcext:value-type="float">
            <text:p>6.82906</text:p>
          </table:table-cell>
          <table:table-cell office:value-type="float" office:value="2.90373" calcext:value-type="float">
            <text:p>2.90373</text:p>
          </table:table-cell>
          <table:table-cell office:value-type="float" office:value="9.40285" calcext:value-type="float">
            <text:p>9.40285</text:p>
          </table:table-cell>
          <table:table-cell office:value-type="float" office:value="4.57127" calcext:value-type="float">
            <text:p>4.57127</text:p>
          </table:table-cell>
          <table:table-cell office:value-type="float" office:value="12.4773" calcext:value-type="float">
            <text:p>12.4773</text:p>
          </table:table-cell>
          <table:table-cell office:value-type="float" office:value="6.40505" calcext:value-type="float">
            <text:p>6.40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106" calcext:value-type="float">
            <text:p>147.106</text:p>
          </table:table-cell>
          <table:table-cell office:value-type="float" office:value="21.5808" calcext:value-type="float">
            <text:p>21.5808</text:p>
          </table:table-cell>
          <table:table-cell office:value-type="float" office:value="155.36" calcext:value-type="float">
            <text:p>155.36</text:p>
          </table:table-cell>
          <table:table-cell office:value-type="float" office:value="29.996" calcext:value-type="float">
            <text:p>29.9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.2444" calcext:value-type="float">
            <text:p>30.2444</text:p>
          </table:table-cell>
          <table:table-cell office:value-type="float" office:value="25.065" calcext:value-type="float">
            <text:p>25.065</text:p>
          </table:table-cell>
          <table:table-cell office:value-type="float" office:value="25.5834" calcext:value-type="float">
            <text:p>25.5834</text:p>
          </table:table-cell>
          <table:table-cell office:value-type="float" office:value="24.8382" calcext:value-type="float">
            <text:p>24.83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.3134" calcext:value-type="float">
            <text:p>58.3134</text:p>
          </table:table-cell>
          <table:table-cell office:value-type="float" office:value="53.0772" calcext:value-type="float">
            <text:p>53.07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7.911" calcext:value-type="float">
            <text:p>117.911</text:p>
          </table:table-cell>
          <table:table-cell office:value-type="float" office:value="108.819" calcext:value-type="float">
            <text:p>108.819</text:p>
          </table:table-cell>
          <table:table-cell office:value-type="float" office:value="223.151" calcext:value-type="float">
            <text:p>223.151</text:p>
          </table:table-cell>
          <table:table-cell office:value-type="float" office:value="122.169" calcext:value-type="float">
            <text:p>122.16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60.408" calcext:value-type="float">
            <text:p>860.408</text:p>
          </table:table-cell>
          <table:table-cell office:value-type="float" office:value="486.961" calcext:value-type="float">
            <text:p>486.961</text:p>
          </table:table-cell>
          <table:table-cell office:value-type="float" office:value="358.499" calcext:value-type="float">
            <text:p>358.499</text:p>
          </table:table-cell>
          <table:table-cell table:number-columns-repeated="2" office:value-type="float" office:value="882.929" calcext:value-type="float">
            <text:p>882.9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3.257" calcext:value-type="float">
            <text:p>133.257</text:p>
          </table:table-cell>
          <table:table-cell office:value-type="float" office:value="131.029" calcext:value-type="float">
            <text:p>131.0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46.85" calcext:value-type="float">
            <text:p>446.85</text:p>
          </table:table-cell>
          <table:table-cell office:value-type="float" office:value="911.29" calcext:value-type="float">
            <text:p>911.29</text:p>
          </table:table-cell>
          <table:table-cell office:value-type="float" office:value="343.787" calcext:value-type="float">
            <text:p>343.78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6792" calcext:value-type="float">
            <text:p>58.6792</text:p>
          </table:table-cell>
          <table:table-cell office:value-type="float" office:value="5.8029" calcext:value-type="float">
            <text:p>5.8029</text:p>
          </table:table-cell>
          <table:table-cell office:value-type="float" office:value="6.50291" calcext:value-type="float">
            <text:p>6.50291</text:p>
          </table:table-cell>
          <table:table-cell office:value-type="float" office:value="2.87009" calcext:value-type="float">
            <text:p>2.87009</text:p>
          </table:table-cell>
          <table:table-cell office:value-type="float" office:value="9.46593" calcext:value-type="float">
            <text:p>9.46593</text:p>
          </table:table-cell>
          <table:table-cell office:value-type="float" office:value="4.58449" calcext:value-type="float">
            <text:p>4.58449</text:p>
          </table:table-cell>
          <table:table-cell office:value-type="float" office:value="12.9278" calcext:value-type="float">
            <text:p>12.9278</text:p>
          </table:table-cell>
          <table:table-cell office:value-type="float" office:value="6.42796" calcext:value-type="float">
            <text:p>6.42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183" calcext:value-type="float">
            <text:p>104.183</text:p>
          </table:table-cell>
          <table:table-cell office:value-type="float" office:value="18.9055" calcext:value-type="float">
            <text:p>18.9055</text:p>
          </table:table-cell>
          <table:table-cell office:value-type="float" office:value="128.369" calcext:value-type="float">
            <text:p>128.369</text:p>
          </table:table-cell>
          <table:table-cell office:value-type="float" office:value="27.944" calcext:value-type="float">
            <text:p>27.9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9804" calcext:value-type="float">
            <text:p>32.9804</text:p>
          </table:table-cell>
          <table:table-cell office:value-type="float" office:value="26.1632" calcext:value-type="float">
            <text:p>26.1632</text:p>
          </table:table-cell>
          <table:table-cell office:value-type="float" office:value="26.0276" calcext:value-type="float">
            <text:p>26.0276</text:p>
          </table:table-cell>
          <table:table-cell office:value-type="float" office:value="25.3057" calcext:value-type="float">
            <text:p>25.30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.8164" calcext:value-type="float">
            <text:p>65.8164</text:p>
          </table:table-cell>
          <table:table-cell office:value-type="float" office:value="57.0083" calcext:value-type="float">
            <text:p>57.008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9.266" calcext:value-type="float">
            <text:p>139.266</text:p>
          </table:table-cell>
          <table:table-cell office:value-type="float" office:value="124.06" calcext:value-type="float">
            <text:p>124.06</text:p>
          </table:table-cell>
          <table:table-cell office:value-type="float" office:value="228.653" calcext:value-type="float">
            <text:p>228.653</text:p>
          </table:table-cell>
          <table:table-cell office:value-type="float" office:value="104.335" calcext:value-type="float">
            <text:p>104.3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88.119" calcext:value-type="float">
            <text:p>588.119</text:p>
          </table:table-cell>
          <table:table-cell office:value-type="float" office:value="525.351" calcext:value-type="float">
            <text:p>525.35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970.893" calcext:value-type="float">
            <text:p>970.8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2.735" calcext:value-type="float">
            <text:p>412.735</text:p>
          </table:table-cell>
          <table:table-cell office:value-type="float" office:value="298.225" calcext:value-type="float">
            <text:p>298.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5.041" calcext:value-type="float">
            <text:p>345.04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8826" calcext:value-type="float">
            <text:p>60.8826</text:p>
          </table:table-cell>
          <table:table-cell office:value-type="float" office:value="5.82837" calcext:value-type="float">
            <text:p>5.82837</text:p>
          </table:table-cell>
          <table:table-cell office:value-type="float" office:value="6.74952" calcext:value-type="float">
            <text:p>6.74952</text:p>
          </table:table-cell>
          <table:table-cell office:value-type="float" office:value="2.90772" calcext:value-type="float">
            <text:p>2.90772</text:p>
          </table:table-cell>
          <table:table-cell office:value-type="float" office:value="9.47796" calcext:value-type="float">
            <text:p>9.47796</text:p>
          </table:table-cell>
          <table:table-cell office:value-type="float" office:value="4.56791" calcext:value-type="float">
            <text:p>4.56791</text:p>
          </table:table-cell>
          <table:table-cell office:value-type="float" office:value="12.2831" calcext:value-type="float">
            <text:p>12.2831</text:p>
          </table:table-cell>
          <table:table-cell office:value-type="float" office:value="6.31923" calcext:value-type="float">
            <text:p>6.3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7037" calcext:value-type="float">
            <text:p>98.7037</text:p>
          </table:table-cell>
          <table:table-cell office:value-type="float" office:value="18.8376" calcext:value-type="float">
            <text:p>18.8376</text:p>
          </table:table-cell>
          <table:table-cell office:value-type="float" office:value="120.352" calcext:value-type="float">
            <text:p>120.352</text:p>
          </table:table-cell>
          <table:table-cell office:value-type="float" office:value="28.523" calcext:value-type="float">
            <text:p>28.5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15" calcext:value-type="float">
            <text:p>37.15</text:p>
          </table:table-cell>
          <table:table-cell office:value-type="float" office:value="27.5095" calcext:value-type="float">
            <text:p>27.5095</text:p>
          </table:table-cell>
          <table:table-cell office:value-type="float" office:value="27.0644" calcext:value-type="float">
            <text:p>27.0644</text:p>
          </table:table-cell>
          <table:table-cell office:value-type="float" office:value="25.8095" calcext:value-type="float">
            <text:p>25.80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1.8455" calcext:value-type="float">
            <text:p>81.8455</text:p>
          </table:table-cell>
          <table:table-cell office:value-type="float" office:value="63.7247" calcext:value-type="float">
            <text:p>63.72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78.119" calcext:value-type="float">
            <text:p>278.119</text:p>
          </table:table-cell>
          <table:table-cell office:value-type="float" office:value="148.661" calcext:value-type="float">
            <text:p>148.661</text:p>
          </table:table-cell>
          <table:table-cell office:value-type="float" office:value="236.524" calcext:value-type="float">
            <text:p>236.524</text:p>
          </table:table-cell>
          <table:table-cell office:value-type="float" office:value="104.611" calcext:value-type="float">
            <text:p>104.6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40.109" calcext:value-type="float">
            <text:p>740.109</text:p>
          </table:table-cell>
          <table:table-cell office:value-type="float" office:value="561.096" calcext:value-type="float">
            <text:p>561.09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23.305" calcext:value-type="float">
            <text:p>323.305</text:p>
          </table:table-cell>
          <table:table-cell office:value-type="float" office:value="268.421" calcext:value-type="float">
            <text:p>268.42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321.1" calcext:value-type="float">
            <text:p>1321.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0928" calcext:value-type="float">
            <text:p>81.0928</text:p>
          </table:table-cell>
          <table:table-cell office:value-type="float" office:value="5.94914" calcext:value-type="float">
            <text:p>5.94914</text:p>
          </table:table-cell>
          <table:table-cell office:value-type="float" office:value="6.86592" calcext:value-type="float">
            <text:p>6.86592</text:p>
          </table:table-cell>
          <table:table-cell office:value-type="float" office:value="2.90456" calcext:value-type="float">
            <text:p>2.90456</text:p>
          </table:table-cell>
          <table:table-cell office:value-type="float" office:value="9.65434" calcext:value-type="float">
            <text:p>9.65434</text:p>
          </table:table-cell>
          <table:table-cell office:value-type="float" office:value="4.56968" calcext:value-type="float">
            <text:p>4.56968</text:p>
          </table:table-cell>
          <table:table-cell office:value-type="float" office:value="11.5299" calcext:value-type="float">
            <text:p>11.5299</text:p>
          </table:table-cell>
          <table:table-cell office:value-type="float" office:value="6.2108" calcext:value-type="float">
            <text:p>6.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585" calcext:value-type="float">
            <text:p>124.585</text:p>
          </table:table-cell>
          <table:table-cell office:value-type="float" office:value="20.1385" calcext:value-type="float">
            <text:p>20.1385</text:p>
          </table:table-cell>
          <table:table-cell office:value-type="float" office:value="172.882" calcext:value-type="float">
            <text:p>172.882</text:p>
          </table:table-cell>
          <table:table-cell office:value-type="float" office:value="31.0888" calcext:value-type="float">
            <text:p>31.08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.1597" calcext:value-type="float">
            <text:p>68.1597</text:p>
          </table:table-cell>
          <table:table-cell office:value-type="float" office:value="29.5188" calcext:value-type="float">
            <text:p>29.5188</text:p>
          </table:table-cell>
          <table:table-cell office:value-type="float" office:value="27.7474" calcext:value-type="float">
            <text:p>27.7474</text:p>
          </table:table-cell>
          <table:table-cell office:value-type="float" office:value="26.346" calcext:value-type="float">
            <text:p>26.3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9.085" calcext:value-type="float">
            <text:p>159.085</text:p>
          </table:table-cell>
          <table:table-cell office:value-type="float" office:value="57.3127" calcext:value-type="float">
            <text:p>57.312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4.776" calcext:value-type="float">
            <text:p>134.776</text:p>
          </table:table-cell>
          <table:table-cell office:value-type="float" office:value="119.744" calcext:value-type="float">
            <text:p>119.744</text:p>
          </table:table-cell>
          <table:table-cell office:value-type="float" office:value="95.7136" calcext:value-type="float">
            <text:p>95.7136</text:p>
          </table:table-cell>
          <table:table-cell office:value-type="float" office:value="84.6481" calcext:value-type="float">
            <text:p>84.648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769.168" calcext:value-type="float">
            <text:p>769.168</text:p>
          </table:table-cell>
          <table:table-cell table:number-columns-repeated="2" office:value-type="float" office:value="862.016" calcext:value-type="float">
            <text:p>862.01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707.996" calcext:value-type="float">
            <text:p>707.996</text:p>
          </table:table-cell>
          <table:table-cell office:value-type="float" office:value="457.136" calcext:value-type="float">
            <text:p>457.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428" calcext:value-type="float">
            <text:p>3.24428</text:p>
          </table:table-cell>
          <table:table-cell office:value-type="float" office:value="3.22997" calcext:value-type="float">
            <text:p>3.229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7.15" calcext:value-type="float">
            <text:p>1297.15</text:p>
          </table:table-cell>
          <table:table-cell office:value-type="float" office:value="940.15" calcext:value-type="float">
            <text:p>940.15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0663" calcext:value-type="float">
            <text:p>62.0663</text:p>
          </table:table-cell>
          <table:table-cell office:value-type="float" office:value="5.73491" calcext:value-type="float">
            <text:p>5.73491</text:p>
          </table:table-cell>
          <table:table-cell office:value-type="float" office:value="6.78491" calcext:value-type="float">
            <text:p>6.78491</text:p>
          </table:table-cell>
          <table:table-cell office:value-type="float" office:value="2.86266" calcext:value-type="float">
            <text:p>2.86266</text:p>
          </table:table-cell>
          <table:table-cell office:value-type="float" office:value="9.20469" calcext:value-type="float">
            <text:p>9.20469</text:p>
          </table:table-cell>
          <table:table-cell office:value-type="float" office:value="4.53493" calcext:value-type="float">
            <text:p>4.53493</text:p>
          </table:table-cell>
          <table:table-cell office:value-type="float" office:value="13.0825" calcext:value-type="float">
            <text:p>13.0825</text:p>
          </table:table-cell>
          <table:table-cell office:value-type="float" office:value="6.33589" calcext:value-type="float">
            <text:p>6.33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343" calcext:value-type="float">
            <text:p>118.343</text:p>
          </table:table-cell>
          <table:table-cell office:value-type="float" office:value="18.7805" calcext:value-type="float">
            <text:p>18.7805</text:p>
          </table:table-cell>
          <table:table-cell office:value-type="float" office:value="136.304" calcext:value-type="float">
            <text:p>136.304</text:p>
          </table:table-cell>
          <table:table-cell office:value-type="float" office:value="28.9673" calcext:value-type="float">
            <text:p>28.96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.2029" calcext:value-type="float">
            <text:p>64.2029</text:p>
          </table:table-cell>
          <table:table-cell office:value-type="float" office:value="26.3938" calcext:value-type="float">
            <text:p>26.3938</text:p>
          </table:table-cell>
          <table:table-cell office:value-type="float" office:value="28.3389" calcext:value-type="float">
            <text:p>28.3389</text:p>
          </table:table-cell>
          <table:table-cell office:value-type="float" office:value="26.9314" calcext:value-type="float">
            <text:p>26.93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.9525" calcext:value-type="float">
            <text:p>52.9525</text:p>
          </table:table-cell>
          <table:table-cell office:value-type="float" office:value="52.6079" calcext:value-type="float">
            <text:p>52.60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6.062" calcext:value-type="float">
            <text:p>176.062</text:p>
          </table:table-cell>
          <table:table-cell office:value-type="float" office:value="146.029" calcext:value-type="float">
            <text:p>146.029</text:p>
          </table:table-cell>
          <table:table-cell office:value-type="float" office:value="104.77" calcext:value-type="float">
            <text:p>104.77</text:p>
          </table:table-cell>
          <table:table-cell office:value-type="float" office:value="90.8913" calcext:value-type="float">
            <text:p>90.891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869.078" calcext:value-type="float">
            <text:p>869.0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25.196" calcext:value-type="float">
            <text:p>425.196</text:p>
          </table:table-cell>
          <table:table-cell office:value-type="float" office:value="298.535" calcext:value-type="float">
            <text:p>298.53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2317" calcext:value-type="float">
            <text:p>58.2317</text:p>
          </table:table-cell>
          <table:table-cell office:value-type="float" office:value="5.63537" calcext:value-type="float">
            <text:p>5.63537</text:p>
          </table:table-cell>
          <table:table-cell office:value-type="float" office:value="6.26795" calcext:value-type="float">
            <text:p>6.26795</text:p>
          </table:table-cell>
          <table:table-cell office:value-type="float" office:value="2.83262" calcext:value-type="float">
            <text:p>2.83262</text:p>
          </table:table-cell>
          <table:table-cell office:value-type="float" office:value="9.71013" calcext:value-type="float">
            <text:p>9.71013</text:p>
          </table:table-cell>
          <table:table-cell office:value-type="float" office:value="4.55846" calcext:value-type="float">
            <text:p>4.55846</text:p>
          </table:table-cell>
          <table:table-cell office:value-type="float" office:value="11.4729" calcext:value-type="float">
            <text:p>11.4729</text:p>
          </table:table-cell>
          <table:table-cell office:value-type="float" office:value="6.14018" calcext:value-type="float">
            <text:p>6.14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258" calcext:value-type="float">
            <text:p>41.1258</text:p>
          </table:table-cell>
          <table:table-cell office:value-type="float" office:value="15.5863" calcext:value-type="float">
            <text:p>15.5863</text:p>
          </table:table-cell>
          <table:table-cell office:value-type="float" office:value="135.514" calcext:value-type="float">
            <text:p>135.514</text:p>
          </table:table-cell>
          <table:table-cell office:value-type="float" office:value="29.0668" calcext:value-type="float">
            <text:p>29.06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.9361" calcext:value-type="float">
            <text:p>57.9361</text:p>
          </table:table-cell>
          <table:table-cell office:value-type="float" office:value="23.6551" calcext:value-type="float">
            <text:p>23.6551</text:p>
          </table:table-cell>
          <table:table-cell office:value-type="float" office:value="29.0902" calcext:value-type="float">
            <text:p>29.0902</text:p>
          </table:table-cell>
          <table:table-cell office:value-type="float" office:value="27.5859" calcext:value-type="float">
            <text:p>27.58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.335" calcext:value-type="float">
            <text:p>55.335</text:p>
          </table:table-cell>
          <table:table-cell office:value-type="float" office:value="54.996" calcext:value-type="float">
            <text:p>54.9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5.18" calcext:value-type="float">
            <text:p>335.18</text:p>
          </table:table-cell>
          <table:table-cell office:value-type="float" office:value="125.924" calcext:value-type="float">
            <text:p>125.924</text:p>
          </table:table-cell>
          <table:table-cell office:value-type="float" office:value="119.982" calcext:value-type="float">
            <text:p>119.982</text:p>
          </table:table-cell>
          <table:table-cell office:value-type="float" office:value="99.9466" calcext:value-type="float">
            <text:p>99.946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43.199" calcext:value-type="float">
            <text:p>643.19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72.489" calcext:value-type="float">
            <text:p>672.489</text:p>
          </table:table-cell>
          <table:table-cell office:value-type="float" office:value="657.366" calcext:value-type="float">
            <text:p>657.36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212.16" calcext:value-type="float">
            <text:p>1212.16</text:p>
          </table:table-cell>
          <table:table-cell office:value-type="float" office:value="260.973" calcext:value-type="float">
            <text:p>260.973</text:p>
          </table:table-cell>
          <table:table-cell office:value-type="float" office:value="215.226" calcext:value-type="float">
            <text:p>215.22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7851" calcext:value-type="float">
            <text:p>58.7851</text:p>
          </table:table-cell>
          <table:table-cell office:value-type="float" office:value="5.68085" calcext:value-type="float">
            <text:p>5.68085</text:p>
          </table:table-cell>
          <table:table-cell office:value-type="float" office:value="6.3063" calcext:value-type="float">
            <text:p>6.3063</text:p>
          </table:table-cell>
          <table:table-cell office:value-type="float" office:value="2.83494" calcext:value-type="float">
            <text:p>2.83494</text:p>
          </table:table-cell>
          <table:table-cell office:value-type="float" office:value="9.41447" calcext:value-type="float">
            <text:p>9.41447</text:p>
          </table:table-cell>
          <table:table-cell office:value-type="float" office:value="4.51843" calcext:value-type="float">
            <text:p>4.51843</text:p>
          </table:table-cell>
          <table:table-cell office:value-type="float" office:value="11.5299" calcext:value-type="float">
            <text:p>11.5299</text:p>
          </table:table-cell>
          <table:table-cell office:value-type="float" office:value="6.14018" calcext:value-type="float">
            <text:p>6.14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826" calcext:value-type="float">
            <text:p>30.0826</text:p>
          </table:table-cell>
          <table:table-cell office:value-type="float" office:value="16.6817" calcext:value-type="float">
            <text:p>16.6817</text:p>
          </table:table-cell>
          <table:table-cell office:value-type="float" office:value="140.341" calcext:value-type="float">
            <text:p>140.341</text:p>
          </table:table-cell>
          <table:table-cell office:value-type="float" office:value="30.0375" calcext:value-type="float">
            <text:p>30.03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8169" calcext:value-type="float">
            <text:p>25.8169</text:p>
          </table:table-cell>
          <table:table-cell office:value-type="float" office:value="23.5538" calcext:value-type="float">
            <text:p>23.5538</text:p>
          </table:table-cell>
          <table:table-cell office:value-type="float" office:value="30.2204" calcext:value-type="float">
            <text:p>30.2204</text:p>
          </table:table-cell>
          <table:table-cell office:value-type="float" office:value="28.3123" calcext:value-type="float">
            <text:p>28.3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.2371" calcext:value-type="float">
            <text:p>58.2371</text:p>
          </table:table-cell>
          <table:table-cell office:value-type="float" office:value="57.7596" calcext:value-type="float">
            <text:p>57.75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9.4835" calcext:value-type="float">
            <text:p>89.4835</text:p>
          </table:table-cell>
          <table:table-cell office:value-type="float" office:value="89.4556" calcext:value-type="float">
            <text:p>89.4556</text:p>
          </table:table-cell>
          <table:table-cell office:value-type="float" office:value="149.765" calcext:value-type="float">
            <text:p>149.765</text:p>
          </table:table-cell>
          <table:table-cell office:value-type="float" office:value="115.312" calcext:value-type="float">
            <text:p>115.31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.4711" calcext:value-type="float">
            <text:p>2.47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69.55" calcext:value-type="float">
            <text:p>1069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.76" calcext:value-type="float">
            <text:p>903.76</text:p>
          </table:table-cell>
          <table:table-cell office:value-type="float" office:value="792.436" calcext:value-type="float">
            <text:p>792.4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4.322" calcext:value-type="float">
            <text:p>414.322</text:p>
          </table:table-cell>
          <table:table-cell office:value-type="float" office:value="272.776" calcext:value-type="float">
            <text:p>272.77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5374" calcext:value-type="float">
            <text:p>70.5374</text:p>
          </table:table-cell>
          <table:table-cell office:value-type="float" office:value="5.73168" calcext:value-type="float">
            <text:p>5.73168</text:p>
          </table:table-cell>
          <table:table-cell office:value-type="float" office:value="6.21739" calcext:value-type="float">
            <text:p>6.21739</text:p>
          </table:table-cell>
          <table:table-cell office:value-type="float" office:value="2.86195" calcext:value-type="float">
            <text:p>2.86195</text:p>
          </table:table-cell>
          <table:table-cell office:value-type="float" office:value="9.0036" calcext:value-type="float">
            <text:p>9.0036</text:p>
          </table:table-cell>
          <table:table-cell office:value-type="float" office:value="4.48532" calcext:value-type="float">
            <text:p>4.48532</text:p>
          </table:table-cell>
          <table:table-cell office:value-type="float" office:value="11.3961" calcext:value-type="float">
            <text:p>11.3961</text:p>
          </table:table-cell>
          <table:table-cell office:value-type="float" office:value="6.13936" calcext:value-type="float">
            <text:p>6.13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509" calcext:value-type="float">
            <text:p>107.509</text:p>
          </table:table-cell>
          <table:table-cell office:value-type="float" office:value="20.5064" calcext:value-type="float">
            <text:p>20.5064</text:p>
          </table:table-cell>
          <table:table-cell office:value-type="float" office:value="158.287" calcext:value-type="float">
            <text:p>158.287</text:p>
          </table:table-cell>
          <table:table-cell office:value-type="float" office:value="30.4868" calcext:value-type="float">
            <text:p>30.48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.7166" calcext:value-type="float">
            <text:p>26.7166</text:p>
          </table:table-cell>
          <table:table-cell office:value-type="float" office:value="24.1243" calcext:value-type="float">
            <text:p>24.1243</text:p>
          </table:table-cell>
          <table:table-cell office:value-type="float" office:value="31.1111" calcext:value-type="float">
            <text:p>31.1111</text:p>
          </table:table-cell>
          <table:table-cell office:value-type="float" office:value="29.0698" calcext:value-type="float">
            <text:p>29.06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.7154" calcext:value-type="float">
            <text:p>61.7154</text:p>
          </table:table-cell>
          <table:table-cell office:value-type="float" office:value="61.0659" calcext:value-type="float">
            <text:p>61.06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4.6791" calcext:value-type="float">
            <text:p>94.6791</text:p>
          </table:table-cell>
          <table:table-cell office:value-type="float" office:value="94.6619" calcext:value-type="float">
            <text:p>94.6619</text:p>
          </table:table-cell>
          <table:table-cell office:value-type="float" office:value="312.001" calcext:value-type="float">
            <text:p>312.001</text:p>
          </table:table-cell>
          <table:table-cell office:value-type="float" office:value="129.43" calcext:value-type="float">
            <text:p>129.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832.477" calcext:value-type="float">
            <text:p>832.47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3.315" calcext:value-type="float">
            <text:p>663.315</text:p>
          </table:table-cell>
          <table:table-cell office:value-type="float" office:value="605.23" calcext:value-type="float">
            <text:p>605.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3.769" calcext:value-type="float">
            <text:p>383.769</text:p>
          </table:table-cell>
          <table:table-cell office:value-type="float" office:value="285.942" calcext:value-type="float">
            <text:p>285.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59952" calcext:value-type="float">
            <text:p>2.5995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48.235" calcext:value-type="float">
            <text:p>648.235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543" calcext:value-type="float">
            <text:p>57.543</text:p>
          </table:table-cell>
          <table:table-cell office:value-type="float" office:value="5.63709" calcext:value-type="float">
            <text:p>5.63709</text:p>
          </table:table-cell>
          <table:table-cell office:value-type="float" office:value="6.98886" calcext:value-type="float">
            <text:p>6.98886</text:p>
          </table:table-cell>
          <table:table-cell office:value-type="float" office:value="2.94489" calcext:value-type="float">
            <text:p>2.94489</text:p>
          </table:table-cell>
          <table:table-cell office:value-type="float" office:value="9.7462" calcext:value-type="float">
            <text:p>9.7462</text:p>
          </table:table-cell>
          <table:table-cell office:value-type="float" office:value="4.55915" calcext:value-type="float">
            <text:p>4.55915</text:p>
          </table:table-cell>
          <table:table-cell office:value-type="float" office:value="12.1962" calcext:value-type="float">
            <text:p>12.1962</text:p>
          </table:table-cell>
          <table:table-cell office:value-type="float" office:value="6.15817" calcext:value-type="float">
            <text:p>6.15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577" calcext:value-type="float">
            <text:p>110.577</text:p>
          </table:table-cell>
          <table:table-cell office:value-type="float" office:value="20.1684" calcext:value-type="float">
            <text:p>20.1684</text:p>
          </table:table-cell>
          <table:table-cell office:value-type="float" office:value="132.339" calcext:value-type="float">
            <text:p>132.339</text:p>
          </table:table-cell>
          <table:table-cell office:value-type="float" office:value="28.852" calcext:value-type="float">
            <text:p>28.8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.4366" calcext:value-type="float">
            <text:p>42.4366</text:p>
          </table:table-cell>
          <table:table-cell office:value-type="float" office:value="25.242" calcext:value-type="float">
            <text:p>25.242</text:p>
          </table:table-cell>
          <table:table-cell office:value-type="float" office:value="32.387" calcext:value-type="float">
            <text:p>32.387</text:p>
          </table:table-cell>
          <table:table-cell office:value-type="float" office:value="29.9592" calcext:value-type="float">
            <text:p>29.95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.1478" calcext:value-type="float">
            <text:p>66.1478</text:p>
          </table:table-cell>
          <table:table-cell office:value-type="float" office:value="65.1626" calcext:value-type="float">
            <text:p>65.16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1.068" calcext:value-type="float">
            <text:p>101.068</text:p>
          </table:table-cell>
          <table:table-cell office:value-type="float" office:value="101.058" calcext:value-type="float">
            <text:p>101.058</text:p>
          </table:table-cell>
          <table:table-cell office:value-type="float" office:value="71.8213" calcext:value-type="float">
            <text:p>71.8213</text:p>
          </table:table-cell>
          <table:table-cell office:value-type="float" office:value="69.3906" calcext:value-type="float">
            <text:p>69.39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34.238" calcext:value-type="float">
            <text:p>834.238</text:p>
          </table:table-cell>
          <table:table-cell office:value-type="float" office:value="820.246" calcext:value-type="float">
            <text:p>820.246</text:p>
          </table:table-cell>
          <table:table-cell table:number-columns-repeated="2" office:value-type="float" office:value="882.643" calcext:value-type="float">
            <text:p>882.6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061.5" calcext:value-type="float">
            <text:p>1061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1.983" calcext:value-type="float">
            <text:p>151.983</text:p>
          </table:table-cell>
          <table:table-cell office:value-type="float" office:value="141.7" calcext:value-type="float">
            <text:p>141.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0643" calcext:value-type="float">
            <text:p>66.0643</text:p>
          </table:table-cell>
          <table:table-cell office:value-type="float" office:value="5.70967" calcext:value-type="float">
            <text:p>5.70967</text:p>
          </table:table-cell>
          <table:table-cell office:value-type="float" office:value="7.00635" calcext:value-type="float">
            <text:p>7.00635</text:p>
          </table:table-cell>
          <table:table-cell office:value-type="float" office:value="2.93041" calcext:value-type="float">
            <text:p>2.93041</text:p>
          </table:table-cell>
          <table:table-cell office:value-type="float" office:value="9.0965" calcext:value-type="float">
            <text:p>9.0965</text:p>
          </table:table-cell>
          <table:table-cell office:value-type="float" office:value="4.50464" calcext:value-type="float">
            <text:p>4.50464</text:p>
          </table:table-cell>
          <table:table-cell office:value-type="float" office:value="10.8381" calcext:value-type="float">
            <text:p>10.8381</text:p>
          </table:table-cell>
          <table:table-cell office:value-type="float" office:value="6.05225" calcext:value-type="float">
            <text:p>6.05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609" calcext:value-type="float">
            <text:p>113.609</text:p>
          </table:table-cell>
          <table:table-cell office:value-type="float" office:value="19.9789" calcext:value-type="float">
            <text:p>19.9789</text:p>
          </table:table-cell>
          <table:table-cell office:value-type="float" office:value="157.474" calcext:value-type="float">
            <text:p>157.474</text:p>
          </table:table-cell>
          <table:table-cell office:value-type="float" office:value="31.0531" calcext:value-type="float">
            <text:p>31.05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.0192" calcext:value-type="float">
            <text:p>29.0192</text:p>
          </table:table-cell>
          <table:table-cell office:value-type="float" office:value="25.5007" calcext:value-type="float">
            <text:p>25.5007</text:p>
          </table:table-cell>
          <table:table-cell office:value-type="float" office:value="33.6901" calcext:value-type="float">
            <text:p>33.6901</text:p>
          </table:table-cell>
          <table:table-cell office:value-type="float" office:value="30.9692" calcext:value-type="float">
            <text:p>30.96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.022" calcext:value-type="float">
            <text:p>72.022</text:p>
          </table:table-cell>
          <table:table-cell office:value-type="float" office:value="70.3896" calcext:value-type="float">
            <text:p>70.38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9.169" calcext:value-type="float">
            <text:p>109.169</text:p>
          </table:table-cell>
          <table:table-cell office:value-type="float" office:value="109.139" calcext:value-type="float">
            <text:p>109.139</text:p>
          </table:table-cell>
          <table:table-cell office:value-type="float" office:value="74.8176" calcext:value-type="float">
            <text:p>74.8176</text:p>
          </table:table-cell>
          <table:table-cell office:value-type="float" office:value="71.7537" calcext:value-type="float">
            <text:p>71.753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51.85" calcext:value-type="float">
            <text:p>551.8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058" calcext:value-type="float">
            <text:p>10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37.206" calcext:value-type="float">
            <text:p>437.206</text:p>
          </table:table-cell>
          <table:table-cell office:value-type="float" office:value="312.603" calcext:value-type="float">
            <text:p>312.60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081" calcext:value-type="float">
            <text:p>62.081</text:p>
          </table:table-cell>
          <table:table-cell office:value-type="float" office:value="5.63618" calcext:value-type="float">
            <text:p>5.63618</text:p>
          </table:table-cell>
          <table:table-cell office:value-type="float" office:value="6.94223" calcext:value-type="float">
            <text:p>6.94223</text:p>
          </table:table-cell>
          <table:table-cell office:value-type="float" office:value="2.93522" calcext:value-type="float">
            <text:p>2.93522</text:p>
          </table:table-cell>
          <table:table-cell office:value-type="float" office:value="9.49951" calcext:value-type="float">
            <text:p>9.49951</text:p>
          </table:table-cell>
          <table:table-cell office:value-type="float" office:value="4.55218" calcext:value-type="float">
            <text:p>4.55218</text:p>
          </table:table-cell>
          <table:table-cell office:value-type="float" office:value="11.5259" calcext:value-type="float">
            <text:p>11.5259</text:p>
          </table:table-cell>
          <table:table-cell office:value-type="float" office:value="6.13477" calcext:value-type="float">
            <text:p>6.13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7816" calcext:value-type="float">
            <text:p>93.7816</text:p>
          </table:table-cell>
          <table:table-cell office:value-type="float" office:value="19.6042" calcext:value-type="float">
            <text:p>19.6042</text:p>
          </table:table-cell>
          <table:table-cell office:value-type="float" office:value="153.229" calcext:value-type="float">
            <text:p>153.229</text:p>
          </table:table-cell>
          <table:table-cell office:value-type="float" office:value="29.8519" calcext:value-type="float">
            <text:p>29.85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.0592" calcext:value-type="float">
            <text:p>31.0592</text:p>
          </table:table-cell>
          <table:table-cell office:value-type="float" office:value="26.3907" calcext:value-type="float">
            <text:p>26.3907</text:p>
          </table:table-cell>
          <table:table-cell office:value-type="float" office:value="35.4792" calcext:value-type="float">
            <text:p>35.4792</text:p>
          </table:table-cell>
          <table:table-cell office:value-type="float" office:value="32.1197" calcext:value-type="float">
            <text:p>32.11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.3724" calcext:value-type="float">
            <text:p>79.3724</text:p>
          </table:table-cell>
          <table:table-cell office:value-type="float" office:value="77.3126" calcext:value-type="float">
            <text:p>77.31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9.637" calcext:value-type="float">
            <text:p>119.637</text:p>
          </table:table-cell>
          <table:table-cell office:value-type="float" office:value="119.486" calcext:value-type="float">
            <text:p>119.486</text:p>
          </table:table-cell>
          <table:table-cell office:value-type="float" office:value="78.3746" calcext:value-type="float">
            <text:p>78.3746</text:p>
          </table:table-cell>
          <table:table-cell office:value-type="float" office:value="74.4275" calcext:value-type="float">
            <text:p>74.427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731.174" calcext:value-type="float">
            <text:p>731.174</text:p>
          </table:table-cell>
          <table:table-cell office:value-type="float" office:value="684.486" calcext:value-type="float">
            <text:p>684.486</text:p>
          </table:table-cell>
          <table:table-cell office:value-type="float" office:value="698.547" calcext:value-type="float">
            <text:p>698.547</text:p>
          </table:table-cell>
          <table:table-cell office:value-type="float" office:value="691.303" calcext:value-type="float">
            <text:p>691.30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60.19" calcext:value-type="float">
            <text:p>1160.19</text:p>
          </table:table-cell>
          <table:table-cell office:value-type="float" office:value="550.447" calcext:value-type="float">
            <text:p>550.447</text:p>
          </table:table-cell>
          <table:table-cell office:value-type="float" office:value="279.16" calcext:value-type="float">
            <text:p>279.1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5772" calcext:value-type="float">
            <text:p>58.5772</text:p>
          </table:table-cell>
          <table:table-cell office:value-type="float" office:value="5.50777" calcext:value-type="float">
            <text:p>5.50777</text:p>
          </table:table-cell>
          <table:table-cell office:value-type="float" office:value="6.95934" calcext:value-type="float">
            <text:p>6.95934</text:p>
          </table:table-cell>
          <table:table-cell office:value-type="float" office:value="2.88576" calcext:value-type="float">
            <text:p>2.88576</text:p>
          </table:table-cell>
          <table:table-cell office:value-type="float" office:value="9.97249" calcext:value-type="float">
            <text:p>9.97249</text:p>
          </table:table-cell>
          <table:table-cell office:value-type="float" office:value="4.54362" calcext:value-type="float">
            <text:p>4.54362</text:p>
          </table:table-cell>
          <table:table-cell office:value-type="float" office:value="11.1173" calcext:value-type="float">
            <text:p>11.1173</text:p>
          </table:table-cell>
          <table:table-cell office:value-type="float" office:value="6.05444" calcext:value-type="float">
            <text:p>6.05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647" calcext:value-type="float">
            <text:p>115.647</text:p>
          </table:table-cell>
          <table:table-cell office:value-type="float" office:value="20.3959" calcext:value-type="float">
            <text:p>20.3959</text:p>
          </table:table-cell>
          <table:table-cell office:value-type="float" office:value="123.458" calcext:value-type="float">
            <text:p>123.458</text:p>
          </table:table-cell>
          <table:table-cell office:value-type="float" office:value="27.9576" calcext:value-type="float">
            <text:p>27.95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.1235" calcext:value-type="float">
            <text:p>34.1235</text:p>
          </table:table-cell>
          <table:table-cell office:value-type="float" office:value="27.5788" calcext:value-type="float">
            <text:p>27.5788</text:p>
          </table:table-cell>
          <table:table-cell office:value-type="float" office:value="37.7053" calcext:value-type="float">
            <text:p>37.7053</text:p>
          </table:table-cell>
          <table:table-cell office:value-type="float" office:value="33.5333" calcext:value-type="float">
            <text:p>33.5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0.6056" calcext:value-type="float">
            <text:p>90.6056</text:p>
          </table:table-cell>
          <table:table-cell office:value-type="float" office:value="87.2684" calcext:value-type="float">
            <text:p>87.268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4.277" calcext:value-type="float">
            <text:p>134.277</text:p>
          </table:table-cell>
          <table:table-cell office:value-type="float" office:value="134.063" calcext:value-type="float">
            <text:p>134.063</text:p>
          </table:table-cell>
          <table:table-cell office:value-type="float" office:value="81.56" calcext:value-type="float">
            <text:p>81.56</text:p>
          </table:table-cell>
          <table:table-cell office:value-type="float" office:value="77.5244" calcext:value-type="float">
            <text:p>77.524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806.19" calcext:value-type="float">
            <text:p>806.19</text:p>
          </table:table-cell>
          <table:table-cell office:value-type="float" office:value="851.327" calcext:value-type="float">
            <text:p>851.327</text:p>
          </table:table-cell>
          <table:table-cell table:number-columns-repeated="2" office:value-type="float" office:value="939.635" calcext:value-type="float">
            <text:p>939.6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3.85" calcext:value-type="float">
            <text:p>863.85</text:p>
          </table:table-cell>
          <table:table-cell office:value-type="float" office:value="401.401" calcext:value-type="float">
            <text:p>401.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2.085" calcext:value-type="float">
            <text:p>772.085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0053" calcext:value-type="float">
            <text:p>68.0053</text:p>
          </table:table-cell>
          <table:table-cell office:value-type="float" office:value="5.62382" calcext:value-type="float">
            <text:p>5.62382</text:p>
          </table:table-cell>
          <table:table-cell office:value-type="float" office:value="6.91828" calcext:value-type="float">
            <text:p>6.91828</text:p>
          </table:table-cell>
          <table:table-cell office:value-type="float" office:value="2.86831" calcext:value-type="float">
            <text:p>2.86831</text:p>
          </table:table-cell>
          <table:table-cell office:value-type="float" office:value="10.246" calcext:value-type="float">
            <text:p>10.246</text:p>
          </table:table-cell>
          <table:table-cell office:value-type="float" office:value="4.51659" calcext:value-type="float">
            <text:p>4.51659</text:p>
          </table:table-cell>
          <table:table-cell office:value-type="float" office:value="10.0127" calcext:value-type="float">
            <text:p>10.0127</text:p>
          </table:table-cell>
          <table:table-cell office:value-type="float" office:value="6.02894" calcext:value-type="float">
            <text:p>6.02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898" calcext:value-type="float">
            <text:p>32.0898</text:p>
          </table:table-cell>
          <table:table-cell office:value-type="float" office:value="17.5126" calcext:value-type="float">
            <text:p>17.5126</text:p>
          </table:table-cell>
          <table:table-cell office:value-type="float" office:value="158.223" calcext:value-type="float">
            <text:p>158.223</text:p>
          </table:table-cell>
          <table:table-cell office:value-type="float" office:value="30.9158" calcext:value-type="float">
            <text:p>30.91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4.754" calcext:value-type="float">
            <text:p>104.754</text:p>
          </table:table-cell>
          <table:table-cell office:value-type="float" office:value="30.657" calcext:value-type="float">
            <text:p>30.657</text:p>
          </table:table-cell>
          <table:table-cell office:value-type="float" office:value="40.9734" calcext:value-type="float">
            <text:p>40.9734</text:p>
          </table:table-cell>
          <table:table-cell office:value-type="float" office:value="35.3199" calcext:value-type="float">
            <text:p>35.31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.232" calcext:value-type="float">
            <text:p>110.232</text:p>
          </table:table-cell>
          <table:table-cell office:value-type="float" office:value="103.972" calcext:value-type="float">
            <text:p>103.972</text:p>
          </table:table-cell>
          <table:table-cell office:value-type="float" office:value="501.728" calcext:value-type="float">
            <text:p>501.728</text:p>
          </table:table-cell>
          <table:table-cell office:value-type="float" office:value="250.319" calcext:value-type="float">
            <text:p>250.31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68.607" calcext:value-type="float">
            <text:p>668.607</text:p>
          </table:table-cell>
          <table:table-cell office:value-type="float" office:value="157.923" calcext:value-type="float">
            <text:p>157.923</text:p>
          </table:table-cell>
          <table:table-cell office:value-type="float" office:value="157.491" calcext:value-type="float">
            <text:p>157.491</text:p>
          </table:table-cell>
          <table:table-cell office:value-type="float" office:value="86.4479" calcext:value-type="float">
            <text:p>86.4479</text:p>
          </table:table-cell>
          <table:table-cell office:value-type="float" office:value="81.1875" calcext:value-type="float">
            <text:p>81.18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50.2" calcext:value-type="float">
            <text:p>750.2</text:p>
          </table:table-cell>
          <table:table-cell office:value-type="float" office:value="712.654" calcext:value-type="float">
            <text:p>712.654</text:p>
          </table:table-cell>
          <table:table-cell table:number-columns-repeated="2" office:value-type="float" office:value="619.289" calcext:value-type="float">
            <text:p>619.28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747.138" calcext:value-type="float">
            <text:p>747.1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33.471" calcext:value-type="float">
            <text:p>933.471</text:p>
          </table:table-cell>
          <table:table-cell office:value-type="float" office:value="522.923" calcext:value-type="float">
            <text:p>522.9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1.772" calcext:value-type="float">
            <text:p>671.772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055" calcext:value-type="float">
            <text:p>61.9055</text:p>
          </table:table-cell>
          <table:table-cell office:value-type="float" office:value="5.53968" calcext:value-type="float">
            <text:p>5.53968</text:p>
          </table:table-cell>
          <table:table-cell office:value-type="float" office:value="6.48282" calcext:value-type="float">
            <text:p>6.48282</text:p>
          </table:table-cell>
          <table:table-cell office:value-type="float" office:value="2.81924" calcext:value-type="float">
            <text:p>2.81924</text:p>
          </table:table-cell>
          <table:table-cell office:value-type="float" office:value="8.90753" calcext:value-type="float">
            <text:p>8.90753</text:p>
          </table:table-cell>
          <table:table-cell office:value-type="float" office:value="4.38609" calcext:value-type="float">
            <text:p>4.38609</text:p>
          </table:table-cell>
          <table:table-cell office:value-type="float" office:value="12.1442" calcext:value-type="float">
            <text:p>12.1442</text:p>
          </table:table-cell>
          <table:table-cell office:value-type="float" office:value="6.23048" calcext:value-type="float">
            <text:p>6.23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6885" calcext:value-type="float">
            <text:p>94.6885</text:p>
          </table:table-cell>
          <table:table-cell office:value-type="float" office:value="20.464" calcext:value-type="float">
            <text:p>20.464</text:p>
          </table:table-cell>
          <table:table-cell office:value-type="float" office:value="148.318" calcext:value-type="float">
            <text:p>148.318</text:p>
          </table:table-cell>
          <table:table-cell office:value-type="float" office:value="30.1609" calcext:value-type="float">
            <text:p>30.16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.2712" calcext:value-type="float">
            <text:p>31.2712</text:p>
          </table:table-cell>
          <table:table-cell office:value-type="float" office:value="27.2279" calcext:value-type="float">
            <text:p>27.2279</text:p>
          </table:table-cell>
          <table:table-cell office:value-type="float" office:value="44.4164" calcext:value-type="float">
            <text:p>44.4164</text:p>
          </table:table-cell>
          <table:table-cell office:value-type="float" office:value="37.5786" calcext:value-type="float">
            <text:p>37.57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5.096" calcext:value-type="float">
            <text:p>225.096</text:p>
          </table:table-cell>
          <table:table-cell office:value-type="float" office:value="131.874" calcext:value-type="float">
            <text:p>131.87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5.041" calcext:value-type="float">
            <text:p>205.041</text:p>
          </table:table-cell>
          <table:table-cell office:value-type="float" office:value="203.161" calcext:value-type="float">
            <text:p>203.161</text:p>
          </table:table-cell>
          <table:table-cell office:value-type="float" office:value="93.0184" calcext:value-type="float">
            <text:p>93.0184</text:p>
          </table:table-cell>
          <table:table-cell office:value-type="float" office:value="85.6321" calcext:value-type="float">
            <text:p>85.632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681.919" calcext:value-type="float">
            <text:p>681.91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00.327" calcext:value-type="float">
            <text:p>300.327</text:p>
          </table:table-cell>
          <table:table-cell office:value-type="float" office:value="250.66" calcext:value-type="float">
            <text:p>250.6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34" calcext:value-type="float">
            <text:p>70.734</text:p>
          </table:table-cell>
          <table:table-cell office:value-type="float" office:value="5.62791" calcext:value-type="float">
            <text:p>5.62791</text:p>
          </table:table-cell>
          <table:table-cell office:value-type="float" office:value="6.91743" calcext:value-type="float">
            <text:p>6.91743</text:p>
          </table:table-cell>
          <table:table-cell office:value-type="float" office:value="2.86675" calcext:value-type="float">
            <text:p>2.86675</text:p>
          </table:table-cell>
          <table:table-cell office:value-type="float" office:value="9.60915" calcext:value-type="float">
            <text:p>9.60915</text:p>
          </table:table-cell>
          <table:table-cell office:value-type="float" office:value="4.44704" calcext:value-type="float">
            <text:p>4.44704</text:p>
          </table:table-cell>
          <table:table-cell office:value-type="float" office:value="12.401" calcext:value-type="float">
            <text:p>12.401</text:p>
          </table:table-cell>
          <table:table-cell office:value-type="float" office:value="6.18088" calcext:value-type="float">
            <text:p>6.18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0813" calcext:value-type="float">
            <text:p>83.0813</text:p>
          </table:table-cell>
          <table:table-cell office:value-type="float" office:value="21.5104" calcext:value-type="float">
            <text:p>21.5104</text:p>
          </table:table-cell>
          <table:table-cell office:value-type="float" office:value="173.524" calcext:value-type="float">
            <text:p>173.524</text:p>
          </table:table-cell>
          <table:table-cell office:value-type="float" office:value="31.8706" calcext:value-type="float">
            <text:p>31.87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3628" calcext:value-type="float">
            <text:p>33.3628</text:p>
          </table:table-cell>
          <table:table-cell office:value-type="float" office:value="28.3265" calcext:value-type="float">
            <text:p>28.3265</text:p>
          </table:table-cell>
          <table:table-cell office:value-type="float" office:value="50.9025" calcext:value-type="float">
            <text:p>50.9025</text:p>
          </table:table-cell>
          <table:table-cell office:value-type="float" office:value="40.8034" calcext:value-type="float">
            <text:p>40.80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2.005" calcext:value-type="float">
            <text:p>212.005</text:p>
          </table:table-cell>
          <table:table-cell office:value-type="float" office:value="113.805" calcext:value-type="float">
            <text:p>113.80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49.439" calcext:value-type="float">
            <text:p>449.439</text:p>
          </table:table-cell>
          <table:table-cell office:value-type="float" office:value="365.948" calcext:value-type="float">
            <text:p>365.948</text:p>
          </table:table-cell>
          <table:table-cell office:value-type="float" office:value="101.249" calcext:value-type="float">
            <text:p>101.249</text:p>
          </table:table-cell>
          <table:table-cell office:value-type="float" office:value="91.2526" calcext:value-type="float">
            <text:p>91.252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.34415" calcext:value-type="float">
            <text:p>2.344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43.639" calcext:value-type="float">
            <text:p>243.639</text:p>
          </table:table-cell>
          <table:table-cell table:number-columns-repeated="2" office:value-type="float" office:value="543.865" calcext:value-type="float">
            <text:p>543.865</text:p>
          </table:table-cell>
          <table:table-cell table:number-columns-repeated="2" office:value-type="float" office:value="626.299" calcext:value-type="float">
            <text:p>626.2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5.19" calcext:value-type="float">
            <text:p>355.19</text:p>
          </table:table-cell>
          <table:table-cell office:value-type="float" office:value="268.341" calcext:value-type="float">
            <text:p>268.34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26" calcext:value-type="float">
            <text:p>67.126</text:p>
          </table:table-cell>
          <table:table-cell office:value-type="float" office:value="5.52379" calcext:value-type="float">
            <text:p>5.52379</text:p>
          </table:table-cell>
          <table:table-cell office:value-type="float" office:value="6.95342" calcext:value-type="float">
            <text:p>6.95342</text:p>
          </table:table-cell>
          <table:table-cell office:value-type="float" office:value="2.84937" calcext:value-type="float">
            <text:p>2.84937</text:p>
          </table:table-cell>
          <table:table-cell office:value-type="float" office:value="9.62796" calcext:value-type="float">
            <text:p>9.62796</text:p>
          </table:table-cell>
          <table:table-cell office:value-type="float" office:value="4.41717" calcext:value-type="float">
            <text:p>4.41717</text:p>
          </table:table-cell>
          <table:table-cell office:value-type="float" office:value="11.3055" calcext:value-type="float">
            <text:p>11.3055</text:p>
          </table:table-cell>
          <table:table-cell office:value-type="float" office:value="6.08885" calcext:value-type="float">
            <text:p>6.08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065" calcext:value-type="float">
            <text:p>194.065</text:p>
          </table:table-cell>
          <table:table-cell office:value-type="float" office:value="28.1034" calcext:value-type="float">
            <text:p>28.1034</text:p>
          </table:table-cell>
          <table:table-cell office:value-type="float" office:value="152.358" calcext:value-type="float">
            <text:p>152.358</text:p>
          </table:table-cell>
          <table:table-cell office:value-type="float" office:value="29.6521" calcext:value-type="float">
            <text:p>29.65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.2381" calcext:value-type="float">
            <text:p>36.2381</text:p>
          </table:table-cell>
          <table:table-cell office:value-type="float" office:value="29.7003" calcext:value-type="float">
            <text:p>29.7003</text:p>
          </table:table-cell>
          <table:table-cell office:value-type="float" office:value="62.2524" calcext:value-type="float">
            <text:p>62.2524</text:p>
          </table:table-cell>
          <table:table-cell office:value-type="float" office:value="46.0491" calcext:value-type="float">
            <text:p>46.04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.7557" calcext:value-type="float">
            <text:p>72.7557</text:p>
          </table:table-cell>
          <table:table-cell office:value-type="float" office:value="72.7359" calcext:value-type="float">
            <text:p>72.735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14.097" calcext:value-type="float">
            <text:p>114.097</text:p>
          </table:table-cell>
          <table:table-cell office:value-type="float" office:value="99.2022" calcext:value-type="float">
            <text:p>99.202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860.866" calcext:value-type="float">
            <text:p>860.86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885.751" calcext:value-type="float">
            <text:p>885.751</text:p>
          </table:table-cell>
          <table:table-cell table:number-columns-repeated="2" office:value-type="float" office:value="442.354" calcext:value-type="float">
            <text:p>442.3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6.528" calcext:value-type="float">
            <text:p>276.528</text:p>
          </table:table-cell>
          <table:table-cell office:value-type="float" office:value="227.871" calcext:value-type="float">
            <text:p>227.87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693" calcext:value-type="float">
            <text:p>62.2693</text:p>
          </table:table-cell>
          <table:table-cell office:value-type="float" office:value="5.36558" calcext:value-type="float">
            <text:p>5.36558</text:p>
          </table:table-cell>
          <table:table-cell office:value-type="float" office:value="6.73486" calcext:value-type="float">
            <text:p>6.73486</text:p>
          </table:table-cell>
          <table:table-cell office:value-type="float" office:value="2.81236" calcext:value-type="float">
            <text:p>2.81236</text:p>
          </table:table-cell>
          <table:table-cell office:value-type="float" office:value="9.11227" calcext:value-type="float">
            <text:p>9.11227</text:p>
          </table:table-cell>
          <table:table-cell office:value-type="float" office:value="4.33597" calcext:value-type="float">
            <text:p>4.33597</text:p>
          </table:table-cell>
          <table:table-cell office:value-type="float" office:value="12.4701" calcext:value-type="float">
            <text:p>12.4701</text:p>
          </table:table-cell>
          <table:table-cell office:value-type="float" office:value="6.14988" calcext:value-type="float">
            <text:p>6.1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5592" calcext:value-type="float">
            <text:p>85.5592</text:p>
          </table:table-cell>
          <table:table-cell office:value-type="float" office:value="21.0979" calcext:value-type="float">
            <text:p>21.0979</text:p>
          </table:table-cell>
          <table:table-cell office:value-type="float" office:value="159.189" calcext:value-type="float">
            <text:p>159.189</text:p>
          </table:table-cell>
          <table:table-cell office:value-type="float" office:value="29.5033" calcext:value-type="float">
            <text:p>29.50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.2736" calcext:value-type="float">
            <text:p>40.2736</text:p>
          </table:table-cell>
          <table:table-cell office:value-type="float" office:value="31.5593" calcext:value-type="float">
            <text:p>31.5593</text:p>
          </table:table-cell>
          <table:table-cell office:value-type="float" office:value="149.575" calcext:value-type="float">
            <text:p>149.575</text:p>
          </table:table-cell>
          <table:table-cell office:value-type="float" office:value="58.8217" calcext:value-type="float">
            <text:p>58.82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.9173" calcext:value-type="float">
            <text:p>79.9173</text:p>
          </table:table-cell>
          <table:table-cell office:value-type="float" office:value="79.883" calcext:value-type="float">
            <text:p>79.88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6.145" calcext:value-type="float">
            <text:p>136.145</text:p>
          </table:table-cell>
          <table:table-cell office:value-type="float" office:value="111.741" calcext:value-type="float">
            <text:p>111.74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069" calcext:value-type="float">
            <text:p>1069</text:p>
          </table:table-cell>
          <table:table-cell table:number-columns-repeated="2" office:value-type="float" office:value="764.566" calcext:value-type="float">
            <text:p>764.5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0.213" calcext:value-type="float">
            <text:p>380.213</text:p>
          </table:table-cell>
          <table:table-cell office:value-type="float" office:value="260.69" calcext:value-type="float">
            <text:p>260.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8.923" calcext:value-type="float">
            <text:p>878.923</text:p>
          </table:table-cell>
          <table:table-cell table:number-columns-repeated="2" office:value-type="float" office:value="394.038" calcext:value-type="float">
            <text:p>394.038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312" calcext:value-type="float">
            <text:p>60.3312</text:p>
          </table:table-cell>
          <table:table-cell office:value-type="float" office:value="5.24946" calcext:value-type="float">
            <text:p>5.24946</text:p>
          </table:table-cell>
          <table:table-cell office:value-type="float" office:value="6.329" calcext:value-type="float">
            <text:p>6.329</text:p>
          </table:table-cell>
          <table:table-cell office:value-type="float" office:value="2.76858" calcext:value-type="float">
            <text:p>2.76858</text:p>
          </table:table-cell>
          <table:table-cell office:value-type="float" office:value="8.24311" calcext:value-type="float">
            <text:p>8.24311</text:p>
          </table:table-cell>
          <table:table-cell office:value-type="float" office:value="4.3133" calcext:value-type="float">
            <text:p>4.3133</text:p>
          </table:table-cell>
          <table:table-cell office:value-type="float" office:value="11.0527" calcext:value-type="float">
            <text:p>11.0527</text:p>
          </table:table-cell>
          <table:table-cell office:value-type="float" office:value="5.99518" calcext:value-type="float">
            <text:p>5.99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602" calcext:value-type="float">
            <text:p>134.602</text:p>
          </table:table-cell>
          <table:table-cell office:value-type="float" office:value="21.888" calcext:value-type="float">
            <text:p>21.888</text:p>
          </table:table-cell>
          <table:table-cell office:value-type="float" office:value="135.002" calcext:value-type="float">
            <text:p>135.002</text:p>
          </table:table-cell>
          <table:table-cell office:value-type="float" office:value="28.4259" calcext:value-type="float">
            <text:p>28.42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.2441" calcext:value-type="float">
            <text:p>75.2441</text:p>
          </table:table-cell>
          <table:table-cell office:value-type="float" office:value="35.3401" calcext:value-type="float">
            <text:p>35.3401</text:p>
          </table:table-cell>
          <table:table-cell office:value-type="float" office:value="28.0045" calcext:value-type="float">
            <text:p>28.0045</text:p>
          </table:table-cell>
          <table:table-cell office:value-type="float" office:value="27.9429" calcext:value-type="float">
            <text:p>27.94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9.7818" calcext:value-type="float">
            <text:p>89.7818</text:p>
          </table:table-cell>
          <table:table-cell office:value-type="float" office:value="89.6903" calcext:value-type="float">
            <text:p>89.690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92.288" calcext:value-type="float">
            <text:p>292.288</text:p>
          </table:table-cell>
          <table:table-cell office:value-type="float" office:value="131.032" calcext:value-type="float">
            <text:p>131.0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0.17" calcext:value-type="float">
            <text:p>850.17</text:p>
          </table:table-cell>
          <table:table-cell office:value-type="float" office:value="854.312" calcext:value-type="float">
            <text:p>854.3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059.57" calcext:value-type="float">
            <text:p>1059.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78.674" calcext:value-type="float">
            <text:p>378.674</text:p>
          </table:table-cell>
          <table:table-cell office:value-type="float" office:value="253.796" calcext:value-type="float">
            <text:p>253.79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8018" calcext:value-type="float">
            <text:p>58.8018</text:p>
          </table:table-cell>
          <table:table-cell office:value-type="float" office:value="5.24644" calcext:value-type="float">
            <text:p>5.24644</text:p>
          </table:table-cell>
          <table:table-cell office:value-type="float" office:value="6.48633" calcext:value-type="float">
            <text:p>6.48633</text:p>
          </table:table-cell>
          <table:table-cell office:value-type="float" office:value="2.76928" calcext:value-type="float">
            <text:p>2.76928</text:p>
          </table:table-cell>
          <table:table-cell office:value-type="float" office:value="9.02598" calcext:value-type="float">
            <text:p>9.02598</text:p>
          </table:table-cell>
          <table:table-cell office:value-type="float" office:value="4.38243" calcext:value-type="float">
            <text:p>4.38243</text:p>
          </table:table-cell>
          <table:table-cell office:value-type="float" office:value="11.264" calcext:value-type="float">
            <text:p>11.264</text:p>
          </table:table-cell>
          <table:table-cell office:value-type="float" office:value="6.03153" calcext:value-type="float">
            <text:p>6.03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45" calcext:value-type="float">
            <text:p>109.45</text:p>
          </table:table-cell>
          <table:table-cell office:value-type="float" office:value="21.9722" calcext:value-type="float">
            <text:p>21.9722</text:p>
          </table:table-cell>
          <table:table-cell office:value-type="float" office:value="145.194" calcext:value-type="float">
            <text:p>145.194</text:p>
          </table:table-cell>
          <table:table-cell office:value-type="float" office:value="28.6172" calcext:value-type="float">
            <text:p>28.6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.8181" calcext:value-type="float">
            <text:p>70.8181</text:p>
          </table:table-cell>
          <table:table-cell office:value-type="float" office:value="33.719" calcext:value-type="float">
            <text:p>33.719</text:p>
          </table:table-cell>
          <table:table-cell office:value-type="float" office:value="28.5834" calcext:value-type="float">
            <text:p>28.5834</text:p>
          </table:table-cell>
          <table:table-cell office:value-type="float" office:value="28.5481" calcext:value-type="float">
            <text:p>28.54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5.298" calcext:value-type="float">
            <text:p>105.298</text:p>
          </table:table-cell>
          <table:table-cell office:value-type="float" office:value="105.026" calcext:value-type="float">
            <text:p>105.02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3.194" calcext:value-type="float">
            <text:p>83.194</text:p>
          </table:table-cell>
          <table:table-cell office:value-type="float" office:value="81.5041" calcext:value-type="float">
            <text:p>81.50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75.591" calcext:value-type="float">
            <text:p>675.591</text:p>
          </table:table-cell>
          <table:table-cell office:value-type="float" office:value="658.332" calcext:value-type="float">
            <text:p>658.3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92.141" calcext:value-type="float">
            <text:p>992.141</text:p>
          </table:table-cell>
          <table:table-cell office:value-type="float" office:value="985.461" calcext:value-type="float">
            <text:p>985.4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11.509" calcext:value-type="float">
            <text:p>311.509</text:p>
          </table:table-cell>
          <table:table-cell office:value-type="float" office:value="248.173" calcext:value-type="float">
            <text:p>248.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6.695" calcext:value-type="float">
            <text:p>746.695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6878" calcext:value-type="float">
            <text:p>65.6878</text:p>
          </table:table-cell>
          <table:table-cell office:value-type="float" office:value="5.28978" calcext:value-type="float">
            <text:p>5.28978</text:p>
          </table:table-cell>
          <table:table-cell office:value-type="float" office:value="6.35199" calcext:value-type="float">
            <text:p>6.35199</text:p>
          </table:table-cell>
          <table:table-cell office:value-type="float" office:value="2.76843" calcext:value-type="float">
            <text:p>2.76843</text:p>
          </table:table-cell>
          <table:table-cell office:value-type="float" office:value="8.91792" calcext:value-type="float">
            <text:p>8.91792</text:p>
          </table:table-cell>
          <table:table-cell office:value-type="float" office:value="4.39136" calcext:value-type="float">
            <text:p>4.39136</text:p>
          </table:table-cell>
          <table:table-cell office:value-type="float" office:value="12.1161" calcext:value-type="float">
            <text:p>12.1161</text:p>
          </table:table-cell>
          <table:table-cell office:value-type="float" office:value="6.04132" calcext:value-type="float">
            <text:p>6.04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053" calcext:value-type="float">
            <text:p>157.053</text:p>
          </table:table-cell>
          <table:table-cell office:value-type="float" office:value="23.8847" calcext:value-type="float">
            <text:p>23.8847</text:p>
          </table:table-cell>
          <table:table-cell office:value-type="float" office:value="170.065" calcext:value-type="float">
            <text:p>170.065</text:p>
          </table:table-cell>
          <table:table-cell office:value-type="float" office:value="29.7509" calcext:value-type="float">
            <text:p>29.75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.1048" calcext:value-type="float">
            <text:p>65.1048</text:p>
          </table:table-cell>
          <table:table-cell office:value-type="float" office:value="30.8446" calcext:value-type="float">
            <text:p>30.8446</text:p>
          </table:table-cell>
          <table:table-cell office:value-type="float" office:value="29.2605" calcext:value-type="float">
            <text:p>29.2605</text:p>
          </table:table-cell>
          <table:table-cell office:value-type="float" office:value="29.1684" calcext:value-type="float">
            <text:p>29.16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.62" calcext:value-type="float">
            <text:p>135.62</text:p>
          </table:table-cell>
          <table:table-cell office:value-type="float" office:value="134.414" calcext:value-type="float">
            <text:p>134.41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7.7167" calcext:value-type="float">
            <text:p>87.7167</text:p>
          </table:table-cell>
          <table:table-cell office:value-type="float" office:value="85.2928" calcext:value-type="float">
            <text:p>85.29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8.614" calcext:value-type="float">
            <text:p>568.614</text:p>
          </table:table-cell>
          <table:table-cell office:value-type="float" office:value="535.43" calcext:value-type="float">
            <text:p>535.4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10.667" calcext:value-type="float">
            <text:p>510.667</text:p>
          </table:table-cell>
          <table:table-cell table:number-columns-repeated="2" office:value-type="float" office:value="402.625" calcext:value-type="float">
            <text:p>402.6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0.573" calcext:value-type="float">
            <text:p>360.573</text:p>
          </table:table-cell>
          <table:table-cell office:value-type="float" office:value="274.934" calcext:value-type="float">
            <text:p>274.93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1784" calcext:value-type="float">
            <text:p>54.1784</text:p>
          </table:table-cell>
          <table:table-cell office:value-type="float" office:value="5.1101" calcext:value-type="float">
            <text:p>5.1101</text:p>
          </table:table-cell>
          <table:table-cell office:value-type="float" office:value="6.65779" calcext:value-type="float">
            <text:p>6.65779</text:p>
          </table:table-cell>
          <table:table-cell office:value-type="float" office:value="2.77404" calcext:value-type="float">
            <text:p>2.77404</text:p>
          </table:table-cell>
          <table:table-cell office:value-type="float" office:value="9.09814" calcext:value-type="float">
            <text:p>9.09814</text:p>
          </table:table-cell>
          <table:table-cell office:value-type="float" office:value="4.39822" calcext:value-type="float">
            <text:p>4.39822</text:p>
          </table:table-cell>
          <table:table-cell office:value-type="float" office:value="11.4557" calcext:value-type="float">
            <text:p>11.4557</text:p>
          </table:table-cell>
          <table:table-cell office:value-type="float" office:value="5.96903" calcext:value-type="float">
            <text:p>5.96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832" calcext:value-type="float">
            <text:p>76.5832</text:p>
          </table:table-cell>
          <table:table-cell office:value-type="float" office:value="19.302" calcext:value-type="float">
            <text:p>19.302</text:p>
          </table:table-cell>
          <table:table-cell office:value-type="float" office:value="137.577" calcext:value-type="float">
            <text:p>137.577</text:p>
          </table:table-cell>
          <table:table-cell office:value-type="float" office:value="27.6745" calcext:value-type="float">
            <text:p>27.67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.9288" calcext:value-type="float">
            <text:p>41.9288</text:p>
          </table:table-cell>
          <table:table-cell office:value-type="float" office:value="32.2481" calcext:value-type="float">
            <text:p>32.2481</text:p>
          </table:table-cell>
          <table:table-cell office:value-type="float" office:value="29.8614" calcext:value-type="float">
            <text:p>29.8614</text:p>
          </table:table-cell>
          <table:table-cell office:value-type="float" office:value="29.8446" calcext:value-type="float">
            <text:p>29.84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office:value-type="float" office:value="207.391" calcext:value-type="float">
            <text:p>207.39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2.7449" calcext:value-type="float">
            <text:p>92.7449</text:p>
          </table:table-cell>
          <table:table-cell office:value-type="float" office:value="89.8303" calcext:value-type="float">
            <text:p>89.83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83.336" calcext:value-type="float">
            <text:p>883.336</text:p>
          </table:table-cell>
          <table:table-cell office:value-type="float" office:value="883.334" calcext:value-type="float">
            <text:p>883.3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833.048" calcext:value-type="float">
            <text:p>833.0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34.202" calcext:value-type="float">
            <text:p>934.202</text:p>
          </table:table-cell>
          <table:table-cell office:value-type="float" office:value="352.197" calcext:value-type="float">
            <text:p>352.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7.379" calcext:value-type="float">
            <text:p>547.379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159" calcext:value-type="float">
            <text:p>54.3159</text:p>
          </table:table-cell>
          <table:table-cell office:value-type="float" office:value="5.13723" calcext:value-type="float">
            <text:p>5.13723</text:p>
          </table:table-cell>
          <table:table-cell office:value-type="float" office:value="6.5751" calcext:value-type="float">
            <text:p>6.5751</text:p>
          </table:table-cell>
          <table:table-cell office:value-type="float" office:value="2.76729" calcext:value-type="float">
            <text:p>2.76729</text:p>
          </table:table-cell>
          <table:table-cell office:value-type="float" office:value="9.15656" calcext:value-type="float">
            <text:p>9.15656</text:p>
          </table:table-cell>
          <table:table-cell office:value-type="float" office:value="4.36918" calcext:value-type="float">
            <text:p>4.36918</text:p>
          </table:table-cell>
          <table:table-cell office:value-type="float" office:value="10.685" calcext:value-type="float">
            <text:p>10.685</text:p>
          </table:table-cell>
          <table:table-cell office:value-type="float" office:value="5.93246" calcext:value-type="float">
            <text:p>5.93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8241" calcext:value-type="float">
            <text:p>90.8241</text:p>
          </table:table-cell>
          <table:table-cell office:value-type="float" office:value="21.2564" calcext:value-type="float">
            <text:p>21.2564</text:p>
          </table:table-cell>
          <table:table-cell office:value-type="float" office:value="147.387" calcext:value-type="float">
            <text:p>147.387</text:p>
          </table:table-cell>
          <table:table-cell office:value-type="float" office:value="28.4498" calcext:value-type="float">
            <text:p>28.44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.9902" calcext:value-type="float">
            <text:p>72.9902</text:p>
          </table:table-cell>
          <table:table-cell office:value-type="float" office:value="35.7204" calcext:value-type="float">
            <text:p>35.7204</text:p>
          </table:table-cell>
          <table:table-cell office:value-type="float" office:value="30.6137" calcext:value-type="float">
            <text:p>30.6137</text:p>
          </table:table-cell>
          <table:table-cell office:value-type="float" office:value="30.5604" calcext:value-type="float">
            <text:p>30.560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99.5587" calcext:value-type="float">
            <text:p>99.5587</text:p>
          </table:table-cell>
          <table:table-cell office:value-type="float" office:value="95.2024" calcext:value-type="float">
            <text:p>95.202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83.879" calcext:value-type="float">
            <text:p>783.879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443.827" calcext:value-type="float">
            <text:p>443.827</text:p>
          </table:table-cell>
          <table:table-cell table:number-columns-repeated="2" office:value-type="float" office:value="802.156" calcext:value-type="float">
            <text:p>802.1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81.313" calcext:value-type="float">
            <text:p>681.313</text:p>
          </table:table-cell>
          <table:table-cell office:value-type="float" office:value="330.143" calcext:value-type="float">
            <text:p>330.14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9013" calcext:value-type="float">
            <text:p>54.9013</text:p>
          </table:table-cell>
          <table:table-cell office:value-type="float" office:value="5.06687" calcext:value-type="float">
            <text:p>5.06687</text:p>
          </table:table-cell>
          <table:table-cell office:value-type="float" office:value="6.18341" calcext:value-type="float">
            <text:p>6.18341</text:p>
          </table:table-cell>
          <table:table-cell office:value-type="float" office:value="2.73111" calcext:value-type="float">
            <text:p>2.73111</text:p>
          </table:table-cell>
          <table:table-cell office:value-type="float" office:value="9.3697" calcext:value-type="float">
            <text:p>9.3697</text:p>
          </table:table-cell>
          <table:table-cell office:value-type="float" office:value="4.38935" calcext:value-type="float">
            <text:p>4.38935</text:p>
          </table:table-cell>
          <table:table-cell office:value-type="float" office:value="11.4793" calcext:value-type="float">
            <text:p>11.4793</text:p>
          </table:table-cell>
          <table:table-cell office:value-type="float" office:value="5.99936" calcext:value-type="float">
            <text:p>5.99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196" calcext:value-type="float">
            <text:p>112.196</text:p>
          </table:table-cell>
          <table:table-cell office:value-type="float" office:value="22.1988" calcext:value-type="float">
            <text:p>22.1988</text:p>
          </table:table-cell>
          <table:table-cell office:value-type="float" office:value="144.25" calcext:value-type="float">
            <text:p>144.25</text:p>
          </table:table-cell>
          <table:table-cell office:value-type="float" office:value="27.3714" calcext:value-type="float">
            <text:p>27.37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3.0064" calcext:value-type="float">
            <text:p>93.0064</text:p>
          </table:table-cell>
          <table:table-cell office:value-type="float" office:value="35.134" calcext:value-type="float">
            <text:p>35.134</text:p>
          </table:table-cell>
          <table:table-cell office:value-type="float" office:value="31.3713" calcext:value-type="float">
            <text:p>31.3713</text:p>
          </table:table-cell>
          <table:table-cell office:value-type="float" office:value="31.3259" calcext:value-type="float">
            <text:p>31.325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05.138" calcext:value-type="float">
            <text:p>505.13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7.307" calcext:value-type="float">
            <text:p>107.307</text:p>
          </table:table-cell>
          <table:table-cell office:value-type="float" office:value="102.114" calcext:value-type="float">
            <text:p>102.1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883.331" calcext:value-type="float">
            <text:p>883.33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050.6" calcext:value-type="float">
            <text:p>1050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4.75" calcext:value-type="float">
            <text:p>224.75</text:p>
          </table:table-cell>
          <table:table-cell office:value-type="float" office:value="217.841" calcext:value-type="float">
            <text:p>217.84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3491" calcext:value-type="float">
            <text:p>57.3491</text:p>
          </table:table-cell>
          <table:table-cell office:value-type="float" office:value="5.11406" calcext:value-type="float">
            <text:p>5.11406</text:p>
          </table:table-cell>
          <table:table-cell office:value-type="float" office:value="6.50148" calcext:value-type="float">
            <text:p>6.50148</text:p>
          </table:table-cell>
          <table:table-cell office:value-type="float" office:value="2.74997" calcext:value-type="float">
            <text:p>2.74997</text:p>
          </table:table-cell>
          <table:table-cell office:value-type="float" office:value="9.84132" calcext:value-type="float">
            <text:p>9.84132</text:p>
          </table:table-cell>
          <table:table-cell office:value-type="float" office:value="4.34971" calcext:value-type="float">
            <text:p>4.34971</text:p>
          </table:table-cell>
          <table:table-cell office:value-type="float" office:value="11.019" calcext:value-type="float">
            <text:p>11.019</text:p>
          </table:table-cell>
          <table:table-cell office:value-type="float" office:value="5.96415" calcext:value-type="float">
            <text:p>5.96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074" calcext:value-type="float">
            <text:p>147.074</text:p>
          </table:table-cell>
          <table:table-cell office:value-type="float" office:value="25.197" calcext:value-type="float">
            <text:p>25.197</text:p>
          </table:table-cell>
          <table:table-cell office:value-type="float" office:value="136.934" calcext:value-type="float">
            <text:p>136.934</text:p>
          </table:table-cell>
          <table:table-cell office:value-type="float" office:value="28.0713" calcext:value-type="float">
            <text:p>28.07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.1605" calcext:value-type="float">
            <text:p>39.1605</text:p>
          </table:table-cell>
          <table:table-cell office:value-type="float" office:value="30.1228" calcext:value-type="float">
            <text:p>30.1228</text:p>
          </table:table-cell>
          <table:table-cell office:value-type="float" office:value="32.3382" calcext:value-type="float">
            <text:p>32.3382</text:p>
          </table:table-cell>
          <table:table-cell office:value-type="float" office:value="32.2122" calcext:value-type="float">
            <text:p>32.212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77.751" calcext:value-type="float">
            <text:p>177.751</text:p>
          </table:table-cell>
          <table:table-cell office:value-type="float" office:value="118.377" calcext:value-type="float">
            <text:p>118.37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90.506" calcext:value-type="float">
            <text:p>390.506</text:p>
          </table:table-cell>
          <table:table-cell office:value-type="float" office:value="725.878" calcext:value-type="float">
            <text:p>725.878</text:p>
          </table:table-cell>
          <table:table-cell office:value-type="float" office:value="677.633" calcext:value-type="float">
            <text:p>677.63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28.394" calcext:value-type="float">
            <text:p>728.3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51.477" calcext:value-type="float">
            <text:p>651.477</text:p>
          </table:table-cell>
          <table:table-cell office:value-type="float" office:value="399.612" calcext:value-type="float">
            <text:p>399.61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967" calcext:value-type="float">
            <text:p>65.0967</text:p>
          </table:table-cell>
          <table:table-cell office:value-type="float" office:value="5.08642" calcext:value-type="float">
            <text:p>5.08642</text:p>
          </table:table-cell>
          <table:table-cell office:value-type="float" office:value="6.26473" calcext:value-type="float">
            <text:p>6.26473</text:p>
          </table:table-cell>
          <table:table-cell office:value-type="float" office:value="2.74011" calcext:value-type="float">
            <text:p>2.74011</text:p>
          </table:table-cell>
          <table:table-cell office:value-type="float" office:value="8.81296" calcext:value-type="float">
            <text:p>8.81296</text:p>
          </table:table-cell>
          <table:table-cell office:value-type="float" office:value="4.25306" calcext:value-type="float">
            <text:p>4.25306</text:p>
          </table:table-cell>
          <table:table-cell office:value-type="float" office:value="12.1237" calcext:value-type="float">
            <text:p>12.1237</text:p>
          </table:table-cell>
          <table:table-cell office:value-type="float" office:value="6.0382" calcext:value-type="float">
            <text:p>6.0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834" calcext:value-type="float">
            <text:p>158.834</text:p>
          </table:table-cell>
          <table:table-cell office:value-type="float" office:value="22.9862" calcext:value-type="float">
            <text:p>22.9862</text:p>
          </table:table-cell>
          <table:table-cell office:value-type="float" office:value="170.46" calcext:value-type="float">
            <text:p>170.46</text:p>
          </table:table-cell>
          <table:table-cell office:value-type="float" office:value="29.3553" calcext:value-type="float">
            <text:p>29.35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.4525" calcext:value-type="float">
            <text:p>73.4525</text:p>
          </table:table-cell>
          <table:table-cell office:value-type="float" office:value="31.8209" calcext:value-type="float">
            <text:p>31.8209</text:p>
          </table:table-cell>
          <table:table-cell office:value-type="float" office:value="33.2994" calcext:value-type="float">
            <text:p>33.2994</text:p>
          </table:table-cell>
          <table:table-cell office:value-type="float" office:value="33.1667" calcext:value-type="float">
            <text:p>33.166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39.876" calcext:value-type="float">
            <text:p>139.876</text:p>
          </table:table-cell>
          <table:table-cell office:value-type="float" office:value="125.703" calcext:value-type="float">
            <text:p>125.70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57.545" calcext:value-type="float">
            <text:p>757.545</text:p>
          </table:table-cell>
          <table:table-cell table:number-columns-repeated="2" office:value-type="float" office:value="523.2" calcext:value-type="float">
            <text:p>523.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41.513" calcext:value-type="float">
            <text:p>441.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9.34" calcext:value-type="float">
            <text:p>549.34</text:p>
          </table:table-cell>
          <table:table-cell office:value-type="float" office:value="343.359" calcext:value-type="float">
            <text:p>343.35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439" calcext:value-type="float">
            <text:p>45.5439</text:p>
          </table:table-cell>
          <table:table-cell office:value-type="float" office:value="4.91404" calcext:value-type="float">
            <text:p>4.91404</text:p>
          </table:table-cell>
          <table:table-cell office:value-type="float" office:value="6.6241" calcext:value-type="float">
            <text:p>6.6241</text:p>
          </table:table-cell>
          <table:table-cell office:value-type="float" office:value="2.77551" calcext:value-type="float">
            <text:p>2.77551</text:p>
          </table:table-cell>
          <table:table-cell office:value-type="float" office:value="8.68244" calcext:value-type="float">
            <text:p>8.68244</text:p>
          </table:table-cell>
          <table:table-cell office:value-type="float" office:value="4.21795" calcext:value-type="float">
            <text:p>4.21795</text:p>
          </table:table-cell>
          <table:table-cell office:value-type="float" office:value="11.2014" calcext:value-type="float">
            <text:p>11.2014</text:p>
          </table:table-cell>
          <table:table-cell office:value-type="float" office:value="5.92254" calcext:value-type="float">
            <text:p>5.92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6614" calcext:value-type="float">
            <text:p>44.6614</text:p>
          </table:table-cell>
          <table:table-cell office:value-type="float" office:value="18.6459" calcext:value-type="float">
            <text:p>18.6459</text:p>
          </table:table-cell>
          <table:table-cell office:value-type="float" office:value="134.595" calcext:value-type="float">
            <text:p>134.595</text:p>
          </table:table-cell>
          <table:table-cell office:value-type="float" office:value="27.2904" calcext:value-type="float">
            <text:p>27.29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9676" calcext:value-type="float">
            <text:p>37.9676</text:p>
          </table:table-cell>
          <table:table-cell office:value-type="float" office:value="30.0568" calcext:value-type="float">
            <text:p>30.0568</text:p>
          </table:table-cell>
          <table:table-cell office:value-type="float" office:value="34.285" calcext:value-type="float">
            <text:p>34.285</text:p>
          </table:table-cell>
          <table:table-cell office:value-type="float" office:value="34.2201" calcext:value-type="float">
            <text:p>34.220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80.944" calcext:value-type="float">
            <text:p>180.944</text:p>
          </table:table-cell>
          <table:table-cell office:value-type="float" office:value="153.12" calcext:value-type="float">
            <text:p>153.1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507.468" calcext:value-type="float">
            <text:p>507.46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008.45" calcext:value-type="float">
            <text:p>1008.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75.166" calcext:value-type="float">
            <text:p>375.166</text:p>
          </table:table-cell>
          <table:table-cell office:value-type="float" office:value="288.065" calcext:value-type="float">
            <text:p>288.06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232" calcext:value-type="float">
            <text:p>52.4232</text:p>
          </table:table-cell>
          <table:table-cell office:value-type="float" office:value="4.9441" calcext:value-type="float">
            <text:p>4.9441</text:p>
          </table:table-cell>
          <table:table-cell office:value-type="float" office:value="6.712" calcext:value-type="float">
            <text:p>6.712</text:p>
          </table:table-cell>
          <table:table-cell office:value-type="float" office:value="2.75616" calcext:value-type="float">
            <text:p>2.75616</text:p>
          </table:table-cell>
          <table:table-cell office:value-type="float" office:value="8.53607" calcext:value-type="float">
            <text:p>8.53607</text:p>
          </table:table-cell>
          <table:table-cell office:value-type="float" office:value="4.21449" calcext:value-type="float">
            <text:p>4.21449</text:p>
          </table:table-cell>
          <table:table-cell office:value-type="float" office:value="12.1942" calcext:value-type="float">
            <text:p>12.1942</text:p>
          </table:table-cell>
          <table:table-cell office:value-type="float" office:value="5.9832" calcext:value-type="float">
            <text:p>5.9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2826" calcext:value-type="float">
            <text:p>97.2826</text:p>
          </table:table-cell>
          <table:table-cell office:value-type="float" office:value="23.3857" calcext:value-type="float">
            <text:p>23.3857</text:p>
          </table:table-cell>
          <table:table-cell office:value-type="float" office:value="144.443" calcext:value-type="float">
            <text:p>144.443</text:p>
          </table:table-cell>
          <table:table-cell office:value-type="float" office:value="27.3593" calcext:value-type="float">
            <text:p>27.35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.7466" calcext:value-type="float">
            <text:p>74.7466</text:p>
          </table:table-cell>
          <table:table-cell office:value-type="float" office:value="32.0647" calcext:value-type="float">
            <text:p>32.0647</text:p>
          </table:table-cell>
          <table:table-cell office:value-type="float" office:value="35.5162" calcext:value-type="float">
            <text:p>35.5162</text:p>
          </table:table-cell>
          <table:table-cell office:value-type="float" office:value="35.3898" calcext:value-type="float">
            <text:p>35.389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40.873" calcext:value-type="float">
            <text:p>340.873</text:p>
          </table:table-cell>
          <table:table-cell office:value-type="float" office:value="134.62" calcext:value-type="float">
            <text:p>134.6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478.398" calcext:value-type="float">
            <text:p>478.398</text:p>
          </table:table-cell>
          <table:table-cell office:value-type="float" office:value="329.644" calcext:value-type="float">
            <text:p>329.64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5182" calcext:value-type="float">
            <text:p>60.5182</text:p>
          </table:table-cell>
          <table:table-cell office:value-type="float" office:value="4.93571" calcext:value-type="float">
            <text:p>4.93571</text:p>
          </table:table-cell>
          <table:table-cell office:value-type="float" office:value="6.3166" calcext:value-type="float">
            <text:p>6.3166</text:p>
          </table:table-cell>
          <table:table-cell office:value-type="float" office:value="2.70591" calcext:value-type="float">
            <text:p>2.70591</text:p>
          </table:table-cell>
          <table:table-cell office:value-type="float" office:value="8.44162" calcext:value-type="float">
            <text:p>8.44162</text:p>
          </table:table-cell>
          <table:table-cell office:value-type="float" office:value="4.21952" calcext:value-type="float">
            <text:p>4.21952</text:p>
          </table:table-cell>
          <table:table-cell office:value-type="float" office:value="9.82211" calcext:value-type="float">
            <text:p>9.82211</text:p>
          </table:table-cell>
          <table:table-cell office:value-type="float" office:value="5.79224" calcext:value-type="float">
            <text:p>5.79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.404" calcext:value-type="float">
            <text:p>211.404</text:p>
          </table:table-cell>
          <table:table-cell office:value-type="float" office:value="30.4534" calcext:value-type="float">
            <text:p>30.4534</text:p>
          </table:table-cell>
          <table:table-cell office:value-type="float" office:value="136.662" calcext:value-type="float">
            <text:p>136.662</text:p>
          </table:table-cell>
          <table:table-cell office:value-type="float" office:value="26.8908" calcext:value-type="float">
            <text:p>26.89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.9323" calcext:value-type="float">
            <text:p>34.9323</text:p>
          </table:table-cell>
          <table:table-cell office:value-type="float" office:value="29.3634" calcext:value-type="float">
            <text:p>29.3634</text:p>
          </table:table-cell>
          <table:table-cell office:value-type="float" office:value="36.7913" calcext:value-type="float">
            <text:p>36.7913</text:p>
          </table:table-cell>
          <table:table-cell office:value-type="float" office:value="36.6749" calcext:value-type="float">
            <text:p>36.674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98.7178" calcext:value-type="float">
            <text:p>98.7178</text:p>
          </table:table-cell>
          <table:table-cell office:value-type="float" office:value="98.6688" calcext:value-type="float">
            <text:p>98.668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84.051" calcext:value-type="float">
            <text:p>684.0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99.816" calcext:value-type="float">
            <text:p>999.816</text:p>
          </table:table-cell>
          <table:table-cell office:value-type="float" office:value="782.223" calcext:value-type="float">
            <text:p>782.2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9.631" calcext:value-type="float">
            <text:p>469.631</text:p>
          </table:table-cell>
          <table:table-cell office:value-type="float" office:value="312.364" calcext:value-type="float">
            <text:p>312.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45315" calcext:value-type="float">
            <text:p>3.4531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341.45" calcext:value-type="float">
            <text:p>1341.45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651" calcext:value-type="float">
            <text:p>45.9651</text:p>
          </table:table-cell>
          <table:table-cell office:value-type="float" office:value="4.7762" calcext:value-type="float">
            <text:p>4.7762</text:p>
          </table:table-cell>
          <table:table-cell office:value-type="float" office:value="6.22451" calcext:value-type="float">
            <text:p>6.22451</text:p>
          </table:table-cell>
          <table:table-cell office:value-type="float" office:value="2.70486" calcext:value-type="float">
            <text:p>2.70486</text:p>
          </table:table-cell>
          <table:table-cell office:value-type="float" office:value="8.48623" calcext:value-type="float">
            <text:p>8.48623</text:p>
          </table:table-cell>
          <table:table-cell office:value-type="float" office:value="4.24257" calcext:value-type="float">
            <text:p>4.24257</text:p>
          </table:table-cell>
          <table:table-cell office:value-type="float" office:value="10.2311" calcext:value-type="float">
            <text:p>10.2311</text:p>
          </table:table-cell>
          <table:table-cell office:value-type="float" office:value="5.86436" calcext:value-type="float">
            <text:p>5.86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1818" calcext:value-type="float">
            <text:p>80.1818</text:p>
          </table:table-cell>
          <table:table-cell office:value-type="float" office:value="21.1443" calcext:value-type="float">
            <text:p>21.1443</text:p>
          </table:table-cell>
          <table:table-cell office:value-type="float" office:value="136.931" calcext:value-type="float">
            <text:p>136.931</text:p>
          </table:table-cell>
          <table:table-cell office:value-type="float" office:value="25.8798" calcext:value-type="float">
            <text:p>25.87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7223" calcext:value-type="float">
            <text:p>37.7223</text:p>
          </table:table-cell>
          <table:table-cell office:value-type="float" office:value="30.9661" calcext:value-type="float">
            <text:p>30.9661</text:p>
          </table:table-cell>
          <table:table-cell office:value-type="float" office:value="38.4998" calcext:value-type="float">
            <text:p>38.4998</text:p>
          </table:table-cell>
          <table:table-cell office:value-type="float" office:value="38.1634" calcext:value-type="float">
            <text:p>38.163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05.651" calcext:value-type="float">
            <text:p>105.651</text:p>
          </table:table-cell>
          <table:table-cell office:value-type="float" office:value="105.583" calcext:value-type="float">
            <text:p>105.58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854.771" calcext:value-type="float">
            <text:p>854.771</text:p>
          </table:table-cell>
          <table:table-cell table:number-columns-repeated="2" office:value-type="float" office:value="1070.24" calcext:value-type="float">
            <text:p>1070.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5.921" calcext:value-type="float">
            <text:p>405.921</text:p>
          </table:table-cell>
          <table:table-cell office:value-type="float" office:value="291.815" calcext:value-type="float">
            <text:p>291.81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293" calcext:value-type="float">
            <text:p>39.9293</text:p>
          </table:table-cell>
          <table:table-cell office:value-type="float" office:value="4.78239" calcext:value-type="float">
            <text:p>4.78239</text:p>
          </table:table-cell>
          <table:table-cell office:value-type="float" office:value="6.02345" calcext:value-type="float">
            <text:p>6.02345</text:p>
          </table:table-cell>
          <table:table-cell office:value-type="float" office:value="2.69421" calcext:value-type="float">
            <text:p>2.69421</text:p>
          </table:table-cell>
          <table:table-cell office:value-type="float" office:value="8.80985" calcext:value-type="float">
            <text:p>8.80985</text:p>
          </table:table-cell>
          <table:table-cell office:value-type="float" office:value="4.28456" calcext:value-type="float">
            <text:p>4.28456</text:p>
          </table:table-cell>
          <table:table-cell office:value-type="float" office:value="11.4925" calcext:value-type="float">
            <text:p>11.4925</text:p>
          </table:table-cell>
          <table:table-cell office:value-type="float" office:value="5.96647" calcext:value-type="float">
            <text:p>5.96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03" calcext:value-type="float">
            <text:p>175.03</text:p>
          </table:table-cell>
          <table:table-cell office:value-type="float" office:value="25.5241" calcext:value-type="float">
            <text:p>25.5241</text:p>
          </table:table-cell>
          <table:table-cell office:value-type="float" office:value="93.5209" calcext:value-type="float">
            <text:p>93.5209</text:p>
          </table:table-cell>
          <table:table-cell office:value-type="float" office:value="24.592" calcext:value-type="float">
            <text:p>24.5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.4329" calcext:value-type="float">
            <text:p>43.4329</text:p>
          </table:table-cell>
          <table:table-cell office:value-type="float" office:value="33.2837" calcext:value-type="float">
            <text:p>33.2837</text:p>
          </table:table-cell>
          <table:table-cell office:value-type="float" office:value="40.1511" calcext:value-type="float">
            <text:p>40.1511</text:p>
          </table:table-cell>
          <table:table-cell office:value-type="float" office:value="39.8951" calcext:value-type="float">
            <text:p>39.895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14.334" calcext:value-type="float">
            <text:p>114.334</text:p>
          </table:table-cell>
          <table:table-cell office:value-type="float" office:value="114.387" calcext:value-type="float">
            <text:p>114.38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59.298" calcext:value-type="float">
            <text:p>259.298</text:p>
          </table:table-cell>
          <table:table-cell office:value-type="float" office:value="201.562" calcext:value-type="float">
            <text:p>201.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70549" calcext:value-type="float">
            <text:p>3.7054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191.48" calcext:value-type="float">
            <text:p>1191.48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9374" calcext:value-type="float">
            <text:p>55.9374</text:p>
          </table:table-cell>
          <table:table-cell office:value-type="float" office:value="4.87901" calcext:value-type="float">
            <text:p>4.87901</text:p>
          </table:table-cell>
          <table:table-cell office:value-type="float" office:value="6.31976" calcext:value-type="float">
            <text:p>6.31976</text:p>
          </table:table-cell>
          <table:table-cell office:value-type="float" office:value="2.73185" calcext:value-type="float">
            <text:p>2.73185</text:p>
          </table:table-cell>
          <table:table-cell office:value-type="float" office:value="8.14415" calcext:value-type="float">
            <text:p>8.14415</text:p>
          </table:table-cell>
          <table:table-cell office:value-type="float" office:value="4.2586" calcext:value-type="float">
            <text:p>4.2586</text:p>
          </table:table-cell>
          <table:table-cell office:value-type="float" office:value="11.1041" calcext:value-type="float">
            <text:p>11.1041</text:p>
          </table:table-cell>
          <table:table-cell office:value-type="float" office:value="5.9068" calcext:value-type="float">
            <text:p>5.9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.44" calcext:value-type="float">
            <text:p>139.44</text:p>
          </table:table-cell>
          <table:table-cell office:value-type="float" office:value="23.3961" calcext:value-type="float">
            <text:p>23.3961</text:p>
          </table:table-cell>
          <table:table-cell office:value-type="float" office:value="152.89" calcext:value-type="float">
            <text:p>152.89</text:p>
          </table:table-cell>
          <table:table-cell office:value-type="float" office:value="27.4825" calcext:value-type="float">
            <text:p>27.48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.1951" calcext:value-type="float">
            <text:p>97.1951</text:p>
          </table:table-cell>
          <table:table-cell office:value-type="float" office:value="36.6972" calcext:value-type="float">
            <text:p>36.6972</text:p>
          </table:table-cell>
          <table:table-cell office:value-type="float" office:value="42.3932" calcext:value-type="float">
            <text:p>42.3932</text:p>
          </table:table-cell>
          <table:table-cell office:value-type="float" office:value="41.9264" calcext:value-type="float">
            <text:p>41.926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5.581" calcext:value-type="float">
            <text:p>125.581</text:p>
          </table:table-cell>
          <table:table-cell office:value-type="float" office:value="125.657" calcext:value-type="float">
            <text:p>125.6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55.561" calcext:value-type="float">
            <text:p>755.561</text:p>
          </table:table-cell>
          <table:table-cell office:value-type="float" office:value="670.443" calcext:value-type="float">
            <text:p>670.443</text:p>
          </table:table-cell>
          <table:table-cell office:value-type="float" office:value="845.876" calcext:value-type="float">
            <text:p>845.876</text:p>
          </table:table-cell>
          <table:table-cell office:value-type="float" office:value="586.636" calcext:value-type="float">
            <text:p>586.63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97.646" calcext:value-type="float">
            <text:p>297.646</text:p>
          </table:table-cell>
          <table:table-cell office:value-type="float" office:value="237.231" calcext:value-type="float">
            <text:p>237.23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5581" calcext:value-type="float">
            <text:p>50.5581</text:p>
          </table:table-cell>
          <table:table-cell office:value-type="float" office:value="4.78896" calcext:value-type="float">
            <text:p>4.78896</text:p>
          </table:table-cell>
          <table:table-cell office:value-type="float" office:value="6.33205" calcext:value-type="float">
            <text:p>6.33205</text:p>
          </table:table-cell>
          <table:table-cell office:value-type="float" office:value="2.70008" calcext:value-type="float">
            <text:p>2.70008</text:p>
          </table:table-cell>
          <table:table-cell office:value-type="float" office:value="9.29965" calcext:value-type="float">
            <text:p>9.29965</text:p>
          </table:table-cell>
          <table:table-cell office:value-type="float" office:value="4.36272" calcext:value-type="float">
            <text:p>4.36272</text:p>
          </table:table-cell>
          <table:table-cell office:value-type="float" office:value="11.338" calcext:value-type="float">
            <text:p>11.338</text:p>
          </table:table-cell>
          <table:table-cell office:value-type="float" office:value="5.92617" calcext:value-type="float">
            <text:p>5.92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246" calcext:value-type="float">
            <text:p>146.246</text:p>
          </table:table-cell>
          <table:table-cell office:value-type="float" office:value="22.673" calcext:value-type="float">
            <text:p>22.673</text:p>
          </table:table-cell>
          <table:table-cell office:value-type="float" office:value="113.222" calcext:value-type="float">
            <text:p>113.222</text:p>
          </table:table-cell>
          <table:table-cell office:value-type="float" office:value="25.394" calcext:value-type="float">
            <text:p>25.3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.9146" calcext:value-type="float">
            <text:p>78.9146</text:p>
          </table:table-cell>
          <table:table-cell office:value-type="float" office:value="34.7242" calcext:value-type="float">
            <text:p>34.7242</text:p>
          </table:table-cell>
          <table:table-cell office:value-type="float" office:value="44.7837" calcext:value-type="float">
            <text:p>44.7837</text:p>
          </table:table-cell>
          <table:table-cell office:value-type="float" office:value="44.2542" calcext:value-type="float">
            <text:p>44.254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41.452" calcext:value-type="float">
            <text:p>141.452</text:p>
          </table:table-cell>
          <table:table-cell office:value-type="float" office:value="141.302" calcext:value-type="float">
            <text:p>141.30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868.232" calcext:value-type="float">
            <text:p>868.2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522888" calcext:value-type="float">
            <text:p>0.5228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5.532" calcext:value-type="float">
            <text:p>215.532</text:p>
          </table:table-cell>
          <table:table-cell office:value-type="float" office:value="200.477" calcext:value-type="float">
            <text:p>200.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.79" calcext:value-type="float">
            <text:p>1135.79</text:p>
          </table:table-cell>
          <table:table-cell office:value-type="float" office:value="1107.85" calcext:value-type="float">
            <text:p>1107.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91.4" calcext:value-type="float">
            <text:p>1291.4</text:p>
          </table:table-cell>
          <table:table-cell office:value-type="float" office:value="818.568" calcext:value-type="float">
            <text:p>818.568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578" calcext:value-type="float">
            <text:p>42.8578</text:p>
          </table:table-cell>
          <table:table-cell office:value-type="float" office:value="4.79706" calcext:value-type="float">
            <text:p>4.79706</text:p>
          </table:table-cell>
          <table:table-cell office:value-type="float" office:value="6.09531" calcext:value-type="float">
            <text:p>6.09531</text:p>
          </table:table-cell>
          <table:table-cell office:value-type="float" office:value="2.71029" calcext:value-type="float">
            <text:p>2.71029</text:p>
          </table:table-cell>
          <table:table-cell office:value-type="float" office:value="8.80739" calcext:value-type="float">
            <text:p>8.80739</text:p>
          </table:table-cell>
          <table:table-cell office:value-type="float" office:value="4.33094" calcext:value-type="float">
            <text:p>4.33094</text:p>
          </table:table-cell>
          <table:table-cell office:value-type="float" office:value="11.4077" calcext:value-type="float">
            <text:p>11.4077</text:p>
          </table:table-cell>
          <table:table-cell office:value-type="float" office:value="5.89361" calcext:value-type="float">
            <text:p>5.89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.745" calcext:value-type="float">
            <text:p>214.745</text:p>
          </table:table-cell>
          <table:table-cell office:value-type="float" office:value="22.651" calcext:value-type="float">
            <text:p>22.651</text:p>
          </table:table-cell>
          <table:table-cell office:value-type="float" office:value="104.392" calcext:value-type="float">
            <text:p>104.392</text:p>
          </table:table-cell>
          <table:table-cell office:value-type="float" office:value="26.1771" calcext:value-type="float">
            <text:p>26.17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1.5361" calcext:value-type="float">
            <text:p>81.5361</text:p>
          </table:table-cell>
          <table:table-cell office:value-type="float" office:value="34.7987" calcext:value-type="float">
            <text:p>34.7987</text:p>
          </table:table-cell>
          <table:table-cell office:value-type="float" office:value="47.593" calcext:value-type="float">
            <text:p>47.593</text:p>
          </table:table-cell>
          <table:table-cell office:value-type="float" office:value="47.0714" calcext:value-type="float">
            <text:p>47.071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66.687" calcext:value-type="float">
            <text:p>166.687</text:p>
          </table:table-cell>
          <table:table-cell office:value-type="float" office:value="166.148" calcext:value-type="float">
            <text:p>166.148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513.208" calcext:value-type="float">
            <text:p>513.2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452656" calcext:value-type="float">
            <text:p>0.4526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34.864" calcext:value-type="float">
            <text:p>434.864</text:p>
          </table:table-cell>
          <table:table-cell office:value-type="float" office:value="288.943" calcext:value-type="float">
            <text:p>288.94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7095" calcext:value-type="float">
            <text:p>44.7095</text:p>
          </table:table-cell>
          <table:table-cell office:value-type="float" office:value="4.83205" calcext:value-type="float">
            <text:p>4.83205</text:p>
          </table:table-cell>
          <table:table-cell office:value-type="float" office:value="6.48231" calcext:value-type="float">
            <text:p>6.48231</text:p>
          </table:table-cell>
          <table:table-cell office:value-type="float" office:value="2.74286" calcext:value-type="float">
            <text:p>2.74286</text:p>
          </table:table-cell>
          <table:table-cell office:value-type="float" office:value="9.20617" calcext:value-type="float">
            <text:p>9.20617</text:p>
          </table:table-cell>
          <table:table-cell office:value-type="float" office:value="4.38549" calcext:value-type="float">
            <text:p>4.38549</text:p>
          </table:table-cell>
          <table:table-cell office:value-type="float" office:value="11.9484" calcext:value-type="float">
            <text:p>11.9484</text:p>
          </table:table-cell>
          <table:table-cell office:value-type="float" office:value="5.93195" calcext:value-type="float">
            <text:p>5.93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995" calcext:value-type="float">
            <text:p>24.5995</text:p>
          </table:table-cell>
          <table:table-cell office:value-type="float" office:value="14.9561" calcext:value-type="float">
            <text:p>14.9561</text:p>
          </table:table-cell>
          <table:table-cell office:value-type="float" office:value="119.909" calcext:value-type="float">
            <text:p>119.909</text:p>
          </table:table-cell>
          <table:table-cell office:value-type="float" office:value="28.009" calcext:value-type="float">
            <text:p>28.0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.762" calcext:value-type="float">
            <text:p>77.762</text:p>
          </table:table-cell>
          <table:table-cell office:value-type="float" office:value="31.0472" calcext:value-type="float">
            <text:p>31.0472</text:p>
          </table:table-cell>
          <table:table-cell office:value-type="float" office:value="51.6896" calcext:value-type="float">
            <text:p>51.6896</text:p>
          </table:table-cell>
          <table:table-cell office:value-type="float" office:value="50.6369" calcext:value-type="float">
            <text:p>50.636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17.183" calcext:value-type="float">
            <text:p>217.183</text:p>
          </table:table-cell>
          <table:table-cell office:value-type="float" office:value="215.011" calcext:value-type="float">
            <text:p>215.0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83.08" calcext:value-type="float">
            <text:p>783.08</text:p>
          </table:table-cell>
          <table:table-cell office:value-type="float" office:value="775.678" calcext:value-type="float">
            <text:p>775.67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975.01" calcext:value-type="float">
            <text:p>975.01</text:p>
          </table:table-cell>
          <table:table-cell office:value-type="float" office:value="460.891" calcext:value-type="float">
            <text:p>460.8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35.298" calcext:value-type="float">
            <text:p>235.298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4994" calcext:value-type="float">
            <text:p>56.4994</text:p>
          </table:table-cell>
          <table:table-cell office:value-type="float" office:value="4.85679" calcext:value-type="float">
            <text:p>4.85679</text:p>
          </table:table-cell>
          <table:table-cell office:value-type="float" office:value="6.56239" calcext:value-type="float">
            <text:p>6.56239</text:p>
          </table:table-cell>
          <table:table-cell office:value-type="float" office:value="2.73812" calcext:value-type="float">
            <text:p>2.73812</text:p>
          </table:table-cell>
          <table:table-cell office:value-type="float" office:value="8.81428" calcext:value-type="float">
            <text:p>8.81428</text:p>
          </table:table-cell>
          <table:table-cell office:value-type="float" office:value="4.32857" calcext:value-type="float">
            <text:p>4.32857</text:p>
          </table:table-cell>
          <table:table-cell office:value-type="float" office:value="10.8602" calcext:value-type="float">
            <text:p>10.8602</text:p>
          </table:table-cell>
          <table:table-cell office:value-type="float" office:value="5.84408" calcext:value-type="float">
            <text:p>5.84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9384" calcext:value-type="float">
            <text:p>77.9384</text:p>
          </table:table-cell>
          <table:table-cell office:value-type="float" office:value="17.9496" calcext:value-type="float">
            <text:p>17.9496</text:p>
          </table:table-cell>
          <table:table-cell office:value-type="float" office:value="139.574" calcext:value-type="float">
            <text:p>139.574</text:p>
          </table:table-cell>
          <table:table-cell office:value-type="float" office:value="29.4272" calcext:value-type="float">
            <text:p>29.42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.4589" calcext:value-type="float">
            <text:p>40.4589</text:p>
          </table:table-cell>
          <table:table-cell office:value-type="float" office:value="31.7281" calcext:value-type="float">
            <text:p>31.7281</text:p>
          </table:table-cell>
          <table:table-cell office:value-type="float" office:value="56.8848" calcext:value-type="float">
            <text:p>56.8848</text:p>
          </table:table-cell>
          <table:table-cell office:value-type="float" office:value="55.38" calcext:value-type="float">
            <text:p>55.3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04.001" calcext:value-type="float">
            <text:p>404.001</text:p>
          </table:table-cell>
          <table:table-cell office:value-type="float" office:value="320.796" calcext:value-type="float">
            <text:p>320.79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880.468" calcext:value-type="float">
            <text:p>880.468</text:p>
          </table:table-cell>
          <table:table-cell office:value-type="float" office:value="331.441" calcext:value-type="float">
            <text:p>331.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.66" calcext:value-type="float">
            <text:p>1106.66</text:p>
          </table:table-cell>
          <table:table-cell office:value-type="float" office:value="1095.93" calcext:value-type="float">
            <text:p>1095.9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134.28" calcext:value-type="float">
            <text:p>1134.28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96" calcext:value-type="float">
            <text:p>47.896</text:p>
          </table:table-cell>
          <table:table-cell office:value-type="float" office:value="4.86665" calcext:value-type="float">
            <text:p>4.86665</text:p>
          </table:table-cell>
          <table:table-cell office:value-type="float" office:value="6.049" calcext:value-type="float">
            <text:p>6.049</text:p>
          </table:table-cell>
          <table:table-cell office:value-type="float" office:value="2.69446" calcext:value-type="float">
            <text:p>2.69446</text:p>
          </table:table-cell>
          <table:table-cell office:value-type="float" office:value="9.24168" calcext:value-type="float">
            <text:p>9.24168</text:p>
          </table:table-cell>
          <table:table-cell office:value-type="float" office:value="4.36708" calcext:value-type="float">
            <text:p>4.36708</text:p>
          </table:table-cell>
          <table:table-cell office:value-type="float" office:value="11.7022" calcext:value-type="float">
            <text:p>11.7022</text:p>
          </table:table-cell>
          <table:table-cell office:value-type="float" office:value="5.91659" calcext:value-type="float">
            <text:p>5.91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903" calcext:value-type="float">
            <text:p>156.903</text:p>
          </table:table-cell>
          <table:table-cell office:value-type="float" office:value="21.049" calcext:value-type="float">
            <text:p>21.049</text:p>
          </table:table-cell>
          <table:table-cell office:value-type="float" office:value="123.706" calcext:value-type="float">
            <text:p>123.706</text:p>
          </table:table-cell>
          <table:table-cell office:value-type="float" office:value="29.4358" calcext:value-type="float">
            <text:p>29.43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9.3166" calcext:value-type="float">
            <text:p>49.3166</text:p>
          </table:table-cell>
          <table:table-cell office:value-type="float" office:value="34.7641" calcext:value-type="float">
            <text:p>34.7641</text:p>
          </table:table-cell>
          <table:table-cell office:value-type="float" office:value="65.0036" calcext:value-type="float">
            <text:p>65.0036</text:p>
          </table:table-cell>
          <table:table-cell office:value-type="float" office:value="62.3021" calcext:value-type="float">
            <text:p>62.302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852.415" calcext:value-type="float">
            <text:p>852.41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04.96" calcext:value-type="float">
            <text:p>1004.9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38.527" calcext:value-type="float">
            <text:p>538.527</text:p>
          </table:table-cell>
          <table:table-cell office:value-type="float" office:value="374.9" calcext:value-type="float">
            <text:p>374.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9.0944" calcext:value-type="float">
            <text:p>59.094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569" calcext:value-type="float">
            <text:p>51.0569</text:p>
          </table:table-cell>
          <table:table-cell office:value-type="float" office:value="4.8973" calcext:value-type="float">
            <text:p>4.8973</text:p>
          </table:table-cell>
          <table:table-cell office:value-type="float" office:value="6.65362" calcext:value-type="float">
            <text:p>6.65362</text:p>
          </table:table-cell>
          <table:table-cell office:value-type="float" office:value="2.74428" calcext:value-type="float">
            <text:p>2.74428</text:p>
          </table:table-cell>
          <table:table-cell office:value-type="float" office:value="9.57339" calcext:value-type="float">
            <text:p>9.57339</text:p>
          </table:table-cell>
          <table:table-cell office:value-type="float" office:value="4.375" calcext:value-type="float">
            <text:p>4.375</text:p>
          </table:table-cell>
          <table:table-cell office:value-type="float" office:value="11.8443" calcext:value-type="float">
            <text:p>11.8443</text:p>
          </table:table-cell>
          <table:table-cell office:value-type="float" office:value="5.85896" calcext:value-type="float">
            <text:p>5.8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527" calcext:value-type="float">
            <text:p>27.2527</text:p>
          </table:table-cell>
          <table:table-cell office:value-type="float" office:value="15.4451" calcext:value-type="float">
            <text:p>15.4451</text:p>
          </table:table-cell>
          <table:table-cell office:value-type="float" office:value="159.885" calcext:value-type="float">
            <text:p>159.885</text:p>
          </table:table-cell>
          <table:table-cell office:value-type="float" office:value="31.7375" calcext:value-type="float">
            <text:p>31.73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1.8655" calcext:value-type="float">
            <text:p>81.8655</text:p>
          </table:table-cell>
          <table:table-cell office:value-type="float" office:value="33.0296" calcext:value-type="float">
            <text:p>33.0296</text:p>
          </table:table-cell>
          <table:table-cell office:value-type="float" office:value="80.7439" calcext:value-type="float">
            <text:p>80.7439</text:p>
          </table:table-cell>
          <table:table-cell office:value-type="float" office:value="74.507" calcext:value-type="float">
            <text:p>74.507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450.175" calcext:value-type="float">
            <text:p>450.17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38.875" calcext:value-type="float">
            <text:p>538.875</text:p>
          </table:table-cell>
          <table:table-cell office:value-type="float" office:value="328.811" calcext:value-type="float">
            <text:p>328.81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0296" calcext:value-type="float">
            <text:p>61.0296</text:p>
          </table:table-cell>
          <table:table-cell office:value-type="float" office:value="4.90929" calcext:value-type="float">
            <text:p>4.90929</text:p>
          </table:table-cell>
          <table:table-cell office:value-type="float" office:value="6.52149" calcext:value-type="float">
            <text:p>6.52149</text:p>
          </table:table-cell>
          <table:table-cell office:value-type="float" office:value="2.73076" calcext:value-type="float">
            <text:p>2.73076</text:p>
          </table:table-cell>
          <table:table-cell office:value-type="float" office:value="9.78342" calcext:value-type="float">
            <text:p>9.78342</text:p>
          </table:table-cell>
          <table:table-cell office:value-type="float" office:value="4.34496" calcext:value-type="float">
            <text:p>4.34496</text:p>
          </table:table-cell>
          <table:table-cell office:value-type="float" office:value="11.2095" calcext:value-type="float">
            <text:p>11.2095</text:p>
          </table:table-cell>
          <table:table-cell office:value-type="float" office:value="5.80495" calcext:value-type="float">
            <text:p>5.80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435" calcext:value-type="float">
            <text:p>133.435</text:p>
          </table:table-cell>
          <table:table-cell office:value-type="float" office:value="20.6656" calcext:value-type="float">
            <text:p>20.6656</text:p>
          </table:table-cell>
          <table:table-cell office:value-type="float" office:value="177.599" calcext:value-type="float">
            <text:p>177.599</text:p>
          </table:table-cell>
          <table:table-cell office:value-type="float" office:value="32.1194" calcext:value-type="float">
            <text:p>32.11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4636" calcext:value-type="float">
            <text:p>50.4636</text:p>
          </table:table-cell>
          <table:table-cell office:value-type="float" office:value="34.9916" calcext:value-type="float">
            <text:p>34.9916</text:p>
          </table:table-cell>
          <table:table-cell office:value-type="float" office:value="161.593" calcext:value-type="float">
            <text:p>161.593</text:p>
          </table:table-cell>
          <table:table-cell office:value-type="float" office:value="83.4209" calcext:value-type="float">
            <text:p>83.4209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65.751" calcext:value-type="float">
            <text:p>365.751</text:p>
          </table:table-cell>
          <table:table-cell office:value-type="float" office:value="292.299" calcext:value-type="float">
            <text:p>292.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88.2" calcext:value-type="float">
            <text:p>1188.2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847" calcext:value-type="float">
            <text:p>46.4847</text:p>
          </table:table-cell>
          <table:table-cell office:value-type="float" office:value="4.76112" calcext:value-type="float">
            <text:p>4.76112</text:p>
          </table:table-cell>
          <table:table-cell office:value-type="float" office:value="6.94279" calcext:value-type="float">
            <text:p>6.94279</text:p>
          </table:table-cell>
          <table:table-cell office:value-type="float" office:value="2.76458" calcext:value-type="float">
            <text:p>2.76458</text:p>
          </table:table-cell>
          <table:table-cell office:value-type="float" office:value="8.99155" calcext:value-type="float">
            <text:p>8.99155</text:p>
          </table:table-cell>
          <table:table-cell office:value-type="float" office:value="4.27122" calcext:value-type="float">
            <text:p>4.27122</text:p>
          </table:table-cell>
          <table:table-cell office:value-type="float" office:value="10.9972" calcext:value-type="float">
            <text:p>10.9972</text:p>
          </table:table-cell>
          <table:table-cell office:value-type="float" office:value="5.78359" calcext:value-type="float">
            <text:p>5.78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492" calcext:value-type="float">
            <text:p>92.1492</text:p>
          </table:table-cell>
          <table:table-cell office:value-type="float" office:value="17.2404" calcext:value-type="float">
            <text:p>17.2404</text:p>
          </table:table-cell>
          <table:table-cell office:value-type="float" office:value="140.862" calcext:value-type="float">
            <text:p>140.862</text:p>
          </table:table-cell>
          <table:table-cell office:value-type="float" office:value="29.9278" calcext:value-type="float">
            <text:p>29.92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.3786" calcext:value-type="float">
            <text:p>88.3786</text:p>
          </table:table-cell>
          <table:table-cell office:value-type="float" office:value="34.7216" calcext:value-type="float">
            <text:p>34.7216</text:p>
          </table:table-cell>
          <table:table-cell office:value-type="float" office:value="67.0996" calcext:value-type="float">
            <text:p>67.0996</text:p>
          </table:table-cell>
          <table:table-cell office:value-type="float" office:value="67.0262" calcext:value-type="float">
            <text:p>67.026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618.528" calcext:value-type="float">
            <text:p>618.528</text:p>
          </table:table-cell>
          <table:table-cell office:value-type="float" office:value="608.879" calcext:value-type="float">
            <text:p>608.879</text:p>
          </table:table-cell>
          <table:table-cell table:number-columns-repeated="2" office:value-type="float" office:value="554.357" calcext:value-type="float">
            <text:p>554.35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.74895" calcext:value-type="float">
            <text:p>2.748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93.461" calcext:value-type="float">
            <text:p>793.461</text:p>
          </table:table-cell>
          <table:table-cell office:value-type="float" office:value="405.363" calcext:value-type="float">
            <text:p>405.363</text:p>
          </table:table-cell>
          <table:table-cell office:value-type="float" office:value="321.762" calcext:value-type="float">
            <text:p>321.76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115" calcext:value-type="float">
            <text:p>59.115</text:p>
          </table:table-cell>
          <table:table-cell office:value-type="float" office:value="4.74945" calcext:value-type="float">
            <text:p>4.74945</text:p>
          </table:table-cell>
          <table:table-cell office:value-type="float" office:value="6.98092" calcext:value-type="float">
            <text:p>6.98092</text:p>
          </table:table-cell>
          <table:table-cell office:value-type="float" office:value="2.71506" calcext:value-type="float">
            <text:p>2.71506</text:p>
          </table:table-cell>
          <table:table-cell office:value-type="float" office:value="8.71217" calcext:value-type="float">
            <text:p>8.71217</text:p>
          </table:table-cell>
          <table:table-cell office:value-type="float" office:value="4.26093" calcext:value-type="float">
            <text:p>4.26093</text:p>
          </table:table-cell>
          <table:table-cell office:value-type="float" office:value="10.7612" calcext:value-type="float">
            <text:p>10.7612</text:p>
          </table:table-cell>
          <table:table-cell office:value-type="float" office:value="5.74936" calcext:value-type="float">
            <text:p>5.74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84" calcext:value-type="float">
            <text:p>58.184</text:p>
          </table:table-cell>
          <table:table-cell office:value-type="float" office:value="15.9382" calcext:value-type="float">
            <text:p>15.9382</text:p>
          </table:table-cell>
          <table:table-cell office:value-type="float" office:value="192.549" calcext:value-type="float">
            <text:p>192.549</text:p>
          </table:table-cell>
          <table:table-cell office:value-type="float" office:value="31.6358" calcext:value-type="float">
            <text:p>31.63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.8527" calcext:value-type="float">
            <text:p>86.8527</text:p>
          </table:table-cell>
          <table:table-cell office:value-type="float" office:value="30.3194" calcext:value-type="float">
            <text:p>30.3194</text:p>
          </table:table-cell>
          <table:table-cell office:value-type="float" office:value="79.4603" calcext:value-type="float">
            <text:p>79.4603</text:p>
          </table:table-cell>
          <table:table-cell office:value-type="float" office:value="79.1069" calcext:value-type="float">
            <text:p>79.106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89.863" calcext:value-type="float">
            <text:p>389.86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859.5" calcext:value-type="float">
            <text:p>859.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79.978" calcext:value-type="float">
            <text:p>279.978</text:p>
          </table:table-cell>
          <table:table-cell office:value-type="float" office:value="211.848" calcext:value-type="float">
            <text:p>211.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0.31" calcext:value-type="float">
            <text:p>930.3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497" calcext:value-type="float">
            <text:p>40.5497</text:p>
          </table:table-cell>
          <table:table-cell office:value-type="float" office:value="4.63473" calcext:value-type="float">
            <text:p>4.63473</text:p>
          </table:table-cell>
          <table:table-cell office:value-type="float" office:value="6.3513" calcext:value-type="float">
            <text:p>6.3513</text:p>
          </table:table-cell>
          <table:table-cell office:value-type="float" office:value="2.6383" calcext:value-type="float">
            <text:p>2.6383</text:p>
          </table:table-cell>
          <table:table-cell office:value-type="float" office:value="9.27813" calcext:value-type="float">
            <text:p>9.27813</text:p>
          </table:table-cell>
          <table:table-cell office:value-type="float" office:value="4.30018" calcext:value-type="float">
            <text:p>4.30018</text:p>
          </table:table-cell>
          <table:table-cell office:value-type="float" office:value="11.1263" calcext:value-type="float">
            <text:p>11.1263</text:p>
          </table:table-cell>
          <table:table-cell office:value-type="float" office:value="5.80993" calcext:value-type="float">
            <text:p>5.80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355" calcext:value-type="float">
            <text:p>122.355</text:p>
          </table:table-cell>
          <table:table-cell office:value-type="float" office:value="19.3679" calcext:value-type="float">
            <text:p>19.3679</text:p>
          </table:table-cell>
          <table:table-cell office:value-type="float" office:value="114.23" calcext:value-type="float">
            <text:p>114.23</text:p>
          </table:table-cell>
          <table:table-cell office:value-type="float" office:value="28.1738" calcext:value-type="float">
            <text:p>28.17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.6091" calcext:value-type="float">
            <text:p>36.6091</text:p>
          </table:table-cell>
          <table:table-cell office:value-type="float" office:value="29.5513" calcext:value-type="float">
            <text:p>29.5513</text:p>
          </table:table-cell>
          <table:table-cell office:value-type="float" office:value="105.509" calcext:value-type="float">
            <text:p>105.509</text:p>
          </table:table-cell>
          <table:table-cell office:value-type="float" office:value="104.215" calcext:value-type="float">
            <text:p>104.215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.76155" calcext:value-type="float">
            <text:p>2.761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64.57" calcext:value-type="float">
            <text:p>1064.57</text:p>
          </table:table-cell>
          <table:table-cell table:number-columns-repeated="2" office:value-type="float" office:value="479.666" calcext:value-type="float">
            <text:p>479.666</text:p>
          </table:table-cell>
          <table:table-cell office:value-type="float" office:value="329.178" calcext:value-type="float">
            <text:p>329.178</text:p>
          </table:table-cell>
          <table:table-cell office:value-type="float" office:value="322.218" calcext:value-type="float">
            <text:p>322.2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91.375" calcext:value-type="float">
            <text:p>191.375</text:p>
          </table:table-cell>
          <table:table-cell office:value-type="float" office:value="297.073" calcext:value-type="float">
            <text:p>297.073</text:p>
          </table:table-cell>
          <table:table-cell office:value-type="float" office:value="244.134" calcext:value-type="float">
            <text:p>244.13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8594" calcext:value-type="float">
            <text:p>52.8594</text:p>
          </table:table-cell>
          <table:table-cell office:value-type="float" office:value="4.72503" calcext:value-type="float">
            <text:p>4.72503</text:p>
          </table:table-cell>
          <table:table-cell office:value-type="float" office:value="6.04077" calcext:value-type="float">
            <text:p>6.04077</text:p>
          </table:table-cell>
          <table:table-cell office:value-type="float" office:value="2.60976" calcext:value-type="float">
            <text:p>2.60976</text:p>
          </table:table-cell>
          <table:table-cell office:value-type="float" office:value="9.38371" calcext:value-type="float">
            <text:p>9.38371</text:p>
          </table:table-cell>
          <table:table-cell office:value-type="float" office:value="4.34076" calcext:value-type="float">
            <text:p>4.34076</text:p>
          </table:table-cell>
          <table:table-cell office:value-type="float" office:value="11.612" calcext:value-type="float">
            <text:p>11.612</text:p>
          </table:table-cell>
          <table:table-cell office:value-type="float" office:value="5.79515" calcext:value-type="float">
            <text:p>5.79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2087" calcext:value-type="float">
            <text:p>86.2087</text:p>
          </table:table-cell>
          <table:table-cell office:value-type="float" office:value="19.1703" calcext:value-type="float">
            <text:p>19.1703</text:p>
          </table:table-cell>
          <table:table-cell office:value-type="float" office:value="159.485" calcext:value-type="float">
            <text:p>159.485</text:p>
          </table:table-cell>
          <table:table-cell office:value-type="float" office:value="31.3822" calcext:value-type="float">
            <text:p>31.38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8.0271" calcext:value-type="float">
            <text:p>88.0271</text:p>
          </table:table-cell>
          <table:table-cell office:value-type="float" office:value="33.2154" calcext:value-type="float">
            <text:p>33.2154</text:p>
          </table:table-cell>
          <table:table-cell office:value-type="float" office:value="212.215" calcext:value-type="float">
            <text:p>212.215</text:p>
          </table:table-cell>
          <table:table-cell office:value-type="float" office:value="174.786" calcext:value-type="float">
            <text:p>174.786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749.861" calcext:value-type="float">
            <text:p>749.861</text:p>
          </table:table-cell>
          <table:table-cell office:value-type="float" office:value="686.306" calcext:value-type="float">
            <text:p>686.30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4.24362" calcext:value-type="float">
            <text:p>4.243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86.607" calcext:value-type="float">
            <text:p>686.607</text:p>
          </table:table-cell>
          <table:table-cell office:value-type="float" office:value="543.264" calcext:value-type="float">
            <text:p>543.264</text:p>
          </table:table-cell>
          <table:table-cell office:value-type="float" office:value="425.467" calcext:value-type="float">
            <text:p>425.46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341" calcext:value-type="float">
            <text:p>53.8341</text:p>
          </table:table-cell>
          <table:table-cell office:value-type="float" office:value="4.6698" calcext:value-type="float">
            <text:p>4.6698</text:p>
          </table:table-cell>
          <table:table-cell office:value-type="float" office:value="5.60863" calcext:value-type="float">
            <text:p>5.60863</text:p>
          </table:table-cell>
          <table:table-cell office:value-type="float" office:value="2.59027" calcext:value-type="float">
            <text:p>2.59027</text:p>
          </table:table-cell>
          <table:table-cell office:value-type="float" office:value="9.02433" calcext:value-type="float">
            <text:p>9.02433</text:p>
          </table:table-cell>
          <table:table-cell office:value-type="float" office:value="4.25905" calcext:value-type="float">
            <text:p>4.25905</text:p>
          </table:table-cell>
          <table:table-cell office:value-type="float" office:value="10.1834" calcext:value-type="float">
            <text:p>10.1834</text:p>
          </table:table-cell>
          <table:table-cell office:value-type="float" office:value="5.70742" calcext:value-type="float">
            <text:p>5.70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0042" calcext:value-type="float">
            <text:p>94.0042</text:p>
          </table:table-cell>
          <table:table-cell office:value-type="float" office:value="21.1135" calcext:value-type="float">
            <text:p>21.1135</text:p>
          </table:table-cell>
          <table:table-cell office:value-type="float" office:value="167.807" calcext:value-type="float">
            <text:p>167.807</text:p>
          </table:table-cell>
          <table:table-cell office:value-type="float" office:value="31.6985" calcext:value-type="float">
            <text:p>31.69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9.8795" calcext:value-type="float">
            <text:p>89.8795</text:p>
          </table:table-cell>
          <table:table-cell office:value-type="float" office:value="31.0145" calcext:value-type="float">
            <text:p>31.0145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731.56" calcext:value-type="float">
            <text:p>731.56</text:p>
          </table:table-cell>
          <table:table-cell office:value-type="float" office:value="712.731" calcext:value-type="float">
            <text:p>712.731</text:p>
          </table:table-cell>
          <table:table-cell table:number-columns-repeated="2" office:value-type="float" office:value="188.369" calcext:value-type="float">
            <text:p>188.3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87.391" calcext:value-type="float">
            <text:p>687.391</text:p>
          </table:table-cell>
          <table:table-cell office:value-type="float" office:value="632.905" calcext:value-type="float">
            <text:p>632.9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6.862" calcext:value-type="float">
            <text:p>626.862</text:p>
          </table:table-cell>
          <table:table-cell office:value-type="float" office:value="362.084" calcext:value-type="float">
            <text:p>362.08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2109" calcext:value-type="float">
            <text:p>60.2109</text:p>
          </table:table-cell>
          <table:table-cell office:value-type="float" office:value="4.66447" calcext:value-type="float">
            <text:p>4.66447</text:p>
          </table:table-cell>
          <table:table-cell office:value-type="float" office:value="6.10791" calcext:value-type="float">
            <text:p>6.10791</text:p>
          </table:table-cell>
          <table:table-cell office:value-type="float" office:value="2.66053" calcext:value-type="float">
            <text:p>2.66053</text:p>
          </table:table-cell>
          <table:table-cell office:value-type="float" office:value="9.4383" calcext:value-type="float">
            <text:p>9.4383</text:p>
          </table:table-cell>
          <table:table-cell office:value-type="float" office:value="4.25594" calcext:value-type="float">
            <text:p>4.25594</text:p>
          </table:table-cell>
          <table:table-cell office:value-type="float" office:value="10.3805" calcext:value-type="float">
            <text:p>10.3805</text:p>
          </table:table-cell>
          <table:table-cell office:value-type="float" office:value="5.73996" calcext:value-type="float">
            <text:p>5.73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044" calcext:value-type="float">
            <text:p>223.044</text:p>
          </table:table-cell>
          <table:table-cell office:value-type="float" office:value="25.1864" calcext:value-type="float">
            <text:p>25.1864</text:p>
          </table:table-cell>
          <table:table-cell office:value-type="float" office:value="186.022" calcext:value-type="float">
            <text:p>186.022</text:p>
          </table:table-cell>
          <table:table-cell office:value-type="float" office:value="30.6172" calcext:value-type="float">
            <text:p>30.6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.9518" calcext:value-type="float">
            <text:p>30.9518</text:p>
          </table:table-cell>
          <table:table-cell office:value-type="float" office:value="27.8284" calcext:value-type="float">
            <text:p>27.828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88.436" calcext:value-type="float">
            <text:p>288.436</text:p>
          </table:table-cell>
          <table:table-cell table:number-columns-repeated="2" office:value-type="float" office:value="480.909" calcext:value-type="float">
            <text:p>480.90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60.192" calcext:value-type="float">
            <text:p>560.192</text:p>
          </table:table-cell>
          <table:table-cell office:value-type="float" office:value="531.191" calcext:value-type="float">
            <text:p>531.19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00.693" calcext:value-type="float">
            <text:p>200.6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1.249" calcext:value-type="float">
            <text:p>161.249</text:p>
          </table:table-cell>
          <table:table-cell office:value-type="float" office:value="150.849" calcext:value-type="float">
            <text:p>150.84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99" calcext:value-type="float">
            <text:p>40.8799</text:p>
          </table:table-cell>
          <table:table-cell office:value-type="float" office:value="4.49533" calcext:value-type="float">
            <text:p>4.49533</text:p>
          </table:table-cell>
          <table:table-cell office:value-type="float" office:value="6.4849" calcext:value-type="float">
            <text:p>6.4849</text:p>
          </table:table-cell>
          <table:table-cell office:value-type="float" office:value="2.66395" calcext:value-type="float">
            <text:p>2.66395</text:p>
          </table:table-cell>
          <table:table-cell office:value-type="float" office:value="8.3621" calcext:value-type="float">
            <text:p>8.3621</text:p>
          </table:table-cell>
          <table:table-cell office:value-type="float" office:value="4.15686" calcext:value-type="float">
            <text:p>4.15686</text:p>
          </table:table-cell>
          <table:table-cell office:value-type="float" office:value="10.3329" calcext:value-type="float">
            <text:p>10.3329</text:p>
          </table:table-cell>
          <table:table-cell office:value-type="float" office:value="5.75908" calcext:value-type="float">
            <text:p>5.7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784" calcext:value-type="float">
            <text:p>37.8784</text:p>
          </table:table-cell>
          <table:table-cell office:value-type="float" office:value="16.0011" calcext:value-type="float">
            <text:p>16.0011</text:p>
          </table:table-cell>
          <table:table-cell office:value-type="float" office:value="144.183" calcext:value-type="float">
            <text:p>144.183</text:p>
          </table:table-cell>
          <table:table-cell office:value-type="float" office:value="28.9605" calcext:value-type="float">
            <text:p>28.96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348" calcext:value-type="float">
            <text:p>33.348</text:p>
          </table:table-cell>
          <table:table-cell office:value-type="float" office:value="28.9257" calcext:value-type="float">
            <text:p>28.925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502.142" calcext:value-type="float">
            <text:p>502.14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3.08996" calcext:value-type="float">
            <text:p>3.0899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15.08" calcext:value-type="float">
            <text:p>515.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97.195" calcext:value-type="float">
            <text:p>497.195</text:p>
          </table:table-cell>
          <table:table-cell office:value-type="float" office:value="433.803" calcext:value-type="float">
            <text:p>433.80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983" calcext:value-type="float">
            <text:p>39.7983</text:p>
          </table:table-cell>
          <table:table-cell office:value-type="float" office:value="4.50495" calcext:value-type="float">
            <text:p>4.50495</text:p>
          </table:table-cell>
          <table:table-cell office:value-type="float" office:value="6.08054" calcext:value-type="float">
            <text:p>6.08054</text:p>
          </table:table-cell>
          <table:table-cell office:value-type="float" office:value="2.64584" calcext:value-type="float">
            <text:p>2.64584</text:p>
          </table:table-cell>
          <table:table-cell office:value-type="float" office:value="8.75595" calcext:value-type="float">
            <text:p>8.75595</text:p>
          </table:table-cell>
          <table:table-cell office:value-type="float" office:value="4.19764" calcext:value-type="float">
            <text:p>4.19764</text:p>
          </table:table-cell>
          <table:table-cell office:value-type="float" office:value="11.4466" calcext:value-type="float">
            <text:p>11.4466</text:p>
          </table:table-cell>
          <table:table-cell office:value-type="float" office:value="5.86948" calcext:value-type="float">
            <text:p>5.86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3306" calcext:value-type="float">
            <text:p>82.3306</text:p>
          </table:table-cell>
          <table:table-cell office:value-type="float" office:value="17.3636" calcext:value-type="float">
            <text:p>17.3636</text:p>
          </table:table-cell>
          <table:table-cell office:value-type="float" office:value="141.105" calcext:value-type="float">
            <text:p>141.105</text:p>
          </table:table-cell>
          <table:table-cell office:value-type="float" office:value="28.9621" calcext:value-type="float">
            <text:p>28.96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9828" calcext:value-type="float">
            <text:p>35.9828</text:p>
          </table:table-cell>
          <table:table-cell office:value-type="float" office:value="30.3204" calcext:value-type="float">
            <text:p>30.3204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54.3" calcext:value-type="float">
            <text:p>254.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80.723" calcext:value-type="float">
            <text:p>180.723</text:p>
          </table:table-cell>
          <table:table-cell office:value-type="float" office:value="146.709" calcext:value-type="float">
            <text:p>146.70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342" calcext:value-type="float">
            <text:p>35.2342</text:p>
          </table:table-cell>
          <table:table-cell office:value-type="float" office:value="4.47671" calcext:value-type="float">
            <text:p>4.47671</text:p>
          </table:table-cell>
          <table:table-cell office:value-type="float" office:value="6.25029" calcext:value-type="float">
            <text:p>6.25029</text:p>
          </table:table-cell>
          <table:table-cell office:value-type="float" office:value="2.63421" calcext:value-type="float">
            <text:p>2.63421</text:p>
          </table:table-cell>
          <table:table-cell office:value-type="float" office:value="9.4422" calcext:value-type="float">
            <text:p>9.4422</text:p>
          </table:table-cell>
          <table:table-cell office:value-type="float" office:value="4.23711" calcext:value-type="float">
            <text:p>4.23711</text:p>
          </table:table-cell>
          <table:table-cell office:value-type="float" office:value="9.88173" calcext:value-type="float">
            <text:p>9.88173</text:p>
          </table:table-cell>
          <table:table-cell office:value-type="float" office:value="5.75071" calcext:value-type="float">
            <text:p>5.75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6576" calcext:value-type="float">
            <text:p>44.6576</text:p>
          </table:table-cell>
          <table:table-cell office:value-type="float" office:value="17.6869" calcext:value-type="float">
            <text:p>17.6869</text:p>
          </table:table-cell>
          <table:table-cell office:value-type="float" office:value="119.14" calcext:value-type="float">
            <text:p>119.14</text:p>
          </table:table-cell>
          <table:table-cell office:value-type="float" office:value="28.2843" calcext:value-type="float">
            <text:p>28.28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.2457" calcext:value-type="float">
            <text:p>41.2457</text:p>
          </table:table-cell>
          <table:table-cell office:value-type="float" office:value="32.3367" calcext:value-type="float">
            <text:p>32.336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03.353" calcext:value-type="float">
            <text:p>503.35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883.251" calcext:value-type="float">
            <text:p>883.25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61.79" calcext:value-type="float">
            <text:p>361.79</text:p>
          </table:table-cell>
          <table:table-cell office:value-type="float" office:value="278.354" calcext:value-type="float">
            <text:p>278.35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967" calcext:value-type="float">
            <text:p>46.5967</text:p>
          </table:table-cell>
          <table:table-cell office:value-type="float" office:value="4.61646" calcext:value-type="float">
            <text:p>4.61646</text:p>
          </table:table-cell>
          <table:table-cell office:value-type="float" office:value="6.03752" calcext:value-type="float">
            <text:p>6.03752</text:p>
          </table:table-cell>
          <table:table-cell office:value-type="float" office:value="2.60748" calcext:value-type="float">
            <text:p>2.60748</text:p>
          </table:table-cell>
          <table:table-cell office:value-type="float" office:value="8.63368" calcext:value-type="float">
            <text:p>8.63368</text:p>
          </table:table-cell>
          <table:table-cell office:value-type="float" office:value="4.1613" calcext:value-type="float">
            <text:p>4.1613</text:p>
          </table:table-cell>
          <table:table-cell office:value-type="float" office:value="11.235" calcext:value-type="float">
            <text:p>11.235</text:p>
          </table:table-cell>
          <table:table-cell office:value-type="float" office:value="5.87297" calcext:value-type="float">
            <text:p>5.87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1026" calcext:value-type="float">
            <text:p>79.1026</text:p>
          </table:table-cell>
          <table:table-cell office:value-type="float" office:value="18.9145" calcext:value-type="float">
            <text:p>18.9145</text:p>
          </table:table-cell>
          <table:table-cell office:value-type="float" office:value="147.238" calcext:value-type="float">
            <text:p>147.238</text:p>
          </table:table-cell>
          <table:table-cell office:value-type="float" office:value="32.9726" calcext:value-type="float">
            <text:p>32.97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4.1408" calcext:value-type="float">
            <text:p>94.1408</text:p>
          </table:table-cell>
          <table:table-cell office:value-type="float" office:value="35.8197" calcext:value-type="float">
            <text:p>35.8197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735.513" calcext:value-type="float">
            <text:p>735.513</text:p>
          </table:table-cell>
          <table:table-cell office:value-type="float" office:value="682.671" calcext:value-type="float">
            <text:p>682.671</text:p>
          </table:table-cell>
          <table:table-cell office:value-type="float" office:value="491.582" calcext:value-type="float">
            <text:p>491.58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95.248" calcext:value-type="float">
            <text:p>395.2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6.278" calcext:value-type="float">
            <text:p>256.278</text:p>
          </table:table-cell>
          <table:table-cell office:value-type="float" office:value="227.765" calcext:value-type="float">
            <text:p>227.76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469" calcext:value-type="float">
            <text:p>59.3469</text:p>
          </table:table-cell>
          <table:table-cell office:value-type="float" office:value="4.7121" calcext:value-type="float">
            <text:p>4.7121</text:p>
          </table:table-cell>
          <table:table-cell office:value-type="float" office:value="6.11969" calcext:value-type="float">
            <text:p>6.11969</text:p>
          </table:table-cell>
          <table:table-cell office:value-type="float" office:value="2.6283" calcext:value-type="float">
            <text:p>2.6283</text:p>
          </table:table-cell>
          <table:table-cell office:value-type="float" office:value="8.48077" calcext:value-type="float">
            <text:p>8.48077</text:p>
          </table:table-cell>
          <table:table-cell office:value-type="float" office:value="4.15989" calcext:value-type="float">
            <text:p>4.15989</text:p>
          </table:table-cell>
          <table:table-cell office:value-type="float" office:value="10.971" calcext:value-type="float">
            <text:p>10.971</text:p>
          </table:table-cell>
          <table:table-cell office:value-type="float" office:value="5.85679" calcext:value-type="float">
            <text:p>5.85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2965" calcext:value-type="float">
            <text:p>91.2965</text:p>
          </table:table-cell>
          <table:table-cell office:value-type="float" office:value="20.9907" calcext:value-type="float">
            <text:p>20.9907</text:p>
          </table:table-cell>
          <table:table-cell office:value-type="float" office:value="196.072" calcext:value-type="float">
            <text:p>196.072</text:p>
          </table:table-cell>
          <table:table-cell office:value-type="float" office:value="36.8345" calcext:value-type="float">
            <text:p>36.83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944" calcext:value-type="float">
            <text:p>32.944</text:p>
          </table:table-cell>
          <table:table-cell office:value-type="float" office:value="29.3228" calcext:value-type="float">
            <text:p>29.3228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94.852" calcext:value-type="float">
            <text:p>294.85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31.181" calcext:value-type="float">
            <text:p>431.181</text:p>
          </table:table-cell>
          <table:table-cell office:value-type="float" office:value="323.376" calcext:value-type="float">
            <text:p>323.37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341" calcext:value-type="float">
            <text:p>70.7341</text:p>
          </table:table-cell>
          <table:table-cell office:value-type="float" office:value="4.64602" calcext:value-type="float">
            <text:p>4.64602</text:p>
          </table:table-cell>
          <table:table-cell office:value-type="float" office:value="6.17041" calcext:value-type="float">
            <text:p>6.17041</text:p>
          </table:table-cell>
          <table:table-cell office:value-type="float" office:value="2.60385" calcext:value-type="float">
            <text:p>2.60385</text:p>
          </table:table-cell>
          <table:table-cell office:value-type="float" office:value="8.4427" calcext:value-type="float">
            <text:p>8.4427</text:p>
          </table:table-cell>
          <table:table-cell office:value-type="float" office:value="4.18351" calcext:value-type="float">
            <text:p>4.18351</text:p>
          </table:table-cell>
          <table:table-cell office:value-type="float" office:value="12.3536" calcext:value-type="float">
            <text:p>12.3536</text:p>
          </table:table-cell>
          <table:table-cell office:value-type="float" office:value="5.95509" calcext:value-type="float">
            <text:p>5.95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209" calcext:value-type="float">
            <text:p>173.209</text:p>
          </table:table-cell>
          <table:table-cell office:value-type="float" office:value="24.9065" calcext:value-type="float">
            <text:p>24.9065</text:p>
          </table:table-cell>
          <table:table-cell office:value-type="float" office:value="234.355" calcext:value-type="float">
            <text:p>234.355</text:p>
          </table:table-cell>
          <table:table-cell office:value-type="float" office:value="34.6554" calcext:value-type="float">
            <text:p>34.65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8418" calcext:value-type="float">
            <text:p>35.8418</text:p>
          </table:table-cell>
          <table:table-cell office:value-type="float" office:value="30.7002" calcext:value-type="float">
            <text:p>30.700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655.464" calcext:value-type="float">
            <text:p>655.464</text:p>
          </table:table-cell>
          <table:table-cell office:value-type="float" office:value="717.629" calcext:value-type="float">
            <text:p>717.629</text:p>
          </table:table-cell>
          <table:table-cell office:value-type="float" office:value="698.081" calcext:value-type="float">
            <text:p>698.0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8.651" calcext:value-type="float">
            <text:p>978.651</text:p>
          </table:table-cell>
          <table:table-cell office:value-type="float" office:value="978.639" calcext:value-type="float">
            <text:p>978.639</text:p>
          </table:table-cell>
          <table:table-cell office:value-type="float" office:value="224.466" calcext:value-type="float">
            <text:p>224.466</text:p>
          </table:table-cell>
          <table:table-cell office:value-type="float" office:value="205.622" calcext:value-type="float">
            <text:p>205.6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7.873" calcext:value-type="float">
            <text:p>797.873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6007" calcext:value-type="float">
            <text:p>46.6007</text:p>
          </table:table-cell>
          <table:table-cell office:value-type="float" office:value="4.41483" calcext:value-type="float">
            <text:p>4.41483</text:p>
          </table:table-cell>
          <table:table-cell office:value-type="float" office:value="6.03473" calcext:value-type="float">
            <text:p>6.03473</text:p>
          </table:table-cell>
          <table:table-cell office:value-type="float" office:value="2.61784" calcext:value-type="float">
            <text:p>2.61784</text:p>
          </table:table-cell>
          <table:table-cell office:value-type="float" office:value="8.77358" calcext:value-type="float">
            <text:p>8.77358</text:p>
          </table:table-cell>
          <table:table-cell office:value-type="float" office:value="4.20516" calcext:value-type="float">
            <text:p>4.20516</text:p>
          </table:table-cell>
          <table:table-cell office:value-type="float" office:value="11.5939" calcext:value-type="float">
            <text:p>11.5939</text:p>
          </table:table-cell>
          <table:table-cell office:value-type="float" office:value="5.8615" calcext:value-type="float">
            <text:p>5.8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28" calcext:value-type="float">
            <text:p>191.28</text:p>
          </table:table-cell>
          <table:table-cell office:value-type="float" office:value="23.2259" calcext:value-type="float">
            <text:p>23.2259</text:p>
          </table:table-cell>
          <table:table-cell office:value-type="float" office:value="148.112" calcext:value-type="float">
            <text:p>148.112</text:p>
          </table:table-cell>
          <table:table-cell office:value-type="float" office:value="27.9053" calcext:value-type="float">
            <text:p>27.90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.1972" calcext:value-type="float">
            <text:p>40.1972</text:p>
          </table:table-cell>
          <table:table-cell office:value-type="float" office:value="32.6167" calcext:value-type="float">
            <text:p>32.6167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02.049" calcext:value-type="float">
            <text:p>202.049</text:p>
          </table:table-cell>
          <table:table-cell office:value-type="float" office:value="198.75" calcext:value-type="float">
            <text:p>198.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59.906" calcext:value-type="float">
            <text:p>259.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3.107" calcext:value-type="float">
            <text:p>563.107</text:p>
          </table:table-cell>
          <table:table-cell office:value-type="float" office:value="551.097" calcext:value-type="float">
            <text:p>551.09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235.04" calcext:value-type="float">
            <text:p>1235.04</text:p>
          </table:table-cell>
          <table:table-cell office:value-type="float" office:value="357.636" calcext:value-type="float">
            <text:p>357.636</text:p>
          </table:table-cell>
          <table:table-cell office:value-type="float" office:value="267.976" calcext:value-type="float">
            <text:p>267.97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147" calcext:value-type="float">
            <text:p>45.3147</text:p>
          </table:table-cell>
          <table:table-cell office:value-type="float" office:value="4.34397" calcext:value-type="float">
            <text:p>4.34397</text:p>
          </table:table-cell>
          <table:table-cell office:value-type="float" office:value="6.03716" calcext:value-type="float">
            <text:p>6.03716</text:p>
          </table:table-cell>
          <table:table-cell office:value-type="float" office:value="2.63161" calcext:value-type="float">
            <text:p>2.63161</text:p>
          </table:table-cell>
          <table:table-cell office:value-type="float" office:value="8.64193" calcext:value-type="float">
            <text:p>8.64193</text:p>
          </table:table-cell>
          <table:table-cell office:value-type="float" office:value="4.19879" calcext:value-type="float">
            <text:p>4.19879</text:p>
          </table:table-cell>
          <table:table-cell office:value-type="float" office:value="12.2175" calcext:value-type="float">
            <text:p>12.2175</text:p>
          </table:table-cell>
          <table:table-cell office:value-type="float" office:value="5.82628" calcext:value-type="float">
            <text:p>5.8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863" calcext:value-type="float">
            <text:p>24.8863</text:p>
          </table:table-cell>
          <table:table-cell office:value-type="float" office:value="15.7988" calcext:value-type="float">
            <text:p>15.7988</text:p>
          </table:table-cell>
          <table:table-cell office:value-type="float" office:value="145.163" calcext:value-type="float">
            <text:p>145.163</text:p>
          </table:table-cell>
          <table:table-cell office:value-type="float" office:value="28.0095" calcext:value-type="float">
            <text:p>28.00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.441" calcext:value-type="float">
            <text:p>51.441</text:p>
          </table:table-cell>
          <table:table-cell office:value-type="float" office:value="36.0781" calcext:value-type="float">
            <text:p>36.078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935.207" calcext:value-type="float">
            <text:p>935.2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62.827" calcext:value-type="float">
            <text:p>362.827</text:p>
          </table:table-cell>
          <table:table-cell office:value-type="float" office:value="299.407" calcext:value-type="float">
            <text:p>299.4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0.28" calcext:value-type="float">
            <text:p>1030.28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905" calcext:value-type="float">
            <text:p>44.2905</text:p>
          </table:table-cell>
          <table:table-cell office:value-type="float" office:value="4.35194" calcext:value-type="float">
            <text:p>4.35194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2.63735" calcext:value-type="float">
            <text:p>2.63735</text:p>
          </table:table-cell>
          <table:table-cell office:value-type="float" office:value="8.88248" calcext:value-type="float">
            <text:p>8.88248</text:p>
          </table:table-cell>
          <table:table-cell office:value-type="float" office:value="4.18334" calcext:value-type="float">
            <text:p>4.18334</text:p>
          </table:table-cell>
          <table:table-cell office:value-type="float" office:value="11.4135" calcext:value-type="float">
            <text:p>11.4135</text:p>
          </table:table-cell>
          <table:table-cell office:value-type="float" office:value="5.74216" calcext:value-type="float">
            <text:p>5.74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858" calcext:value-type="float">
            <text:p>33.3858</text:p>
          </table:table-cell>
          <table:table-cell office:value-type="float" office:value="17.7313" calcext:value-type="float">
            <text:p>17.7313</text:p>
          </table:table-cell>
          <table:table-cell office:value-type="float" office:value="181.04" calcext:value-type="float">
            <text:p>181.04</text:p>
          </table:table-cell>
          <table:table-cell office:value-type="float" office:value="28.9561" calcext:value-type="float">
            <text:p>28.95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4.8826" calcext:value-type="float">
            <text:p>94.8826</text:p>
          </table:table-cell>
          <table:table-cell office:value-type="float" office:value="31.1661" calcext:value-type="float">
            <text:p>31.166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797.457" calcext:value-type="float">
            <text:p>797.457</text:p>
          </table:table-cell>
          <table:table-cell office:value-type="float" office:value="364.591" calcext:value-type="float">
            <text:p>364.591</text:p>
          </table:table-cell>
          <table:table-cell office:value-type="float" office:value="296.842" calcext:value-type="float">
            <text:p>296.84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34.532" calcext:value-type="float">
            <text:p>734.5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4.117" calcext:value-type="float">
            <text:p>444.117</text:p>
          </table:table-cell>
          <table:table-cell office:value-type="float" office:value="331.045" calcext:value-type="float">
            <text:p>331.04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6124" calcext:value-type="float">
            <text:p>48.6124</text:p>
          </table:table-cell>
          <table:table-cell office:value-type="float" office:value="4.36626" calcext:value-type="float">
            <text:p>4.36626</text:p>
          </table:table-cell>
          <table:table-cell office:value-type="float" office:value="6.88472" calcext:value-type="float">
            <text:p>6.88472</text:p>
          </table:table-cell>
          <table:table-cell office:value-type="float" office:value="2.69722" calcext:value-type="float">
            <text:p>2.69722</text:p>
          </table:table-cell>
          <table:table-cell office:value-type="float" office:value="8.30177" calcext:value-type="float">
            <text:p>8.30177</text:p>
          </table:table-cell>
          <table:table-cell office:value-type="float" office:value="4.15909" calcext:value-type="float">
            <text:p>4.15909</text:p>
          </table:table-cell>
          <table:table-cell office:value-type="float" office:value="11.4664" calcext:value-type="float">
            <text:p>11.4664</text:p>
          </table:table-cell>
          <table:table-cell office:value-type="float" office:value="5.70636" calcext:value-type="float">
            <text:p>5.70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261" calcext:value-type="float">
            <text:p>110.261</text:p>
          </table:table-cell>
          <table:table-cell office:value-type="float" office:value="23.7342" calcext:value-type="float">
            <text:p>23.7342</text:p>
          </table:table-cell>
          <table:table-cell office:value-type="float" office:value="182.142" calcext:value-type="float">
            <text:p>182.142</text:p>
          </table:table-cell>
          <table:table-cell office:value-type="float" office:value="27.5253" calcext:value-type="float">
            <text:p>27.52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7016" calcext:value-type="float">
            <text:p>32.7016</text:p>
          </table:table-cell>
          <table:table-cell office:value-type="float" office:value="30.2289" calcext:value-type="float">
            <text:p>30.228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451.636" calcext:value-type="float">
            <text:p>451.63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763.905" calcext:value-type="float">
            <text:p>763.905</text:p>
          </table:table-cell>
          <table:table-cell office:value-type="float" office:value="712.257" calcext:value-type="float">
            <text:p>712.257</text:p>
          </table:table-cell>
          <table:table-cell table:number-columns-repeated="2" office:value-type="float" office:value="517.218" calcext:value-type="float">
            <text:p>517.21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88.64" calcext:value-type="float">
            <text:p>388.64</text:p>
          </table:table-cell>
          <table:table-cell office:value-type="float" office:value="236.024" calcext:value-type="float">
            <text:p>236.02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9044" calcext:value-type="float">
            <text:p>38.9044</text:p>
          </table:table-cell>
          <table:table-cell office:value-type="float" office:value="4.2454" calcext:value-type="float">
            <text:p>4.2454</text:p>
          </table:table-cell>
          <table:table-cell office:value-type="float" office:value="6.03656" calcext:value-type="float">
            <text:p>6.03656</text:p>
          </table:table-cell>
          <table:table-cell office:value-type="float" office:value="2.61803" calcext:value-type="float">
            <text:p>2.61803</text:p>
          </table:table-cell>
          <table:table-cell office:value-type="float" office:value="9.10317" calcext:value-type="float">
            <text:p>9.10317</text:p>
          </table:table-cell>
          <table:table-cell office:value-type="float" office:value="4.21829" calcext:value-type="float">
            <text:p>4.21829</text:p>
          </table:table-cell>
          <table:table-cell office:value-type="float" office:value="11.4758" calcext:value-type="float">
            <text:p>11.4758</text:p>
          </table:table-cell>
          <table:table-cell office:value-type="float" office:value="5.67739" calcext:value-type="float">
            <text:p>5.67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.16" calcext:value-type="float">
            <text:p>229.16</text:p>
          </table:table-cell>
          <table:table-cell office:value-type="float" office:value="25.7638" calcext:value-type="float">
            <text:p>25.7638</text:p>
          </table:table-cell>
          <table:table-cell office:value-type="float" office:value="111.553" calcext:value-type="float">
            <text:p>111.553</text:p>
          </table:table-cell>
          <table:table-cell office:value-type="float" office:value="23.7904" calcext:value-type="float">
            <text:p>23.79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2227" calcext:value-type="float">
            <text:p>35.2227</text:p>
          </table:table-cell>
          <table:table-cell office:value-type="float" office:value="31.516" calcext:value-type="float">
            <text:p>31.516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674.341" calcext:value-type="float">
            <text:p>674.34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813.974" calcext:value-type="float">
            <text:p>813.9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16.247" calcext:value-type="float">
            <text:p>416.247</text:p>
          </table:table-cell>
          <table:table-cell office:value-type="float" office:value="329.377" calcext:value-type="float">
            <text:p>329.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0.17" calcext:value-type="float">
            <text:p>1110.17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415" calcext:value-type="float">
            <text:p>25.0415</text:p>
          </table:table-cell>
          <table:table-cell office:value-type="float" office:value="4.17392" calcext:value-type="float">
            <text:p>4.17392</text:p>
          </table:table-cell>
          <table:table-cell office:value-type="float" office:value="6.16379" calcext:value-type="float">
            <text:p>6.16379</text:p>
          </table:table-cell>
          <table:table-cell office:value-type="float" office:value="2.62856" calcext:value-type="float">
            <text:p>2.62856</text:p>
          </table:table-cell>
          <table:table-cell office:value-type="float" office:value="9.15442" calcext:value-type="float">
            <text:p>9.15442</text:p>
          </table:table-cell>
          <table:table-cell office:value-type="float" office:value="4.20911" calcext:value-type="float">
            <text:p>4.20911</text:p>
          </table:table-cell>
          <table:table-cell office:value-type="float" office:value="11.1781" calcext:value-type="float">
            <text:p>11.1781</text:p>
          </table:table-cell>
          <table:table-cell office:value-type="float" office:value="5.64565" calcext:value-type="float">
            <text:p>5.64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515" calcext:value-type="float">
            <text:p>104.515</text:p>
          </table:table-cell>
          <table:table-cell office:value-type="float" office:value="20.3792" calcext:value-type="float">
            <text:p>20.3792</text:p>
          </table:table-cell>
          <table:table-cell office:value-type="float" office:value="72.4642" calcext:value-type="float">
            <text:p>72.4642</text:p>
          </table:table-cell>
          <table:table-cell office:value-type="float" office:value="22.9222" calcext:value-type="float">
            <text:p>22.92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7327" calcext:value-type="float">
            <text:p>37.7327</text:p>
          </table:table-cell>
          <table:table-cell office:value-type="float" office:value="33.1325" calcext:value-type="float">
            <text:p>33.1325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717.943" calcext:value-type="float">
            <text:p>717.9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23.82" calcext:value-type="float">
            <text:p>723.82</text:p>
          </table:table-cell>
          <table:table-cell office:value-type="float" office:value="726.387" calcext:value-type="float">
            <text:p>726.3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64.547" calcext:value-type="float">
            <text:p>664.547</text:p>
          </table:table-cell>
          <table:table-cell office:value-type="float" office:value="373.711" calcext:value-type="float">
            <text:p>373.7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7.818" calcext:value-type="float">
            <text:p>327.818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162" calcext:value-type="float">
            <text:p>37.7162</text:p>
          </table:table-cell>
          <table:table-cell office:value-type="float" office:value="4.26606" calcext:value-type="float">
            <text:p>4.26606</text:p>
          </table:table-cell>
          <table:table-cell office:value-type="float" office:value="6.06761" calcext:value-type="float">
            <text:p>6.06761</text:p>
          </table:table-cell>
          <table:table-cell office:value-type="float" office:value="2.62578" calcext:value-type="float">
            <text:p>2.62578</text:p>
          </table:table-cell>
          <table:table-cell office:value-type="float" office:value="8.71311" calcext:value-type="float">
            <text:p>8.71311</text:p>
          </table:table-cell>
          <table:table-cell office:value-type="float" office:value="4.19003" calcext:value-type="float">
            <text:p>4.19003</text:p>
          </table:table-cell>
          <table:table-cell office:value-type="float" office:value="11.6529" calcext:value-type="float">
            <text:p>11.6529</text:p>
          </table:table-cell>
          <table:table-cell office:value-type="float" office:value="5.62553" calcext:value-type="float">
            <text:p>5.62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.313" calcext:value-type="float">
            <text:p>160.313</text:p>
          </table:table-cell>
          <table:table-cell office:value-type="float" office:value="23.1076" calcext:value-type="float">
            <text:p>23.1076</text:p>
          </table:table-cell>
          <table:table-cell office:value-type="float" office:value="93.8391" calcext:value-type="float">
            <text:p>93.8391</text:p>
          </table:table-cell>
          <table:table-cell office:value-type="float" office:value="25.7883" calcext:value-type="float">
            <text:p>25.78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.0197" calcext:value-type="float">
            <text:p>42.0197</text:p>
          </table:table-cell>
          <table:table-cell office:value-type="float" office:value="35.3587" calcext:value-type="float">
            <text:p>35.358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513.899" calcext:value-type="float">
            <text:p>513.899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911.664" calcext:value-type="float">
            <text:p>911.664</text:p>
          </table:table-cell>
          <table:table-cell office:value-type="float" office:value="820.525" calcext:value-type="float">
            <text:p>820.52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30.496" calcext:value-type="float">
            <text:p>630.496</text:p>
          </table:table-cell>
          <table:table-cell office:value-type="float" office:value="476.367" calcext:value-type="float">
            <text:p>476.367</text:p>
          </table:table-cell>
          <table:table-cell office:value-type="float" office:value="302.666" calcext:value-type="float">
            <text:p>302.66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0981" calcext:value-type="float">
            <text:p>54.0981</text:p>
          </table:table-cell>
          <table:table-cell office:value-type="float" office:value="4.35184" calcext:value-type="float">
            <text:p>4.35184</text:p>
          </table:table-cell>
          <table:table-cell office:value-type="float" office:value="6.32447" calcext:value-type="float">
            <text:p>6.32447</text:p>
          </table:table-cell>
          <table:table-cell office:value-type="float" office:value="2.65514" calcext:value-type="float">
            <text:p>2.65514</text:p>
          </table:table-cell>
          <table:table-cell office:value-type="float" office:value="8.794" calcext:value-type="float">
            <text:p>8.794</text:p>
          </table:table-cell>
          <table:table-cell office:value-type="float" office:value="4.18876" calcext:value-type="float">
            <text:p>4.18876</text:p>
          </table:table-cell>
          <table:table-cell office:value-type="float" office:value="10.4628" calcext:value-type="float">
            <text:p>10.4628</text:p>
          </table:table-cell>
          <table:table-cell office:value-type="float" office:value="5.56569" calcext:value-type="float">
            <text:p>5.56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093" calcext:value-type="float">
            <text:p>143.093</text:p>
          </table:table-cell>
          <table:table-cell office:value-type="float" office:value="19.4512" calcext:value-type="float">
            <text:p>19.4512</text:p>
          </table:table-cell>
          <table:table-cell office:value-type="float" office:value="189.399" calcext:value-type="float">
            <text:p>189.399</text:p>
          </table:table-cell>
          <table:table-cell office:value-type="float" office:value="30.6028" calcext:value-type="float">
            <text:p>30.60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.878" calcext:value-type="float">
            <text:p>52.878</text:p>
          </table:table-cell>
          <table:table-cell office:value-type="float" office:value="39.1369" calcext:value-type="float">
            <text:p>39.1369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971.969" calcext:value-type="float">
            <text:p>971.969</text:p>
          </table:table-cell>
          <table:table-cell office:value-type="float" office:value="1030.54" calcext:value-type="float">
            <text:p>1030.54</text:p>
          </table:table-cell>
          <table:table-cell office:value-type="float" office:value="1024.34" calcext:value-type="float">
            <text:p>1024.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0.343" calcext:value-type="float">
            <text:p>270.343</text:p>
          </table:table-cell>
          <table:table-cell office:value-type="float" office:value="231.377" calcext:value-type="float">
            <text:p>231.37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919" calcext:value-type="float">
            <text:p>30.5919</text:p>
          </table:table-cell>
          <table:table-cell office:value-type="float" office:value="4.19253" calcext:value-type="float">
            <text:p>4.19253</text:p>
          </table:table-cell>
          <table:table-cell office:value-type="float" office:value="6.27034" calcext:value-type="float">
            <text:p>6.27034</text:p>
          </table:table-cell>
          <table:table-cell office:value-type="float" office:value="2.63814" calcext:value-type="float">
            <text:p>2.63814</text:p>
          </table:table-cell>
          <table:table-cell office:value-type="float" office:value="8.48955" calcext:value-type="float">
            <text:p>8.48955</text:p>
          </table:table-cell>
          <table:table-cell office:value-type="float" office:value="4.19199" calcext:value-type="float">
            <text:p>4.19199</text:p>
          </table:table-cell>
          <table:table-cell office:value-type="float" office:value="11.8122" calcext:value-type="float">
            <text:p>11.8122</text:p>
          </table:table-cell>
          <table:table-cell office:value-type="float" office:value="5.66848" calcext:value-type="float">
            <text:p>5.66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511" calcext:value-type="float">
            <text:p>75.8511</text:p>
          </table:table-cell>
          <table:table-cell office:value-type="float" office:value="15.9072" calcext:value-type="float">
            <text:p>15.9072</text:p>
          </table:table-cell>
          <table:table-cell office:value-type="float" office:value="96.4333" calcext:value-type="float">
            <text:p>96.4333</text:p>
          </table:table-cell>
          <table:table-cell office:value-type="float" office:value="25.627" calcext:value-type="float">
            <text:p>25.6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.543" calcext:value-type="float">
            <text:p>99.543</text:p>
          </table:table-cell>
          <table:table-cell office:value-type="float" office:value="35.5216" calcext:value-type="float">
            <text:p>35.521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483.91" calcext:value-type="float">
            <text:p>483.9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786.597" calcext:value-type="float">
            <text:p>786.59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69.54" calcext:value-type="float">
            <text:p>1069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0.098" calcext:value-type="float">
            <text:p>480.098</text:p>
          </table:table-cell>
          <table:table-cell office:value-type="float" office:value="379.138" calcext:value-type="float">
            <text:p>379.13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349" calcext:value-type="float">
            <text:p>39.8349</text:p>
          </table:table-cell>
          <table:table-cell office:value-type="float" office:value="4.33521" calcext:value-type="float">
            <text:p>4.33521</text:p>
          </table:table-cell>
          <table:table-cell office:value-type="float" office:value="6.29095" calcext:value-type="float">
            <text:p>6.29095</text:p>
          </table:table-cell>
          <table:table-cell office:value-type="float" office:value="2.65251" calcext:value-type="float">
            <text:p>2.65251</text:p>
          </table:table-cell>
          <table:table-cell office:value-type="float" office:value="9.54938" calcext:value-type="float">
            <text:p>9.54938</text:p>
          </table:table-cell>
          <table:table-cell office:value-type="float" office:value="4.26929" calcext:value-type="float">
            <text:p>4.26929</text:p>
          </table:table-cell>
          <table:table-cell office:value-type="float" office:value="12.0232" calcext:value-type="float">
            <text:p>12.0232</text:p>
          </table:table-cell>
          <table:table-cell office:value-type="float" office:value="5.59028" calcext:value-type="float">
            <text:p>5.59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936" calcext:value-type="float">
            <text:p>183.936</text:p>
          </table:table-cell>
          <table:table-cell office:value-type="float" office:value="20.9999" calcext:value-type="float">
            <text:p>20.9999</text:p>
          </table:table-cell>
          <table:table-cell office:value-type="float" office:value="145.808" calcext:value-type="float">
            <text:p>145.808</text:p>
          </table:table-cell>
          <table:table-cell office:value-type="float" office:value="30.0581" calcext:value-type="float">
            <text:p>30.05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9108" calcext:value-type="float">
            <text:p>35.9108</text:p>
          </table:table-cell>
          <table:table-cell office:value-type="float" office:value="33.4878" calcext:value-type="float">
            <text:p>33.4878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395.37" calcext:value-type="float">
            <text:p>395.37</text:p>
          </table:table-cell>
          <table:table-cell office:value-type="float" office:value="278.383" calcext:value-type="float">
            <text:p>278.38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3667" calcext:value-type="float">
            <text:p>50.3667</text:p>
          </table:table-cell>
          <table:table-cell office:value-type="float" office:value="4.31831" calcext:value-type="float">
            <text:p>4.31831</text:p>
          </table:table-cell>
          <table:table-cell office:value-type="float" office:value="6.57466" calcext:value-type="float">
            <text:p>6.57466</text:p>
          </table:table-cell>
          <table:table-cell office:value-type="float" office:value="2.68927" calcext:value-type="float">
            <text:p>2.68927</text:p>
          </table:table-cell>
          <table:table-cell office:value-type="float" office:value="9.13525" calcext:value-type="float">
            <text:p>9.13525</text:p>
          </table:table-cell>
          <table:table-cell office:value-type="float" office:value="4.20287" calcext:value-type="float">
            <text:p>4.20287</text:p>
          </table:table-cell>
          <table:table-cell office:value-type="float" office:value="9.82774" calcext:value-type="float">
            <text:p>9.82774</text:p>
          </table:table-cell>
          <table:table-cell office:value-type="float" office:value="5.42588" calcext:value-type="float">
            <text:p>5.42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107" calcext:value-type="float">
            <text:p>19.610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202.8" calcext:value-type="float">
            <text:p>202.8</text:p>
          </table:table-cell>
          <table:table-cell office:value-type="float" office:value="32.8512" calcext:value-type="float">
            <text:p>32.85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.0645" calcext:value-type="float">
            <text:p>83.0645</text:p>
          </table:table-cell>
          <table:table-cell office:value-type="float" office:value="37.0647" calcext:value-type="float">
            <text:p>37.0647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.52171" calcext:value-type="float">
            <text:p>2.5217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62.785" calcext:value-type="float">
            <text:p>862.785</text:p>
          </table:table-cell>
          <table:table-cell table:number-columns-repeated="2" office:value-type="float" office:value="447.733" calcext:value-type="float">
            <text:p>447.733</text:p>
          </table:table-cell>
          <table:table-cell table:number-columns-repeated="2" office:value-type="float" office:value="448.488" calcext:value-type="float">
            <text:p>448.48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22.224" calcext:value-type="float">
            <text:p>922.224</text:p>
          </table:table-cell>
          <table:table-cell office:value-type="float" office:value="370.244" calcext:value-type="float">
            <text:p>370.24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544" calcext:value-type="float">
            <text:p>37.4544</text:p>
          </table:table-cell>
          <table:table-cell office:value-type="float" office:value="4.25525" calcext:value-type="float">
            <text:p>4.25525</text:p>
          </table:table-cell>
          <table:table-cell office:value-type="float" office:value="6.7335" calcext:value-type="float">
            <text:p>6.7335</text:p>
          </table:table-cell>
          <table:table-cell office:value-type="float" office:value="2.71233" calcext:value-type="float">
            <text:p>2.71233</text:p>
          </table:table-cell>
          <table:table-cell office:value-type="float" office:value="8.90622" calcext:value-type="float">
            <text:p>8.90622</text:p>
          </table:table-cell>
          <table:table-cell office:value-type="float" office:value="4.19527" calcext:value-type="float">
            <text:p>4.19527</text:p>
          </table:table-cell>
          <table:table-cell office:value-type="float" office:value="10.6245" calcext:value-type="float">
            <text:p>10.6245</text:p>
          </table:table-cell>
          <table:table-cell office:value-type="float" office:value="5.49395" calcext:value-type="float">
            <text:p>5.49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903" calcext:value-type="float">
            <text:p>24.6903</text:p>
          </table:table-cell>
          <table:table-cell office:value-type="float" office:value="14.4026" calcext:value-type="float">
            <text:p>14.4026</text:p>
          </table:table-cell>
          <table:table-cell office:value-type="float" office:value="144.574" calcext:value-type="float">
            <text:p>144.574</text:p>
          </table:table-cell>
          <table:table-cell office:value-type="float" office:value="29.4839" calcext:value-type="float">
            <text:p>29.48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.1486" calcext:value-type="float">
            <text:p>42.1486</text:p>
          </table:table-cell>
          <table:table-cell office:value-type="float" office:value="37.3981" calcext:value-type="float">
            <text:p>37.398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32.488" calcext:value-type="float">
            <text:p>232.48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.75631" calcext:value-type="float">
            <text:p>1.75631</text:p>
          </table:table-cell>
          <table:table-cell table:number-columns-repeated="2" office:value-type="float" office:value="1046.05" calcext:value-type="float">
            <text:p>1046.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80.02" calcext:value-type="float">
            <text:p>1080.02</text:p>
          </table:table-cell>
          <table:table-cell office:value-type="float" office:value="457.916" calcext:value-type="float">
            <text:p>457.916</text:p>
          </table:table-cell>
          <table:table-cell office:value-type="float" office:value="338.961" calcext:value-type="float">
            <text:p>338.96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104" calcext:value-type="float">
            <text:p>38.0104</text:p>
          </table:table-cell>
          <table:table-cell office:value-type="float" office:value="4.25026" calcext:value-type="float">
            <text:p>4.25026</text:p>
          </table:table-cell>
          <table:table-cell office:value-type="float" office:value="6.76723" calcext:value-type="float">
            <text:p>6.76723</text:p>
          </table:table-cell>
          <table:table-cell office:value-type="float" office:value="2.67506" calcext:value-type="float">
            <text:p>2.67506</text:p>
          </table:table-cell>
          <table:table-cell office:value-type="float" office:value="8.91954" calcext:value-type="float">
            <text:p>8.91954</text:p>
          </table:table-cell>
          <table:table-cell office:value-type="float" office:value="4.19023" calcext:value-type="float">
            <text:p>4.19023</text:p>
          </table:table-cell>
          <table:table-cell office:value-type="float" office:value="11.8834" calcext:value-type="float">
            <text:p>11.8834</text:p>
          </table:table-cell>
          <table:table-cell office:value-type="float" office:value="5.56119" calcext:value-type="float">
            <text:p>5.56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.67" calcext:value-type="float">
            <text:p>114.67</text:p>
          </table:table-cell>
          <table:table-cell office:value-type="float" office:value="17.9679" calcext:value-type="float">
            <text:p>17.9679</text:p>
          </table:table-cell>
          <table:table-cell office:value-type="float" office:value="160.383" calcext:value-type="float">
            <text:p>160.383</text:p>
          </table:table-cell>
          <table:table-cell office:value-type="float" office:value="29.2981" calcext:value-type="float">
            <text:p>29.29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.1155" calcext:value-type="float">
            <text:p>47.1155</text:p>
          </table:table-cell>
          <table:table-cell office:value-type="float" office:value="40.3686" calcext:value-type="float">
            <text:p>40.3686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643.713" calcext:value-type="float">
            <text:p>643.7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.55798" calcext:value-type="float">
            <text:p>5.557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69.837" calcext:value-type="float">
            <text:p>169.837</text:p>
          </table:table-cell>
          <table:table-cell office:value-type="float" office:value="469.836" calcext:value-type="float">
            <text:p>469.836</text:p>
          </table:table-cell>
          <table:table-cell office:value-type="float" office:value="240.228" calcext:value-type="float">
            <text:p>240.22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0319" calcext:value-type="float">
            <text:p>46.0319</text:p>
          </table:table-cell>
          <table:table-cell office:value-type="float" office:value="4.23859" calcext:value-type="float">
            <text:p>4.23859</text:p>
          </table:table-cell>
          <table:table-cell office:value-type="float" office:value="6.45339" calcext:value-type="float">
            <text:p>6.45339</text:p>
          </table:table-cell>
          <table:table-cell office:value-type="float" office:value="2.62814" calcext:value-type="float">
            <text:p>2.62814</text:p>
          </table:table-cell>
          <table:table-cell office:value-type="float" office:value="9.31184" calcext:value-type="float">
            <text:p>9.31184</text:p>
          </table:table-cell>
          <table:table-cell office:value-type="float" office:value="4.21058" calcext:value-type="float">
            <text:p>4.21058</text:p>
          </table:table-cell>
          <table:table-cell office:value-type="float" office:value="9.42297" calcext:value-type="float">
            <text:p>9.42297</text:p>
          </table:table-cell>
          <table:table-cell office:value-type="float" office:value="5.36485" calcext:value-type="float">
            <text:p>5.36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796" calcext:value-type="float">
            <text:p>25.8796</text:p>
          </table:table-cell>
          <table:table-cell office:value-type="float" office:value="14.8943" calcext:value-type="float">
            <text:p>14.8943</text:p>
          </table:table-cell>
          <table:table-cell office:value-type="float" office:value="173.681" calcext:value-type="float">
            <text:p>173.681</text:p>
          </table:table-cell>
          <table:table-cell office:value-type="float" office:value="31.3394" calcext:value-type="float">
            <text:p>31.33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.3764" calcext:value-type="float">
            <text:p>56.3764</text:p>
          </table:table-cell>
          <table:table-cell office:value-type="float" office:value="45.0628" calcext:value-type="float">
            <text:p>45.0628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851.485" calcext:value-type="float">
            <text:p>851.48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999.938" calcext:value-type="float">
            <text:p>999.938</text:p>
          </table:table-cell>
          <table:table-cell office:value-type="float" office:value="418.828" calcext:value-type="float">
            <text:p>418.82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3523" calcext:value-type="float">
            <text:p>47.3523</text:p>
          </table:table-cell>
          <table:table-cell office:value-type="float" office:value="4.21727" calcext:value-type="float">
            <text:p>4.21727</text:p>
          </table:table-cell>
          <table:table-cell office:value-type="float" office:value="6.27619" calcext:value-type="float">
            <text:p>6.27619</text:p>
          </table:table-cell>
          <table:table-cell office:value-type="float" office:value="2.60374" calcext:value-type="float">
            <text:p>2.60374</text:p>
          </table:table-cell>
          <table:table-cell office:value-type="float" office:value="8.85315" calcext:value-type="float">
            <text:p>8.85315</text:p>
          </table:table-cell>
          <table:table-cell office:value-type="float" office:value="4.16802" calcext:value-type="float">
            <text:p>4.16802</text:p>
          </table:table-cell>
          <table:table-cell office:value-type="float" office:value="10.364" calcext:value-type="float">
            <text:p>10.364</text:p>
          </table:table-cell>
          <table:table-cell office:value-type="float" office:value="5.46038" calcext:value-type="float">
            <text:p>5.46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365" calcext:value-type="float">
            <text:p>120.365</text:p>
          </table:table-cell>
          <table:table-cell office:value-type="float" office:value="18.9194" calcext:value-type="float">
            <text:p>18.9194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30.0013" calcext:value-type="float">
            <text:p>30.0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5.851" calcext:value-type="float">
            <text:p>105.851</text:p>
          </table:table-cell>
          <table:table-cell office:value-type="float" office:value="46.6149" calcext:value-type="float">
            <text:p>46.6149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579.885" calcext:value-type="float">
            <text:p>579.88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449.865" calcext:value-type="float">
            <text:p>449.8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22.911" calcext:value-type="float">
            <text:p>822.911</text:p>
          </table:table-cell>
          <table:table-cell office:value-type="float" office:value="447.63" calcext:value-type="float">
            <text:p>447.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84.08" calcext:value-type="float">
            <text:p>1184.08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33" calcext:value-type="float">
            <text:p>47.433</text:p>
          </table:table-cell>
          <table:table-cell office:value-type="float" office:value="4.15268" calcext:value-type="float">
            <text:p>4.15268</text:p>
          </table:table-cell>
          <table:table-cell office:value-type="float" office:value="6.09564" calcext:value-type="float">
            <text:p>6.09564</text:p>
          </table:table-cell>
          <table:table-cell office:value-type="float" office:value="2.60373" calcext:value-type="float">
            <text:p>2.60373</text:p>
          </table:table-cell>
          <table:table-cell office:value-type="float" office:value="8.42516" calcext:value-type="float">
            <text:p>8.42516</text:p>
          </table:table-cell>
          <table:table-cell office:value-type="float" office:value="4.15091" calcext:value-type="float">
            <text:p>4.15091</text:p>
          </table:table-cell>
          <table:table-cell office:value-type="float" office:value="10.6088" calcext:value-type="float">
            <text:p>10.6088</text:p>
          </table:table-cell>
          <table:table-cell office:value-type="float" office:value="5.48445" calcext:value-type="float">
            <text:p>5.48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103" calcext:value-type="float">
            <text:p>30.5103</text:p>
          </table:table-cell>
          <table:table-cell office:value-type="float" office:value="16.0292" calcext:value-type="float">
            <text:p>16.0292</text:p>
          </table:table-cell>
          <table:table-cell office:value-type="float" office:value="159.826" calcext:value-type="float">
            <text:p>159.826</text:p>
          </table:table-cell>
          <table:table-cell office:value-type="float" office:value="28.9586" calcext:value-type="float">
            <text:p>28.95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.237" calcext:value-type="float">
            <text:p>110.237</text:p>
          </table:table-cell>
          <table:table-cell office:value-type="float" office:value="49.8642" calcext:value-type="float">
            <text:p>49.864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443.303" calcext:value-type="float">
            <text:p>443.303</text:p>
          </table:table-cell>
          <table:table-cell office:value-type="float" office:value="441.72" calcext:value-type="float">
            <text:p>441.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67.241" calcext:value-type="float">
            <text:p>967.241</text:p>
          </table:table-cell>
          <table:table-cell office:value-type="float" office:value="955.548" calcext:value-type="float">
            <text:p>955.5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98.356" calcext:value-type="float">
            <text:p>998.356</text:p>
          </table:table-cell>
          <table:table-cell office:value-type="float" office:value="199.303" calcext:value-type="float">
            <text:p>199.303</text:p>
          </table:table-cell>
          <table:table-cell office:value-type="float" office:value="196.337" calcext:value-type="float">
            <text:p>196.33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4904" calcext:value-type="float">
            <text:p>40.4904</text:p>
          </table:table-cell>
          <table:table-cell office:value-type="float" office:value="4.17827" calcext:value-type="float">
            <text:p>4.17827</text:p>
          </table:table-cell>
          <table:table-cell office:value-type="float" office:value="6.15991" calcext:value-type="float">
            <text:p>6.15991</text:p>
          </table:table-cell>
          <table:table-cell office:value-type="float" office:value="2.59862" calcext:value-type="float">
            <text:p>2.59862</text:p>
          </table:table-cell>
          <table:table-cell office:value-type="float" office:value="9.46047" calcext:value-type="float">
            <text:p>9.46047</text:p>
          </table:table-cell>
          <table:table-cell office:value-type="float" office:value="4.21451" calcext:value-type="float">
            <text:p>4.21451</text:p>
          </table:table-cell>
          <table:table-cell office:value-type="float" office:value="10.2495" calcext:value-type="float">
            <text:p>10.2495</text:p>
          </table:table-cell>
          <table:table-cell office:value-type="float" office:value="5.44011" calcext:value-type="float">
            <text:p>5.44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155" calcext:value-type="float">
            <text:p>120.155</text:p>
          </table:table-cell>
          <table:table-cell office:value-type="float" office:value="20.5326" calcext:value-type="float">
            <text:p>20.5326</text:p>
          </table:table-cell>
          <table:table-cell office:value-type="float" office:value="183.061" calcext:value-type="float">
            <text:p>183.061</text:p>
          </table:table-cell>
          <table:table-cell office:value-type="float" office:value="29.6023" calcext:value-type="float">
            <text:p>29.60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.2106" calcext:value-type="float">
            <text:p>43.2106</text:p>
          </table:table-cell>
          <table:table-cell office:value-type="float" office:value="40.7106" calcext:value-type="float">
            <text:p>40.7106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494.752" calcext:value-type="float">
            <text:p>494.752</text:p>
          </table:table-cell>
          <table:table-cell table:number-columns-repeated="2" office:value-type="float" office:value="305.261" calcext:value-type="float">
            <text:p>305.2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.82511" calcext:value-type="float">
            <text:p>1.825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74.569" calcext:value-type="float">
            <text:p>374.569</text:p>
          </table:table-cell>
          <table:table-cell office:value-type="float" office:value="392.559" calcext:value-type="float">
            <text:p>392.559</text:p>
          </table:table-cell>
          <table:table-cell office:value-type="float" office:value="310.03" calcext:value-type="float">
            <text:p>310.0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4859" calcext:value-type="float">
            <text:p>49.4859</text:p>
          </table:table-cell>
          <table:table-cell office:value-type="float" office:value="4.22994" calcext:value-type="float">
            <text:p>4.22994</text:p>
          </table:table-cell>
          <table:table-cell office:value-type="float" office:value="6.28806" calcext:value-type="float">
            <text:p>6.28806</text:p>
          </table:table-cell>
          <table:table-cell office:value-type="float" office:value="2.60561" calcext:value-type="float">
            <text:p>2.60561</text:p>
          </table:table-cell>
          <table:table-cell office:value-type="float" office:value="9.40409" calcext:value-type="float">
            <text:p>9.40409</text:p>
          </table:table-cell>
          <table:table-cell office:value-type="float" office:value="4.19301" calcext:value-type="float">
            <text:p>4.19301</text:p>
          </table:table-cell>
          <table:table-cell office:value-type="float" office:value="10.7014" calcext:value-type="float">
            <text:p>10.7014</text:p>
          </table:table-cell>
          <table:table-cell office:value-type="float" office:value="5.46899" calcext:value-type="float">
            <text:p>5.46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431" calcext:value-type="float">
            <text:p>185.431</text:p>
          </table:table-cell>
          <table:table-cell office:value-type="float" office:value="23.1359" calcext:value-type="float">
            <text:p>23.1359</text:p>
          </table:table-cell>
          <table:table-cell office:value-type="float" office:value="214.714" calcext:value-type="float">
            <text:p>214.714</text:p>
          </table:table-cell>
          <table:table-cell office:value-type="float" office:value="31.9137" calcext:value-type="float">
            <text:p>31.9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.6025" calcext:value-type="float">
            <text:p>47.6025</text:p>
          </table:table-cell>
          <table:table-cell office:value-type="float" office:value="43.8586" calcext:value-type="float">
            <text:p>43.8586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42.9713" calcext:value-type="float">
            <text:p>42.97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03.119" calcext:value-type="float">
            <text:p>203.119</text:p>
          </table:table-cell>
          <table:table-cell office:value-type="float" office:value="158.848" calcext:value-type="float">
            <text:p>158.84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994" calcext:value-type="float">
            <text:p>26.994</text:p>
          </table:table-cell>
          <table:table-cell office:value-type="float" office:value="4.09159" calcext:value-type="float">
            <text:p>4.09159</text:p>
          </table:table-cell>
          <table:table-cell office:value-type="float" office:value="7.20003" calcext:value-type="float">
            <text:p>7.20003</text:p>
          </table:table-cell>
          <table:table-cell office:value-type="float" office:value="2.65346" calcext:value-type="float">
            <text:p>2.65346</text:p>
          </table:table-cell>
          <table:table-cell office:value-type="float" office:value="8.90053" calcext:value-type="float">
            <text:p>8.90053</text:p>
          </table:table-cell>
          <table:table-cell office:value-type="float" office:value="4.18034" calcext:value-type="float">
            <text:p>4.18034</text:p>
          </table:table-cell>
          <table:table-cell office:value-type="float" office:value="11.3079" calcext:value-type="float">
            <text:p>11.3079</text:p>
          </table:table-cell>
          <table:table-cell office:value-type="float" office:value="5.51531" calcext:value-type="float">
            <text:p>5.51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151" calcext:value-type="float">
            <text:p>125.151</text:p>
          </table:table-cell>
          <table:table-cell office:value-type="float" office:value="18.004" calcext:value-type="float">
            <text:p>18.004</text:p>
          </table:table-cell>
          <table:table-cell office:value-type="float" office:value="95.6197" calcext:value-type="float">
            <text:p>95.6197</text:p>
          </table:table-cell>
          <table:table-cell office:value-type="float" office:value="25.3328" calcext:value-type="float">
            <text:p>25.33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.6619" calcext:value-type="float">
            <text:p>53.6619</text:p>
          </table:table-cell>
          <table:table-cell office:value-type="float" office:value="48.3445" calcext:value-type="float">
            <text:p>48.3445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991.556" calcext:value-type="float">
            <text:p>991.5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9.196" calcext:value-type="float">
            <text:p>389.196</text:p>
          </table:table-cell>
          <table:table-cell office:value-type="float" office:value="302.464" calcext:value-type="float">
            <text:p>302.46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828" calcext:value-type="float">
            <text:p>30.2828</text:p>
          </table:table-cell>
          <table:table-cell office:value-type="float" office:value="4.08208" calcext:value-type="float">
            <text:p>4.08208</text:p>
          </table:table-cell>
          <table:table-cell office:value-type="float" office:value="6.18767" calcext:value-type="float">
            <text:p>6.18767</text:p>
          </table:table-cell>
          <table:table-cell office:value-type="float" office:value="2.55468" calcext:value-type="float">
            <text:p>2.55468</text:p>
          </table:table-cell>
          <table:table-cell office:value-type="float" office:value="9.51161" calcext:value-type="float">
            <text:p>9.51161</text:p>
          </table:table-cell>
          <table:table-cell office:value-type="float" office:value="4.19745" calcext:value-type="float">
            <text:p>4.19745</text:p>
          </table:table-cell>
          <table:table-cell office:value-type="float" office:value="10.5032" calcext:value-type="float">
            <text:p>10.5032</text:p>
          </table:table-cell>
          <table:table-cell office:value-type="float" office:value="5.38853" calcext:value-type="float">
            <text:p>5.38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036" calcext:value-type="float">
            <text:p>132.036</text:p>
          </table:table-cell>
          <table:table-cell office:value-type="float" office:value="18.4298" calcext:value-type="float">
            <text:p>18.4298</text:p>
          </table:table-cell>
          <table:table-cell office:value-type="float" office:value="113.082" calcext:value-type="float">
            <text:p>113.082</text:p>
          </table:table-cell>
          <table:table-cell office:value-type="float" office:value="27.9198" calcext:value-type="float">
            <text:p>27.91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.6161" calcext:value-type="float">
            <text:p>66.6161</text:p>
          </table:table-cell>
          <table:table-cell office:value-type="float" office:value="55.8203" calcext:value-type="float">
            <text:p>55.820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680.131" calcext:value-type="float">
            <text:p>680.131</text:p>
          </table:table-cell>
          <table:table-cell office:value-type="float" office:value="373.05" calcext:value-type="float">
            <text:p>373.0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792" calcext:value-type="float">
            <text:p>45.6792</text:p>
          </table:table-cell>
          <table:table-cell office:value-type="float" office:value="4.13731" calcext:value-type="float">
            <text:p>4.13731</text:p>
          </table:table-cell>
          <table:table-cell office:value-type="float" office:value="5.93463" calcext:value-type="float">
            <text:p>5.93463</text:p>
          </table:table-cell>
          <table:table-cell office:value-type="float" office:value="2.54451" calcext:value-type="float">
            <text:p>2.54451</text:p>
          </table:table-cell>
          <table:table-cell office:value-type="float" office:value="9.9954" calcext:value-type="float">
            <text:p>9.9954</text:p>
          </table:table-cell>
          <table:table-cell office:value-type="float" office:value="4.18176" calcext:value-type="float">
            <text:p>4.18176</text:p>
          </table:table-cell>
          <table:table-cell office:value-type="float" office:value="10.5491" calcext:value-type="float">
            <text:p>10.5491</text:p>
          </table:table-cell>
          <table:table-cell office:value-type="float" office:value="5.40877" calcext:value-type="float">
            <text:p>5.40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836" calcext:value-type="float">
            <text:p>125.836</text:p>
          </table:table-cell>
          <table:table-cell office:value-type="float" office:value="17.2036" calcext:value-type="float">
            <text:p>17.2036</text:p>
          </table:table-cell>
          <table:table-cell office:value-type="float" office:value="192.32" calcext:value-type="float">
            <text:p>192.32</text:p>
          </table:table-cell>
          <table:table-cell office:value-type="float" office:value="32.5178" calcext:value-type="float">
            <text:p>32.51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.03" calcext:value-type="float">
            <text:p>126.03</text:p>
          </table:table-cell>
          <table:table-cell office:value-type="float" office:value="56.4324" calcext:value-type="float">
            <text:p>56.432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648.616" calcext:value-type="float">
            <text:p>648.61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849.115" calcext:value-type="float">
            <text:p>849.1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5.071" calcext:value-type="float">
            <text:p>465.071</text:p>
          </table:table-cell>
          <table:table-cell office:value-type="float" office:value="372.961" calcext:value-type="float">
            <text:p>372.96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653" calcext:value-type="float">
            <text:p>35.5653</text:p>
          </table:table-cell>
          <table:table-cell office:value-type="float" office:value="4.03365" calcext:value-type="float">
            <text:p>4.03365</text:p>
          </table:table-cell>
          <table:table-cell office:value-type="float" office:value="6.1696" calcext:value-type="float">
            <text:p>6.1696</text:p>
          </table:table-cell>
          <table:table-cell office:value-type="float" office:value="2.59273" calcext:value-type="float">
            <text:p>2.59273</text:p>
          </table:table-cell>
          <table:table-cell office:value-type="float" office:value="8.94739" calcext:value-type="float">
            <text:p>8.94739</text:p>
          </table:table-cell>
          <table:table-cell office:value-type="float" office:value="4.02829" calcext:value-type="float">
            <text:p>4.02829</text:p>
          </table:table-cell>
          <table:table-cell office:value-type="float" office:value="9.49615" calcext:value-type="float">
            <text:p>9.49615</text:p>
          </table:table-cell>
          <table:table-cell office:value-type="float" office:value="5.3584" calcext:value-type="float">
            <text:p>5.3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87" calcext:value-type="float">
            <text:p>26.5987</text:p>
          </table:table-cell>
          <table:table-cell office:value-type="float" office:value="13.0357" calcext:value-type="float">
            <text:p>13.0357</text:p>
          </table:table-cell>
          <table:table-cell office:value-type="float" office:value="173.716" calcext:value-type="float">
            <text:p>173.716</text:p>
          </table:table-cell>
          <table:table-cell office:value-type="float" office:value="31.5477" calcext:value-type="float">
            <text:p>31.54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.08" calcext:value-type="float">
            <text:p>62.08</text:p>
          </table:table-cell>
          <table:table-cell office:value-type="float" office:value="54.4642" calcext:value-type="float">
            <text:p>54.464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731.425" calcext:value-type="float">
            <text:p>731.42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08.094" calcext:value-type="float">
            <text:p>208.094</text:p>
          </table:table-cell>
          <table:table-cell office:value-type="float" office:value="188.429" calcext:value-type="float">
            <text:p>188.42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7425" calcext:value-type="float">
            <text:p>48.7425</text:p>
          </table:table-cell>
          <table:table-cell office:value-type="float" office:value="3.9975" calcext:value-type="float">
            <text:p>3.9975</text:p>
          </table:table-cell>
          <table:table-cell office:value-type="float" office:value="6.38502" calcext:value-type="float">
            <text:p>6.38502</text:p>
          </table:table-cell>
          <table:table-cell office:value-type="float" office:value="2.57777" calcext:value-type="float">
            <text:p>2.57777</text:p>
          </table:table-cell>
          <table:table-cell office:value-type="float" office:value="8.62516" calcext:value-type="float">
            <text:p>8.62516</text:p>
          </table:table-cell>
          <table:table-cell office:value-type="float" office:value="4.01839" calcext:value-type="float">
            <text:p>4.01839</text:p>
          </table:table-cell>
          <table:table-cell office:value-type="float" office:value="10.6683" calcext:value-type="float">
            <text:p>10.6683</text:p>
          </table:table-cell>
          <table:table-cell office:value-type="float" office:value="5.46541" calcext:value-type="float">
            <text:p>5.46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086" calcext:value-type="float">
            <text:p>18.8086</text:p>
          </table:table-cell>
          <table:table-cell office:value-type="float" office:value="13.3065" calcext:value-type="float">
            <text:p>13.3065</text:p>
          </table:table-cell>
          <table:table-cell office:value-type="float" office:value="192.084" calcext:value-type="float">
            <text:p>192.084</text:p>
          </table:table-cell>
          <table:table-cell office:value-type="float" office:value="29.43" calcext:value-type="float">
            <text:p>29.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4.377" calcext:value-type="float">
            <text:p>134.377</text:p>
          </table:table-cell>
          <table:table-cell office:value-type="float" office:value="65.5024" calcext:value-type="float">
            <text:p>65.502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522.301" calcext:value-type="float">
            <text:p>522.301</text:p>
          </table:table-cell>
          <table:table-cell office:value-type="float" office:value="504.34" calcext:value-type="float">
            <text:p>504.34</text:p>
          </table:table-cell>
          <table:table-cell table:number-columns-repeated="2" office:value-type="float" office:value="207.661" calcext:value-type="float">
            <text:p>207.66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82.309" calcext:value-type="float">
            <text:p>682.3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9.733" calcext:value-type="float">
            <text:p>999.733</text:p>
          </table:table-cell>
          <table:table-cell office:value-type="float" office:value="498.296" calcext:value-type="float">
            <text:p>498.29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658" calcext:value-type="float">
            <text:p>30.1658</text:p>
          </table:table-cell>
          <table:table-cell office:value-type="float" office:value="3.9228" calcext:value-type="float">
            <text:p>3.9228</text:p>
          </table:table-cell>
          <table:table-cell office:value-type="float" office:value="5.8191" calcext:value-type="float">
            <text:p>5.8191</text:p>
          </table:table-cell>
          <table:table-cell office:value-type="float" office:value="2.53401" calcext:value-type="float">
            <text:p>2.53401</text:p>
          </table:table-cell>
          <table:table-cell office:value-type="float" office:value="9.28683" calcext:value-type="float">
            <text:p>9.28683</text:p>
          </table:table-cell>
          <table:table-cell office:value-type="float" office:value="4.03725" calcext:value-type="float">
            <text:p>4.03725</text:p>
          </table:table-cell>
          <table:table-cell office:value-type="float" office:value="12.0326" calcext:value-type="float">
            <text:p>12.0326</text:p>
          </table:table-cell>
          <table:table-cell office:value-type="float" office:value="5.46726" calcext:value-type="float">
            <text:p>5.46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335" calcext:value-type="float">
            <text:p>22.9335</text:p>
          </table:table-cell>
          <table:table-cell office:value-type="float" office:value="14.172" calcext:value-type="float">
            <text:p>14.172</text:p>
          </table:table-cell>
          <table:table-cell office:value-type="float" office:value="124.107" calcext:value-type="float">
            <text:p>124.107</text:p>
          </table:table-cell>
          <table:table-cell office:value-type="float" office:value="26.9789" calcext:value-type="float">
            <text:p>26.97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.8724" calcext:value-type="float">
            <text:p>56.8724</text:p>
          </table:table-cell>
          <table:table-cell office:value-type="float" office:value="50.0176" calcext:value-type="float">
            <text:p>50.0176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743.998" calcext:value-type="float">
            <text:p>743.99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68881" calcext:value-type="float">
            <text:p>2.68881</text:p>
          </table:table-cell>
          <table:table-cell office:value-type="float" office:value="2.68528" calcext:value-type="float">
            <text:p>2.685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61.27" calcext:value-type="float">
            <text:p>1161.27</text:p>
          </table:table-cell>
          <table:table-cell office:value-type="float" office:value="757.312" calcext:value-type="float">
            <text:p>757.312</text:p>
          </table:table-cell>
          <table:table-cell office:value-type="float" office:value="522.329" calcext:value-type="float">
            <text:p>522.329</text:p>
          </table:table-cell>
          <table:table-cell office:value-type="float" office:value="394.454" calcext:value-type="float">
            <text:p>394.45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986" calcext:value-type="float">
            <text:p>34.1986</text:p>
          </table:table-cell>
          <table:table-cell office:value-type="float" office:value="3.93705" calcext:value-type="float">
            <text:p>3.93705</text:p>
          </table:table-cell>
          <table:table-cell office:value-type="float" office:value="6.26869" calcext:value-type="float">
            <text:p>6.26869</text:p>
          </table:table-cell>
          <table:table-cell office:value-type="float" office:value="2.59507" calcext:value-type="float">
            <text:p>2.59507</text:p>
          </table:table-cell>
          <table:table-cell office:value-type="float" office:value="8.80769" calcext:value-type="float">
            <text:p>8.80769</text:p>
          </table:table-cell>
          <table:table-cell office:value-type="float" office:value="3.99033" calcext:value-type="float">
            <text:p>3.99033</text:p>
          </table:table-cell>
          <table:table-cell office:value-type="float" office:value="9.13176" calcext:value-type="float">
            <text:p>9.13176</text:p>
          </table:table-cell>
          <table:table-cell office:value-type="float" office:value="5.25316" calcext:value-type="float">
            <text:p>5.25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9791" calcext:value-type="float">
            <text:p>81.9791</text:p>
          </table:table-cell>
          <table:table-cell office:value-type="float" office:value="17.5534" calcext:value-type="float">
            <text:p>17.5534</text:p>
          </table:table-cell>
          <table:table-cell office:value-type="float" office:value="122.789" calcext:value-type="float">
            <text:p>122.789</text:p>
          </table:table-cell>
          <table:table-cell office:value-type="float" office:value="27.4199" calcext:value-type="float">
            <text:p>27.41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.3478" calcext:value-type="float">
            <text:p>71.3478</text:p>
          </table:table-cell>
          <table:table-cell office:value-type="float" office:value="59.1142" calcext:value-type="float">
            <text:p>59.114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791.993" calcext:value-type="float">
            <text:p>791.993</text:p>
          </table:table-cell>
          <table:table-cell office:value-type="float" office:value="767.007" calcext:value-type="float">
            <text:p>767.0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73.234" calcext:value-type="float">
            <text:p>973.234</text:p>
          </table:table-cell>
          <table:table-cell office:value-type="float" office:value="445.525" calcext:value-type="float">
            <text:p>445.52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2341" calcext:value-type="float">
            <text:p>55.2341</text:p>
          </table:table-cell>
          <table:table-cell office:value-type="float" office:value="4.03912" calcext:value-type="float">
            <text:p>4.03912</text:p>
          </table:table-cell>
          <table:table-cell office:value-type="float" office:value="6.5136" calcext:value-type="float">
            <text:p>6.5136</text:p>
          </table:table-cell>
          <table:table-cell office:value-type="float" office:value="2.58216" calcext:value-type="float">
            <text:p>2.58216</text:p>
          </table:table-cell>
          <table:table-cell office:value-type="float" office:value="8.91795" calcext:value-type="float">
            <text:p>8.91795</text:p>
          </table:table-cell>
          <table:table-cell office:value-type="float" office:value="4.02667" calcext:value-type="float">
            <text:p>4.02667</text:p>
          </table:table-cell>
          <table:table-cell office:value-type="float" office:value="10.5397" calcext:value-type="float">
            <text:p>10.5397</text:p>
          </table:table-cell>
          <table:table-cell office:value-type="float" office:value="5.42592" calcext:value-type="float">
            <text:p>5.42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9831" calcext:value-type="float">
            <text:p>91.9831</text:p>
          </table:table-cell>
          <table:table-cell office:value-type="float" office:value="15.6156" calcext:value-type="float">
            <text:p>15.6156</text:p>
          </table:table-cell>
          <table:table-cell office:value-type="float" office:value="229.975" calcext:value-type="float">
            <text:p>229.975</text:p>
          </table:table-cell>
          <table:table-cell office:value-type="float" office:value="33.4308" calcext:value-type="float">
            <text:p>33.43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2.75" calcext:value-type="float">
            <text:p>172.75</text:p>
          </table:table-cell>
          <table:table-cell office:value-type="float" office:value="72.9516" calcext:value-type="float">
            <text:p>72.9516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803.099" calcext:value-type="float">
            <text:p>803.099</text:p>
          </table:table-cell>
          <table:table-cell office:value-type="float" office:value="739.292" calcext:value-type="float">
            <text:p>739.29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78.102" calcext:value-type="float">
            <text:p>378.102</text:p>
          </table:table-cell>
          <table:table-cell office:value-type="float" office:value="376.271" calcext:value-type="float">
            <text:p>376.27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934" calcext:value-type="float">
            <text:p>27.5934</text:p>
          </table:table-cell>
          <table:table-cell office:value-type="float" office:value="3.88975" calcext:value-type="float">
            <text:p>3.88975</text:p>
          </table:table-cell>
          <table:table-cell office:value-type="float" office:value="6.2273" calcext:value-type="float">
            <text:p>6.2273</text:p>
          </table:table-cell>
          <table:table-cell office:value-type="float" office:value="2.55577" calcext:value-type="float">
            <text:p>2.55577</text:p>
          </table:table-cell>
          <table:table-cell office:value-type="float" office:value="9.49769" calcext:value-type="float">
            <text:p>9.49769</text:p>
          </table:table-cell>
          <table:table-cell office:value-type="float" office:value="4.01754" calcext:value-type="float">
            <text:p>4.01754</text:p>
          </table:table-cell>
          <table:table-cell office:value-type="float" office:value="12.0234" calcext:value-type="float">
            <text:p>12.0234</text:p>
          </table:table-cell>
          <table:table-cell office:value-type="float" office:value="5.46157" calcext:value-type="float">
            <text:p>5.46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454" calcext:value-type="float">
            <text:p>28.8454</text:p>
          </table:table-cell>
          <table:table-cell office:value-type="float" office:value="15.4734" calcext:value-type="float">
            <text:p>15.4734</text:p>
          </table:table-cell>
          <table:table-cell office:value-type="float" office:value="131.694" calcext:value-type="float">
            <text:p>131.694</text:p>
          </table:table-cell>
          <table:table-cell office:value-type="float" office:value="26.6282" calcext:value-type="float">
            <text:p>26.62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5823" calcext:value-type="float">
            <text:p>35.5823</text:p>
          </table:table-cell>
          <table:table-cell office:value-type="float" office:value="35.5906" calcext:value-type="float">
            <text:p>35.5906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817.485" calcext:value-type="float">
            <text:p>817.48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836.753" calcext:value-type="float">
            <text:p>836.7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46.303" calcext:value-type="float">
            <text:p>346.303</text:p>
          </table:table-cell>
          <table:table-cell office:value-type="float" office:value="264.323" calcext:value-type="float">
            <text:p>264.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30258" calcext:value-type="float">
            <text:p>3.3025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95.751" calcext:value-type="float">
            <text:p>395.75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689" calcext:value-type="float">
            <text:p>21.7689</text:p>
          </table:table-cell>
          <table:table-cell office:value-type="float" office:value="3.7692" calcext:value-type="float">
            <text:p>3.7692</text:p>
          </table:table-cell>
          <table:table-cell office:value-type="float" office:value="6.046" calcext:value-type="float">
            <text:p>6.046</text:p>
          </table:table-cell>
          <table:table-cell office:value-type="float" office:value="2.52367" calcext:value-type="float">
            <text:p>2.52367</text:p>
          </table:table-cell>
          <table:table-cell office:value-type="float" office:value="7.91334" calcext:value-type="float">
            <text:p>7.91334</text:p>
          </table:table-cell>
          <table:table-cell office:value-type="float" office:value="3.8664" calcext:value-type="float">
            <text:p>3.8664</text:p>
          </table:table-cell>
          <table:table-cell office:value-type="float" office:value="10.119" calcext:value-type="float">
            <text:p>10.119</text:p>
          </table:table-cell>
          <table:table-cell office:value-type="float" office:value="5.30793" calcext:value-type="float">
            <text:p>5.30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.787" calcext:value-type="float">
            <text:p>137.787</text:p>
          </table:table-cell>
          <table:table-cell office:value-type="float" office:value="18.9386" calcext:value-type="float">
            <text:p>18.9386</text:p>
          </table:table-cell>
          <table:table-cell office:value-type="float" office:value="86.6923" calcext:value-type="float">
            <text:p>86.6923</text:p>
          </table:table-cell>
          <table:table-cell office:value-type="float" office:value="23.2924" calcext:value-type="float">
            <text:p>23.29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172" calcext:value-type="float">
            <text:p>37.172</text:p>
          </table:table-cell>
          <table:table-cell office:value-type="float" office:value="37.1889" calcext:value-type="float">
            <text:p>37.1889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463.185" calcext:value-type="float">
            <text:p>463.185</text:p>
          </table:table-cell>
          <table:table-cell office:value-type="float" office:value="302.769" calcext:value-type="float">
            <text:p>302.76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041" calcext:value-type="float">
            <text:p>27.8041</text:p>
          </table:table-cell>
          <table:table-cell office:value-type="float" office:value="3.81702" calcext:value-type="float">
            <text:p>3.81702</text:p>
          </table:table-cell>
          <table:table-cell office:value-type="float" office:value="6.36802" calcext:value-type="float">
            <text:p>6.36802</text:p>
          </table:table-cell>
          <table:table-cell office:value-type="float" office:value="2.55059" calcext:value-type="float">
            <text:p>2.55059</text:p>
          </table:table-cell>
          <table:table-cell office:value-type="float" office:value="7.54212" calcext:value-type="float">
            <text:p>7.54212</text:p>
          </table:table-cell>
          <table:table-cell office:value-type="float" office:value="3.86276" calcext:value-type="float">
            <text:p>3.86276</text:p>
          </table:table-cell>
          <table:table-cell office:value-type="float" office:value="11.229" calcext:value-type="float">
            <text:p>11.229</text:p>
          </table:table-cell>
          <table:table-cell office:value-type="float" office:value="5.37742" calcext:value-type="float">
            <text:p>5.37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183" calcext:value-type="float">
            <text:p>22.6183</text:p>
          </table:table-cell>
          <table:table-cell office:value-type="float" office:value="15.1726" calcext:value-type="float">
            <text:p>15.1726</text:p>
          </table:table-cell>
          <table:table-cell office:value-type="float" office:value="120.528" calcext:value-type="float">
            <text:p>120.528</text:p>
          </table:table-cell>
          <table:table-cell office:value-type="float" office:value="26.4264" calcext:value-type="float">
            <text:p>26.42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.0312" calcext:value-type="float">
            <text:p>39.0312</text:p>
          </table:table-cell>
          <table:table-cell office:value-type="float" office:value="39.0161" calcext:value-type="float">
            <text:p>39.016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758.031" calcext:value-type="float">
            <text:p>758.03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07.345" calcext:value-type="float">
            <text:p>207.345</text:p>
          </table:table-cell>
          <table:table-cell office:value-type="float" office:value="175.48" calcext:value-type="float">
            <text:p>175.4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8319" calcext:value-type="float">
            <text:p>35.8319</text:p>
          </table:table-cell>
          <table:table-cell office:value-type="float" office:value="3.87017" calcext:value-type="float">
            <text:p>3.87017</text:p>
          </table:table-cell>
          <table:table-cell office:value-type="float" office:value="6.26961" calcext:value-type="float">
            <text:p>6.26961</text:p>
          </table:table-cell>
          <table:table-cell office:value-type="float" office:value="2.52905" calcext:value-type="float">
            <text:p>2.52905</text:p>
          </table:table-cell>
          <table:table-cell office:value-type="float" office:value="8.43327" calcext:value-type="float">
            <text:p>8.43327</text:p>
          </table:table-cell>
          <table:table-cell office:value-type="float" office:value="3.94874" calcext:value-type="float">
            <text:p>3.94874</text:p>
          </table:table-cell>
          <table:table-cell office:value-type="float" office:value="10.9025" calcext:value-type="float">
            <text:p>10.9025</text:p>
          </table:table-cell>
          <table:table-cell office:value-type="float" office:value="5.31072" calcext:value-type="float">
            <text:p>5.3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696" calcext:value-type="float">
            <text:p>26.7696</text:p>
          </table:table-cell>
          <table:table-cell office:value-type="float" office:value="16.5215" calcext:value-type="float">
            <text:p>16.5215</text:p>
          </table:table-cell>
          <table:table-cell office:value-type="float" office:value="130.246" calcext:value-type="float">
            <text:p>130.246</text:p>
          </table:table-cell>
          <table:table-cell office:value-type="float" office:value="28.6061" calcext:value-type="float">
            <text:p>28.6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.2997" calcext:value-type="float">
            <text:p>41.2997</text:p>
          </table:table-cell>
          <table:table-cell office:value-type="float" office:value="41.2718" calcext:value-type="float">
            <text:p>41.2718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148.17" calcext:value-type="float">
            <text:p>1148.17</text:p>
          </table:table-cell>
          <table:table-cell office:value-type="float" office:value="566.848" calcext:value-type="float">
            <text:p>566.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2.57" calcext:value-type="float">
            <text:p>1012.57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485" calcext:value-type="float">
            <text:p>22.3485</text:p>
          </table:table-cell>
          <table:table-cell office:value-type="float" office:value="3.83683" calcext:value-type="float">
            <text:p>3.83683</text:p>
          </table:table-cell>
          <table:table-cell office:value-type="float" office:value="5.70499" calcext:value-type="float">
            <text:p>5.70499</text:p>
          </table:table-cell>
          <table:table-cell office:value-type="float" office:value="2.49917" calcext:value-type="float">
            <text:p>2.49917</text:p>
          </table:table-cell>
          <table:table-cell office:value-type="float" office:value="8.87659" calcext:value-type="float">
            <text:p>8.87659</text:p>
          </table:table-cell>
          <table:table-cell office:value-type="float" office:value="3.95302" calcext:value-type="float">
            <text:p>3.95302</text:p>
          </table:table-cell>
          <table:table-cell office:value-type="float" office:value="9.25696" calcext:value-type="float">
            <text:p>9.25696</text:p>
          </table:table-cell>
          <table:table-cell office:value-type="float" office:value="5.20608" calcext:value-type="float">
            <text:p>5.20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115" calcext:value-type="float">
            <text:p>38.3115</text:p>
          </table:table-cell>
          <table:table-cell office:value-type="float" office:value="19.0114" calcext:value-type="float">
            <text:p>19.0114</text:p>
          </table:table-cell>
          <table:table-cell office:value-type="float" office:value="113.302" calcext:value-type="float">
            <text:p>113.302</text:p>
          </table:table-cell>
          <table:table-cell office:value-type="float" office:value="27.9937" calcext:value-type="float">
            <text:p>27.99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.0128" calcext:value-type="float">
            <text:p>44.0128</text:p>
          </table:table-cell>
          <table:table-cell office:value-type="float" office:value="43.9863" calcext:value-type="float">
            <text:p>43.986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254.732" calcext:value-type="float">
            <text:p>254.732</text:p>
          </table:table-cell>
          <table:table-cell office:value-type="float" office:value="225.226" calcext:value-type="float">
            <text:p>225.22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705" calcext:value-type="float">
            <text:p>44.5705</text:p>
          </table:table-cell>
          <table:table-cell office:value-type="float" office:value="4.02773" calcext:value-type="float">
            <text:p>4.02773</text:p>
          </table:table-cell>
          <table:table-cell office:value-type="float" office:value="6.4476" calcext:value-type="float">
            <text:p>6.4476</text:p>
          </table:table-cell>
          <table:table-cell office:value-type="float" office:value="2.55526" calcext:value-type="float">
            <text:p>2.55526</text:p>
          </table:table-cell>
          <table:table-cell office:value-type="float" office:value="8.36361" calcext:value-type="float">
            <text:p>8.36361</text:p>
          </table:table-cell>
          <table:table-cell office:value-type="float" office:value="3.92683" calcext:value-type="float">
            <text:p>3.92683</text:p>
          </table:table-cell>
          <table:table-cell office:value-type="float" office:value="10.1203" calcext:value-type="float">
            <text:p>10.1203</text:p>
          </table:table-cell>
          <table:table-cell office:value-type="float" office:value="5.28588" calcext:value-type="float">
            <text:p>5.28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601" calcext:value-type="float">
            <text:p>130.601</text:p>
          </table:table-cell>
          <table:table-cell office:value-type="float" office:value="25.0399" calcext:value-type="float">
            <text:p>25.0399</text:p>
          </table:table-cell>
          <table:table-cell office:value-type="float" office:value="192.749" calcext:value-type="float">
            <text:p>192.749</text:p>
          </table:table-cell>
          <table:table-cell office:value-type="float" office:value="35.031" calcext:value-type="float">
            <text:p>35.0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.2452" calcext:value-type="float">
            <text:p>47.2452</text:p>
          </table:table-cell>
          <table:table-cell office:value-type="float" office:value="47.2154" calcext:value-type="float">
            <text:p>47.2154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.33748" calcext:value-type="float">
            <text:p>2.3374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60.235" calcext:value-type="float">
            <text:p>860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4.601" calcext:value-type="float">
            <text:p>674.601</text:p>
          </table:table-cell>
          <table:table-cell office:value-type="float" office:value="567.737" calcext:value-type="float">
            <text:p>567.73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464.54" calcext:value-type="float">
            <text:p>464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2.907" calcext:value-type="float">
            <text:p>382.907</text:p>
          </table:table-cell>
          <table:table-cell office:value-type="float" office:value="225.367" calcext:value-type="float">
            <text:p>225.36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264" calcext:value-type="float">
            <text:p>37.5264</text:p>
          </table:table-cell>
          <table:table-cell office:value-type="float" office:value="3.90954" calcext:value-type="float">
            <text:p>3.90954</text:p>
          </table:table-cell>
          <table:table-cell office:value-type="float" office:value="5.9903" calcext:value-type="float">
            <text:p>5.9903</text:p>
          </table:table-cell>
          <table:table-cell office:value-type="float" office:value="2.5204" calcext:value-type="float">
            <text:p>2.5204</text:p>
          </table:table-cell>
          <table:table-cell office:value-type="float" office:value="8.45903" calcext:value-type="float">
            <text:p>8.45903</text:p>
          </table:table-cell>
          <table:table-cell office:value-type="float" office:value="3.90864" calcext:value-type="float">
            <text:p>3.90864</text:p>
          </table:table-cell>
          <table:table-cell office:value-type="float" office:value="10.735" calcext:value-type="float">
            <text:p>10.735</text:p>
          </table:table-cell>
          <table:table-cell office:value-type="float" office:value="5.32133" calcext:value-type="float">
            <text:p>5.32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.997" calcext:value-type="float">
            <text:p>203.997</text:p>
          </table:table-cell>
          <table:table-cell office:value-type="float" office:value="26.2012" calcext:value-type="float">
            <text:p>26.2012</text:p>
          </table:table-cell>
          <table:table-cell office:value-type="float" office:value="167.176" calcext:value-type="float">
            <text:p>167.176</text:p>
          </table:table-cell>
          <table:table-cell office:value-type="float" office:value="30.4263" calcext:value-type="float">
            <text:p>30.42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.2631" calcext:value-type="float">
            <text:p>51.2631</text:p>
          </table:table-cell>
          <table:table-cell office:value-type="float" office:value="51.2506" calcext:value-type="float">
            <text:p>51.2506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519.622" calcext:value-type="float">
            <text:p>519.622</text:p>
          </table:table-cell>
          <table:table-cell office:value-type="float" office:value="492.383" calcext:value-type="float">
            <text:p>492.38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2.9972" calcext:value-type="float">
            <text:p>52.9972</text:p>
          </table:table-cell>
          <table:table-cell office:value-type="float" office:value="51.2952" calcext:value-type="float">
            <text:p>51.295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626" calcext:value-type="float">
            <text:p>38.5626</text:p>
          </table:table-cell>
          <table:table-cell office:value-type="float" office:value="3.92997" calcext:value-type="float">
            <text:p>3.92997</text:p>
          </table:table-cell>
          <table:table-cell office:value-type="float" office:value="6.79419" calcext:value-type="float">
            <text:p>6.79419</text:p>
          </table:table-cell>
          <table:table-cell office:value-type="float" office:value="2.55483" calcext:value-type="float">
            <text:p>2.55483</text:p>
          </table:table-cell>
          <table:table-cell office:value-type="float" office:value="8.73466" calcext:value-type="float">
            <text:p>8.73466</text:p>
          </table:table-cell>
          <table:table-cell office:value-type="float" office:value="3.96113" calcext:value-type="float">
            <text:p>3.96113</text:p>
          </table:table-cell>
          <table:table-cell office:value-type="float" office:value="10.3613" calcext:value-type="float">
            <text:p>10.3613</text:p>
          </table:table-cell>
          <table:table-cell office:value-type="float" office:value="5.26498" calcext:value-type="float">
            <text:p>5.26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607" calcext:value-type="float">
            <text:p>219.607</text:p>
          </table:table-cell>
          <table:table-cell office:value-type="float" office:value="26.7987" calcext:value-type="float">
            <text:p>26.7987</text:p>
          </table:table-cell>
          <table:table-cell office:value-type="float" office:value="142.011" calcext:value-type="float">
            <text:p>142.011</text:p>
          </table:table-cell>
          <table:table-cell office:value-type="float" office:value="30.1118" calcext:value-type="float">
            <text:p>30.11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.6125" calcext:value-type="float">
            <text:p>56.6125</text:p>
          </table:table-cell>
          <table:table-cell office:value-type="float" office:value="56.5033" calcext:value-type="float">
            <text:p>56.503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20.915" calcext:value-type="float">
            <text:p>120.915</text:p>
          </table:table-cell>
          <table:table-cell office:value-type="float" office:value="115.73" calcext:value-type="float">
            <text:p>115.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9.67" calcext:value-type="float">
            <text:p>1169.67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908" calcext:value-type="float">
            <text:p>41.7908</text:p>
          </table:table-cell>
          <table:table-cell office:value-type="float" office:value="3.88459" calcext:value-type="float">
            <text:p>3.88459</text:p>
          </table:table-cell>
          <table:table-cell office:value-type="float" office:value="5.72708" calcext:value-type="float">
            <text:p>5.72708</text:p>
          </table:table-cell>
          <table:table-cell office:value-type="float" office:value="2.45148" calcext:value-type="float">
            <text:p>2.45148</text:p>
          </table:table-cell>
          <table:table-cell office:value-type="float" office:value="9.10363" calcext:value-type="float">
            <text:p>9.10363</text:p>
          </table:table-cell>
          <table:table-cell office:value-type="float" office:value="3.95161" calcext:value-type="float">
            <text:p>3.95161</text:p>
          </table:table-cell>
          <table:table-cell office:value-type="float" office:value="8.65293" calcext:value-type="float">
            <text:p>8.65293</text:p>
          </table:table-cell>
          <table:table-cell office:value-type="float" office:value="5.15267" calcext:value-type="float">
            <text:p>5.15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931" calcext:value-type="float">
            <text:p>59.931</text:p>
          </table:table-cell>
          <table:table-cell office:value-type="float" office:value="18.5701" calcext:value-type="float">
            <text:p>18.5701</text:p>
          </table:table-cell>
          <table:table-cell office:value-type="float" office:value="193.274" calcext:value-type="float">
            <text:p>193.274</text:p>
          </table:table-cell>
          <table:table-cell office:value-type="float" office:value="35.3714" calcext:value-type="float">
            <text:p>35.37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.1729" calcext:value-type="float">
            <text:p>64.1729</text:p>
          </table:table-cell>
          <table:table-cell office:value-type="float" office:value="64.1056" calcext:value-type="float">
            <text:p>64.105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051.57" calcext:value-type="float">
            <text:p>1051.57</text:p>
          </table:table-cell>
          <table:table-cell office:value-type="float" office:value="1032.54" calcext:value-type="float">
            <text:p>1032.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04.702" calcext:value-type="float">
            <text:p>904.702</text:p>
          </table:table-cell>
          <table:table-cell office:value-type="float" office:value="202.012" calcext:value-type="float">
            <text:p>202.012</text:p>
          </table:table-cell>
          <table:table-cell office:value-type="float" office:value="176.99" calcext:value-type="float">
            <text:p>176.9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353" calcext:value-type="float">
            <text:p>38.2353</text:p>
          </table:table-cell>
          <table:table-cell office:value-type="float" office:value="3.7744" calcext:value-type="float">
            <text:p>3.7744</text:p>
          </table:table-cell>
          <table:table-cell office:value-type="float" office:value="5.43438" calcext:value-type="float">
            <text:p>5.43438</text:p>
          </table:table-cell>
          <table:table-cell office:value-type="float" office:value="2.45359" calcext:value-type="float">
            <text:p>2.45359</text:p>
          </table:table-cell>
          <table:table-cell office:value-type="float" office:value="8.55693" calcext:value-type="float">
            <text:p>8.55693</text:p>
          </table:table-cell>
          <table:table-cell office:value-type="float" office:value="3.85696" calcext:value-type="float">
            <text:p>3.85696</text:p>
          </table:table-cell>
          <table:table-cell office:value-type="float" office:value="9.14581" calcext:value-type="float">
            <text:p>9.14581</text:p>
          </table:table-cell>
          <table:table-cell office:value-type="float" office:value="5.23594" calcext:value-type="float">
            <text:p>5.23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.84" calcext:value-type="float">
            <text:p>252.84</text:p>
          </table:table-cell>
          <table:table-cell office:value-type="float" office:value="22.2886" calcext:value-type="float">
            <text:p>22.2886</text:p>
          </table:table-cell>
          <table:table-cell office:value-type="float" office:value="194.942" calcext:value-type="float">
            <text:p>194.942</text:p>
          </table:table-cell>
          <table:table-cell office:value-type="float" office:value="29.5169" calcext:value-type="float">
            <text:p>29.51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.7065" calcext:value-type="float">
            <text:p>76.7065</text:p>
          </table:table-cell>
          <table:table-cell office:value-type="float" office:value="76.5311" calcext:value-type="float">
            <text:p>76.531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342.324" calcext:value-type="float">
            <text:p>342.324</text:p>
          </table:table-cell>
          <table:table-cell office:value-type="float" office:value="267.65" calcext:value-type="float">
            <text:p>267.6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7877" calcext:value-type="float">
            <text:p>30.7877</text:p>
          </table:table-cell>
          <table:table-cell office:value-type="float" office:value="3.74277" calcext:value-type="float">
            <text:p>3.74277</text:p>
          </table:table-cell>
          <table:table-cell office:value-type="float" office:value="6.30592" calcext:value-type="float">
            <text:p>6.30592</text:p>
          </table:table-cell>
          <table:table-cell office:value-type="float" office:value="2.53659" calcext:value-type="float">
            <text:p>2.53659</text:p>
          </table:table-cell>
          <table:table-cell office:value-type="float" office:value="8.73258" calcext:value-type="float">
            <text:p>8.73258</text:p>
          </table:table-cell>
          <table:table-cell office:value-type="float" office:value="3.81663" calcext:value-type="float">
            <text:p>3.81663</text:p>
          </table:table-cell>
          <table:table-cell office:value-type="float" office:value="9.77855" calcext:value-type="float">
            <text:p>9.77855</text:p>
          </table:table-cell>
          <table:table-cell office:value-type="float" office:value="5.30126" calcext:value-type="float">
            <text:p>5.30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389" calcext:value-type="float">
            <text:p>21.0389</text:p>
          </table:table-cell>
          <table:table-cell office:value-type="float" office:value="13.2478" calcext:value-type="float">
            <text:p>13.2478</text:p>
          </table:table-cell>
          <table:table-cell office:value-type="float" office:value="121.439" calcext:value-type="float">
            <text:p>121.439</text:p>
          </table:table-cell>
          <table:table-cell office:value-type="float" office:value="26.9254" calcext:value-type="float">
            <text:p>26.92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3.84" calcext:value-type="float">
            <text:p>163.84</text:p>
          </table:table-cell>
          <table:table-cell office:value-type="float" office:value="111.768" calcext:value-type="float">
            <text:p>111.768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828.734" calcext:value-type="float">
            <text:p>828.73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75.654" calcext:value-type="float">
            <text:p>975.654</text:p>
          </table:table-cell>
          <table:table-cell office:value-type="float" office:value="444.604" calcext:value-type="float">
            <text:p>444.60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5862" calcext:value-type="float">
            <text:p>50.5862</text:p>
          </table:table-cell>
          <table:table-cell office:value-type="float" office:value="3.7417" calcext:value-type="float">
            <text:p>3.7417</text:p>
          </table:table-cell>
          <table:table-cell office:value-type="float" office:value="6.16407" calcext:value-type="float">
            <text:p>6.16407</text:p>
          </table:table-cell>
          <table:table-cell office:value-type="float" office:value="2.49474" calcext:value-type="float">
            <text:p>2.49474</text:p>
          </table:table-cell>
          <table:table-cell office:value-type="float" office:value="6.67369" calcext:value-type="float">
            <text:p>6.67369</text:p>
          </table:table-cell>
          <table:table-cell office:value-type="float" office:value="3.69853" calcext:value-type="float">
            <text:p>3.69853</text:p>
          </table:table-cell>
          <table:table-cell office:value-type="float" office:value="10.8817" calcext:value-type="float">
            <text:p>10.8817</text:p>
          </table:table-cell>
          <table:table-cell office:value-type="float" office:value="5.42028" calcext:value-type="float">
            <text:p>5.42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3664" calcext:value-type="float">
            <text:p>31.3664</text:p>
          </table:table-cell>
          <table:table-cell office:value-type="float" office:value="14.6855" calcext:value-type="float">
            <text:p>14.6855</text:p>
          </table:table-cell>
          <table:table-cell office:value-type="float" office:value="172.409" calcext:value-type="float">
            <text:p>172.409</text:p>
          </table:table-cell>
          <table:table-cell office:value-type="float" office:value="31.2262" calcext:value-type="float">
            <text:p>31.2262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2.8731" calcext:value-type="float">
            <text:p>2.87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05.94" calcext:value-type="float">
            <text:p>1005.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17.84" calcext:value-type="float">
            <text:p>1017.84</text:p>
          </table:table-cell>
          <table:table-cell office:value-type="float" office:value="706.779" calcext:value-type="float">
            <text:p>706.77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839" calcext:value-type="float">
            <text:p>28.9839</text:p>
          </table:table-cell>
          <table:table-cell office:value-type="float" office:value="3.7703" calcext:value-type="float">
            <text:p>3.7703</text:p>
          </table:table-cell>
          <table:table-cell office:value-type="float" office:value="5.89114" calcext:value-type="float">
            <text:p>5.89114</text:p>
          </table:table-cell>
          <table:table-cell office:value-type="float" office:value="2.48519" calcext:value-type="float">
            <text:p>2.48519</text:p>
          </table:table-cell>
          <table:table-cell office:value-type="float" office:value="8.20562" calcext:value-type="float">
            <text:p>8.20562</text:p>
          </table:table-cell>
          <table:table-cell office:value-type="float" office:value="3.83798" calcext:value-type="float">
            <text:p>3.83798</text:p>
          </table:table-cell>
          <table:table-cell office:value-type="float" office:value="13.2742" calcext:value-type="float">
            <text:p>13.2742</text:p>
          </table:table-cell>
          <table:table-cell office:value-type="float" office:value="5.54697" calcext:value-type="float">
            <text:p>5.5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576" calcext:value-type="float">
            <text:p>173.576</text:p>
          </table:table-cell>
          <table:table-cell office:value-type="float" office:value="18.777" calcext:value-type="float">
            <text:p>18.777</text:p>
          </table:table-cell>
          <table:table-cell office:value-type="float" office:value="135.423" calcext:value-type="float">
            <text:p>135.423</text:p>
          </table:table-cell>
          <table:table-cell office:value-type="float" office:value="28.4989" calcext:value-type="float">
            <text:p>28.4989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31.345" calcext:value-type="float">
            <text:p>831.34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38.285" calcext:value-type="float">
            <text:p>238.285</text:p>
          </table:table-cell>
          <table:table-cell office:value-type="float" office:value="189.622" calcext:value-type="float">
            <text:p>189.62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148" calcext:value-type="float">
            <text:p>37.9148</text:p>
          </table:table-cell>
          <table:table-cell office:value-type="float" office:value="3.7514" calcext:value-type="float">
            <text:p>3.7514</text:p>
          </table:table-cell>
          <table:table-cell office:value-type="float" office:value="6.24089" calcext:value-type="float">
            <text:p>6.24089</text:p>
          </table:table-cell>
          <table:table-cell office:value-type="float" office:value="2.48296" calcext:value-type="float">
            <text:p>2.48296</text:p>
          </table:table-cell>
          <table:table-cell office:value-type="float" office:value="8.31642" calcext:value-type="float">
            <text:p>8.31642</text:p>
          </table:table-cell>
          <table:table-cell office:value-type="float" office:value="3.81539" calcext:value-type="float">
            <text:p>3.81539</text:p>
          </table:table-cell>
          <table:table-cell office:value-type="float" office:value="10.5828" calcext:value-type="float">
            <text:p>10.5828</text:p>
          </table:table-cell>
          <table:table-cell office:value-type="float" office:value="5.22414" calcext:value-type="float">
            <text:p>5.22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614" calcext:value-type="float">
            <text:p>18.8614</text:p>
          </table:table-cell>
          <table:table-cell office:value-type="float" office:value="13.0688" calcext:value-type="float">
            <text:p>13.0688</text:p>
          </table:table-cell>
          <table:table-cell office:value-type="float" office:value="182.813" calcext:value-type="float">
            <text:p>182.813</text:p>
          </table:table-cell>
          <table:table-cell office:value-type="float" office:value="33.0275" calcext:value-type="float">
            <text:p>33.0275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587.697" calcext:value-type="float">
            <text:p>587.697</text:p>
          </table:table-cell>
          <table:table-cell table:number-columns-repeated="2" office:value-type="float" office:value="870.302" calcext:value-type="float">
            <text:p>870.30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68.746" calcext:value-type="float">
            <text:p>768.7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49.694" calcext:value-type="float">
            <text:p>749.694</text:p>
          </table:table-cell>
          <table:table-cell office:value-type="float" office:value="450.325" calcext:value-type="float">
            <text:p>450.32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6653" calcext:value-type="float">
            <text:p>54.6653</text:p>
          </table:table-cell>
          <table:table-cell office:value-type="float" office:value="3.80134" calcext:value-type="float">
            <text:p>3.80134</text:p>
          </table:table-cell>
          <table:table-cell office:value-type="float" office:value="5.79382" calcext:value-type="float">
            <text:p>5.79382</text:p>
          </table:table-cell>
          <table:table-cell office:value-type="float" office:value="2.45365" calcext:value-type="float">
            <text:p>2.45365</text:p>
          </table:table-cell>
          <table:table-cell office:value-type="float" office:value="8.3842" calcext:value-type="float">
            <text:p>8.3842</text:p>
          </table:table-cell>
          <table:table-cell office:value-type="float" office:value="3.82295" calcext:value-type="float">
            <text:p>3.82295</text:p>
          </table:table-cell>
          <table:table-cell office:value-type="float" office:value="9.97389" calcext:value-type="float">
            <text:p>9.97389</text:p>
          </table:table-cell>
          <table:table-cell office:value-type="float" office:value="5.22063" calcext:value-type="float">
            <text:p>5.22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727" calcext:value-type="float">
            <text:p>21.7727</text:p>
          </table:table-cell>
          <table:table-cell office:value-type="float" office:value="13.8449" calcext:value-type="float">
            <text:p>13.8449</text:p>
          </table:table-cell>
          <table:table-cell office:value-type="float" office:value="219.946" calcext:value-type="float">
            <text:p>219.946</text:p>
          </table:table-cell>
          <table:table-cell office:value-type="float" office:value="37.6713" calcext:value-type="float">
            <text:p>37.671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67.269" calcext:value-type="float">
            <text:p>767.269</text:p>
          </table:table-cell>
          <table:table-cell office:value-type="float" office:value="816.931" calcext:value-type="float">
            <text:p>816.931</text:p>
          </table:table-cell>
          <table:table-cell office:value-type="float" office:value="807.322" calcext:value-type="float">
            <text:p>807.3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18.31" calcext:value-type="float">
            <text:p>1018.31</text:p>
          </table:table-cell>
          <table:table-cell table:number-columns-repeated="2" office:value-type="float" office:value="439.296" calcext:value-type="float">
            <text:p>439.2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54.99" calcext:value-type="float">
            <text:p>1054.99</text:p>
          </table:table-cell>
          <table:table-cell office:value-type="float" office:value="555.258" calcext:value-type="float">
            <text:p>555.25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333" calcext:value-type="float">
            <text:p>40.0333</text:p>
          </table:table-cell>
          <table:table-cell office:value-type="float" office:value="3.71775" calcext:value-type="float">
            <text:p>3.71775</text:p>
          </table:table-cell>
          <table:table-cell office:value-type="float" office:value="5.39534" calcext:value-type="float">
            <text:p>5.39534</text:p>
          </table:table-cell>
          <table:table-cell office:value-type="float" office:value="2.40474" calcext:value-type="float">
            <text:p>2.40474</text:p>
          </table:table-cell>
          <table:table-cell office:value-type="float" office:value="8.3119" calcext:value-type="float">
            <text:p>8.3119</text:p>
          </table:table-cell>
          <table:table-cell office:value-type="float" office:value="3.79854" calcext:value-type="float">
            <text:p>3.79854</text:p>
          </table:table-cell>
          <table:table-cell office:value-type="float" office:value="10.6781" calcext:value-type="float">
            <text:p>10.6781</text:p>
          </table:table-cell>
          <table:table-cell office:value-type="float" office:value="5.21522" calcext:value-type="float">
            <text:p>5.21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3057" calcext:value-type="float">
            <text:p>29.3057</text:p>
          </table:table-cell>
          <table:table-cell office:value-type="float" office:value="15.188" calcext:value-type="float">
            <text:p>15.188</text:p>
          </table:table-cell>
          <table:table-cell office:value-type="float" office:value="249.994" calcext:value-type="float">
            <text:p>249.994</text:p>
          </table:table-cell>
          <table:table-cell office:value-type="float" office:value="36.8097" calcext:value-type="float">
            <text:p>36.809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96.405" calcext:value-type="float">
            <text:p>296.405</text:p>
          </table:table-cell>
          <table:table-cell office:value-type="float" office:value="261.003" calcext:value-type="float">
            <text:p>261.00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554" calcext:value-type="float">
            <text:p>28.9554</text:p>
          </table:table-cell>
          <table:table-cell office:value-type="float" office:value="3.63678" calcext:value-type="float">
            <text:p>3.63678</text:p>
          </table:table-cell>
          <table:table-cell office:value-type="float" office:value="5.48981" calcext:value-type="float">
            <text:p>5.48981</text:p>
          </table:table-cell>
          <table:table-cell office:value-type="float" office:value="2.42644" calcext:value-type="float">
            <text:p>2.42644</text:p>
          </table:table-cell>
          <table:table-cell office:value-type="float" office:value="8.49245" calcext:value-type="float">
            <text:p>8.49245</text:p>
          </table:table-cell>
          <table:table-cell office:value-type="float" office:value="3.87955" calcext:value-type="float">
            <text:p>3.87955</text:p>
          </table:table-cell>
          <table:table-cell office:value-type="float" office:value="9.24078" calcext:value-type="float">
            <text:p>9.24078</text:p>
          </table:table-cell>
          <table:table-cell office:value-type="float" office:value="5.1475" calcext:value-type="float">
            <text:p>5.1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65" calcext:value-type="float">
            <text:p>166.65</text:p>
          </table:table-cell>
          <table:table-cell office:value-type="float" office:value="21.0333" calcext:value-type="float">
            <text:p>21.0333</text:p>
          </table:table-cell>
          <table:table-cell office:value-type="float" office:value="167.719" calcext:value-type="float">
            <text:p>167.719</text:p>
          </table:table-cell>
          <table:table-cell office:value-type="float" office:value="26.0088" calcext:value-type="float">
            <text:p>26.0088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776.195" calcext:value-type="float">
            <text:p>776.195</text:p>
          </table:table-cell>
          <table:table-cell table:number-columns-repeated="2" office:value-type="float" office:value="598.192" calcext:value-type="float">
            <text:p>598.1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6.914" calcext:value-type="float">
            <text:p>276.914</text:p>
          </table:table-cell>
          <table:table-cell office:value-type="float" office:value="245.1" calcext:value-type="float">
            <text:p>245.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665" calcext:value-type="float">
            <text:p>15.1665</text:p>
          </table:table-cell>
          <table:table-cell office:value-type="float" office:value="3.54476" calcext:value-type="float">
            <text:p>3.54476</text:p>
          </table:table-cell>
          <table:table-cell office:value-type="float" office:value="5.23158" calcext:value-type="float">
            <text:p>5.23158</text:p>
          </table:table-cell>
          <table:table-cell office:value-type="float" office:value="2.44002" calcext:value-type="float">
            <text:p>2.44002</text:p>
          </table:table-cell>
          <table:table-cell office:value-type="float" office:value="7.85278" calcext:value-type="float">
            <text:p>7.85278</text:p>
          </table:table-cell>
          <table:table-cell office:value-type="float" office:value="3.76551" calcext:value-type="float">
            <text:p>3.76551</text:p>
          </table:table-cell>
          <table:table-cell office:value-type="float" office:value="11.7485" calcext:value-type="float">
            <text:p>11.7485</text:p>
          </table:table-cell>
          <table:table-cell office:value-type="float" office:value="5.30695" calcext:value-type="float">
            <text:p>5.30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961" calcext:value-type="float">
            <text:p>26.3961</text:p>
          </table:table-cell>
          <table:table-cell office:value-type="float" office:value="14.8147" calcext:value-type="float">
            <text:p>14.8147</text:p>
          </table:table-cell>
          <table:table-cell office:value-type="float" office:value="96.6247" calcext:value-type="float">
            <text:p>96.6247</text:p>
          </table:table-cell>
          <table:table-cell office:value-type="float" office:value="22.4987" calcext:value-type="float">
            <text:p>22.4987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500.418" calcext:value-type="float">
            <text:p>500.41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52.384" calcext:value-type="float">
            <text:p>152.384</text:p>
          </table:table-cell>
          <table:table-cell office:value-type="float" office:value="134.575" calcext:value-type="float">
            <text:p>134.57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432" calcext:value-type="float">
            <text:p>22.9432</text:p>
          </table:table-cell>
          <table:table-cell office:value-type="float" office:value="3.63217" calcext:value-type="float">
            <text:p>3.63217</text:p>
          </table:table-cell>
          <table:table-cell office:value-type="float" office:value="6.2126" calcext:value-type="float">
            <text:p>6.2126</text:p>
          </table:table-cell>
          <table:table-cell office:value-type="float" office:value="2.49561" calcext:value-type="float">
            <text:p>2.49561</text:p>
          </table:table-cell>
          <table:table-cell office:value-type="float" office:value="8.3069" calcext:value-type="float">
            <text:p>8.3069</text:p>
          </table:table-cell>
          <table:table-cell office:value-type="float" office:value="3.79306" calcext:value-type="float">
            <text:p>3.79306</text:p>
          </table:table-cell>
          <table:table-cell office:value-type="float" office:value="11.5226" calcext:value-type="float">
            <text:p>11.5226</text:p>
          </table:table-cell>
          <table:table-cell office:value-type="float" office:value="5.22315" calcext:value-type="float">
            <text:p>5.22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2998" calcext:value-type="float">
            <text:p>96.2998</text:p>
          </table:table-cell>
          <table:table-cell office:value-type="float" office:value="19.3641" calcext:value-type="float">
            <text:p>19.3641</text:p>
          </table:table-cell>
          <table:table-cell office:value-type="float" office:value="148.127" calcext:value-type="float">
            <text:p>148.127</text:p>
          </table:table-cell>
          <table:table-cell office:value-type="float" office:value="25.8633" calcext:value-type="float">
            <text:p>25.8633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290.997" calcext:value-type="float">
            <text:p>290.997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238.677" calcext:value-type="float">
            <text:p>238.67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491" calcext:value-type="float">
            <text:p>22.0491</text:p>
          </table:table-cell>
          <table:table-cell office:value-type="float" office:value="3.55952" calcext:value-type="float">
            <text:p>3.55952</text:p>
          </table:table-cell>
          <table:table-cell office:value-type="float" office:value="5.63385" calcext:value-type="float">
            <text:p>5.63385</text:p>
          </table:table-cell>
          <table:table-cell office:value-type="float" office:value="2.44251" calcext:value-type="float">
            <text:p>2.44251</text:p>
          </table:table-cell>
          <table:table-cell office:value-type="float" office:value="7.50222" calcext:value-type="float">
            <text:p>7.50222</text:p>
          </table:table-cell>
          <table:table-cell office:value-type="float" office:value="3.72934" calcext:value-type="float">
            <text:p>3.72934</text:p>
          </table:table-cell>
          <table:table-cell office:value-type="float" office:value="9.39195" calcext:value-type="float">
            <text:p>9.39195</text:p>
          </table:table-cell>
          <table:table-cell office:value-type="float" office:value="5.07143" calcext:value-type="float">
            <text:p>5.0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52" calcext:value-type="float">
            <text:p>132.52</text:p>
          </table:table-cell>
          <table:table-cell office:value-type="float" office:value="16.9289" calcext:value-type="float">
            <text:p>16.9289</text:p>
          </table:table-cell>
          <table:table-cell office:value-type="float" office:value="122.253" calcext:value-type="float">
            <text:p>122.253</text:p>
          </table:table-cell>
          <table:table-cell office:value-type="float" office:value="26.4261" calcext:value-type="float">
            <text:p>26.426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656.413" calcext:value-type="float">
            <text:p>656.4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13.615" calcext:value-type="float">
            <text:p>313.615</text:p>
          </table:table-cell>
          <table:table-cell office:value-type="float" office:value="260.586" calcext:value-type="float">
            <text:p>260.58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989" calcext:value-type="float">
            <text:p>24.6989</text:p>
          </table:table-cell>
          <table:table-cell office:value-type="float" office:value="3.57793" calcext:value-type="float">
            <text:p>3.57793</text:p>
          </table:table-cell>
          <table:table-cell office:value-type="float" office:value="5.58098" calcext:value-type="float">
            <text:p>5.58098</text:p>
          </table:table-cell>
          <table:table-cell office:value-type="float" office:value="2.44133" calcext:value-type="float">
            <text:p>2.44133</text:p>
          </table:table-cell>
          <table:table-cell office:value-type="float" office:value="7.31257" calcext:value-type="float">
            <text:p>7.31257</text:p>
          </table:table-cell>
          <table:table-cell office:value-type="float" office:value="3.71453" calcext:value-type="float">
            <text:p>3.71453</text:p>
          </table:table-cell>
          <table:table-cell office:value-type="float" office:value="10.4486" calcext:value-type="float">
            <text:p>10.4486</text:p>
          </table:table-cell>
          <table:table-cell office:value-type="float" office:value="5.11461" calcext:value-type="float">
            <text:p>5.11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921" calcext:value-type="float">
            <text:p>36.1921</text:p>
          </table:table-cell>
          <table:table-cell office:value-type="float" office:value="16.469" calcext:value-type="float">
            <text:p>16.469</text:p>
          </table:table-cell>
          <table:table-cell office:value-type="float" office:value="126.471" calcext:value-type="float">
            <text:p>126.471</text:p>
          </table:table-cell>
          <table:table-cell office:value-type="float" office:value="27.4802" calcext:value-type="float">
            <text:p>27.480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16.791" calcext:value-type="float">
            <text:p>716.791</text:p>
          </table:table-cell>
          <table:table-cell table:number-columns-repeated="2" office:value-type="float" office:value="706.17" calcext:value-type="float">
            <text:p>706.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.8659" calcext:value-type="float">
            <text:p>1.865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09.516" calcext:value-type="float">
            <text:p>809.516</text:p>
          </table:table-cell>
          <table:table-cell office:value-type="float" office:value="576.559" calcext:value-type="float">
            <text:p>576.559</text:p>
          </table:table-cell>
          <table:table-cell office:value-type="float" office:value="390.15" calcext:value-type="float">
            <text:p>390.1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99" calcext:value-type="float">
            <text:p>40.799</text:p>
          </table:table-cell>
          <table:table-cell office:value-type="float" office:value="3.67154" calcext:value-type="float">
            <text:p>3.67154</text:p>
          </table:table-cell>
          <table:table-cell office:value-type="float" office:value="4.82288" calcext:value-type="float">
            <text:p>4.82288</text:p>
          </table:table-cell>
          <table:table-cell office:value-type="float" office:value="2.39891" calcext:value-type="float">
            <text:p>2.39891</text:p>
          </table:table-cell>
          <table:table-cell office:value-type="float" office:value="7.97967" calcext:value-type="float">
            <text:p>7.97967</text:p>
          </table:table-cell>
          <table:table-cell office:value-type="float" office:value="3.78103" calcext:value-type="float">
            <text:p>3.78103</text:p>
          </table:table-cell>
          <table:table-cell office:value-type="float" office:value="9.19046" calcext:value-type="float">
            <text:p>9.19046</text:p>
          </table:table-cell>
          <table:table-cell office:value-type="float" office:value="5.0454" calcext:value-type="float">
            <text:p>5.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252" calcext:value-type="float">
            <text:p>171.252</text:p>
          </table:table-cell>
          <table:table-cell office:value-type="float" office:value="21.3421" calcext:value-type="float">
            <text:p>21.3421</text:p>
          </table:table-cell>
          <table:table-cell office:value-type="float" office:value="243.242" calcext:value-type="float">
            <text:p>243.242</text:p>
          </table:table-cell>
          <table:table-cell office:value-type="float" office:value="36.3017" calcext:value-type="float">
            <text:p>36.301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11.728" calcext:value-type="float">
            <text:p>411.728</text:p>
          </table:table-cell>
          <table:table-cell office:value-type="float" office:value="286.856" calcext:value-type="float">
            <text:p>286.85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476" calcext:value-type="float">
            <text:p>20.2476</text:p>
          </table:table-cell>
          <table:table-cell office:value-type="float" office:value="3.55259" calcext:value-type="float">
            <text:p>3.55259</text:p>
          </table:table-cell>
          <table:table-cell office:value-type="float" office:value="5.40636" calcext:value-type="float">
            <text:p>5.40636</text:p>
          </table:table-cell>
          <table:table-cell office:value-type="float" office:value="2.48791" calcext:value-type="float">
            <text:p>2.48791</text:p>
          </table:table-cell>
          <table:table-cell office:value-type="float" office:value="7.61808" calcext:value-type="float">
            <text:p>7.61808</text:p>
          </table:table-cell>
          <table:table-cell office:value-type="float" office:value="3.75653" calcext:value-type="float">
            <text:p>3.75653</text:p>
          </table:table-cell>
          <table:table-cell office:value-type="float" office:value="10.1933" calcext:value-type="float">
            <text:p>10.1933</text:p>
          </table:table-cell>
          <table:table-cell office:value-type="float" office:value="5.14767" calcext:value-type="float">
            <text:p>5.14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425" calcext:value-type="float">
            <text:p>37.8425</text:p>
          </table:table-cell>
          <table:table-cell office:value-type="float" office:value="16.6523" calcext:value-type="float">
            <text:p>16.6523</text:p>
          </table:table-cell>
          <table:table-cell office:value-type="float" office:value="54.3159" calcext:value-type="float">
            <text:p>54.3159</text:p>
          </table:table-cell>
          <table:table-cell office:value-type="float" office:value="23.3853" calcext:value-type="float">
            <text:p>23.38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4.938" calcext:value-type="float">
            <text:p>314.938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881.128" calcext:value-type="float">
            <text:p>881.12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89.894" calcext:value-type="float">
            <text:p>589.894</text:p>
          </table:table-cell>
          <table:table-cell office:value-type="float" office:value="654.956" calcext:value-type="float">
            <text:p>654.956</text:p>
          </table:table-cell>
          <table:table-cell office:value-type="float" office:value="646.583" calcext:value-type="float">
            <text:p>646.5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76.529" calcext:value-type="float">
            <text:p>876.529</text:p>
          </table:table-cell>
          <table:table-cell office:value-type="float" office:value="155.066" calcext:value-type="float">
            <text:p>155.066</text:p>
          </table:table-cell>
          <table:table-cell office:value-type="float" office:value="131.116" calcext:value-type="float">
            <text:p>131.11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923" calcext:value-type="float">
            <text:p>36.6923</text:p>
          </table:table-cell>
          <table:table-cell office:value-type="float" office:value="3.69031" calcext:value-type="float">
            <text:p>3.69031</text:p>
          </table:table-cell>
          <table:table-cell office:value-type="float" office:value="5.94961" calcext:value-type="float">
            <text:p>5.94961</text:p>
          </table:table-cell>
          <table:table-cell office:value-type="float" office:value="2.54175" calcext:value-type="float">
            <text:p>2.54175</text:p>
          </table:table-cell>
          <table:table-cell office:value-type="float" office:value="8.62001" calcext:value-type="float">
            <text:p>8.62001</text:p>
          </table:table-cell>
          <table:table-cell office:value-type="float" office:value="3.83025" calcext:value-type="float">
            <text:p>3.83025</text:p>
          </table:table-cell>
          <table:table-cell office:value-type="float" office:value="11.7197" calcext:value-type="float">
            <text:p>11.7197</text:p>
          </table:table-cell>
          <table:table-cell office:value-type="float" office:value="5.19789" calcext:value-type="float">
            <text:p>5.19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.055" calcext:value-type="float">
            <text:p>181.055</text:p>
          </table:table-cell>
          <table:table-cell office:value-type="float" office:value="21.7483" calcext:value-type="float">
            <text:p>21.7483</text:p>
          </table:table-cell>
          <table:table-cell office:value-type="float" office:value="204.56" calcext:value-type="float">
            <text:p>204.56</text:p>
          </table:table-cell>
          <table:table-cell office:value-type="float" office:value="29.0876" calcext:value-type="float">
            <text:p>29.0876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56.622" calcext:value-type="float">
            <text:p>756.62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43.149" calcext:value-type="float">
            <text:p>343.149</text:p>
          </table:table-cell>
          <table:table-cell office:value-type="float" office:value="286.676" calcext:value-type="float">
            <text:p>286.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46302" calcext:value-type="float">
            <text:p>3.463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148.95" calcext:value-type="float">
            <text:p>1148.95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198" calcext:value-type="float">
            <text:p>32.6198</text:p>
          </table:table-cell>
          <table:table-cell office:value-type="float" office:value="3.67204" calcext:value-type="float">
            <text:p>3.67204</text:p>
          </table:table-cell>
          <table:table-cell office:value-type="float" office:value="6.7368" calcext:value-type="float">
            <text:p>6.7368</text:p>
          </table:table-cell>
          <table:table-cell office:value-type="float" office:value="2.58238" calcext:value-type="float">
            <text:p>2.58238</text:p>
          </table:table-cell>
          <table:table-cell office:value-type="float" office:value="7.77314" calcext:value-type="float">
            <text:p>7.77314</text:p>
          </table:table-cell>
          <table:table-cell office:value-type="float" office:value="3.82851" calcext:value-type="float">
            <text:p>3.82851</text:p>
          </table:table-cell>
          <table:table-cell office:value-type="float" office:value="9.58395" calcext:value-type="float">
            <text:p>9.58395</text:p>
          </table:table-cell>
          <table:table-cell office:value-type="float" office:value="4.96614" calcext:value-type="float">
            <text:p>4.9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324" calcext:value-type="float">
            <text:p>106.324</text:p>
          </table:table-cell>
          <table:table-cell office:value-type="float" office:value="19.593" calcext:value-type="float">
            <text:p>19.593</text:p>
          </table:table-cell>
          <table:table-cell office:value-type="float" office:value="232.497" calcext:value-type="float">
            <text:p>232.497</text:p>
          </table:table-cell>
          <table:table-cell office:value-type="float" office:value="30.5674" calcext:value-type="float">
            <text:p>30.567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549.606" calcext:value-type="float">
            <text:p>549.606</text:p>
          </table:table-cell>
          <table:table-cell office:value-type="float" office:value="483.676" calcext:value-type="float">
            <text:p>483.67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46.586" calcext:value-type="float">
            <text:p>346.586</text:p>
          </table:table-cell>
          <table:table-cell office:value-type="float" office:value="260.789" calcext:value-type="float">
            <text:p>260.78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043" calcext:value-type="float">
            <text:p>32.2043</text:p>
          </table:table-cell>
          <table:table-cell office:value-type="float" office:value="3.60754" calcext:value-type="float">
            <text:p>3.60754</text:p>
          </table:table-cell>
          <table:table-cell office:value-type="float" office:value="6.09166" calcext:value-type="float">
            <text:p>6.09166</text:p>
          </table:table-cell>
          <table:table-cell office:value-type="float" office:value="2.56285" calcext:value-type="float">
            <text:p>2.56285</text:p>
          </table:table-cell>
          <table:table-cell office:value-type="float" office:value="7.66193" calcext:value-type="float">
            <text:p>7.66193</text:p>
          </table:table-cell>
          <table:table-cell office:value-type="float" office:value="3.82004" calcext:value-type="float">
            <text:p>3.82004</text:p>
          </table:table-cell>
          <table:table-cell office:value-type="float" office:value="9.8869" calcext:value-type="float">
            <text:p>9.8869</text:p>
          </table:table-cell>
          <table:table-cell office:value-type="float" office:value="5.01123" calcext:value-type="float">
            <text:p>5.0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.903" calcext:value-type="float">
            <text:p>153.903</text:p>
          </table:table-cell>
          <table:table-cell office:value-type="float" office:value="16.8148" calcext:value-type="float">
            <text:p>16.8148</text:p>
          </table:table-cell>
          <table:table-cell office:value-type="float" office:value="209.313" calcext:value-type="float">
            <text:p>209.313</text:p>
          </table:table-cell>
          <table:table-cell office:value-type="float" office:value="27.3175" calcext:value-type="float">
            <text:p>27.3175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817.066" calcext:value-type="float">
            <text:p>817.066</text:p>
          </table:table-cell>
          <table:table-cell office:value-type="float" office:value="609.465" calcext:value-type="float">
            <text:p>609.46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17.996" calcext:value-type="float">
            <text:p>317.996</text:p>
          </table:table-cell>
          <table:table-cell office:value-type="float" office:value="259.191" calcext:value-type="float">
            <text:p>259.19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873" calcext:value-type="float">
            <text:p>27.8873</text:p>
          </table:table-cell>
          <table:table-cell office:value-type="float" office:value="3.62106" calcext:value-type="float">
            <text:p>3.62106</text:p>
          </table:table-cell>
          <table:table-cell office:value-type="float" office:value="6.41477" calcext:value-type="float">
            <text:p>6.41477</text:p>
          </table:table-cell>
          <table:table-cell office:value-type="float" office:value="2.56216" calcext:value-type="float">
            <text:p>2.56216</text:p>
          </table:table-cell>
          <table:table-cell office:value-type="float" office:value="7.51284" calcext:value-type="float">
            <text:p>7.51284</text:p>
          </table:table-cell>
          <table:table-cell office:value-type="float" office:value="3.79585" calcext:value-type="float">
            <text:p>3.79585</text:p>
          </table:table-cell>
          <table:table-cell office:value-type="float" office:value="10.4552" calcext:value-type="float">
            <text:p>10.4552</text:p>
          </table:table-cell>
          <table:table-cell office:value-type="float" office:value="5.01972" calcext:value-type="float">
            <text:p>5.01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.247" calcext:value-type="float">
            <text:p>195.247</text:p>
          </table:table-cell>
          <table:table-cell office:value-type="float" office:value="21.0517" calcext:value-type="float">
            <text:p>21.0517</text:p>
          </table:table-cell>
          <table:table-cell office:value-type="float" office:value="148.791" calcext:value-type="float">
            <text:p>148.791</text:p>
          </table:table-cell>
          <table:table-cell office:value-type="float" office:value="26.8601" calcext:value-type="float">
            <text:p>26.860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00.119" calcext:value-type="float">
            <text:p>800.11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28.976" calcext:value-type="float">
            <text:p>528.976</text:p>
          </table:table-cell>
          <table:table-cell office:value-type="float" office:value="400.317" calcext:value-type="float">
            <text:p>400.31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907" calcext:value-type="float">
            <text:p>27.1907</text:p>
          </table:table-cell>
          <table:table-cell office:value-type="float" office:value="3.62383" calcext:value-type="float">
            <text:p>3.62383</text:p>
          </table:table-cell>
          <table:table-cell office:value-type="float" office:value="6.72172" calcext:value-type="float">
            <text:p>6.72172</text:p>
          </table:table-cell>
          <table:table-cell office:value-type="float" office:value="2.57406" calcext:value-type="float">
            <text:p>2.57406</text:p>
          </table:table-cell>
          <table:table-cell office:value-type="float" office:value="7.89487" calcext:value-type="float">
            <text:p>7.89487</text:p>
          </table:table-cell>
          <table:table-cell office:value-type="float" office:value="3.84855" calcext:value-type="float">
            <text:p>3.84855</text:p>
          </table:table-cell>
          <table:table-cell office:value-type="float" office:value="10.5629" calcext:value-type="float">
            <text:p>10.5629</text:p>
          </table:table-cell>
          <table:table-cell office:value-type="float" office:value="4.99061" calcext:value-type="float">
            <text:p>4.99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322" calcext:value-type="float">
            <text:p>16.6322</text:p>
          </table:table-cell>
          <table:table-cell office:value-type="float" office:value="11.8575" calcext:value-type="float">
            <text:p>11.8575</text:p>
          </table:table-cell>
          <table:table-cell office:value-type="float" office:value="182.712" calcext:value-type="float">
            <text:p>182.712</text:p>
          </table:table-cell>
          <table:table-cell office:value-type="float" office:value="29.1772" calcext:value-type="float">
            <text:p>29.177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85.349" calcext:value-type="float">
            <text:p>785.349</text:p>
          </table:table-cell>
          <table:table-cell table:number-columns-repeated="2" office:value-type="float" office:value="652.738" calcext:value-type="float">
            <text:p>652.73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18.496" calcext:value-type="float">
            <text:p>418.496</text:p>
          </table:table-cell>
          <table:table-cell office:value-type="float" office:value="287.002" calcext:value-type="float">
            <text:p>287.00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065" calcext:value-type="float">
            <text:p>16.8065</text:p>
          </table:table-cell>
          <table:table-cell office:value-type="float" office:value="3.53912" calcext:value-type="float">
            <text:p>3.53912</text:p>
          </table:table-cell>
          <table:table-cell office:value-type="float" office:value="6.57092" calcext:value-type="float">
            <text:p>6.57092</text:p>
          </table:table-cell>
          <table:table-cell office:value-type="float" office:value="2.55565" calcext:value-type="float">
            <text:p>2.55565</text:p>
          </table:table-cell>
          <table:table-cell office:value-type="float" office:value="8.69655" calcext:value-type="float">
            <text:p>8.69655</text:p>
          </table:table-cell>
          <table:table-cell office:value-type="float" office:value="3.88854" calcext:value-type="float">
            <text:p>3.88854</text:p>
          </table:table-cell>
          <table:table-cell office:value-type="float" office:value="8.5975" calcext:value-type="float">
            <text:p>8.5975</text:p>
          </table:table-cell>
          <table:table-cell office:value-type="float" office:value="4.83174" calcext:value-type="float">
            <text:p>4.83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791" calcext:value-type="float">
            <text:p>18.9791</text:p>
          </table:table-cell>
          <table:table-cell office:value-type="float" office:value="12.4304" calcext:value-type="float">
            <text:p>12.4304</text:p>
          </table:table-cell>
          <table:table-cell office:value-type="float" office:value="127.296" calcext:value-type="float">
            <text:p>127.296</text:p>
          </table:table-cell>
          <table:table-cell office:value-type="float" office:value="24.0188" calcext:value-type="float">
            <text:p>24.018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72.084" calcext:value-type="float">
            <text:p>372.084</text:p>
          </table:table-cell>
          <table:table-cell office:value-type="float" office:value="303.266" calcext:value-type="float">
            <text:p>303.26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189" calcext:value-type="float">
            <text:p>20.8189</text:p>
          </table:table-cell>
          <table:table-cell office:value-type="float" office:value="3.53855" calcext:value-type="float">
            <text:p>3.53855</text:p>
          </table:table-cell>
          <table:table-cell office:value-type="float" office:value="6.30912" calcext:value-type="float">
            <text:p>6.30912</text:p>
          </table:table-cell>
          <table:table-cell office:value-type="float" office:value="2.56093" calcext:value-type="float">
            <text:p>2.56093</text:p>
          </table:table-cell>
          <table:table-cell office:value-type="float" office:value="8.72104" calcext:value-type="float">
            <text:p>8.72104</text:p>
          </table:table-cell>
          <table:table-cell office:value-type="float" office:value="3.87292" calcext:value-type="float">
            <text:p>3.87292</text:p>
          </table:table-cell>
          <table:table-cell office:value-type="float" office:value="8.28207" calcext:value-type="float">
            <text:p>8.28207</text:p>
          </table:table-cell>
          <table:table-cell office:value-type="float" office:value="4.84609" calcext:value-type="float">
            <text:p>4.84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009" calcext:value-type="float">
            <text:p>24.4009</text:p>
          </table:table-cell>
          <table:table-cell office:value-type="float" office:value="13.3796" calcext:value-type="float">
            <text:p>13.3796</text:p>
          </table:table-cell>
          <table:table-cell office:value-type="float" office:value="77.8398" calcext:value-type="float">
            <text:p>77.8398</text:p>
          </table:table-cell>
          <table:table-cell office:value-type="float" office:value="22.7758" calcext:value-type="float">
            <text:p>22.7758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875.681" calcext:value-type="float">
            <text:p>875.68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03.181" calcext:value-type="float">
            <text:p>903.181</text:p>
          </table:table-cell>
          <table:table-cell office:value-type="float" office:value="643.503" calcext:value-type="float">
            <text:p>643.50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902" calcext:value-type="float">
            <text:p>29.6902</text:p>
          </table:table-cell>
          <table:table-cell office:value-type="float" office:value="3.59939" calcext:value-type="float">
            <text:p>3.59939</text:p>
          </table:table-cell>
          <table:table-cell office:value-type="float" office:value="6.45201" calcext:value-type="float">
            <text:p>6.45201</text:p>
          </table:table-cell>
          <table:table-cell office:value-type="float" office:value="2.53928" calcext:value-type="float">
            <text:p>2.53928</text:p>
          </table:table-cell>
          <table:table-cell office:value-type="float" office:value="7.7787" calcext:value-type="float">
            <text:p>7.7787</text:p>
          </table:table-cell>
          <table:table-cell office:value-type="float" office:value="3.83969" calcext:value-type="float">
            <text:p>3.83969</text:p>
          </table:table-cell>
          <table:table-cell office:value-type="float" office:value="9.47644" calcext:value-type="float">
            <text:p>9.47644</text:p>
          </table:table-cell>
          <table:table-cell office:value-type="float" office:value="4.93445" calcext:value-type="float">
            <text:p>4.93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6027" calcext:value-type="float">
            <text:p>59.6027</text:p>
          </table:table-cell>
          <table:table-cell office:value-type="float" office:value="16.6189" calcext:value-type="float">
            <text:p>16.6189</text:p>
          </table:table-cell>
          <table:table-cell office:value-type="float" office:value="110.959" calcext:value-type="float">
            <text:p>110.959</text:p>
          </table:table-cell>
          <table:table-cell office:value-type="float" office:value="27.1124" calcext:value-type="float">
            <text:p>27.11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1015.6" calcext:value-type="float">
            <text:p>1015.6</text:p>
          </table:table-cell>
          <table:table-cell table:number-columns-repeated="2" office:value-type="float" office:value="586.189" calcext:value-type="float">
            <text:p>586.1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83.931" calcext:value-type="float">
            <text:p>683.931</text:p>
          </table:table-cell>
          <table:table-cell office:value-type="float" office:value="395.093" calcext:value-type="float">
            <text:p>395.09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043" calcext:value-type="float">
            <text:p>40.8043</text:p>
          </table:table-cell>
          <table:table-cell office:value-type="float" office:value="3.68928" calcext:value-type="float">
            <text:p>3.68928</text:p>
          </table:table-cell>
          <table:table-cell office:value-type="float" office:value="5.95942" calcext:value-type="float">
            <text:p>5.95942</text:p>
          </table:table-cell>
          <table:table-cell office:value-type="float" office:value="2.50554" calcext:value-type="float">
            <text:p>2.50554</text:p>
          </table:table-cell>
          <table:table-cell office:value-type="float" office:value="8.1828" calcext:value-type="float">
            <text:p>8.1828</text:p>
          </table:table-cell>
          <table:table-cell office:value-type="float" office:value="3.88834" calcext:value-type="float">
            <text:p>3.88834</text:p>
          </table:table-cell>
          <table:table-cell office:value-type="float" office:value="10.1817" calcext:value-type="float">
            <text:p>10.1817</text:p>
          </table:table-cell>
          <table:table-cell office:value-type="float" office:value="4.94163" calcext:value-type="float">
            <text:p>4.94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.039" calcext:value-type="float">
            <text:p>230.039</text:p>
          </table:table-cell>
          <table:table-cell office:value-type="float" office:value="17.8736" calcext:value-type="float">
            <text:p>17.8736</text:p>
          </table:table-cell>
          <table:table-cell office:value-type="float" office:value="263.764" calcext:value-type="float">
            <text:p>263.764</text:p>
          </table:table-cell>
          <table:table-cell office:value-type="float" office:value="38.4866" calcext:value-type="float">
            <text:p>38.4866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455.739" calcext:value-type="float">
            <text:p>455.73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04.138" calcext:value-type="float">
            <text:p>404.138</text:p>
          </table:table-cell>
          <table:table-cell office:value-type="float" office:value="227.204" calcext:value-type="float">
            <text:p>227.20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124" calcext:value-type="float">
            <text:p>21.2124</text:p>
          </table:table-cell>
          <table:table-cell office:value-type="float" office:value="3.52404" calcext:value-type="float">
            <text:p>3.52404</text:p>
          </table:table-cell>
          <table:table-cell office:value-type="float" office:value="6.26883" calcext:value-type="float">
            <text:p>6.26883</text:p>
          </table:table-cell>
          <table:table-cell office:value-type="float" office:value="2.53312" calcext:value-type="float">
            <text:p>2.53312</text:p>
          </table:table-cell>
          <table:table-cell office:value-type="float" office:value="7.63423" calcext:value-type="float">
            <text:p>7.63423</text:p>
          </table:table-cell>
          <table:table-cell office:value-type="float" office:value="3.81774" calcext:value-type="float">
            <text:p>3.81774</text:p>
          </table:table-cell>
          <table:table-cell office:value-type="float" office:value="8.47326" calcext:value-type="float">
            <text:p>8.47326</text:p>
          </table:table-cell>
          <table:table-cell office:value-type="float" office:value="4.84948" calcext:value-type="float">
            <text:p>4.8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917" calcext:value-type="float">
            <text:p>15.2917</text:p>
          </table:table-cell>
          <table:table-cell office:value-type="float" office:value="12.1312" calcext:value-type="float">
            <text:p>12.1312</text:p>
          </table:table-cell>
          <table:table-cell office:value-type="float" office:value="136.654" calcext:value-type="float">
            <text:p>136.654</text:p>
          </table:table-cell>
          <table:table-cell office:value-type="float" office:value="26.1371" calcext:value-type="float">
            <text:p>26.137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751.375" calcext:value-type="float">
            <text:p>751.375</text:p>
          </table:table-cell>
          <table:table-cell office:value-type="float" office:value="751.069" calcext:value-type="float">
            <text:p>751.06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.46941" calcext:value-type="float">
            <text:p>2.469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53.845" calcext:value-type="float">
            <text:p>653.845</text:p>
          </table:table-cell>
          <table:table-cell office:value-type="float" office:value="294.334" calcext:value-type="float">
            <text:p>294.334</text:p>
          </table:table-cell>
          <table:table-cell office:value-type="float" office:value="250.024" calcext:value-type="float">
            <text:p>250.02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666" calcext:value-type="float">
            <text:p>21.0666</text:p>
          </table:table-cell>
          <table:table-cell office:value-type="float" office:value="3.6194" calcext:value-type="float">
            <text:p>3.6194</text:p>
          </table:table-cell>
          <table:table-cell office:value-type="float" office:value="6.54147" calcext:value-type="float">
            <text:p>6.54147</text:p>
          </table:table-cell>
          <table:table-cell office:value-type="float" office:value="2.53079" calcext:value-type="float">
            <text:p>2.53079</text:p>
          </table:table-cell>
          <table:table-cell office:value-type="float" office:value="9.31382" calcext:value-type="float">
            <text:p>9.31382</text:p>
          </table:table-cell>
          <table:table-cell office:value-type="float" office:value="3.94816" calcext:value-type="float">
            <text:p>3.94816</text:p>
          </table:table-cell>
          <table:table-cell office:value-type="float" office:value="9.18149" calcext:value-type="float">
            <text:p>9.18149</text:p>
          </table:table-cell>
          <table:table-cell office:value-type="float" office:value="4.91636" calcext:value-type="float">
            <text:p>4.91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302" calcext:value-type="float">
            <text:p>16.0302</text:p>
          </table:table-cell>
          <table:table-cell office:value-type="float" office:value="12.5245" calcext:value-type="float">
            <text:p>12.5245</text:p>
          </table:table-cell>
          <table:table-cell office:value-type="float" office:value="149.632" calcext:value-type="float">
            <text:p>149.632</text:p>
          </table:table-cell>
          <table:table-cell office:value-type="float" office:value="31.5198" calcext:value-type="float">
            <text:p>31.519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53.078" calcext:value-type="float">
            <text:p>453.078</text:p>
          </table:table-cell>
          <table:table-cell office:value-type="float" office:value="305.16" calcext:value-type="float">
            <text:p>305.1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81" calcext:value-type="float">
            <text:p>32.381</text:p>
          </table:table-cell>
          <table:table-cell office:value-type="float" office:value="3.66352" calcext:value-type="float">
            <text:p>3.66352</text:p>
          </table:table-cell>
          <table:table-cell office:value-type="float" office:value="6.81977" calcext:value-type="float">
            <text:p>6.81977</text:p>
          </table:table-cell>
          <table:table-cell office:value-type="float" office:value="2.5392" calcext:value-type="float">
            <text:p>2.5392</text:p>
          </table:table-cell>
          <table:table-cell office:value-type="float" office:value="9.56238" calcext:value-type="float">
            <text:p>9.56238</text:p>
          </table:table-cell>
          <table:table-cell office:value-type="float" office:value="3.90513" calcext:value-type="float">
            <text:p>3.90513</text:p>
          </table:table-cell>
          <table:table-cell office:value-type="float" office:value="9.92513" calcext:value-type="float">
            <text:p>9.92513</text:p>
          </table:table-cell>
          <table:table-cell office:value-type="float" office:value="4.96765" calcext:value-type="float">
            <text:p>4.96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78" calcext:value-type="float">
            <text:p>17.478</text:p>
          </table:table-cell>
          <table:table-cell office:value-type="float" office:value="12.9916" calcext:value-type="float">
            <text:p>12.9916</text:p>
          </table:table-cell>
          <table:table-cell office:value-type="float" office:value="227.85" calcext:value-type="float">
            <text:p>227.85</text:p>
          </table:table-cell>
          <table:table-cell office:value-type="float" office:value="36.9479" calcext:value-type="float">
            <text:p>36.947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800.486" calcext:value-type="float">
            <text:p>800.48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63.501" calcext:value-type="float">
            <text:p>563.5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2.623" calcext:value-type="float">
            <text:p>262.623</text:p>
          </table:table-cell>
          <table:table-cell office:value-type="float" office:value="237.778" calcext:value-type="float">
            <text:p>237.77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455" calcext:value-type="float">
            <text:p>35.6455</text:p>
          </table:table-cell>
          <table:table-cell office:value-type="float" office:value="3.6032" calcext:value-type="float">
            <text:p>3.6032</text:p>
          </table:table-cell>
          <table:table-cell office:value-type="float" office:value="6.42648" calcext:value-type="float">
            <text:p>6.42648</text:p>
          </table:table-cell>
          <table:table-cell office:value-type="float" office:value="2.45453" calcext:value-type="float">
            <text:p>2.45453</text:p>
          </table:table-cell>
          <table:table-cell office:value-type="float" office:value="8.64747" calcext:value-type="float">
            <text:p>8.64747</text:p>
          </table:table-cell>
          <table:table-cell office:value-type="float" office:value="3.7971" calcext:value-type="float">
            <text:p>3.7971</text:p>
          </table:table-cell>
          <table:table-cell office:value-type="float" office:value="10.3112" calcext:value-type="float">
            <text:p>10.3112</text:p>
          </table:table-cell>
          <table:table-cell office:value-type="float" office:value="5.0003" calcext:value-type="float">
            <text:p>5.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531" calcext:value-type="float">
            <text:p>19.1531</text:p>
          </table:table-cell>
          <table:table-cell office:value-type="float" office:value="13.5825" calcext:value-type="float">
            <text:p>13.5825</text:p>
          </table:table-cell>
          <table:table-cell office:value-type="float" office:value="277.804" calcext:value-type="float">
            <text:p>277.804</text:p>
          </table:table-cell>
          <table:table-cell office:value-type="float" office:value="39.4976" calcext:value-type="float">
            <text:p>39.497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53.713" calcext:value-type="float">
            <text:p>253.713</text:p>
          </table:table-cell>
          <table:table-cell office:value-type="float" office:value="217.382" calcext:value-type="float">
            <text:p>217.38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637" calcext:value-type="float">
            <text:p>36.7637</text:p>
          </table:table-cell>
          <table:table-cell office:value-type="float" office:value="3.55808" calcext:value-type="float">
            <text:p>3.55808</text:p>
          </table:table-cell>
          <table:table-cell office:value-type="float" office:value="6.17117" calcext:value-type="float">
            <text:p>6.17117</text:p>
          </table:table-cell>
          <table:table-cell office:value-type="float" office:value="2.46475" calcext:value-type="float">
            <text:p>2.46475</text:p>
          </table:table-cell>
          <table:table-cell office:value-type="float" office:value="8.18484" calcext:value-type="float">
            <text:p>8.18484</text:p>
          </table:table-cell>
          <table:table-cell office:value-type="float" office:value="3.72727" calcext:value-type="float">
            <text:p>3.72727</text:p>
          </table:table-cell>
          <table:table-cell office:value-type="float" office:value="11.4804" calcext:value-type="float">
            <text:p>11.4804</text:p>
          </table:table-cell>
          <table:table-cell office:value-type="float" office:value="5.0683" calcext:value-type="float">
            <text:p>5.0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874" calcext:value-type="float">
            <text:p>21.8874</text:p>
          </table:table-cell>
          <table:table-cell office:value-type="float" office:value="14.3993" calcext:value-type="float">
            <text:p>14.3993</text:p>
          </table:table-cell>
          <table:table-cell office:value-type="float" office:value="264.429" calcext:value-type="float">
            <text:p>264.429</text:p>
          </table:table-cell>
          <table:table-cell office:value-type="float" office:value="35.5688" calcext:value-type="float">
            <text:p>35.5688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2.11232" calcext:value-type="float">
            <text:p>2.1123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50.087" calcext:value-type="float">
            <text:p>750.08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27.089" calcext:value-type="float">
            <text:p>227.089</text:p>
          </table:table-cell>
          <table:table-cell office:value-type="float" office:value="202.324" calcext:value-type="float">
            <text:p>202.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9.102" calcext:value-type="float">
            <text:p>929.102</text:p>
          </table:table-cell>
          <table:table-cell office:value-type="float" office:value="916.903" calcext:value-type="float">
            <text:p>916.90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80.654" calcext:value-type="float">
            <text:p>880.654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885" calcext:value-type="float">
            <text:p>20.9885</text:p>
          </table:table-cell>
          <table:table-cell office:value-type="float" office:value="3.43509" calcext:value-type="float">
            <text:p>3.43509</text:p>
          </table:table-cell>
          <table:table-cell office:value-type="float" office:value="5.70024" calcext:value-type="float">
            <text:p>5.70024</text:p>
          </table:table-cell>
          <table:table-cell office:value-type="float" office:value="2.43345" calcext:value-type="float">
            <text:p>2.43345</text:p>
          </table:table-cell>
          <table:table-cell office:value-type="float" office:value="7.79038" calcext:value-type="float">
            <text:p>7.79038</text:p>
          </table:table-cell>
          <table:table-cell office:value-type="float" office:value="3.7294" calcext:value-type="float">
            <text:p>3.7294</text:p>
          </table:table-cell>
          <table:table-cell office:value-type="float" office:value="10.7501" calcext:value-type="float">
            <text:p>10.7501</text:p>
          </table:table-cell>
          <table:table-cell office:value-type="float" office:value="4.90005" calcext:value-type="float">
            <text:p>4.9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32" calcext:value-type="float">
            <text:p>26.832</text:p>
          </table:table-cell>
          <table:table-cell office:value-type="float" office:value="15.6063" calcext:value-type="float">
            <text:p>15.6063</text:p>
          </table:table-cell>
          <table:table-cell office:value-type="float" office:value="153.272" calcext:value-type="float">
            <text:p>153.272</text:p>
          </table:table-cell>
          <table:table-cell office:value-type="float" office:value="25.8963" calcext:value-type="float">
            <text:p>25.896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740.286" calcext:value-type="float">
            <text:p>740.286</text:p>
          </table:table-cell>
          <table:table-cell office:value-type="float" office:value="727.922" calcext:value-type="float">
            <text:p>727.9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34.573" calcext:value-type="float">
            <text:p>734.573</text:p>
          </table:table-cell>
          <table:table-cell office:value-type="float" office:value="578.54" calcext:value-type="float">
            <text:p>578.54</text:p>
          </table:table-cell>
          <table:table-cell office:value-type="float" office:value="379.929" calcext:value-type="float">
            <text:p>379.92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606" calcext:value-type="float">
            <text:p>12.8606</text:p>
          </table:table-cell>
          <table:table-cell office:value-type="float" office:value="3.38424" calcext:value-type="float">
            <text:p>3.38424</text:p>
          </table:table-cell>
          <table:table-cell office:value-type="float" office:value="5.32497" calcext:value-type="float">
            <text:p>5.32497</text:p>
          </table:table-cell>
          <table:table-cell office:value-type="float" office:value="2.3835" calcext:value-type="float">
            <text:p>2.3835</text:p>
          </table:table-cell>
          <table:table-cell office:value-type="float" office:value="7.90647" calcext:value-type="float">
            <text:p>7.90647</text:p>
          </table:table-cell>
          <table:table-cell office:value-type="float" office:value="3.72021" calcext:value-type="float">
            <text:p>3.72021</text:p>
          </table:table-cell>
          <table:table-cell office:value-type="float" office:value="7.93619" calcext:value-type="float">
            <text:p>7.93619</text:p>
          </table:table-cell>
          <table:table-cell office:value-type="float" office:value="4.72178" calcext:value-type="float">
            <text:p>4.72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353" calcext:value-type="float">
            <text:p>41.9353</text:p>
          </table:table-cell>
          <table:table-cell office:value-type="float" office:value="18.1844" calcext:value-type="float">
            <text:p>18.1844</text:p>
          </table:table-cell>
          <table:table-cell office:value-type="float" office:value="79.9667" calcext:value-type="float">
            <text:p>79.9667</text:p>
          </table:table-cell>
          <table:table-cell office:value-type="float" office:value="25.3906" calcext:value-type="float">
            <text:p>25.390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61.24" calcext:value-type="float">
            <text:p>261.24</text:p>
          </table:table-cell>
          <table:table-cell office:value-type="float" office:value="228.635" calcext:value-type="float">
            <text:p>228.63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2044" calcext:value-type="float">
            <text:p>35.2044</text:p>
          </table:table-cell>
          <table:table-cell office:value-type="float" office:value="3.48067" calcext:value-type="float">
            <text:p>3.48067</text:p>
          </table:table-cell>
          <table:table-cell office:value-type="float" office:value="6.06702" calcext:value-type="float">
            <text:p>6.06702</text:p>
          </table:table-cell>
          <table:table-cell office:value-type="float" office:value="2.43234" calcext:value-type="float">
            <text:p>2.43234</text:p>
          </table:table-cell>
          <table:table-cell office:value-type="float" office:value="8.14952" calcext:value-type="float">
            <text:p>8.14952</text:p>
          </table:table-cell>
          <table:table-cell office:value-type="float" office:value="3.739" calcext:value-type="float">
            <text:p>3.739</text:p>
          </table:table-cell>
          <table:table-cell office:value-type="float" office:value="8.21543" calcext:value-type="float">
            <text:p>8.21543</text:p>
          </table:table-cell>
          <table:table-cell office:value-type="float" office:value="4.76343" calcext:value-type="float">
            <text:p>4.76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399" calcext:value-type="float">
            <text:p>210.399</text:p>
          </table:table-cell>
          <table:table-cell office:value-type="float" office:value="29.2142" calcext:value-type="float">
            <text:p>29.2142</text:p>
          </table:table-cell>
          <table:table-cell office:value-type="float" office:value="244.016" calcext:value-type="float">
            <text:p>244.016</text:p>
          </table:table-cell>
          <table:table-cell office:value-type="float" office:value="26.8554" calcext:value-type="float">
            <text:p>26.8554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57.59" calcext:value-type="float">
            <text:p>857.5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57.829" calcext:value-type="float">
            <text:p>557.829</text:p>
          </table:table-cell>
          <table:table-cell office:value-type="float" office:value="314.291" calcext:value-type="float">
            <text:p>314.29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407" calcext:value-type="float">
            <text:p>33.5407</text:p>
          </table:table-cell>
          <table:table-cell office:value-type="float" office:value="3.35063" calcext:value-type="float">
            <text:p>3.35063</text:p>
          </table:table-cell>
          <table:table-cell office:value-type="float" office:value="5.5555" calcext:value-type="float">
            <text:p>5.5555</text:p>
          </table:table-cell>
          <table:table-cell office:value-type="float" office:value="2.39668" calcext:value-type="float">
            <text:p>2.39668</text:p>
          </table:table-cell>
          <table:table-cell office:value-type="float" office:value="7.43048" calcext:value-type="float">
            <text:p>7.43048</text:p>
          </table:table-cell>
          <table:table-cell office:value-type="float" office:value="3.68655" calcext:value-type="float">
            <text:p>3.68655</text:p>
          </table:table-cell>
          <table:table-cell office:value-type="float" office:value="8.16592" calcext:value-type="float">
            <text:p>8.16592</text:p>
          </table:table-cell>
          <table:table-cell office:value-type="float" office:value="4.81066" calcext:value-type="float">
            <text:p>4.81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.765" calcext:value-type="float">
            <text:p>233.765</text:p>
          </table:table-cell>
          <table:table-cell office:value-type="float" office:value="17.0673" calcext:value-type="float">
            <text:p>17.0673</text:p>
          </table:table-cell>
          <table:table-cell office:value-type="float" office:value="32.8268" calcext:value-type="float">
            <text:p>32.8268</text:p>
          </table:table-cell>
          <table:table-cell office:value-type="float" office:value="19.4925" calcext:value-type="float">
            <text:p>19.492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704.901" calcext:value-type="float">
            <text:p>704.901</text:p>
          </table:table-cell>
          <table:table-cell office:value-type="float" office:value="485.143" calcext:value-type="float">
            <text:p>485.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7388" calcext:value-type="float">
            <text:p>2.738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389.82" calcext:value-type="float">
            <text:p>1389.82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946" calcext:value-type="float">
            <text:p>21.2946</text:p>
          </table:table-cell>
          <table:table-cell office:value-type="float" office:value="3.41639" calcext:value-type="float">
            <text:p>3.41639</text:p>
          </table:table-cell>
          <table:table-cell office:value-type="float" office:value="6.11592" calcext:value-type="float">
            <text:p>6.11592</text:p>
          </table:table-cell>
          <table:table-cell office:value-type="float" office:value="2.43651" calcext:value-type="float">
            <text:p>2.43651</text:p>
          </table:table-cell>
          <table:table-cell office:value-type="float" office:value="8.55654" calcext:value-type="float">
            <text:p>8.55654</text:p>
          </table:table-cell>
          <table:table-cell office:value-type="float" office:value="3.74848" calcext:value-type="float">
            <text:p>3.74848</text:p>
          </table:table-cell>
          <table:table-cell office:value-type="float" office:value="8.71711" calcext:value-type="float">
            <text:p>8.71711</text:p>
          </table:table-cell>
          <table:table-cell office:value-type="float" office:value="4.86747" calcext:value-type="float">
            <text:p>4.8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588" calcext:value-type="float">
            <text:p>14.7588</text:p>
          </table:table-cell>
          <table:table-cell office:value-type="float" office:value="12.242" calcext:value-type="float">
            <text:p>12.242</text:p>
          </table:table-cell>
          <table:table-cell office:value-type="float" office:value="157.482" calcext:value-type="float">
            <text:p>157.482</text:p>
          </table:table-cell>
          <table:table-cell office:value-type="float" office:value="26.4118" calcext:value-type="float">
            <text:p>26.4118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838.719" calcext:value-type="float">
            <text:p>838.7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246114" calcext:value-type="float">
            <text:p>0.2461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66.684" calcext:value-type="float">
            <text:p>366.684</text:p>
          </table:table-cell>
          <table:table-cell office:value-type="float" office:value="256.693" calcext:value-type="float">
            <text:p>256.69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366" calcext:value-type="float">
            <text:p>18.0366</text:p>
          </table:table-cell>
          <table:table-cell office:value-type="float" office:value="3.40058" calcext:value-type="float">
            <text:p>3.40058</text:p>
          </table:table-cell>
          <table:table-cell office:value-type="float" office:value="5.81433" calcext:value-type="float">
            <text:p>5.81433</text:p>
          </table:table-cell>
          <table:table-cell office:value-type="float" office:value="2.42127" calcext:value-type="float">
            <text:p>2.42127</text:p>
          </table:table-cell>
          <table:table-cell office:value-type="float" office:value="9.04452" calcext:value-type="float">
            <text:p>9.04452</text:p>
          </table:table-cell>
          <table:table-cell office:value-type="float" office:value="3.79321" calcext:value-type="float">
            <text:p>3.79321</text:p>
          </table:table-cell>
          <table:table-cell office:value-type="float" office:value="7.66767" calcext:value-type="float">
            <text:p>7.66767</text:p>
          </table:table-cell>
          <table:table-cell office:value-type="float" office:value="4.84703" calcext:value-type="float">
            <text:p>4.84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615" calcext:value-type="float">
            <text:p>14.5615</text:p>
          </table:table-cell>
          <table:table-cell office:value-type="float" office:value="12.0438" calcext:value-type="float">
            <text:p>12.0438</text:p>
          </table:table-cell>
          <table:table-cell office:value-type="float" office:value="152.577" calcext:value-type="float">
            <text:p>152.577</text:p>
          </table:table-cell>
          <table:table-cell office:value-type="float" office:value="24.4076" calcext:value-type="float">
            <text:p>24.4076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452.793" calcext:value-type="float">
            <text:p>452.79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69.177" calcext:value-type="float">
            <text:p>669.1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20.969" calcext:value-type="float">
            <text:p>420.969</text:p>
          </table:table-cell>
          <table:table-cell office:value-type="float" office:value="323.046" calcext:value-type="float">
            <text:p>323.04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449" calcext:value-type="float">
            <text:p>24.0449</text:p>
          </table:table-cell>
          <table:table-cell office:value-type="float" office:value="3.39877" calcext:value-type="float">
            <text:p>3.39877</text:p>
          </table:table-cell>
          <table:table-cell office:value-type="float" office:value="5.26204" calcext:value-type="float">
            <text:p>5.26204</text:p>
          </table:table-cell>
          <table:table-cell office:value-type="float" office:value="2.37814" calcext:value-type="float">
            <text:p>2.37814</text:p>
          </table:table-cell>
          <table:table-cell office:value-type="float" office:value="7.69193" calcext:value-type="float">
            <text:p>7.69193</text:p>
          </table:table-cell>
          <table:table-cell office:value-type="float" office:value="3.66152" calcext:value-type="float">
            <text:p>3.66152</text:p>
          </table:table-cell>
          <table:table-cell office:value-type="float" office:value="9.64188" calcext:value-type="float">
            <text:p>9.64188</text:p>
          </table:table-cell>
          <table:table-cell office:value-type="float" office:value="5.01517" calcext:value-type="float">
            <text:p>5.01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304" calcext:value-type="float">
            <text:p>15.2304</text:p>
          </table:table-cell>
          <table:table-cell office:value-type="float" office:value="12.3992" calcext:value-type="float">
            <text:p>12.3992</text:p>
          </table:table-cell>
          <table:table-cell office:value-type="float" office:value="210.664" calcext:value-type="float">
            <text:p>210.664</text:p>
          </table:table-cell>
          <table:table-cell office:value-type="float" office:value="29.6382" calcext:value-type="float">
            <text:p>29.6382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775.485" calcext:value-type="float">
            <text:p>775.4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5.056" calcext:value-type="float">
            <text:p>385.056</text:p>
          </table:table-cell>
          <table:table-cell office:value-type="float" office:value="384.97" calcext:value-type="float">
            <text:p>384.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5.287" calcext:value-type="float">
            <text:p>195.287</text:p>
          </table:table-cell>
          <table:table-cell office:value-type="float" office:value="158.838" calcext:value-type="float">
            <text:p>158.83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6018" calcext:value-type="float">
            <text:p>28.6018</text:p>
          </table:table-cell>
          <table:table-cell office:value-type="float" office:value="3.39712" calcext:value-type="float">
            <text:p>3.39712</text:p>
          </table:table-cell>
          <table:table-cell office:value-type="float" office:value="5.71689" calcext:value-type="float">
            <text:p>5.71689</text:p>
          </table:table-cell>
          <table:table-cell office:value-type="float" office:value="2.44172" calcext:value-type="float">
            <text:p>2.44172</text:p>
          </table:table-cell>
          <table:table-cell office:value-type="float" office:value="7.54684" calcext:value-type="float">
            <text:p>7.54684</text:p>
          </table:table-cell>
          <table:table-cell office:value-type="float" office:value="3.66454" calcext:value-type="float">
            <text:p>3.66454</text:p>
          </table:table-cell>
          <table:table-cell office:value-type="float" office:value="7.98767" calcext:value-type="float">
            <text:p>7.98767</text:p>
          </table:table-cell>
          <table:table-cell office:value-type="float" office:value="4.91537" calcext:value-type="float">
            <text:p>4.91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166" calcext:value-type="float">
            <text:p>16.2166</text:p>
          </table:table-cell>
          <table:table-cell office:value-type="float" office:value="12.8144" calcext:value-type="float">
            <text:p>12.8144</text:p>
          </table:table-cell>
          <table:table-cell office:value-type="float" office:value="168.659" calcext:value-type="float">
            <text:p>168.659</text:p>
          </table:table-cell>
          <table:table-cell office:value-type="float" office:value="26.1724" calcext:value-type="float">
            <text:p>26.172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1038.6" calcext:value-type="float">
            <text:p>1038.6</text:p>
          </table:table-cell>
          <table:table-cell table:number-columns-repeated="2" office:value-type="float" office:value="517.959" calcext:value-type="float">
            <text:p>517.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11.767" calcext:value-type="float">
            <text:p>511.767</text:p>
          </table:table-cell>
          <table:table-cell office:value-type="float" office:value="292.058" calcext:value-type="float">
            <text:p>292.05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398" calcext:value-type="float">
            <text:p>27.8398</text:p>
          </table:table-cell>
          <table:table-cell office:value-type="float" office:value="3.40899" calcext:value-type="float">
            <text:p>3.40899</text:p>
          </table:table-cell>
          <table:table-cell office:value-type="float" office:value="6.47867" calcext:value-type="float">
            <text:p>6.47867</text:p>
          </table:table-cell>
          <table:table-cell office:value-type="float" office:value="2.48948" calcext:value-type="float">
            <text:p>2.48948</text:p>
          </table:table-cell>
          <table:table-cell office:value-type="float" office:value="8.09262" calcext:value-type="float">
            <text:p>8.09262</text:p>
          </table:table-cell>
          <table:table-cell office:value-type="float" office:value="3.69089" calcext:value-type="float">
            <text:p>3.69089</text:p>
          </table:table-cell>
          <table:table-cell office:value-type="float" office:value="9.13443" calcext:value-type="float">
            <text:p>9.13443</text:p>
          </table:table-cell>
          <table:table-cell office:value-type="float" office:value="4.99791" calcext:value-type="float">
            <text:p>4.99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014" calcext:value-type="float">
            <text:p>17.6014</text:p>
          </table:table-cell>
          <table:table-cell office:value-type="float" office:value="13.3046" calcext:value-type="float">
            <text:p>13.3046</text:p>
          </table:table-cell>
          <table:table-cell office:value-type="float" office:value="125.003" calcext:value-type="float">
            <text:p>125.003</text:p>
          </table:table-cell>
          <table:table-cell office:value-type="float" office:value="21.1404" calcext:value-type="float">
            <text:p>21.14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9.618" calcext:value-type="float">
            <text:p>329.618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731.103" calcext:value-type="float">
            <text:p>731.10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92.022" calcext:value-type="float">
            <text:p>292.0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39.286" calcext:value-type="float">
            <text:p>739.286</text:p>
          </table:table-cell>
          <table:table-cell office:value-type="float" office:value="499.589" calcext:value-type="float">
            <text:p>499.58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438" calcext:value-type="float">
            <text:p>19.2438</text:p>
          </table:table-cell>
          <table:table-cell office:value-type="float" office:value="3.35284" calcext:value-type="float">
            <text:p>3.35284</text:p>
          </table:table-cell>
          <table:table-cell office:value-type="float" office:value="5.90391" calcext:value-type="float">
            <text:p>5.90391</text:p>
          </table:table-cell>
          <table:table-cell office:value-type="float" office:value="2.43785" calcext:value-type="float">
            <text:p>2.43785</text:p>
          </table:table-cell>
          <table:table-cell office:value-type="float" office:value="7.75456" calcext:value-type="float">
            <text:p>7.75456</text:p>
          </table:table-cell>
          <table:table-cell office:value-type="float" office:value="3.64835" calcext:value-type="float">
            <text:p>3.64835</text:p>
          </table:table-cell>
          <table:table-cell office:value-type="float" office:value="8.83854" calcext:value-type="float">
            <text:p>8.83854</text:p>
          </table:table-cell>
          <table:table-cell office:value-type="float" office:value="4.98275" calcext:value-type="float">
            <text:p>4.98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766" calcext:value-type="float">
            <text:p>19.3766</text:p>
          </table:table-cell>
          <table:table-cell office:value-type="float" office:value="13.9139" calcext:value-type="float">
            <text:p>13.9139</text:p>
          </table:table-cell>
          <table:table-cell office:value-type="float" office:value="26.0243" calcext:value-type="float">
            <text:p>26.0243</text:p>
          </table:table-cell>
          <table:table-cell office:value-type="float" office:value="18.9227" calcext:value-type="float">
            <text:p>18.922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003.34" calcext:value-type="float">
            <text:p>1003.34</text:p>
          </table:table-cell>
          <table:table-cell office:value-type="float" office:value="705.473" calcext:value-type="float">
            <text:p>705.47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72" calcext:value-type="float">
            <text:p>24.172</text:p>
          </table:table-cell>
          <table:table-cell office:value-type="float" office:value="3.41024" calcext:value-type="float">
            <text:p>3.41024</text:p>
          </table:table-cell>
          <table:table-cell office:value-type="float" office:value="5.40493" calcext:value-type="float">
            <text:p>5.40493</text:p>
          </table:table-cell>
          <table:table-cell office:value-type="float" office:value="2.43001" calcext:value-type="float">
            <text:p>2.43001</text:p>
          </table:table-cell>
          <table:table-cell office:value-type="float" office:value="7.35971" calcext:value-type="float">
            <text:p>7.35971</text:p>
          </table:table-cell>
          <table:table-cell office:value-type="float" office:value="3.63637" calcext:value-type="float">
            <text:p>3.63637</text:p>
          </table:table-cell>
          <table:table-cell office:value-type="float" office:value="8.96674" calcext:value-type="float">
            <text:p>8.96674</text:p>
          </table:table-cell>
          <table:table-cell office:value-type="float" office:value="4.99766" calcext:value-type="float">
            <text:p>4.99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388" calcext:value-type="float">
            <text:p>223.388</text:p>
          </table:table-cell>
          <table:table-cell office:value-type="float" office:value="25.4344" calcext:value-type="float">
            <text:p>25.4344</text:p>
          </table:table-cell>
          <table:table-cell office:value-type="float" office:value="31.8458" calcext:value-type="float">
            <text:p>31.8458</text:p>
          </table:table-cell>
          <table:table-cell office:value-type="float" office:value="20.5103" calcext:value-type="float">
            <text:p>20.5103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846.743" calcext:value-type="float">
            <text:p>846.7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45.634" calcext:value-type="float">
            <text:p>945.634</text:p>
          </table:table-cell>
          <table:table-cell office:value-type="float" office:value="526.864" calcext:value-type="float">
            <text:p>526.86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627" calcext:value-type="float">
            <text:p>40.0627</text:p>
          </table:table-cell>
          <table:table-cell office:value-type="float" office:value="3.51711" calcext:value-type="float">
            <text:p>3.51711</text:p>
          </table:table-cell>
          <table:table-cell office:value-type="float" office:value="6.50694" calcext:value-type="float">
            <text:p>6.50694</text:p>
          </table:table-cell>
          <table:table-cell office:value-type="float" office:value="2.47969" calcext:value-type="float">
            <text:p>2.47969</text:p>
          </table:table-cell>
          <table:table-cell office:value-type="float" office:value="7.82498" calcext:value-type="float">
            <text:p>7.82498</text:p>
          </table:table-cell>
          <table:table-cell office:value-type="float" office:value="3.66743" calcext:value-type="float">
            <text:p>3.66743</text:p>
          </table:table-cell>
          <table:table-cell office:value-type="float" office:value="9.53445" calcext:value-type="float">
            <text:p>9.53445</text:p>
          </table:table-cell>
          <table:table-cell office:value-type="float" office:value="5.10141" calcext:value-type="float">
            <text:p>5.10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898" calcext:value-type="float">
            <text:p>44.5898</text:p>
          </table:table-cell>
          <table:table-cell office:value-type="float" office:value="20.2401" calcext:value-type="float">
            <text:p>20.2401</text:p>
          </table:table-cell>
          <table:table-cell office:value-type="float" office:value="183.795" calcext:value-type="float">
            <text:p>183.795</text:p>
          </table:table-cell>
          <table:table-cell office:value-type="float" office:value="30.248" calcext:value-type="float">
            <text:p>30.248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637.563" calcext:value-type="float">
            <text:p>637.563</text:p>
          </table:table-cell>
          <table:table-cell table:number-columns-repeated="2" office:value-type="float" office:value="513.915" calcext:value-type="float">
            <text:p>513.91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881.722" calcext:value-type="float">
            <text:p>881.7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98.225" calcext:value-type="float">
            <text:p>598.225</text:p>
          </table:table-cell>
          <table:table-cell office:value-type="float" office:value="346.653" calcext:value-type="float">
            <text:p>346.65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0516" calcext:value-type="float">
            <text:p>26.0516</text:p>
          </table:table-cell>
          <table:table-cell office:value-type="float" office:value="3.46049" calcext:value-type="float">
            <text:p>3.46049</text:p>
          </table:table-cell>
          <table:table-cell office:value-type="float" office:value="5.77919" calcext:value-type="float">
            <text:p>5.77919</text:p>
          </table:table-cell>
          <table:table-cell office:value-type="float" office:value="2.43952" calcext:value-type="float">
            <text:p>2.43952</text:p>
          </table:table-cell>
          <table:table-cell office:value-type="float" office:value="7.1348" calcext:value-type="float">
            <text:p>7.1348</text:p>
          </table:table-cell>
          <table:table-cell office:value-type="float" office:value="3.63041" calcext:value-type="float">
            <text:p>3.63041</text:p>
          </table:table-cell>
          <table:table-cell office:value-type="float" office:value="10.7029" calcext:value-type="float">
            <text:p>10.7029</text:p>
          </table:table-cell>
          <table:table-cell office:value-type="float" office:value="5.13516" calcext:value-type="float">
            <text:p>5.13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3343" calcext:value-type="float">
            <text:p>67.3343</text:p>
          </table:table-cell>
          <table:table-cell office:value-type="float" office:value="22.0721" calcext:value-type="float">
            <text:p>22.0721</text:p>
          </table:table-cell>
          <table:table-cell office:value-type="float" office:value="193.569" calcext:value-type="float">
            <text:p>193.569</text:p>
          </table:table-cell>
          <table:table-cell office:value-type="float" office:value="26.3783" calcext:value-type="float">
            <text:p>26.378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81.169" calcext:value-type="float">
            <text:p>881.16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40.417" calcext:value-type="float">
            <text:p>240.4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0.868" calcext:value-type="float">
            <text:p>520.868</text:p>
          </table:table-cell>
          <table:table-cell office:value-type="float" office:value="418.041" calcext:value-type="float">
            <text:p>418.04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6821" calcext:value-type="float">
            <text:p>52.6821</text:p>
          </table:table-cell>
          <table:table-cell office:value-type="float" office:value="3.48121" calcext:value-type="float">
            <text:p>3.48121</text:p>
          </table:table-cell>
          <table:table-cell office:value-type="float" office:value="4.89646" calcext:value-type="float">
            <text:p>4.89646</text:p>
          </table:table-cell>
          <table:table-cell office:value-type="float" office:value="2.40109" calcext:value-type="float">
            <text:p>2.40109</text:p>
          </table:table-cell>
          <table:table-cell office:value-type="float" office:value="7.03991" calcext:value-type="float">
            <text:p>7.03991</text:p>
          </table:table-cell>
          <table:table-cell office:value-type="float" office:value="3.68446" calcext:value-type="float">
            <text:p>3.68446</text:p>
          </table:table-cell>
          <table:table-cell office:value-type="float" office:value="9.79828" calcext:value-type="float">
            <text:p>9.79828</text:p>
          </table:table-cell>
          <table:table-cell office:value-type="float" office:value="5.07212" calcext:value-type="float">
            <text:p>5.07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302" calcext:value-type="float">
            <text:p>216.302</text:p>
          </table:table-cell>
          <table:table-cell office:value-type="float" office:value="23.125" calcext:value-type="float">
            <text:p>23.125</text:p>
          </table:table-cell>
          <table:table-cell office:value-type="float" office:value="166.699" calcext:value-type="float">
            <text:p>166.699</text:p>
          </table:table-cell>
          <table:table-cell office:value-type="float" office:value="29.789" calcext:value-type="float">
            <text:p>29.789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1043.84" calcext:value-type="float">
            <text:p>1043.84</text:p>
          </table:table-cell>
          <table:table-cell table:number-columns-repeated="2" office:value-type="float" office:value="779.399" calcext:value-type="float">
            <text:p>779.3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7.878" calcext:value-type="float">
            <text:p>987.878</text:p>
          </table:table-cell>
          <table:table-cell office:value-type="float" office:value="422.053" calcext:value-type="float">
            <text:p>422.05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792" calcext:value-type="float">
            <text:p>28.4792</text:p>
          </table:table-cell>
          <table:table-cell office:value-type="float" office:value="3.58439" calcext:value-type="float">
            <text:p>3.58439</text:p>
          </table:table-cell>
          <table:table-cell office:value-type="float" office:value="5.77943" calcext:value-type="float">
            <text:p>5.77943</text:p>
          </table:table-cell>
          <table:table-cell office:value-type="float" office:value="2.51704" calcext:value-type="float">
            <text:p>2.51704</text:p>
          </table:table-cell>
          <table:table-cell office:value-type="float" office:value="7.94547" calcext:value-type="float">
            <text:p>7.94547</text:p>
          </table:table-cell>
          <table:table-cell office:value-type="float" office:value="3.79019" calcext:value-type="float">
            <text:p>3.79019</text:p>
          </table:table-cell>
          <table:table-cell office:value-type="float" office:value="9.95193" calcext:value-type="float">
            <text:p>9.95193</text:p>
          </table:table-cell>
          <table:table-cell office:value-type="float" office:value="5.11041" calcext:value-type="float">
            <text:p>5.1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242" calcext:value-type="float">
            <text:p>32.1242</text:p>
          </table:table-cell>
          <table:table-cell office:value-type="float" office:value="17.9113" calcext:value-type="float">
            <text:p>17.9113</text:p>
          </table:table-cell>
          <table:table-cell office:value-type="float" office:value="248.632" calcext:value-type="float">
            <text:p>248.632</text:p>
          </table:table-cell>
          <table:table-cell office:value-type="float" office:value="36.9233" calcext:value-type="float">
            <text:p>36.923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592.444" calcext:value-type="float">
            <text:p>592.44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.79787" calcext:value-type="float">
            <text:p>3.7978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08.19" calcext:value-type="float">
            <text:p>408.19</text:p>
          </table:table-cell>
          <table:table-cell office:value-type="float" office:value="542.544" calcext:value-type="float">
            <text:p>542.544</text:p>
          </table:table-cell>
          <table:table-cell office:value-type="float" office:value="363.375" calcext:value-type="float">
            <text:p>363.37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78" calcext:value-type="float">
            <text:p>38.778</text:p>
          </table:table-cell>
          <table:table-cell office:value-type="float" office:value="3.71034" calcext:value-type="float">
            <text:p>3.71034</text:p>
          </table:table-cell>
          <table:table-cell office:value-type="float" office:value="6.87312" calcext:value-type="float">
            <text:p>6.87312</text:p>
          </table:table-cell>
          <table:table-cell office:value-type="float" office:value="2.60091" calcext:value-type="float">
            <text:p>2.60091</text:p>
          </table:table-cell>
          <table:table-cell office:value-type="float" office:value="7.37577" calcext:value-type="float">
            <text:p>7.37577</text:p>
          </table:table-cell>
          <table:table-cell office:value-type="float" office:value="3.77599" calcext:value-type="float">
            <text:p>3.77599</text:p>
          </table:table-cell>
          <table:table-cell office:value-type="float" office:value="11.6864" calcext:value-type="float">
            <text:p>11.6864</text:p>
          </table:table-cell>
          <table:table-cell office:value-type="float" office:value="5.18949" calcext:value-type="float">
            <text:p>5.18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.27" calcext:value-type="float">
            <text:p>195.27</text:p>
          </table:table-cell>
          <table:table-cell office:value-type="float" office:value="28.3091" calcext:value-type="float">
            <text:p>28.3091</text:p>
          </table:table-cell>
          <table:table-cell office:value-type="float" office:value="301.474" calcext:value-type="float">
            <text:p>301.474</text:p>
          </table:table-cell>
          <table:table-cell office:value-type="float" office:value="43.7635" calcext:value-type="float">
            <text:p>43.763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04.6" calcext:value-type="float">
            <text:p>204.6</text:p>
          </table:table-cell>
          <table:table-cell office:value-type="float" office:value="194.329" calcext:value-type="float">
            <text:p>194.32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543" calcext:value-type="float">
            <text:p>19.1543</text:p>
          </table:table-cell>
          <table:table-cell office:value-type="float" office:value="3.56305" calcext:value-type="float">
            <text:p>3.56305</text:p>
          </table:table-cell>
          <table:table-cell office:value-type="float" office:value="7.08052" calcext:value-type="float">
            <text:p>7.08052</text:p>
          </table:table-cell>
          <table:table-cell office:value-type="float" office:value="2.57155" calcext:value-type="float">
            <text:p>2.57155</text:p>
          </table:table-cell>
          <table:table-cell office:value-type="float" office:value="8.45797" calcext:value-type="float">
            <text:p>8.45797</text:p>
          </table:table-cell>
          <table:table-cell office:value-type="float" office:value="3.86993" calcext:value-type="float">
            <text:p>3.86993</text:p>
          </table:table-cell>
          <table:table-cell office:value-type="float" office:value="9.70441" calcext:value-type="float">
            <text:p>9.70441</text:p>
          </table:table-cell>
          <table:table-cell office:value-type="float" office:value="5.00905" calcext:value-type="float">
            <text:p>5.00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512" calcext:value-type="float">
            <text:p>30.5512</text:p>
          </table:table-cell>
          <table:table-cell office:value-type="float" office:value="16.9587" calcext:value-type="float">
            <text:p>16.9587</text:p>
          </table:table-cell>
          <table:table-cell office:value-type="float" office:value="178.129" calcext:value-type="float">
            <text:p>178.129</text:p>
          </table:table-cell>
          <table:table-cell office:value-type="float" office:value="31.6771" calcext:value-type="float">
            <text:p>31.677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09.375" calcext:value-type="float">
            <text:p>409.375</text:p>
          </table:table-cell>
          <table:table-cell office:value-type="float" office:value="355.512" calcext:value-type="float">
            <text:p>355.51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131" calcext:value-type="float">
            <text:p>19.6131</text:p>
          </table:table-cell>
          <table:table-cell office:value-type="float" office:value="3.53612" calcext:value-type="float">
            <text:p>3.53612</text:p>
          </table:table-cell>
          <table:table-cell office:value-type="float" office:value="6.03999" calcext:value-type="float">
            <text:p>6.03999</text:p>
          </table:table-cell>
          <table:table-cell office:value-type="float" office:value="2.4807" calcext:value-type="float">
            <text:p>2.4807</text:p>
          </table:table-cell>
          <table:table-cell office:value-type="float" office:value="8.19064" calcext:value-type="float">
            <text:p>8.19064</text:p>
          </table:table-cell>
          <table:table-cell office:value-type="float" office:value="3.86493" calcext:value-type="float">
            <text:p>3.86493</text:p>
          </table:table-cell>
          <table:table-cell office:value-type="float" office:value="10.2134" calcext:value-type="float">
            <text:p>10.2134</text:p>
          </table:table-cell>
          <table:table-cell office:value-type="float" office:value="5.03157" calcext:value-type="float">
            <text:p>5.0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196" calcext:value-type="float">
            <text:p>34.7196</text:p>
          </table:table-cell>
          <table:table-cell office:value-type="float" office:value="18.6906" calcext:value-type="float">
            <text:p>18.6906</text:p>
          </table:table-cell>
          <table:table-cell office:value-type="float" office:value="183.14" calcext:value-type="float">
            <text:p>183.14</text:p>
          </table:table-cell>
          <table:table-cell office:value-type="float" office:value="33.7092" calcext:value-type="float">
            <text:p>33.709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90.424" calcext:value-type="float">
            <text:p>290.424</text:p>
          </table:table-cell>
          <table:table-cell office:value-type="float" office:value="287.034" calcext:value-type="float">
            <text:p>287.03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133" calcext:value-type="float">
            <text:p>16.1133</text:p>
          </table:table-cell>
          <table:table-cell office:value-type="float" office:value="3.55328" calcext:value-type="float">
            <text:p>3.55328</text:p>
          </table:table-cell>
          <table:table-cell office:value-type="float" office:value="6.16243" calcext:value-type="float">
            <text:p>6.16243</text:p>
          </table:table-cell>
          <table:table-cell office:value-type="float" office:value="2.48617" calcext:value-type="float">
            <text:p>2.48617</text:p>
          </table:table-cell>
          <table:table-cell office:value-type="float" office:value="8.71465" calcext:value-type="float">
            <text:p>8.71465</text:p>
          </table:table-cell>
          <table:table-cell office:value-type="float" office:value="3.88887" calcext:value-type="float">
            <text:p>3.88887</text:p>
          </table:table-cell>
          <table:table-cell office:value-type="float" office:value="9.63816" calcext:value-type="float">
            <text:p>9.63816</text:p>
          </table:table-cell>
          <table:table-cell office:value-type="float" office:value="4.99755" calcext:value-type="float">
            <text:p>4.99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7256" calcext:value-type="float">
            <text:p>70.7256</text:p>
          </table:table-cell>
          <table:table-cell office:value-type="float" office:value="24.9795" calcext:value-type="float">
            <text:p>24.9795</text:p>
          </table:table-cell>
          <table:table-cell office:value-type="float" office:value="92.8263" calcext:value-type="float">
            <text:p>92.8263</text:p>
          </table:table-cell>
          <table:table-cell office:value-type="float" office:value="30.9035" calcext:value-type="float">
            <text:p>30.903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35.791" calcext:value-type="float">
            <text:p>435.791</text:p>
          </table:table-cell>
          <table:table-cell office:value-type="float" office:value="359.207" calcext:value-type="float">
            <text:p>359.20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2929" calcext:value-type="float">
            <text:p>56.2929</text:p>
          </table:table-cell>
          <table:table-cell office:value-type="float" office:value="3.60065" calcext:value-type="float">
            <text:p>3.60065</text:p>
          </table:table-cell>
          <table:table-cell office:value-type="float" office:value="6.21528" calcext:value-type="float">
            <text:p>6.21528</text:p>
          </table:table-cell>
          <table:table-cell office:value-type="float" office:value="2.47665" calcext:value-type="float">
            <text:p>2.47665</text:p>
          </table:table-cell>
          <table:table-cell office:value-type="float" office:value="9.37636" calcext:value-type="float">
            <text:p>9.37636</text:p>
          </table:table-cell>
          <table:table-cell office:value-type="float" office:value="3.89996" calcext:value-type="float">
            <text:p>3.89996</text:p>
          </table:table-cell>
          <table:table-cell office:value-type="float" office:value="9.7389" calcext:value-type="float">
            <text:p>9.7389</text:p>
          </table:table-cell>
          <table:table-cell office:value-type="float" office:value="5.00503" calcext:value-type="float">
            <text:p>5.00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589" calcext:value-type="float">
            <text:p>358.589</text:p>
          </table:table-cell>
          <table:table-cell office:value-type="float" office:value="35.1718" calcext:value-type="float">
            <text:p>35.1718</text:p>
          </table:table-cell>
          <table:table-cell office:value-type="float" office:value="286.728" calcext:value-type="float">
            <text:p>286.728</text:p>
          </table:table-cell>
          <table:table-cell office:value-type="float" office:value="34.739" calcext:value-type="float">
            <text:p>34.73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074.15" calcext:value-type="float">
            <text:p>1074.15</text:p>
          </table:table-cell>
          <table:table-cell office:value-type="float" office:value="559.39" calcext:value-type="float">
            <text:p>559.3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363" calcext:value-type="float">
            <text:p>16.6363</text:p>
          </table:table-cell>
          <table:table-cell office:value-type="float" office:value="3.47332" calcext:value-type="float">
            <text:p>3.47332</text:p>
          </table:table-cell>
          <table:table-cell office:value-type="float" office:value="6.30179" calcext:value-type="float">
            <text:p>6.30179</text:p>
          </table:table-cell>
          <table:table-cell office:value-type="float" office:value="2.501" calcext:value-type="float">
            <text:p>2.501</text:p>
          </table:table-cell>
          <table:table-cell office:value-type="float" office:value="9.16228" calcext:value-type="float">
            <text:p>9.16228</text:p>
          </table:table-cell>
          <table:table-cell office:value-type="float" office:value="3.87529" calcext:value-type="float">
            <text:p>3.87529</text:p>
          </table:table-cell>
          <table:table-cell office:value-type="float" office:value="10.276" calcext:value-type="float">
            <text:p>10.276</text:p>
          </table:table-cell>
          <table:table-cell office:value-type="float" office:value="5.01152" calcext:value-type="float">
            <text:p>5.01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009" calcext:value-type="float">
            <text:p>16.8009</text:p>
          </table:table-cell>
          <table:table-cell office:value-type="float" office:value="13.3676" calcext:value-type="float">
            <text:p>13.3676</text:p>
          </table:table-cell>
          <table:table-cell office:value-type="float" office:value="161.82" calcext:value-type="float">
            <text:p>161.82</text:p>
          </table:table-cell>
          <table:table-cell office:value-type="float" office:value="27.4356" calcext:value-type="float">
            <text:p>27.4356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547.518" calcext:value-type="float">
            <text:p>547.51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75.568" calcext:value-type="float">
            <text:p>375.5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4.594" calcext:value-type="float">
            <text:p>294.594</text:p>
          </table:table-cell>
          <table:table-cell office:value-type="float" office:value="210.341" calcext:value-type="float">
            <text:p>210.34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132" calcext:value-type="float">
            <text:p>29.7132</text:p>
          </table:table-cell>
          <table:table-cell office:value-type="float" office:value="3.50457" calcext:value-type="float">
            <text:p>3.50457</text:p>
          </table:table-cell>
          <table:table-cell office:value-type="float" office:value="6.6924" calcext:value-type="float">
            <text:p>6.6924</text:p>
          </table:table-cell>
          <table:table-cell office:value-type="float" office:value="2.4987" calcext:value-type="float">
            <text:p>2.4987</text:p>
          </table:table-cell>
          <table:table-cell office:value-type="float" office:value="10.2209" calcext:value-type="float">
            <text:p>10.2209</text:p>
          </table:table-cell>
          <table:table-cell office:value-type="float" office:value="3.86642" calcext:value-type="float">
            <text:p>3.86642</text:p>
          </table:table-cell>
          <table:table-cell office:value-type="float" office:value="9.37105" calcext:value-type="float">
            <text:p>9.37105</text:p>
          </table:table-cell>
          <table:table-cell office:value-type="float" office:value="4.96447" calcext:value-type="float">
            <text:p>4.96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868" calcext:value-type="float">
            <text:p>17.9868</text:p>
          </table:table-cell>
          <table:table-cell office:value-type="float" office:value="13.9102" calcext:value-type="float">
            <text:p>13.9102</text:p>
          </table:table-cell>
          <table:table-cell office:value-type="float" office:value="148.811" calcext:value-type="float">
            <text:p>148.811</text:p>
          </table:table-cell>
          <table:table-cell office:value-type="float" office:value="32.7207" calcext:value-type="float">
            <text:p>32.7207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02.264" calcext:value-type="float">
            <text:p>802.26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60.76" calcext:value-type="float">
            <text:p>1060.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1.948" calcext:value-type="float">
            <text:p>351.948</text:p>
          </table:table-cell>
          <table:table-cell office:value-type="float" office:value="280.348" calcext:value-type="float">
            <text:p>280.34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5233" calcext:value-type="float">
            <text:p>25.5233</text:p>
          </table:table-cell>
          <table:table-cell office:value-type="float" office:value="3.39813" calcext:value-type="float">
            <text:p>3.39813</text:p>
          </table:table-cell>
          <table:table-cell office:value-type="float" office:value="6.04775" calcext:value-type="float">
            <text:p>6.04775</text:p>
          </table:table-cell>
          <table:table-cell office:value-type="float" office:value="2.41688" calcext:value-type="float">
            <text:p>2.41688</text:p>
          </table:table-cell>
          <table:table-cell office:value-type="float" office:value="8.99827" calcext:value-type="float">
            <text:p>8.99827</text:p>
          </table:table-cell>
          <table:table-cell office:value-type="float" office:value="3.68265" calcext:value-type="float">
            <text:p>3.68265</text:p>
          </table:table-cell>
          <table:table-cell office:value-type="float" office:value="9.28719" calcext:value-type="float">
            <text:p>9.28719</text:p>
          </table:table-cell>
          <table:table-cell office:value-type="float" office:value="4.93499" calcext:value-type="float">
            <text:p>4.93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794" calcext:value-type="float">
            <text:p>19.1794</text:p>
          </table:table-cell>
          <table:table-cell office:value-type="float" office:value="14.561" calcext:value-type="float">
            <text:p>14.561</text:p>
          </table:table-cell>
          <table:table-cell office:value-type="float" office:value="254.997" calcext:value-type="float">
            <text:p>254.997</text:p>
          </table:table-cell>
          <table:table-cell office:value-type="float" office:value="34.8634" calcext:value-type="float">
            <text:p>34.8634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805.764" calcext:value-type="float">
            <text:p>805.764</text:p>
          </table:table-cell>
          <table:table-cell office:value-type="float" office:value="506.36" calcext:value-type="float">
            <text:p>506.3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241" calcext:value-type="float">
            <text:p>41.1241</text:p>
          </table:table-cell>
          <table:table-cell office:value-type="float" office:value="3.47842" calcext:value-type="float">
            <text:p>3.47842</text:p>
          </table:table-cell>
          <table:table-cell office:value-type="float" office:value="5.99295" calcext:value-type="float">
            <text:p>5.99295</text:p>
          </table:table-cell>
          <table:table-cell office:value-type="float" office:value="2.44701" calcext:value-type="float">
            <text:p>2.44701</text:p>
          </table:table-cell>
          <table:table-cell office:value-type="float" office:value="7.70214" calcext:value-type="float">
            <text:p>7.70214</text:p>
          </table:table-cell>
          <table:table-cell office:value-type="float" office:value="3.57414" calcext:value-type="float">
            <text:p>3.57414</text:p>
          </table:table-cell>
          <table:table-cell office:value-type="float" office:value="9.52138" calcext:value-type="float">
            <text:p>9.52138</text:p>
          </table:table-cell>
          <table:table-cell office:value-type="float" office:value="4.96479" calcext:value-type="float">
            <text:p>4.96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008" calcext:value-type="float">
            <text:p>21.4008</text:p>
          </table:table-cell>
          <table:table-cell office:value-type="float" office:value="15.3787" calcext:value-type="float">
            <text:p>15.3787</text:p>
          </table:table-cell>
          <table:table-cell office:value-type="float" office:value="248.748" calcext:value-type="float">
            <text:p>248.748</text:p>
          </table:table-cell>
          <table:table-cell office:value-type="float" office:value="47.2993" calcext:value-type="float">
            <text:p>47.299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801.037" calcext:value-type="float">
            <text:p>801.037</text:p>
          </table:table-cell>
          <table:table-cell office:value-type="float" office:value="778.804" calcext:value-type="float">
            <text:p>778.80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31.46" calcext:value-type="float">
            <text:p>1031.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3.674" calcext:value-type="float">
            <text:p>483.674</text:p>
          </table:table-cell>
          <table:table-cell office:value-type="float" office:value="335.847" calcext:value-type="float">
            <text:p>335.84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35" calcext:value-type="float">
            <text:p>28.035</text:p>
          </table:table-cell>
          <table:table-cell office:value-type="float" office:value="3.36808" calcext:value-type="float">
            <text:p>3.36808</text:p>
          </table:table-cell>
          <table:table-cell office:value-type="float" office:value="6.12205" calcext:value-type="float">
            <text:p>6.12205</text:p>
          </table:table-cell>
          <table:table-cell office:value-type="float" office:value="2.43886" calcext:value-type="float">
            <text:p>2.43886</text:p>
          </table:table-cell>
          <table:table-cell office:value-type="float" office:value="7.40577" calcext:value-type="float">
            <text:p>7.40577</text:p>
          </table:table-cell>
          <table:table-cell office:value-type="float" office:value="3.52973" calcext:value-type="float">
            <text:p>3.52973</text:p>
          </table:table-cell>
          <table:table-cell office:value-type="float" office:value="9.86244" calcext:value-type="float">
            <text:p>9.86244</text:p>
          </table:table-cell>
          <table:table-cell office:value-type="float" office:value="4.97108" calcext:value-type="float">
            <text:p>4.97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79" calcext:value-type="float">
            <text:p>24.079</text:p>
          </table:table-cell>
          <table:table-cell office:value-type="float" office:value="16.4633" calcext:value-type="float">
            <text:p>16.4633</text:p>
          </table:table-cell>
          <table:table-cell office:value-type="float" office:value="354.259" calcext:value-type="float">
            <text:p>354.259</text:p>
          </table:table-cell>
          <table:table-cell office:value-type="float" office:value="39.2963" calcext:value-type="float">
            <text:p>39.296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43.612" calcext:value-type="float">
            <text:p>243.612</text:p>
          </table:table-cell>
          <table:table-cell office:value-type="float" office:value="220.393" calcext:value-type="float">
            <text:p>220.39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595" calcext:value-type="float">
            <text:p>25.9595</text:p>
          </table:table-cell>
          <table:table-cell office:value-type="float" office:value="3.2971" calcext:value-type="float">
            <text:p>3.2971</text:p>
          </table:table-cell>
          <table:table-cell office:value-type="float" office:value="5.71482" calcext:value-type="float">
            <text:p>5.71482</text:p>
          </table:table-cell>
          <table:table-cell office:value-type="float" office:value="2.41276" calcext:value-type="float">
            <text:p>2.41276</text:p>
          </table:table-cell>
          <table:table-cell office:value-type="float" office:value="7.31805" calcext:value-type="float">
            <text:p>7.31805</text:p>
          </table:table-cell>
          <table:table-cell office:value-type="float" office:value="3.53007" calcext:value-type="float">
            <text:p>3.53007</text:p>
          </table:table-cell>
          <table:table-cell office:value-type="float" office:value="8.57163" calcext:value-type="float">
            <text:p>8.57163</text:p>
          </table:table-cell>
          <table:table-cell office:value-type="float" office:value="4.90986" calcext:value-type="float">
            <text:p>4.9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937" calcext:value-type="float">
            <text:p>179.937</text:p>
          </table:table-cell>
          <table:table-cell office:value-type="float" office:value="22.5979" calcext:value-type="float">
            <text:p>22.5979</text:p>
          </table:table-cell>
          <table:table-cell office:value-type="float" office:value="87.427" calcext:value-type="float">
            <text:p>87.427</text:p>
          </table:table-cell>
          <table:table-cell office:value-type="float" office:value="20.3079" calcext:value-type="float">
            <text:p>20.307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684.127" calcext:value-type="float">
            <text:p>684.1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067.29" calcext:value-type="float">
            <text:p>1067.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08.835" calcext:value-type="float">
            <text:p>508.835</text:p>
          </table:table-cell>
          <table:table-cell office:value-type="float" office:value="331.25" calcext:value-type="float">
            <text:p>331.2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236" calcext:value-type="float">
            <text:p>15.0236</text:p>
          </table:table-cell>
          <table:table-cell office:value-type="float" office:value="3.34058" calcext:value-type="float">
            <text:p>3.34058</text:p>
          </table:table-cell>
          <table:table-cell office:value-type="float" office:value="6.20923" calcext:value-type="float">
            <text:p>6.20923</text:p>
          </table:table-cell>
          <table:table-cell office:value-type="float" office:value="2.45908" calcext:value-type="float">
            <text:p>2.45908</text:p>
          </table:table-cell>
          <table:table-cell office:value-type="float" office:value="7.29353" calcext:value-type="float">
            <text:p>7.29353</text:p>
          </table:table-cell>
          <table:table-cell office:value-type="float" office:value="3.54902" calcext:value-type="float">
            <text:p>3.54902</text:p>
          </table:table-cell>
          <table:table-cell office:value-type="float" office:value="9.46011" calcext:value-type="float">
            <text:p>9.46011</text:p>
          </table:table-cell>
          <table:table-cell office:value-type="float" office:value="4.98338" calcext:value-type="float">
            <text:p>4.98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94" calcext:value-type="float">
            <text:p>41.894</text:p>
          </table:table-cell>
          <table:table-cell office:value-type="float" office:value="21.2122" calcext:value-type="float">
            <text:p>21.2122</text:p>
          </table:table-cell>
          <table:table-cell office:value-type="float" office:value="187.131" calcext:value-type="float">
            <text:p>187.131</text:p>
          </table:table-cell>
          <table:table-cell office:value-type="float" office:value="26.358" calcext:value-type="float">
            <text:p>26.35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39.658" calcext:value-type="float">
            <text:p>139.658</text:p>
          </table:table-cell>
          <table:table-cell office:value-type="float" office:value="129.092" calcext:value-type="float">
            <text:p>129.09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812" calcext:value-type="float">
            <text:p>46.1812</text:p>
          </table:table-cell>
          <table:table-cell office:value-type="float" office:value="3.45722" calcext:value-type="float">
            <text:p>3.45722</text:p>
          </table:table-cell>
          <table:table-cell office:value-type="float" office:value="6.34873" calcext:value-type="float">
            <text:p>6.34873</text:p>
          </table:table-cell>
          <table:table-cell office:value-type="float" office:value="2.44493" calcext:value-type="float">
            <text:p>2.44493</text:p>
          </table:table-cell>
          <table:table-cell office:value-type="float" office:value="6.48176" calcext:value-type="float">
            <text:p>6.48176</text:p>
          </table:table-cell>
          <table:table-cell office:value-type="float" office:value="3.50274" calcext:value-type="float">
            <text:p>3.50274</text:p>
          </table:table-cell>
          <table:table-cell office:value-type="float" office:value="8.60431" calcext:value-type="float">
            <text:p>8.60431</text:p>
          </table:table-cell>
          <table:table-cell office:value-type="float" office:value="4.97136" calcext:value-type="float">
            <text:p>4.97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.461" calcext:value-type="float">
            <text:p>230.461</text:p>
          </table:table-cell>
          <table:table-cell office:value-type="float" office:value="33.4731" calcext:value-type="float">
            <text:p>33.4731</text:p>
          </table:table-cell>
          <table:table-cell office:value-type="float" office:value="377.316" calcext:value-type="float">
            <text:p>377.316</text:p>
          </table:table-cell>
          <table:table-cell office:value-type="float" office:value="45.1114" calcext:value-type="float">
            <text:p>45.1114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824.174" calcext:value-type="float">
            <text:p>824.174</text:p>
          </table:table-cell>
          <table:table-cell office:value-type="float" office:value="765.328" calcext:value-type="float">
            <text:p>765.32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14.301" calcext:value-type="float">
            <text:p>214.301</text:p>
          </table:table-cell>
          <table:table-cell office:value-type="float" office:value="192.274" calcext:value-type="float">
            <text:p>192.27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048" calcext:value-type="float">
            <text:p>13.1048</text:p>
          </table:table-cell>
          <table:table-cell office:value-type="float" office:value="3.30221" calcext:value-type="float">
            <text:p>3.30221</text:p>
          </table:table-cell>
          <table:table-cell office:value-type="float" office:value="5.1494" calcext:value-type="float">
            <text:p>5.1494</text:p>
          </table:table-cell>
          <table:table-cell office:value-type="float" office:value="2.36973" calcext:value-type="float">
            <text:p>2.36973</text:p>
          </table:table-cell>
          <table:table-cell office:value-type="float" office:value="6.4984" calcext:value-type="float">
            <text:p>6.4984</text:p>
          </table:table-cell>
          <table:table-cell office:value-type="float" office:value="3.53776" calcext:value-type="float">
            <text:p>3.53776</text:p>
          </table:table-cell>
          <table:table-cell office:value-type="float" office:value="10.8412" calcext:value-type="float">
            <text:p>10.8412</text:p>
          </table:table-cell>
          <table:table-cell office:value-type="float" office:value="5.12023" calcext:value-type="float">
            <text:p>5.1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636" calcext:value-type="float">
            <text:p>59.2636</text:p>
          </table:table-cell>
          <table:table-cell office:value-type="float" office:value="22.3455" calcext:value-type="float">
            <text:p>22.3455</text:p>
          </table:table-cell>
          <table:table-cell office:value-type="float" office:value="82.9131" calcext:value-type="float">
            <text:p>82.9131</text:p>
          </table:table-cell>
          <table:table-cell office:value-type="float" office:value="23.1547" calcext:value-type="float">
            <text:p>23.1547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447.028" calcext:value-type="float">
            <text:p>447.0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8.069" calcext:value-type="float">
            <text:p>488.069</text:p>
          </table:table-cell>
          <table:table-cell office:value-type="float" office:value="333.126" calcext:value-type="float">
            <text:p>333.12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466" calcext:value-type="float">
            <text:p>25.2466</text:p>
          </table:table-cell>
          <table:table-cell office:value-type="float" office:value="3.3781" calcext:value-type="float">
            <text:p>3.3781</text:p>
          </table:table-cell>
          <table:table-cell office:value-type="float" office:value="5.61507" calcext:value-type="float">
            <text:p>5.61507</text:p>
          </table:table-cell>
          <table:table-cell office:value-type="float" office:value="2.43791" calcext:value-type="float">
            <text:p>2.43791</text:p>
          </table:table-cell>
          <table:table-cell office:value-type="float" office:value="8.50648" calcext:value-type="float">
            <text:p>8.50648</text:p>
          </table:table-cell>
          <table:table-cell office:value-type="float" office:value="3.66899" calcext:value-type="float">
            <text:p>3.66899</text:p>
          </table:table-cell>
          <table:table-cell office:value-type="float" office:value="10.1917" calcext:value-type="float">
            <text:p>10.1917</text:p>
          </table:table-cell>
          <table:table-cell office:value-type="float" office:value="5.00538" calcext:value-type="float">
            <text:p>5.0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.225" calcext:value-type="float">
            <text:p>267.225</text:p>
          </table:table-cell>
          <table:table-cell office:value-type="float" office:value="29.8909" calcext:value-type="float">
            <text:p>29.8909</text:p>
          </table:table-cell>
          <table:table-cell office:value-type="float" office:value="288.775" calcext:value-type="float">
            <text:p>288.775</text:p>
          </table:table-cell>
          <table:table-cell office:value-type="float" office:value="25.4248" calcext:value-type="float">
            <text:p>25.424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56.604" calcext:value-type="float">
            <text:p>256.604</text:p>
          </table:table-cell>
          <table:table-cell office:value-type="float" office:value="214.358" calcext:value-type="float">
            <text:p>214.35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136" calcext:value-type="float">
            <text:p>38.1136</text:p>
          </table:table-cell>
          <table:table-cell office:value-type="float" office:value="3.35945" calcext:value-type="float">
            <text:p>3.35945</text:p>
          </table:table-cell>
          <table:table-cell office:value-type="float" office:value="6.04266" calcext:value-type="float">
            <text:p>6.04266</text:p>
          </table:table-cell>
          <table:table-cell office:value-type="float" office:value="2.45303" calcext:value-type="float">
            <text:p>2.45303</text:p>
          </table:table-cell>
          <table:table-cell office:value-type="float" office:value="8.12883" calcext:value-type="float">
            <text:p>8.12883</text:p>
          </table:table-cell>
          <table:table-cell office:value-type="float" office:value="3.61219" calcext:value-type="float">
            <text:p>3.61219</text:p>
          </table:table-cell>
          <table:table-cell office:value-type="float" office:value="8.41495" calcext:value-type="float">
            <text:p>8.41495</text:p>
          </table:table-cell>
          <table:table-cell office:value-type="float" office:value="4.90106" calcext:value-type="float">
            <text:p>4.90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834" calcext:value-type="float">
            <text:p>66.5834</text:p>
          </table:table-cell>
          <table:table-cell office:value-type="float" office:value="21.3124" calcext:value-type="float">
            <text:p>21.3124</text:p>
          </table:table-cell>
          <table:table-cell office:value-type="float" office:value="369.272" calcext:value-type="float">
            <text:p>369.272</text:p>
          </table:table-cell>
          <table:table-cell office:value-type="float" office:value="27.3887" calcext:value-type="float">
            <text:p>27.388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664.772" calcext:value-type="float">
            <text:p>664.772</text:p>
          </table:table-cell>
          <table:table-cell office:value-type="float" office:value="602.932" calcext:value-type="float">
            <text:p>602.93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062.45" calcext:value-type="float">
            <text:p>1062.45</text:p>
          </table:table-cell>
          <table:table-cell table:number-columns-repeated="2" office:value-type="float" office:value="868.683" calcext:value-type="float">
            <text:p>868.6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5.984" calcext:value-type="float">
            <text:p>365.984</text:p>
          </table:table-cell>
          <table:table-cell office:value-type="float" office:value="302.186" calcext:value-type="float">
            <text:p>302.18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947" calcext:value-type="float">
            <text:p>32.9947</text:p>
          </table:table-cell>
          <table:table-cell office:value-type="float" office:value="3.30898" calcext:value-type="float">
            <text:p>3.30898</text:p>
          </table:table-cell>
          <table:table-cell office:value-type="float" office:value="6.00206" calcext:value-type="float">
            <text:p>6.00206</text:p>
          </table:table-cell>
          <table:table-cell office:value-type="float" office:value="2.43283" calcext:value-type="float">
            <text:p>2.43283</text:p>
          </table:table-cell>
          <table:table-cell office:value-type="float" office:value="7.59873" calcext:value-type="float">
            <text:p>7.59873</text:p>
          </table:table-cell>
          <table:table-cell office:value-type="float" office:value="3.57718" calcext:value-type="float">
            <text:p>3.57718</text:p>
          </table:table-cell>
          <table:table-cell office:value-type="float" office:value="9.56442" calcext:value-type="float">
            <text:p>9.56442</text:p>
          </table:table-cell>
          <table:table-cell office:value-type="float" office:value="5.0182" calcext:value-type="float">
            <text:p>5.0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.382" calcext:value-type="float">
            <text:p>332.382</text:p>
          </table:table-cell>
          <table:table-cell office:value-type="float" office:value="26.2099" calcext:value-type="float">
            <text:p>26.2099</text:p>
          </table:table-cell>
          <table:table-cell office:value-type="float" office:value="38.4866" calcext:value-type="float">
            <text:p>38.4866</text:p>
          </table:table-cell>
          <table:table-cell office:value-type="float" office:value="17.0364" calcext:value-type="float">
            <text:p>17.0364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985.443" calcext:value-type="float">
            <text:p>985.4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7.444" calcext:value-type="float">
            <text:p>267.444</text:p>
          </table:table-cell>
          <table:table-cell office:value-type="float" office:value="199.732" calcext:value-type="float">
            <text:p>199.73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923" calcext:value-type="float">
            <text:p>18.4923</text:p>
          </table:table-cell>
          <table:table-cell office:value-type="float" office:value="3.299" calcext:value-type="float">
            <text:p>3.299</text:p>
          </table:table-cell>
          <table:table-cell office:value-type="float" office:value="5.51916" calcext:value-type="float">
            <text:p>5.51916</text:p>
          </table:table-cell>
          <table:table-cell office:value-type="float" office:value="2.40738" calcext:value-type="float">
            <text:p>2.40738</text:p>
          </table:table-cell>
          <table:table-cell office:value-type="float" office:value="7.48218" calcext:value-type="float">
            <text:p>7.48218</text:p>
          </table:table-cell>
          <table:table-cell office:value-type="float" office:value="3.56226" calcext:value-type="float">
            <text:p>3.56226</text:p>
          </table:table-cell>
          <table:table-cell office:value-type="float" office:value="9.05997" calcext:value-type="float">
            <text:p>9.05997</text:p>
          </table:table-cell>
          <table:table-cell office:value-type="float" office:value="5.00765" calcext:value-type="float">
            <text:p>5.00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442" calcext:value-type="float">
            <text:p>15.6442</text:p>
          </table:table-cell>
          <table:table-cell office:value-type="float" office:value="12.4575" calcext:value-type="float">
            <text:p>12.4575</text:p>
          </table:table-cell>
          <table:table-cell office:value-type="float" office:value="269.03" calcext:value-type="float">
            <text:p>269.03</text:p>
          </table:table-cell>
          <table:table-cell office:value-type="float" office:value="33.0699" calcext:value-type="float">
            <text:p>33.069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30.306" calcext:value-type="float">
            <text:p>130.306</text:p>
          </table:table-cell>
          <table:table-cell office:value-type="float" office:value="118.907" calcext:value-type="float">
            <text:p>118.90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449" calcext:value-type="float">
            <text:p>15.2449</text:p>
          </table:table-cell>
          <table:table-cell office:value-type="float" office:value="3.28656" calcext:value-type="float">
            <text:p>3.28656</text:p>
          </table:table-cell>
          <table:table-cell office:value-type="float" office:value="6.29514" calcext:value-type="float">
            <text:p>6.29514</text:p>
          </table:table-cell>
          <table:table-cell office:value-type="float" office:value="2.47842" calcext:value-type="float">
            <text:p>2.47842</text:p>
          </table:table-cell>
          <table:table-cell office:value-type="float" office:value="7.27268" calcext:value-type="float">
            <text:p>7.27268</text:p>
          </table:table-cell>
          <table:table-cell office:value-type="float" office:value="3.54414" calcext:value-type="float">
            <text:p>3.54414</text:p>
          </table:table-cell>
          <table:table-cell office:value-type="float" office:value="9.85516" calcext:value-type="float">
            <text:p>9.85516</text:p>
          </table:table-cell>
          <table:table-cell office:value-type="float" office:value="5.08072" calcext:value-type="float">
            <text:p>5.08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193" calcext:value-type="float">
            <text:p>17.0193</text:p>
          </table:table-cell>
          <table:table-cell office:value-type="float" office:value="12.9614" calcext:value-type="float">
            <text:p>12.9614</text:p>
          </table:table-cell>
          <table:table-cell office:value-type="float" office:value="333.347" calcext:value-type="float">
            <text:p>333.347</text:p>
          </table:table-cell>
          <table:table-cell office:value-type="float" office:value="19.975" calcext:value-type="float">
            <text:p>19.97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81.786" calcext:value-type="float">
            <text:p>181.786</text:p>
          </table:table-cell>
          <table:table-cell office:value-type="float" office:value="168.263" calcext:value-type="float">
            <text:p>168.26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0636" calcext:value-type="float">
            <text:p>9.00636</text:p>
          </table:table-cell>
          <table:table-cell office:value-type="float" office:value="3.29401" calcext:value-type="float">
            <text:p>3.29401</text:p>
          </table:table-cell>
          <table:table-cell office:value-type="float" office:value="6.65055" calcext:value-type="float">
            <text:p>6.65055</text:p>
          </table:table-cell>
          <table:table-cell office:value-type="float" office:value="2.50494" calcext:value-type="float">
            <text:p>2.50494</text:p>
          </table:table-cell>
          <table:table-cell office:value-type="float" office:value="7.69908" calcext:value-type="float">
            <text:p>7.69908</text:p>
          </table:table-cell>
          <table:table-cell office:value-type="float" office:value="3.57888" calcext:value-type="float">
            <text:p>3.57888</text:p>
          </table:table-cell>
          <table:table-cell office:value-type="float" office:value="9.96765" calcext:value-type="float">
            <text:p>9.96765</text:p>
          </table:table-cell>
          <table:table-cell office:value-type="float" office:value="5.07867" calcext:value-type="float">
            <text:p>5.0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586" calcext:value-type="float">
            <text:p>18.8586</text:p>
          </table:table-cell>
          <table:table-cell office:value-type="float" office:value="13.5981" calcext:value-type="float">
            <text:p>13.5981</text:p>
          </table:table-cell>
          <table:table-cell office:value-type="float" office:value="16.5801" calcext:value-type="float">
            <text:p>16.5801</text:p>
          </table:table-cell>
          <table:table-cell office:value-type="float" office:value="12.593" calcext:value-type="float">
            <text:p>12.593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443.328" calcext:value-type="float">
            <text:p>443.3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0.689" calcext:value-type="float">
            <text:p>290.689</text:p>
          </table:table-cell>
          <table:table-cell office:value-type="float" office:value="244.373" calcext:value-type="float">
            <text:p>244.37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125" calcext:value-type="float">
            <text:p>18.9125</text:p>
          </table:table-cell>
          <table:table-cell office:value-type="float" office:value="3.31055" calcext:value-type="float">
            <text:p>3.31055</text:p>
          </table:table-cell>
          <table:table-cell office:value-type="float" office:value="7.05788" calcext:value-type="float">
            <text:p>7.05788</text:p>
          </table:table-cell>
          <table:table-cell office:value-type="float" office:value="2.50209" calcext:value-type="float">
            <text:p>2.50209</text:p>
          </table:table-cell>
          <table:table-cell office:value-type="float" office:value="7.29589" calcext:value-type="float">
            <text:p>7.29589</text:p>
          </table:table-cell>
          <table:table-cell office:value-type="float" office:value="3.56892" calcext:value-type="float">
            <text:p>3.56892</text:p>
          </table:table-cell>
          <table:table-cell office:value-type="float" office:value="10.8038" calcext:value-type="float">
            <text:p>10.8038</text:p>
          </table:table-cell>
          <table:table-cell office:value-type="float" office:value="5.15912" calcext:value-type="float">
            <text:p>5.15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605" calcext:value-type="float">
            <text:p>21.5605</text:p>
          </table:table-cell>
          <table:table-cell office:value-type="float" office:value="14.4819" calcext:value-type="float">
            <text:p>14.4819</text:p>
          </table:table-cell>
          <table:table-cell office:value-type="float" office:value="17.7632" calcext:value-type="float">
            <text:p>17.7632</text:p>
          </table:table-cell>
          <table:table-cell office:value-type="float" office:value="12.9837" calcext:value-type="float">
            <text:p>12.9837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49.455" calcext:value-type="float">
            <text:p>849.45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91.854" calcext:value-type="float">
            <text:p>491.854</text:p>
          </table:table-cell>
          <table:table-cell office:value-type="float" office:value="394.837" calcext:value-type="float">
            <text:p>394.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2.21" calcext:value-type="float">
            <text:p>1032.2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56" calcext:value-type="float">
            <text:p>27.656</text:p>
          </table:table-cell>
          <table:table-cell office:value-type="float" office:value="3.25546" calcext:value-type="float">
            <text:p>3.25546</text:p>
          </table:table-cell>
          <table:table-cell office:value-type="float" office:value="5.8204" calcext:value-type="float">
            <text:p>5.8204</text:p>
          </table:table-cell>
          <table:table-cell office:value-type="float" office:value="2.41377" calcext:value-type="float">
            <text:p>2.41377</text:p>
          </table:table-cell>
          <table:table-cell office:value-type="float" office:value="7.18636" calcext:value-type="float">
            <text:p>7.18636</text:p>
          </table:table-cell>
          <table:table-cell office:value-type="float" office:value="3.54836" calcext:value-type="float">
            <text:p>3.54836</text:p>
          </table:table-cell>
          <table:table-cell office:value-type="float" office:value="10.9926" calcext:value-type="float">
            <text:p>10.9926</text:p>
          </table:table-cell>
          <table:table-cell office:value-type="float" office:value="5.0719" calcext:value-type="float">
            <text:p>5.0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913" calcext:value-type="float">
            <text:p>27.1913</text:p>
          </table:table-cell>
          <table:table-cell office:value-type="float" office:value="15.8943" calcext:value-type="float">
            <text:p>15.8943</text:p>
          </table:table-cell>
          <table:table-cell office:value-type="float" office:value="65.0285" calcext:value-type="float">
            <text:p>65.0285</text:p>
          </table:table-cell>
          <table:table-cell office:value-type="float" office:value="14.3254" calcext:value-type="float">
            <text:p>14.3254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23.055" calcext:value-type="float">
            <text:p>123.055</text:p>
          </table:table-cell>
          <table:table-cell office:value-type="float" office:value="107.602" calcext:value-type="float">
            <text:p>107.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0.98" calcext:value-type="float">
            <text:p>1140.98</text:p>
          </table:table-cell>
          <table:table-cell office:value-type="float" office:value="937.544" calcext:value-type="float">
            <text:p>937.544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168" calcext:value-type="float">
            <text:p>34.3168</text:p>
          </table:table-cell>
          <table:table-cell office:value-type="float" office:value="3.36589" calcext:value-type="float">
            <text:p>3.36589</text:p>
          </table:table-cell>
          <table:table-cell office:value-type="float" office:value="6.25701" calcext:value-type="float">
            <text:p>6.25701</text:p>
          </table:table-cell>
          <table:table-cell office:value-type="float" office:value="2.43525" calcext:value-type="float">
            <text:p>2.43525</text:p>
          </table:table-cell>
          <table:table-cell office:value-type="float" office:value="7.70903" calcext:value-type="float">
            <text:p>7.70903</text:p>
          </table:table-cell>
          <table:table-cell office:value-type="float" office:value="3.64233" calcext:value-type="float">
            <text:p>3.64233</text:p>
          </table:table-cell>
          <table:table-cell office:value-type="float" office:value="9.97752" calcext:value-type="float">
            <text:p>9.97752</text:p>
          </table:table-cell>
          <table:table-cell office:value-type="float" office:value="5.05891" calcext:value-type="float">
            <text:p>5.05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0162" calcext:value-type="float">
            <text:p>45.0162</text:p>
          </table:table-cell>
          <table:table-cell office:value-type="float" office:value="19.1445" calcext:value-type="float">
            <text:p>19.1445</text:p>
          </table:table-cell>
          <table:table-cell office:value-type="float" office:value="397.442" calcext:value-type="float">
            <text:p>397.442</text:p>
          </table:table-cell>
          <table:table-cell office:value-type="float" office:value="27.177" calcext:value-type="float">
            <text:p>27.177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602.337" calcext:value-type="float">
            <text:p>602.337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851.109" calcext:value-type="float">
            <text:p>851.109</text:p>
          </table:table-cell>
          <table:table-cell office:value-type="float" office:value="554.567" calcext:value-type="float">
            <text:p>554.5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.78313" calcext:value-type="float">
            <text:p>3.7831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114.83" calcext:value-type="float">
            <text:p>1114.83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06" calcext:value-type="float">
            <text:p>17.606</text:p>
          </table:table-cell>
          <table:table-cell office:value-type="float" office:value="3.27587" calcext:value-type="float">
            <text:p>3.27587</text:p>
          </table:table-cell>
          <table:table-cell office:value-type="float" office:value="5.39191" calcext:value-type="float">
            <text:p>5.39191</text:p>
          </table:table-cell>
          <table:table-cell office:value-type="float" office:value="2.36557" calcext:value-type="float">
            <text:p>2.36557</text:p>
          </table:table-cell>
          <table:table-cell office:value-type="float" office:value="7.26818" calcext:value-type="float">
            <text:p>7.26818</text:p>
          </table:table-cell>
          <table:table-cell office:value-type="float" office:value="3.58288" calcext:value-type="float">
            <text:p>3.58288</text:p>
          </table:table-cell>
          <table:table-cell office:value-type="float" office:value="10.0573" calcext:value-type="float">
            <text:p>10.0573</text:p>
          </table:table-cell>
          <table:table-cell office:value-type="float" office:value="5.02252" calcext:value-type="float">
            <text:p>5.02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.191" calcext:value-type="float">
            <text:p>305.191</text:p>
          </table:table-cell>
          <table:table-cell office:value-type="float" office:value="33.4129" calcext:value-type="float">
            <text:p>33.4129</text:p>
          </table:table-cell>
          <table:table-cell office:value-type="float" office:value="26.4724" calcext:value-type="float">
            <text:p>26.4724</text:p>
          </table:table-cell>
          <table:table-cell office:value-type="float" office:value="15.0748" calcext:value-type="float">
            <text:p>15.074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49.336" calcext:value-type="float">
            <text:p>349.336</text:p>
          </table:table-cell>
          <table:table-cell office:value-type="float" office:value="287.374" calcext:value-type="float">
            <text:p>287.37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355" calcext:value-type="float">
            <text:p>28.1355</text:p>
          </table:table-cell>
          <table:table-cell office:value-type="float" office:value="3.3576" calcext:value-type="float">
            <text:p>3.3576</text:p>
          </table:table-cell>
          <table:table-cell office:value-type="float" office:value="6.17381" calcext:value-type="float">
            <text:p>6.17381</text:p>
          </table:table-cell>
          <table:table-cell office:value-type="float" office:value="2.45206" calcext:value-type="float">
            <text:p>2.45206</text:p>
          </table:table-cell>
          <table:table-cell office:value-type="float" office:value="7.2036" calcext:value-type="float">
            <text:p>7.2036</text:p>
          </table:table-cell>
          <table:table-cell office:value-type="float" office:value="3.60047" calcext:value-type="float">
            <text:p>3.60047</text:p>
          </table:table-cell>
          <table:table-cell office:value-type="float" office:value="9.68856" calcext:value-type="float">
            <text:p>9.68856</text:p>
          </table:table-cell>
          <table:table-cell office:value-type="float" office:value="4.95112" calcext:value-type="float">
            <text:p>4.95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777" calcext:value-type="float">
            <text:p>13.7777</text:p>
          </table:table-cell>
          <table:table-cell office:value-type="float" office:value="11.718" calcext:value-type="float">
            <text:p>11.718</text:p>
          </table:table-cell>
          <table:table-cell office:value-type="float" office:value="398.857" calcext:value-type="float">
            <text:p>398.857</text:p>
          </table:table-cell>
          <table:table-cell office:value-type="float" office:value="38.9086" calcext:value-type="float">
            <text:p>38.908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396.556" calcext:value-type="float">
            <text:p>396.556</text:p>
          </table:table-cell>
          <table:table-cell office:value-type="float" office:value="391.369" calcext:value-type="float">
            <text:p>391.36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407.897" calcext:value-type="float">
            <text:p>407.8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6.562" calcext:value-type="float">
            <text:p>196.562</text:p>
          </table:table-cell>
          <table:table-cell office:value-type="float" office:value="177.071" calcext:value-type="float">
            <text:p>177.07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611" calcext:value-type="float">
            <text:p>12.4611</text:p>
          </table:table-cell>
          <table:table-cell office:value-type="float" office:value="3.30915" calcext:value-type="float">
            <text:p>3.30915</text:p>
          </table:table-cell>
          <table:table-cell office:value-type="float" office:value="6.01211" calcext:value-type="float">
            <text:p>6.01211</text:p>
          </table:table-cell>
          <table:table-cell office:value-type="float" office:value="2.42134" calcext:value-type="float">
            <text:p>2.42134</text:p>
          </table:table-cell>
          <table:table-cell office:value-type="float" office:value="8.03347" calcext:value-type="float">
            <text:p>8.03347</text:p>
          </table:table-cell>
          <table:table-cell office:value-type="float" office:value="3.68502" calcext:value-type="float">
            <text:p>3.68502</text:p>
          </table:table-cell>
          <table:table-cell office:value-type="float" office:value="8.80856" calcext:value-type="float">
            <text:p>8.80856</text:p>
          </table:table-cell>
          <table:table-cell office:value-type="float" office:value="4.94709" calcext:value-type="float">
            <text:p>4.9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983" calcext:value-type="float">
            <text:p>14.2983</text:p>
          </table:table-cell>
          <table:table-cell office:value-type="float" office:value="12.0124" calcext:value-type="float">
            <text:p>12.0124</text:p>
          </table:table-cell>
          <table:table-cell office:value-type="float" office:value="119.67" calcext:value-type="float">
            <text:p>119.67</text:p>
          </table:table-cell>
          <table:table-cell office:value-type="float" office:value="24.6782" calcext:value-type="float">
            <text:p>24.678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42.25" calcext:value-type="float">
            <text:p>442.25</text:p>
          </table:table-cell>
          <table:table-cell office:value-type="float" office:value="309.917" calcext:value-type="float">
            <text:p>309.91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0441" calcext:value-type="float">
            <text:p>38.0441</text:p>
          </table:table-cell>
          <table:table-cell office:value-type="float" office:value="3.39014" calcext:value-type="float">
            <text:p>3.39014</text:p>
          </table:table-cell>
          <table:table-cell office:value-type="float" office:value="6.34362" calcext:value-type="float">
            <text:p>6.34362</text:p>
          </table:table-cell>
          <table:table-cell office:value-type="float" office:value="2.3978" calcext:value-type="float">
            <text:p>2.3978</text:p>
          </table:table-cell>
          <table:table-cell office:value-type="float" office:value="8.26944" calcext:value-type="float">
            <text:p>8.26944</text:p>
          </table:table-cell>
          <table:table-cell office:value-type="float" office:value="3.7059" calcext:value-type="float">
            <text:p>3.7059</text:p>
          </table:table-cell>
          <table:table-cell office:value-type="float" office:value="10.7382" calcext:value-type="float">
            <text:p>10.7382</text:p>
          </table:table-cell>
          <table:table-cell office:value-type="float" office:value="5.01825" calcext:value-type="float">
            <text:p>5.01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381" calcext:value-type="float">
            <text:p>15.4381</text:p>
          </table:table-cell>
          <table:table-cell office:value-type="float" office:value="12.356" calcext:value-type="float">
            <text:p>12.356</text:p>
          </table:table-cell>
          <table:table-cell office:value-type="float" office:value="540.433" calcext:value-type="float">
            <text:p>540.433</text:p>
          </table:table-cell>
          <table:table-cell office:value-type="float" office:value="40.9996" calcext:value-type="float">
            <text:p>40.9996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469.748" calcext:value-type="float">
            <text:p>469.7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4.379" calcext:value-type="float">
            <text:p>474.3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4.129" calcext:value-type="float">
            <text:p>384.129</text:p>
          </table:table-cell>
          <table:table-cell office:value-type="float" office:value="382.521" calcext:value-type="float">
            <text:p>382.521</text:p>
          </table:table-cell>
          <table:table-cell table:number-columns-repeated="2" office:value-type="float" office:value="789.669" calcext:value-type="float">
            <text:p>789.6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8.691" calcext:value-type="float">
            <text:p>418.691</text:p>
          </table:table-cell>
          <table:table-cell office:value-type="float" office:value="310.963" calcext:value-type="float">
            <text:p>310.96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067" calcext:value-type="float">
            <text:p>39.5067</text:p>
          </table:table-cell>
          <table:table-cell office:value-type="float" office:value="3.32194" calcext:value-type="float">
            <text:p>3.32194</text:p>
          </table:table-cell>
          <table:table-cell office:value-type="float" office:value="5.24819" calcext:value-type="float">
            <text:p>5.24819</text:p>
          </table:table-cell>
          <table:table-cell office:value-type="float" office:value="2.34358" calcext:value-type="float">
            <text:p>2.34358</text:p>
          </table:table-cell>
          <table:table-cell office:value-type="float" office:value="8.08645" calcext:value-type="float">
            <text:p>8.08645</text:p>
          </table:table-cell>
          <table:table-cell office:value-type="float" office:value="3.67677" calcext:value-type="float">
            <text:p>3.67677</text:p>
          </table:table-cell>
          <table:table-cell office:value-type="float" office:value="8.9354" calcext:value-type="float">
            <text:p>8.9354</text:p>
          </table:table-cell>
          <table:table-cell office:value-type="float" office:value="4.8994" calcext:value-type="float">
            <text:p>4.8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178" calcext:value-type="float">
            <text:p>16.3178</text:p>
          </table:table-cell>
          <table:table-cell office:value-type="float" office:value="12.7739" calcext:value-type="float">
            <text:p>12.7739</text:p>
          </table:table-cell>
          <table:table-cell office:value-type="float" office:value="541.276" calcext:value-type="float">
            <text:p>541.276</text:p>
          </table:table-cell>
          <table:table-cell office:value-type="float" office:value="38.7084" calcext:value-type="float">
            <text:p>38.70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91.195" calcext:value-type="float">
            <text:p>291.195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825.519" calcext:value-type="float">
            <text:p>825.519</text:p>
          </table:table-cell>
          <table:table-cell table:number-columns-repeated="2" office:value-type="float" office:value="744.959" calcext:value-type="float">
            <text:p>744.95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68.622" calcext:value-type="float">
            <text:p>368.622</text:p>
          </table:table-cell>
          <table:table-cell office:value-type="float" office:value="317.005" calcext:value-type="float">
            <text:p>317.00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024" calcext:value-type="float">
            <text:p>12.2024</text:p>
          </table:table-cell>
          <table:table-cell office:value-type="float" office:value="3.28188" calcext:value-type="float">
            <text:p>3.28188</text:p>
          </table:table-cell>
          <table:table-cell office:value-type="float" office:value="6.04472" calcext:value-type="float">
            <text:p>6.04472</text:p>
          </table:table-cell>
          <table:table-cell office:value-type="float" office:value="2.44759" calcext:value-type="float">
            <text:p>2.44759</text:p>
          </table:table-cell>
          <table:table-cell office:value-type="float" office:value="8.14905" calcext:value-type="float">
            <text:p>8.14905</text:p>
          </table:table-cell>
          <table:table-cell office:value-type="float" office:value="3.70476" calcext:value-type="float">
            <text:p>3.70476</text:p>
          </table:table-cell>
          <table:table-cell office:value-type="float" office:value="9.64146" calcext:value-type="float">
            <text:p>9.64146</text:p>
          </table:table-cell>
          <table:table-cell office:value-type="float" office:value="4.94472" calcext:value-type="float">
            <text:p>4.94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801" calcext:value-type="float">
            <text:p>17.1801</text:p>
          </table:table-cell>
          <table:table-cell office:value-type="float" office:value="13.2608" calcext:value-type="float">
            <text:p>13.2608</text:p>
          </table:table-cell>
          <table:table-cell office:value-type="float" office:value="12.9827" calcext:value-type="float">
            <text:p>12.9827</text:p>
          </table:table-cell>
          <table:table-cell office:value-type="float" office:value="11.7595" calcext:value-type="float">
            <text:p>11.759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908.961" calcext:value-type="float">
            <text:p>908.9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0.75" calcext:value-type="float">
            <text:p>220.75</text:p>
          </table:table-cell>
          <table:table-cell office:value-type="float" office:value="195.332" calcext:value-type="float">
            <text:p>195.33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0631" calcext:value-type="float">
            <text:p>8.20631</text:p>
          </table:table-cell>
          <table:table-cell office:value-type="float" office:value="3.27284" calcext:value-type="float">
            <text:p>3.27284</text:p>
          </table:table-cell>
          <table:table-cell office:value-type="float" office:value="5.92923" calcext:value-type="float">
            <text:p>5.92923</text:p>
          </table:table-cell>
          <table:table-cell office:value-type="float" office:value="2.44688" calcext:value-type="float">
            <text:p>2.44688</text:p>
          </table:table-cell>
          <table:table-cell office:value-type="float" office:value="7.96972" calcext:value-type="float">
            <text:p>7.96972</text:p>
          </table:table-cell>
          <table:table-cell office:value-type="float" office:value="3.69317" calcext:value-type="float">
            <text:p>3.69317</text:p>
          </table:table-cell>
          <table:table-cell office:value-type="float" office:value="9.27036" calcext:value-type="float">
            <text:p>9.27036</text:p>
          </table:table-cell>
          <table:table-cell office:value-type="float" office:value="4.93514" calcext:value-type="float">
            <text:p>4.93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706" calcext:value-type="float">
            <text:p>19.1706</text:p>
          </table:table-cell>
          <table:table-cell office:value-type="float" office:value="13.8864" calcext:value-type="float">
            <text:p>13.8864</text:p>
          </table:table-cell>
          <table:table-cell office:value-type="float" office:value="13.0164" calcext:value-type="float">
            <text:p>13.0164</text:p>
          </table:table-cell>
          <table:table-cell office:value-type="float" office:value="11.933" calcext:value-type="float">
            <text:p>11.933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431.233" calcext:value-type="float">
            <text:p>431.2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1.686" calcext:value-type="float">
            <text:p>241.686</text:p>
          </table:table-cell>
          <table:table-cell office:value-type="float" office:value="192.065" calcext:value-type="float">
            <text:p>192.06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809" calcext:value-type="float">
            <text:p>9.67809</text:p>
          </table:table-cell>
          <table:table-cell office:value-type="float" office:value="3.37188" calcext:value-type="float">
            <text:p>3.37188</text:p>
          </table:table-cell>
          <table:table-cell office:value-type="float" office:value="6.84723" calcext:value-type="float">
            <text:p>6.84723</text:p>
          </table:table-cell>
          <table:table-cell office:value-type="float" office:value="2.49734" calcext:value-type="float">
            <text:p>2.49734</text:p>
          </table:table-cell>
          <table:table-cell office:value-type="float" office:value="9.93747" calcext:value-type="float">
            <text:p>9.93747</text:p>
          </table:table-cell>
          <table:table-cell office:value-type="float" office:value="3.81879" calcext:value-type="float">
            <text:p>3.81879</text:p>
          </table:table-cell>
          <table:table-cell office:value-type="float" office:value="12.5564" calcext:value-type="float">
            <text:p>12.5564</text:p>
          </table:table-cell>
          <table:table-cell office:value-type="float" office:value="5.1464" calcext:value-type="float">
            <text:p>5.1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606" calcext:value-type="float">
            <text:p>22.3606</text:p>
          </table:table-cell>
          <table:table-cell office:value-type="float" office:value="14.7546" calcext:value-type="float">
            <text:p>14.7546</text:p>
          </table:table-cell>
          <table:table-cell office:value-type="float" office:value="13.5354" calcext:value-type="float">
            <text:p>13.5354</text:p>
          </table:table-cell>
          <table:table-cell office:value-type="float" office:value="12.1188" calcext:value-type="float">
            <text:p>12.118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03.973" calcext:value-type="float">
            <text:p>403.973</text:p>
          </table:table-cell>
          <table:table-cell office:value-type="float" office:value="336.025" calcext:value-type="float">
            <text:p>336.02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301" calcext:value-type="float">
            <text:p>43.301</text:p>
          </table:table-cell>
          <table:table-cell office:value-type="float" office:value="3.3343" calcext:value-type="float">
            <text:p>3.3343</text:p>
          </table:table-cell>
          <table:table-cell office:value-type="float" office:value="6.02261" calcext:value-type="float">
            <text:p>6.02261</text:p>
          </table:table-cell>
          <table:table-cell office:value-type="float" office:value="2.41928" calcext:value-type="float">
            <text:p>2.41928</text:p>
          </table:table-cell>
          <table:table-cell office:value-type="float" office:value="9.03841" calcext:value-type="float">
            <text:p>9.03841</text:p>
          </table:table-cell>
          <table:table-cell office:value-type="float" office:value="3.63211" calcext:value-type="float">
            <text:p>3.63211</text:p>
          </table:table-cell>
          <table:table-cell office:value-type="float" office:value="8.8053" calcext:value-type="float">
            <text:p>8.8053</text:p>
          </table:table-cell>
          <table:table-cell office:value-type="float" office:value="4.77925" calcext:value-type="float">
            <text:p>4.77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173" calcext:value-type="float">
            <text:p>27.6173</text:p>
          </table:table-cell>
          <table:table-cell office:value-type="float" office:value="16.0762" calcext:value-type="float">
            <text:p>16.0762</text:p>
          </table:table-cell>
          <table:table-cell office:value-type="float" office:value="503.822" calcext:value-type="float">
            <text:p>503.822</text:p>
          </table:table-cell>
          <table:table-cell office:value-type="float" office:value="34.9596" calcext:value-type="float">
            <text:p>34.9596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484.94" calcext:value-type="float">
            <text:p>484.9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607.342" calcext:value-type="float">
            <text:p>607.3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15.868" calcext:value-type="float">
            <text:p>815.868</text:p>
          </table:table-cell>
          <table:table-cell office:value-type="float" office:value="752.699" calcext:value-type="float">
            <text:p>752.69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24.933" calcext:value-type="float">
            <text:p>224.933</text:p>
          </table:table-cell>
          <table:table-cell office:value-type="float" office:value="195.646" calcext:value-type="float">
            <text:p>195.64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8067" calcext:value-type="float">
            <text:p>8.58067</text:p>
          </table:table-cell>
          <table:table-cell office:value-type="float" office:value="3.19928" calcext:value-type="float">
            <text:p>3.19928</text:p>
          </table:table-cell>
          <table:table-cell office:value-type="float" office:value="6.0393" calcext:value-type="float">
            <text:p>6.0393</text:p>
          </table:table-cell>
          <table:table-cell office:value-type="float" office:value="2.39131" calcext:value-type="float">
            <text:p>2.39131</text:p>
          </table:table-cell>
          <table:table-cell office:value-type="float" office:value="7.43299" calcext:value-type="float">
            <text:p>7.43299</text:p>
          </table:table-cell>
          <table:table-cell office:value-type="float" office:value="3.52055" calcext:value-type="float">
            <text:p>3.52055</text:p>
          </table:table-cell>
          <table:table-cell office:value-type="float" office:value="9.36472" calcext:value-type="float">
            <text:p>9.36472</text:p>
          </table:table-cell>
          <table:table-cell office:value-type="float" office:value="4.86251" calcext:value-type="float">
            <text:p>4.86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641" calcext:value-type="float">
            <text:p>42.9641</text:p>
          </table:table-cell>
          <table:table-cell office:value-type="float" office:value="18.8877" calcext:value-type="float">
            <text:p>18.8877</text:p>
          </table:table-cell>
          <table:table-cell office:value-type="float" office:value="14.0285" calcext:value-type="float">
            <text:p>14.0285</text:p>
          </table:table-cell>
          <table:table-cell office:value-type="float" office:value="12.5221" calcext:value-type="float">
            <text:p>12.522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92.123" calcext:value-type="float">
            <text:p>292.123</text:p>
          </table:table-cell>
          <table:table-cell office:value-type="float" office:value="221.347" calcext:value-type="float">
            <text:p>221.34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705" calcext:value-type="float">
            <text:p>19.3705</text:p>
          </table:table-cell>
          <table:table-cell office:value-type="float" office:value="3.26453" calcext:value-type="float">
            <text:p>3.26453</text:p>
          </table:table-cell>
          <table:table-cell office:value-type="float" office:value="5.9996" calcext:value-type="float">
            <text:p>5.9996</text:p>
          </table:table-cell>
          <table:table-cell office:value-type="float" office:value="2.3831" calcext:value-type="float">
            <text:p>2.3831</text:p>
          </table:table-cell>
          <table:table-cell office:value-type="float" office:value="7.68624" calcext:value-type="float">
            <text:p>7.68624</text:p>
          </table:table-cell>
          <table:table-cell office:value-type="float" office:value="3.57417" calcext:value-type="float">
            <text:p>3.57417</text:p>
          </table:table-cell>
          <table:table-cell office:value-type="float" office:value="9.63333" calcext:value-type="float">
            <text:p>9.63333</text:p>
          </table:table-cell>
          <table:table-cell office:value-type="float" office:value="4.87153" calcext:value-type="float">
            <text:p>4.87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.556" calcext:value-type="float">
            <text:p>306.556</text:p>
          </table:table-cell>
          <table:table-cell office:value-type="float" office:value="36.9972" calcext:value-type="float">
            <text:p>36.9972</text:p>
          </table:table-cell>
          <table:table-cell office:value-type="float" office:value="14.2993" calcext:value-type="float">
            <text:p>14.2993</text:p>
          </table:table-cell>
          <table:table-cell office:value-type="float" office:value="12.7376" calcext:value-type="float">
            <text:p>12.737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96.745" calcext:value-type="float">
            <text:p>596.745</text:p>
          </table:table-cell>
          <table:table-cell office:value-type="float" office:value="488.127" calcext:value-type="float">
            <text:p>488.12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5084" calcext:value-type="float">
            <text:p>8.95084</text:p>
          </table:table-cell>
          <table:table-cell office:value-type="float" office:value="3.14783" calcext:value-type="float">
            <text:p>3.14783</text:p>
          </table:table-cell>
          <table:table-cell office:value-type="float" office:value="4.73868" calcext:value-type="float">
            <text:p>4.73868</text:p>
          </table:table-cell>
          <table:table-cell office:value-type="float" office:value="2.31984" calcext:value-type="float">
            <text:p>2.31984</text:p>
          </table:table-cell>
          <table:table-cell office:value-type="float" office:value="7.58312" calcext:value-type="float">
            <text:p>7.58312</text:p>
          </table:table-cell>
          <table:table-cell office:value-type="float" office:value="3.5349" calcext:value-type="float">
            <text:p>3.5349</text:p>
          </table:table-cell>
          <table:table-cell office:value-type="float" office:value="9.66472" calcext:value-type="float">
            <text:p>9.66472</text:p>
          </table:table-cell>
          <table:table-cell office:value-type="float" office:value="4.89094" calcext:value-type="float">
            <text:p>4.89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444" calcext:value-type="float">
            <text:p>12.4444</text:p>
          </table:table-cell>
          <table:table-cell office:value-type="float" office:value="11.5871" calcext:value-type="float">
            <text:p>11.5871</text:p>
          </table:table-cell>
          <table:table-cell office:value-type="float" office:value="14.7841" calcext:value-type="float">
            <text:p>14.7841</text:p>
          </table:table-cell>
          <table:table-cell office:value-type="float" office:value="12.9714" calcext:value-type="float">
            <text:p>12.9714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85.678" calcext:value-type="float">
            <text:p>585.678</text:p>
          </table:table-cell>
          <table:table-cell office:value-type="float" office:value="362.573" calcext:value-type="float">
            <text:p>362.57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913" calcext:value-type="float">
            <text:p>8.8913</text:p>
          </table:table-cell>
          <table:table-cell office:value-type="float" office:value="3.21666" calcext:value-type="float">
            <text:p>3.21666</text:p>
          </table:table-cell>
          <table:table-cell office:value-type="float" office:value="5.76855" calcext:value-type="float">
            <text:p>5.76855</text:p>
          </table:table-cell>
          <table:table-cell office:value-type="float" office:value="2.39289" calcext:value-type="float">
            <text:p>2.39289</text:p>
          </table:table-cell>
          <table:table-cell office:value-type="float" office:value="8.81253" calcext:value-type="float">
            <text:p>8.81253</text:p>
          </table:table-cell>
          <table:table-cell office:value-type="float" office:value="3.60669" calcext:value-type="float">
            <text:p>3.60669</text:p>
          </table:table-cell>
          <table:table-cell office:value-type="float" office:value="10.9873" calcext:value-type="float">
            <text:p>10.9873</text:p>
          </table:table-cell>
          <table:table-cell office:value-type="float" office:value="4.95751" calcext:value-type="float">
            <text:p>4.95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791" calcext:value-type="float">
            <text:p>12.7791</text:p>
          </table:table-cell>
          <table:table-cell office:value-type="float" office:value="11.8002" calcext:value-type="float">
            <text:p>11.8002</text:p>
          </table:table-cell>
          <table:table-cell office:value-type="float" office:value="14.9837" calcext:value-type="float">
            <text:p>14.9837</text:p>
          </table:table-cell>
          <table:table-cell office:value-type="float" office:value="13.2281" calcext:value-type="float">
            <text:p>13.228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83.585" calcext:value-type="float">
            <text:p>483.585</text:p>
          </table:table-cell>
          <table:table-cell office:value-type="float" office:value="341.203" calcext:value-type="float">
            <text:p>341.20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065" calcext:value-type="float">
            <text:p>15.5065</text:p>
          </table:table-cell>
          <table:table-cell office:value-type="float" office:value="3.16595" calcext:value-type="float">
            <text:p>3.16595</text:p>
          </table:table-cell>
          <table:table-cell office:value-type="float" office:value="5.44898" calcext:value-type="float">
            <text:p>5.44898</text:p>
          </table:table-cell>
          <table:table-cell office:value-type="float" office:value="2.36546" calcext:value-type="float">
            <text:p>2.36546</text:p>
          </table:table-cell>
          <table:table-cell office:value-type="float" office:value="6.67536" calcext:value-type="float">
            <text:p>6.67536</text:p>
          </table:table-cell>
          <table:table-cell office:value-type="float" office:value="3.44249" calcext:value-type="float">
            <text:p>3.44249</text:p>
          </table:table-cell>
          <table:table-cell office:value-type="float" office:value="10.2234" calcext:value-type="float">
            <text:p>10.2234</text:p>
          </table:table-cell>
          <table:table-cell office:value-type="float" office:value="4.84611" calcext:value-type="float">
            <text:p>4.84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006" calcext:value-type="float">
            <text:p>13.0006</text:p>
          </table:table-cell>
          <table:table-cell office:value-type="float" office:value="12.0244" calcext:value-type="float">
            <text:p>12.0244</text:p>
          </table:table-cell>
          <table:table-cell office:value-type="float" office:value="285.55" calcext:value-type="float">
            <text:p>285.55</text:p>
          </table:table-cell>
          <table:table-cell office:value-type="float" office:value="20.6795" calcext:value-type="float">
            <text:p>20.6795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523.029" calcext:value-type="float">
            <text:p>523.029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382.689" calcext:value-type="float">
            <text:p>382.68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7049" calcext:value-type="float">
            <text:p>7.77049</text:p>
          </table:table-cell>
          <table:table-cell office:value-type="float" office:value="3.15439" calcext:value-type="float">
            <text:p>3.15439</text:p>
          </table:table-cell>
          <table:table-cell office:value-type="float" office:value="5.47457" calcext:value-type="float">
            <text:p>5.47457</text:p>
          </table:table-cell>
          <table:table-cell office:value-type="float" office:value="2.42513" calcext:value-type="float">
            <text:p>2.42513</text:p>
          </table:table-cell>
          <table:table-cell office:value-type="float" office:value="7.58296" calcext:value-type="float">
            <text:p>7.58296</text:p>
          </table:table-cell>
          <table:table-cell office:value-type="float" office:value="3.47855" calcext:value-type="float">
            <text:p>3.47855</text:p>
          </table:table-cell>
          <table:table-cell office:value-type="float" office:value="8.12181" calcext:value-type="float">
            <text:p>8.12181</text:p>
          </table:table-cell>
          <table:table-cell office:value-type="float" office:value="4.68698" calcext:value-type="float">
            <text:p>4.68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048" calcext:value-type="float">
            <text:p>13.5048</text:p>
          </table:table-cell>
          <table:table-cell office:value-type="float" office:value="12.2609" calcext:value-type="float">
            <text:p>12.2609</text:p>
          </table:table-cell>
          <table:table-cell office:value-type="float" office:value="15.8121" calcext:value-type="float">
            <text:p>15.8121</text:p>
          </table:table-cell>
          <table:table-cell office:value-type="float" office:value="13.7877" calcext:value-type="float">
            <text:p>13.787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65.57" calcext:value-type="float">
            <text:p>365.57</text:p>
          </table:table-cell>
          <table:table-cell office:value-type="float" office:value="264.456" calcext:value-type="float">
            <text:p>264.45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955" calcext:value-type="float">
            <text:p>11.2955</text:p>
          </table:table-cell>
          <table:table-cell office:value-type="float" office:value="3.25049" calcext:value-type="float">
            <text:p>3.25049</text:p>
          </table:table-cell>
          <table:table-cell office:value-type="float" office:value="7.27654" calcext:value-type="float">
            <text:p>7.27654</text:p>
          </table:table-cell>
          <table:table-cell office:value-type="float" office:value="2.60324" calcext:value-type="float">
            <text:p>2.60324</text:p>
          </table:table-cell>
          <table:table-cell office:value-type="float" office:value="7.48073" calcext:value-type="float">
            <text:p>7.48073</text:p>
          </table:table-cell>
          <table:table-cell office:value-type="float" office:value="3.44975" calcext:value-type="float">
            <text:p>3.44975</text:p>
          </table:table-cell>
          <table:table-cell office:value-type="float" office:value="7.91248" calcext:value-type="float">
            <text:p>7.91248</text:p>
          </table:table-cell>
          <table:table-cell office:value-type="float" office:value="4.72515" calcext:value-type="float">
            <text:p>4.72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018" calcext:value-type="float">
            <text:p>13.7018</text:p>
          </table:table-cell>
          <table:table-cell office:value-type="float" office:value="12.5231" calcext:value-type="float">
            <text:p>12.5231</text:p>
          </table:table-cell>
          <table:table-cell office:value-type="float" office:value="16.3446" calcext:value-type="float">
            <text:p>16.3446</text:p>
          </table:table-cell>
          <table:table-cell office:value-type="float" office:value="14.0955" calcext:value-type="float">
            <text:p>14.095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748.697" calcext:value-type="float">
            <text:p>748.697</text:p>
          </table:table-cell>
          <table:table-cell office:value-type="float" office:value="397.448" calcext:value-type="float">
            <text:p>397.44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145" calcext:value-type="float">
            <text:p>14.0145</text:p>
          </table:table-cell>
          <table:table-cell office:value-type="float" office:value="3.2356" calcext:value-type="float">
            <text:p>3.2356</text:p>
          </table:table-cell>
          <table:table-cell office:value-type="float" office:value="7.62133" calcext:value-type="float">
            <text:p>7.62133</text:p>
          </table:table-cell>
          <table:table-cell office:value-type="float" office:value="2.55086" calcext:value-type="float">
            <text:p>2.55086</text:p>
          </table:table-cell>
          <table:table-cell office:value-type="float" office:value="6.81597" calcext:value-type="float">
            <text:p>6.81597</text:p>
          </table:table-cell>
          <table:table-cell office:value-type="float" office:value="3.40465" calcext:value-type="float">
            <text:p>3.40465</text:p>
          </table:table-cell>
          <table:table-cell office:value-type="float" office:value="8.79377" calcext:value-type="float">
            <text:p>8.79377</text:p>
          </table:table-cell>
          <table:table-cell office:value-type="float" office:value="4.81362" calcext:value-type="float">
            <text:p>4.81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165" calcext:value-type="float">
            <text:p>14.1165</text:p>
          </table:table-cell>
          <table:table-cell office:value-type="float" office:value="12.8053" calcext:value-type="float">
            <text:p>12.8053</text:p>
          </table:table-cell>
          <table:table-cell office:value-type="float" office:value="17.1046" calcext:value-type="float">
            <text:p>17.1046</text:p>
          </table:table-cell>
          <table:table-cell office:value-type="float" office:value="14.4407" calcext:value-type="float">
            <text:p>14.4407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2.83422" calcext:value-type="float">
            <text:p>2.8342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74.887" calcext:value-type="float">
            <text:p>974.887</text:p>
          </table:table-cell>
          <table:table-cell office:value-type="float" office:value="347.754" calcext:value-type="float">
            <text:p>347.754</text:p>
          </table:table-cell>
          <table:table-cell office:value-type="float" office:value="271.754" calcext:value-type="float">
            <text:p>271.75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652" calcext:value-type="float">
            <text:p>7.64652</text:p>
          </table:table-cell>
          <table:table-cell office:value-type="float" office:value="3.17749" calcext:value-type="float">
            <text:p>3.17749</text:p>
          </table:table-cell>
          <table:table-cell office:value-type="float" office:value="6.38355" calcext:value-type="float">
            <text:p>6.38355</text:p>
          </table:table-cell>
          <table:table-cell office:value-type="float" office:value="2.43403" calcext:value-type="float">
            <text:p>2.43403</text:p>
          </table:table-cell>
          <table:table-cell office:value-type="float" office:value="6.15157" calcext:value-type="float">
            <text:p>6.15157</text:p>
          </table:table-cell>
          <table:table-cell office:value-type="float" office:value="3.40553" calcext:value-type="float">
            <text:p>3.40553</text:p>
          </table:table-cell>
          <table:table-cell office:value-type="float" office:value="10.7251" calcext:value-type="float">
            <text:p>10.7251</text:p>
          </table:table-cell>
          <table:table-cell office:value-type="float" office:value="4.90114" calcext:value-type="float">
            <text:p>4.9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038" calcext:value-type="float">
            <text:p>14.6038</text:p>
          </table:table-cell>
          <table:table-cell office:value-type="float" office:value="13.1147" calcext:value-type="float">
            <text:p>13.1147</text:p>
          </table:table-cell>
          <table:table-cell office:value-type="float" office:value="18.4028" calcext:value-type="float">
            <text:p>18.4028</text:p>
          </table:table-cell>
          <table:table-cell office:value-type="float" office:value="15.0007" calcext:value-type="float">
            <text:p>15.0007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271.398" calcext:value-type="float">
            <text:p>271.39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45.653" calcext:value-type="float">
            <text:p>145.653</text:p>
          </table:table-cell>
          <table:table-cell office:value-type="float" office:value="142.247" calcext:value-type="float">
            <text:p>142.24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6" calcext:value-type="float">
            <text:p>10.76</text:p>
          </table:table-cell>
          <table:table-cell office:value-type="float" office:value="3.18628" calcext:value-type="float">
            <text:p>3.18628</text:p>
          </table:table-cell>
          <table:table-cell office:value-type="float" office:value="5.7625" calcext:value-type="float">
            <text:p>5.7625</text:p>
          </table:table-cell>
          <table:table-cell office:value-type="float" office:value="2.43219" calcext:value-type="float">
            <text:p>2.43219</text:p>
          </table:table-cell>
          <table:table-cell office:value-type="float" office:value="7.21844" calcext:value-type="float">
            <text:p>7.21844</text:p>
          </table:table-cell>
          <table:table-cell office:value-type="float" office:value="3.49593" calcext:value-type="float">
            <text:p>3.49593</text:p>
          </table:table-cell>
          <table:table-cell office:value-type="float" office:value="7.26957" calcext:value-type="float">
            <text:p>7.26957</text:p>
          </table:table-cell>
          <table:table-cell office:value-type="float" office:value="4.69381" calcext:value-type="float">
            <text:p>4.69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193" calcext:value-type="float">
            <text:p>15.1193</text:p>
          </table:table-cell>
          <table:table-cell office:value-type="float" office:value="13.4567" calcext:value-type="float">
            <text:p>13.4567</text:p>
          </table:table-cell>
          <table:table-cell office:value-type="float" office:value="18.2647" calcext:value-type="float">
            <text:p>18.2647</text:p>
          </table:table-cell>
          <table:table-cell office:value-type="float" office:value="15.262" calcext:value-type="float">
            <text:p>15.262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688.107" calcext:value-type="float">
            <text:p>688.1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7.273" calcext:value-type="float">
            <text:p>497.273</text:p>
          </table:table-cell>
          <table:table-cell office:value-type="float" office:value="397.163" calcext:value-type="float">
            <text:p>397.16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0703" calcext:value-type="float">
            <text:p>7.70703</text:p>
          </table:table-cell>
          <table:table-cell office:value-type="float" office:value="3.2253" calcext:value-type="float">
            <text:p>3.2253</text:p>
          </table:table-cell>
          <table:table-cell office:value-type="float" office:value="6.27902" calcext:value-type="float">
            <text:p>6.27902</text:p>
          </table:table-cell>
          <table:table-cell office:value-type="float" office:value="2.4662" calcext:value-type="float">
            <text:p>2.4662</text:p>
          </table:table-cell>
          <table:table-cell office:value-type="float" office:value="7.16108" calcext:value-type="float">
            <text:p>7.16108</text:p>
          </table:table-cell>
          <table:table-cell office:value-type="float" office:value="3.52419" calcext:value-type="float">
            <text:p>3.52419</text:p>
          </table:table-cell>
          <table:table-cell office:value-type="float" office:value="8.45734" calcext:value-type="float">
            <text:p>8.45734</text:p>
          </table:table-cell>
          <table:table-cell office:value-type="float" office:value="4.80978" calcext:value-type="float">
            <text:p>4.80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407" calcext:value-type="float">
            <text:p>15.6407</text:p>
          </table:table-cell>
          <table:table-cell office:value-type="float" office:value="13.829" calcext:value-type="float">
            <text:p>13.829</text:p>
          </table:table-cell>
          <table:table-cell office:value-type="float" office:value="19.1326" calcext:value-type="float">
            <text:p>19.1326</text:p>
          </table:table-cell>
          <table:table-cell office:value-type="float" office:value="15.754" calcext:value-type="float">
            <text:p>15.754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43.943" calcext:value-type="float">
            <text:p>243.943</text:p>
          </table:table-cell>
          <table:table-cell office:value-type="float" office:value="208.166" calcext:value-type="float">
            <text:p>208.16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663" calcext:value-type="float">
            <text:p>16.5663</text:p>
          </table:table-cell>
          <table:table-cell office:value-type="float" office:value="3.23308" calcext:value-type="float">
            <text:p>3.23308</text:p>
          </table:table-cell>
          <table:table-cell office:value-type="float" office:value="6.21978" calcext:value-type="float">
            <text:p>6.21978</text:p>
          </table:table-cell>
          <table:table-cell office:value-type="float" office:value="2.42968" calcext:value-type="float">
            <text:p>2.42968</text:p>
          </table:table-cell>
          <table:table-cell office:value-type="float" office:value="7.01034" calcext:value-type="float">
            <text:p>7.01034</text:p>
          </table:table-cell>
          <table:table-cell office:value-type="float" office:value="3.49121" calcext:value-type="float">
            <text:p>3.49121</text:p>
          </table:table-cell>
          <table:table-cell office:value-type="float" office:value="7.55134" calcext:value-type="float">
            <text:p>7.55134</text:p>
          </table:table-cell>
          <table:table-cell office:value-type="float" office:value="4.78643" calcext:value-type="float">
            <text:p>4.78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638" calcext:value-type="float">
            <text:p>16.1638</text:p>
          </table:table-cell>
          <table:table-cell office:value-type="float" office:value="14.253" calcext:value-type="float">
            <text:p>14.253</text:p>
          </table:table-cell>
          <table:table-cell office:value-type="float" office:value="107.52" calcext:value-type="float">
            <text:p>107.52</text:p>
          </table:table-cell>
          <table:table-cell office:value-type="float" office:value="22.8697" calcext:value-type="float">
            <text:p>22.869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687.562" calcext:value-type="float">
            <text:p>687.56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34.923" calcext:value-type="float">
            <text:p>234.923</text:p>
          </table:table-cell>
          <table:table-cell office:value-type="float" office:value="215.621" calcext:value-type="float">
            <text:p>215.62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32" calcext:value-type="float">
            <text:p>19.232</text:p>
          </table:table-cell>
          <table:table-cell office:value-type="float" office:value="3.27274" calcext:value-type="float">
            <text:p>3.27274</text:p>
          </table:table-cell>
          <table:table-cell office:value-type="float" office:value="5.89641" calcext:value-type="float">
            <text:p>5.89641</text:p>
          </table:table-cell>
          <table:table-cell office:value-type="float" office:value="2.42649" calcext:value-type="float">
            <text:p>2.42649</text:p>
          </table:table-cell>
          <table:table-cell office:value-type="float" office:value="6.66846" calcext:value-type="float">
            <text:p>6.66846</text:p>
          </table:table-cell>
          <table:table-cell office:value-type="float" office:value="3.5302" calcext:value-type="float">
            <text:p>3.5302</text:p>
          </table:table-cell>
          <table:table-cell office:value-type="float" office:value="7.9952" calcext:value-type="float">
            <text:p>7.9952</text:p>
          </table:table-cell>
          <table:table-cell office:value-type="float" office:value="4.87442" calcext:value-type="float">
            <text:p>4.87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471" calcext:value-type="float">
            <text:p>16.9471</text:p>
          </table:table-cell>
          <table:table-cell office:value-type="float" office:value="14.7147" calcext:value-type="float">
            <text:p>14.7147</text:p>
          </table:table-cell>
          <table:table-cell office:value-type="float" office:value="282.863" calcext:value-type="float">
            <text:p>282.863</text:p>
          </table:table-cell>
          <table:table-cell office:value-type="float" office:value="26.6387" calcext:value-type="float">
            <text:p>26.638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38.187" calcext:value-type="float">
            <text:p>538.187</text:p>
          </table:table-cell>
          <table:table-cell office:value-type="float" office:value="393.561" calcext:value-type="float">
            <text:p>393.56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941" calcext:value-type="float">
            <text:p>18.1941</text:p>
          </table:table-cell>
          <table:table-cell office:value-type="float" office:value="3.33553" calcext:value-type="float">
            <text:p>3.33553</text:p>
          </table:table-cell>
          <table:table-cell office:value-type="float" office:value="6.13933" calcext:value-type="float">
            <text:p>6.13933</text:p>
          </table:table-cell>
          <table:table-cell office:value-type="float" office:value="2.47767" calcext:value-type="float">
            <text:p>2.47767</text:p>
          </table:table-cell>
          <table:table-cell office:value-type="float" office:value="7.54863" calcext:value-type="float">
            <text:p>7.54863</text:p>
          </table:table-cell>
          <table:table-cell office:value-type="float" office:value="3.61496" calcext:value-type="float">
            <text:p>3.61496</text:p>
          </table:table-cell>
          <table:table-cell office:value-type="float" office:value="8.97636" calcext:value-type="float">
            <text:p>8.97636</text:p>
          </table:table-cell>
          <table:table-cell office:value-type="float" office:value="4.96409" calcext:value-type="float">
            <text:p>4.96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807" calcext:value-type="float">
            <text:p>17.6807</text:p>
          </table:table-cell>
          <table:table-cell office:value-type="float" office:value="15.2224" calcext:value-type="float">
            <text:p>15.2224</text:p>
          </table:table-cell>
          <table:table-cell office:value-type="float" office:value="153.69" calcext:value-type="float">
            <text:p>153.69</text:p>
          </table:table-cell>
          <table:table-cell office:value-type="float" office:value="22.4349" calcext:value-type="float">
            <text:p>22.434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57.811" calcext:value-type="float">
            <text:p>357.81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45.547" calcext:value-type="float">
            <text:p>245.54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.37134" calcext:value-type="float">
            <text:p>1.3713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747.807" calcext:value-type="float">
            <text:p>747.80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15.253" calcext:value-type="float">
            <text:p>415.253</text:p>
          </table:table-cell>
          <table:table-cell office:value-type="float" office:value="301.5" calcext:value-type="float">
            <text:p>301.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947" calcext:value-type="float">
            <text:p>17.3947</text:p>
          </table:table-cell>
          <table:table-cell office:value-type="float" office:value="3.3357" calcext:value-type="float">
            <text:p>3.3357</text:p>
          </table:table-cell>
          <table:table-cell office:value-type="float" office:value="6.22251" calcext:value-type="float">
            <text:p>6.22251</text:p>
          </table:table-cell>
          <table:table-cell office:value-type="float" office:value="2.44005" calcext:value-type="float">
            <text:p>2.44005</text:p>
          </table:table-cell>
          <table:table-cell office:value-type="float" office:value="7.59633" calcext:value-type="float">
            <text:p>7.59633</text:p>
          </table:table-cell>
          <table:table-cell office:value-type="float" office:value="3.60638" calcext:value-type="float">
            <text:p>3.60638</text:p>
          </table:table-cell>
          <table:table-cell office:value-type="float" office:value="9.68096" calcext:value-type="float">
            <text:p>9.68096</text:p>
          </table:table-cell>
          <table:table-cell office:value-type="float" office:value="5.05701" calcext:value-type="float">
            <text:p>5.0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419" calcext:value-type="float">
            <text:p>18.3419</text:p>
          </table:table-cell>
          <table:table-cell office:value-type="float" office:value="15.8207" calcext:value-type="float">
            <text:p>15.8207</text:p>
          </table:table-cell>
          <table:table-cell office:value-type="float" office:value="245.729" calcext:value-type="float">
            <text:p>245.729</text:p>
          </table:table-cell>
          <table:table-cell office:value-type="float" office:value="26.26" calcext:value-type="float">
            <text:p>26.2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63.784" calcext:value-type="float">
            <text:p>463.784</text:p>
          </table:table-cell>
          <table:table-cell office:value-type="float" office:value="408.798" calcext:value-type="float">
            <text:p>408.79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7682" calcext:value-type="float">
            <text:p>8.77682</text:p>
          </table:table-cell>
          <table:table-cell office:value-type="float" office:value="3.28334" calcext:value-type="float">
            <text:p>3.28334</text:p>
          </table:table-cell>
          <table:table-cell office:value-type="float" office:value="5.40428" calcext:value-type="float">
            <text:p>5.40428</text:p>
          </table:table-cell>
          <table:table-cell office:value-type="float" office:value="2.37207" calcext:value-type="float">
            <text:p>2.37207</text:p>
          </table:table-cell>
          <table:table-cell office:value-type="float" office:value="7.10127" calcext:value-type="float">
            <text:p>7.10127</text:p>
          </table:table-cell>
          <table:table-cell office:value-type="float" office:value="3.58119" calcext:value-type="float">
            <text:p>3.58119</text:p>
          </table:table-cell>
          <table:table-cell office:value-type="float" office:value="11.5549" calcext:value-type="float">
            <text:p>11.5549</text:p>
          </table:table-cell>
          <table:table-cell office:value-type="float" office:value="5.18822" calcext:value-type="float">
            <text:p>5.18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173" calcext:value-type="float">
            <text:p>19.9173</text:p>
          </table:table-cell>
          <table:table-cell office:value-type="float" office:value="16.4986" calcext:value-type="float">
            <text:p>16.4986</text:p>
          </table:table-cell>
          <table:table-cell office:value-type="float" office:value="26.5593" calcext:value-type="float">
            <text:p>26.5593</text:p>
          </table:table-cell>
          <table:table-cell office:value-type="float" office:value="19.5958" calcext:value-type="float">
            <text:p>19.5958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.48657" calcext:value-type="float">
            <text:p>1.4865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46.745" calcext:value-type="float">
            <text:p>346.745</text:p>
          </table:table-cell>
          <table:table-cell office:value-type="float" office:value="338.14" calcext:value-type="float">
            <text:p>338.14</text:p>
          </table:table-cell>
          <table:table-cell office:value-type="float" office:value="250.923" calcext:value-type="float">
            <text:p>250.92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544" calcext:value-type="float">
            <text:p>10.8544</text:p>
          </table:table-cell>
          <table:table-cell office:value-type="float" office:value="3.2898" calcext:value-type="float">
            <text:p>3.2898</text:p>
          </table:table-cell>
          <table:table-cell office:value-type="float" office:value="5.09168" calcext:value-type="float">
            <text:p>5.09168</text:p>
          </table:table-cell>
          <table:table-cell office:value-type="float" office:value="2.36767" calcext:value-type="float">
            <text:p>2.36767</text:p>
          </table:table-cell>
          <table:table-cell office:value-type="float" office:value="7.56416" calcext:value-type="float">
            <text:p>7.56416</text:p>
          </table:table-cell>
          <table:table-cell office:value-type="float" office:value="3.64332" calcext:value-type="float">
            <text:p>3.64332</text:p>
          </table:table-cell>
          <table:table-cell office:value-type="float" office:value="10.8268" calcext:value-type="float">
            <text:p>10.8268</text:p>
          </table:table-cell>
          <table:table-cell office:value-type="float" office:value="5.05534" calcext:value-type="float">
            <text:p>5.05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263" calcext:value-type="float">
            <text:p>21.1263</text:p>
          </table:table-cell>
          <table:table-cell office:value-type="float" office:value="17.3308" calcext:value-type="float">
            <text:p>17.3308</text:p>
          </table:table-cell>
          <table:table-cell office:value-type="float" office:value="29.595" calcext:value-type="float">
            <text:p>29.595</text:p>
          </table:table-cell>
          <table:table-cell office:value-type="float" office:value="20.9838" calcext:value-type="float">
            <text:p>20.983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760.217" calcext:value-type="float">
            <text:p>760.2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8.709" calcext:value-type="float">
            <text:p>188.709</text:p>
          </table:table-cell>
          <table:table-cell office:value-type="float" office:value="173.839" calcext:value-type="float">
            <text:p>173.83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471" calcext:value-type="float">
            <text:p>19.3471</text:p>
          </table:table-cell>
          <table:table-cell office:value-type="float" office:value="3.38879" calcext:value-type="float">
            <text:p>3.38879</text:p>
          </table:table-cell>
          <table:table-cell office:value-type="float" office:value="6.23845" calcext:value-type="float">
            <text:p>6.23845</text:p>
          </table:table-cell>
          <table:table-cell office:value-type="float" office:value="2.45716" calcext:value-type="float">
            <text:p>2.45716</text:p>
          </table:table-cell>
          <table:table-cell office:value-type="float" office:value="9.2671" calcext:value-type="float">
            <text:p>9.2671</text:p>
          </table:table-cell>
          <table:table-cell office:value-type="float" office:value="3.75933" calcext:value-type="float">
            <text:p>3.75933</text:p>
          </table:table-cell>
          <table:table-cell office:value-type="float" office:value="9.134" calcext:value-type="float">
            <text:p>9.134</text:p>
          </table:table-cell>
          <table:table-cell office:value-type="float" office:value="4.93662" calcext:value-type="float">
            <text:p>4.93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322" calcext:value-type="float">
            <text:p>22.9322</text:p>
          </table:table-cell>
          <table:table-cell office:value-type="float" office:value="18.3276" calcext:value-type="float">
            <text:p>18.3276</text:p>
          </table:table-cell>
          <table:table-cell office:value-type="float" office:value="34.5116" calcext:value-type="float">
            <text:p>34.5116</text:p>
          </table:table-cell>
          <table:table-cell office:value-type="float" office:value="22.9348" calcext:value-type="float">
            <text:p>22.9348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863.34" calcext:value-type="float">
            <text:p>863.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0.519" calcext:value-type="float">
            <text:p>440.519</text:p>
          </table:table-cell>
          <table:table-cell office:value-type="float" office:value="439.499" calcext:value-type="float">
            <text:p>439.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5.477" calcext:value-type="float">
            <text:p>435.4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6.389" calcext:value-type="float">
            <text:p>456.389</text:p>
          </table:table-cell>
          <table:table-cell office:value-type="float" office:value="306.644" calcext:value-type="float">
            <text:p>306.64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449" calcext:value-type="float">
            <text:p>21.3449</text:p>
          </table:table-cell>
          <table:table-cell office:value-type="float" office:value="3.43045" calcext:value-type="float">
            <text:p>3.43045</text:p>
          </table:table-cell>
          <table:table-cell office:value-type="float" office:value="5.58596" calcext:value-type="float">
            <text:p>5.58596</text:p>
          </table:table-cell>
          <table:table-cell office:value-type="float" office:value="2.435" calcext:value-type="float">
            <text:p>2.435</text:p>
          </table:table-cell>
          <table:table-cell office:value-type="float" office:value="9.06981" calcext:value-type="float">
            <text:p>9.06981</text:p>
          </table:table-cell>
          <table:table-cell office:value-type="float" office:value="3.76401" calcext:value-type="float">
            <text:p>3.76401</text:p>
          </table:table-cell>
          <table:table-cell office:value-type="float" office:value="10.2806" calcext:value-type="float">
            <text:p>10.2806</text:p>
          </table:table-cell>
          <table:table-cell office:value-type="float" office:value="5.06481" calcext:value-type="float">
            <text:p>5.06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0615" calcext:value-type="float">
            <text:p>25.0615</text:p>
          </table:table-cell>
          <table:table-cell office:value-type="float" office:value="19.5747" calcext:value-type="float">
            <text:p>19.5747</text:p>
          </table:table-cell>
          <table:table-cell office:value-type="float" office:value="202.037" calcext:value-type="float">
            <text:p>202.037</text:p>
          </table:table-cell>
          <table:table-cell office:value-type="float" office:value="33.4137" calcext:value-type="float">
            <text:p>33.4137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311.936" calcext:value-type="float">
            <text:p>311.93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820.88" calcext:value-type="float">
            <text:p>820.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21.251" calcext:value-type="float">
            <text:p>421.251</text:p>
          </table:table-cell>
          <table:table-cell office:value-type="float" office:value="263.799" calcext:value-type="float">
            <text:p>263.79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026" calcext:value-type="float">
            <text:p>32.1026</text:p>
          </table:table-cell>
          <table:table-cell office:value-type="float" office:value="3.50294" calcext:value-type="float">
            <text:p>3.50294</text:p>
          </table:table-cell>
          <table:table-cell office:value-type="float" office:value="6.20074" calcext:value-type="float">
            <text:p>6.20074</text:p>
          </table:table-cell>
          <table:table-cell office:value-type="float" office:value="2.49617" calcext:value-type="float">
            <text:p>2.49617</text:p>
          </table:table-cell>
          <table:table-cell office:value-type="float" office:value="8.69379" calcext:value-type="float">
            <text:p>8.69379</text:p>
          </table:table-cell>
          <table:table-cell office:value-type="float" office:value="3.71158" calcext:value-type="float">
            <text:p>3.71158</text:p>
          </table:table-cell>
          <table:table-cell office:value-type="float" office:value="9.76041" calcext:value-type="float">
            <text:p>9.76041</text:p>
          </table:table-cell>
          <table:table-cell office:value-type="float" office:value="4.96359" calcext:value-type="float">
            <text:p>4.96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892" calcext:value-type="float">
            <text:p>28.3892</text:p>
          </table:table-cell>
          <table:table-cell office:value-type="float" office:value="21.2232" calcext:value-type="float">
            <text:p>21.2232</text:p>
          </table:table-cell>
          <table:table-cell office:value-type="float" office:value="239.823" calcext:value-type="float">
            <text:p>239.823</text:p>
          </table:table-cell>
          <table:table-cell office:value-type="float" office:value="45.853" calcext:value-type="float">
            <text:p>45.8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95.414" calcext:value-type="float">
            <text:p>295.414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779.035" calcext:value-type="float">
            <text:p>779.035</text:p>
          </table:table-cell>
          <table:table-cell office:value-type="float" office:value="325.95" calcext:value-type="float">
            <text:p>325.9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311" calcext:value-type="float">
            <text:p>38.3311</text:p>
          </table:table-cell>
          <table:table-cell office:value-type="float" office:value="3.50483" calcext:value-type="float">
            <text:p>3.50483</text:p>
          </table:table-cell>
          <table:table-cell office:value-type="float" office:value="6.58895" calcext:value-type="float">
            <text:p>6.58895</text:p>
          </table:table-cell>
          <table:table-cell office:value-type="float" office:value="2.48662" calcext:value-type="float">
            <text:p>2.48662</text:p>
          </table:table-cell>
          <table:table-cell office:value-type="float" office:value="9.00271" calcext:value-type="float">
            <text:p>9.00271</text:p>
          </table:table-cell>
          <table:table-cell office:value-type="float" office:value="3.68845" calcext:value-type="float">
            <text:p>3.68845</text:p>
          </table:table-cell>
          <table:table-cell office:value-type="float" office:value="8.59517" calcext:value-type="float">
            <text:p>8.59517</text:p>
          </table:table-cell>
          <table:table-cell office:value-type="float" office:value="4.94384" calcext:value-type="float">
            <text:p>4.94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81" calcext:value-type="float">
            <text:p>33.481</text:p>
          </table:table-cell>
          <table:table-cell office:value-type="float" office:value="23.6573" calcext:value-type="float">
            <text:p>23.6573</text:p>
          </table:table-cell>
          <table:table-cell office:value-type="float" office:value="304.176" calcext:value-type="float">
            <text:p>304.176</text:p>
          </table:table-cell>
          <table:table-cell office:value-type="float" office:value="50.1695" calcext:value-type="float">
            <text:p>50.169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.53567" calcext:value-type="float">
            <text:p>1.535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61.619" calcext:value-type="float">
            <text:p>361.619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29.181" calcext:value-type="float">
            <text:p>229.18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642.691" calcext:value-type="float">
            <text:p>642.691</text:p>
          </table:table-cell>
          <table:table-cell office:value-type="float" office:value="541.687" calcext:value-type="float">
            <text:p>541.6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7.872" calcext:value-type="float">
            <text:p>607.872</text:p>
          </table:table-cell>
          <table:table-cell office:value-type="float" office:value="498.333" calcext:value-type="float">
            <text:p>498.33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386" calcext:value-type="float">
            <text:p>24.1386</text:p>
          </table:table-cell>
          <table:table-cell office:value-type="float" office:value="3.37665" calcext:value-type="float">
            <text:p>3.37665</text:p>
          </table:table-cell>
          <table:table-cell office:value-type="float" office:value="5.92087" calcext:value-type="float">
            <text:p>5.92087</text:p>
          </table:table-cell>
          <table:table-cell office:value-type="float" office:value="2.43766" calcext:value-type="float">
            <text:p>2.43766</text:p>
          </table:table-cell>
          <table:table-cell office:value-type="float" office:value="7.59045" calcext:value-type="float">
            <text:p>7.59045</text:p>
          </table:table-cell>
          <table:table-cell office:value-type="float" office:value="3.52069" calcext:value-type="float">
            <text:p>3.52069</text:p>
          </table:table-cell>
          <table:table-cell office:value-type="float" office:value="10.0697" calcext:value-type="float">
            <text:p>10.0697</text:p>
          </table:table-cell>
          <table:table-cell office:value-type="float" office:value="5.041" calcext:value-type="float">
            <text:p>5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55" calcext:value-type="float">
            <text:p>42.655</text:p>
          </table:table-cell>
          <table:table-cell office:value-type="float" office:value="27.6531" calcext:value-type="float">
            <text:p>27.6531</text:p>
          </table:table-cell>
          <table:table-cell office:value-type="float" office:value="317.972" calcext:value-type="float">
            <text:p>317.972</text:p>
          </table:table-cell>
          <table:table-cell office:value-type="float" office:value="39.1797" calcext:value-type="float">
            <text:p>39.179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73.886" calcext:value-type="float">
            <text:p>473.886</text:p>
          </table:table-cell>
          <table:table-cell office:value-type="float" office:value="385.716" calcext:value-type="float">
            <text:p>385.71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053" calcext:value-type="float">
            <text:p>21.0053</text:p>
          </table:table-cell>
          <table:table-cell office:value-type="float" office:value="3.42123" calcext:value-type="float">
            <text:p>3.42123</text:p>
          </table:table-cell>
          <table:table-cell office:value-type="float" office:value="5.655" calcext:value-type="float">
            <text:p>5.655</text:p>
          </table:table-cell>
          <table:table-cell office:value-type="float" office:value="2.458" calcext:value-type="float">
            <text:p>2.458</text:p>
          </table:table-cell>
          <table:table-cell office:value-type="float" office:value="7.27585" calcext:value-type="float">
            <text:p>7.27585</text:p>
          </table:table-cell>
          <table:table-cell office:value-type="float" office:value="3.56709" calcext:value-type="float">
            <text:p>3.56709</text:p>
          </table:table-cell>
          <table:table-cell office:value-type="float" office:value="10.8441" calcext:value-type="float">
            <text:p>10.8441</text:p>
          </table:table-cell>
          <table:table-cell office:value-type="float" office:value="5.07683" calcext:value-type="float">
            <text:p>5.07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628" calcext:value-type="float">
            <text:p>71.3628</text:p>
          </table:table-cell>
          <table:table-cell office:value-type="float" office:value="37.8845" calcext:value-type="float">
            <text:p>37.8845</text:p>
          </table:table-cell>
          <table:table-cell office:value-type="float" office:value="214.621" calcext:value-type="float">
            <text:p>214.621</text:p>
          </table:table-cell>
          <table:table-cell office:value-type="float" office:value="31.4264" calcext:value-type="float">
            <text:p>31.4264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582.387" calcext:value-type="float">
            <text:p>582.387</text:p>
          </table:table-cell>
          <table:table-cell table:number-columns-repeated="2" office:value-type="float" office:value="252.342" calcext:value-type="float">
            <text:p>252.34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92.754" calcext:value-type="float">
            <text:p>392.754</text:p>
          </table:table-cell>
          <table:table-cell office:value-type="float" office:value="315.549" calcext:value-type="float">
            <text:p>315.54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822" calcext:value-type="float">
            <text:p>44.9822</text:p>
          </table:table-cell>
          <table:table-cell office:value-type="float" office:value="3.52483" calcext:value-type="float">
            <text:p>3.52483</text:p>
          </table:table-cell>
          <table:table-cell office:value-type="float" office:value="6.30568" calcext:value-type="float">
            <text:p>6.30568</text:p>
          </table:table-cell>
          <table:table-cell office:value-type="float" office:value="2.48434" calcext:value-type="float">
            <text:p>2.48434</text:p>
          </table:table-cell>
          <table:table-cell office:value-type="float" office:value="8.09078" calcext:value-type="float">
            <text:p>8.09078</text:p>
          </table:table-cell>
          <table:table-cell office:value-type="float" office:value="3.58889" calcext:value-type="float">
            <text:p>3.58889</text:p>
          </table:table-cell>
          <table:table-cell office:value-type="float" office:value="8.31239" calcext:value-type="float">
            <text:p>8.31239</text:p>
          </table:table-cell>
          <table:table-cell office:value-type="float" office:value="4.90084" calcext:value-type="float">
            <text:p>4.9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.03" calcext:value-type="float">
            <text:p>387.03</text:p>
          </table:table-cell>
          <table:table-cell office:value-type="float" office:value="72.4902" calcext:value-type="float">
            <text:p>72.4902</text:p>
          </table:table-cell>
          <table:table-cell office:value-type="float" office:value="319.06" calcext:value-type="float">
            <text:p>319.06</text:p>
          </table:table-cell>
          <table:table-cell office:value-type="float" office:value="46.9133" calcext:value-type="float">
            <text:p>46.9133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240.722" calcext:value-type="float">
            <text:p>240.72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35.429" calcext:value-type="float">
            <text:p>135.42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92" calcext:value-type="float">
            <text:p>19.792</text:p>
          </table:table-cell>
          <table:table-cell office:value-type="float" office:value="3.36391" calcext:value-type="float">
            <text:p>3.36391</text:p>
          </table:table-cell>
          <table:table-cell office:value-type="float" office:value="6.5374" calcext:value-type="float">
            <text:p>6.5374</text:p>
          </table:table-cell>
          <table:table-cell office:value-type="float" office:value="2.49229" calcext:value-type="float">
            <text:p>2.49229</text:p>
          </table:table-cell>
          <table:table-cell office:value-type="float" office:value="7.90164" calcext:value-type="float">
            <text:p>7.90164</text:p>
          </table:table-cell>
          <table:table-cell office:value-type="float" office:value="3.60664" calcext:value-type="float">
            <text:p>3.60664</text:p>
          </table:table-cell>
          <table:table-cell office:value-type="float" office:value="10.3015" calcext:value-type="float">
            <text:p>10.3015</text:p>
          </table:table-cell>
          <table:table-cell office:value-type="float" office:value="5.07231" calcext:value-type="float">
            <text:p>5.07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505" calcext:value-type="float">
            <text:p>46.7505</text:p>
          </table:table-cell>
          <table:table-cell office:value-type="float" office:value="23.4623" calcext:value-type="float">
            <text:p>23.4623</text:p>
          </table:table-cell>
          <table:table-cell office:value-type="float" office:value="339.983" calcext:value-type="float">
            <text:p>339.983</text:p>
          </table:table-cell>
          <table:table-cell office:value-type="float" office:value="30.3723" calcext:value-type="float">
            <text:p>30.3723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538.685" calcext:value-type="float">
            <text:p>538.68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6.147" calcext:value-type="float">
            <text:p>196.147</text:p>
          </table:table-cell>
          <table:table-cell office:value-type="float" office:value="170.461" calcext:value-type="float">
            <text:p>170.46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551" calcext:value-type="float">
            <text:p>32.4551</text:p>
          </table:table-cell>
          <table:table-cell office:value-type="float" office:value="3.4375" calcext:value-type="float">
            <text:p>3.4375</text:p>
          </table:table-cell>
          <table:table-cell office:value-type="float" office:value="6.35947" calcext:value-type="float">
            <text:p>6.35947</text:p>
          </table:table-cell>
          <table:table-cell office:value-type="float" office:value="2.47772" calcext:value-type="float">
            <text:p>2.47772</text:p>
          </table:table-cell>
          <table:table-cell office:value-type="float" office:value="7.74618" calcext:value-type="float">
            <text:p>7.74618</text:p>
          </table:table-cell>
          <table:table-cell office:value-type="float" office:value="3.66416" calcext:value-type="float">
            <text:p>3.66416</text:p>
          </table:table-cell>
          <table:table-cell office:value-type="float" office:value="10.9294" calcext:value-type="float">
            <text:p>10.9294</text:p>
          </table:table-cell>
          <table:table-cell office:value-type="float" office:value="4.99925" calcext:value-type="float">
            <text:p>4.99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.179" calcext:value-type="float">
            <text:p>323.179</text:p>
          </table:table-cell>
          <table:table-cell office:value-type="float" office:value="53.5261" calcext:value-type="float">
            <text:p>53.5261</text:p>
          </table:table-cell>
          <table:table-cell office:value-type="float" office:value="298.912" calcext:value-type="float">
            <text:p>298.912</text:p>
          </table:table-cell>
          <table:table-cell office:value-type="float" office:value="31.4561" calcext:value-type="float">
            <text:p>31.456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476.374" calcext:value-type="float">
            <text:p>476.37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757.43" calcext:value-type="float">
            <text:p>757.43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8" calcext:value-type="float">
            <text:p>10.88</text:p>
          </table:table-cell>
          <table:table-cell office:value-type="float" office:value="3.26449" calcext:value-type="float">
            <text:p>3.26449</text:p>
          </table:table-cell>
          <table:table-cell office:value-type="float" office:value="5.7543" calcext:value-type="float">
            <text:p>5.7543</text:p>
          </table:table-cell>
          <table:table-cell office:value-type="float" office:value="2.42884" calcext:value-type="float">
            <text:p>2.42884</text:p>
          </table:table-cell>
          <table:table-cell office:value-type="float" office:value="8.73287" calcext:value-type="float">
            <text:p>8.73287</text:p>
          </table:table-cell>
          <table:table-cell office:value-type="float" office:value="3.6314" calcext:value-type="float">
            <text:p>3.6314</text:p>
          </table:table-cell>
          <table:table-cell office:value-type="float" office:value="8.07464" calcext:value-type="float">
            <text:p>8.07464</text:p>
          </table:table-cell>
          <table:table-cell office:value-type="float" office:value="4.87227" calcext:value-type="float">
            <text:p>4.87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362" calcext:value-type="float">
            <text:p>13.5362</text:p>
          </table:table-cell>
          <table:table-cell office:value-type="float" office:value="12.4309" calcext:value-type="float">
            <text:p>12.4309</text:p>
          </table:table-cell>
          <table:table-cell office:value-type="float" office:value="72.6387" calcext:value-type="float">
            <text:p>72.6387</text:p>
          </table:table-cell>
          <table:table-cell office:value-type="float" office:value="26.4952" calcext:value-type="float">
            <text:p>26.4952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615.436" calcext:value-type="float">
            <text:p>615.43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767" calcext:value-type="float">
            <text:p>33.4767</text:p>
          </table:table-cell>
          <table:table-cell office:value-type="float" office:value="3.36412" calcext:value-type="float">
            <text:p>3.36412</text:p>
          </table:table-cell>
          <table:table-cell office:value-type="float" office:value="6.04827" calcext:value-type="float">
            <text:p>6.04827</text:p>
          </table:table-cell>
          <table:table-cell office:value-type="float" office:value="2.48713" calcext:value-type="float">
            <text:p>2.48713</text:p>
          </table:table-cell>
          <table:table-cell office:value-type="float" office:value="7.35642" calcext:value-type="float">
            <text:p>7.35642</text:p>
          </table:table-cell>
          <table:table-cell office:value-type="float" office:value="3.49284" calcext:value-type="float">
            <text:p>3.49284</text:p>
          </table:table-cell>
          <table:table-cell office:value-type="float" office:value="9.98508" calcext:value-type="float">
            <text:p>9.98508</text:p>
          </table:table-cell>
          <table:table-cell office:value-type="float" office:value="5.05369" calcext:value-type="float">
            <text:p>5.05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288" calcext:value-type="float">
            <text:p>13.8288</text:p>
          </table:table-cell>
          <table:table-cell office:value-type="float" office:value="12.694" calcext:value-type="float">
            <text:p>12.694</text:p>
          </table:table-cell>
          <table:table-cell office:value-type="float" office:value="485.039" calcext:value-type="float">
            <text:p>485.039</text:p>
          </table:table-cell>
          <table:table-cell office:value-type="float" office:value="54.8158" calcext:value-type="float">
            <text:p>54.8158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627.602" calcext:value-type="float">
            <text:p>627.60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78.02" calcext:value-type="float">
            <text:p>178.02</text:p>
          </table:table-cell>
          <table:table-cell office:value-type="float" office:value="153.053" calcext:value-type="float">
            <text:p>153.05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471" calcext:value-type="float">
            <text:p>17.9471</text:p>
          </table:table-cell>
          <table:table-cell office:value-type="float" office:value="3.31599" calcext:value-type="float">
            <text:p>3.31599</text:p>
          </table:table-cell>
          <table:table-cell office:value-type="float" office:value="6.91753" calcext:value-type="float">
            <text:p>6.91753</text:p>
          </table:table-cell>
          <table:table-cell office:value-type="float" office:value="2.53754" calcext:value-type="float">
            <text:p>2.53754</text:p>
          </table:table-cell>
          <table:table-cell office:value-type="float" office:value="7.79117" calcext:value-type="float">
            <text:p>7.79117</text:p>
          </table:table-cell>
          <table:table-cell office:value-type="float" office:value="3.53664" calcext:value-type="float">
            <text:p>3.53664</text:p>
          </table:table-cell>
          <table:table-cell office:value-type="float" office:value="10.8823" calcext:value-type="float">
            <text:p>10.8823</text:p>
          </table:table-cell>
          <table:table-cell office:value-type="float" office:value="5.06784" calcext:value-type="float">
            <text:p>5.06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186" calcext:value-type="float">
            <text:p>14.3186</text:p>
          </table:table-cell>
          <table:table-cell office:value-type="float" office:value="12.9777" calcext:value-type="float">
            <text:p>12.9777</text:p>
          </table:table-cell>
          <table:table-cell office:value-type="float" office:value="375.309" calcext:value-type="float">
            <text:p>375.309</text:p>
          </table:table-cell>
          <table:table-cell office:value-type="float" office:value="25.7476" calcext:value-type="float">
            <text:p>25.7476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596.719" calcext:value-type="float">
            <text:p>596.719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83.697" calcext:value-type="float">
            <text:p>183.697</text:p>
          </table:table-cell>
          <table:table-cell office:value-type="float" office:value="183.183" calcext:value-type="float">
            <text:p>183.18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2294" calcext:value-type="float">
            <text:p>27.2294</text:p>
          </table:table-cell>
          <table:table-cell office:value-type="float" office:value="3.3617" calcext:value-type="float">
            <text:p>3.3617</text:p>
          </table:table-cell>
          <table:table-cell office:value-type="float" office:value="6.68254" calcext:value-type="float">
            <text:p>6.68254</text:p>
          </table:table-cell>
          <table:table-cell office:value-type="float" office:value="2.51109" calcext:value-type="float">
            <text:p>2.51109</text:p>
          </table:table-cell>
          <table:table-cell office:value-type="float" office:value="8.50231" calcext:value-type="float">
            <text:p>8.50231</text:p>
          </table:table-cell>
          <table:table-cell office:value-type="float" office:value="3.56516" calcext:value-type="float">
            <text:p>3.56516</text:p>
          </table:table-cell>
          <table:table-cell office:value-type="float" office:value="10.3866" calcext:value-type="float">
            <text:p>10.3866</text:p>
          </table:table-cell>
          <table:table-cell office:value-type="float" office:value="5.01919" calcext:value-type="float">
            <text:p>5.0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014" calcext:value-type="float">
            <text:p>14.7014</text:p>
          </table:table-cell>
          <table:table-cell office:value-type="float" office:value="13.2882" calcext:value-type="float">
            <text:p>13.2882</text:p>
          </table:table-cell>
          <table:table-cell office:value-type="float" office:value="480.482" calcext:value-type="float">
            <text:p>480.482</text:p>
          </table:table-cell>
          <table:table-cell office:value-type="float" office:value="43.5001" calcext:value-type="float">
            <text:p>43.500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511.503" calcext:value-type="float">
            <text:p>511.503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00.356" calcext:value-type="float">
            <text:p>100.3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8.091" calcext:value-type="float">
            <text:p>308.091</text:p>
          </table:table-cell>
          <table:table-cell office:value-type="float" office:value="245.739" calcext:value-type="float">
            <text:p>245.73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379" calcext:value-type="float">
            <text:p>11.3379</text:p>
          </table:table-cell>
          <table:table-cell office:value-type="float" office:value="3.23567" calcext:value-type="float">
            <text:p>3.23567</text:p>
          </table:table-cell>
          <table:table-cell office:value-type="float" office:value="6.97752" calcext:value-type="float">
            <text:p>6.97752</text:p>
          </table:table-cell>
          <table:table-cell office:value-type="float" office:value="2.4952" calcext:value-type="float">
            <text:p>2.4952</text:p>
          </table:table-cell>
          <table:table-cell office:value-type="float" office:value="7.86641" calcext:value-type="float">
            <text:p>7.86641</text:p>
          </table:table-cell>
          <table:table-cell office:value-type="float" office:value="3.44551" calcext:value-type="float">
            <text:p>3.44551</text:p>
          </table:table-cell>
          <table:table-cell office:value-type="float" office:value="10.1264" calcext:value-type="float">
            <text:p>10.1264</text:p>
          </table:table-cell>
          <table:table-cell office:value-type="float" office:value="4.9864" calcext:value-type="float">
            <text:p>4.9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3.6322" calcext:value-type="float">
            <text:p>13.6322</text:p>
          </table:table-cell>
          <table:table-cell office:value-type="float" office:value="160.279" calcext:value-type="float">
            <text:p>160.279</text:p>
          </table:table-cell>
          <table:table-cell office:value-type="float" office:value="18.2549" calcext:value-type="float">
            <text:p>18.2549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369.496" calcext:value-type="float">
            <text:p>369.49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30.784" calcext:value-type="float">
            <text:p>230.784</text:p>
          </table:table-cell>
          <table:table-cell office:value-type="float" office:value="214.995" calcext:value-type="float">
            <text:p>214.99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318" calcext:value-type="float">
            <text:p>19.4318</text:p>
          </table:table-cell>
          <table:table-cell office:value-type="float" office:value="3.18435" calcext:value-type="float">
            <text:p>3.18435</text:p>
          </table:table-cell>
          <table:table-cell office:value-type="float" office:value="6.06075" calcext:value-type="float">
            <text:p>6.06075</text:p>
          </table:table-cell>
          <table:table-cell office:value-type="float" office:value="2.39659" calcext:value-type="float">
            <text:p>2.39659</text:p>
          </table:table-cell>
          <table:table-cell office:value-type="float" office:value="6.39062" calcext:value-type="float">
            <text:p>6.39062</text:p>
          </table:table-cell>
          <table:table-cell office:value-type="float" office:value="3.39696" calcext:value-type="float">
            <text:p>3.39696</text:p>
          </table:table-cell>
          <table:table-cell office:value-type="float" office:value="9.15337" calcext:value-type="float">
            <text:p>9.15337</text:p>
          </table:table-cell>
          <table:table-cell office:value-type="float" office:value="4.94915" calcext:value-type="float">
            <text:p>4.94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4735" calcext:value-type="float">
            <text:p>15.4735</text:p>
          </table:table-cell>
          <table:table-cell office:value-type="float" office:value="14.0111" calcext:value-type="float">
            <text:p>14.0111</text:p>
          </table:table-cell>
          <table:table-cell office:value-type="float" office:value="193.504" calcext:value-type="float">
            <text:p>193.504</text:p>
          </table:table-cell>
          <table:table-cell office:value-type="float" office:value="21.1798" calcext:value-type="float">
            <text:p>21.1798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517.364" calcext:value-type="float">
            <text:p>517.3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5772" calcext:value-type="float">
            <text:p>0.57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9.629" calcext:value-type="float">
            <text:p>149.629</text:p>
          </table:table-cell>
          <table:table-cell office:value-type="float" office:value="140.839" calcext:value-type="float">
            <text:p>140.8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.94381" calcext:value-type="float">
            <text:p>2.9438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035.31" calcext:value-type="float">
            <text:p>1035.3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6581" calcext:value-type="float">
            <text:p>7.26581</text:p>
          </table:table-cell>
          <table:table-cell office:value-type="float" office:value="3.14246" calcext:value-type="float">
            <text:p>3.14246</text:p>
          </table:table-cell>
          <table:table-cell office:value-type="float" office:value="5.50951" calcext:value-type="float">
            <text:p>5.50951</text:p>
          </table:table-cell>
          <table:table-cell office:value-type="float" office:value="2.35146" calcext:value-type="float">
            <text:p>2.35146</text:p>
          </table:table-cell>
          <table:table-cell office:value-type="float" office:value="5.86891" calcext:value-type="float">
            <text:p>5.86891</text:p>
          </table:table-cell>
          <table:table-cell office:value-type="float" office:value="3.41568" calcext:value-type="float">
            <text:p>3.41568</text:p>
          </table:table-cell>
          <table:table-cell office:value-type="float" office:value="10.7067" calcext:value-type="float">
            <text:p>10.7067</text:p>
          </table:table-cell>
          <table:table-cell office:value-type="float" office:value="4.97517" calcext:value-type="float">
            <text:p>4.97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617" calcext:value-type="float">
            <text:p>16.1617</text:p>
          </table:table-cell>
          <table:table-cell office:value-type="float" office:value="14.4263" calcext:value-type="float">
            <text:p>14.4263</text:p>
          </table:table-cell>
          <table:table-cell office:value-type="float" office:value="20.3114" calcext:value-type="float">
            <text:p>20.3114</text:p>
          </table:table-cell>
          <table:table-cell office:value-type="float" office:value="15.8936" calcext:value-type="float">
            <text:p>15.893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48.743" calcext:value-type="float">
            <text:p>248.743</text:p>
          </table:table-cell>
          <table:table-cell office:value-type="float" office:value="217.912" calcext:value-type="float">
            <text:p>217.91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3904" calcext:value-type="float">
            <text:p>7.63904</text:p>
          </table:table-cell>
          <table:table-cell office:value-type="float" office:value="3.20745" calcext:value-type="float">
            <text:p>3.20745</text:p>
          </table:table-cell>
          <table:table-cell office:value-type="float" office:value="5.51455" calcext:value-type="float">
            <text:p>5.51455</text:p>
          </table:table-cell>
          <table:table-cell office:value-type="float" office:value="2.39497" calcext:value-type="float">
            <text:p>2.39497</text:p>
          </table:table-cell>
          <table:table-cell office:value-type="float" office:value="7.5896" calcext:value-type="float">
            <text:p>7.5896</text:p>
          </table:table-cell>
          <table:table-cell office:value-type="float" office:value="3.55143" calcext:value-type="float">
            <text:p>3.55143</text:p>
          </table:table-cell>
          <table:table-cell office:value-type="float" office:value="9.5377" calcext:value-type="float">
            <text:p>9.5377</text:p>
          </table:table-cell>
          <table:table-cell office:value-type="float" office:value="4.95015" calcext:value-type="float">
            <text:p>4.95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971" calcext:value-type="float">
            <text:p>17.3971</text:p>
          </table:table-cell>
          <table:table-cell office:value-type="float" office:value="14.8954" calcext:value-type="float">
            <text:p>14.8954</text:p>
          </table:table-cell>
          <table:table-cell office:value-type="float" office:value="21.7395" calcext:value-type="float">
            <text:p>21.7395</text:p>
          </table:table-cell>
          <table:table-cell office:value-type="float" office:value="16.579" calcext:value-type="float">
            <text:p>16.57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32.908" calcext:value-type="float">
            <text:p>232.908</text:p>
          </table:table-cell>
          <table:table-cell office:value-type="float" office:value="187.112" calcext:value-type="float">
            <text:p>187.11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724" calcext:value-type="float">
            <text:p>16.6724</text:p>
          </table:table-cell>
          <table:table-cell office:value-type="float" office:value="3.26839" calcext:value-type="float">
            <text:p>3.26839</text:p>
          </table:table-cell>
          <table:table-cell office:value-type="float" office:value="5.91371" calcext:value-type="float">
            <text:p>5.91371</text:p>
          </table:table-cell>
          <table:table-cell office:value-type="float" office:value="2.41938" calcext:value-type="float">
            <text:p>2.41938</text:p>
          </table:table-cell>
          <table:table-cell office:value-type="float" office:value="7.56523" calcext:value-type="float">
            <text:p>7.56523</text:p>
          </table:table-cell>
          <table:table-cell office:value-type="float" office:value="3.56757" calcext:value-type="float">
            <text:p>3.56757</text:p>
          </table:table-cell>
          <table:table-cell office:value-type="float" office:value="10.4686" calcext:value-type="float">
            <text:p>10.4686</text:p>
          </table:table-cell>
          <table:table-cell office:value-type="float" office:value="4.98219" calcext:value-type="float">
            <text:p>4.98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446" calcext:value-type="float">
            <text:p>17.9446</text:p>
          </table:table-cell>
          <table:table-cell office:value-type="float" office:value="15.4276" calcext:value-type="float">
            <text:p>15.4276</text:p>
          </table:table-cell>
          <table:table-cell office:value-type="float" office:value="333.624" calcext:value-type="float">
            <text:p>333.624</text:p>
          </table:table-cell>
          <table:table-cell office:value-type="float" office:value="29.0856" calcext:value-type="float">
            <text:p>29.0856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351.892" calcext:value-type="float">
            <text:p>351.892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138" calcext:value-type="float">
            <text:p>16.4138</text:p>
          </table:table-cell>
          <table:table-cell office:value-type="float" office:value="3.243" calcext:value-type="float">
            <text:p>3.243</text:p>
          </table:table-cell>
          <table:table-cell office:value-type="float" office:value="5.47228" calcext:value-type="float">
            <text:p>5.47228</text:p>
          </table:table-cell>
          <table:table-cell office:value-type="float" office:value="2.40551" calcext:value-type="float">
            <text:p>2.40551</text:p>
          </table:table-cell>
          <table:table-cell office:value-type="float" office:value="7.51811" calcext:value-type="float">
            <text:p>7.51811</text:p>
          </table:table-cell>
          <table:table-cell office:value-type="float" office:value="3.53887" calcext:value-type="float">
            <text:p>3.53887</text:p>
          </table:table-cell>
          <table:table-cell office:value-type="float" office:value="10.0818" calcext:value-type="float">
            <text:p>10.0818</text:p>
          </table:table-cell>
          <table:table-cell office:value-type="float" office:value="4.90716" calcext:value-type="float">
            <text:p>4.90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269" calcext:value-type="float">
            <text:p>19.2269</text:p>
          </table:table-cell>
          <table:table-cell office:value-type="float" office:value="16.0583" calcext:value-type="float">
            <text:p>16.0583</text:p>
          </table:table-cell>
          <table:table-cell office:value-type="float" office:value="224.884" calcext:value-type="float">
            <text:p>224.884</text:p>
          </table:table-cell>
          <table:table-cell office:value-type="float" office:value="26.0073" calcext:value-type="float">
            <text:p>26.0073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621.087" calcext:value-type="float">
            <text:p>621.087</text:p>
          </table:table-cell>
          <table:table-cell office:value-type="float" office:value="540.933" calcext:value-type="float">
            <text:p>540.933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4058" calcext:value-type="float">
            <text:p>8.24058</text:p>
          </table:table-cell>
          <table:table-cell office:value-type="float" office:value="3.23695" calcext:value-type="float">
            <text:p>3.23695</text:p>
          </table:table-cell>
          <table:table-cell office:value-type="float" office:value="5.35087" calcext:value-type="float">
            <text:p>5.35087</text:p>
          </table:table-cell>
          <table:table-cell office:value-type="float" office:value="2.40302" calcext:value-type="float">
            <text:p>2.40302</text:p>
          </table:table-cell>
          <table:table-cell office:value-type="float" office:value="8.46539" calcext:value-type="float">
            <text:p>8.46539</text:p>
          </table:table-cell>
          <table:table-cell office:value-type="float" office:value="3.6119" calcext:value-type="float">
            <text:p>3.6119</text:p>
          </table:table-cell>
          <table:table-cell office:value-type="float" office:value="9.23526" calcext:value-type="float">
            <text:p>9.23526</text:p>
          </table:table-cell>
          <table:table-cell office:value-type="float" office:value="4.86978" calcext:value-type="float">
            <text:p>4.8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588" calcext:value-type="float">
            <text:p>20.6588</text:p>
          </table:table-cell>
          <table:table-cell office:value-type="float" office:value="16.8143" calcext:value-type="float">
            <text:p>16.8143</text:p>
          </table:table-cell>
          <table:table-cell office:value-type="float" office:value="30.4543" calcext:value-type="float">
            <text:p>30.4543</text:p>
          </table:table-cell>
          <table:table-cell office:value-type="float" office:value="19.9036" calcext:value-type="float">
            <text:p>19.9036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237.814" calcext:value-type="float">
            <text:p>237.8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8.55" calcext:value-type="float">
            <text:p>278.55</text:p>
          </table:table-cell>
          <table:table-cell office:value-type="float" office:value="211.287" calcext:value-type="float">
            <text:p>211.28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93" calcext:value-type="float">
            <text:p>10.493</text:p>
          </table:table-cell>
          <table:table-cell office:value-type="float" office:value="3.29538" calcext:value-type="float">
            <text:p>3.29538</text:p>
          </table:table-cell>
          <table:table-cell office:value-type="float" office:value="6.49363" calcext:value-type="float">
            <text:p>6.49363</text:p>
          </table:table-cell>
          <table:table-cell office:value-type="float" office:value="2.52549" calcext:value-type="float">
            <text:p>2.52549</text:p>
          </table:table-cell>
          <table:table-cell office:value-type="float" office:value="7.58262" calcext:value-type="float">
            <text:p>7.58262</text:p>
          </table:table-cell>
          <table:table-cell office:value-type="float" office:value="3.5374" calcext:value-type="float">
            <text:p>3.5374</text:p>
          </table:table-cell>
          <table:table-cell office:value-type="float" office:value="9.30785" calcext:value-type="float">
            <text:p>9.30785</text:p>
          </table:table-cell>
          <table:table-cell office:value-type="float" office:value="4.85984" calcext:value-type="float">
            <text:p>4.8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909" calcext:value-type="float">
            <text:p>22.0909</text:p>
          </table:table-cell>
          <table:table-cell office:value-type="float" office:value="17.7352" calcext:value-type="float">
            <text:p>17.7352</text:p>
          </table:table-cell>
          <table:table-cell office:value-type="float" office:value="37.5306" calcext:value-type="float">
            <text:p>37.5306</text:p>
          </table:table-cell>
          <table:table-cell office:value-type="float" office:value="22.1919" calcext:value-type="float">
            <text:p>22.191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03.048" calcext:value-type="float">
            <text:p>403.048</text:p>
          </table:table-cell>
          <table:table-cell office:value-type="float" office:value="300.768" calcext:value-type="float">
            <text:p>300.76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9044" calcext:value-type="float">
            <text:p>23.9044</text:p>
          </table:table-cell>
          <table:table-cell office:value-type="float" office:value="3.39732" calcext:value-type="float">
            <text:p>3.39732</text:p>
          </table:table-cell>
          <table:table-cell office:value-type="float" office:value="6.55094" calcext:value-type="float">
            <text:p>6.55094</text:p>
          </table:table-cell>
          <table:table-cell office:value-type="float" office:value="2.55597" calcext:value-type="float">
            <text:p>2.55597</text:p>
          </table:table-cell>
          <table:table-cell office:value-type="float" office:value="8.79324" calcext:value-type="float">
            <text:p>8.79324</text:p>
          </table:table-cell>
          <table:table-cell office:value-type="float" office:value="3.67243" calcext:value-type="float">
            <text:p>3.67243</text:p>
          </table:table-cell>
          <table:table-cell office:value-type="float" office:value="9.75653" calcext:value-type="float">
            <text:p>9.75653</text:p>
          </table:table-cell>
          <table:table-cell office:value-type="float" office:value="4.93194" calcext:value-type="float">
            <text:p>4.93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395" calcext:value-type="float">
            <text:p>24.4395</text:p>
          </table:table-cell>
          <table:table-cell office:value-type="float" office:value="18.8563" calcext:value-type="float">
            <text:p>18.8563</text:p>
          </table:table-cell>
          <table:table-cell office:value-type="float" office:value="57.4496" calcext:value-type="float">
            <text:p>57.4496</text:p>
          </table:table-cell>
          <table:table-cell office:value-type="float" office:value="26.9397" calcext:value-type="float">
            <text:p>26.9397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88.107" calcext:value-type="float">
            <text:p>788.10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793.733" calcext:value-type="float">
            <text:p>793.733</text:p>
          </table:table-cell>
          <table:table-cell table:number-columns-repeated="2" office:value-type="float" office:value="920.335" calcext:value-type="float">
            <text:p>920.3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8.424" calcext:value-type="float">
            <text:p>118.424</text:p>
          </table:table-cell>
          <table:table-cell office:value-type="float" office:value="97.5209" calcext:value-type="float">
            <text:p>97.520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047" calcext:value-type="float">
            <text:p>33.3047</text:p>
          </table:table-cell>
          <table:table-cell office:value-type="float" office:value="3.49841" calcext:value-type="float">
            <text:p>3.49841</text:p>
          </table:table-cell>
          <table:table-cell office:value-type="float" office:value="8.04171" calcext:value-type="float">
            <text:p>8.04171</text:p>
          </table:table-cell>
          <table:table-cell office:value-type="float" office:value="2.65662" calcext:value-type="float">
            <text:p>2.65662</text:p>
          </table:table-cell>
          <table:table-cell office:value-type="float" office:value="8.29852" calcext:value-type="float">
            <text:p>8.29852</text:p>
          </table:table-cell>
          <table:table-cell office:value-type="float" office:value="3.50883" calcext:value-type="float">
            <text:p>3.50883</text:p>
          </table:table-cell>
          <table:table-cell office:value-type="float" office:value="10.8563" calcext:value-type="float">
            <text:p>10.8563</text:p>
          </table:table-cell>
          <table:table-cell office:value-type="float" office:value="4.9816" calcext:value-type="float">
            <text:p>4.9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777" calcext:value-type="float">
            <text:p>27.6777</text:p>
          </table:table-cell>
          <table:table-cell office:value-type="float" office:value="20.3402" calcext:value-type="float">
            <text:p>20.3402</text:p>
          </table:table-cell>
          <table:table-cell office:value-type="float" office:value="418.936" calcext:value-type="float">
            <text:p>418.936</text:p>
          </table:table-cell>
          <table:table-cell office:value-type="float" office:value="65.5528" calcext:value-type="float">
            <text:p>65.5528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355.757" calcext:value-type="float">
            <text:p>355.75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8.2555" calcext:value-type="float">
            <text:p>48.2555</text:p>
          </table:table-cell>
          <table:table-cell office:value-type="float" office:value="44.2811" calcext:value-type="float">
            <text:p>44.281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755" calcext:value-type="float">
            <text:p>14.3755</text:p>
          </table:table-cell>
          <table:table-cell office:value-type="float" office:value="3.29842" calcext:value-type="float">
            <text:p>3.29842</text:p>
          </table:table-cell>
          <table:table-cell office:value-type="float" office:value="7.46419" calcext:value-type="float">
            <text:p>7.46419</text:p>
          </table:table-cell>
          <table:table-cell office:value-type="float" office:value="2.54177" calcext:value-type="float">
            <text:p>2.54177</text:p>
          </table:table-cell>
          <table:table-cell office:value-type="float" office:value="7.80163" calcext:value-type="float">
            <text:p>7.80163</text:p>
          </table:table-cell>
          <table:table-cell office:value-type="float" office:value="3.45183" calcext:value-type="float">
            <text:p>3.45183</text:p>
          </table:table-cell>
          <table:table-cell office:value-type="float" office:value="12.3662" calcext:value-type="float">
            <text:p>12.3662</text:p>
          </table:table-cell>
          <table:table-cell office:value-type="float" office:value="5.07433" calcext:value-type="float">
            <text:p>5.07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615" calcext:value-type="float">
            <text:p>32.6615</text:p>
          </table:table-cell>
          <table:table-cell office:value-type="float" office:value="22.6086" calcext:value-type="float">
            <text:p>22.6086</text:p>
          </table:table-cell>
          <table:table-cell office:value-type="float" office:value="21.5507" calcext:value-type="float">
            <text:p>21.5507</text:p>
          </table:table-cell>
          <table:table-cell office:value-type="float" office:value="16.187" calcext:value-type="float">
            <text:p>16.187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495.553" calcext:value-type="float">
            <text:p>495.5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3.845" calcext:value-type="float">
            <text:p>813.845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655" calcext:value-type="float">
            <text:p>19.8655</text:p>
          </table:table-cell>
          <table:table-cell office:value-type="float" office:value="3.21414" calcext:value-type="float">
            <text:p>3.21414</text:p>
          </table:table-cell>
          <table:table-cell office:value-type="float" office:value="6.04038" calcext:value-type="float">
            <text:p>6.04038</text:p>
          </table:table-cell>
          <table:table-cell office:value-type="float" office:value="2.42006" calcext:value-type="float">
            <text:p>2.42006</text:p>
          </table:table-cell>
          <table:table-cell office:value-type="float" office:value="6.34949" calcext:value-type="float">
            <text:p>6.34949</text:p>
          </table:table-cell>
          <table:table-cell office:value-type="float" office:value="3.37703" calcext:value-type="float">
            <text:p>3.37703</text:p>
          </table:table-cell>
          <table:table-cell office:value-type="float" office:value="9.88439" calcext:value-type="float">
            <text:p>9.88439</text:p>
          </table:table-cell>
          <table:table-cell office:value-type="float" office:value="4.81887" calcext:value-type="float">
            <text:p>4.81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247" calcext:value-type="float">
            <text:p>43.5247</text:p>
          </table:table-cell>
          <table:table-cell office:value-type="float" office:value="26.5511" calcext:value-type="float">
            <text:p>26.5511</text:p>
          </table:table-cell>
          <table:table-cell office:value-type="float" office:value="322.729" calcext:value-type="float">
            <text:p>322.729</text:p>
          </table:table-cell>
          <table:table-cell office:value-type="float" office:value="28.1369" calcext:value-type="float">
            <text:p>28.1369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63.297" calcext:value-type="float">
            <text:p>763.29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51.513" calcext:value-type="float">
            <text:p>251.513</text:p>
          </table:table-cell>
          <table:table-cell office:value-type="float" office:value="203.905" calcext:value-type="float">
            <text:p>203.90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7102" calcext:value-type="float">
            <text:p>9.57102</text:p>
          </table:table-cell>
          <table:table-cell office:value-type="float" office:value="3.21105" calcext:value-type="float">
            <text:p>3.21105</text:p>
          </table:table-cell>
          <table:table-cell office:value-type="float" office:value="5.93053" calcext:value-type="float">
            <text:p>5.93053</text:p>
          </table:table-cell>
          <table:table-cell office:value-type="float" office:value="2.42353" calcext:value-type="float">
            <text:p>2.42353</text:p>
          </table:table-cell>
          <table:table-cell office:value-type="float" office:value="6.33539" calcext:value-type="float">
            <text:p>6.33539</text:p>
          </table:table-cell>
          <table:table-cell office:value-type="float" office:value="3.43495" calcext:value-type="float">
            <text:p>3.43495</text:p>
          </table:table-cell>
          <table:table-cell office:value-type="float" office:value="9.61747" calcext:value-type="float">
            <text:p>9.61747</text:p>
          </table:table-cell>
          <table:table-cell office:value-type="float" office:value="4.7915" calcext:value-type="float">
            <text:p>4.7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476" calcext:value-type="float">
            <text:p>95.476</text:p>
          </table:table-cell>
          <table:table-cell office:value-type="float" office:value="39.9755" calcext:value-type="float">
            <text:p>39.9755</text:p>
          </table:table-cell>
          <table:table-cell office:value-type="float" office:value="24.7039" calcext:value-type="float">
            <text:p>24.7039</text:p>
          </table:table-cell>
          <table:table-cell office:value-type="float" office:value="17.7739" calcext:value-type="float">
            <text:p>17.7739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41.7012" calcext:value-type="float">
            <text:p>41.701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603" calcext:value-type="float">
            <text:p>25.9603</text:p>
          </table:table-cell>
          <table:table-cell office:value-type="float" office:value="3.25928" calcext:value-type="float">
            <text:p>3.25928</text:p>
          </table:table-cell>
          <table:table-cell office:value-type="float" office:value="5.7675" calcext:value-type="float">
            <text:p>5.7675</text:p>
          </table:table-cell>
          <table:table-cell office:value-type="float" office:value="2.41127" calcext:value-type="float">
            <text:p>2.41127</text:p>
          </table:table-cell>
          <table:table-cell office:value-type="float" office:value="7.63963" calcext:value-type="float">
            <text:p>7.63963</text:p>
          </table:table-cell>
          <table:table-cell office:value-type="float" office:value="3.51996" calcext:value-type="float">
            <text:p>3.51996</text:p>
          </table:table-cell>
          <table:table-cell office:value-type="float" office:value="9.11092" calcext:value-type="float">
            <text:p>9.11092</text:p>
          </table:table-cell>
          <table:table-cell office:value-type="float" office:value="4.80509" calcext:value-type="float">
            <text:p>4.80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.065" calcext:value-type="float">
            <text:p>438.065</text:p>
          </table:table-cell>
          <table:table-cell office:value-type="float" office:value="55.3249" calcext:value-type="float">
            <text:p>55.3249</text:p>
          </table:table-cell>
          <table:table-cell office:value-type="float" office:value="27.0039" calcext:value-type="float">
            <text:p>27.0039</text:p>
          </table:table-cell>
          <table:table-cell office:value-type="float" office:value="18.8629" calcext:value-type="float">
            <text:p>18.8629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923.004" calcext:value-type="float">
            <text:p>923.00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214" calcext:value-type="float">
            <text:p>17.9214</text:p>
          </table:table-cell>
          <table:table-cell office:value-type="float" office:value="3.308" calcext:value-type="float">
            <text:p>3.308</text:p>
          </table:table-cell>
          <table:table-cell office:value-type="float" office:value="6.36484" calcext:value-type="float">
            <text:p>6.36484</text:p>
          </table:table-cell>
          <table:table-cell office:value-type="float" office:value="2.50882" calcext:value-type="float">
            <text:p>2.50882</text:p>
          </table:table-cell>
          <table:table-cell office:value-type="float" office:value="8.68087" calcext:value-type="float">
            <text:p>8.68087</text:p>
          </table:table-cell>
          <table:table-cell office:value-type="float" office:value="3.61377" calcext:value-type="float">
            <text:p>3.61377</text:p>
          </table:table-cell>
          <table:table-cell office:value-type="float" office:value="10.5332" calcext:value-type="float">
            <text:p>10.5332</text:p>
          </table:table-cell>
          <table:table-cell office:value-type="float" office:value="4.79462" calcext:value-type="float">
            <text:p>4.79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568" calcext:value-type="float">
            <text:p>22.3568</text:p>
          </table:table-cell>
          <table:table-cell office:value-type="float" office:value="17.3792" calcext:value-type="float">
            <text:p>17.3792</text:p>
          </table:table-cell>
          <table:table-cell office:value-type="float" office:value="260.357" calcext:value-type="float">
            <text:p>260.357</text:p>
          </table:table-cell>
          <table:table-cell office:value-type="float" office:value="30.0221" calcext:value-type="float">
            <text:p>30.022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655.348" calcext:value-type="float">
            <text:p>655.34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69.265" calcext:value-type="float">
            <text:p>369.265</text:p>
          </table:table-cell>
          <table:table-cell office:value-type="float" office:value="323.885" calcext:value-type="float">
            <text:p>323.88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626" calcext:value-type="float">
            <text:p>11.9626</text:p>
          </table:table-cell>
          <table:table-cell office:value-type="float" office:value="3.26314" calcext:value-type="float">
            <text:p>3.26314</text:p>
          </table:table-cell>
          <table:table-cell office:value-type="float" office:value="7.21319" calcext:value-type="float">
            <text:p>7.21319</text:p>
          </table:table-cell>
          <table:table-cell office:value-type="float" office:value="2.55694" calcext:value-type="float">
            <text:p>2.55694</text:p>
          </table:table-cell>
          <table:table-cell office:value-type="float" office:value="6.52564" calcext:value-type="float">
            <text:p>6.52564</text:p>
          </table:table-cell>
          <table:table-cell office:value-type="float" office:value="3.46963" calcext:value-type="float">
            <text:p>3.46963</text:p>
          </table:table-cell>
          <table:table-cell office:value-type="float" office:value="9.42912" calcext:value-type="float">
            <text:p>9.42912</text:p>
          </table:table-cell>
          <table:table-cell office:value-type="float" office:value="4.73961" calcext:value-type="float">
            <text:p>4.73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5383" calcext:value-type="float">
            <text:p>24.5383</text:p>
          </table:table-cell>
          <table:table-cell office:value-type="float" office:value="18.5296" calcext:value-type="float">
            <text:p>18.5296</text:p>
          </table:table-cell>
          <table:table-cell office:value-type="float" office:value="34.9008" calcext:value-type="float">
            <text:p>34.9008</text:p>
          </table:table-cell>
          <table:table-cell office:value-type="float" office:value="22.2036" calcext:value-type="float">
            <text:p>22.2036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666.697" calcext:value-type="float">
            <text:p>666.6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3.739" calcext:value-type="float">
            <text:p>403.739</text:p>
          </table:table-cell>
          <table:table-cell office:value-type="float" office:value="272.154" calcext:value-type="float">
            <text:p>272.15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505" calcext:value-type="float">
            <text:p>44.2505</text:p>
          </table:table-cell>
          <table:table-cell office:value-type="float" office:value="3.37865" calcext:value-type="float">
            <text:p>3.37865</text:p>
          </table:table-cell>
          <table:table-cell office:value-type="float" office:value="7.29381" calcext:value-type="float">
            <text:p>7.29381</text:p>
          </table:table-cell>
          <table:table-cell office:value-type="float" office:value="2.53884" calcext:value-type="float">
            <text:p>2.53884</text:p>
          </table:table-cell>
          <table:table-cell office:value-type="float" office:value="6.48866" calcext:value-type="float">
            <text:p>6.48866</text:p>
          </table:table-cell>
          <table:table-cell office:value-type="float" office:value="3.52064" calcext:value-type="float">
            <text:p>3.52064</text:p>
          </table:table-cell>
          <table:table-cell office:value-type="float" office:value="9.65079" calcext:value-type="float">
            <text:p>9.65079</text:p>
          </table:table-cell>
          <table:table-cell office:value-type="float" office:value="4.74338" calcext:value-type="float">
            <text:p>4.74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595" calcext:value-type="float">
            <text:p>27.7595</text:p>
          </table:table-cell>
          <table:table-cell office:value-type="float" office:value="20.061" calcext:value-type="float">
            <text:p>20.061</text:p>
          </table:table-cell>
          <table:table-cell office:value-type="float" office:value="431.631" calcext:value-type="float">
            <text:p>431.631</text:p>
          </table:table-cell>
          <table:table-cell office:value-type="float" office:value="55.1824" calcext:value-type="float">
            <text:p>55.1824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520.895" calcext:value-type="float">
            <text:p>520.89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839.394" calcext:value-type="float">
            <text:p>839.39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64.008" calcext:value-type="float">
            <text:p>464.008</text:p>
          </table:table-cell>
          <table:table-cell office:value-type="float" office:value="357.265" calcext:value-type="float">
            <text:p>357.26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716" calcext:value-type="float">
            <text:p>10.6716</text:p>
          </table:table-cell>
          <table:table-cell office:value-type="float" office:value="3.32091" calcext:value-type="float">
            <text:p>3.32091</text:p>
          </table:table-cell>
          <table:table-cell office:value-type="float" office:value="6.61073" calcext:value-type="float">
            <text:p>6.61073</text:p>
          </table:table-cell>
          <table:table-cell office:value-type="float" office:value="2.48318" calcext:value-type="float">
            <text:p>2.48318</text:p>
          </table:table-cell>
          <table:table-cell office:value-type="float" office:value="8.35562" calcext:value-type="float">
            <text:p>8.35562</text:p>
          </table:table-cell>
          <table:table-cell office:value-type="float" office:value="3.66027" calcext:value-type="float">
            <text:p>3.66027</text:p>
          </table:table-cell>
          <table:table-cell office:value-type="float" office:value="11.1153" calcext:value-type="float">
            <text:p>11.1153</text:p>
          </table:table-cell>
          <table:table-cell office:value-type="float" office:value="4.81303" calcext:value-type="float">
            <text:p>4.8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117" calcext:value-type="float">
            <text:p>33.0117</text:p>
          </table:table-cell>
          <table:table-cell office:value-type="float" office:value="22.3493" calcext:value-type="float">
            <text:p>22.3493</text:p>
          </table:table-cell>
          <table:table-cell office:value-type="float" office:value="65.7324" calcext:value-type="float">
            <text:p>65.7324</text:p>
          </table:table-cell>
          <table:table-cell office:value-type="float" office:value="31.8322" calcext:value-type="float">
            <text:p>31.832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20.452" calcext:value-type="float">
            <text:p>320.452</text:p>
          </table:table-cell>
          <table:table-cell office:value-type="float" office:value="272.246" calcext:value-type="float">
            <text:p>272.24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493" calcext:value-type="float">
            <text:p>44.1493</text:p>
          </table:table-cell>
          <table:table-cell office:value-type="float" office:value="3.46332" calcext:value-type="float">
            <text:p>3.46332</text:p>
          </table:table-cell>
          <table:table-cell office:value-type="float" office:value="7.14503" calcext:value-type="float">
            <text:p>7.14503</text:p>
          </table:table-cell>
          <table:table-cell office:value-type="float" office:value="2.47279" calcext:value-type="float">
            <text:p>2.47279</text:p>
          </table:table-cell>
          <table:table-cell office:value-type="float" office:value="9.07101" calcext:value-type="float">
            <text:p>9.07101</text:p>
          </table:table-cell>
          <table:table-cell office:value-type="float" office:value="3.66562" calcext:value-type="float">
            <text:p>3.66562</text:p>
          </table:table-cell>
          <table:table-cell office:value-type="float" office:value="11.2737" calcext:value-type="float">
            <text:p>11.2737</text:p>
          </table:table-cell>
          <table:table-cell office:value-type="float" office:value="4.79999" calcext:value-type="float">
            <text:p>4.7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489" calcext:value-type="float">
            <text:p>43.5489</text:p>
          </table:table-cell>
          <table:table-cell office:value-type="float" office:value="26.2951" calcext:value-type="float">
            <text:p>26.2951</text:p>
          </table:table-cell>
          <table:table-cell office:value-type="float" office:value="442.488" calcext:value-type="float">
            <text:p>442.488</text:p>
          </table:table-cell>
          <table:table-cell office:value-type="float" office:value="79.2951" calcext:value-type="float">
            <text:p>79.295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39.836" calcext:value-type="float">
            <text:p>839.83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38.448" calcext:value-type="float">
            <text:p>338.448</text:p>
          </table:table-cell>
          <table:table-cell office:value-type="float" office:value="276.418" calcext:value-type="float">
            <text:p>276.41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229" calcext:value-type="float">
            <text:p>13.8229</text:p>
          </table:table-cell>
          <table:table-cell office:value-type="float" office:value="3.22426" calcext:value-type="float">
            <text:p>3.22426</text:p>
          </table:table-cell>
          <table:table-cell office:value-type="float" office:value="6.491" calcext:value-type="float">
            <text:p>6.491</text:p>
          </table:table-cell>
          <table:table-cell office:value-type="float" office:value="2.4175" calcext:value-type="float">
            <text:p>2.4175</text:p>
          </table:table-cell>
          <table:table-cell office:value-type="float" office:value="7.48817" calcext:value-type="float">
            <text:p>7.48817</text:p>
          </table:table-cell>
          <table:table-cell office:value-type="float" office:value="3.58503" calcext:value-type="float">
            <text:p>3.58503</text:p>
          </table:table-cell>
          <table:table-cell office:value-type="float" office:value="9.18379" calcext:value-type="float">
            <text:p>9.18379</text:p>
          </table:table-cell>
          <table:table-cell office:value-type="float" office:value="4.54208" calcext:value-type="float">
            <text:p>4.54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541" calcext:value-type="float">
            <text:p>74.9541</text:p>
          </table:table-cell>
          <table:table-cell office:value-type="float" office:value="36.9908" calcext:value-type="float">
            <text:p>36.9908</text:p>
          </table:table-cell>
          <table:table-cell office:value-type="float" office:value="43.4901" calcext:value-type="float">
            <text:p>43.4901</text:p>
          </table:table-cell>
          <table:table-cell office:value-type="float" office:value="22.1032" calcext:value-type="float">
            <text:p>22.103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63.517" calcext:value-type="float">
            <text:p>563.517</text:p>
          </table:table-cell>
          <table:table-cell office:value-type="float" office:value="422.561" calcext:value-type="float">
            <text:p>422.56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167" calcext:value-type="float">
            <text:p>24.2167</text:p>
          </table:table-cell>
          <table:table-cell office:value-type="float" office:value="3.24924" calcext:value-type="float">
            <text:p>3.24924</text:p>
          </table:table-cell>
          <table:table-cell office:value-type="float" office:value="6.17462" calcext:value-type="float">
            <text:p>6.17462</text:p>
          </table:table-cell>
          <table:table-cell office:value-type="float" office:value="2.36991" calcext:value-type="float">
            <text:p>2.36991</text:p>
          </table:table-cell>
          <table:table-cell office:value-type="float" office:value="7.90565" calcext:value-type="float">
            <text:p>7.90565</text:p>
          </table:table-cell>
          <table:table-cell office:value-type="float" office:value="3.60455" calcext:value-type="float">
            <text:p>3.60455</text:p>
          </table:table-cell>
          <table:table-cell office:value-type="float" office:value="8.22928" calcext:value-type="float">
            <text:p>8.22928</text:p>
          </table:table-cell>
          <table:table-cell office:value-type="float" office:value="4.48753" calcext:value-type="float">
            <text:p>4.48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.319" calcext:value-type="float">
            <text:p>406.319</text:p>
          </table:table-cell>
          <table:table-cell office:value-type="float" office:value="76.7206" calcext:value-type="float">
            <text:p>76.7206</text:p>
          </table:table-cell>
          <table:table-cell office:value-type="float" office:value="68.2115" calcext:value-type="float">
            <text:p>68.2115</text:p>
          </table:table-cell>
          <table:table-cell office:value-type="float" office:value="28.4923" calcext:value-type="float">
            <text:p>28.492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68.206" calcext:value-type="float">
            <text:p>468.206</text:p>
          </table:table-cell>
          <table:table-cell office:value-type="float" office:value="321.843" calcext:value-type="float">
            <text:p>321.84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624" calcext:value-type="float">
            <text:p>27.6624</text:p>
          </table:table-cell>
          <table:table-cell office:value-type="float" office:value="3.24944" calcext:value-type="float">
            <text:p>3.24944</text:p>
          </table:table-cell>
          <table:table-cell office:value-type="float" office:value="6.28136" calcext:value-type="float">
            <text:p>6.28136</text:p>
          </table:table-cell>
          <table:table-cell office:value-type="float" office:value="2.37767" calcext:value-type="float">
            <text:p>2.37767</text:p>
          </table:table-cell>
          <table:table-cell office:value-type="float" office:value="7.49106" calcext:value-type="float">
            <text:p>7.49106</text:p>
          </table:table-cell>
          <table:table-cell office:value-type="float" office:value="3.61754" calcext:value-type="float">
            <text:p>3.61754</text:p>
          </table:table-cell>
          <table:table-cell office:value-type="float" office:value="7.29738" calcext:value-type="float">
            <text:p>7.29738</text:p>
          </table:table-cell>
          <table:table-cell office:value-type="float" office:value="4.47151" calcext:value-type="float">
            <text:p>4.47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712" calcext:value-type="float">
            <text:p>13.2712</text:p>
          </table:table-cell>
          <table:table-cell office:value-type="float" office:value="12.4909" calcext:value-type="float">
            <text:p>12.4909</text:p>
          </table:table-cell>
          <table:table-cell office:value-type="float" office:value="406.759" calcext:value-type="float">
            <text:p>406.759</text:p>
          </table:table-cell>
          <table:table-cell office:value-type="float" office:value="72.3156" calcext:value-type="float">
            <text:p>72.3156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1627" calcext:value-type="float">
            <text:p>7.61627</text:p>
          </table:table-cell>
          <table:table-cell office:value-type="float" office:value="3.14819" calcext:value-type="float">
            <text:p>3.14819</text:p>
          </table:table-cell>
          <table:table-cell office:value-type="float" office:value="5.89559" calcext:value-type="float">
            <text:p>5.89559</text:p>
          </table:table-cell>
          <table:table-cell office:value-type="float" office:value="2.37183" calcext:value-type="float">
            <text:p>2.37183</text:p>
          </table:table-cell>
          <table:table-cell office:value-type="float" office:value="8.87975" calcext:value-type="float">
            <text:p>8.87975</text:p>
          </table:table-cell>
          <table:table-cell office:value-type="float" office:value="3.68737" calcext:value-type="float">
            <text:p>3.68737</text:p>
          </table:table-cell>
          <table:table-cell office:value-type="float" office:value="8.03171" calcext:value-type="float">
            <text:p>8.03171</text:p>
          </table:table-cell>
          <table:table-cell office:value-type="float" office:value="4.56685" calcext:value-type="float">
            <text:p>4.56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295" calcext:value-type="float">
            <text:p>13.5295</text:p>
          </table:table-cell>
          <table:table-cell office:value-type="float" office:value="12.7421" calcext:value-type="float">
            <text:p>12.7421</text:p>
          </table:table-cell>
          <table:table-cell office:value-type="float" office:value="10.1621" calcext:value-type="float">
            <text:p>10.1621</text:p>
          </table:table-cell>
          <table:table-cell office:value-type="float" office:value="9.71456" calcext:value-type="float">
            <text:p>9.7145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71.635" calcext:value-type="float">
            <text:p>171.635</text:p>
          </table:table-cell>
          <table:table-cell office:value-type="float" office:value="145.593" calcext:value-type="float">
            <text:p>145.59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8733" calcext:value-type="float">
            <text:p>7.58733</text:p>
          </table:table-cell>
          <table:table-cell office:value-type="float" office:value="3.12786" calcext:value-type="float">
            <text:p>3.12786</text:p>
          </table:table-cell>
          <table:table-cell office:value-type="float" office:value="5.33404" calcext:value-type="float">
            <text:p>5.33404</text:p>
          </table:table-cell>
          <table:table-cell office:value-type="float" office:value="2.3205" calcext:value-type="float">
            <text:p>2.3205</text:p>
          </table:table-cell>
          <table:table-cell office:value-type="float" office:value="7.56435" calcext:value-type="float">
            <text:p>7.56435</text:p>
          </table:table-cell>
          <table:table-cell office:value-type="float" office:value="3.60998" calcext:value-type="float">
            <text:p>3.60998</text:p>
          </table:table-cell>
          <table:table-cell office:value-type="float" office:value="10.9251" calcext:value-type="float">
            <text:p>10.9251</text:p>
          </table:table-cell>
          <table:table-cell office:value-type="float" office:value="4.7589" calcext:value-type="float">
            <text:p>4.7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405" calcext:value-type="float">
            <text:p>13.8405</text:p>
          </table:table-cell>
          <table:table-cell office:value-type="float" office:value="13.0113" calcext:value-type="float">
            <text:p>13.0113</text:p>
          </table:table-cell>
          <table:table-cell office:value-type="float" office:value="10.0791" calcext:value-type="float">
            <text:p>10.0791</text:p>
          </table:table-cell>
          <table:table-cell office:value-type="float" office:value="9.80589" calcext:value-type="float">
            <text:p>9.8058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09.725" calcext:value-type="float">
            <text:p>209.725</text:p>
          </table:table-cell>
          <table:table-cell office:value-type="float" office:value="202.049" calcext:value-type="float">
            <text:p>202.04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1815" calcext:value-type="float">
            <text:p>8.11815</text:p>
          </table:table-cell>
          <table:table-cell office:value-type="float" office:value="3.13815" calcext:value-type="float">
            <text:p>3.13815</text:p>
          </table:table-cell>
          <table:table-cell office:value-type="float" office:value="5.75122" calcext:value-type="float">
            <text:p>5.75122</text:p>
          </table:table-cell>
          <table:table-cell office:value-type="float" office:value="2.32269" calcext:value-type="float">
            <text:p>2.32269</text:p>
          </table:table-cell>
          <table:table-cell office:value-type="float" office:value="9.40817" calcext:value-type="float">
            <text:p>9.40817</text:p>
          </table:table-cell>
          <table:table-cell office:value-type="float" office:value="3.73506" calcext:value-type="float">
            <text:p>3.73506</text:p>
          </table:table-cell>
          <table:table-cell office:value-type="float" office:value="10.5713" calcext:value-type="float">
            <text:p>10.5713</text:p>
          </table:table-cell>
          <table:table-cell office:value-type="float" office:value="4.57255" calcext:value-type="float">
            <text:p>4.57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213" calcext:value-type="float">
            <text:p>14.1213</text:p>
          </table:table-cell>
          <table:table-cell office:value-type="float" office:value="13.2964" calcext:value-type="float">
            <text:p>13.2964</text:p>
          </table:table-cell>
          <table:table-cell office:value-type="float" office:value="10.2843" calcext:value-type="float">
            <text:p>10.2843</text:p>
          </table:table-cell>
          <table:table-cell office:value-type="float" office:value="9.89688" calcext:value-type="float">
            <text:p>9.8968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82.064" calcext:value-type="float">
            <text:p>182.064</text:p>
          </table:table-cell>
          <table:table-cell office:value-type="float" office:value="162.241" calcext:value-type="float">
            <text:p>162.24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005" calcext:value-type="float">
            <text:p>7.62005</text:p>
          </table:table-cell>
          <table:table-cell office:value-type="float" office:value="3.07996" calcext:value-type="float">
            <text:p>3.07996</text:p>
          </table:table-cell>
          <table:table-cell office:value-type="float" office:value="5.09797" calcext:value-type="float">
            <text:p>5.09797</text:p>
          </table:table-cell>
          <table:table-cell office:value-type="float" office:value="2.29105" calcext:value-type="float">
            <text:p>2.29105</text:p>
          </table:table-cell>
          <table:table-cell office:value-type="float" office:value="8.89847" calcext:value-type="float">
            <text:p>8.89847</text:p>
          </table:table-cell>
          <table:table-cell office:value-type="float" office:value="3.66649" calcext:value-type="float">
            <text:p>3.66649</text:p>
          </table:table-cell>
          <table:table-cell office:value-type="float" office:value="7.40331" calcext:value-type="float">
            <text:p>7.40331</text:p>
          </table:table-cell>
          <table:table-cell office:value-type="float" office:value="4.41763" calcext:value-type="float">
            <text:p>4.41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403" calcext:value-type="float">
            <text:p>14.6403</text:p>
          </table:table-cell>
          <table:table-cell office:value-type="float" office:value="13.5997" calcext:value-type="float">
            <text:p>13.5997</text:p>
          </table:table-cell>
          <table:table-cell office:value-type="float" office:value="10.4504" calcext:value-type="float">
            <text:p>10.4504</text:p>
          </table:table-cell>
          <table:table-cell office:value-type="float" office:value="9.98741" calcext:value-type="float">
            <text:p>9.9874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98.795" calcext:value-type="float">
            <text:p>298.795</text:p>
          </table:table-cell>
          <table:table-cell office:value-type="float" office:value="236.831" calcext:value-type="float">
            <text:p>236.83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766" calcext:value-type="float">
            <text:p>30.1766</text:p>
          </table:table-cell>
          <table:table-cell office:value-type="float" office:value="3.27257" calcext:value-type="float">
            <text:p>3.27257</text:p>
          </table:table-cell>
          <table:table-cell office:value-type="float" office:value="6.20138" calcext:value-type="float">
            <text:p>6.20138</text:p>
          </table:table-cell>
          <table:table-cell office:value-type="float" office:value="2.40351" calcext:value-type="float">
            <text:p>2.40351</text:p>
          </table:table-cell>
          <table:table-cell office:value-type="float" office:value="9.18131" calcext:value-type="float">
            <text:p>9.18131</text:p>
          </table:table-cell>
          <table:table-cell office:value-type="float" office:value="3.7248" calcext:value-type="float">
            <text:p>3.7248</text:p>
          </table:table-cell>
          <table:table-cell office:value-type="float" office:value="10.271" calcext:value-type="float">
            <text:p>10.271</text:p>
          </table:table-cell>
          <table:table-cell office:value-type="float" office:value="4.62332" calcext:value-type="float">
            <text:p>4.62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249" calcext:value-type="float">
            <text:p>14.8249</text:p>
          </table:table-cell>
          <table:table-cell office:value-type="float" office:value="13.9431" calcext:value-type="float">
            <text:p>13.9431</text:p>
          </table:table-cell>
          <table:table-cell office:value-type="float" office:value="612.351" calcext:value-type="float">
            <text:p>612.351</text:p>
          </table:table-cell>
          <table:table-cell office:value-type="float" office:value="42.0721" calcext:value-type="float">
            <text:p>42.072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697.146" calcext:value-type="float">
            <text:p>697.14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714.834" calcext:value-type="float">
            <text:p>714.8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40.908" calcext:value-type="float">
            <text:p>440.908</text:p>
          </table:table-cell>
          <table:table-cell office:value-type="float" office:value="307.297" calcext:value-type="float">
            <text:p>307.29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588" calcext:value-type="float">
            <text:p>30.9588</text:p>
          </table:table-cell>
          <table:table-cell office:value-type="float" office:value="3.23313" calcext:value-type="float">
            <text:p>3.23313</text:p>
          </table:table-cell>
          <table:table-cell office:value-type="float" office:value="6.2299" calcext:value-type="float">
            <text:p>6.2299</text:p>
          </table:table-cell>
          <table:table-cell office:value-type="float" office:value="2.40646" calcext:value-type="float">
            <text:p>2.40646</text:p>
          </table:table-cell>
          <table:table-cell office:value-type="float" office:value="8.13464" calcext:value-type="float">
            <text:p>8.13464</text:p>
          </table:table-cell>
          <table:table-cell office:value-type="float" office:value="3.609" calcext:value-type="float">
            <text:p>3.609</text:p>
          </table:table-cell>
          <table:table-cell office:value-type="float" office:value="9.18024" calcext:value-type="float">
            <text:p>9.18024</text:p>
          </table:table-cell>
          <table:table-cell office:value-type="float" office:value="4.51835" calcext:value-type="float">
            <text:p>4.51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425" calcext:value-type="float">
            <text:p>15.3425</text:p>
          </table:table-cell>
          <table:table-cell office:value-type="float" office:value="14.3237" calcext:value-type="float">
            <text:p>14.3237</text:p>
          </table:table-cell>
          <table:table-cell office:value-type="float" office:value="595.376" calcext:value-type="float">
            <text:p>595.376</text:p>
          </table:table-cell>
          <table:table-cell office:value-type="float" office:value="49.2429" calcext:value-type="float">
            <text:p>49.2429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519.915" calcext:value-type="float">
            <text:p>519.9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9.512" calcext:value-type="float">
            <text:p>629.5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256534" calcext:value-type="float">
            <text:p>0.2565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2.725" calcext:value-type="float">
            <text:p>492.725</text:p>
          </table:table-cell>
          <table:table-cell office:value-type="float" office:value="280.651" calcext:value-type="float">
            <text:p>280.65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866" calcext:value-type="float">
            <text:p>25.9866</text:p>
          </table:table-cell>
          <table:table-cell office:value-type="float" office:value="3.22971" calcext:value-type="float">
            <text:p>3.22971</text:p>
          </table:table-cell>
          <table:table-cell office:value-type="float" office:value="7.32856" calcext:value-type="float">
            <text:p>7.32856</text:p>
          </table:table-cell>
          <table:table-cell office:value-type="float" office:value="2.47815" calcext:value-type="float">
            <text:p>2.47815</text:p>
          </table:table-cell>
          <table:table-cell office:value-type="float" office:value="8.91433" calcext:value-type="float">
            <text:p>8.91433</text:p>
          </table:table-cell>
          <table:table-cell office:value-type="float" office:value="3.62074" calcext:value-type="float">
            <text:p>3.62074</text:p>
          </table:table-cell>
          <table:table-cell office:value-type="float" office:value="9.43802" calcext:value-type="float">
            <text:p>9.43802</text:p>
          </table:table-cell>
          <table:table-cell office:value-type="float" office:value="4.49857" calcext:value-type="float">
            <text:p>4.49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442" calcext:value-type="float">
            <text:p>16.1442</text:p>
          </table:table-cell>
          <table:table-cell office:value-type="float" office:value="14.7261" calcext:value-type="float">
            <text:p>14.7261</text:p>
          </table:table-cell>
          <table:table-cell office:value-type="float" office:value="612.317" calcext:value-type="float">
            <text:p>612.317</text:p>
          </table:table-cell>
          <table:table-cell office:value-type="float" office:value="35.6802" calcext:value-type="float">
            <text:p>35.680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03.69" calcext:value-type="float">
            <text:p>803.69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81.6729" calcext:value-type="float">
            <text:p>81.672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365" calcext:value-type="float">
            <text:p>8.43365</text:p>
          </table:table-cell>
          <table:table-cell office:value-type="float" office:value="3.12227" calcext:value-type="float">
            <text:p>3.12227</text:p>
          </table:table-cell>
          <table:table-cell office:value-type="float" office:value="6.88883" calcext:value-type="float">
            <text:p>6.88883</text:p>
          </table:table-cell>
          <table:table-cell office:value-type="float" office:value="2.40316" calcext:value-type="float">
            <text:p>2.40316</text:p>
          </table:table-cell>
          <table:table-cell office:value-type="float" office:value="9.03503" calcext:value-type="float">
            <text:p>9.03503</text:p>
          </table:table-cell>
          <table:table-cell office:value-type="float" office:value="3.58927" calcext:value-type="float">
            <text:p>3.58927</text:p>
          </table:table-cell>
          <table:table-cell office:value-type="float" office:value="8.32188" calcext:value-type="float">
            <text:p>8.32188</text:p>
          </table:table-cell>
          <table:table-cell office:value-type="float" office:value="4.45345" calcext:value-type="float">
            <text:p>4.45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055" calcext:value-type="float">
            <text:p>16.6055</text:p>
          </table:table-cell>
          <table:table-cell office:value-type="float" office:value="15.1553" calcext:value-type="float">
            <text:p>15.1553</text:p>
          </table:table-cell>
          <table:table-cell office:value-type="float" office:value="11.3379" calcext:value-type="float">
            <text:p>11.3379</text:p>
          </table:table-cell>
          <table:table-cell office:value-type="float" office:value="10.9044" calcext:value-type="float">
            <text:p>10.9044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330.743" calcext:value-type="float">
            <text:p>330.74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456" calcext:value-type="float">
            <text:p>13.4456</text:p>
          </table:table-cell>
          <table:table-cell office:value-type="float" office:value="3.03913" calcext:value-type="float">
            <text:p>3.03913</text:p>
          </table:table-cell>
          <table:table-cell office:value-type="float" office:value="6.10955" calcext:value-type="float">
            <text:p>6.10955</text:p>
          </table:table-cell>
          <table:table-cell office:value-type="float" office:value="2.3337" calcext:value-type="float">
            <text:p>2.3337</text:p>
          </table:table-cell>
          <table:table-cell office:value-type="float" office:value="8.17469" calcext:value-type="float">
            <text:p>8.17469</text:p>
          </table:table-cell>
          <table:table-cell office:value-type="float" office:value="3.41776" calcext:value-type="float">
            <text:p>3.41776</text:p>
          </table:table-cell>
          <table:table-cell office:value-type="float" office:value="7.10231" calcext:value-type="float">
            <text:p>7.10231</text:p>
          </table:table-cell>
          <table:table-cell office:value-type="float" office:value="4.39218" calcext:value-type="float">
            <text:p>4.3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4539" calcext:value-type="float">
            <text:p>17.4539</text:p>
          </table:table-cell>
          <table:table-cell office:value-type="float" office:value="15.6599" calcext:value-type="float">
            <text:p>15.6599</text:p>
          </table:table-cell>
          <table:table-cell office:value-type="float" office:value="11.5769" calcext:value-type="float">
            <text:p>11.5769</text:p>
          </table:table-cell>
          <table:table-cell office:value-type="float" office:value="11.0238" calcext:value-type="float">
            <text:p>11.0238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792.528" calcext:value-type="float">
            <text:p>792.5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2.818" calcext:value-type="float">
            <text:p>342.818</text:p>
          </table:table-cell>
          <table:table-cell office:value-type="float" office:value="313.492" calcext:value-type="float">
            <text:p>313.49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652" calcext:value-type="float">
            <text:p>20.6652</text:p>
          </table:table-cell>
          <table:table-cell office:value-type="float" office:value="3.03873" calcext:value-type="float">
            <text:p>3.03873</text:p>
          </table:table-cell>
          <table:table-cell office:value-type="float" office:value="5.46444" calcext:value-type="float">
            <text:p>5.46444</text:p>
          </table:table-cell>
          <table:table-cell office:value-type="float" office:value="2.29323" calcext:value-type="float">
            <text:p>2.29323</text:p>
          </table:table-cell>
          <table:table-cell office:value-type="float" office:value="7.64358" calcext:value-type="float">
            <text:p>7.64358</text:p>
          </table:table-cell>
          <table:table-cell office:value-type="float" office:value="3.37492" calcext:value-type="float">
            <text:p>3.37492</text:p>
          </table:table-cell>
          <table:table-cell office:value-type="float" office:value="7.52531" calcext:value-type="float">
            <text:p>7.52531</text:p>
          </table:table-cell>
          <table:table-cell office:value-type="float" office:value="4.47219" calcext:value-type="float">
            <text:p>4.47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812" calcext:value-type="float">
            <text:p>18.0812</text:p>
          </table:table-cell>
          <table:table-cell office:value-type="float" office:value="16.2181" calcext:value-type="float">
            <text:p>16.2181</text:p>
          </table:table-cell>
          <table:table-cell office:value-type="float" office:value="454.194" calcext:value-type="float">
            <text:p>454.194</text:p>
          </table:table-cell>
          <table:table-cell office:value-type="float" office:value="26.6664" calcext:value-type="float">
            <text:p>26.6664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08.986" calcext:value-type="float">
            <text:p>808.986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279" calcext:value-type="float">
            <text:p>22.0279</text:p>
          </table:table-cell>
          <table:table-cell office:value-type="float" office:value="3.13388" calcext:value-type="float">
            <text:p>3.13388</text:p>
          </table:table-cell>
          <table:table-cell office:value-type="float" office:value="5.88308" calcext:value-type="float">
            <text:p>5.88308</text:p>
          </table:table-cell>
          <table:table-cell office:value-type="float" office:value="2.34965" calcext:value-type="float">
            <text:p>2.34965</text:p>
          </table:table-cell>
          <table:table-cell office:value-type="float" office:value="8.63537" calcext:value-type="float">
            <text:p>8.63537</text:p>
          </table:table-cell>
          <table:table-cell office:value-type="float" office:value="3.43226" calcext:value-type="float">
            <text:p>3.43226</text:p>
          </table:table-cell>
          <table:table-cell office:value-type="float" office:value="10.5859" calcext:value-type="float">
            <text:p>10.5859</text:p>
          </table:table-cell>
          <table:table-cell office:value-type="float" office:value="4.6842" calcext:value-type="float">
            <text:p>4.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619" calcext:value-type="float">
            <text:p>19.1619</text:p>
          </table:table-cell>
          <table:table-cell office:value-type="float" office:value="16.8884" calcext:value-type="float">
            <text:p>16.8884</text:p>
          </table:table-cell>
          <table:table-cell office:value-type="float" office:value="529.656" calcext:value-type="float">
            <text:p>529.656</text:p>
          </table:table-cell>
          <table:table-cell office:value-type="float" office:value="31.4117" calcext:value-type="float">
            <text:p>31.4117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26.86" calcext:value-type="float">
            <text:p>726.8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38.557" calcext:value-type="float">
            <text:p>138.557</text:p>
          </table:table-cell>
          <table:table-cell office:value-type="float" office:value="128.141" calcext:value-type="float">
            <text:p>128.14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2008" calcext:value-type="float">
            <text:p>7.62008</text:p>
          </table:table-cell>
          <table:table-cell office:value-type="float" office:value="2.99455" calcext:value-type="float">
            <text:p>2.99455</text:p>
          </table:table-cell>
          <table:table-cell office:value-type="float" office:value="5.9628" calcext:value-type="float">
            <text:p>5.9628</text:p>
          </table:table-cell>
          <table:table-cell office:value-type="float" office:value="2.29265" calcext:value-type="float">
            <text:p>2.29265</text:p>
          </table:table-cell>
          <table:table-cell office:value-type="float" office:value="8.11716" calcext:value-type="float">
            <text:p>8.11716</text:p>
          </table:table-cell>
          <table:table-cell office:value-type="float" office:value="3.30805" calcext:value-type="float">
            <text:p>3.30805</text:p>
          </table:table-cell>
          <table:table-cell office:value-type="float" office:value="9.14299" calcext:value-type="float">
            <text:p>9.14299</text:p>
          </table:table-cell>
          <table:table-cell office:value-type="float" office:value="4.53945" calcext:value-type="float">
            <text:p>4.53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682" calcext:value-type="float">
            <text:p>20.5682</text:p>
          </table:table-cell>
          <table:table-cell office:value-type="float" office:value="17.6964" calcext:value-type="float">
            <text:p>17.6964</text:p>
          </table:table-cell>
          <table:table-cell office:value-type="float" office:value="11.9255" calcext:value-type="float">
            <text:p>11.9255</text:p>
          </table:table-cell>
          <table:table-cell office:value-type="float" office:value="11.4125" calcext:value-type="float">
            <text:p>11.412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46.899" calcext:value-type="float">
            <text:p>146.899</text:p>
          </table:table-cell>
          <table:table-cell office:value-type="float" office:value="136.654" calcext:value-type="float">
            <text:p>136.65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9607" calcext:value-type="float">
            <text:p>51.9607</text:p>
          </table:table-cell>
          <table:table-cell office:value-type="float" office:value="3.07211" calcext:value-type="float">
            <text:p>3.07211</text:p>
          </table:table-cell>
          <table:table-cell office:value-type="float" office:value="5.02098" calcext:value-type="float">
            <text:p>5.02098</text:p>
          </table:table-cell>
          <table:table-cell office:value-type="float" office:value="2.28203" calcext:value-type="float">
            <text:p>2.28203</text:p>
          </table:table-cell>
          <table:table-cell office:value-type="float" office:value="7.89397" calcext:value-type="float">
            <text:p>7.89397</text:p>
          </table:table-cell>
          <table:table-cell office:value-type="float" office:value="3.35252" calcext:value-type="float">
            <text:p>3.35252</text:p>
          </table:table-cell>
          <table:table-cell office:value-type="float" office:value="9.36673" calcext:value-type="float">
            <text:p>9.36673</text:p>
          </table:table-cell>
          <table:table-cell office:value-type="float" office:value="4.49689" calcext:value-type="float">
            <text:p>4.49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957" calcext:value-type="float">
            <text:p>21.6957</text:p>
          </table:table-cell>
          <table:table-cell office:value-type="float" office:value="18.6266" calcext:value-type="float">
            <text:p>18.6266</text:p>
          </table:table-cell>
          <table:table-cell office:value-type="float" office:value="601.744" calcext:value-type="float">
            <text:p>601.744</text:p>
          </table:table-cell>
          <table:table-cell office:value-type="float" office:value="39.6384" calcext:value-type="float">
            <text:p>39.6384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.15123" calcext:value-type="float">
            <text:p>1.151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82.946" calcext:value-type="float">
            <text:p>982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.136" calcext:value-type="float">
            <text:p>529.136</text:p>
          </table:table-cell>
          <table:table-cell office:value-type="float" office:value="515.783" calcext:value-type="float">
            <text:p>515.78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50.186" calcext:value-type="float">
            <text:p>150.18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7429" calcext:value-type="float">
            <text:p>8.57429</text:p>
          </table:table-cell>
          <table:table-cell office:value-type="float" office:value="2.97559" calcext:value-type="float">
            <text:p>2.97559</text:p>
          </table:table-cell>
          <table:table-cell office:value-type="float" office:value="5.96392" calcext:value-type="float">
            <text:p>5.96392</text:p>
          </table:table-cell>
          <table:table-cell office:value-type="float" office:value="2.34595" calcext:value-type="float">
            <text:p>2.34595</text:p>
          </table:table-cell>
          <table:table-cell office:value-type="float" office:value="6.59972" calcext:value-type="float">
            <text:p>6.59972</text:p>
          </table:table-cell>
          <table:table-cell office:value-type="float" office:value="3.20097" calcext:value-type="float">
            <text:p>3.20097</text:p>
          </table:table-cell>
          <table:table-cell office:value-type="float" office:value="6.73369" calcext:value-type="float">
            <text:p>6.73369</text:p>
          </table:table-cell>
          <table:table-cell office:value-type="float" office:value="4.39695" calcext:value-type="float">
            <text:p>4.39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416" calcext:value-type="float">
            <text:p>23.1416</text:p>
          </table:table-cell>
          <table:table-cell office:value-type="float" office:value="19.7242" calcext:value-type="float">
            <text:p>19.7242</text:p>
          </table:table-cell>
          <table:table-cell office:value-type="float" office:value="12.2465" calcext:value-type="float">
            <text:p>12.2465</text:p>
          </table:table-cell>
          <table:table-cell office:value-type="float" office:value="11.6922" calcext:value-type="float">
            <text:p>11.6922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516.283" calcext:value-type="float">
            <text:p>516.2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5.249" calcext:value-type="float">
            <text:p>205.249</text:p>
          </table:table-cell>
          <table:table-cell office:value-type="float" office:value="179.323" calcext:value-type="float">
            <text:p>179.32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768" calcext:value-type="float">
            <text:p>19.1768</text:p>
          </table:table-cell>
          <table:table-cell office:value-type="float" office:value="3.03738" calcext:value-type="float">
            <text:p>3.03738</text:p>
          </table:table-cell>
          <table:table-cell office:value-type="float" office:value="6.50599" calcext:value-type="float">
            <text:p>6.50599</text:p>
          </table:table-cell>
          <table:table-cell office:value-type="float" office:value="2.37862" calcext:value-type="float">
            <text:p>2.37862</text:p>
          </table:table-cell>
          <table:table-cell office:value-type="float" office:value="8.51949" calcext:value-type="float">
            <text:p>8.51949</text:p>
          </table:table-cell>
          <table:table-cell office:value-type="float" office:value="3.29813" calcext:value-type="float">
            <text:p>3.29813</text:p>
          </table:table-cell>
          <table:table-cell office:value-type="float" office:value="7.00046" calcext:value-type="float">
            <text:p>7.00046</text:p>
          </table:table-cell>
          <table:table-cell office:value-type="float" office:value="4.45861" calcext:value-type="float">
            <text:p>4.45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582" calcext:value-type="float">
            <text:p>25.7582</text:p>
          </table:table-cell>
          <table:table-cell office:value-type="float" office:value="21.1501" calcext:value-type="float">
            <text:p>21.1501</text:p>
          </table:table-cell>
          <table:table-cell office:value-type="float" office:value="12.5882" calcext:value-type="float">
            <text:p>12.5882</text:p>
          </table:table-cell>
          <table:table-cell office:value-type="float" office:value="11.8514" calcext:value-type="float">
            <text:p>11.851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997.375" calcext:value-type="float">
            <text:p>997.375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764" calcext:value-type="float">
            <text:p>25.9764</text:p>
          </table:table-cell>
          <table:table-cell office:value-type="float" office:value="3.02545" calcext:value-type="float">
            <text:p>3.02545</text:p>
          </table:table-cell>
          <table:table-cell office:value-type="float" office:value="4.98126" calcext:value-type="float">
            <text:p>4.98126</text:p>
          </table:table-cell>
          <table:table-cell office:value-type="float" office:value="2.29524" calcext:value-type="float">
            <text:p>2.29524</text:p>
          </table:table-cell>
          <table:table-cell office:value-type="float" office:value="6.71031" calcext:value-type="float">
            <text:p>6.71031</text:p>
          </table:table-cell>
          <table:table-cell office:value-type="float" office:value="3.14754" calcext:value-type="float">
            <text:p>3.14754</text:p>
          </table:table-cell>
          <table:table-cell office:value-type="float" office:value="7.17613" calcext:value-type="float">
            <text:p>7.17613</text:p>
          </table:table-cell>
          <table:table-cell office:value-type="float" office:value="4.51474" calcext:value-type="float">
            <text:p>4.51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21" calcext:value-type="float">
            <text:p>28.521</text:p>
          </table:table-cell>
          <table:table-cell office:value-type="float" office:value="22.9933" calcext:value-type="float">
            <text:p>22.9933</text:p>
          </table:table-cell>
          <table:table-cell office:value-type="float" office:value="591.558" calcext:value-type="float">
            <text:p>591.558</text:p>
          </table:table-cell>
          <table:table-cell office:value-type="float" office:value="39.7178" calcext:value-type="float">
            <text:p>39.7178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268.166" calcext:value-type="float">
            <text:p>268.16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484.328" calcext:value-type="float">
            <text:p>484.3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3.726" calcext:value-type="float">
            <text:p>413.726</text:p>
          </table:table-cell>
          <table:table-cell office:value-type="float" office:value="314.89" calcext:value-type="float">
            <text:p>314.8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958" calcext:value-type="float">
            <text:p>34.2958</text:p>
          </table:table-cell>
          <table:table-cell office:value-type="float" office:value="3.06655" calcext:value-type="float">
            <text:p>3.06655</text:p>
          </table:table-cell>
          <table:table-cell office:value-type="float" office:value="5.54985" calcext:value-type="float">
            <text:p>5.54985</text:p>
          </table:table-cell>
          <table:table-cell office:value-type="float" office:value="2.37983" calcext:value-type="float">
            <text:p>2.37983</text:p>
          </table:table-cell>
          <table:table-cell office:value-type="float" office:value="6.5672" calcext:value-type="float">
            <text:p>6.5672</text:p>
          </table:table-cell>
          <table:table-cell office:value-type="float" office:value="3.13145" calcext:value-type="float">
            <text:p>3.13145</text:p>
          </table:table-cell>
          <table:table-cell office:value-type="float" office:value="7.48169" calcext:value-type="float">
            <text:p>7.48169</text:p>
          </table:table-cell>
          <table:table-cell office:value-type="float" office:value="4.57378" calcext:value-type="float">
            <text:p>4.57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647" calcext:value-type="float">
            <text:p>32.6647</text:p>
          </table:table-cell>
          <table:table-cell office:value-type="float" office:value="25.437" calcext:value-type="float">
            <text:p>25.437</text:p>
          </table:table-cell>
          <table:table-cell office:value-type="float" office:value="492.56" calcext:value-type="float">
            <text:p>492.56</text:p>
          </table:table-cell>
          <table:table-cell office:value-type="float" office:value="31.096" calcext:value-type="float">
            <text:p>31.096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20.471" calcext:value-type="float">
            <text:p>720.47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960.945" calcext:value-type="float">
            <text:p>960.945</text:p>
          </table:table-cell>
          <table:table-cell office:value-type="float" office:value="520.191" calcext:value-type="float">
            <text:p>520.19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3651" calcext:value-type="float">
            <text:p>7.33651</text:p>
          </table:table-cell>
          <table:table-cell office:value-type="float" office:value="3.03326" calcext:value-type="float">
            <text:p>3.03326</text:p>
          </table:table-cell>
          <table:table-cell office:value-type="float" office:value="5.81611" calcext:value-type="float">
            <text:p>5.81611</text:p>
          </table:table-cell>
          <table:table-cell office:value-type="float" office:value="2.42724" calcext:value-type="float">
            <text:p>2.42724</text:p>
          </table:table-cell>
          <table:table-cell office:value-type="float" office:value="4.82701" calcext:value-type="float">
            <text:p>4.82701</text:p>
          </table:table-cell>
          <table:table-cell office:value-type="float" office:value="3.07097" calcext:value-type="float">
            <text:p>3.07097</text:p>
          </table:table-cell>
          <table:table-cell office:value-type="float" office:value="8.26109" calcext:value-type="float">
            <text:p>8.26109</text:p>
          </table:table-cell>
          <table:table-cell office:value-type="float" office:value="4.66803" calcext:value-type="float">
            <text:p>4.66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168" calcext:value-type="float">
            <text:p>39.8168</text:p>
          </table:table-cell>
          <table:table-cell office:value-type="float" office:value="29.1731" calcext:value-type="float">
            <text:p>29.1731</text:p>
          </table:table-cell>
          <table:table-cell office:value-type="float" office:value="13.2912" calcext:value-type="float">
            <text:p>13.2912</text:p>
          </table:table-cell>
          <table:table-cell office:value-type="float" office:value="12.3751" calcext:value-type="float">
            <text:p>12.375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87.374" calcext:value-type="float">
            <text:p>287.374</text:p>
          </table:table-cell>
          <table:table-cell office:value-type="float" office:value="211.354" calcext:value-type="float">
            <text:p>211.35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1031" calcext:value-type="float">
            <text:p>8.81031</text:p>
          </table:table-cell>
          <table:table-cell office:value-type="float" office:value="3.16005" calcext:value-type="float">
            <text:p>3.16005</text:p>
          </table:table-cell>
          <table:table-cell office:value-type="float" office:value="8.15027" calcext:value-type="float">
            <text:p>8.15027</text:p>
          </table:table-cell>
          <table:table-cell office:value-type="float" office:value="2.59019" calcext:value-type="float">
            <text:p>2.59019</text:p>
          </table:table-cell>
          <table:table-cell office:value-type="float" office:value="5.40211" calcext:value-type="float">
            <text:p>5.40211</text:p>
          </table:table-cell>
          <table:table-cell office:value-type="float" office:value="3.1586" calcext:value-type="float">
            <text:p>3.1586</text:p>
          </table:table-cell>
          <table:table-cell office:value-type="float" office:value="9.12355" calcext:value-type="float">
            <text:p>9.12355</text:p>
          </table:table-cell>
          <table:table-cell office:value-type="float" office:value="4.70615" calcext:value-type="float">
            <text:p>4.70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679" calcext:value-type="float">
            <text:p>53.4679</text:p>
          </table:table-cell>
          <table:table-cell office:value-type="float" office:value="36.2054" calcext:value-type="float">
            <text:p>36.2054</text:p>
          </table:table-cell>
          <table:table-cell office:value-type="float" office:value="13.5746" calcext:value-type="float">
            <text:p>13.5746</text:p>
          </table:table-cell>
          <table:table-cell office:value-type="float" office:value="12.5635" calcext:value-type="float">
            <text:p>12.563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98.656" calcext:value-type="float">
            <text:p>298.656</text:p>
          </table:table-cell>
          <table:table-cell office:value-type="float" office:value="252.283" calcext:value-type="float">
            <text:p>252.28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023" calcext:value-type="float">
            <text:p>15.1023</text:p>
          </table:table-cell>
          <table:table-cell office:value-type="float" office:value="3.15822" calcext:value-type="float">
            <text:p>3.15822</text:p>
          </table:table-cell>
          <table:table-cell office:value-type="float" office:value="6.92685" calcext:value-type="float">
            <text:p>6.92685</text:p>
          </table:table-cell>
          <table:table-cell office:value-type="float" office:value="2.44053" calcext:value-type="float">
            <text:p>2.44053</text:p>
          </table:table-cell>
          <table:table-cell office:value-type="float" office:value="6.39774" calcext:value-type="float">
            <text:p>6.39774</text:p>
          </table:table-cell>
          <table:table-cell office:value-type="float" office:value="3.22187" calcext:value-type="float">
            <text:p>3.22187</text:p>
          </table:table-cell>
          <table:table-cell office:value-type="float" office:value="9.0036" calcext:value-type="float">
            <text:p>9.0036</text:p>
          </table:table-cell>
          <table:table-cell office:value-type="float" office:value="4.69568" calcext:value-type="float">
            <text:p>4.69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0.4873" calcext:value-type="float">
            <text:p>60.4873</text:p>
          </table:table-cell>
          <table:table-cell office:value-type="float" office:value="13.7747" calcext:value-type="float">
            <text:p>13.7747</text:p>
          </table:table-cell>
          <table:table-cell office:value-type="float" office:value="12.766" calcext:value-type="float">
            <text:p>12.76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68.068" calcext:value-type="float">
            <text:p>468.068</text:p>
          </table:table-cell>
          <table:table-cell office:value-type="float" office:value="401.763" calcext:value-type="float">
            <text:p>401.76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3772" calcext:value-type="float">
            <text:p>26.3772</text:p>
          </table:table-cell>
          <table:table-cell office:value-type="float" office:value="3.14219" calcext:value-type="float">
            <text:p>3.14219</text:p>
          </table:table-cell>
          <table:table-cell office:value-type="float" office:value="7.27243" calcext:value-type="float">
            <text:p>7.27243</text:p>
          </table:table-cell>
          <table:table-cell office:value-type="float" office:value="2.41282" calcext:value-type="float">
            <text:p>2.41282</text:p>
          </table:table-cell>
          <table:table-cell office:value-type="float" office:value="5.90029" calcext:value-type="float">
            <text:p>5.90029</text:p>
          </table:table-cell>
          <table:table-cell office:value-type="float" office:value="3.209" calcext:value-type="float">
            <text:p>3.209</text:p>
          </table:table-cell>
          <table:table-cell office:value-type="float" office:value="8.3861" calcext:value-type="float">
            <text:p>8.3861</text:p>
          </table:table-cell>
          <table:table-cell office:value-type="float" office:value="4.70878" calcext:value-type="float">
            <text:p>4.70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.733" calcext:value-type="float">
            <text:p>549.733</text:p>
          </table:table-cell>
          <table:table-cell office:value-type="float" office:value="115.161" calcext:value-type="float">
            <text:p>115.161</text:p>
          </table:table-cell>
          <table:table-cell office:value-type="float" office:value="14.6528" calcext:value-type="float">
            <text:p>14.6528</text:p>
          </table:table-cell>
          <table:table-cell office:value-type="float" office:value="13.1621" calcext:value-type="float">
            <text:p>13.162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55.804" calcext:value-type="float">
            <text:p>155.8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17.599" calcext:value-type="float">
            <text:p>517.599</text:p>
          </table:table-cell>
          <table:table-cell office:value-type="float" office:value="406.018" calcext:value-type="float">
            <text:p>406.01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391" calcext:value-type="float">
            <text:p>41.2391</text:p>
          </table:table-cell>
          <table:table-cell office:value-type="float" office:value="3.15539" calcext:value-type="float">
            <text:p>3.15539</text:p>
          </table:table-cell>
          <table:table-cell office:value-type="float" office:value="6.0258" calcext:value-type="float">
            <text:p>6.0258</text:p>
          </table:table-cell>
          <table:table-cell office:value-type="float" office:value="2.3023" calcext:value-type="float">
            <text:p>2.3023</text:p>
          </table:table-cell>
          <table:table-cell office:value-type="float" office:value="6.30751" calcext:value-type="float">
            <text:p>6.30751</text:p>
          </table:table-cell>
          <table:table-cell office:value-type="float" office:value="3.2702" calcext:value-type="float">
            <text:p>3.2702</text:p>
          </table:table-cell>
          <table:table-cell office:value-type="float" office:value="10.9166" calcext:value-type="float">
            <text:p>10.9166</text:p>
          </table:table-cell>
          <table:table-cell office:value-type="float" office:value="4.85856" calcext:value-type="float">
            <text:p>4.85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8028" calcext:value-type="float">
            <text:p>12.8028</text:p>
          </table:table-cell>
          <table:table-cell office:value-type="float" office:value="12.8022" calcext:value-type="float">
            <text:p>12.8022</text:p>
          </table:table-cell>
          <table:table-cell office:value-type="float" office:value="622.636" calcext:value-type="float">
            <text:p>622.636</text:p>
          </table:table-cell>
          <table:table-cell office:value-type="float" office:value="60.0392" calcext:value-type="float">
            <text:p>60.039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71.294" calcext:value-type="float">
            <text:p>771.29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85.735" calcext:value-type="float">
            <text:p>485.735</text:p>
          </table:table-cell>
          <table:table-cell office:value-type="float" office:value="362.792" calcext:value-type="float">
            <text:p>362.79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606" calcext:value-type="float">
            <text:p>12.2606</text:p>
          </table:table-cell>
          <table:table-cell office:value-type="float" office:value="3.07282" calcext:value-type="float">
            <text:p>3.07282</text:p>
          </table:table-cell>
          <table:table-cell office:value-type="float" office:value="6.47058" calcext:value-type="float">
            <text:p>6.47058</text:p>
          </table:table-cell>
          <table:table-cell office:value-type="float" office:value="2.34481" calcext:value-type="float">
            <text:p>2.34481</text:p>
          </table:table-cell>
          <table:table-cell office:value-type="float" office:value="6.89428" calcext:value-type="float">
            <text:p>6.89428</text:p>
          </table:table-cell>
          <table:table-cell office:value-type="float" office:value="3.31005" calcext:value-type="float">
            <text:p>3.31005</text:p>
          </table:table-cell>
          <table:table-cell office:value-type="float" office:value="9.77076" calcext:value-type="float">
            <text:p>9.77076</text:p>
          </table:table-cell>
          <table:table-cell office:value-type="float" office:value="4.75987" calcext:value-type="float">
            <text:p>4.75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348" calcext:value-type="float">
            <text:p>13.0348</text:p>
          </table:table-cell>
          <table:table-cell office:value-type="float" office:value="13.0312" calcext:value-type="float">
            <text:p>13.0312</text:p>
          </table:table-cell>
          <table:table-cell office:value-type="float" office:value="14.6552" calcext:value-type="float">
            <text:p>14.6552</text:p>
          </table:table-cell>
          <table:table-cell office:value-type="float" office:value="13.4491" calcext:value-type="float">
            <text:p>13.449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48.394" calcext:value-type="float">
            <text:p>548.394</text:p>
          </table:table-cell>
          <table:table-cell office:value-type="float" office:value="440.717" calcext:value-type="float">
            <text:p>440.71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624" calcext:value-type="float">
            <text:p>11.1624</text:p>
          </table:table-cell>
          <table:table-cell office:value-type="float" office:value="3.03336" calcext:value-type="float">
            <text:p>3.03336</text:p>
          </table:table-cell>
          <table:table-cell office:value-type="float" office:value="5.94958" calcext:value-type="float">
            <text:p>5.94958</text:p>
          </table:table-cell>
          <table:table-cell office:value-type="float" office:value="2.30025" calcext:value-type="float">
            <text:p>2.30025</text:p>
          </table:table-cell>
          <table:table-cell office:value-type="float" office:value="7.44593" calcext:value-type="float">
            <text:p>7.44593</text:p>
          </table:table-cell>
          <table:table-cell office:value-type="float" office:value="3.34091" calcext:value-type="float">
            <text:p>3.34091</text:p>
          </table:table-cell>
          <table:table-cell office:value-type="float" office:value="8.78423" calcext:value-type="float">
            <text:p>8.78423</text:p>
          </table:table-cell>
          <table:table-cell office:value-type="float" office:value="4.6567" calcext:value-type="float">
            <text:p>4.6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931" calcext:value-type="float">
            <text:p>13.2931</text:p>
          </table:table-cell>
          <table:table-cell office:value-type="float" office:value="13.3013" calcext:value-type="float">
            <text:p>13.3013</text:p>
          </table:table-cell>
          <table:table-cell office:value-type="float" office:value="15.28" calcext:value-type="float">
            <text:p>15.28</text:p>
          </table:table-cell>
          <table:table-cell office:value-type="float" office:value="13.7094" calcext:value-type="float">
            <text:p>13.7094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714.837" calcext:value-type="float">
            <text:p>714.8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.8718" calcext:value-type="float">
            <text:p>15.8718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6228" calcext:value-type="float">
            <text:p>76.6228</text:p>
          </table:table-cell>
          <table:table-cell office:value-type="float" office:value="3.01747" calcext:value-type="float">
            <text:p>3.01747</text:p>
          </table:table-cell>
          <table:table-cell office:value-type="float" office:value="5.31948" calcext:value-type="float">
            <text:p>5.31948</text:p>
          </table:table-cell>
          <table:table-cell office:value-type="float" office:value="2.26054" calcext:value-type="float">
            <text:p>2.26054</text:p>
          </table:table-cell>
          <table:table-cell office:value-type="float" office:value="6.51155" calcext:value-type="float">
            <text:p>6.51155</text:p>
          </table:table-cell>
          <table:table-cell office:value-type="float" office:value="3.28026" calcext:value-type="float">
            <text:p>3.28026</text:p>
          </table:table-cell>
          <table:table-cell office:value-type="float" office:value="8.17164" calcext:value-type="float">
            <text:p>8.17164</text:p>
          </table:table-cell>
          <table:table-cell office:value-type="float" office:value="4.66141" calcext:value-type="float">
            <text:p>4.66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641" calcext:value-type="float">
            <text:p>13.5641</text:p>
          </table:table-cell>
          <table:table-cell office:value-type="float" office:value="13.5608" calcext:value-type="float">
            <text:p>13.5608</text:p>
          </table:table-cell>
          <table:table-cell office:value-type="float" office:value="15.667" calcext:value-type="float">
            <text:p>15.667</text:p>
          </table:table-cell>
          <table:table-cell office:value-type="float" office:value="14.0046" calcext:value-type="float">
            <text:p>14.004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986.647" calcext:value-type="float">
            <text:p>986.647</text:p>
          </table:table-cell>
          <table:table-cell office:value-type="float" office:value="514.126" calcext:value-type="float">
            <text:p>514.12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6441" calcext:value-type="float">
            <text:p>8.36441</text:p>
          </table:table-cell>
          <table:table-cell office:value-type="float" office:value="3.05277" calcext:value-type="float">
            <text:p>3.05277</text:p>
          </table:table-cell>
          <table:table-cell office:value-type="float" office:value="5.72599" calcext:value-type="float">
            <text:p>5.72599</text:p>
          </table:table-cell>
          <table:table-cell office:value-type="float" office:value="2.30899" calcext:value-type="float">
            <text:p>2.30899</text:p>
          </table:table-cell>
          <table:table-cell office:value-type="float" office:value="7.01608" calcext:value-type="float">
            <text:p>7.01608</text:p>
          </table:table-cell>
          <table:table-cell office:value-type="float" office:value="3.32196" calcext:value-type="float">
            <text:p>3.32196</text:p>
          </table:table-cell>
          <table:table-cell office:value-type="float" office:value="9.74498" calcext:value-type="float">
            <text:p>9.74498</text:p>
          </table:table-cell>
          <table:table-cell office:value-type="float" office:value="4.77575" calcext:value-type="float">
            <text:p>4.77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479" calcext:value-type="float">
            <text:p>13.8479</text:p>
          </table:table-cell>
          <table:table-cell office:value-type="float" office:value="13.8472" calcext:value-type="float">
            <text:p>13.8472</text:p>
          </table:table-cell>
          <table:table-cell office:value-type="float" office:value="16.1798" calcext:value-type="float">
            <text:p>16.1798</text:p>
          </table:table-cell>
          <table:table-cell office:value-type="float" office:value="14.3216" calcext:value-type="float">
            <text:p>14.321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74.196" calcext:value-type="float">
            <text:p>374.196</text:p>
          </table:table-cell>
          <table:table-cell office:value-type="float" office:value="248.014" calcext:value-type="float">
            <text:p>248.01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316" calcext:value-type="float">
            <text:p>30.2316</text:p>
          </table:table-cell>
          <table:table-cell office:value-type="float" office:value="3.15402" calcext:value-type="float">
            <text:p>3.15402</text:p>
          </table:table-cell>
          <table:table-cell office:value-type="float" office:value="6.66201" calcext:value-type="float">
            <text:p>6.66201</text:p>
          </table:table-cell>
          <table:table-cell office:value-type="float" office:value="2.33807" calcext:value-type="float">
            <text:p>2.33807</text:p>
          </table:table-cell>
          <table:table-cell office:value-type="float" office:value="8.52701" calcext:value-type="float">
            <text:p>8.52701</text:p>
          </table:table-cell>
          <table:table-cell office:value-type="float" office:value="3.51926" calcext:value-type="float">
            <text:p>3.51926</text:p>
          </table:table-cell>
          <table:table-cell office:value-type="float" office:value="10.0703" calcext:value-type="float">
            <text:p>10.0703</text:p>
          </table:table-cell>
          <table:table-cell office:value-type="float" office:value="4.80434" calcext:value-type="float">
            <text:p>4.80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448" calcext:value-type="float">
            <text:p>14.1448</text:p>
          </table:table-cell>
          <table:table-cell office:value-type="float" office:value="14.1414" calcext:value-type="float">
            <text:p>14.1414</text:p>
          </table:table-cell>
          <table:table-cell office:value-type="float" office:value="16.5" calcext:value-type="float">
            <text:p>16.5</text:p>
          </table:table-cell>
          <table:table-cell office:value-type="float" office:value="14.6514" calcext:value-type="float">
            <text:p>14.6514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067.84" calcext:value-type="float">
            <text:p>1067.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9.324" calcext:value-type="float">
            <text:p>499.324</text:p>
          </table:table-cell>
          <table:table-cell office:value-type="float" office:value="422.993" calcext:value-type="float">
            <text:p>422.99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079" calcext:value-type="float">
            <text:p>8.8079</text:p>
          </table:table-cell>
          <table:table-cell office:value-type="float" office:value="3.05539" calcext:value-type="float">
            <text:p>3.05539</text:p>
          </table:table-cell>
          <table:table-cell office:value-type="float" office:value="5.44436" calcext:value-type="float">
            <text:p>5.44436</text:p>
          </table:table-cell>
          <table:table-cell office:value-type="float" office:value="2.26916" calcext:value-type="float">
            <text:p>2.26916</text:p>
          </table:table-cell>
          <table:table-cell office:value-type="float" office:value="7.38783" calcext:value-type="float">
            <text:p>7.38783</text:p>
          </table:table-cell>
          <table:table-cell office:value-type="float" office:value="3.32258" calcext:value-type="float">
            <text:p>3.32258</text:p>
          </table:table-cell>
          <table:table-cell office:value-type="float" office:value="11.5868" calcext:value-type="float">
            <text:p>11.5868</text:p>
          </table:table-cell>
          <table:table-cell office:value-type="float" office:value="4.89365" calcext:value-type="float">
            <text:p>4.8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712" calcext:value-type="float">
            <text:p>14.4712</text:p>
          </table:table-cell>
          <table:table-cell office:value-type="float" office:value="14.4635" calcext:value-type="float">
            <text:p>14.4635</text:p>
          </table:table-cell>
          <table:table-cell office:value-type="float" office:value="17.4336" calcext:value-type="float">
            <text:p>17.4336</text:p>
          </table:table-cell>
          <table:table-cell office:value-type="float" office:value="15.029" calcext:value-type="float">
            <text:p>15.02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12.922" calcext:value-type="float">
            <text:p>312.922</text:p>
          </table:table-cell>
          <table:table-cell office:value-type="float" office:value="301.03" calcext:value-type="float">
            <text:p>301.0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1467" calcext:value-type="float">
            <text:p>38.1467</text:p>
          </table:table-cell>
          <table:table-cell office:value-type="float" office:value="3.17753" calcext:value-type="float">
            <text:p>3.17753</text:p>
          </table:table-cell>
          <table:table-cell office:value-type="float" office:value="4.75298" calcext:value-type="float">
            <text:p>4.75298</text:p>
          </table:table-cell>
          <table:table-cell office:value-type="float" office:value="2.21745" calcext:value-type="float">
            <text:p>2.21745</text:p>
          </table:table-cell>
          <table:table-cell office:value-type="float" office:value="6.84571" calcext:value-type="float">
            <text:p>6.84571</text:p>
          </table:table-cell>
          <table:table-cell office:value-type="float" office:value="3.64453" calcext:value-type="float">
            <text:p>3.64453</text:p>
          </table:table-cell>
          <table:table-cell office:value-type="float" office:value="10.9397" calcext:value-type="float">
            <text:p>10.9397</text:p>
          </table:table-cell>
          <table:table-cell office:value-type="float" office:value="4.86245" calcext:value-type="float">
            <text:p>4.86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305" calcext:value-type="float">
            <text:p>14.8305</text:p>
          </table:table-cell>
          <table:table-cell office:value-type="float" office:value="14.8307" calcext:value-type="float">
            <text:p>14.8307</text:p>
          </table:table-cell>
          <table:table-cell office:value-type="float" office:value="34.4054" calcext:value-type="float">
            <text:p>34.4054</text:p>
          </table:table-cell>
          <table:table-cell office:value-type="float" office:value="17.0766" calcext:value-type="float">
            <text:p>17.0766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554.066" calcext:value-type="float">
            <text:p>554.066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758.858" calcext:value-type="float">
            <text:p>758.858</text:p>
          </table:table-cell>
          <table:table-cell office:value-type="float" office:value="568.609" calcext:value-type="float">
            <text:p>568.60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469" calcext:value-type="float">
            <text:p>14.8469</text:p>
          </table:table-cell>
          <table:table-cell office:value-type="float" office:value="3.09457" calcext:value-type="float">
            <text:p>3.09457</text:p>
          </table:table-cell>
          <table:table-cell office:value-type="float" office:value="5.38389" calcext:value-type="float">
            <text:p>5.38389</text:p>
          </table:table-cell>
          <table:table-cell office:value-type="float" office:value="2.31146" calcext:value-type="float">
            <text:p>2.31146</text:p>
          </table:table-cell>
          <table:table-cell office:value-type="float" office:value="6.84516" calcext:value-type="float">
            <text:p>6.84516</text:p>
          </table:table-cell>
          <table:table-cell office:value-type="float" office:value="3.37832" calcext:value-type="float">
            <text:p>3.37832</text:p>
          </table:table-cell>
          <table:table-cell office:value-type="float" office:value="13.7266" calcext:value-type="float">
            <text:p>13.7266</text:p>
          </table:table-cell>
          <table:table-cell office:value-type="float" office:value="4.82053" calcext:value-type="float">
            <text:p>4.82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014" calcext:value-type="float">
            <text:p>15.2014</text:p>
          </table:table-cell>
          <table:table-cell office:value-type="float" office:value="15.2018" calcext:value-type="float">
            <text:p>15.2018</text:p>
          </table:table-cell>
          <table:table-cell office:value-type="float" office:value="18.8448" calcext:value-type="float">
            <text:p>18.8448</text:p>
          </table:table-cell>
          <table:table-cell office:value-type="float" office:value="15.8955" calcext:value-type="float">
            <text:p>15.895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789.281" calcext:value-type="float">
            <text:p>789.2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32.556" calcext:value-type="float">
            <text:p>332.556</text:p>
          </table:table-cell>
          <table:table-cell office:value-type="float" office:value="274.733" calcext:value-type="float">
            <text:p>274.73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0913" calcext:value-type="float">
            <text:p>7.90913</text:p>
          </table:table-cell>
          <table:table-cell office:value-type="float" office:value="3.04805" calcext:value-type="float">
            <text:p>3.04805</text:p>
          </table:table-cell>
          <table:table-cell office:value-type="float" office:value="5.26623" calcext:value-type="float">
            <text:p>5.26623</text:p>
          </table:table-cell>
          <table:table-cell office:value-type="float" office:value="2.32744" calcext:value-type="float">
            <text:p>2.32744</text:p>
          </table:table-cell>
          <table:table-cell office:value-type="float" office:value="6.43821" calcext:value-type="float">
            <text:p>6.43821</text:p>
          </table:table-cell>
          <table:table-cell office:value-type="float" office:value="3.39193" calcext:value-type="float">
            <text:p>3.39193</text:p>
          </table:table-cell>
          <table:table-cell office:value-type="float" office:value="9.59959" calcext:value-type="float">
            <text:p>9.59959</text:p>
          </table:table-cell>
          <table:table-cell office:value-type="float" office:value="4.55046" calcext:value-type="float">
            <text:p>4.55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933" calcext:value-type="float">
            <text:p>15.5933</text:p>
          </table:table-cell>
          <table:table-cell office:value-type="float" office:value="15.5973" calcext:value-type="float">
            <text:p>15.5973</text:p>
          </table:table-cell>
          <table:table-cell office:value-type="float" office:value="19.6495" calcext:value-type="float">
            <text:p>19.6495</text:p>
          </table:table-cell>
          <table:table-cell office:value-type="float" office:value="16.4273" calcext:value-type="float">
            <text:p>16.427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13.09" calcext:value-type="float">
            <text:p>413.09</text:p>
          </table:table-cell>
          <table:table-cell office:value-type="float" office:value="327.613" calcext:value-type="float">
            <text:p>327.61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595" calcext:value-type="float">
            <text:p>11.0595</text:p>
          </table:table-cell>
          <table:table-cell office:value-type="float" office:value="3.19212" calcext:value-type="float">
            <text:p>3.19212</text:p>
          </table:table-cell>
          <table:table-cell office:value-type="float" office:value="6.89275" calcext:value-type="float">
            <text:p>6.89275</text:p>
          </table:table-cell>
          <table:table-cell office:value-type="float" office:value="2.47595" calcext:value-type="float">
            <text:p>2.47595</text:p>
          </table:table-cell>
          <table:table-cell office:value-type="float" office:value="8.24568" calcext:value-type="float">
            <text:p>8.24568</text:p>
          </table:table-cell>
          <table:table-cell office:value-type="float" office:value="3.48095" calcext:value-type="float">
            <text:p>3.48095</text:p>
          </table:table-cell>
          <table:table-cell office:value-type="float" office:value="13.2938" calcext:value-type="float">
            <text:p>13.2938</text:p>
          </table:table-cell>
          <table:table-cell office:value-type="float" office:value="4.73381" calcext:value-type="float">
            <text:p>4.73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0208" calcext:value-type="float">
            <text:p>16.0208</text:p>
          </table:table-cell>
          <table:table-cell office:value-type="float" office:value="16.021" calcext:value-type="float">
            <text:p>16.021</text:p>
          </table:table-cell>
          <table:table-cell office:value-type="float" office:value="20.8104" calcext:value-type="float">
            <text:p>20.8104</text:p>
          </table:table-cell>
          <table:table-cell office:value-type="float" office:value="17.0379" calcext:value-type="float">
            <text:p>17.0379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520.361" calcext:value-type="float">
            <text:p>520.3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.642" calcext:value-type="float">
            <text:p>240.642</text:p>
          </table:table-cell>
          <table:table-cell office:value-type="float" office:value="205.032" calcext:value-type="float">
            <text:p>205.03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00435" calcext:value-type="float">
            <text:p>8.00435</text:p>
          </table:table-cell>
          <table:table-cell office:value-type="float" office:value="3.14576" calcext:value-type="float">
            <text:p>3.14576</text:p>
          </table:table-cell>
          <table:table-cell office:value-type="float" office:value="7.90946" calcext:value-type="float">
            <text:p>7.90946</text:p>
          </table:table-cell>
          <table:table-cell office:value-type="float" office:value="2.57253" calcext:value-type="float">
            <text:p>2.57253</text:p>
          </table:table-cell>
          <table:table-cell office:value-type="float" office:value="7.75939" calcext:value-type="float">
            <text:p>7.75939</text:p>
          </table:table-cell>
          <table:table-cell office:value-type="float" office:value="3.44743" calcext:value-type="float">
            <text:p>3.44743</text:p>
          </table:table-cell>
          <table:table-cell office:value-type="float" office:value="7.21533" calcext:value-type="float">
            <text:p>7.21533</text:p>
          </table:table-cell>
          <table:table-cell office:value-type="float" office:value="4.28012" calcext:value-type="float">
            <text:p>4.28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926" calcext:value-type="float">
            <text:p>16.4926</text:p>
          </table:table-cell>
          <table:table-cell office:value-type="float" office:value="16.4911" calcext:value-type="float">
            <text:p>16.4911</text:p>
          </table:table-cell>
          <table:table-cell office:value-type="float" office:value="22.1533" calcext:value-type="float">
            <text:p>22.1533</text:p>
          </table:table-cell>
          <table:table-cell office:value-type="float" office:value="17.7452" calcext:value-type="float">
            <text:p>17.745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00.83" calcext:value-type="float">
            <text:p>100.83</text:p>
          </table:table-cell>
          <table:table-cell office:value-type="float" office:value="89.0401" calcext:value-type="float">
            <text:p>89.040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825" calcext:value-type="float">
            <text:p>47.8825</text:p>
          </table:table-cell>
          <table:table-cell office:value-type="float" office:value="3.09491" calcext:value-type="float">
            <text:p>3.09491</text:p>
          </table:table-cell>
          <table:table-cell office:value-type="float" office:value="6.67749" calcext:value-type="float">
            <text:p>6.67749</text:p>
          </table:table-cell>
          <table:table-cell office:value-type="float" office:value="2.40925" calcext:value-type="float">
            <text:p>2.40925</text:p>
          </table:table-cell>
          <table:table-cell office:value-type="float" office:value="8.70934" calcext:value-type="float">
            <text:p>8.70934</text:p>
          </table:table-cell>
          <table:table-cell office:value-type="float" office:value="3.46273" calcext:value-type="float">
            <text:p>3.46273</text:p>
          </table:table-cell>
          <table:table-cell office:value-type="float" office:value="7.04634" calcext:value-type="float">
            <text:p>7.04634</text:p>
          </table:table-cell>
          <table:table-cell office:value-type="float" office:value="4.30741" calcext:value-type="float">
            <text:p>4.30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9809" calcext:value-type="float">
            <text:p>16.9809</text:p>
          </table:table-cell>
          <table:table-cell office:value-type="float" office:value="16.9777" calcext:value-type="float">
            <text:p>16.9777</text:p>
          </table:table-cell>
          <table:table-cell office:value-type="float" office:value="23.4699" calcext:value-type="float">
            <text:p>23.4699</text:p>
          </table:table-cell>
          <table:table-cell office:value-type="float" office:value="18.6094" calcext:value-type="float">
            <text:p>18.6094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940.347" calcext:value-type="float">
            <text:p>940.3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2.546" calcext:value-type="float">
            <text:p>252.546</text:p>
          </table:table-cell>
          <table:table-cell office:value-type="float" office:value="211.287" calcext:value-type="float">
            <text:p>211.28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935" calcext:value-type="float">
            <text:p>7.5935</text:p>
          </table:table-cell>
          <table:table-cell office:value-type="float" office:value="3.04473" calcext:value-type="float">
            <text:p>3.04473</text:p>
          </table:table-cell>
          <table:table-cell office:value-type="float" office:value="6.20677" calcext:value-type="float">
            <text:p>6.20677</text:p>
          </table:table-cell>
          <table:table-cell office:value-type="float" office:value="2.40234" calcext:value-type="float">
            <text:p>2.40234</text:p>
          </table:table-cell>
          <table:table-cell office:value-type="float" office:value="8.20676" calcext:value-type="float">
            <text:p>8.20676</text:p>
          </table:table-cell>
          <table:table-cell office:value-type="float" office:value="3.40183" calcext:value-type="float">
            <text:p>3.40183</text:p>
          </table:table-cell>
          <table:table-cell office:value-type="float" office:value="7.28165" calcext:value-type="float">
            <text:p>7.28165</text:p>
          </table:table-cell>
          <table:table-cell office:value-type="float" office:value="4.29331" calcext:value-type="float">
            <text:p>4.29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116" calcext:value-type="float">
            <text:p>17.5116</text:p>
          </table:table-cell>
          <table:table-cell office:value-type="float" office:value="17.5232" calcext:value-type="float">
            <text:p>17.5232</text:p>
          </table:table-cell>
          <table:table-cell office:value-type="float" office:value="26.6486" calcext:value-type="float">
            <text:p>26.6486</text:p>
          </table:table-cell>
          <table:table-cell office:value-type="float" office:value="19.9179" calcext:value-type="float">
            <text:p>19.917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201.378" calcext:value-type="float">
            <text:p>201.378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84.498" calcext:value-type="float">
            <text:p>84.49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841" calcext:value-type="float">
            <text:p>39.5841</text:p>
          </table:table-cell>
          <table:table-cell office:value-type="float" office:value="3.02234" calcext:value-type="float">
            <text:p>3.02234</text:p>
          </table:table-cell>
          <table:table-cell office:value-type="float" office:value="5.35976" calcext:value-type="float">
            <text:p>5.35976</text:p>
          </table:table-cell>
          <table:table-cell office:value-type="float" office:value="2.30085" calcext:value-type="float">
            <text:p>2.30085</text:p>
          </table:table-cell>
          <table:table-cell office:value-type="float" office:value="7.77614" calcext:value-type="float">
            <text:p>7.77614</text:p>
          </table:table-cell>
          <table:table-cell office:value-type="float" office:value="3.32598" calcext:value-type="float">
            <text:p>3.32598</text:p>
          </table:table-cell>
          <table:table-cell office:value-type="float" office:value="9.4456" calcext:value-type="float">
            <text:p>9.4456</text:p>
          </table:table-cell>
          <table:table-cell office:value-type="float" office:value="4.4372" calcext:value-type="float">
            <text:p>4.4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326" calcext:value-type="float">
            <text:p>18.1326</text:p>
          </table:table-cell>
          <table:table-cell office:value-type="float" office:value="18.1262" calcext:value-type="float">
            <text:p>18.1262</text:p>
          </table:table-cell>
          <table:table-cell office:value-type="float" office:value="29.1608" calcext:value-type="float">
            <text:p>29.1608</text:p>
          </table:table-cell>
          <table:table-cell office:value-type="float" office:value="20.9554" calcext:value-type="float">
            <text:p>20.9554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16.399" calcext:value-type="float">
            <text:p>216.399</text:p>
          </table:table-cell>
          <table:table-cell office:value-type="float" office:value="184.904" calcext:value-type="float">
            <text:p>184.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36.26" calcext:value-type="float">
            <text:p>1236.26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743" calcext:value-type="float">
            <text:p>10.6743</text:p>
          </table:table-cell>
          <table:table-cell office:value-type="float" office:value="3.00148" calcext:value-type="float">
            <text:p>3.00148</text:p>
          </table:table-cell>
          <table:table-cell office:value-type="float" office:value="6.21255" calcext:value-type="float">
            <text:p>6.21255</text:p>
          </table:table-cell>
          <table:table-cell office:value-type="float" office:value="2.32978" calcext:value-type="float">
            <text:p>2.32978</text:p>
          </table:table-cell>
          <table:table-cell office:value-type="float" office:value="6.93691" calcext:value-type="float">
            <text:p>6.93691</text:p>
          </table:table-cell>
          <table:table-cell office:value-type="float" office:value="3.2574" calcext:value-type="float">
            <text:p>3.2574</text:p>
          </table:table-cell>
          <table:table-cell office:value-type="float" office:value="9.44336" calcext:value-type="float">
            <text:p>9.44336</text:p>
          </table:table-cell>
          <table:table-cell office:value-type="float" office:value="4.40186" calcext:value-type="float">
            <text:p>4.40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04" calcext:value-type="float">
            <text:p>18.804</text:p>
          </table:table-cell>
          <table:table-cell office:value-type="float" office:value="18.8123" calcext:value-type="float">
            <text:p>18.8123</text:p>
          </table:table-cell>
          <table:table-cell office:value-type="float" office:value="33.4757" calcext:value-type="float">
            <text:p>33.4757</text:p>
          </table:table-cell>
          <table:table-cell office:value-type="float" office:value="22.8525" calcext:value-type="float">
            <text:p>22.852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18.065" calcext:value-type="float">
            <text:p>518.065</text:p>
          </table:table-cell>
          <table:table-cell office:value-type="float" office:value="315.796" calcext:value-type="float">
            <text:p>315.79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138" calcext:value-type="float">
            <text:p>75.4138</text:p>
          </table:table-cell>
          <table:table-cell office:value-type="float" office:value="3.08929" calcext:value-type="float">
            <text:p>3.08929</text:p>
          </table:table-cell>
          <table:table-cell office:value-type="float" office:value="5.81887" calcext:value-type="float">
            <text:p>5.81887</text:p>
          </table:table-cell>
          <table:table-cell office:value-type="float" office:value="2.35424" calcext:value-type="float">
            <text:p>2.35424</text:p>
          </table:table-cell>
          <table:table-cell office:value-type="float" office:value="6.67039" calcext:value-type="float">
            <text:p>6.67039</text:p>
          </table:table-cell>
          <table:table-cell office:value-type="float" office:value="3.31336" calcext:value-type="float">
            <text:p>3.31336</text:p>
          </table:table-cell>
          <table:table-cell office:value-type="float" office:value="11.8323" calcext:value-type="float">
            <text:p>11.8323</text:p>
          </table:table-cell>
          <table:table-cell office:value-type="float" office:value="4.52126" calcext:value-type="float">
            <text:p>4.52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418" calcext:value-type="float">
            <text:p>19.5418</text:p>
          </table:table-cell>
          <table:table-cell office:value-type="float" office:value="19.5366" calcext:value-type="float">
            <text:p>19.5366</text:p>
          </table:table-cell>
          <table:table-cell office:value-type="float" office:value="40.1708" calcext:value-type="float">
            <text:p>40.1708</text:p>
          </table:table-cell>
          <table:table-cell office:value-type="float" office:value="25.6417" calcext:value-type="float">
            <text:p>25.6417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806.846" calcext:value-type="float">
            <text:p>806.8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1.529" calcext:value-type="float">
            <text:p>671.529</text:p>
          </table:table-cell>
          <table:table-cell office:value-type="float" office:value="670.58" calcext:value-type="float">
            <text:p>670.5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8992" calcext:value-type="float">
            <text:p>34.8992</text:p>
          </table:table-cell>
          <table:table-cell office:value-type="float" office:value="3.105" calcext:value-type="float">
            <text:p>3.105</text:p>
          </table:table-cell>
          <table:table-cell office:value-type="float" office:value="6.48193" calcext:value-type="float">
            <text:p>6.48193</text:p>
          </table:table-cell>
          <table:table-cell office:value-type="float" office:value="2.46403" calcext:value-type="float">
            <text:p>2.46403</text:p>
          </table:table-cell>
          <table:table-cell office:value-type="float" office:value="7.44005" calcext:value-type="float">
            <text:p>7.44005</text:p>
          </table:table-cell>
          <table:table-cell office:value-type="float" office:value="3.33744" calcext:value-type="float">
            <text:p>3.33744</text:p>
          </table:table-cell>
          <table:table-cell office:value-type="float" office:value="6.9139" calcext:value-type="float">
            <text:p>6.9139</text:p>
          </table:table-cell>
          <table:table-cell office:value-type="float" office:value="4.14386" calcext:value-type="float">
            <text:p>4.14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953" calcext:value-type="float">
            <text:p>20.3953</text:p>
          </table:table-cell>
          <table:table-cell office:value-type="float" office:value="20.3877" calcext:value-type="float">
            <text:p>20.3877</text:p>
          </table:table-cell>
          <table:table-cell office:value-type="float" office:value="53.3536" calcext:value-type="float">
            <text:p>53.3536</text:p>
          </table:table-cell>
          <table:table-cell office:value-type="float" office:value="30.5365" calcext:value-type="float">
            <text:p>30.5365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967.303" calcext:value-type="float">
            <text:p>967.30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78.333" calcext:value-type="float">
            <text:p>478.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372" calcext:value-type="float">
            <text:p>15.3372</text:p>
          </table:table-cell>
          <table:table-cell office:value-type="float" office:value="3.11551" calcext:value-type="float">
            <text:p>3.11551</text:p>
          </table:table-cell>
          <table:table-cell office:value-type="float" office:value="7.73325" calcext:value-type="float">
            <text:p>7.73325</text:p>
          </table:table-cell>
          <table:table-cell office:value-type="float" office:value="2.49278" calcext:value-type="float">
            <text:p>2.49278</text:p>
          </table:table-cell>
          <table:table-cell office:value-type="float" office:value="5.49658" calcext:value-type="float">
            <text:p>5.49658</text:p>
          </table:table-cell>
          <table:table-cell office:value-type="float" office:value="3.26263" calcext:value-type="float">
            <text:p>3.26263</text:p>
          </table:table-cell>
          <table:table-cell office:value-type="float" office:value="6.54526" calcext:value-type="float">
            <text:p>6.54526</text:p>
          </table:table-cell>
          <table:table-cell office:value-type="float" office:value="4.16755" calcext:value-type="float">
            <text:p>4.16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63" calcext:value-type="float">
            <text:p>21.363</text:p>
          </table:table-cell>
          <table:table-cell office:value-type="float" office:value="21.3709" calcext:value-type="float">
            <text:p>21.3709</text:p>
          </table:table-cell>
          <table:table-cell office:value-type="float" office:value="98.398" calcext:value-type="float">
            <text:p>98.398</text:p>
          </table:table-cell>
          <table:table-cell office:value-type="float" office:value="44.6864" calcext:value-type="float">
            <text:p>44.6864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652.001" calcext:value-type="float">
            <text:p>652.001</text:p>
          </table:table-cell>
          <table:table-cell office:value-type="float" office:value="452.366" calcext:value-type="float">
            <text:p>452.36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48" calcext:value-type="float">
            <text:p>33.3348</text:p>
          </table:table-cell>
          <table:table-cell office:value-type="float" office:value="3.14885" calcext:value-type="float">
            <text:p>3.14885</text:p>
          </table:table-cell>
          <table:table-cell office:value-type="float" office:value="6.54869" calcext:value-type="float">
            <text:p>6.54869</text:p>
          </table:table-cell>
          <table:table-cell office:value-type="float" office:value="2.36359" calcext:value-type="float">
            <text:p>2.36359</text:p>
          </table:table-cell>
          <table:table-cell office:value-type="float" office:value="6.45465" calcext:value-type="float">
            <text:p>6.45465</text:p>
          </table:table-cell>
          <table:table-cell office:value-type="float" office:value="3.37636" calcext:value-type="float">
            <text:p>3.37636</text:p>
          </table:table-cell>
          <table:table-cell office:value-type="float" office:value="6.96342" calcext:value-type="float">
            <text:p>6.96342</text:p>
          </table:table-cell>
          <table:table-cell office:value-type="float" office:value="4.21391" calcext:value-type="float">
            <text:p>4.21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362" calcext:value-type="float">
            <text:p>22.4362</text:p>
          </table:table-cell>
          <table:table-cell office:value-type="float" office:value="22.4254" calcext:value-type="float">
            <text:p>22.4254</text:p>
          </table:table-cell>
          <table:table-cell office:value-type="float" office:value="477.963" calcext:value-type="float">
            <text:p>477.963</text:p>
          </table:table-cell>
          <table:table-cell office:value-type="float" office:value="88.2362" calcext:value-type="float">
            <text:p>88.2362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1.21559" calcext:value-type="float">
            <text:p>1.2155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001" calcext:value-type="float">
            <text:p>126.001</text:p>
          </table:table-cell>
          <table:table-cell office:value-type="float" office:value="3.44508" calcext:value-type="float">
            <text:p>3.44508</text:p>
          </table:table-cell>
          <table:table-cell office:value-type="float" office:value="6.16381" calcext:value-type="float">
            <text:p>6.16381</text:p>
          </table:table-cell>
          <table:table-cell office:value-type="float" office:value="2.39071" calcext:value-type="float">
            <text:p>2.39071</text:p>
          </table:table-cell>
          <table:table-cell office:value-type="float" office:value="6.75547" calcext:value-type="float">
            <text:p>6.75547</text:p>
          </table:table-cell>
          <table:table-cell office:value-type="float" office:value="3.42444" calcext:value-type="float">
            <text:p>3.42444</text:p>
          </table:table-cell>
          <table:table-cell office:value-type="float" office:value="8.98783" calcext:value-type="float">
            <text:p>8.98783</text:p>
          </table:table-cell>
          <table:table-cell office:value-type="float" office:value="4.32386" calcext:value-type="float">
            <text:p>4.32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.44" calcext:value-type="float">
            <text:p>626.44</text:p>
          </table:table-cell>
          <table:table-cell office:value-type="float" office:value="85.7374" calcext:value-type="float">
            <text:p>85.7374</text:p>
          </table:table-cell>
          <table:table-cell office:value-type="float" office:value="760.662" calcext:value-type="float">
            <text:p>760.662</text:p>
          </table:table-cell>
          <table:table-cell office:value-type="float" office:value="155.607" calcext:value-type="float">
            <text:p>155.60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487.077" calcext:value-type="float">
            <text:p>487.077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778.625" calcext:value-type="float">
            <text:p>778.625</text:p>
          </table:table-cell>
          <table:table-cell office:value-type="float" office:value="720.575" calcext:value-type="float">
            <text:p>720.57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00.651" calcext:value-type="float">
            <text:p>500.6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79.852" calcext:value-type="float">
            <text:p>979.852</text:p>
          </table:table-cell>
          <table:table-cell office:value-type="float" office:value="672.742" calcext:value-type="float">
            <text:p>672.74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213" calcext:value-type="float">
            <text:p>19.1213</text:p>
          </table:table-cell>
          <table:table-cell office:value-type="float" office:value="3.07088" calcext:value-type="float">
            <text:p>3.07088</text:p>
          </table:table-cell>
          <table:table-cell office:value-type="float" office:value="6.42933" calcext:value-type="float">
            <text:p>6.42933</text:p>
          </table:table-cell>
          <table:table-cell office:value-type="float" office:value="2.40838" calcext:value-type="float">
            <text:p>2.40838</text:p>
          </table:table-cell>
          <table:table-cell office:value-type="float" office:value="7.77068" calcext:value-type="float">
            <text:p>7.77068</text:p>
          </table:table-cell>
          <table:table-cell office:value-type="float" office:value="3.45431" calcext:value-type="float">
            <text:p>3.45431</text:p>
          </table:table-cell>
          <table:table-cell office:value-type="float" office:value="7.02691" calcext:value-type="float">
            <text:p>7.02691</text:p>
          </table:table-cell>
          <table:table-cell office:value-type="float" office:value="4.20614" calcext:value-type="float">
            <text:p>4.2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3667" calcext:value-type="float">
            <text:p>25.3667</text:p>
          </table:table-cell>
          <table:table-cell office:value-type="float" office:value="25.3703" calcext:value-type="float">
            <text:p>25.3703</text:p>
          </table:table-cell>
          <table:table-cell office:value-type="float" office:value="13.864" calcext:value-type="float">
            <text:p>13.864</text:p>
          </table:table-cell>
          <table:table-cell office:value-type="float" office:value="13.5504" calcext:value-type="float">
            <text:p>13.5504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811.041" calcext:value-type="float">
            <text:p>811.041</text:p>
          </table:table-cell>
          <table:table-cell office:value-type="float" office:value="483.204" calcext:value-type="float">
            <text:p>483.20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2727" calcext:value-type="float">
            <text:p>7.02727</text:p>
          </table:table-cell>
          <table:table-cell office:value-type="float" office:value="3.00614" calcext:value-type="float">
            <text:p>3.00614</text:p>
          </table:table-cell>
          <table:table-cell office:value-type="float" office:value="6.38044" calcext:value-type="float">
            <text:p>6.38044</text:p>
          </table:table-cell>
          <table:table-cell office:value-type="float" office:value="2.30468" calcext:value-type="float">
            <text:p>2.30468</text:p>
          </table:table-cell>
          <table:table-cell office:value-type="float" office:value="6.65502" calcext:value-type="float">
            <text:p>6.65502</text:p>
          </table:table-cell>
          <table:table-cell office:value-type="float" office:value="3.3934" calcext:value-type="float">
            <text:p>3.3934</text:p>
          </table:table-cell>
          <table:table-cell office:value-type="float" office:value="8.22737" calcext:value-type="float">
            <text:p>8.22737</text:p>
          </table:table-cell>
          <table:table-cell office:value-type="float" office:value="4.33691" calcext:value-type="float">
            <text:p>4.33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51" calcext:value-type="float">
            <text:p>27.351</text:p>
          </table:table-cell>
          <table:table-cell office:value-type="float" office:value="27.3402" calcext:value-type="float">
            <text:p>27.3402</text:p>
          </table:table-cell>
          <table:table-cell office:value-type="float" office:value="14.2412" calcext:value-type="float">
            <text:p>14.2412</text:p>
          </table:table-cell>
          <table:table-cell office:value-type="float" office:value="13.7761" calcext:value-type="float">
            <text:p>13.7761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739" calcext:value-type="float">
            <text:p>16.5739</text:p>
          </table:table-cell>
          <table:table-cell office:value-type="float" office:value="3.21992" calcext:value-type="float">
            <text:p>3.21992</text:p>
          </table:table-cell>
          <table:table-cell office:value-type="float" office:value="7.66973" calcext:value-type="float">
            <text:p>7.66973</text:p>
          </table:table-cell>
          <table:table-cell office:value-type="float" office:value="2.52571" calcext:value-type="float">
            <text:p>2.52571</text:p>
          </table:table-cell>
          <table:table-cell office:value-type="float" office:value="8.17078" calcext:value-type="float">
            <text:p>8.17078</text:p>
          </table:table-cell>
          <table:table-cell office:value-type="float" office:value="3.52272" calcext:value-type="float">
            <text:p>3.52272</text:p>
          </table:table-cell>
          <table:table-cell office:value-type="float" office:value="12.0517" calcext:value-type="float">
            <text:p>12.0517</text:p>
          </table:table-cell>
          <table:table-cell office:value-type="float" office:value="4.51428" calcext:value-type="float">
            <text:p>4.51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107" calcext:value-type="float">
            <text:p>29.8107</text:p>
          </table:table-cell>
          <table:table-cell office:value-type="float" office:value="29.7778" calcext:value-type="float">
            <text:p>29.7778</text:p>
          </table:table-cell>
          <table:table-cell office:value-type="float" office:value="14.3436" calcext:value-type="float">
            <text:p>14.3436</text:p>
          </table:table-cell>
          <table:table-cell office:value-type="float" office:value="14.0102" calcext:value-type="float">
            <text:p>14.0102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552.102" calcext:value-type="float">
            <text:p>552.1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1.764" calcext:value-type="float">
            <text:p>551.764</text:p>
          </table:table-cell>
          <table:table-cell office:value-type="float" office:value="462.278" calcext:value-type="float">
            <text:p>462.27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8711" calcext:value-type="float">
            <text:p>9.38711</text:p>
          </table:table-cell>
          <table:table-cell office:value-type="float" office:value="3.04831" calcext:value-type="float">
            <text:p>3.04831</text:p>
          </table:table-cell>
          <table:table-cell office:value-type="float" office:value="6.63868" calcext:value-type="float">
            <text:p>6.63868</text:p>
          </table:table-cell>
          <table:table-cell office:value-type="float" office:value="2.28714" calcext:value-type="float">
            <text:p>2.28714</text:p>
          </table:table-cell>
          <table:table-cell office:value-type="float" office:value="9.58112" calcext:value-type="float">
            <text:p>9.58112</text:p>
          </table:table-cell>
          <table:table-cell office:value-type="float" office:value="3.55348" calcext:value-type="float">
            <text:p>3.55348</text:p>
          </table:table-cell>
          <table:table-cell office:value-type="float" office:value="7.4374" calcext:value-type="float">
            <text:p>7.4374</text:p>
          </table:table-cell>
          <table:table-cell office:value-type="float" office:value="4.2044" calcext:value-type="float">
            <text:p>4.2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0022" calcext:value-type="float">
            <text:p>33.0022</text:p>
          </table:table-cell>
          <table:table-cell office:value-type="float" office:value="32.9881" calcext:value-type="float">
            <text:p>32.9881</text:p>
          </table:table-cell>
          <table:table-cell office:value-type="float" office:value="14.774" calcext:value-type="float">
            <text:p>14.774</text:p>
          </table:table-cell>
          <table:table-cell office:value-type="float" office:value="14.2678" calcext:value-type="float">
            <text:p>14.267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13.758" calcext:value-type="float">
            <text:p>313.758</text:p>
          </table:table-cell>
          <table:table-cell office:value-type="float" office:value="281.538" calcext:value-type="float">
            <text:p>281.53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031" calcext:value-type="float">
            <text:p>31.5031</text:p>
          </table:table-cell>
          <table:table-cell office:value-type="float" office:value="3.04696" calcext:value-type="float">
            <text:p>3.04696</text:p>
          </table:table-cell>
          <table:table-cell office:value-type="float" office:value="5.23599" calcext:value-type="float">
            <text:p>5.23599</text:p>
          </table:table-cell>
          <table:table-cell office:value-type="float" office:value="2.22184" calcext:value-type="float">
            <text:p>2.22184</text:p>
          </table:table-cell>
          <table:table-cell office:value-type="float" office:value="7.34895" calcext:value-type="float">
            <text:p>7.34895</text:p>
          </table:table-cell>
          <table:table-cell office:value-type="float" office:value="3.34502" calcext:value-type="float">
            <text:p>3.34502</text:p>
          </table:table-cell>
          <table:table-cell office:value-type="float" office:value="10.1779" calcext:value-type="float">
            <text:p>10.1779</text:p>
          </table:table-cell>
          <table:table-cell office:value-type="float" office:value="4.28642" calcext:value-type="float">
            <text:p>4.28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355" calcext:value-type="float">
            <text:p>37.4355</text:p>
          </table:table-cell>
          <table:table-cell office:value-type="float" office:value="37.3633" calcext:value-type="float">
            <text:p>37.3633</text:p>
          </table:table-cell>
          <table:table-cell office:value-type="float" office:value="476.026" calcext:value-type="float">
            <text:p>476.026</text:p>
          </table:table-cell>
          <table:table-cell office:value-type="float" office:value="54.8807" calcext:value-type="float">
            <text:p>54.880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723.296" calcext:value-type="float">
            <text:p>723.296</text:p>
          </table:table-cell>
          <table:table-cell office:value-type="float" office:value="715.648" calcext:value-type="float">
            <text:p>715.64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29" calcext:value-type="float">
            <text:p>34.329</text:p>
          </table:table-cell>
          <table:table-cell office:value-type="float" office:value="3.08463" calcext:value-type="float">
            <text:p>3.08463</text:p>
          </table:table-cell>
          <table:table-cell office:value-type="float" office:value="4.91246" calcext:value-type="float">
            <text:p>4.91246</text:p>
          </table:table-cell>
          <table:table-cell office:value-type="float" office:value="2.20636" calcext:value-type="float">
            <text:p>2.20636</text:p>
          </table:table-cell>
          <table:table-cell office:value-type="float" office:value="7.08599" calcext:value-type="float">
            <text:p>7.08599</text:p>
          </table:table-cell>
          <table:table-cell office:value-type="float" office:value="3.36099" calcext:value-type="float">
            <text:p>3.36099</text:p>
          </table:table-cell>
          <table:table-cell office:value-type="float" office:value="6.59084" calcext:value-type="float">
            <text:p>6.59084</text:p>
          </table:table-cell>
          <table:table-cell office:value-type="float" office:value="4.12207" calcext:value-type="float">
            <text:p>4.12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482" calcext:value-type="float">
            <text:p>42.7482</text:p>
          </table:table-cell>
          <table:table-cell office:value-type="float" office:value="42.5365" calcext:value-type="float">
            <text:p>42.5365</text:p>
          </table:table-cell>
          <table:table-cell office:value-type="float" office:value="493.886" calcext:value-type="float">
            <text:p>493.886</text:p>
          </table:table-cell>
          <table:table-cell office:value-type="float" office:value="84.6008" calcext:value-type="float">
            <text:p>84.6008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6892" calcext:value-type="float">
            <text:p>9.96892</text:p>
          </table:table-cell>
          <table:table-cell office:value-type="float" office:value="3.06083" calcext:value-type="float">
            <text:p>3.06083</text:p>
          </table:table-cell>
          <table:table-cell office:value-type="float" office:value="6.07389" calcext:value-type="float">
            <text:p>6.07389</text:p>
          </table:table-cell>
          <table:table-cell office:value-type="float" office:value="2.30563" calcext:value-type="float">
            <text:p>2.30563</text:p>
          </table:table-cell>
          <table:table-cell office:value-type="float" office:value="6.92446" calcext:value-type="float">
            <text:p>6.92446</text:p>
          </table:table-cell>
          <table:table-cell office:value-type="float" office:value="3.35685" calcext:value-type="float">
            <text:p>3.35685</text:p>
          </table:table-cell>
          <table:table-cell office:value-type="float" office:value="8.62302" calcext:value-type="float">
            <text:p>8.62302</text:p>
          </table:table-cell>
          <table:table-cell office:value-type="float" office:value="4.2464" calcext:value-type="float">
            <text:p>4.2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0782" calcext:value-type="float">
            <text:p>52.0782</text:p>
          </table:table-cell>
          <table:table-cell office:value-type="float" office:value="51.3469" calcext:value-type="float">
            <text:p>51.3469</text:p>
          </table:table-cell>
          <table:table-cell office:value-type="float" office:value="15.7796" calcext:value-type="float">
            <text:p>15.7796</text:p>
          </table:table-cell>
          <table:table-cell office:value-type="float" office:value="15.1603" calcext:value-type="float">
            <text:p>15.1603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55.63" calcext:value-type="float">
            <text:p>355.63</text:p>
          </table:table-cell>
          <table:table-cell office:value-type="float" office:value="320.385" calcext:value-type="float">
            <text:p>320.38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593" calcext:value-type="float">
            <text:p>12.0593</text:p>
          </table:table-cell>
          <table:table-cell office:value-type="float" office:value="3.08346" calcext:value-type="float">
            <text:p>3.08346</text:p>
          </table:table-cell>
          <table:table-cell office:value-type="float" office:value="6.48564" calcext:value-type="float">
            <text:p>6.48564</text:p>
          </table:table-cell>
          <table:table-cell office:value-type="float" office:value="2.31215" calcext:value-type="float">
            <text:p>2.31215</text:p>
          </table:table-cell>
          <table:table-cell office:value-type="float" office:value="5.59975" calcext:value-type="float">
            <text:p>5.59975</text:p>
          </table:table-cell>
          <table:table-cell office:value-type="float" office:value="3.30201" calcext:value-type="float">
            <text:p>3.30201</text:p>
          </table:table-cell>
          <table:table-cell office:value-type="float" office:value="6.4026" calcext:value-type="float">
            <text:p>6.4026</text:p>
          </table:table-cell>
          <table:table-cell office:value-type="float" office:value="4.14018" calcext:value-type="float">
            <text:p>4.14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636" calcext:value-type="float">
            <text:p>83.1636</text:p>
          </table:table-cell>
          <table:table-cell office:value-type="float" office:value="78.487" calcext:value-type="float">
            <text:p>78.487</text:p>
          </table:table-cell>
          <table:table-cell office:value-type="float" office:value="16.1515" calcext:value-type="float">
            <text:p>16.1515</text:p>
          </table:table-cell>
          <table:table-cell office:value-type="float" office:value="15.5059" calcext:value-type="float">
            <text:p>15.505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67.998" calcext:value-type="float">
            <text:p>367.998</text:p>
          </table:table-cell>
          <table:table-cell office:value-type="float" office:value="357.208" calcext:value-type="float">
            <text:p>357.20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7081" calcext:value-type="float">
            <text:p>65.7081</text:p>
          </table:table-cell>
          <table:table-cell office:value-type="float" office:value="3.35395" calcext:value-type="float">
            <text:p>3.35395</text:p>
          </table:table-cell>
          <table:table-cell office:value-type="float" office:value="6.73449" calcext:value-type="float">
            <text:p>6.73449</text:p>
          </table:table-cell>
          <table:table-cell office:value-type="float" office:value="2.35053" calcext:value-type="float">
            <text:p>2.35053</text:p>
          </table:table-cell>
          <table:table-cell office:value-type="float" office:value="6.2271" calcext:value-type="float">
            <text:p>6.2271</text:p>
          </table:table-cell>
          <table:table-cell office:value-type="float" office:value="3.39557" calcext:value-type="float">
            <text:p>3.39557</text:p>
          </table:table-cell>
          <table:table-cell office:value-type="float" office:value="6.84987" calcext:value-type="float">
            <text:p>6.84987</text:p>
          </table:table-cell>
          <table:table-cell office:value-type="float" office:value="4.21805" calcext:value-type="float">
            <text:p>4.21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.144" calcext:value-type="float">
            <text:p>460.144</text:p>
          </table:table-cell>
          <table:table-cell office:value-type="float" office:value="282.111" calcext:value-type="float">
            <text:p>282.111</text:p>
          </table:table-cell>
          <table:table-cell office:value-type="float" office:value="346.614" calcext:value-type="float">
            <text:p>346.614</text:p>
          </table:table-cell>
          <table:table-cell office:value-type="float" office:value="32.5233" calcext:value-type="float">
            <text:p>32.523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09.621" calcext:value-type="float">
            <text:p>809.62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564" calcext:value-type="float">
            <text:p>24.7564</text:p>
          </table:table-cell>
          <table:table-cell office:value-type="float" office:value="3.12024" calcext:value-type="float">
            <text:p>3.12024</text:p>
          </table:table-cell>
          <table:table-cell office:value-type="float" office:value="7.15417" calcext:value-type="float">
            <text:p>7.15417</text:p>
          </table:table-cell>
          <table:table-cell office:value-type="float" office:value="2.3208" calcext:value-type="float">
            <text:p>2.3208</text:p>
          </table:table-cell>
          <table:table-cell office:value-type="float" office:value="7.91968" calcext:value-type="float">
            <text:p>7.91968</text:p>
          </table:table-cell>
          <table:table-cell office:value-type="float" office:value="3.52594" calcext:value-type="float">
            <text:p>3.52594</text:p>
          </table:table-cell>
          <table:table-cell office:value-type="float" office:value="9.58723" calcext:value-type="float">
            <text:p>9.58723</text:p>
          </table:table-cell>
          <table:table-cell office:value-type="float" office:value="4.39339" calcext:value-type="float">
            <text:p>4.393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8.701" calcext:value-type="float">
            <text:p>468.701</text:p>
          </table:table-cell>
          <table:table-cell office:value-type="float" office:value="40.3136" calcext:value-type="float">
            <text:p>40.3136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31.366" calcext:value-type="float">
            <text:p>731.36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19.676" calcext:value-type="float">
            <text:p>219.676</text:p>
          </table:table-cell>
          <table:table-cell office:value-type="float" office:value="201.209" calcext:value-type="float">
            <text:p>201.20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957" calcext:value-type="float">
            <text:p>23.2957</text:p>
          </table:table-cell>
          <table:table-cell office:value-type="float" office:value="3.08813" calcext:value-type="float">
            <text:p>3.08813</text:p>
          </table:table-cell>
          <table:table-cell office:value-type="float" office:value="6.24603" calcext:value-type="float">
            <text:p>6.24603</text:p>
          </table:table-cell>
          <table:table-cell office:value-type="float" office:value="2.30179" calcext:value-type="float">
            <text:p>2.30179</text:p>
          </table:table-cell>
          <table:table-cell office:value-type="float" office:value="9.47247" calcext:value-type="float">
            <text:p>9.47247</text:p>
          </table:table-cell>
          <table:table-cell office:value-type="float" office:value="3.57685" calcext:value-type="float">
            <text:p>3.57685</text:p>
          </table:table-cell>
          <table:table-cell office:value-type="float" office:value="7.97323" calcext:value-type="float">
            <text:p>7.97323</text:p>
          </table:table-cell>
          <table:table-cell office:value-type="float" office:value="4.2346" calcext:value-type="float">
            <text:p>4.23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8.451" calcext:value-type="float">
            <text:p>418.451</text:p>
          </table:table-cell>
          <table:table-cell office:value-type="float" office:value="37.6203" calcext:value-type="float">
            <text:p>37.620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50.121" calcext:value-type="float">
            <text:p>750.12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684" calcext:value-type="float">
            <text:p>11.2684</text:p>
          </table:table-cell>
          <table:table-cell office:value-type="float" office:value="3.00231" calcext:value-type="float">
            <text:p>3.00231</text:p>
          </table:table-cell>
          <table:table-cell office:value-type="float" office:value="7.17358" calcext:value-type="float">
            <text:p>7.17358</text:p>
          </table:table-cell>
          <table:table-cell office:value-type="float" office:value="2.34186" calcext:value-type="float">
            <text:p>2.34186</text:p>
          </table:table-cell>
          <table:table-cell office:value-type="float" office:value="7.08979" calcext:value-type="float">
            <text:p>7.08979</text:p>
          </table:table-cell>
          <table:table-cell office:value-type="float" office:value="3.37" calcext:value-type="float">
            <text:p>3.37</text:p>
          </table:table-cell>
          <table:table-cell office:value-type="float" office:value="6.56289" calcext:value-type="float">
            <text:p>6.56289</text:p>
          </table:table-cell>
          <table:table-cell office:value-type="float" office:value="4.20015" calcext:value-type="float">
            <text:p>4.20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1366" calcext:value-type="float">
            <text:p>18.1366</text:p>
          </table:table-cell>
          <table:table-cell office:value-type="float" office:value="17.1449" calcext:value-type="float">
            <text:p>17.144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09.864" calcext:value-type="float">
            <text:p>509.864</text:p>
          </table:table-cell>
          <table:table-cell office:value-type="float" office:value="503.424" calcext:value-type="float">
            <text:p>503.42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14" calcext:value-type="float">
            <text:p>16.814</text:p>
          </table:table-cell>
          <table:table-cell office:value-type="float" office:value="3.00777" calcext:value-type="float">
            <text:p>3.00777</text:p>
          </table:table-cell>
          <table:table-cell office:value-type="float" office:value="6.18905" calcext:value-type="float">
            <text:p>6.18905</text:p>
          </table:table-cell>
          <table:table-cell office:value-type="float" office:value="2.24025" calcext:value-type="float">
            <text:p>2.24025</text:p>
          </table:table-cell>
          <table:table-cell office:value-type="float" office:value="9.08829" calcext:value-type="float">
            <text:p>9.08829</text:p>
          </table:table-cell>
          <table:table-cell office:value-type="float" office:value="3.4833" calcext:value-type="float">
            <text:p>3.4833</text:p>
          </table:table-cell>
          <table:table-cell office:value-type="float" office:value="7.69934" calcext:value-type="float">
            <text:p>7.69934</text:p>
          </table:table-cell>
          <table:table-cell office:value-type="float" office:value="4.30785" calcext:value-type="float">
            <text:p>4.307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6778" calcext:value-type="float">
            <text:p>18.6778</text:p>
          </table:table-cell>
          <table:table-cell office:value-type="float" office:value="17.6645" calcext:value-type="float">
            <text:p>17.664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827.075" calcext:value-type="float">
            <text:p>827.075</text:p>
          </table:table-cell>
          <table:table-cell office:value-type="float" office:value="470.856" calcext:value-type="float">
            <text:p>470.85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094" calcext:value-type="float">
            <text:p>12.7094</text:p>
          </table:table-cell>
          <table:table-cell office:value-type="float" office:value="2.929" calcext:value-type="float">
            <text:p>2.929</text:p>
          </table:table-cell>
          <table:table-cell office:value-type="float" office:value="5.38137" calcext:value-type="float">
            <text:p>5.38137</text:p>
          </table:table-cell>
          <table:table-cell office:value-type="float" office:value="2.19476" calcext:value-type="float">
            <text:p>2.19476</text:p>
          </table:table-cell>
          <table:table-cell office:value-type="float" office:value="8.09108" calcext:value-type="float">
            <text:p>8.09108</text:p>
          </table:table-cell>
          <table:table-cell office:value-type="float" office:value="3.34242" calcext:value-type="float">
            <text:p>3.34242</text:p>
          </table:table-cell>
          <table:table-cell office:value-type="float" office:value="7.59928" calcext:value-type="float">
            <text:p>7.59928</text:p>
          </table:table-cell>
          <table:table-cell office:value-type="float" office:value="4.26712" calcext:value-type="float">
            <text:p>4.267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4659" calcext:value-type="float">
            <text:p>27.4659</text:p>
          </table:table-cell>
          <table:table-cell office:value-type="float" office:value="18.8049" calcext:value-type="float">
            <text:p>18.8049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552.417" calcext:value-type="float">
            <text:p>552.41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83.979" calcext:value-type="float">
            <text:p>683.979</text:p>
          </table:table-cell>
          <table:table-cell office:value-type="float" office:value="427.579" calcext:value-type="float">
            <text:p>427.57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8069" calcext:value-type="float">
            <text:p>90.8069</text:p>
          </table:table-cell>
          <table:table-cell office:value-type="float" office:value="3.15419" calcext:value-type="float">
            <text:p>3.15419</text:p>
          </table:table-cell>
          <table:table-cell office:value-type="float" office:value="5.39958" calcext:value-type="float">
            <text:p>5.39958</text:p>
          </table:table-cell>
          <table:table-cell office:value-type="float" office:value="2.21112" calcext:value-type="float">
            <text:p>2.21112</text:p>
          </table:table-cell>
          <table:table-cell office:value-type="float" office:value="7.22028" calcext:value-type="float">
            <text:p>7.22028</text:p>
          </table:table-cell>
          <table:table-cell office:value-type="float" office:value="3.29627" calcext:value-type="float">
            <text:p>3.29627</text:p>
          </table:table-cell>
          <table:table-cell office:value-type="float" office:value="6.79744" calcext:value-type="float">
            <text:p>6.79744</text:p>
          </table:table-cell>
          <table:table-cell office:value-type="float" office:value="4.30345" calcext:value-type="float">
            <text:p>4.303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1.819" calcext:value-type="float">
            <text:p>561.819</text:p>
          </table:table-cell>
          <table:table-cell office:value-type="float" office:value="109.035" calcext:value-type="float">
            <text:p>109.03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522.979" calcext:value-type="float">
            <text:p>522.979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715.594" calcext:value-type="float">
            <text:p>715.59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19.01" calcext:value-type="float">
            <text:p>419.01</text:p>
          </table:table-cell>
          <table:table-cell office:value-type="float" office:value="418.434" calcext:value-type="float">
            <text:p>418.43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098" calcext:value-type="float">
            <text:p>7.7098</text:p>
          </table:table-cell>
          <table:table-cell office:value-type="float" office:value="2.94995" calcext:value-type="float">
            <text:p>2.94995</text:p>
          </table:table-cell>
          <table:table-cell office:value-type="float" office:value="5.42318" calcext:value-type="float">
            <text:p>5.42318</text:p>
          </table:table-cell>
          <table:table-cell office:value-type="float" office:value="2.24744" calcext:value-type="float">
            <text:p>2.24744</text:p>
          </table:table-cell>
          <table:table-cell office:value-type="float" office:value="6.68" calcext:value-type="float">
            <text:p>6.68</text:p>
          </table:table-cell>
          <table:table-cell office:value-type="float" office:value="3.27005" calcext:value-type="float">
            <text:p>3.27005</text:p>
          </table:table-cell>
          <table:table-cell office:value-type="float" office:value="8.9907" calcext:value-type="float">
            <text:p>8.9907</text:p>
          </table:table-cell>
          <table:table-cell office:value-type="float" office:value="4.44875" calcext:value-type="float">
            <text:p>4.448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.1178" calcext:value-type="float">
            <text:p>21.1178</text:p>
          </table:table-cell>
          <table:table-cell office:value-type="float" office:value="19.5679" calcext:value-type="float">
            <text:p>19.567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20.249" calcext:value-type="float">
            <text:p>320.249</text:p>
          </table:table-cell>
          <table:table-cell office:value-type="float" office:value="245.213" calcext:value-type="float">
            <text:p>245.21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446" calcext:value-type="float">
            <text:p>32.9446</text:p>
          </table:table-cell>
          <table:table-cell office:value-type="float" office:value="3.10706" calcext:value-type="float">
            <text:p>3.10706</text:p>
          </table:table-cell>
          <table:table-cell office:value-type="float" office:value="6.88529" calcext:value-type="float">
            <text:p>6.88529</text:p>
          </table:table-cell>
          <table:table-cell office:value-type="float" office:value="2.39508" calcext:value-type="float">
            <text:p>2.39508</text:p>
          </table:table-cell>
          <table:table-cell office:value-type="float" office:value="7.12856" calcext:value-type="float">
            <text:p>7.12856</text:p>
          </table:table-cell>
          <table:table-cell office:value-type="float" office:value="3.43239" calcext:value-type="float">
            <text:p>3.43239</text:p>
          </table:table-cell>
          <table:table-cell office:value-type="float" office:value="6.58019" calcext:value-type="float">
            <text:p>6.58019</text:p>
          </table:table-cell>
          <table:table-cell office:value-type="float" office:value="4.31739" calcext:value-type="float">
            <text:p>4.317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.338" calcext:value-type="float">
            <text:p>244.338</text:p>
          </table:table-cell>
          <table:table-cell office:value-type="float" office:value="33.713" calcext:value-type="float">
            <text:p>33.71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80.692" calcext:value-type="float">
            <text:p>880.69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434.081" calcext:value-type="float">
            <text:p>434.08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41.275" calcext:value-type="float">
            <text:p>141.27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2616" calcext:value-type="float">
            <text:p>9.22616</text:p>
          </table:table-cell>
          <table:table-cell office:value-type="float" office:value="3.06208" calcext:value-type="float">
            <text:p>3.06208</text:p>
          </table:table-cell>
          <table:table-cell office:value-type="float" office:value="6.12238" calcext:value-type="float">
            <text:p>6.12238</text:p>
          </table:table-cell>
          <table:table-cell office:value-type="float" office:value="2.31941" calcext:value-type="float">
            <text:p>2.31941</text:p>
          </table:table-cell>
          <table:table-cell office:value-type="float" office:value="8.75506" calcext:value-type="float">
            <text:p>8.75506</text:p>
          </table:table-cell>
          <table:table-cell office:value-type="float" office:value="3.49526" calcext:value-type="float">
            <text:p>3.49526</text:p>
          </table:table-cell>
          <table:table-cell office:value-type="float" office:value="6.86943" calcext:value-type="float">
            <text:p>6.86943</text:p>
          </table:table-cell>
          <table:table-cell office:value-type="float" office:value="4.38197" calcext:value-type="float">
            <text:p>4.381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5236" calcext:value-type="float">
            <text:p>23.5236</text:p>
          </table:table-cell>
          <table:table-cell office:value-type="float" office:value="21.3202" calcext:value-type="float">
            <text:p>21.320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25.706" calcext:value-type="float">
            <text:p>325.706</text:p>
          </table:table-cell>
          <table:table-cell office:value-type="float" office:value="292.786" calcext:value-type="float">
            <text:p>292.78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946" calcext:value-type="float">
            <text:p>58.946</text:p>
          </table:table-cell>
          <table:table-cell office:value-type="float" office:value="3.15952" calcext:value-type="float">
            <text:p>3.15952</text:p>
          </table:table-cell>
          <table:table-cell office:value-type="float" office:value="7.31625" calcext:value-type="float">
            <text:p>7.31625</text:p>
          </table:table-cell>
          <table:table-cell office:value-type="float" office:value="2.40961" calcext:value-type="float">
            <text:p>2.40961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3.27621" calcext:value-type="float">
            <text:p>3.27621</text:p>
          </table:table-cell>
          <table:table-cell office:value-type="float" office:value="7.11921" calcext:value-type="float">
            <text:p>7.11921</text:p>
          </table:table-cell>
          <table:table-cell office:value-type="float" office:value="4.40541" calcext:value-type="float">
            <text:p>4.405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.115" calcext:value-type="float">
            <text:p>507.115</text:p>
          </table:table-cell>
          <table:table-cell office:value-type="float" office:value="66.9496" calcext:value-type="float">
            <text:p>66.9496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83.704" calcext:value-type="float">
            <text:p>783.70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45.97" calcext:value-type="float">
            <text:p>1045.9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44.395" calcext:value-type="float">
            <text:p>344.39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25" calcext:value-type="float">
            <text:p>11.625</text:p>
          </table:table-cell>
          <table:table-cell office:value-type="float" office:value="2.97647" calcext:value-type="float">
            <text:p>2.97647</text:p>
          </table:table-cell>
          <table:table-cell office:value-type="float" office:value="5.11415" calcext:value-type="float">
            <text:p>5.11415</text:p>
          </table:table-cell>
          <table:table-cell office:value-type="float" office:value="2.19187" calcext:value-type="float">
            <text:p>2.19187</text:p>
          </table:table-cell>
          <table:table-cell office:value-type="float" office:value="6.62256" calcext:value-type="float">
            <text:p>6.62256</text:p>
          </table:table-cell>
          <table:table-cell office:value-type="float" office:value="3.3053" calcext:value-type="float">
            <text:p>3.3053</text:p>
          </table:table-cell>
          <table:table-cell office:value-type="float" office:value="8.1095" calcext:value-type="float">
            <text:p>8.1095</text:p>
          </table:table-cell>
          <table:table-cell office:value-type="float" office:value="4.52243" calcext:value-type="float">
            <text:p>4.522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9974" calcext:value-type="float">
            <text:p>26.9974</text:p>
          </table:table-cell>
          <table:table-cell office:value-type="float" office:value="23.717" calcext:value-type="float">
            <text:p>23.71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356.535" calcext:value-type="float">
            <text:p>356.5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8.927" calcext:value-type="float">
            <text:p>468.927</text:p>
          </table:table-cell>
          <table:table-cell office:value-type="float" office:value="404.188" calcext:value-type="float">
            <text:p>404.18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347" calcext:value-type="float">
            <text:p>10.5347</text:p>
          </table:table-cell>
          <table:table-cell office:value-type="float" office:value="3.0752" calcext:value-type="float">
            <text:p>3.0752</text:p>
          </table:table-cell>
          <table:table-cell office:value-type="float" office:value="6.40509" calcext:value-type="float">
            <text:p>6.40509</text:p>
          </table:table-cell>
          <table:table-cell office:value-type="float" office:value="2.30594" calcext:value-type="float">
            <text:p>2.30594</text:p>
          </table:table-cell>
          <table:table-cell office:value-type="float" office:value="8.20314" calcext:value-type="float">
            <text:p>8.20314</text:p>
          </table:table-cell>
          <table:table-cell office:value-type="float" office:value="3.39908" calcext:value-type="float">
            <text:p>3.39908</text:p>
          </table:table-cell>
          <table:table-cell office:value-type="float" office:value="10.1289" calcext:value-type="float">
            <text:p>10.1289</text:p>
          </table:table-cell>
          <table:table-cell office:value-type="float" office:value="4.62172" calcext:value-type="float">
            <text:p>4.62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.2892" calcext:value-type="float">
            <text:p>29.2892</text:p>
          </table:table-cell>
          <table:table-cell office:value-type="float" office:value="25.357" calcext:value-type="float">
            <text:p>25.35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53.104" calcext:value-type="float">
            <text:p>353.104</text:p>
          </table:table-cell>
          <table:table-cell office:value-type="float" office:value="241.493" calcext:value-type="float">
            <text:p>241.49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5576" calcext:value-type="float">
            <text:p>9.75576</text:p>
          </table:table-cell>
          <table:table-cell office:value-type="float" office:value="3.01435" calcext:value-type="float">
            <text:p>3.01435</text:p>
          </table:table-cell>
          <table:table-cell office:value-type="float" office:value="5.56602" calcext:value-type="float">
            <text:p>5.56602</text:p>
          </table:table-cell>
          <table:table-cell office:value-type="float" office:value="2.2695" calcext:value-type="float">
            <text:p>2.2695</text:p>
          </table:table-cell>
          <table:table-cell office:value-type="float" office:value="8.43236" calcext:value-type="float">
            <text:p>8.43236</text:p>
          </table:table-cell>
          <table:table-cell office:value-type="float" office:value="3.3408" calcext:value-type="float">
            <text:p>3.3408</text:p>
          </table:table-cell>
          <table:table-cell office:value-type="float" office:value="8.49735" calcext:value-type="float">
            <text:p>8.49735</text:p>
          </table:table-cell>
          <table:table-cell office:value-type="float" office:value="4.49309" calcext:value-type="float">
            <text:p>4.493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6193" calcext:value-type="float">
            <text:p>32.6193</text:p>
          </table:table-cell>
          <table:table-cell office:value-type="float" office:value="27.4627" calcext:value-type="float">
            <text:p>27.462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89.99" calcext:value-type="float">
            <text:p>389.99</text:p>
          </table:table-cell>
          <table:table-cell office:value-type="float" office:value="370.385" calcext:value-type="float">
            <text:p>370.38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119" calcext:value-type="float">
            <text:p>14.0119</text:p>
          </table:table-cell>
          <table:table-cell office:value-type="float" office:value="3.02178" calcext:value-type="float">
            <text:p>3.02178</text:p>
          </table:table-cell>
          <table:table-cell office:value-type="float" office:value="6.4847" calcext:value-type="float">
            <text:p>6.4847</text:p>
          </table:table-cell>
          <table:table-cell office:value-type="float" office:value="2.31263" calcext:value-type="float">
            <text:p>2.31263</text:p>
          </table:table-cell>
          <table:table-cell office:value-type="float" office:value="5.39211" calcext:value-type="float">
            <text:p>5.39211</text:p>
          </table:table-cell>
          <table:table-cell office:value-type="float" office:value="3.15495" calcext:value-type="float">
            <text:p>3.15495</text:p>
          </table:table-cell>
          <table:table-cell office:value-type="float" office:value="11.1411" calcext:value-type="float">
            <text:p>11.1411</text:p>
          </table:table-cell>
          <table:table-cell office:value-type="float" office:value="4.71073" calcext:value-type="float">
            <text:p>4.710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.9031" calcext:value-type="float">
            <text:p>37.9031</text:p>
          </table:table-cell>
          <table:table-cell office:value-type="float" office:value="30.3795" calcext:value-type="float">
            <text:p>30.379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643.592" calcext:value-type="float">
            <text:p>643.592</text:p>
          </table:table-cell>
          <table:table-cell office:value-type="float" office:value="417.087" calcext:value-type="float">
            <text:p>417.08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94875" calcext:value-type="float">
            <text:p>9.94875</text:p>
          </table:table-cell>
          <table:table-cell office:value-type="float" office:value="3.06306" calcext:value-type="float">
            <text:p>3.06306</text:p>
          </table:table-cell>
          <table:table-cell office:value-type="float" office:value="7.14338" calcext:value-type="float">
            <text:p>7.14338</text:p>
          </table:table-cell>
          <table:table-cell office:value-type="float" office:value="2.40311" calcext:value-type="float">
            <text:p>2.40311</text:p>
          </table:table-cell>
          <table:table-cell office:value-type="float" office:value="7.51309" calcext:value-type="float">
            <text:p>7.51309</text:p>
          </table:table-cell>
          <table:table-cell office:value-type="float" office:value="3.26538" calcext:value-type="float">
            <text:p>3.26538</text:p>
          </table:table-cell>
          <table:table-cell office:value-type="float" office:value="9.57301" calcext:value-type="float">
            <text:p>9.57301</text:p>
          </table:table-cell>
          <table:table-cell office:value-type="float" office:value="4.47492" calcext:value-type="float">
            <text:p>4.474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.7242" calcext:value-type="float">
            <text:p>44.7242</text:p>
          </table:table-cell>
          <table:table-cell office:value-type="float" office:value="34.8254" calcext:value-type="float">
            <text:p>34.8254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372.948" calcext:value-type="float">
            <text:p>372.948</text:p>
          </table:table-cell>
          <table:table-cell office:value-type="float" office:value="307.023" calcext:value-type="float">
            <text:p>307.02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715" calcext:value-type="float">
            <text:p>29.5715</text:p>
          </table:table-cell>
          <table:table-cell office:value-type="float" office:value="3.08392" calcext:value-type="float">
            <text:p>3.08392</text:p>
          </table:table-cell>
          <table:table-cell office:value-type="float" office:value="7.01699" calcext:value-type="float">
            <text:p>7.01699</text:p>
          </table:table-cell>
          <table:table-cell office:value-type="float" office:value="2.35523" calcext:value-type="float">
            <text:p>2.35523</text:p>
          </table:table-cell>
          <table:table-cell office:value-type="float" office:value="5.11912" calcext:value-type="float">
            <text:p>5.11912</text:p>
          </table:table-cell>
          <table:table-cell office:value-type="float" office:value="3.14615" calcext:value-type="float">
            <text:p>3.14615</text:p>
          </table:table-cell>
          <table:table-cell office:value-type="float" office:value="6.69484" calcext:value-type="float">
            <text:p>6.69484</text:p>
          </table:table-cell>
          <table:table-cell office:value-type="float" office:value="4.3448" calcext:value-type="float">
            <text:p>4.3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.833" calcext:value-type="float">
            <text:p>335.833</text:p>
          </table:table-cell>
          <table:table-cell office:value-type="float" office:value="74.5808" calcext:value-type="float">
            <text:p>74.5808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594.258" calcext:value-type="float">
            <text:p>594.25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347.03" calcext:value-type="float">
            <text:p>347.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70.204" calcext:value-type="float">
            <text:p>370.204</text:p>
          </table:table-cell>
          <table:table-cell office:value-type="float" office:value="270.503" calcext:value-type="float">
            <text:p>270.50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237" calcext:value-type="float">
            <text:p>23.1237</text:p>
          </table:table-cell>
          <table:table-cell office:value-type="float" office:value="3.14741" calcext:value-type="float">
            <text:p>3.14741</text:p>
          </table:table-cell>
          <table:table-cell office:value-type="float" office:value="6.67545" calcext:value-type="float">
            <text:p>6.67545</text:p>
          </table:table-cell>
          <table:table-cell office:value-type="float" office:value="2.36013" calcext:value-type="float">
            <text:p>2.36013</text:p>
          </table:table-cell>
          <table:table-cell office:value-type="float" office:value="6.30408" calcext:value-type="float">
            <text:p>6.30408</text:p>
          </table:table-cell>
          <table:table-cell office:value-type="float" office:value="3.24942" calcext:value-type="float">
            <text:p>3.24942</text:p>
          </table:table-cell>
          <table:table-cell office:value-type="float" office:value="7.49043" calcext:value-type="float">
            <text:p>7.49043</text:p>
          </table:table-cell>
          <table:table-cell office:value-type="float" office:value="4.45288" calcext:value-type="float">
            <text:p>4.45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.913" calcext:value-type="float">
            <text:p>261.913</text:p>
          </table:table-cell>
          <table:table-cell office:value-type="float" office:value="93.0297" calcext:value-type="float">
            <text:p>93.029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45.699" calcext:value-type="float">
            <text:p>245.699</text:p>
          </table:table-cell>
          <table:table-cell office:value-type="float" office:value="210.304" calcext:value-type="float">
            <text:p>210.30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55" calcext:value-type="float">
            <text:p>41.255</text:p>
          </table:table-cell>
          <table:table-cell office:value-type="float" office:value="3.10361" calcext:value-type="float">
            <text:p>3.10361</text:p>
          </table:table-cell>
          <table:table-cell office:value-type="float" office:value="5.74137" calcext:value-type="float">
            <text:p>5.74137</text:p>
          </table:table-cell>
          <table:table-cell office:value-type="float" office:value="2.24596" calcext:value-type="float">
            <text:p>2.24596</text:p>
          </table:table-cell>
          <table:table-cell office:value-type="float" office:value="7.05714" calcext:value-type="float">
            <text:p>7.05714</text:p>
          </table:table-cell>
          <table:table-cell office:value-type="float" office:value="3.30053" calcext:value-type="float">
            <text:p>3.30053</text:p>
          </table:table-cell>
          <table:table-cell office:value-type="float" office:value="8.55532" calcext:value-type="float">
            <text:p>8.55532</text:p>
          </table:table-cell>
          <table:table-cell office:value-type="float" office:value="4.48289" calcext:value-type="float">
            <text:p>4.482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7.587" calcext:value-type="float">
            <text:p>577.587</text:p>
          </table:table-cell>
          <table:table-cell office:value-type="float" office:value="133.296" calcext:value-type="float">
            <text:p>133.29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71.565" calcext:value-type="float">
            <text:p>471.565</text:p>
          </table:table-cell>
          <table:table-cell office:value-type="float" office:value="367.819" calcext:value-type="float">
            <text:p>367.81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475" calcext:value-type="float">
            <text:p>38.7475</text:p>
          </table:table-cell>
          <table:table-cell office:value-type="float" office:value="3.03094" calcext:value-type="float">
            <text:p>3.03094</text:p>
          </table:table-cell>
          <table:table-cell office:value-type="float" office:value="6.75698" calcext:value-type="float">
            <text:p>6.75698</text:p>
          </table:table-cell>
          <table:table-cell office:value-type="float" office:value="2.30826" calcext:value-type="float">
            <text:p>2.30826</text:p>
          </table:table-cell>
          <table:table-cell office:value-type="float" office:value="6.22051" calcext:value-type="float">
            <text:p>6.22051</text:p>
          </table:table-cell>
          <table:table-cell office:value-type="float" office:value="3.23985" calcext:value-type="float">
            <text:p>3.23985</text:p>
          </table:table-cell>
          <table:table-cell office:value-type="float" office:value="6.90011" calcext:value-type="float">
            <text:p>6.90011</text:p>
          </table:table-cell>
          <table:table-cell office:value-type="float" office:value="4.44891" calcext:value-type="float">
            <text:p>4.448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3.672" calcext:value-type="float">
            <text:p>613.672</text:p>
          </table:table-cell>
          <table:table-cell office:value-type="float" office:value="67.5912" calcext:value-type="float">
            <text:p>67.591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81.942" calcext:value-type="float">
            <text:p>881.94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261.379" calcext:value-type="float">
            <text:p>261.37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7378" calcext:value-type="float">
            <text:p>7.27378</text:p>
          </table:table-cell>
          <table:table-cell office:value-type="float" office:value="2.98469" calcext:value-type="float">
            <text:p>2.98469</text:p>
          </table:table-cell>
          <table:table-cell office:value-type="float" office:value="6.30778" calcext:value-type="float">
            <text:p>6.30778</text:p>
          </table:table-cell>
          <table:table-cell office:value-type="float" office:value="2.27967" calcext:value-type="float">
            <text:p>2.27967</text:p>
          </table:table-cell>
          <table:table-cell office:value-type="float" office:value="7.28712" calcext:value-type="float">
            <text:p>7.28712</text:p>
          </table:table-cell>
          <table:table-cell office:value-type="float" office:value="3.31976" calcext:value-type="float">
            <text:p>3.31976</text:p>
          </table:table-cell>
          <table:table-cell office:value-type="float" office:value="7.119" calcext:value-type="float">
            <text:p>7.119</text:p>
          </table:table-cell>
          <table:table-cell office:value-type="float" office:value="4.51159" calcext:value-type="float">
            <text:p>4.511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2129" calcext:value-type="float">
            <text:p>18.2129</text:p>
          </table:table-cell>
          <table:table-cell office:value-type="float" office:value="18.2176" calcext:value-type="float">
            <text:p>18.2176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257.98" calcext:value-type="float">
            <text:p>257.9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7786" calcext:value-type="float">
            <text:p>53.7786</text:p>
          </table:table-cell>
          <table:table-cell office:value-type="float" office:value="3.05411" calcext:value-type="float">
            <text:p>3.05411</text:p>
          </table:table-cell>
          <table:table-cell office:value-type="float" office:value="4.99052" calcext:value-type="float">
            <text:p>4.99052</text:p>
          </table:table-cell>
          <table:table-cell office:value-type="float" office:value="2.18794" calcext:value-type="float">
            <text:p>2.18794</text:p>
          </table:table-cell>
          <table:table-cell office:value-type="float" office:value="6.65159" calcext:value-type="float">
            <text:p>6.65159</text:p>
          </table:table-cell>
          <table:table-cell office:value-type="float" office:value="3.2345" calcext:value-type="float">
            <text:p>3.2345</text:p>
          </table:table-cell>
          <table:table-cell office:value-type="float" office:value="7.92102" calcext:value-type="float">
            <text:p>7.92102</text:p>
          </table:table-cell>
          <table:table-cell office:value-type="float" office:value="4.6173" calcext:value-type="float">
            <text:p>4.61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8.64" calcext:value-type="float">
            <text:p>698.64</text:p>
          </table:table-cell>
          <table:table-cell office:value-type="float" office:value="90.9611" calcext:value-type="float">
            <text:p>90.961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2.6648" calcext:value-type="float">
            <text:p>2.664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42.02" calcext:value-type="float">
            <text:p>54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6.697" calcext:value-type="float">
            <text:p>966.697</text:p>
          </table:table-cell>
          <table:table-cell office:value-type="float" office:value="950.911" calcext:value-type="float">
            <text:p>950.9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15.262" calcext:value-type="float">
            <text:p>815.262</text:p>
          </table:table-cell>
          <table:table-cell table:number-columns-repeated="2" office:value-type="float" office:value="152.304" calcext:value-type="float">
            <text:p>152.30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335" calcext:value-type="float">
            <text:p>9.15335</text:p>
          </table:table-cell>
          <table:table-cell office:value-type="float" office:value="3.02617" calcext:value-type="float">
            <text:p>3.02617</text:p>
          </table:table-cell>
          <table:table-cell office:value-type="float" office:value="6.5079" calcext:value-type="float">
            <text:p>6.5079</text:p>
          </table:table-cell>
          <table:table-cell office:value-type="float" office:value="2.28956" calcext:value-type="float">
            <text:p>2.28956</text:p>
          </table:table-cell>
          <table:table-cell office:value-type="float" office:value="6.56668" calcext:value-type="float">
            <text:p>6.56668</text:p>
          </table:table-cell>
          <table:table-cell office:value-type="float" office:value="3.27465" calcext:value-type="float">
            <text:p>3.27465</text:p>
          </table:table-cell>
          <table:table-cell office:value-type="float" office:value="10.0802" calcext:value-type="float">
            <text:p>10.0802</text:p>
          </table:table-cell>
          <table:table-cell office:value-type="float" office:value="4.74956" calcext:value-type="float">
            <text:p>4.749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3007" calcext:value-type="float">
            <text:p>19.3007</text:p>
          </table:table-cell>
          <table:table-cell office:value-type="float" office:value="19.2941" calcext:value-type="float">
            <text:p>19.294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64.195" calcext:value-type="float">
            <text:p>464.195</text:p>
          </table:table-cell>
          <table:table-cell office:value-type="float" office:value="424.237" calcext:value-type="float">
            <text:p>424.23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9146" calcext:value-type="float">
            <text:p>7.39146</text:p>
          </table:table-cell>
          <table:table-cell office:value-type="float" office:value="2.9693" calcext:value-type="float">
            <text:p>2.9693</text:p>
          </table:table-cell>
          <table:table-cell office:value-type="float" office:value="5.89128" calcext:value-type="float">
            <text:p>5.89128</text:p>
          </table:table-cell>
          <table:table-cell office:value-type="float" office:value="2.25646" calcext:value-type="float">
            <text:p>2.25646</text:p>
          </table:table-cell>
          <table:table-cell office:value-type="float" office:value="5.53181" calcext:value-type="float">
            <text:p>5.53181</text:p>
          </table:table-cell>
          <table:table-cell office:value-type="float" office:value="3.22593" calcext:value-type="float">
            <text:p>3.22593</text:p>
          </table:table-cell>
          <table:table-cell office:value-type="float" office:value="8.81688" calcext:value-type="float">
            <text:p>8.81688</text:p>
          </table:table-cell>
          <table:table-cell office:value-type="float" office:value="4.62821" calcext:value-type="float">
            <text:p>4.628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9034" calcext:value-type="float">
            <text:p>19.9034</text:p>
          </table:table-cell>
          <table:table-cell office:value-type="float" office:value="19.9091" calcext:value-type="float">
            <text:p>19.909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77.547" calcext:value-type="float">
            <text:p>277.547</text:p>
          </table:table-cell>
          <table:table-cell office:value-type="float" office:value="277.287" calcext:value-type="float">
            <text:p>277.28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5756" calcext:value-type="float">
            <text:p>7.85756</text:p>
          </table:table-cell>
          <table:table-cell office:value-type="float" office:value="3.03975" calcext:value-type="float">
            <text:p>3.03975</text:p>
          </table:table-cell>
          <table:table-cell office:value-type="float" office:value="7.80326" calcext:value-type="float">
            <text:p>7.80326</text:p>
          </table:table-cell>
          <table:table-cell office:value-type="float" office:value="2.34411" calcext:value-type="float">
            <text:p>2.34411</text:p>
          </table:table-cell>
          <table:table-cell office:value-type="float" office:value="6.0915" calcext:value-type="float">
            <text:p>6.0915</text:p>
          </table:table-cell>
          <table:table-cell office:value-type="float" office:value="3.30169" calcext:value-type="float">
            <text:p>3.30169</text:p>
          </table:table-cell>
          <table:table-cell office:value-type="float" office:value="7.72295" calcext:value-type="float">
            <text:p>7.72295</text:p>
          </table:table-cell>
          <table:table-cell office:value-type="float" office:value="4.62372" calcext:value-type="float">
            <text:p>4.623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5657" calcext:value-type="float">
            <text:p>20.5657</text:p>
          </table:table-cell>
          <table:table-cell office:value-type="float" office:value="20.5595" calcext:value-type="float">
            <text:p>20.559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88.748" calcext:value-type="float">
            <text:p>188.748</text:p>
          </table:table-cell>
          <table:table-cell office:value-type="float" office:value="176.453" calcext:value-type="float">
            <text:p>176.45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521" calcext:value-type="float">
            <text:p>11.8521</text:p>
          </table:table-cell>
          <table:table-cell office:value-type="float" office:value="3.0183" calcext:value-type="float">
            <text:p>3.0183</text:p>
          </table:table-cell>
          <table:table-cell office:value-type="float" office:value="5.59556" calcext:value-type="float">
            <text:p>5.59556</text:p>
          </table:table-cell>
          <table:table-cell office:value-type="float" office:value="2.17149" calcext:value-type="float">
            <text:p>2.17149</text:p>
          </table:table-cell>
          <table:table-cell office:value-type="float" office:value="6.55763" calcext:value-type="float">
            <text:p>6.55763</text:p>
          </table:table-cell>
          <table:table-cell office:value-type="float" office:value="3.40943" calcext:value-type="float">
            <text:p>3.40943</text:p>
          </table:table-cell>
          <table:table-cell office:value-type="float" office:value="9.28538" calcext:value-type="float">
            <text:p>9.28538</text:p>
          </table:table-cell>
          <table:table-cell office:value-type="float" office:value="4.69113" calcext:value-type="float">
            <text:p>4.69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1.722" calcext:value-type="float">
            <text:p>321.722</text:p>
          </table:table-cell>
          <table:table-cell office:value-type="float" office:value="46.0836" calcext:value-type="float">
            <text:p>46.083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81.2816" calcext:value-type="float">
            <text:p>81.2816</text:p>
          </table:table-cell>
          <table:table-cell office:value-type="float" office:value="73.1399" calcext:value-type="float">
            <text:p>73.139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5149" calcext:value-type="float">
            <text:p>6.05149</text:p>
          </table:table-cell>
          <table:table-cell office:value-type="float" office:value="3.01145" calcext:value-type="float">
            <text:p>3.01145</text:p>
          </table:table-cell>
          <table:table-cell office:value-type="float" office:value="4.64644" calcext:value-type="float">
            <text:p>4.64644</text:p>
          </table:table-cell>
          <table:table-cell office:value-type="float" office:value="2.18371" calcext:value-type="float">
            <text:p>2.18371</text:p>
          </table:table-cell>
          <table:table-cell office:value-type="float" office:value="6.25008" calcext:value-type="float">
            <text:p>6.25008</text:p>
          </table:table-cell>
          <table:table-cell office:value-type="float" office:value="3.48117" calcext:value-type="float">
            <text:p>3.48117</text:p>
          </table:table-cell>
          <table:table-cell office:value-type="float" office:value="7.3634" calcext:value-type="float">
            <text:p>7.3634</text:p>
          </table:table-cell>
          <table:table-cell office:value-type="float" office:value="4.6032" calcext:value-type="float">
            <text:p>4.60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1916" calcext:value-type="float">
            <text:p>22.1916</text:p>
          </table:table-cell>
          <table:table-cell office:value-type="float" office:value="22.2125" calcext:value-type="float">
            <text:p>22.212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52.121" calcext:value-type="float">
            <text:p>152.121</text:p>
          </table:table-cell>
          <table:table-cell office:value-type="float" office:value="145.66" calcext:value-type="float">
            <text:p>145.6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7118" calcext:value-type="float">
            <text:p>7.37118</text:p>
          </table:table-cell>
          <table:table-cell office:value-type="float" office:value="3.11261" calcext:value-type="float">
            <text:p>3.11261</text:p>
          </table:table-cell>
          <table:table-cell office:value-type="float" office:value="6.4612" calcext:value-type="float">
            <text:p>6.4612</text:p>
          </table:table-cell>
          <table:table-cell office:value-type="float" office:value="2.25854" calcext:value-type="float">
            <text:p>2.25854</text:p>
          </table:table-cell>
          <table:table-cell office:value-type="float" office:value="7.51445" calcext:value-type="float">
            <text:p>7.51445</text:p>
          </table:table-cell>
          <table:table-cell office:value-type="float" office:value="3.61361" calcext:value-type="float">
            <text:p>3.61361</text:p>
          </table:table-cell>
          <table:table-cell office:value-type="float" office:value="8.57108" calcext:value-type="float">
            <text:p>8.57108</text:p>
          </table:table-cell>
          <table:table-cell office:value-type="float" office:value="4.74572" calcext:value-type="float">
            <text:p>4.745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1296" calcext:value-type="float">
            <text:p>23.1296</text:p>
          </table:table-cell>
          <table:table-cell office:value-type="float" office:value="23.1259" calcext:value-type="float">
            <text:p>23.1259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33.5283" calcext:value-type="float">
            <text:p>33.528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0363" calcext:value-type="float">
            <text:p>8.50363</text:p>
          </table:table-cell>
          <table:table-cell office:value-type="float" office:value="3.13529" calcext:value-type="float">
            <text:p>3.13529</text:p>
          </table:table-cell>
          <table:table-cell office:value-type="float" office:value="5.65177" calcext:value-type="float">
            <text:p>5.65177</text:p>
          </table:table-cell>
          <table:table-cell office:value-type="float" office:value="2.2501" calcext:value-type="float">
            <text:p>2.2501</text:p>
          </table:table-cell>
          <table:table-cell office:value-type="float" office:value="8.46307" calcext:value-type="float">
            <text:p>8.46307</text:p>
          </table:table-cell>
          <table:table-cell office:value-type="float" office:value="3.66906" calcext:value-type="float">
            <text:p>3.66906</text:p>
          </table:table-cell>
          <table:table-cell office:value-type="float" office:value="8.96684" calcext:value-type="float">
            <text:p>8.96684</text:p>
          </table:table-cell>
          <table:table-cell office:value-type="float" office:value="4.71657" calcext:value-type="float">
            <text:p>4.716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.1754" calcext:value-type="float">
            <text:p>24.1754</text:p>
          </table:table-cell>
          <table:table-cell office:value-type="float" office:value="24.1789" calcext:value-type="float">
            <text:p>24.1789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90.184" calcext:value-type="float">
            <text:p>290.184</text:p>
          </table:table-cell>
          <table:table-cell office:value-type="float" office:value="198.335" calcext:value-type="float">
            <text:p>198.33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238" calcext:value-type="float">
            <text:p>27.7238</text:p>
          </table:table-cell>
          <table:table-cell office:value-type="float" office:value="3.23228" calcext:value-type="float">
            <text:p>3.23228</text:p>
          </table:table-cell>
          <table:table-cell office:value-type="float" office:value="6.09351" calcext:value-type="float">
            <text:p>6.09351</text:p>
          </table:table-cell>
          <table:table-cell office:value-type="float" office:value="2.2635" calcext:value-type="float">
            <text:p>2.2635</text:p>
          </table:table-cell>
          <table:table-cell office:value-type="float" office:value="10.0574" calcext:value-type="float">
            <text:p>10.0574</text:p>
          </table:table-cell>
          <table:table-cell office:value-type="float" office:value="3.85942" calcext:value-type="float">
            <text:p>3.85942</text:p>
          </table:table-cell>
          <table:table-cell office:value-type="float" office:value="7.66119" calcext:value-type="float">
            <text:p>7.66119</text:p>
          </table:table-cell>
          <table:table-cell office:value-type="float" office:value="4.69948" calcext:value-type="float">
            <text:p>4.69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.3914" calcext:value-type="float">
            <text:p>25.3914</text:p>
          </table:table-cell>
          <table:table-cell office:value-type="float" office:value="25.4087" calcext:value-type="float">
            <text:p>25.4087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812.733" calcext:value-type="float">
            <text:p>812.73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906.465" calcext:value-type="float">
            <text:p>906.46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8438" calcext:value-type="float">
            <text:p>7.58438</text:p>
          </table:table-cell>
          <table:table-cell office:value-type="float" office:value="3.13275" calcext:value-type="float">
            <text:p>3.13275</text:p>
          </table:table-cell>
          <table:table-cell office:value-type="float" office:value="5.42273" calcext:value-type="float">
            <text:p>5.42273</text:p>
          </table:table-cell>
          <table:table-cell office:value-type="float" office:value="2.23553" calcext:value-type="float">
            <text:p>2.23553</text:p>
          </table:table-cell>
          <table:table-cell office:value-type="float" office:value="8.88643" calcext:value-type="float">
            <text:p>8.88643</text:p>
          </table:table-cell>
          <table:table-cell office:value-type="float" office:value="3.6856" calcext:value-type="float">
            <text:p>3.6856</text:p>
          </table:table-cell>
          <table:table-cell office:value-type="float" office:value="8.14249" calcext:value-type="float">
            <text:p>8.14249</text:p>
          </table:table-cell>
          <table:table-cell office:value-type="float" office:value="4.76792" calcext:value-type="float">
            <text:p>4.767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8103" calcext:value-type="float">
            <text:p>26.8103</text:p>
          </table:table-cell>
          <table:table-cell office:value-type="float" office:value="26.802" calcext:value-type="float">
            <text:p>26.802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180.368" calcext:value-type="float">
            <text:p>180.36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5652" calcext:value-type="float">
            <text:p>7.65652</text:p>
          </table:table-cell>
          <table:table-cell office:value-type="float" office:value="3.16799" calcext:value-type="float">
            <text:p>3.16799</text:p>
          </table:table-cell>
          <table:table-cell office:value-type="float" office:value="6.39872" calcext:value-type="float">
            <text:p>6.39872</text:p>
          </table:table-cell>
          <table:table-cell office:value-type="float" office:value="2.30203" calcext:value-type="float">
            <text:p>2.30203</text:p>
          </table:table-cell>
          <table:table-cell office:value-type="float" office:value="7.58744" calcext:value-type="float">
            <text:p>7.58744</text:p>
          </table:table-cell>
          <table:table-cell office:value-type="float" office:value="3.61245" calcext:value-type="float">
            <text:p>3.61245</text:p>
          </table:table-cell>
          <table:table-cell office:value-type="float" office:value="9.52678" calcext:value-type="float">
            <text:p>9.52678</text:p>
          </table:table-cell>
          <table:table-cell office:value-type="float" office:value="4.93498" calcext:value-type="float">
            <text:p>4.934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4433" calcext:value-type="float">
            <text:p>28.4433</text:p>
          </table:table-cell>
          <table:table-cell office:value-type="float" office:value="28.4439" calcext:value-type="float">
            <text:p>28.4439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16.7198" calcext:value-type="float">
            <text:p>16.719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006" calcext:value-type="float">
            <text:p>13.9006</text:p>
          </table:table-cell>
          <table:table-cell office:value-type="float" office:value="3.19828" calcext:value-type="float">
            <text:p>3.19828</text:p>
          </table:table-cell>
          <table:table-cell office:value-type="float" office:value="5.73798" calcext:value-type="float">
            <text:p>5.73798</text:p>
          </table:table-cell>
          <table:table-cell office:value-type="float" office:value="2.28351" calcext:value-type="float">
            <text:p>2.28351</text:p>
          </table:table-cell>
          <table:table-cell office:value-type="float" office:value="8.06659" calcext:value-type="float">
            <text:p>8.06659</text:p>
          </table:table-cell>
          <table:table-cell office:value-type="float" office:value="3.61209" calcext:value-type="float">
            <text:p>3.61209</text:p>
          </table:table-cell>
          <table:table-cell office:value-type="float" office:value="12.13" calcext:value-type="float">
            <text:p>12.13</text:p>
          </table:table-cell>
          <table:table-cell office:value-type="float" office:value="5.04408" calcext:value-type="float">
            <text:p>5.044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3707" calcext:value-type="float">
            <text:p>30.3707</text:p>
          </table:table-cell>
          <table:table-cell office:value-type="float" office:value="30.3406" calcext:value-type="float">
            <text:p>30.340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602.167" calcext:value-type="float">
            <text:p>602.167</text:p>
          </table:table-cell>
          <table:table-cell office:value-type="float" office:value="474.461" calcext:value-type="float">
            <text:p>474.46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851" calcext:value-type="float">
            <text:p>12.9851</text:p>
          </table:table-cell>
          <table:table-cell office:value-type="float" office:value="3.22939" calcext:value-type="float">
            <text:p>3.22939</text:p>
          </table:table-cell>
          <table:table-cell office:value-type="float" office:value="7.30515" calcext:value-type="float">
            <text:p>7.30515</text:p>
          </table:table-cell>
          <table:table-cell office:value-type="float" office:value="2.38527" calcext:value-type="float">
            <text:p>2.38527</text:p>
          </table:table-cell>
          <table:table-cell office:value-type="float" office:value="7.69181" calcext:value-type="float">
            <text:p>7.69181</text:p>
          </table:table-cell>
          <table:table-cell office:value-type="float" office:value="3.59539" calcext:value-type="float">
            <text:p>3.59539</text:p>
          </table:table-cell>
          <table:table-cell office:value-type="float" office:value="11.2509" calcext:value-type="float">
            <text:p>11.2509</text:p>
          </table:table-cell>
          <table:table-cell office:value-type="float" office:value="4.92258" calcext:value-type="float">
            <text:p>4.922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7578" calcext:value-type="float">
            <text:p>32.7578</text:p>
          </table:table-cell>
          <table:table-cell office:value-type="float" office:value="32.6978" calcext:value-type="float">
            <text:p>32.6978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71.269" calcext:value-type="float">
            <text:p>471.269</text:p>
          </table:table-cell>
          <table:table-cell office:value-type="float" office:value="328.943" calcext:value-type="float">
            <text:p>328.94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2548" calcext:value-type="float">
            <text:p>9.12548</text:p>
          </table:table-cell>
          <table:table-cell office:value-type="float" office:value="3.23231" calcext:value-type="float">
            <text:p>3.23231</text:p>
          </table:table-cell>
          <table:table-cell office:value-type="float" office:value="7.02127" calcext:value-type="float">
            <text:p>7.02127</text:p>
          </table:table-cell>
          <table:table-cell office:value-type="float" office:value="2.40072" calcext:value-type="float">
            <text:p>2.40072</text:p>
          </table:table-cell>
          <table:table-cell office:value-type="float" office:value="9.69589" calcext:value-type="float">
            <text:p>9.69589</text:p>
          </table:table-cell>
          <table:table-cell office:value-type="float" office:value="3.71645" calcext:value-type="float">
            <text:p>3.71645</text:p>
          </table:table-cell>
          <table:table-cell office:value-type="float" office:value="11.1818" calcext:value-type="float">
            <text:p>11.1818</text:p>
          </table:table-cell>
          <table:table-cell office:value-type="float" office:value="4.77587" calcext:value-type="float">
            <text:p>4.775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8606" calcext:value-type="float">
            <text:p>35.8606</text:p>
          </table:table-cell>
          <table:table-cell office:value-type="float" office:value="35.8148" calcext:value-type="float">
            <text:p>35.8148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82.8596" calcext:value-type="float">
            <text:p>82.859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1926" calcext:value-type="float">
            <text:p>94.1926</text:p>
          </table:table-cell>
          <table:table-cell office:value-type="float" office:value="3.43783" calcext:value-type="float">
            <text:p>3.43783</text:p>
          </table:table-cell>
          <table:table-cell office:value-type="float" office:value="9.24759" calcext:value-type="float">
            <text:p>9.24759</text:p>
          </table:table-cell>
          <table:table-cell office:value-type="float" office:value="2.4583" calcext:value-type="float">
            <text:p>2.4583</text:p>
          </table:table-cell>
          <table:table-cell office:value-type="float" office:value="9.38923" calcext:value-type="float">
            <text:p>9.38923</text:p>
          </table:table-cell>
          <table:table-cell office:value-type="float" office:value="3.5759" calcext:value-type="float">
            <text:p>3.5759</text:p>
          </table:table-cell>
          <table:table-cell office:value-type="float" office:value="7.81762" calcext:value-type="float">
            <text:p>7.81762</text:p>
          </table:table-cell>
          <table:table-cell office:value-type="float" office:value="4.57599" calcext:value-type="float">
            <text:p>4.57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1.337" calcext:value-type="float">
            <text:p>611.337</text:p>
          </table:table-cell>
          <table:table-cell office:value-type="float" office:value="159.624" calcext:value-type="float">
            <text:p>159.624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70.243" calcext:value-type="float">
            <text:p>870.243</text:p>
          </table:table-cell>
          <table:table-cell table:number-columns-repeated="2" office:value-type="float" office:value="709.372" calcext:value-type="float">
            <text:p>709.3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051.55" calcext:value-type="float">
            <text:p>1051.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55.959" calcext:value-type="float">
            <text:p>455.959</text:p>
          </table:table-cell>
          <table:table-cell office:value-type="float" office:value="391.706" calcext:value-type="float">
            <text:p>391.70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803" calcext:value-type="float">
            <text:p>17.3803</text:p>
          </table:table-cell>
          <table:table-cell office:value-type="float" office:value="3.09145" calcext:value-type="float">
            <text:p>3.09145</text:p>
          </table:table-cell>
          <table:table-cell office:value-type="float" office:value="7.20038" calcext:value-type="float">
            <text:p>7.20038</text:p>
          </table:table-cell>
          <table:table-cell office:value-type="float" office:value="2.26723" calcext:value-type="float">
            <text:p>2.26723</text:p>
          </table:table-cell>
          <table:table-cell office:value-type="float" office:value="7.12216" calcext:value-type="float">
            <text:p>7.12216</text:p>
          </table:table-cell>
          <table:table-cell office:value-type="float" office:value="3.40166" calcext:value-type="float">
            <text:p>3.40166</text:p>
          </table:table-cell>
          <table:table-cell office:value-type="float" office:value="9.74788" calcext:value-type="float">
            <text:p>9.74788</text:p>
          </table:table-cell>
          <table:table-cell office:value-type="float" office:value="4.66953" calcext:value-type="float">
            <text:p>4.66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.881" calcext:value-type="float">
            <text:p>45.881</text:p>
          </table:table-cell>
          <table:table-cell office:value-type="float" office:value="45.8317" calcext:value-type="float">
            <text:p>45.831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91.648" calcext:value-type="float">
            <text:p>591.648</text:p>
          </table:table-cell>
          <table:table-cell office:value-type="float" office:value="405.101" calcext:value-type="float">
            <text:p>405.10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3764" calcext:value-type="float">
            <text:p>8.83764</text:p>
          </table:table-cell>
          <table:table-cell office:value-type="float" office:value="3.06725" calcext:value-type="float">
            <text:p>3.06725</text:p>
          </table:table-cell>
          <table:table-cell office:value-type="float" office:value="6.96268" calcext:value-type="float">
            <text:p>6.96268</text:p>
          </table:table-cell>
          <table:table-cell office:value-type="float" office:value="2.27825" calcext:value-type="float">
            <text:p>2.27825</text:p>
          </table:table-cell>
          <table:table-cell office:value-type="float" office:value="7.89802" calcext:value-type="float">
            <text:p>7.89802</text:p>
          </table:table-cell>
          <table:table-cell office:value-type="float" office:value="3.42181" calcext:value-type="float">
            <text:p>3.42181</text:p>
          </table:table-cell>
          <table:table-cell office:value-type="float" office:value="7.5534" calcext:value-type="float">
            <text:p>7.5534</text:p>
          </table:table-cell>
          <table:table-cell office:value-type="float" office:value="4.55391" calcext:value-type="float">
            <text:p>4.553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.098" calcext:value-type="float">
            <text:p>55.098</text:p>
          </table:table-cell>
          <table:table-cell office:value-type="float" office:value="54.8787" calcext:value-type="float">
            <text:p>54.8787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34.202" calcext:value-type="float">
            <text:p>234.202</text:p>
          </table:table-cell>
          <table:table-cell office:value-type="float" office:value="214.308" calcext:value-type="float">
            <text:p>214.30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911" calcext:value-type="float">
            <text:p>11.6911</text:p>
          </table:table-cell>
          <table:table-cell office:value-type="float" office:value="3.05368" calcext:value-type="float">
            <text:p>3.05368</text:p>
          </table:table-cell>
          <table:table-cell office:value-type="float" office:value="7.04938" calcext:value-type="float">
            <text:p>7.04938</text:p>
          </table:table-cell>
          <table:table-cell office:value-type="float" office:value="2.19132" calcext:value-type="float">
            <text:p>2.19132</text:p>
          </table:table-cell>
          <table:table-cell office:value-type="float" office:value="7.39118" calcext:value-type="float">
            <text:p>7.39118</text:p>
          </table:table-cell>
          <table:table-cell office:value-type="float" office:value="3.34079" calcext:value-type="float">
            <text:p>3.34079</text:p>
          </table:table-cell>
          <table:table-cell office:value-type="float" office:value="10.0349" calcext:value-type="float">
            <text:p>10.0349</text:p>
          </table:table-cell>
          <table:table-cell office:value-type="float" office:value="4.72713" calcext:value-type="float">
            <text:p>4.727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.8432" calcext:value-type="float">
            <text:p>73.8432</text:p>
          </table:table-cell>
          <table:table-cell office:value-type="float" office:value="72.8198" calcext:value-type="float">
            <text:p>72.8198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2" office:value-type="float" office:value="442.545" calcext:value-type="float">
            <text:p>442.54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031" calcext:value-type="float">
            <text:p>53.8031</text:p>
          </table:table-cell>
          <table:table-cell office:value-type="float" office:value="3.12785" calcext:value-type="float">
            <text:p>3.12785</text:p>
          </table:table-cell>
          <table:table-cell office:value-type="float" office:value="5.57223" calcext:value-type="float">
            <text:p>5.57223</text:p>
          </table:table-cell>
          <table:table-cell office:value-type="float" office:value="2.13844" calcext:value-type="float">
            <text:p>2.13844</text:p>
          </table:table-cell>
          <table:table-cell office:value-type="float" office:value="6.45409" calcext:value-type="float">
            <text:p>6.45409</text:p>
          </table:table-cell>
          <table:table-cell office:value-type="float" office:value="3.3183" calcext:value-type="float">
            <text:p>3.3183</text:p>
          </table:table-cell>
          <table:table-cell office:value-type="float" office:value="7.56707" calcext:value-type="float">
            <text:p>7.56707</text:p>
          </table:table-cell>
          <table:table-cell office:value-type="float" office:value="4.53902" calcext:value-type="float">
            <text:p>4.539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.416" calcext:value-type="float">
            <text:p>171.416</text:p>
          </table:table-cell>
          <table:table-cell office:value-type="float" office:value="148.85" calcext:value-type="float">
            <text:p>148.8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92.694" calcext:value-type="float">
            <text:p>492.694</text:p>
          </table:table-cell>
          <table:table-cell office:value-type="float" office:value="438.714" calcext:value-type="float">
            <text:p>438.7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945612" calcext:value-type="float">
            <text:p>0.94561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222.94" calcext:value-type="float">
            <text:p>1222.94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7554" calcext:value-type="float">
            <text:p>51.7554</text:p>
          </table:table-cell>
          <table:table-cell office:value-type="float" office:value="3.1133" calcext:value-type="float">
            <text:p>3.1133</text:p>
          </table:table-cell>
          <table:table-cell office:value-type="float" office:value="5.95468" calcext:value-type="float">
            <text:p>5.95468</text:p>
          </table:table-cell>
          <table:table-cell office:value-type="float" office:value="2.07609" calcext:value-type="float">
            <text:p>2.07609</text:p>
          </table:table-cell>
          <table:table-cell office:value-type="float" office:value="8.87803" calcext:value-type="float">
            <text:p>8.87803</text:p>
          </table:table-cell>
          <table:table-cell office:value-type="float" office:value="3.43591" calcext:value-type="float">
            <text:p>3.43591</text:p>
          </table:table-cell>
          <table:table-cell office:value-type="float" office:value="8.06934" calcext:value-type="float">
            <text:p>8.06934</text:p>
          </table:table-cell>
          <table:table-cell office:value-type="float" office:value="4.61123" calcext:value-type="float">
            <text:p>4.611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8.276" calcext:value-type="float">
            <text:p>738.276</text:p>
          </table:table-cell>
          <table:table-cell office:value-type="float" office:value="709.936" calcext:value-type="float">
            <text:p>709.936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32.083" calcext:value-type="float">
            <text:p>532.083</text:p>
          </table:table-cell>
          <table:table-cell office:value-type="float" office:value="467.097" calcext:value-type="float">
            <text:p>467.09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556" calcext:value-type="float">
            <text:p>98.9556</text:p>
          </table:table-cell>
          <table:table-cell office:value-type="float" office:value="2.97382" calcext:value-type="float">
            <text:p>2.97382</text:p>
          </table:table-cell>
          <table:table-cell office:value-type="float" office:value="5.27697" calcext:value-type="float">
            <text:p>5.27697</text:p>
          </table:table-cell>
          <table:table-cell office:value-type="float" office:value="2.06463" calcext:value-type="float">
            <text:p>2.06463</text:p>
          </table:table-cell>
          <table:table-cell office:value-type="float" office:value="7.83163" calcext:value-type="float">
            <text:p>7.83163</text:p>
          </table:table-cell>
          <table:table-cell office:value-type="float" office:value="3.29322" calcext:value-type="float">
            <text:p>3.29322</text:p>
          </table:table-cell>
          <table:table-cell office:value-type="float" office:value="11.1931" calcext:value-type="float">
            <text:p>11.1931</text:p>
          </table:table-cell>
          <table:table-cell office:value-type="float" office:value="4.86202" calcext:value-type="float">
            <text:p>4.8620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" office:value-type="float" office:value="561.966" calcext:value-type="float">
            <text:p>561.966</text:p>
          </table:table-cell>
          <table:table-cell office:value-type="float" office:value="815.818" calcext:value-type="float">
            <text:p>815.818</text:p>
          </table:table-cell>
          <table:table-cell office:value-type="float" office:value="800.305" calcext:value-type="float">
            <text:p>800.30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33.47" calcext:value-type="float">
            <text:p>1133.47</text:p>
          </table:table-cell>
          <table:table-cell office:value-type="float" office:value="242.895" calcext:value-type="float">
            <text:p>242.895</text:p>
          </table:table-cell>
          <table:table-cell office:value-type="float" office:value="191.696" calcext:value-type="float">
            <text:p>191.69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863" calcext:value-type="float">
            <text:p>8.60863</text:p>
          </table:table-cell>
          <table:table-cell office:value-type="float" office:value="2.84563" calcext:value-type="float">
            <text:p>2.84563</text:p>
          </table:table-cell>
          <table:table-cell office:value-type="float" office:value="5.44155" calcext:value-type="float">
            <text:p>5.44155</text:p>
          </table:table-cell>
          <table:table-cell office:value-type="float" office:value="2.082" calcext:value-type="float">
            <text:p>2.082</text:p>
          </table:table-cell>
          <table:table-cell office:value-type="float" office:value="5.96204" calcext:value-type="float">
            <text:p>5.96204</text:p>
          </table:table-cell>
          <table:table-cell office:value-type="float" office:value="3.18634" calcext:value-type="float">
            <text:p>3.18634</text:p>
          </table:table-cell>
          <table:table-cell office:value-type="float" office:value="10.0431" calcext:value-type="float">
            <text:p>10.0431</text:p>
          </table:table-cell>
          <table:table-cell office:value-type="float" office:value="4.67099" calcext:value-type="float">
            <text:p>4.67099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437.938" calcext:value-type="float">
            <text:p>437.93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6.9772" calcext:value-type="float">
            <text:p>36.977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9785" calcext:value-type="float">
            <text:p>7.79785</text:p>
          </table:table-cell>
          <table:table-cell office:value-type="float" office:value="2.88231" calcext:value-type="float">
            <text:p>2.88231</text:p>
          </table:table-cell>
          <table:table-cell office:value-type="float" office:value="4.54956" calcext:value-type="float">
            <text:p>4.54956</text:p>
          </table:table-cell>
          <table:table-cell office:value-type="float" office:value="2.06679" calcext:value-type="float">
            <text:p>2.06679</text:p>
          </table:table-cell>
          <table:table-cell office:value-type="float" office:value="5.68847" calcext:value-type="float">
            <text:p>5.68847</text:p>
          </table:table-cell>
          <table:table-cell office:value-type="float" office:value="3.29567" calcext:value-type="float">
            <text:p>3.29567</text:p>
          </table:table-cell>
          <table:table-cell office:value-type="float" office:value="11.3896" calcext:value-type="float">
            <text:p>11.3896</text:p>
          </table:table-cell>
          <table:table-cell office:value-type="float" office:value="4.74381" calcext:value-type="float">
            <text:p>4.7438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371.266" calcext:value-type="float">
            <text:p>371.266</text:p>
          </table:table-cell>
          <table:table-cell office:value-type="float" office:value="255.393" calcext:value-type="float">
            <text:p>255.39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67" calcext:value-type="float">
            <text:p>54.567</text:p>
          </table:table-cell>
          <table:table-cell office:value-type="float" office:value="3.09598" calcext:value-type="float">
            <text:p>3.09598</text:p>
          </table:table-cell>
          <table:table-cell office:value-type="float" office:value="4.75747" calcext:value-type="float">
            <text:p>4.75747</text:p>
          </table:table-cell>
          <table:table-cell office:value-type="float" office:value="2.23998" calcext:value-type="float">
            <text:p>2.23998</text:p>
          </table:table-cell>
          <table:table-cell office:value-type="float" office:value="7.88744" calcext:value-type="float">
            <text:p>7.88744</text:p>
          </table:table-cell>
          <table:table-cell office:value-type="float" office:value="3.4567" calcext:value-type="float">
            <text:p>3.4567</text:p>
          </table:table-cell>
          <table:table-cell office:value-type="float" office:value="11.5565" calcext:value-type="float">
            <text:p>11.5565</text:p>
          </table:table-cell>
          <table:table-cell office:value-type="float" office:value="4.54613" calcext:value-type="float">
            <text:p>4.546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02.908" calcext:value-type="float">
            <text:p>902.908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82.975" calcext:value-type="float">
            <text:p>882.97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90.189" calcext:value-type="float">
            <text:p>490.189</text:p>
          </table:table-cell>
          <table:table-cell office:value-type="float" office:value="314.666" calcext:value-type="float">
            <text:p>314.666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1256" calcext:value-type="float">
            <text:p>8.51256</text:p>
          </table:table-cell>
          <table:table-cell office:value-type="float" office:value="2.95415" calcext:value-type="float">
            <text:p>2.95415</text:p>
          </table:table-cell>
          <table:table-cell office:value-type="float" office:value="7.43213" calcext:value-type="float">
            <text:p>7.43213</text:p>
          </table:table-cell>
          <table:table-cell office:value-type="float" office:value="2.26834" calcext:value-type="float">
            <text:p>2.26834</text:p>
          </table:table-cell>
          <table:table-cell office:value-type="float" office:value="7.11752" calcext:value-type="float">
            <text:p>7.11752</text:p>
          </table:table-cell>
          <table:table-cell office:value-type="float" office:value="3.40527" calcext:value-type="float">
            <text:p>3.40527</text:p>
          </table:table-cell>
          <table:table-cell office:value-type="float" office:value="6.91032" calcext:value-type="float">
            <text:p>6.91032</text:p>
          </table:table-cell>
          <table:table-cell office:value-type="float" office:value="4.29719" calcext:value-type="float">
            <text:p>4.29719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303.166" calcext:value-type="float">
            <text:p>303.166</text:p>
          </table:table-cell>
          <table:table-cell office:value-type="float" office:value="259.169" calcext:value-type="float">
            <text:p>259.16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8367" calcext:value-type="float">
            <text:p>67.8367</text:p>
          </table:table-cell>
          <table:table-cell office:value-type="float" office:value="3.12835" calcext:value-type="float">
            <text:p>3.12835</text:p>
          </table:table-cell>
          <table:table-cell office:value-type="float" office:value="5.73442" calcext:value-type="float">
            <text:p>5.73442</text:p>
          </table:table-cell>
          <table:table-cell office:value-type="float" office:value="2.10163" calcext:value-type="float">
            <text:p>2.10163</text:p>
          </table:table-cell>
          <table:table-cell office:value-type="float" office:value="7.0864" calcext:value-type="float">
            <text:p>7.0864</text:p>
          </table:table-cell>
          <table:table-cell office:value-type="float" office:value="3.39947" calcext:value-type="float">
            <text:p>3.39947</text:p>
          </table:table-cell>
          <table:table-cell office:value-type="float" office:value="7.89247" calcext:value-type="float">
            <text:p>7.89247</text:p>
          </table:table-cell>
          <table:table-cell office:value-type="float" office:value="4.40888" calcext:value-type="float">
            <text:p>4.408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7.205" calcext:value-type="float">
            <text:p>807.205</text:p>
          </table:table-cell>
          <table:table-cell office:value-type="float" office:value="738.978" calcext:value-type="float">
            <text:p>738.97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462.079" calcext:value-type="float">
            <text:p>462.079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86.085" calcext:value-type="float">
            <text:p>386.085</text:p>
          </table:table-cell>
          <table:table-cell office:value-type="float" office:value="265.109" calcext:value-type="float">
            <text:p>265.10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6346" calcext:value-type="float">
            <text:p>6.66346</text:p>
          </table:table-cell>
          <table:table-cell office:value-type="float" office:value="2.8637" calcext:value-type="float">
            <text:p>2.8637</text:p>
          </table:table-cell>
          <table:table-cell office:value-type="float" office:value="4.75405" calcext:value-type="float">
            <text:p>4.75405</text:p>
          </table:table-cell>
          <table:table-cell office:value-type="float" office:value="2.06379" calcext:value-type="float">
            <text:p>2.06379</text:p>
          </table:table-cell>
          <table:table-cell office:value-type="float" office:value="6.65889" calcext:value-type="float">
            <text:p>6.65889</text:p>
          </table:table-cell>
          <table:table-cell office:value-type="float" office:value="3.38018" calcext:value-type="float">
            <text:p>3.38018</text:p>
          </table:table-cell>
          <table:table-cell office:value-type="float" office:value="11.2762" calcext:value-type="float">
            <text:p>11.2762</text:p>
          </table:table-cell>
          <table:table-cell office:value-type="float" office:value="4.55175" calcext:value-type="float">
            <text:p>4.55175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652" calcext:value-type="float">
            <text:p>12.0652</text:p>
          </table:table-cell>
          <table:table-cell office:value-type="float" office:value="2.8991" calcext:value-type="float">
            <text:p>2.8991</text:p>
          </table:table-cell>
          <table:table-cell office:value-type="float" office:value="5.03438" calcext:value-type="float">
            <text:p>5.03438</text:p>
          </table:table-cell>
          <table:table-cell office:value-type="float" office:value="2.10597" calcext:value-type="float">
            <text:p>2.10597</text:p>
          </table:table-cell>
          <table:table-cell office:value-type="float" office:value="6.68223" calcext:value-type="float">
            <text:p>6.68223</text:p>
          </table:table-cell>
          <table:table-cell office:value-type="float" office:value="3.44767" calcext:value-type="float">
            <text:p>3.44767</text:p>
          </table:table-cell>
          <table:table-cell office:value-type="float" office:value="7.67601" calcext:value-type="float">
            <text:p>7.67601</text:p>
          </table:table-cell>
          <table:table-cell office:value-type="float" office:value="4.26604" calcext:value-type="float">
            <text:p>4.26604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438.245" calcext:value-type="float">
            <text:p>438.245</text:p>
          </table:table-cell>
          <table:table-cell office:value-type="float" office:value="378.331" calcext:value-type="float">
            <text:p>378.33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5237" calcext:value-type="float">
            <text:p>8.65237</text:p>
          </table:table-cell>
          <table:table-cell office:value-type="float" office:value="3.03447" calcext:value-type="float">
            <text:p>3.03447</text:p>
          </table:table-cell>
          <table:table-cell office:value-type="float" office:value="6.18529" calcext:value-type="float">
            <text:p>6.18529</text:p>
          </table:table-cell>
          <table:table-cell office:value-type="float" office:value="2.27574" calcext:value-type="float">
            <text:p>2.27574</text:p>
          </table:table-cell>
          <table:table-cell office:value-type="float" office:value="10.0921" calcext:value-type="float">
            <text:p>10.0921</text:p>
          </table:table-cell>
          <table:table-cell office:value-type="float" office:value="3.66811" calcext:value-type="float">
            <text:p>3.66811</text:p>
          </table:table-cell>
          <table:table-cell office:value-type="float" office:value="6.48065" calcext:value-type="float">
            <text:p>6.48065</text:p>
          </table:table-cell>
          <table:table-cell office:value-type="float" office:value="4.2598" calcext:value-type="float">
            <text:p>4.2598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311.384" calcext:value-type="float">
            <text:p>311.384</text:p>
          </table:table-cell>
          <table:table-cell office:value-type="float" office:value="259.913" calcext:value-type="float">
            <text:p>259.91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7671" calcext:value-type="float">
            <text:p>7.47671</text:p>
          </table:table-cell>
          <table:table-cell office:value-type="float" office:value="2.96205" calcext:value-type="float">
            <text:p>2.96205</text:p>
          </table:table-cell>
          <table:table-cell office:value-type="float" office:value="6.69541" calcext:value-type="float">
            <text:p>6.69541</text:p>
          </table:table-cell>
          <table:table-cell office:value-type="float" office:value="2.25144" calcext:value-type="float">
            <text:p>2.25144</text:p>
          </table:table-cell>
          <table:table-cell office:value-type="float" office:value="7.34262" calcext:value-type="float">
            <text:p>7.34262</text:p>
          </table:table-cell>
          <table:table-cell office:value-type="float" office:value="3.46069" calcext:value-type="float">
            <text:p>3.46069</text:p>
          </table:table-cell>
          <table:table-cell office:value-type="float" office:value="6.52996" calcext:value-type="float">
            <text:p>6.52996</text:p>
          </table:table-cell>
          <table:table-cell office:value-type="float" office:value="4.30961" calcext:value-type="float">
            <text:p>4.3096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238.303" calcext:value-type="float">
            <text:p>238.303</text:p>
          </table:table-cell>
          <table:table-cell office:value-type="float" office:value="207.129" calcext:value-type="float">
            <text:p>207.129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452" calcext:value-type="float">
            <text:p>32.9452</text:p>
          </table:table-cell>
          <table:table-cell office:value-type="float" office:value="3.07794" calcext:value-type="float">
            <text:p>3.07794</text:p>
          </table:table-cell>
          <table:table-cell office:value-type="float" office:value="5.87159" calcext:value-type="float">
            <text:p>5.87159</text:p>
          </table:table-cell>
          <table:table-cell office:value-type="float" office:value="2.2589" calcext:value-type="float">
            <text:p>2.2589</text:p>
          </table:table-cell>
          <table:table-cell office:value-type="float" office:value="8.04651" calcext:value-type="float">
            <text:p>8.04651</text:p>
          </table:table-cell>
          <table:table-cell office:value-type="float" office:value="3.54595" calcext:value-type="float">
            <text:p>3.54595</text:p>
          </table:table-cell>
          <table:table-cell office:value-type="float" office:value="6.8001" calcext:value-type="float">
            <text:p>6.8001</text:p>
          </table:table-cell>
          <table:table-cell office:value-type="float" office:value="4.36296" calcext:value-type="float">
            <text:p>4.362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78.237" calcext:value-type="float">
            <text:p>778.237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747.54" calcext:value-type="float">
            <text:p>747.5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07.949" calcext:value-type="float">
            <text:p>607.949</text:p>
          </table:table-cell>
          <table:table-cell office:value-type="float" office:value="386.185" calcext:value-type="float">
            <text:p>386.18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8824" calcext:value-type="float">
            <text:p>41.8824</text:p>
          </table:table-cell>
          <table:table-cell office:value-type="float" office:value="3.23451" calcext:value-type="float">
            <text:p>3.23451</text:p>
          </table:table-cell>
          <table:table-cell office:value-type="float" office:value="6.34556" calcext:value-type="float">
            <text:p>6.34556</text:p>
          </table:table-cell>
          <table:table-cell office:value-type="float" office:value="2.45271" calcext:value-type="float">
            <text:p>2.45271</text:p>
          </table:table-cell>
          <table:table-cell office:value-type="float" office:value="10.3846" calcext:value-type="float">
            <text:p>10.3846</text:p>
          </table:table-cell>
          <table:table-cell office:value-type="float" office:value="3.66369" calcext:value-type="float">
            <text:p>3.66369</text:p>
          </table:table-cell>
          <table:table-cell office:value-type="float" office:value="6.91942" calcext:value-type="float">
            <text:p>6.91942</text:p>
          </table:table-cell>
          <table:table-cell office:value-type="float" office:value="4.42159" calcext:value-type="float">
            <text:p>4.421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66.447" calcext:value-type="float">
            <text:p>866.447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 office:value-type="float" office:value="865.982" calcext:value-type="float">
            <text:p>865.98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209.042" calcext:value-type="float">
            <text:p>209.042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435" calcext:value-type="float">
            <text:p>20.0435</text:p>
          </table:table-cell>
          <table:table-cell office:value-type="float" office:value="3.12323" calcext:value-type="float">
            <text:p>3.12323</text:p>
          </table:table-cell>
          <table:table-cell office:value-type="float" office:value="7.22784" calcext:value-type="float">
            <text:p>7.22784</text:p>
          </table:table-cell>
          <table:table-cell office:value-type="float" office:value="2.30139" calcext:value-type="float">
            <text:p>2.30139</text:p>
          </table:table-cell>
          <table:table-cell office:value-type="float" office:value="9.85993" calcext:value-type="float">
            <text:p>9.85993</text:p>
          </table:table-cell>
          <table:table-cell office:value-type="float" office:value="3.65725" calcext:value-type="float">
            <text:p>3.65725</text:p>
          </table:table-cell>
          <table:table-cell office:value-type="float" office:value="7.22902" calcext:value-type="float">
            <text:p>7.22902</text:p>
          </table:table-cell>
          <table:table-cell office:value-type="float" office:value="4.48849" calcext:value-type="float">
            <text:p>4.48849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679.423" calcext:value-type="float">
            <text:p>679.423</text:p>
          </table:table-cell>
          <table:table-cell office:value-type="float" office:value="408.568" calcext:value-type="float">
            <text:p>408.568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701" calcext:value-type="float">
            <text:p>23.0701</text:p>
          </table:table-cell>
          <table:table-cell office:value-type="float" office:value="3.03617" calcext:value-type="float">
            <text:p>3.03617</text:p>
          </table:table-cell>
          <table:table-cell office:value-type="float" office:value="5.82431" calcext:value-type="float">
            <text:p>5.82431</text:p>
          </table:table-cell>
          <table:table-cell office:value-type="float" office:value="2.23155" calcext:value-type="float">
            <text:p>2.23155</text:p>
          </table:table-cell>
          <table:table-cell office:value-type="float" office:value="9.08457" calcext:value-type="float">
            <text:p>9.08457</text:p>
          </table:table-cell>
          <table:table-cell office:value-type="float" office:value="3.50401" calcext:value-type="float">
            <text:p>3.50401</text:p>
          </table:table-cell>
          <table:table-cell office:value-type="float" office:value="7.50884" calcext:value-type="float">
            <text:p>7.50884</text:p>
          </table:table-cell>
          <table:table-cell office:value-type="float" office:value="4.5569" calcext:value-type="float">
            <text:p>4.5569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887.325" calcext:value-type="float">
            <text:p>887.325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412" calcext:value-type="float">
            <text:p>12.1412</text:p>
          </table:table-cell>
          <table:table-cell office:value-type="float" office:value="3.03048" calcext:value-type="float">
            <text:p>3.03048</text:p>
          </table:table-cell>
          <table:table-cell office:value-type="float" office:value="7.73897" calcext:value-type="float">
            <text:p>7.73897</text:p>
          </table:table-cell>
          <table:table-cell office:value-type="float" office:value="2.35084" calcext:value-type="float">
            <text:p>2.35084</text:p>
          </table:table-cell>
          <table:table-cell office:value-type="float" office:value="7.29229" calcext:value-type="float">
            <text:p>7.29229</text:p>
          </table:table-cell>
          <table:table-cell office:value-type="float" office:value="3.23702" calcext:value-type="float">
            <text:p>3.23702</text:p>
          </table:table-cell>
          <table:table-cell office:value-type="float" office:value="8.09308" calcext:value-type="float">
            <text:p>8.09308</text:p>
          </table:table-cell>
          <table:table-cell office:value-type="float" office:value="4.65312" calcext:value-type="float">
            <text:p>4.65312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442.365" calcext:value-type="float">
            <text:p>442.3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.896" calcext:value-type="float">
            <text:p>314.896</text:p>
          </table:table-cell>
          <table:table-cell office:value-type="float" office:value="253.971" calcext:value-type="float">
            <text:p>253.97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6233" calcext:value-type="float">
            <text:p>8.26233</text:p>
          </table:table-cell>
          <table:table-cell office:value-type="float" office:value="2.95779" calcext:value-type="float">
            <text:p>2.95779</text:p>
          </table:table-cell>
          <table:table-cell office:value-type="float" office:value="5.58793" calcext:value-type="float">
            <text:p>5.58793</text:p>
          </table:table-cell>
          <table:table-cell office:value-type="float" office:value="2.15145" calcext:value-type="float">
            <text:p>2.15145</text:p>
          </table:table-cell>
          <table:table-cell office:value-type="float" office:value="6.82038" calcext:value-type="float">
            <text:p>6.82038</text:p>
          </table:table-cell>
          <table:table-cell office:value-type="float" office:value="3.26277" calcext:value-type="float">
            <text:p>3.26277</text:p>
          </table:table-cell>
          <table:table-cell office:value-type="float" office:value="11.089" calcext:value-type="float">
            <text:p>11.089</text:p>
          </table:table-cell>
          <table:table-cell office:value-type="float" office:value="4.89367" calcext:value-type="float">
            <text:p>4.89367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278.422" calcext:value-type="float">
            <text:p>278.422</text:p>
          </table:table-cell>
          <table:table-cell office:value-type="float" office:value="222.193" calcext:value-type="float">
            <text:p>222.193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7533" calcext:value-type="float">
            <text:p>41.7533</text:p>
          </table:table-cell>
          <table:table-cell office:value-type="float" office:value="3.06365" calcext:value-type="float">
            <text:p>3.06365</text:p>
          </table:table-cell>
          <table:table-cell office:value-type="float" office:value="5.84964" calcext:value-type="float">
            <text:p>5.84964</text:p>
          </table:table-cell>
          <table:table-cell office:value-type="float" office:value="2.17003" calcext:value-type="float">
            <text:p>2.17003</text:p>
          </table:table-cell>
          <table:table-cell office:value-type="float" office:value="6.35251" calcext:value-type="float">
            <text:p>6.35251</text:p>
          </table:table-cell>
          <table:table-cell office:value-type="float" office:value="3.20035" calcext:value-type="float">
            <text:p>3.20035</text:p>
          </table:table-cell>
          <table:table-cell office:value-type="float" office:value="10.708" calcext:value-type="float">
            <text:p>10.708</text:p>
          </table:table-cell>
          <table:table-cell office:value-type="float" office:value="4.81183" calcext:value-type="float">
            <text:p>4.811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99.075" calcext:value-type="float">
            <text:p>899.07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458.005" calcext:value-type="float">
            <text:p>458.00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62.242" calcext:value-type="float">
            <text:p>362.242</text:p>
          </table:table-cell>
          <table:table-cell office:value-type="float" office:value="346.325" calcext:value-type="float">
            <text:p>346.325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4131" calcext:value-type="float">
            <text:p>9.34131</text:p>
          </table:table-cell>
          <table:table-cell office:value-type="float" office:value="3.01932" calcext:value-type="float">
            <text:p>3.01932</text:p>
          </table:table-cell>
          <table:table-cell office:value-type="float" office:value="5.28489" calcext:value-type="float">
            <text:p>5.28489</text:p>
          </table:table-cell>
          <table:table-cell office:value-type="float" office:value="2.21866" calcext:value-type="float">
            <text:p>2.21866</text:p>
          </table:table-cell>
          <table:table-cell office:value-type="float" office:value="7.27365" calcext:value-type="float">
            <text:p>7.27365</text:p>
          </table:table-cell>
          <table:table-cell office:value-type="float" office:value="3.46794" calcext:value-type="float">
            <text:p>3.46794</text:p>
          </table:table-cell>
          <table:table-cell office:value-type="float" office:value="7.80654" calcext:value-type="float">
            <text:p>7.80654</text:p>
          </table:table-cell>
          <table:table-cell office:value-type="float" office:value="4.62699" calcext:value-type="float">
            <text:p>4.62699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2" office:value-type="float" office:value="486.087" calcext:value-type="float">
            <text:p>486.08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8117" calcext:value-type="float">
            <text:p>7.28117</text:p>
          </table:table-cell>
          <table:table-cell office:value-type="float" office:value="3.07384" calcext:value-type="float">
            <text:p>3.07384</text:p>
          </table:table-cell>
          <table:table-cell office:value-type="float" office:value="7.7418" calcext:value-type="float">
            <text:p>7.7418</text:p>
          </table:table-cell>
          <table:table-cell office:value-type="float" office:value="2.34923" calcext:value-type="float">
            <text:p>2.34923</text:p>
          </table:table-cell>
          <table:table-cell office:value-type="float" office:value="6.3066" calcext:value-type="float">
            <text:p>6.3066</text:p>
          </table:table-cell>
          <table:table-cell office:value-type="float" office:value="3.43082" calcext:value-type="float">
            <text:p>3.43082</text:p>
          </table:table-cell>
          <table:table-cell office:value-type="float" office:value="8.04665" calcext:value-type="float">
            <text:p>8.04665</text:p>
          </table:table-cell>
          <table:table-cell office:value-type="float" office:value="4.69282" calcext:value-type="float">
            <text:p>4.69282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2" office:value-type="float" office:value="66.5557" calcext:value-type="float">
            <text:p>66.5557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603" calcext:value-type="float">
            <text:p>6.49603</text:p>
          </table:table-cell>
          <table:table-cell office:value-type="float" office:value="2.96616" calcext:value-type="float">
            <text:p>2.96616</text:p>
          </table:table-cell>
          <table:table-cell office:value-type="float" office:value="5.23392" calcext:value-type="float">
            <text:p>5.23392</text:p>
          </table:table-cell>
          <table:table-cell office:value-type="float" office:value="2.10632" calcext:value-type="float">
            <text:p>2.10632</text:p>
          </table:table-cell>
          <table:table-cell office:value-type="float" office:value="6.53148" calcext:value-type="float">
            <text:p>6.53148</text:p>
          </table:table-cell>
          <table:table-cell office:value-type="float" office:value="3.39798" calcext:value-type="float">
            <text:p>3.39798</text:p>
          </table:table-cell>
          <table:table-cell office:value-type="float" office:value="9.10567" calcext:value-type="float">
            <text:p>9.10567</text:p>
          </table:table-cell>
          <table:table-cell office:value-type="float" office:value="4.82375" calcext:value-type="float">
            <text:p>4.82375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53.4551" calcext:value-type="float">
            <text:p>53.4551</text:p>
          </table:table-cell>
          <table:table-cell office:value-type="float" office:value="49.4957" calcext:value-type="float">
            <text:p>49.4957</text:p>
          </table:table-cell>
          <table:table-cell table:number-columns-repeated="8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0:01:30.467992975</meta:creation-date>
    <dc:date>2023-05-30T10:01:44.467982874</dc:date>
    <meta:editing-duration>PT15S</meta:editing-duration>
    <meta:editing-cycles>1</meta:editing-cycles>
    <meta:document-statistic meta:table-count="1" meta:cell-count="67769" meta:object-count="0"/>
    <meta:generator>LibreOffice/7.3.7.2$Linux_X86_64 LibreOffice_project/30$Build-2</meta:generator>
  </office:meta>
</office:document-meta>
</file>